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Perpetua" svg:font-family="Perpetua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222cm" fo:margin-left="-0.191cm" fo:margin-top="0cm" fo:margin-bottom="0cm" table:align="left" style:writing-mode="lr-tb"/>
    </style:style>
    <style:style style:name="표1.A" style:family="table-column">
      <style:table-column-properties style:column-width="15.222cm"/>
    </style:style>
    <style:style style:name="표1.1" style:family="table-row">
      <style:table-row-properties fo:keep-together="auto"/>
    </style:style>
    <style:style style:name="표1.A1" style:family="table-cell">
      <style:table-cell-properties fo:padding-left="0.191cm" fo:padding-right="0.191cm" fo:padding-top="0cm" fo:padding-bottom="0cm" fo:border="0.5pt solid #000000" style:writing-mode="lr-tb"/>
    </style:style>
    <style:style style:name="표15" style:family="table">
      <style:table-properties style:width="15.222cm" fo:margin-left="-0.191cm" fo:margin-top="0cm" fo:margin-bottom="0cm" table:align="left" style:writing-mode="lr-tb"/>
    </style:style>
    <style:style style:name="표15.A" style:family="table-column">
      <style:table-column-properties style:column-width="15.222cm"/>
    </style:style>
    <style:style style:name="표15.1" style:family="table-row">
      <style:table-row-properties fo:keep-together="auto"/>
    </style:style>
    <style:style style:name="표15.A1" style:family="table-cell">
      <style:table-cell-properties fo:padding-left="0.191cm" fo:padding-right="0.191cm" fo:padding-top="0cm" fo:padding-bottom="0cm" fo:border="0.5pt solid #000000" style:writing-mode="lr-tb"/>
    </style:style>
    <style:style style:name="표17" style:family="table">
      <style:table-properties style:width="15.222cm" fo:margin-left="-0.191cm" fo:margin-top="0cm" fo:margin-bottom="0cm" table:align="left" style:writing-mode="lr-tb"/>
    </style:style>
    <style:style style:name="표17.A" style:family="table-column">
      <style:table-column-properties style:column-width="15.222cm"/>
    </style:style>
    <style:style style:name="표17.1" style:family="table-row">
      <style:table-row-properties fo:keep-together="auto"/>
    </style:style>
    <style:style style:name="표17.A1" style:family="table-cell">
      <style:table-cell-properties fo:padding-left="0.191cm" fo:padding-right="0.191cm" fo:padding-top="0cm" fo:padding-bottom="0cm" fo:border="0.5pt solid #000000" style:writing-mode="lr-tb"/>
    </style:style>
    <style:style style:name="표29" style:family="table">
      <style:table-properties style:width="15.222cm" fo:margin-left="-0.191cm" fo:margin-top="0cm" fo:margin-bottom="0cm" table:align="left" style:writing-mode="lr-tb"/>
    </style:style>
    <style:style style:name="표29.A" style:family="table-column">
      <style:table-column-properties style:column-width="15.222cm"/>
    </style:style>
    <style:style style:name="표29.1" style:family="table-row">
      <style:table-row-properties fo:keep-together="auto"/>
    </style:style>
    <style:style style:name="표29.A1" style:family="table-cell">
      <style:table-cell-properties fo:padding-left="0.191cm" fo:padding-right="0.191cm" fo:padding-top="0cm" fo:padding-bottom="0cm" fo:border="0.5pt solid #000000" style:writing-mode="lr-tb"/>
    </style:style>
    <style:style style:name="표30" style:family="table">
      <style:table-properties style:width="15.222cm" fo:margin-left="-0.191cm" fo:margin-top="0cm" fo:margin-bottom="0cm" table:align="left" style:writing-mode="lr-tb"/>
    </style:style>
    <style:style style:name="표30.A" style:family="table-column">
      <style:table-column-properties style:column-width="15.222cm"/>
    </style:style>
    <style:style style:name="표30.1" style:family="table-row">
      <style:table-row-properties fo:keep-together="auto"/>
    </style:style>
    <style:style style:name="표30.A1" style:family="table-cell">
      <style:table-cell-properties fo:padding-left="0.191cm" fo:padding-right="0.191cm" fo:padding-top="0cm" fo:padding-bottom="0cm" fo:border="0.5pt solid #000000" style:writing-mode="lr-tb"/>
    </style:style>
    <style:style style:name="표2" style:family="table">
      <style:table-properties style:width="15.222cm" fo:margin-left="-0.191cm" fo:margin-top="0cm" fo:margin-bottom="0cm" table:align="left" style:writing-mode="lr-tb"/>
    </style:style>
    <style:style style:name="표2.A" style:family="table-column">
      <style:table-column-properties style:column-width="15.222cm"/>
    </style:style>
    <style:style style:name="표2.1" style:family="table-row">
      <style:table-row-properties fo:keep-together="auto"/>
    </style:style>
    <style:style style:name="표2.A1" style:family="table-cell">
      <style:table-cell-properties fo:padding-left="0.191cm" fo:padding-right="0.191cm" fo:padding-top="0cm" fo:padding-bottom="0cm" fo:border="0.5pt solid #000000" style:writing-mode="lr-tb"/>
    </style:style>
    <style:style style:name="표31" style:family="table">
      <style:table-properties style:width="15.222cm" fo:margin-left="-0.191cm" fo:margin-top="0cm" fo:margin-bottom="0cm" table:align="left" style:writing-mode="lr-tb"/>
    </style:style>
    <style:style style:name="표31.A" style:family="table-column">
      <style:table-column-properties style:column-width="15.222cm"/>
    </style:style>
    <style:style style:name="표31.1" style:family="table-row">
      <style:table-row-properties fo:keep-together="auto"/>
    </style:style>
    <style:style style:name="표31.A1" style:family="table-cell">
      <style:table-cell-properties fo:padding-left="0.191cm" fo:padding-right="0.191cm" fo:padding-top="0cm" fo:padding-bottom="0cm" fo:border="0.5pt solid #000000" style:writing-mode="lr-tb"/>
    </style:style>
    <style:style style:name="표32" style:family="table">
      <style:table-properties style:width="15.222cm" fo:margin-left="-0.191cm" fo:margin-top="0cm" fo:margin-bottom="0cm" table:align="left" style:writing-mode="lr-tb"/>
    </style:style>
    <style:style style:name="표32.A" style:family="table-column">
      <style:table-column-properties style:column-width="15.222cm"/>
    </style:style>
    <style:style style:name="표32.1" style:family="table-row">
      <style:table-row-properties fo:keep-together="auto"/>
    </style:style>
    <style:style style:name="표32.A1" style:family="table-cell">
      <style:table-cell-properties fo:padding-left="0.191cm" fo:padding-right="0.191cm" fo:padding-top="0cm" fo:padding-bottom="0cm" fo:border="0.5pt solid #000000" style:writing-mode="lr-tb"/>
    </style:style>
    <style:style style:name="표33" style:family="table">
      <style:table-properties style:width="15.222cm" fo:margin-left="-0.191cm" fo:margin-top="0cm" fo:margin-bottom="0cm" table:align="left" style:writing-mode="lr-tb"/>
    </style:style>
    <style:style style:name="표33.A" style:family="table-column">
      <style:table-column-properties style:column-width="15.222cm"/>
    </style:style>
    <style:style style:name="표33.1" style:family="table-row">
      <style:table-row-properties fo:keep-together="auto"/>
    </style:style>
    <style:style style:name="표33.A1" style:family="table-cell">
      <style:table-cell-properties fo:padding-left="0.191cm" fo:padding-right="0.191cm" fo:padding-top="0cm" fo:padding-bottom="0cm" fo:border="0.5pt solid #000000" style:writing-mode="lr-tb"/>
    </style:style>
    <style:style style:name="표4" style:family="table">
      <style:table-properties style:width="15.222cm" fo:margin-left="-0.191cm" fo:margin-top="0cm" fo:margin-bottom="0cm" table:align="left" style:writing-mode="lr-tb"/>
    </style:style>
    <style:style style:name="표4.A" style:family="table-column">
      <style:table-column-properties style:column-width="15.222cm"/>
    </style:style>
    <style:style style:name="표4.1" style:family="table-row">
      <style:table-row-properties fo:keep-together="auto"/>
    </style:style>
    <style:style style:name="표4.A1" style:family="table-cell">
      <style:table-cell-properties fo:padding-left="0.191cm" fo:padding-right="0.191cm" fo:padding-top="0cm" fo:padding-bottom="0cm" fo:border="0.5pt solid #000000" style:writing-mode="lr-tb"/>
    </style:style>
    <style:style style:name="표6" style:family="table">
      <style:table-properties style:width="15.222cm" fo:margin-left="-0.191cm" fo:margin-top="0cm" fo:margin-bottom="0cm" table:align="left" style:writing-mode="lr-tb"/>
    </style:style>
    <style:style style:name="표6.A" style:family="table-column">
      <style:table-column-properties style:column-width="15.222cm"/>
    </style:style>
    <style:style style:name="표6.1" style:family="table-row">
      <style:table-row-properties fo:keep-together="auto"/>
    </style:style>
    <style:style style:name="표6.A1" style:family="table-cell">
      <style:table-cell-properties fo:padding-left="0.191cm" fo:padding-right="0.191cm" fo:padding-top="0cm" fo:padding-bottom="0cm" fo:border="0.5pt solid #000000" style:writing-mode="lr-tb"/>
    </style:style>
    <style:style style:name="표8" style:family="table">
      <style:table-properties style:width="15.222cm" fo:margin-left="-0.191cm" fo:margin-top="0cm" fo:margin-bottom="0cm" table:align="left" style:writing-mode="lr-tb"/>
    </style:style>
    <style:style style:name="표8.A" style:family="table-column">
      <style:table-column-properties style:column-width="15.222cm"/>
    </style:style>
    <style:style style:name="표8.1" style:family="table-row">
      <style:table-row-properties fo:keep-together="auto"/>
    </style:style>
    <style:style style:name="표8.A1" style:family="table-cell">
      <style:table-cell-properties fo:padding-left="0.191cm" fo:padding-right="0.191cm" fo:padding-top="0cm" fo:padding-bottom="0cm" fo:border="0.5pt solid #000000" style:writing-mode="lr-tb"/>
    </style:style>
    <style:style style:name="표10" style:family="table">
      <style:table-properties style:width="15.222cm" fo:margin-left="-0.191cm" fo:margin-top="0cm" fo:margin-bottom="0cm" table:align="left" style:writing-mode="lr-tb"/>
    </style:style>
    <style:style style:name="표10.A" style:family="table-column">
      <style:table-column-properties style:column-width="15.222cm"/>
    </style:style>
    <style:style style:name="표10.1" style:family="table-row">
      <style:table-row-properties fo:keep-together="auto"/>
    </style:style>
    <style:style style:name="표10.A1" style:family="table-cell">
      <style:table-cell-properties fo:padding-left="0.191cm" fo:padding-right="0.191cm" fo:padding-top="0cm" fo:padding-bottom="0cm" fo:border="0.5pt solid #000000" style:writing-mode="lr-tb"/>
    </style:style>
    <style:style style:name="표12" style:family="table">
      <style:table-properties style:width="15.222cm" fo:margin-left="-0.191cm" fo:margin-top="0cm" fo:margin-bottom="0cm" table:align="left" style:writing-mode="lr-tb"/>
    </style:style>
    <style:style style:name="표12.A" style:family="table-column">
      <style:table-column-properties style:column-width="15.222cm"/>
    </style:style>
    <style:style style:name="표12.1" style:family="table-row">
      <style:table-row-properties fo:keep-together="auto"/>
    </style:style>
    <style:style style:name="표12.A1" style:family="table-cell">
      <style:table-cell-properties fo:padding-left="0.191cm" fo:padding-right="0.191cm" fo:padding-top="0cm" fo:padding-bottom="0cm" fo:border="0.5pt solid #000000" style:writing-mode="lr-tb"/>
    </style:style>
    <style:style style:name="표5" style:family="table">
      <style:table-properties style:width="15.222cm" fo:margin-left="-0.191cm" fo:margin-top="0cm" fo:margin-bottom="0cm" table:align="left" style:writing-mode="lr-tb"/>
    </style:style>
    <style:style style:name="표5.A" style:family="table-column">
      <style:table-column-properties style:column-width="15.222cm"/>
    </style:style>
    <style:style style:name="표5.1" style:family="table-row">
      <style:table-row-properties fo:keep-together="auto"/>
    </style:style>
    <style:style style:name="표5.A1" style:family="table-cell">
      <style:table-cell-properties fo:padding-left="0.191cm" fo:padding-right="0.191cm" fo:padding-top="0cm" fo:padding-bottom="0cm" fo:border="0.5pt solid #000000" style:writing-mode="lr-tb"/>
    </style:style>
    <style:style style:name="표14" style:family="table">
      <style:table-properties style:width="15.222cm" fo:margin-left="-0.191cm" fo:margin-top="0cm" fo:margin-bottom="0cm" table:align="left" style:writing-mode="lr-tb"/>
    </style:style>
    <style:style style:name="표14.A" style:family="table-column">
      <style:table-column-properties style:column-width="15.222cm"/>
    </style:style>
    <style:style style:name="표14.1" style:family="table-row">
      <style:table-row-properties style:min-row-height="0.58cm" fo:keep-together="auto"/>
    </style:style>
    <style:style style:name="표14.A1" style:family="table-cell">
      <style:table-cell-properties fo:padding-left="0.191cm" fo:padding-right="0.191cm" fo:padding-top="0cm" fo:padding-bottom="0cm" fo:border="0.5pt solid #000000" style:writing-mode="lr-tb"/>
    </style:style>
    <style:style style:name="표16" style:family="table">
      <style:table-properties style:width="15.222cm" fo:margin-left="-0.191cm" fo:margin-top="0cm" fo:margin-bottom="0cm" table:align="left" style:writing-mode="lr-tb"/>
    </style:style>
    <style:style style:name="표16.A" style:family="table-column">
      <style:table-column-properties style:column-width="15.222cm"/>
    </style:style>
    <style:style style:name="표16.1" style:family="table-row">
      <style:table-row-properties fo:keep-together="auto"/>
    </style:style>
    <style:style style:name="표16.A1" style:family="table-cell">
      <style:table-cell-properties fo:padding-left="0.191cm" fo:padding-right="0.191cm" fo:padding-top="0cm" fo:padding-bottom="0cm" fo:border="0.5pt solid #000000" style:writing-mode="lr-tb"/>
    </style:style>
    <style:style style:name="표18" style:family="table">
      <style:table-properties style:width="15.222cm" fo:margin-left="-0.191cm" fo:margin-top="0cm" fo:margin-bottom="0cm" table:align="left" style:writing-mode="lr-tb"/>
    </style:style>
    <style:style style:name="표18.A" style:family="table-column">
      <style:table-column-properties style:column-width="15.222cm"/>
    </style:style>
    <style:style style:name="표18.1" style:family="table-row">
      <style:table-row-properties fo:keep-together="auto"/>
    </style:style>
    <style:style style:name="표1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Perpetua" officeooo:rsid="00132ad8" officeooo:paragraph-rsid="00132ad8" style:language-asian="ko" style:country-asian="KR" style:font-name-complex="Times New Roman1"/>
    </style:style>
    <style:style style:name="P3" style:family="paragraph" style:parent-style-name="Standard">
      <style:text-properties style:font-name="Perpetua" officeooo:rsid="0015b305" officeooo:paragraph-rsid="0015b305" style:language-asian="ko" style:country-asian="KR" style:font-name-complex="Times New Roman1"/>
    </style:style>
    <style:style style:name="P4" style:family="paragraph" style:parent-style-name="Standard">
      <style:text-properties style:font-name="Perpetua" officeooo:rsid="0015e908" officeooo:paragraph-rsid="0015e908" style:language-asian="ko" style:country-asian="KR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32ad8" officeooo:paragraph-rsid="00132ad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32ad8" officeooo:paragraph-rsid="0015b305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32ad8" officeooo:paragraph-rsid="0015e90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text-properties officeooo:rsid="00132ad8" officeooo:paragraph-rsid="0015b305" style:language-asian="ko" style:country-asian="KR"/>
    </style:style>
    <style:style style:name="P9" style:family="paragraph" style:parent-style-name="Standard">
      <style:text-properties officeooo:rsid="0015b305" officeooo:paragraph-rsid="0015b305" style:language-asian="ko" style:country-asian="KR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5b305" officeooo:paragraph-rsid="0015b305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text-properties officeooo:rsid="0015b305" officeooo:paragraph-rsid="0017e732" style:language-asian="ko" style:country-asian="KR"/>
    </style:style>
    <style:style style:name="P12" style:family="paragraph" style:parent-style-name="Standard">
      <style:text-properties officeooo:rsid="0015b305" officeooo:paragraph-rsid="0018821f" style:language-asian="ko" style:country-asian="KR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5e908" officeooo:paragraph-rsid="0015e90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text-properties officeooo:paragraph-rsid="0015b305"/>
    </style:style>
    <style:style style:name="P15" style:family="paragraph" style:parent-style-name="Standard">
      <style:text-properties officeooo:rsid="0015b305" officeooo:paragraph-rsid="0015b305"/>
    </style:style>
    <style:style style:name="P16" style:family="paragraph" style:parent-style-name="Standard">
      <style:text-properties officeooo:paragraph-rsid="0018821f"/>
    </style:style>
    <style:style style:name="P17" style:family="paragraph" style:parent-style-name="Standard">
      <style:paragraph-properties fo:break-before="page"/>
      <style:text-properties officeooo:paragraph-rsid="0018821f"/>
    </style:style>
    <style:style style:name="P18" style:family="paragraph" style:parent-style-name="Standard">
      <style:text-properties style:font-name="Perpetua" style:font-name-complex="Times New Roman1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style:font-name="Perpetua" officeooo:paragraph-rsid="0015b305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text-properties style:font-name="Perpetua" officeooo:paragraph-rsid="0015b305" style:font-name-complex="Times New Roman1"/>
    </style:style>
    <style:style style:name="P21" style:family="paragraph" style:parent-style-name="Standard">
      <style:text-properties style:font-name="Perpetua" officeooo:paragraph-rsid="00132ad8" style:font-name-complex="Times New Roman1"/>
    </style:style>
    <style:style style:name="P22" style:family="paragraph" style:parent-style-name="Standard">
      <style:text-properties style:font-name="Perpetua" officeooo:paragraph-rsid="0017e732" style:font-name-complex="Times New Roman1"/>
    </style:style>
    <style:style style:name="P23" style:family="paragraph" style:parent-style-name="Standard">
      <style:paragraph-properties fo:line-height="200%"/>
      <style:text-properties style:font-name="Perpetua" officeooo:paragraph-rsid="00132ad8" style:font-name-complex="Times New Roman1"/>
    </style:style>
    <style:style style:name="P24" style:family="paragraph" style:parent-style-name="Standard">
      <style:text-properties officeooo:paragraph-rsid="0015b305"/>
    </style:style>
    <style:style style:name="P25" style:family="paragraph" style:parent-style-name="Standard">
      <style:paragraph-properties fo:break-before="page"/>
      <style:text-properties officeooo:paragraph-rsid="0015b305"/>
    </style:style>
    <style:style style:name="P26" style:family="paragraph" style:parent-style-name="Standard">
      <style:paragraph-properties fo:margin-top="0cm" fo:margin-bottom="0cm" style:contextual-spacing="false" fo:break-before="page"/>
    </style:style>
    <style:style style:name="P27" style:family="paragraph" style:parent-style-name="Standard">
      <style:paragraph-properties fo:margin-top="0cm" fo:margin-bottom="0cm" style:contextual-spacing="false" fo:break-before="page"/>
      <style:text-properties officeooo:paragraph-rsid="00132ad8"/>
    </style:style>
    <style:style style:name="P28" style:family="paragraph" style:parent-style-name="Standard">
      <style:text-properties officeooo:paragraph-rsid="00132ad8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5e90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7e73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8821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32ad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c335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officeooo:rsid="0015e908" officeooo:paragraph-rsid="0015e908"/>
    </style:style>
    <style:style style:name="P35" style:family="paragraph" style:parent-style-name="Standard">
      <style:text-properties officeooo:paragraph-rsid="0015e908"/>
    </style:style>
    <style:style style:name="P36" style:family="paragraph" style:parent-style-name="Standard">
      <style:text-properties officeooo:paragraph-rsid="0017e732"/>
    </style:style>
    <style:style style:name="P37" style:family="paragraph" style:parent-style-name="Standard">
      <style:text-properties officeooo:rsid="0017e732" officeooo:paragraph-rsid="0017e732"/>
    </style:style>
    <style:style style:name="P38" style:family="paragraph" style:parent-style-name="Standard">
      <style:text-properties officeooo:rsid="0017e732" officeooo:paragraph-rsid="0018821f"/>
    </style:style>
    <style:style style:name="P39" style:family="paragraph" style:parent-style-name="Standard">
      <style:text-properties officeooo:rsid="0018821f" officeooo:paragraph-rsid="0018821f"/>
    </style:style>
    <style:style style:name="P40" style:family="paragraph" style:parent-style-name="Standard">
      <style:text-properties officeooo:paragraph-rsid="001a6732"/>
    </style:style>
    <style:style style:name="P41" style:family="paragraph" style:parent-style-name="Standard">
      <style:paragraph-properties fo:break-before="page"/>
      <style:text-properties officeooo:paragraph-rsid="001a6732"/>
    </style:style>
    <style:style style:name="P42" style:family="paragraph" style:parent-style-name="Standard">
      <style:text-properties officeooo:paragraph-rsid="001b4cb1"/>
    </style:style>
    <style:style style:name="P43" style:family="paragraph" style:parent-style-name="Standard">
      <style:text-properties officeooo:rsid="001b4cb1" officeooo:paragraph-rsid="001b4cb1" style:language-asian="ko" style:country-asian="KR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32ad8" officeooo:paragraph-rsid="001b4cb1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rsid="00132ad8" officeooo:paragraph-rsid="00132ad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officeooo:paragraph-rsid="00132ad8" style:language-asian="ko" style:country-asian="K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text-properties officeooo:rsid="001b4cb1" officeooo:paragraph-rsid="001b4cb1"/>
    </style:style>
    <style:style style:name="P48" style:family="paragraph" style:parent-style-name="Standard">
      <style:text-properties officeooo:paragraph-rsid="001c3353"/>
    </style:style>
    <style:style style:name="P49" style:family="paragraph" style:parent-style-name="Standard">
      <style:text-properties officeooo:rsid="001c3353" officeooo:paragraph-rsid="001c3353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18pt" fo:font-style="normal" fo:text-shadow="none" style:text-underline-style="none" fo:font-weight="normal" style:letter-kerning="true" style:font-name-asian="맑은 고딕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18pt" fo:font-style="normal" fo:text-shadow="none" style:text-underline-style="none" fo:font-weight="normal" style:letter-kerning="true" style:font-name-asian="맑은 고딕1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Perpetua" fo:font-size="14pt" style:font-size-asian="14pt" style:font-name-complex="Times New Roman1" style:font-size-complex="14pt"/>
    </style:style>
    <style:style style:name="T2" style:family="text">
      <style:text-properties style:font-name="Perpetua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Perpetua" style:font-name-complex="Times New Roman1"/>
    </style:style>
    <style:style style:name="T4" style:family="text">
      <style:text-properties style:font-name="Perpetua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5" style:family="text">
      <style:text-properties style:font-name="Perpetua" fo:font-size="16pt" style:text-underline-style="solid" style:text-underline-width="auto" style:text-underline-color="font-color" fo:font-weight="bold" officeooo:rsid="00132ad8" style:font-size-asian="16pt" style:language-asian="ko" style:country-asian="KR" style:font-weight-asian="bold" style:font-name-complex="Times New Roman1" style:font-size-complex="16pt"/>
    </style:style>
    <style:style style:name="T6" style:family="text">
      <style:text-properties style:font-name="Perpetua" fo:font-size="16pt" style:text-underline-style="solid" style:text-underline-width="auto" style:text-underline-color="font-color" fo:font-weight="bold" officeooo:rsid="0015b305" style:font-size-asian="16pt" style:language-asian="ko" style:country-asian="KR" style:font-weight-asian="bold" style:font-name-complex="Times New Roman1" style:font-size-complex="16pt"/>
    </style:style>
    <style:style style:name="T7" style:family="text">
      <style:text-properties style:font-name="Perpetua" fo:font-size="16pt" style:text-underline-style="solid" style:text-underline-width="auto" style:text-underline-color="font-color" fo:font-weight="bold" officeooo:rsid="0015e908" style:font-size-asian="16pt" style:language-asian="ko" style:country-asian="KR" style:font-weight-asian="bold" style:font-name-complex="Times New Roman1" style:font-size-complex="16pt"/>
    </style:style>
    <style:style style:name="T8" style:family="text">
      <style:text-properties style:font-name="Perpetua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Perpetua" fo:font-size="13pt" fo:font-weight="bold" style:font-size-asian="13pt" style:font-weight-asian="bold" style:font-name-complex="Times New Roman1" style:font-size-complex="13pt"/>
    </style:style>
    <style:style style:name="T10" style:family="text">
      <style:text-properties style:font-name="Perpetua" fo:font-size="13pt" fo:font-weight="bold" officeooo:rsid="00132ad8" style:font-size-asian="13pt" style:language-asian="ko" style:country-asian="KR" style:font-weight-asian="bold" style:font-name-complex="Times New Roman1" style:font-size-complex="13pt"/>
    </style:style>
    <style:style style:name="T11" style:family="text">
      <style:text-properties style:font-name="Perpetua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T12" style:family="text">
      <style:text-properties style:font-name="Perpetua" fo:font-size="13pt" style:text-underline-style="solid" style:text-underline-width="auto" style:text-underline-color="font-color" fo:font-weight="bold" style:font-size-asian="13pt" style:language-asian="ko" style:country-asian="KR" style:font-weight-asian="bold" style:font-name-complex="Times New Roman1" style:font-size-complex="13pt"/>
    </style:style>
    <style:style style:name="T13" style:family="text">
      <style:text-properties style:font-name="Perpetua" fo:font-size="13pt" style:text-underline-style="solid" style:text-underline-width="auto" style:text-underline-color="font-color" fo:font-weight="bold" officeooo:rsid="0015b305" style:font-size-asian="13pt" style:language-asian="ko" style:country-asian="KR" style:font-weight-asian="bold" style:font-name-complex="Times New Roman1" style:font-size-complex="13pt"/>
    </style:style>
    <style:style style:name="T14" style:family="text">
      <style:text-properties style:font-name="Perpetua" fo:font-size="13pt" style:text-underline-style="solid" style:text-underline-width="auto" style:text-underline-color="font-color" fo:font-weight="bold" officeooo:rsid="0017e732" style:font-size-asian="13pt" style:language-asian="ko" style:country-asian="KR" style:font-weight-asian="bold" style:font-name-complex="Times New Roman1" style:font-size-complex="13pt"/>
    </style:style>
    <style:style style:name="T15" style:family="text">
      <style:text-properties style:font-name="Perpetua" style:language-asian="ko" style:country-asian="KR" style:font-name-complex="Times New Roman1"/>
    </style:style>
    <style:style style:name="T16" style:family="text">
      <style:text-properties style:font-name="Perpetua" officeooo:rsid="00132ad8" style:language-asian="ko" style:country-asian="KR" style:font-name-complex="Times New Roman1"/>
    </style:style>
    <style:style style:name="T17" style:family="text">
      <style:text-properties style:font-name="Perpetua" officeooo:rsid="0015b305" style:language-asian="ko" style:country-asian="KR" style:font-name-complex="Times New Roman1"/>
    </style:style>
    <style:style style:name="T18" style:family="text">
      <style:text-properties style:font-name="Perpetua" officeooo:rsid="0015e908" style:language-asian="ko" style:country-asian="KR" style:font-name-complex="Times New Roman1"/>
    </style:style>
    <style:style style:name="T19" style:family="text">
      <style:text-properties style:font-name="Perpetua" officeooo:rsid="0018821f" style:language-asian="ko" style:country-asian="KR" style:font-name-complex="Times New Roman1"/>
    </style:style>
    <style:style style:name="T20" style:family="text">
      <style:text-properties style:font-name="Perpetua" officeooo:rsid="0017e732" style:language-asian="ko" style:country-asian="KR" style:font-name-complex="Times New Roman1"/>
    </style:style>
    <style:style style:name="T21" style:family="text">
      <style:text-properties style:font-name="Perpetua" officeooo:rsid="001c3353" style:language-asian="ko" style:country-asian="KR" style:font-name-complex="Times New Roman1"/>
    </style:style>
    <style:style style:name="T22" style:family="text">
      <style:text-properties officeooo:rsid="00132ad8" style:language-asian="ko" style:country-asian="KR"/>
    </style:style>
    <style:style style:name="T23" style:family="text">
      <style:text-properties officeooo:rsid="0015e908"/>
    </style:style>
    <style:style style:name="gr1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0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CB</text:span><text:span text:style-name="T2">1501012-062</text:span></text:p>
      <text:p text:style-name="Standard" loext:marker-style-name="T1"><text:span text:style-name="T1">HW #[1-9]</text:span></text:p>
      <text:p text:style-name="P18" loext:marker-style-name="T3"/>
      <text:p text:style-name="P14" loext:marker-style-name="T4"><text:span text:style-name="T4">Problem 1</text:span></text:p>
      <text:p text:style-name="P14" loext:marker-style-name="T4"><text:span text:style-name="T4"/></text:p>
      <text:p text:style-name="P14" loext:marker-style-name="T4"><text:span text:style-name="T11">Part (</text:span><text:span text:style-name="T13">a</text:span><text:span text:style-name="T11">)</text:span></text:p>
      <text:p text:style-name="P18" loext:marker-style-name="T3"/>
      <text:p text:style-name="Standard" loext:marker-style-name="T3"><text:span text:style-name="T8">Answer:</text:span><text:span text:style-name="T3"> </text:span></text:p>
      <text:p text:style-name="P18" loext:marker-style-name="T3"/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19" loext:marker-style-name="T3"/>
            <text:p text:style-name="P19" loext:marker-style-name="T3"><draw:g text:anchor-type="as-char" svg:y="-0.566cm" draw:z-index="6" draw:name="모양1" draw:style-name="gr360"><svg:title>TexMaths</svg:title><svg:desc>12§display§P \left( U = u \right) = \frac{11-2u}{25}§svg§600§FALSE§</svg:desc><draw:path draw:style-name="gr361" draw:text-style-name="P50" svg:width="3.823cm" svg:height="0.82cm" svg:x="0.006cm" svg:y="0.022cm" svg:viewBox="0 0 3824 821" svg:d="M0 0c1275 0 2549 0 3824 0 0 274 0 547 0 821-1275 0-2549 0-3824 0 0-274 0-547 0-821z"><text:p/></draw:path><draw:path draw:style-name="gr362" draw:text-style-name="P51" svg:width="0.3cm" svg:height="0.286cm" svg:x="0.001cm" svg:y="0.281cm" svg:viewBox="0 0 301 287" svg:d="M112 154c24 0 46 0 70 0 60 0 119-43 119-90 0-33-27-64-83-64-45 0-91 0-136 0-9 0-12 0-12 7 0 6 3 6 12 6 4 0 13 0 18 0 6 1 9 3 9 7 0 2-1 3-2 9-19 76-37 150-57 226-3 17-4 19-38 19-7 0-12 0-12 8 0 5 5 5 7 5 11 0 41-1 53-1 10 0 18 1 28 1 8 0 18 0 27 0 3 0 9 0 9-8 0-5-5-5-12-5-16 0-28 0-28-7 0-3 1-5 1-7 9-37 18-71 27-106zM142 29c3-15 4-16 22-16 14 0 28 0 41 0 35 0 57 11 57 40 0 17-9 53-24 68-22 20-47 22-65 22-21 0-40 0-60 0 9-38 19-76 29-114z"><text:p/></draw:path><draw:path draw:style-name="gr362" draw:text-style-name="P51" svg:width="0.096cm" svg:height="0.421cm" svg:x="0.426cm" svg:y="0.252cm" svg:viewBox="0 0 97 422" svg:d="M97 418c0-1 0-2-6-9-53-53-67-134-67-198 0-73 17-147 68-199 5-6 5-6 5-7 0-4-1-5-3-5-5 0-42 29-68 83-21 46-26 92-26 128 0 33 5 83 28 131 25 52 61 80 66 80 2 0 3-1 3-4z"><text:p/></draw:path><draw:path draw:style-name="gr362" draw:text-style-name="P51" svg:width="0.292cm" svg:height="0.296cm" svg:x="0.576cm" svg:y="0.281cm" svg:viewBox="0 0 293 297" svg:d="M240 44c4-18 12-30 46-31 2 0 7-1 7-8 0-1 0-5-6-5-13 0-30 1-43 1-15 0-29-1-44-1-2 0-7 0-7 8 0 5 4 5 7 5 24 0 29 9 29 18 0 1-1 7-1 9-13 50-25 101-38 151-15 57-63 93-105 93-29 0-51-18-51-55 0-1 0-14 4-33 14-54 28-109 41-164 4-15 5-19 35-19 11 0 14 0 14-8 0-5-4-5-6-5-12 0-42 1-54 1s-42-1-54-1c-3 0-8 0-8 8 0 5 4 5 12 5 1 0 10 0 16 0 8 1 12 1 12 7 0 3-5 21-8 30-3 12-6 26-9 38-4 15-24 96-25 103-4 12-4 18-4 25 0 51 38 81 83 81 54 0 105-48 120-104 12-49 25-99 37-149z"><text:p/></draw:path><draw:path draw:style-name="gr362" draw:text-style-name="P51" svg:width="0.28cm" svg:height="0.098cm" svg:x="1.022cm" svg:y="0.4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62" draw:text-style-name="P51" svg:width="0.215cm" svg:height="0.19cm" svg:x="1.457cm" svg:y="0.38cm" svg:viewBox="0 0 216 191" svg:d="M136 163c3 17 19 28 37 28 14 0 24-10 31-23 7-15 12-41 12-42 0-3-4-3-5-3-3 0-5 1-6 7-6 24-13 51-31 51-8 0-13-4-13-19 0-8 5-29 8-43 4-16 9-30 12-46 1-6 5-23 7-29 3-9 6-25 6-27 0-9-6-12-12-12-2 0-13 0-16 14-8 31-27 105-32 128 0 1-18 34-48 34-21 0-26-18-26-33 0-24 12-58 23-87 5-12 7-18 7-26 0-19-13-35-35-35-39 0-55 61-55 65 0 5 4 5 5 5 5 0 5-2 7-9 10-36 26-51 42-51 4 0 11 0 11 14 0 10-5 22-7 28-16 42-24 68-24 89 0 39 28 50 51 50 28 0 43-19 51-28z"><text:p/></draw:path><draw:path draw:style-name="gr362" draw:text-style-name="P51" svg:width="0.096cm" svg:height="0.421cm" svg:x="1.71cm" svg:y="0.252cm" svg:viewBox="0 0 97 422" svg:d="M97 211c0-33-5-84-27-132-26-51-62-79-66-79-3 0-4 2-4 5 0 1 0 1 7 9 42 41 66 109 66 197 0 73-15 146-68 200-5 5-5 6-5 7 0 3 1 4 4 4 4 0 42-29 67-82 21-47 26-94 26-129z"><text:p/></draw:path><draw:path draw:style-name="gr362" draw:text-style-name="P51" svg:width="0.279cm" svg:height="0.098cm" svg:x="1.99cm" svg:y="0.41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62" draw:text-style-name="P51" svg:width="0.138cm" svg:height="0.28cm" svg:x="2.499cm" svg:y="0.001cm" svg:viewBox="0 0 139 281" svg:d="M86 11c0-10 0-11-9-11-25 28-63 28-77 28 0 4 0 8 0 13 8 0 34 0 55-12 0 73 0 145 0 219 0 15-1 20-38 20-5 0-10 0-15 0 0 4 0 8 0 13 16-1 52-1 69-1s54 0 68 1c0-5 0-9 0-13-5 0-8 0-13 0-38 0-40-5-40-20 0-80 0-158 0-237z"><text:p/></draw:path><draw:path draw:style-name="gr362" draw:text-style-name="P51" svg:width="0.138cm" svg:height="0.28cm" svg:x="2.71cm" svg:y="0.001cm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362" draw:text-style-name="P51" svg:width="0.256cm" svg:height="0.016cm" svg:x="3.012cm" svg:y="0.171cm" svg:viewBox="0 0 257 17" svg:d="M242 17c8 0 15 0 15-9 0-8-7-8-15-8-75 0-152 0-228 0-7 0-14 0-14 8 0 9 7 9 14 9 76 0 153 0 228 0z"><text:p/></draw:path><draw:path draw:style-name="gr362" draw:text-style-name="P51" svg:width="0.168cm" svg:height="0.28cm" svg:x="3.419cm" svg:y="0.001cm" svg:viewBox="0 0 169 281" svg:d="M34 249c14-15 30-29 44-44 66-58 91-81 91-123 0-48-38-82-90-82-48 0-79 38-79 77 0 23 22 23 23 23 7 0 21-5 21-22 0-11-7-22-21-22-4 0-5 0-6 0 9-27 32-43 57-43 39 0 57 35 57 69 0 33-22 67-45 93-27 30-54 60-81 91-5 4-5 6-5 15 53 0 104 0 157 0 4-25 9-49 12-73-3 0-7 0-11 0-2 12-4 31-9 37-3 4-30 4-40 4-25 0-50 0-75 0z"><text:p/></draw:path><draw:path draw:style-name="gr362" draw:text-style-name="P51" svg:width="0.215cm" svg:height="0.19cm" svg:x="3.622cm" svg:y="0.096cm" svg:viewBox="0 0 216 191" svg:d="M136 162c3 18 19 29 37 29 14 0 24-10 31-24s8-28 12-41c0-5-4-5-5-5-3 0-5 3-6 9-6 23-13 51-31 51-8 0-13-4-13-19 0-9 5-29 8-44 4-15 9-30 12-45 1-7 5-23 7-29 3-9 6-26 6-28 0-8-6-11-12-11-2 0-13 0-16 14-8 31-27 105-32 128 0 1-18 34-48 34-21 0-26-19-26-34 0-23 12-57 23-86 5-13 7-19 7-26 0-19-13-35-35-35-39 0-55 61-55 65 0 3 4 3 5 3 5 0 5 0 7-7 10-36 26-51 42-51 4 0 11 0 11 13 0 11-5 23-7 29-16 42-24 67-24 89 0 39 28 50 51 50 28 0 43-19 51-29z"><text:p/></draw:path><draw:path draw:style-name="gr362" draw:text-style-name="P51" svg:width="1.389cm" svg:height="0.016cm" svg:x="2.461cm" svg:y="0.454cm" svg:viewBox="0 0 1390 17" svg:d="M0 0c463 0 927 0 1390 0 0 6 0 11 0 17-463 0-927 0-1390 0 0-6 0-11 0-17z"><text:p/></draw:path><draw:path draw:style-name="gr362" draw:text-style-name="P51" svg:width="0.167cm" svg:height="0.28cm" svg:x="2.967cm" svg:y="0.575cm" svg:viewBox="0 0 168 281" svg:d="M32 249c15-15 30-29 45-44 66-58 91-80 91-123 0-48-38-82-89-82-48 0-79 40-79 77 0 24 20 24 22 24 7 0 22-6 22-23 0-11-8-22-22-22-4 0-4 0-6 0 10-27 33-43 57-43 39 0 57 35 57 69 0 35-22 67-45 93-26 30-54 60-80 91-5 4-5 6-5 15 52 0 104 0 156 0 4-25 8-49 12-73-4 0-7 0-11 0-2 13-5 31-9 37-3 4-30 4-40 4-25 0-50 0-76 0z"><text:p/></draw:path><draw:path draw:style-name="gr362" draw:text-style-name="P51" svg:width="0.168cm" svg:height="0.29cm" svg:x="3.177cm" svg:y="0.575cm" svg:viewBox="0 0 169 291" svg:d="M169 197c0-50-35-92-80-92-21 0-39 6-54 21 0-27 0-55 0-83 8 3 23 6 36 6 51 0 81-38 81-44 0-3-1-5-4-5-2 0-2 0-3 1-8 5-30 13-57 13-17 0-36-3-57-12-3-1-3-1-5-1-4 0-4 4-4 10 0 42 0 83 0 125 0 7 0 11 6 11 3 0 3-2 6-4 4-7 20-30 54-30 21 0 32 20 36 28 7 15 7 32 7 52 0 15 0 40-10 58-9 17-25 28-45 28-30 0-54-23-62-47 2 0 3 0 8 0 13 0 20-11 20-21s-7-20-20-20c-6 0-22 2-22 23 0 36 30 77 77 77 49 0 92-41 92-94z"><text:p/></draw:path></draw:g></text:p>
            <text:p text:style-name="P19" loext:marker-style-name="T3"/>
          </table:table-cell>
        </table:table-row>
      </table:table>
      <text:p text:style-name="P18" loext:marker-style-name="T3"/>
      <text:p text:style-name="P18" loext:marker-style-name="T3"/>
      <text:p text:style-name="Standard" loext:marker-style-name="T8"><text:span text:style-name="T8">Explanation:</text:span></text:p>
      <text:p text:style-name="P2"/>
      <text:p text:style-name="P3"><draw:g text:anchor-type="as-char" svg:y="-0.314cm" draw:z-index="0" draw:name="모양2" draw:style-name="gr360"><svg:title>TexMaths</svg:title><svg:desc>12§display§\Omega_U = \left\{ 1, 2, 3, 4, 5 \right\}§svg§600§FALSE§</svg:desc><draw:path draw:style-name="gr361" draw:text-style-name="P50" svg:width="3.299cm" svg:height="0.376cm" svg:x="0.003cm" svg:y="0.023cm" svg:viewBox="0 0 3300 377" svg:d="M0 0c1100 0 2200 0 3300 0 0 126 0 251 0 377-1100 0-2200 0-3300 0 0-126 0-251 0-377z"><text:p/></draw:path><draw:path draw:style-name="gr362" draw:text-style-name="P51" svg:width="0.265cm" svg:height="0.295cm" svg:x="0.001cm" svg:y="0.02cm" svg:viewBox="0 0 266 296" svg:d="M266 227c-3 0-7 0-10 0-2 11-4 22-8 31-2 8-3 10-27 10-11 0-23 0-34 0 5-23 18-42 37-70 20-30 38-59 38-92 0-59-58-106-129-106-72 0-128 48-128 106 0 33 17 62 37 92 18 28 32 47 37 70-11 0-23 0-33 0-24 0-26-2-28-10-4-9-6-20-8-31-4 0-6 0-10 0 5 23 8 46 13 69 23 0 46 0 69 0 8 0 9 0 9-9 0-30-13-66-23-92-8-24-20-58-20-89 0-68 47-96 85-96 40 0 85 30 85 96 0 31-12 63-24 97-6 18-19 55-19 84 0 9 1 9 11 9 23 0 44 0 67 0 5-23 9-46 13-69z"><text:p/></draw:path><draw:path draw:style-name="gr362" draw:text-style-name="P51" svg:width="0.217cm" svg:height="0.207cm" svg:x="0.314cm" svg:y="0.179cm" svg:viewBox="0 0 218 208" svg:d="M181 32c3-12 7-21 31-21 2 0 6 0 6-6 0-3-1-5-4-5-10 0-21 1-30 1-10 0-23-1-32-1-1 0-6 0-6 7 0 4 4 4 8 4 13 0 18 5 18 12 0 1 0 2 0 3-5 20-27 109-30 118-17 38-52 53-76 53-19 0-41-11-41-40 0-7 1-14 3-20 9-38 19-76 28-114 4-10 4-12 27-12 5 0 8 0 8-6 0-1 0-5-5-5-8 0-30 1-38 1-5 0-16 0-20 0-6 0-14-1-18-1-3 0-6 0-6 7 0 4 3 4 8 4 1 0 6 0 12 0 6 1 6 1 6 5 0 1-2 13-4 19-2 8-4 18-7 26-6 22-11 45-17 68-2 12-2 14-2 20 0 36 30 59 65 59 41 0 80-34 90-72 8-35 18-69 26-104z"><text:p/></draw:path><draw:path draw:style-name="gr362" draw:text-style-name="P51" svg:width="0.279cm" svg:height="0.099cm" svg:x="0.7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62" draw:text-style-name="P51" svg:width="0.149cm" svg:height="0.42cm" svg:x="1.161cm" svg:y="0.001cm" svg:viewBox="0 0 150 421" svg:d="M89 56c0-16 11-44 57-46 3 0 4-3 4-5 0-5-4-5-8-5-42 0-81 22-81 53s0 64 0 96c0 17 0 30-17 43-15 14-31 14-40 15-2 0-4 1-4 3 0 5 2 5 7 5 28 3 48 16 53 37 1 4 1 5 1 21 0 28 0 55 0 83 0 18 0 31 21 47 15 13 44 18 60 18 4 0 8 0 8-5s-2-5-7-5c-27-1-47-16-53-36-1-5-1-5-1-20 0-29 0-59 0-89 0-20-3-26-17-39-8-8-20-13-32-17 34-9 49-28 49-53 0-33 0-67 0-101z"><text:p/></draw:path><draw:path draw:style-name="gr362" draw:text-style-name="P51" svg:width="0.138cm" svg:height="0.278cm" svg:x="1.38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362" draw:text-style-name="P51" svg:width="0.049cm" svg:height="0.125cm" svg:x="1.588cm" svg:y="0.271cm" svg:viewBox="0 0 50 126" svg:d="M50 44c0-27-10-44-27-44-13 0-23 11-23 23 0 11 10 21 23 21 5 0 11-1 14-4 1-2 1-2 3-2 1 0 1 0 1 6 0 32-15 57-29 70-5 5-5 6-5 7 0 3 3 5 5 5 4 0 38-32 38-82z"><text:p/></draw:path><draw:path draw:style-name="gr362" draw:text-style-name="P51" svg:width="0.167cm" svg:height="0.278cm" svg:x="1.76cm" svg:y="0.037cm" svg:viewBox="0 0 168 279" svg:d="M32 246c15-14 30-27 45-42 66-57 91-80 91-122 0-48-37-82-89-82-48 0-79 38-79 76 0 24 22 24 23 24 7 0 21-5 21-23 0-11-7-22-22-22-4 0-4 0-5 0 9-27 32-42 56-42 39 0 57 34 57 69 0 33-21 66-45 92-26 30-54 59-80 89-5 5-5 6-5 16 52 0 104 0 156 0 4-24 8-48 12-72-4 0-7 0-11 0-1 13-5 30-8 36-4 3-31 3-41 3-25 0-50 0-76 0z"><text:p/></draw:path><draw:path draw:style-name="gr362" draw:text-style-name="P51" svg:width="0.048cm" svg:height="0.125cm" svg:x="1.986cm" svg:y="0.271cm" svg:viewBox="0 0 49 126" svg:d="M49 44c0-27-9-44-26-44-15 0-23 11-23 23 0 11 8 21 23 21 5 0 11-1 14-4 1-2 1-2 3-2 0 3 1 0 1 6 0 32-16 57-29 70-5 5-5 6-5 7 0 3 3 5 4 5 5 0 38-32 38-82z"><text:p/></draw:path><draw:path draw:style-name="gr362" draw:text-style-name="P51" svg:width="0.174cm" svg:height="0.287cm" svg:x="2.155cm" svg:y="0.037cm" svg:viewBox="0 0 175 288" svg:d="M104 132c35-12 59-41 59-74 0-35-37-58-77-58-43 0-74 25-74 56 0 15 8 23 20 23 14 0 22-9 22-21 0-22-19-22-25-22 13-20 41-26 55-26 18 0 41 9 41 48 0 5-1 29-12 48-12 19-27 21-37 21-4 0-14 2-17 2-4 0-6 1-6 4 0 5 2 5 9 5 6 0 14 0 20 0 34 0 50 29 50 70 0 56-30 68-48 68s-49-7-65-32c16 2 28-7 28-22s-11-24-23-24c-11 0-24 6-24 26 0 37 40 64 85 64 52 0 90-38 90-80 0-35-26-67-71-76z"><text:p/></draw:path><draw:path draw:style-name="gr362" draw:text-style-name="P51" svg:width="0.048cm" svg:height="0.125cm" svg:x="2.384cm" svg:y="0.271cm" svg:viewBox="0 0 49 126" svg:d="M49 44c0-27-9-44-26-44-15 0-23 11-23 23 0 11 8 21 23 21 5 0 11-1 14-4 1-2 1-2 3-2 0 3 1 0 1 6 0 32-16 57-29 70-5 5-5 6-5 7 0 3 3 5 4 5 5 0 38-32 38-82z"><text:p/></draw:path><draw:path draw:style-name="gr362" draw:text-style-name="P51" svg:width="0.186cm" svg:height="0.283cm" svg:x="2.547cm" svg:y="0.032cm" svg:viewBox="0 0 187 284" svg:d="M112 215c0 12 0 24 0 36 0 15 0 19-32 19-3 0-6 0-9 0 0 5 0 10 0 14 18-2 39-2 57-2s40 0 58 2c0-4 0-9 0-14-4 0-6 0-10 0-31 0-31-4-31-19 0-12 0-24 0-36 15 0 28 0 42 0 0-5 0-9 0-13-14 0-27 0-42 0 0-64 0-127 0-191 0-9 0-11-7-11-4 0-5 0-8 5-44 66-87 131-130 197 0 4 0 8 0 13 37 0 74 0 112 0zM115 202c-35 0-68 0-103 0 35-53 68-105 103-156 0 51 0 103 0 156z"><text:p/></draw:path><draw:path draw:style-name="gr362" draw:text-style-name="P51" svg:width="0.048cm" svg:height="0.125cm" svg:x="2.782cm" svg:y="0.271cm" svg:viewBox="0 0 49 126" svg:d="M49 44c0-27-11-44-26-44s-23 11-23 23c0 11 8 21 23 21 5 0 9-1 14-4 1-2 1-2 3-2 0 3 0 0 0 6 0 32-15 57-28 70-5 5-5 6-5 7 0 3 1 5 4 5 5 0 38-32 38-82z"><text:p/></draw:path><draw:path draw:style-name="gr362" draw:text-style-name="P51" svg:width="0.167cm" svg:height="0.287cm" svg:x="2.955cm" svg:y="0.037cm" svg:viewBox="0 0 168 288" svg:d="M168 196c0-51-35-93-80-93-21 0-39 8-54 22 0-28 0-55 0-83 8 4 22 6 36 6 52 0 81-38 81-43 0-4-1-5-3-5s-2 0-4 1c-8 4-29 12-58 12-16 0-36-3-56-12-4-1-4-1-5-1-3 0-3 4-3 10 0 42 0 83 0 125 0 8 0 10 4 10s5-1 6-3c5-6 21-29 54-29 23 0 33 19 36 26 8 16 9 33 9 53 0 15 0 40-11 57-10 17-25 27-44 27-32 0-56-22-63-46 1 0 3 0 7 0 14 0 21-10 21-20s-7-20-21-20c-6 0-20 4-20 23 0 35 29 75 76 75 49 0 92-40 92-92z"><text:p/></draw:path><draw:path draw:style-name="gr362" draw:text-style-name="P51" svg:width="0.149cm" svg:height="0.42cm" svg:x="3.175cm" svg:y="0.001cm" svg:viewBox="0 0 150 421" svg:d="M61 364c0 17-12 45-57 47-3 0-4 2-4 5 0 5 5 5 8 5 41 0 81-21 81-53 0-31 0-64 0-96 0-17 0-30 17-44 15-12 31-12 40-13 2 0 4-1 4-5 0-3-2-3-7-3-28-3-48-17-53-39-1-3-1-5-1-20 0-28 0-55 0-83 0-18 0-31-21-47-16-13-45-18-60-18-3 0-8 0-8 5s2 5 7 5c27 1 47 15 53 36 1 4 1 4 1 20 0 29 0 59 0 89 0 19 3 25 17 40 8 7 20 13 32 15-34 11-49 29-49 53 0 34 0 68 0 101z"><text:p/></draw:path></draw:g></text:p>
      <text:p text:style-name="P3">Not so much cases, so just used table.</text:p>
      <text:p text:style-name="P3"/>
      <text:p text:style-name="P3"><draw:g text:anchor-type="as-char" svg:y="-1.194cm" draw:z-index="1" draw:name="모양3" draw:style-name="gr360"><svg:title>TexMaths</svg:title><svg:desc>12§latex§\begin{array}{ccccc} 1,1 &amp; 1,2 &amp; 1,3 &amp; 1,4 &amp; 1,5 \\ 2,1 &amp; 2,2 &amp; 2,3 &amp; 2,4 &amp; 2,5 \\ 3,1 &amp; 3,2 &amp; 3,3 &amp; 3,4 &amp; 3,5 \\ 4,1 &amp; 4,2 &amp; 4,3 &amp; 4,4 &amp; 4,5 \\ 5,1 &amp; 5,2 &amp; 5,3 &amp; 5,4 &amp; 5,5 \end{array}§svg§600§FALSE§</svg:desc><draw:path draw:style-name="gr361" draw:text-style-name="P50" svg:width="4.665cm" svg:height="2.344cm" svg:x="0.01cm" svg:y="0.021cm" svg:viewBox="0 0 4666 2345" svg:d="M0 0c1555 0 3111 0 4666 0 0 782 0 1563 0 2345-1555 0-3111 0-4666 0 0-782 0-1563 0-2345z"><text:p/></draw:path><draw:path draw:style-name="gr362" draw:text-style-name="P51" svg:width="0.138cm" svg:height="0.28cm" svg:x="0.026cm" svg:y="0.005cm" svg:viewBox="0 0 139 281" svg:d="M86 11c0-10 0-11-9-11-27 26-63 26-77 26 0 5 0 9 0 14 8 0 34 0 55-11 0 73 0 145 0 218 0 16-1 20-38 20-5 0-10 0-15 0 0 5 0 9 0 14 16-2 52-2 69-2s54 0 68 2c0-5 0-9 0-14-5 0-8 0-13 0-38 0-40-4-40-20 0-79 0-157 0-236z"><text:p/></draw:path><draw:path draw:style-name="gr362" draw:text-style-name="P51" svg:width="0.048cm" svg:height="0.125cm" svg:x="0.236cm" svg:y="0.243cm" svg:viewBox="0 0 49 126" svg:d="M49 43c0-27-11-43-26-43s-23 10-23 22 8 22 23 22c5 0 9-2 14-6 1 0 1-1 3-1 0 3 0 1 0 6 0 31-15 57-29 71-5 4-4 6-4 7 0 3 1 5 4 5 5 0 38-32 38-83z"><text:p/></draw:path><draw:path draw:style-name="gr362" draw:text-style-name="P51" svg:width="0.138cm" svg:height="0.28cm" svg:x="0.424cm" svg:y="0.005cm" svg:viewBox="0 0 139 281" svg:d="M86 11c0-10 0-11-9-11-27 26-64 26-77 26 0 5 0 9 0 14 8 0 34 0 55-11 0 73 0 145 0 218 0 16-1 20-39 20-5 0-9 0-14 0 0 5 0 9 0 14 16-2 52-2 69-2s54 0 68 2c0-5 0-9 0-14-5 0-8 0-13 0-38 0-40-4-40-20 0-79 0-157 0-236z"><text:p/></draw:path><draw:path draw:style-name="gr362" draw:text-style-name="P51" svg:width="0.138cm" svg:height="0.28cm" svg:x="1.057cm" svg:y="0.005cm" svg:viewBox="0 0 139 281" svg:d="M86 11c0-10 0-11-9-11-27 26-64 26-77 26 0 5 0 9 0 14 8 0 34 0 55-11 0 73 0 145 0 218 0 16-1 20-39 20-5 0-9 0-14 0 0 5 0 9 0 14 16-2 52-2 69-2s54 0 68 2c0-5 0-9 0-14-5 0-8 0-13 0-38 0-40-4-40-20 0-79 0-157 0-236z"><text:p/></draw:path><draw:path draw:style-name="gr362" draw:text-style-name="P51" svg:width="0.048cm" svg:height="0.125cm" svg:x="1.267cm" svg:y="0.243cm" svg:viewBox="0 0 49 126" svg:d="M49 43c0-27-11-43-27-43-14 0-22 10-22 22s8 22 22 22c6 0 10-2 15-6 1 0 1-1 1-1 2 0 2 1 2 6 0 31-15 58-29 71-5 5-5 6-5 7 0 3 2 5 5 5 5 0 38-32 38-83z"><text:p/></draw:path><draw:path draw:style-name="gr362" draw:text-style-name="P51" svg:width="0.167cm" svg:height="0.28cm" svg:x="1.439cm" svg:y="0.005cm" svg:viewBox="0 0 168 281" svg:d="M32 248c16-14 30-29 46-43 65-59 90-81 90-123 0-48-37-82-89-82-48 0-79 38-79 76 0 24 22 24 23 24 7 0 21-5 21-22 0-12-7-23-21-23-4 0-5 0-6 1 9-27 32-43 56-43 39 0 57 34 57 69 0 33-21 67-44 93-27 30-54 60-81 90-5 5-5 5-5 16 53 0 104 0 157 0 4-24 7-50 11-74-4 0-6 0-10 0-2 12-6 32-9 38-4 3-31 3-40 3-25 0-51 0-77 0z"><text:p/></draw:path><draw:path draw:style-name="gr362" draw:text-style-name="P51" svg:width="0.138cm" svg:height="0.28cm" svg:x="2.088cm" svg:y="0.005cm" svg:viewBox="0 0 139 281" svg:d="M86 11c0-10 0-11-9-11-27 26-64 26-77 26 0 5 0 9 0 14 8 0 34 0 55-11 0 73 0 145 0 218 0 16-1 20-39 20-5 0-9 0-14 0 0 5 0 9 0 14 15-2 52-2 69-2s54 0 68 2c0-5 0-9 0-14-5 0-8 0-13 0-38 0-40-4-40-20 0-79 0-157 0-236z"><text:p/></draw:path><draw:path draw:style-name="gr362" draw:text-style-name="P51" svg:width="0.048cm" svg:height="0.125cm" svg:x="2.298cm" svg:y="0.243cm" svg:viewBox="0 0 49 126" svg:d="M49 43c0-27-11-43-27-43-14 0-22 10-22 22s8 22 22 22c4 0 10-2 15-6 1 0 1-1 1-1 2 0 2 1 2 6 0 31-15 58-29 71-5 5-5 6-5 7 0 3 2 5 5 5 5 0 38-32 38-83z"><text:p/></draw:path><draw:path draw:style-name="gr362" draw:text-style-name="P51" svg:width="0.174cm" svg:height="0.289cm" svg:x="2.465cm" svg:y="0.005cm" svg:viewBox="0 0 175 290" svg:d="M104 132c35-11 60-41 60-74 0-34-37-58-78-58-43 0-74 25-74 58 0 13 10 21 22 21 13 0 21-9 21-21 0-22-20-22-26-22 13-20 41-25 56-25 17 0 40 8 40 47 0 4 0 30-12 48-12 20-27 21-37 21-4 1-14 1-17 1-3 2-6 2-6 6s3 4 11 4c6 0 12 0 18 0 34 0 50 29 50 71 0 57-29 69-48 69-18 0-49-7-65-32 16 2 29-7 29-23s-12-24-24-24c-10 0-24 6-24 24 0 38 40 67 85 67 52 0 90-38 90-81 0-35-26-67-71-77z"><text:p/></draw:path><draw:path draw:style-name="gr362" draw:text-style-name="P51" svg:width="0.138cm" svg:height="0.28cm" svg:x="3.117cm" svg:y="0.005cm" svg:viewBox="0 0 139 281" svg:d="M86 11c0-10 0-11-9-11-27 26-64 26-77 26 0 5 0 9 0 14 8 0 34 0 55-11 0 73 0 145 0 218 0 16-1 20-39 20-5 0-9 0-14 0 0 5 0 9 0 14 15-2 52-2 69-2s53 0 68 2c0-5 0-9 0-14-5 0-8 0-13 0-38 0-40-4-40-20 0-79 0-157 0-236z"><text:p/></draw:path><draw:path draw:style-name="gr362" draw:text-style-name="P51" svg:width="0.049cm" svg:height="0.125cm" svg:x="3.326cm" svg:y="0.243cm" svg:viewBox="0 0 50 126" svg:d="M50 43c0-27-10-43-27-43-15 0-23 10-23 22s8 22 23 22c5 0 11-2 14-6 1 0 1-1 3-1 0 3 1 1 1 6 0 31-15 58-29 71-5 5-5 6-5 7 0 3 3 5 5 5 4 0 38-32 38-83z"><text:p/></draw:path><draw:path draw:style-name="gr362" draw:text-style-name="P51" svg:width="0.186cm" svg:height="0.284cm" svg:x="3.49cm" svg:y="0cm" svg:viewBox="0 0 187 285" svg:d="M113 216c0 12 0 24 0 36 0 15-1 20-33 20-2 0-6 0-8 0 0 5 0 9 0 13 17-1 38-1 56-1s40 0 58 1c0-4 0-8 0-13-4 0-6 0-10 0-31 0-31-5-31-20 0-12 0-24 0-36 15 0 28 0 42 0 0-5 0-9 0-13-14 0-27 0-42 0 0-64 0-129 0-192 0-9 0-11-7-11-4 0-5 0-8 5-44 66-87 132-130 198 0 4 0 8 0 13 37 0 76 0 113 0zM115 203c-35 0-68 0-103 0 35-53 68-105 103-157 0 52 0 104 0 157z"><text:p/></draw:path><draw:path draw:style-name="gr362" draw:text-style-name="P51" svg:width="0.138cm" svg:height="0.28cm" svg:x="4.148cm" svg:y="0.005cm" svg:viewBox="0 0 139 281" svg:d="M86 11c0-10 0-11-9-11-27 26-64 26-77 26 0 5 0 9 0 14 8 0 32 0 55-11 0 73 0 145 0 218 0 16-1 20-39 20-5 0-9 0-14 0 0 5 0 9 0 14 15-2 52-2 69-2s53 0 68 2c0-5 0-9 0-14-5 0-9 0-14 0-37 0-39-4-39-20 0-79 0-157 0-236z"><text:p/></draw:path><draw:path draw:style-name="gr362" draw:text-style-name="P51" svg:width="0.048cm" svg:height="0.125cm" svg:x="4.357cm" svg:y="0.243cm" svg:viewBox="0 0 49 126" svg:d="M49 43c0-27-9-43-26-43-15 0-23 10-23 22s8 22 23 22c5 0 11-2 14-6 1 0 1-1 3-1 0 3 1 1 1 6 0 31-16 58-29 71-5 5-5 6-5 7 0 3 3 5 4 5 5 0 38-32 38-83z"><text:p/></draw:path><draw:path draw:style-name="gr362" draw:text-style-name="P51" svg:width="0.167cm" svg:height="0.289cm" svg:x="4.53cm" svg:y="0.005cm" svg:viewBox="0 0 168 290" svg:d="M168 195c0-50-35-92-80-92-21 0-39 7-53 22 0-28 0-54 0-82 8 3 21 5 35 5 52 0 81-38 81-43 0-3-1-5-3-5s-2 0-4 1c-8 4-29 12-58 12-16 0-36-2-56-12-2-1-4-1-5-1-3 0-3 4-3 11 0 42 0 83 0 125 0 7 0 10 6 10 2 0 3-1 4-3 5-7 21-30 56-30 21 0 32 19 34 27 8 16 9 31 9 53 0 14 0 40-11 58-10 16-25 27-44 27-32 0-56-23-63-48 1 1 3 1 7 1 15 0 22-10 22-20 0-11-7-20-22-20-6 0-20 2-20 21 0 36 29 78 76 78 49 0 92-41 92-95z"><text:p/></draw:path><draw:path draw:style-name="gr362" draw:text-style-name="P51" svg:width="0.167cm" svg:height="0.28cm" svg:x="0.01cm" svg:y="0.51cm" svg:viewBox="0 0 168 281" svg:d="M32 248c15-14 30-29 45-43 66-57 91-80 91-122 0-48-38-83-90-83-47 0-78 40-78 77 0 24 20 24 22 24 7 0 21-6 21-23 0-11-7-22-21-22-4 0-5 0-6 0 9-27 32-43 57-43 39 0 57 35 57 70 0 33-22 66-45 92-27 30-54 60-81 90-4 5-4 6-4 16 52 0 104 0 156 0 4-24 8-50 12-74-4 0-7 0-11 0-2 14-5 32-9 39-3 2-30 2-40 2-25 0-50 0-76 0z"><text:p/></draw:path><draw:path draw:style-name="gr362" draw:text-style-name="P51" svg:width="0.048cm" svg:height="0.125cm" svg:x="0.236cm" svg:y="0.746cm" svg:viewBox="0 0 49 126" svg:d="M49 44c0-27-11-44-26-44s-23 11-23 23c0 11 8 21 23 21 5 0 9-1 14-4 1-2 1-2 3-2 0 3 0 0 0 6 0 32-15 57-29 71-4 5-4 5-4 6 0 4 1 5 4 5 5 0 38-32 38-82z"><text:p/></draw:path><draw:path draw:style-name="gr362" draw:text-style-name="P51" svg:width="0.138cm" svg:height="0.28cm" svg:x="0.424cm" svg:y="0.51cm" svg:viewBox="0 0 139 281" svg:d="M86 12c0-11 0-12-9-12-27 28-64 28-77 28 0 4 0 8 0 13 8 0 34 0 55-11 0 73 0 145 0 218 0 15-1 21-39 21-5 0-9 0-14 0 0 3 0 8 0 12 16-2 52-2 69-2s54 0 68 2c0-4 0-9 0-12-5 0-8 0-13 0-38 0-40-5-40-21 0-79 0-157 0-236z"><text:p/></draw:path><draw:path draw:style-name="gr362" draw:text-style-name="P51" svg:width="0.168cm" svg:height="0.28cm" svg:x="1.04cm" svg:y="0.51cm" svg:viewBox="0 0 169 281" svg:d="M32 248c16-14 30-29 46-43 66-57 91-80 91-122 0-48-38-83-90-83-48 0-79 40-79 77 0 24 22 24 23 24 7 0 21-6 21-23 0-11-7-22-21-22-4 0-5 0-6 0 9-27 32-43 57-43 39 0 57 35 57 70 0 33-22 66-45 92-27 30-54 60-81 90-5 5-5 6-5 16 53 0 104 0 157 0 4-24 9-50 12-74-3 0-7 0-11 0-2 14-4 32-9 39-3 2-31 2-40 2-25 0-51 0-77 0z"><text:p/></draw:path><draw:path draw:style-name="gr362" draw:text-style-name="P51" svg:width="0.048cm" svg:height="0.125cm" svg:x="1.267cm" svg:y="0.746cm" svg:viewBox="0 0 49 126" svg:d="M49 44c0-27-11-44-27-44-14 0-22 11-22 23 0 11 8 21 22 21 6 0 10-1 15-4 1-2 1-2 1-2 2 0 2 0 2 6 0 32-15 57-29 71-5 5-5 5-5 6 0 4 2 5 5 5 5 0 38-32 38-82z"><text:p/></draw:path><draw:path draw:style-name="gr362" draw:text-style-name="P51" svg:width="0.167cm" svg:height="0.28cm" svg:x="1.439cm" svg:y="0.51cm" svg:viewBox="0 0 168 281" svg:d="M32 248c16-14 30-29 46-43 65-57 90-80 90-122 0-48-37-83-89-83-48 0-79 40-79 77 0 24 22 24 23 24 7 0 21-6 21-23 0-11-7-22-21-22-4 0-5 0-6 0 9-27 32-43 56-43 39 0 57 35 57 70 0 33-21 66-44 92-27 30-54 60-81 90-5 5-5 6-5 16 53 0 104 0 157 0 4-24 7-50 11-74-4 0-6 0-10 0-2 14-6 32-9 39-4 2-31 2-40 2-25 0-51 0-77 0z"><text:p/></draw:path><draw:path draw:style-name="gr362" draw:text-style-name="P51" svg:width="0.167cm" svg:height="0.28cm" svg:x="2.071cm" svg:y="0.51cm" svg:viewBox="0 0 168 281" svg:d="M32 248c16-14 30-29 46-43 65-57 90-80 90-122 0-48-37-83-89-83-48 0-79 40-79 77 0 24 22 24 23 24 7 0 21-6 21-23 0-11-7-22-21-22-4 0-5 0-6 0 9-27 32-43 56-43 39 0 57 35 57 70 0 33-21 66-44 92-27 30-54 60-81 90-5 5-5 6-5 16 53 0 104 0 157 0 4-24 7-50 11-74-4 0-6 0-10 0-2 14-6 32-9 39-4 2-31 2-40 2-25 0-51 0-77 0z"><text:p/></draw:path><draw:path draw:style-name="gr362" draw:text-style-name="P51" svg:width="0.048cm" svg:height="0.125cm" svg:x="2.298cm" svg:y="0.746cm" svg:viewBox="0 0 49 126" svg:d="M49 44c0-27-11-44-27-44-14 0-22 11-22 23 0 11 8 21 22 21 4 0 10-1 15-4 1-2 1-2 1-2 2 0 2 0 2 6 0 32-15 57-29 71-5 5-5 5-5 6 0 4 2 5 5 5 5 0 38-32 38-82z"><text:p/></draw:path><draw:path draw:style-name="gr362" draw:text-style-name="P51" svg:width="0.174cm" svg:height="0.289cm" svg:x="2.465cm" svg:y="0.51cm" svg:viewBox="0 0 175 290" svg:d="M104 133c35-12 60-41 60-74 0-35-37-59-78-59-43 0-74 26-74 58 0 14 10 22 22 22 13 0 21-9 21-21 0-22-20-22-26-22 13-20 41-26 56-26 17 0 40 9 40 48 0 5 0 29-12 48s-27 21-37 21c-4 0-14 2-17 2s-6 1-6 4c0 5 3 5 11 5 6 0 12 0 18 0 34 0 50 29 50 70 0 57-29 69-48 69-18 0-49-7-65-31 16 1 29-7 29-24 0-14-12-23-24-23-10 0-24 6-24 24 0 39 40 66 85 66 52 0 90-38 90-81 0-34-26-67-71-76z"><text:p/></draw:path><draw:path draw:style-name="gr362" draw:text-style-name="P51" svg:width="0.167cm" svg:height="0.28cm" svg:x="3.101cm" svg:y="0.51cm" svg:viewBox="0 0 168 281" svg:d="M32 248c15-14 30-29 45-43 66-57 91-80 91-122 0-48-37-83-89-83-48 0-79 40-79 77 0 24 22 24 23 24 7 0 21-6 21-23 0-11-7-22-22-22-3 0-4 0-5 0 9-27 32-43 56-43 39 0 57 35 57 70 0 33-21 66-45 92-26 30-54 60-80 90-5 5-5 6-5 16 52 0 104 0 156 0 4-24 8-50 12-74-4 0-6 0-10 0-2 14-6 32-9 39-4 2-31 2-41 2-25 0-50 0-76 0z"><text:p/></draw:path><draw:path draw:style-name="gr362" draw:text-style-name="P51" svg:width="0.049cm" svg:height="0.125cm" svg:x="3.326cm" svg:y="0.746cm" svg:viewBox="0 0 50 126" svg:d="M50 44c0-27-10-44-27-44-15 0-23 11-23 23 0 11 8 21 23 21 5 0 11-1 14-4 1-2 1-2 3-2 0 3 1 0 1 6 0 32-15 57-29 71-5 5-5 5-5 6 0 4 3 5 5 5 4 0 38-32 38-82z"><text:p/></draw:path><draw:path draw:style-name="gr362" draw:text-style-name="P51" svg:width="0.186cm" svg:height="0.283cm" svg:x="3.49cm" svg:y="0.506cm" svg:viewBox="0 0 187 284" svg:d="M113 215c0 12 0 25 0 37 0 15-1 20-33 20-2 0-6 0-8 0 0 4 0 9 0 12 17-1 38-1 56-1s40 0 58 1c0-3 0-8 0-12-4 0-6 0-10 0-31 0-31-5-31-20 0-12 0-25 0-37 15 0 28 0 42 0 0-4 0-9 0-12-14 0-27 0-42 0 0-64 0-129 0-192 0-9 0-11-7-11-4 0-5 0-8 5-44 66-87 132-130 198 0 3 0 8 0 12 37 0 76 0 113 0zM115 203c-35 0-68 0-103 0 35-53 68-105 103-157 0 52 0 104 0 157z"><text:p/></draw:path><draw:path draw:style-name="gr362" draw:text-style-name="P51" svg:width="0.167cm" svg:height="0.28cm" svg:x="4.132cm" svg:y="0.51cm" svg:viewBox="0 0 168 281" svg:d="M32 248c15-14 30-29 45-43 66-57 91-80 91-122 0-48-37-83-89-83-48 0-79 40-79 77 0 24 22 24 23 24 7 0 21-6 21-23 0-11-7-22-22-22-4 0-4 0-5 0 9-27 32-43 56-43 39 0 57 35 57 70 0 33-21 66-45 92-26 30-54 60-80 90-5 5-5 6-5 16 52 0 104 0 156 0 4-24 8-50 12-74-4 0-7 0-11 0-1 14-5 32-8 39-4 2-31 2-41 2-25 0-50 0-76 0z"><text:p/></draw:path><draw:path draw:style-name="gr362" draw:text-style-name="P51" svg:width="0.048cm" svg:height="0.125cm" svg:x="4.357cm" svg:y="0.746cm" svg:viewBox="0 0 49 126" svg:d="M49 44c0-27-9-44-26-44-15 0-23 11-23 23 0 11 8 21 23 21 5 0 11-1 14-4 1-2 1-2 3-2 0 3 1 0 1 6 0 32-16 57-29 71-5 5-5 5-5 6 0 4 3 5 4 5 5 0 38-32 38-82z"><text:p/></draw:path><draw:path draw:style-name="gr362" draw:text-style-name="P51" svg:width="0.167cm" svg:height="0.289cm" svg:x="4.53cm" svg:y="0.51cm" svg:viewBox="0 0 168 290" svg:d="M168 197c0-51-35-93-80-93-21 0-39 6-53 22 0-28 0-55 0-83 8 3 21 6 35 6 52 0 81-38 81-44 0-3-1-5-3-5s-2 0-4 2c-8 4-29 12-58 12-16 0-36-3-56-12-2-1-4-1-5-1-3 0-3 4-3 10 0 42 0 83 0 125 0 8 0 10 6 10 2 0 3-1 4-3 5-6 21-29 56-29 21 0 32 19 34 26 8 16 9 33 9 53 0 16 0 41-11 58-10 16-25 27-44 27-32 0-56-21-63-47 1 0 3 2 7 2 15 0 22-12 22-22 0-11-7-20-22-20-6 0-20 3-20 22 0 36 29 77 76 77 49 0 92-41 92-93z"><text:p/></draw:path><draw:path draw:style-name="gr362" draw:text-style-name="P51" svg:width="0.174cm" svg:height="0.289cm" svg:x="0.007cm" svg:y="1.016cm" svg:viewBox="0 0 175 290" svg:d="M104 132c35-11 59-41 59-73 0-35-37-59-78-59-42 0-74 25-74 58 0 13 9 21 21 21 14 0 22-9 22-21 0-21-19-21-26-21 13-21 40-26 56-26 17 0 41 9 41 47 0 4-1 30-12 48-13 20-28 21-37 21-4 1-15 3-17 3-4 0-6 0-6 4 0 5 2 5 9 5 6 0 14 0 20 0 33 0 49 29 49 70 0 57-29 69-47 69s-50-7-65-32c15 2 28-7 28-23s-11-24-24-24c-10 0-23 6-23 25 0 39 38 66 85 66 52 0 90-38 90-81 0-35-27-67-71-77z"><text:p/></draw:path><draw:path draw:style-name="gr362" draw:text-style-name="P51" svg:width="0.048cm" svg:height="0.125cm" svg:x="0.236cm" svg:y="1.252cm" svg:viewBox="0 0 49 126" svg:d="M49 44c0-28-11-44-26-44s-23 11-23 22c0 12 8 22 23 22 5 0 9-1 14-6 1 0 1-1 3-1 0 3 0 1 0 7 0 32-15 56-29 70-5 4-4 6-4 7 0 3 1 5 4 5 5 0 38-32 38-82z"><text:p/></draw:path><draw:path draw:style-name="gr362" draw:text-style-name="P51" svg:width="0.138cm" svg:height="0.28cm" svg:x="0.424cm" svg:y="1.016cm" svg:viewBox="0 0 139 281" svg:d="M86 11c0-10 0-11-9-11-27 28-64 28-77 28 0 3 0 8 0 12 8 0 34 0 55-11 0 73 0 145 0 218 0 16-1 20-39 20-5 0-9 0-14 0 0 5 0 9 0 14 16-2 52-2 69-2s54 0 68 2c0-5 0-9 0-14-5 0-8 0-13 0-38 0-40-4-40-20 0-79 0-157 0-236z"><text:p/></draw:path><draw:path draw:style-name="gr362" draw:text-style-name="P51" svg:width="0.173cm" svg:height="0.289cm" svg:x="1.038cm" svg:y="1.016cm" svg:viewBox="0 0 174 290" svg:d="M104 132c35-11 59-41 59-73 0-35-37-59-78-59-42 0-74 25-74 58 0 13 9 21 21 21 14 0 22-9 22-21 0-21-20-21-26-21 13-21 40-26 56-26 17 0 41 9 41 47 0 4-1 30-12 48-13 20-28 21-37 21-4 1-15 3-17 3-4 0-6 0-6 4 0 5 2 5 9 5 6 0 12 0 18 0 35 0 51 29 51 70 0 57-29 69-47 69-19 0-50-7-65-32 15 2 28-7 28-23s-12-24-24-24c-10 0-23 6-23 25 0 39 38 66 85 66 51 0 89-38 89-81 0-35-26-67-70-77z"><text:p/></draw:path><draw:path draw:style-name="gr362" draw:text-style-name="P51" svg:width="0.048cm" svg:height="0.125cm" svg:x="1.267cm" svg:y="1.252cm" svg:viewBox="0 0 49 126" svg:d="M49 44c0-28-11-44-27-44-14 0-22 11-22 22 0 12 8 22 22 22 6 0 10-1 15-6 1 0 1-1 1-1 2 0 2 1 2 7 0 32-15 57-29 70-5 5-5 6-5 7 0 3 2 5 5 5 5 0 38-32 38-82z"><text:p/></draw:path><draw:path draw:style-name="gr362" draw:text-style-name="P51" svg:width="0.167cm" svg:height="0.28cm" svg:x="1.439cm" svg:y="1.016cm" svg:viewBox="0 0 168 281" svg:d="M32 248c16-14 30-29 46-43 65-59 90-81 90-123 0-48-37-82-89-82-48 0-79 38-79 77 0 23 22 23 23 23 7 0 21-5 21-22 0-11-7-23-21-23-4 0-5 0-6 1 9-27 32-43 56-43 39 0 57 34 57 69 0 33-21 67-44 93-27 30-54 60-81 90-5 5-5 6-5 16 53 0 104 0 157 0 4-24 7-50 11-74-4 0-6 0-10 0-2 12-6 32-9 38-4 3-31 3-40 3-25 0-51 0-77 0z"><text:p/></draw:path><draw:path draw:style-name="gr362" draw:text-style-name="P51" svg:width="0.174cm" svg:height="0.289cm" svg:x="2.067cm" svg:y="1.016cm" svg:viewBox="0 0 175 290" svg:d="M106 132c33-11 58-41 58-73 0-35-37-59-78-59-42 0-74 25-74 58 0 13 10 21 22 21 13 0 21-9 21-21 0-21-20-21-26-21 13-21 41-26 56-26 17 0 40 9 40 47 0 4 0 30-11 48-13 20-28 21-38 21-3 1-14 3-16 3-4 0-7 0-7 4 0 5 3 5 11 5 6 0 12 0 18 0 34 0 50 29 50 70 0 57-29 69-48 69-18 0-49-7-64-32 15 2 28-7 28-23s-12-24-24-24c-10 0-24 6-24 25 0 39 40 66 85 66 52 0 90-38 90-81 0-35-26-67-69-77z"><text:p/></draw:path><draw:path draw:style-name="gr362" draw:text-style-name="P51" svg:width="0.048cm" svg:height="0.125cm" svg:x="2.298cm" svg:y="1.252cm" svg:viewBox="0 0 49 126" svg:d="M49 44c0-28-11-44-27-44-14 0-22 11-22 22 0 12 8 22 22 22 4 0 10-1 15-6 1 0 1-1 1-1 2 0 2 1 2 7 0 32-15 57-29 70-5 5-5 6-5 7 0 3 2 5 5 5 5 0 38-32 38-82z"><text:p/></draw:path><draw:path draw:style-name="gr362" draw:text-style-name="P51" svg:width="0.174cm" svg:height="0.289cm" svg:x="2.465cm" svg:y="1.016cm" svg:viewBox="0 0 175 290" svg:d="M104 132c35-11 60-41 60-73 0-35-37-59-78-59-43 0-74 25-74 58 0 13 10 21 22 21 13 0 21-9 21-21 0-21-20-21-26-21 13-21 41-26 56-26 17 0 40 9 40 47 0 4 0 30-12 48-12 20-27 21-37 21-4 1-14 3-17 3s-6 0-6 4c0 5 3 5 11 5 6 0 12 0 18 0 34 0 50 29 50 70 0 57-29 69-48 69-18 0-49-7-65-32 16 2 29-7 29-23s-12-24-24-24c-10 0-24 6-24 25 0 39 40 66 85 66 52 0 90-38 90-81 0-35-26-67-71-77z"><text:p/></draw:path><draw:path draw:style-name="gr362" draw:text-style-name="P51" svg:width="0.174cm" svg:height="0.289cm" svg:x="3.097cm" svg:y="1.016cm" svg:viewBox="0 0 175 290" svg:d="M104 132c35-11 60-41 60-73 0-35-37-59-78-59-42 0-74 25-74 58 0 13 10 21 22 21 13 0 21-9 21-21 0-21-20-21-26-21 13-21 41-26 56-26 17 0 40 9 40 47 0 4 0 30-12 48-12 20-27 21-37 21-4 1-14 3-16 3-4 0-7 0-7 4 0 5 3 5 11 5 6 0 12 0 18 0 34 0 50 29 50 70 0 57-29 69-48 69-18 0-49-7-65-32 16 2 29-7 29-23s-12-24-24-24c-10 0-24 6-24 25 0 39 40 66 85 66 52 0 90-38 90-81 0-35-26-67-71-77z"><text:p/></draw:path><draw:path draw:style-name="gr362" draw:text-style-name="P51" svg:width="0.049cm" svg:height="0.125cm" svg:x="3.326cm" svg:y="1.252cm" svg:viewBox="0 0 50 126" svg:d="M50 44c0-28-10-44-27-44-15 0-23 11-23 22 0 12 8 22 23 22 5 0 11-1 14-6 1 0 1-1 3-1 0 3 1 1 1 7 0 32-15 57-29 70-5 5-5 6-5 7 0 3 3 5 5 5 4 0 38-32 38-82z"><text:p/></draw:path><draw:path draw:style-name="gr362" draw:text-style-name="P51" svg:width="0.186cm" svg:height="0.284cm" svg:x="3.49cm" svg:y="1.011cm" svg:viewBox="0 0 187 285" svg:d="M113 216c0 12 0 25 0 37 0 14-1 19-33 19-2 0-6 0-8 0 0 5 0 9 0 13 17-1 38-1 56-1s40 0 58 1c0-4 0-8 0-13-4 0-6 0-10 0-31 0-31-5-31-19 0-12 0-25 0-37 15 0 28 0 42 0 0-5 0-9 0-13-14 0-27 0-42 0 0-64 0-129 0-192 0-9 0-11-7-11-4 0-5 0-8 5-44 66-87 132-130 198 0 4 0 8 0 13 37 0 76 0 113 0zM115 203c-35 0-68 0-103 0 35-53 68-105 103-157 0 52 0 104 0 157z"><text:p/></draw:path><draw:path draw:style-name="gr362" draw:text-style-name="P51" svg:width="0.174cm" svg:height="0.289cm" svg:x="4.128cm" svg:y="1.016cm" svg:viewBox="0 0 175 290" svg:d="M104 132c35-11 59-41 59-73 0-35-36-59-77-59-43 0-74 25-74 58 0 13 8 21 22 21 12 0 20-9 20-21 0-21-19-21-25-21 13-21 41-26 55-26 18 0 41 9 41 47 0 4-1 30-12 48-12 20-27 21-37 21-4 1-14 3-17 3s-6 0-6 4c0 5 3 5 11 5 6 0 12 0 18 0 34 0 50 29 50 70 0 57-29 69-48 69-18 0-49-7-65-32 16 2 29-7 29-23s-12-24-24-24c-11 0-24 6-24 25 0 39 40 66 85 66 52 0 90-38 90-81 0-35-26-67-71-77z"><text:p/></draw:path><draw:path draw:style-name="gr362" draw:text-style-name="P51" svg:width="0.048cm" svg:height="0.125cm" svg:x="4.357cm" svg:y="1.252cm" svg:viewBox="0 0 49 126" svg:d="M49 44c0-28-9-44-26-44-15 0-23 11-23 22 0 12 8 22 23 22 5 0 11-1 14-6 1 0 1-1 3-1 0 3 1 1 1 7 0 32-16 57-29 70-5 5-5 6-5 7 0 3 3 5 4 5 5 0 38-32 38-82z"><text:p/></draw:path><draw:path draw:style-name="gr362" draw:text-style-name="P51" svg:width="0.167cm" svg:height="0.289cm" svg:x="4.53cm" svg:y="1.016cm" svg:viewBox="0 0 168 290" svg:d="M168 195c0-49-35-92-80-92-21 0-39 7-53 22 0-28 0-54 0-82 8 3 21 5 35 5 52 0 81-38 81-43 0-3-1-5-3-5s-2 0-4 1c-8 4-29 12-58 12-16 0-36-2-56-12-2-1-4-1-5-1-3 0-3 4-3 11 0 42 0 83 0 125 0 7 0 10 6 10 2 0 3-1 4-3 5-7 21-30 56-30 21 0 32 19 34 27 8 16 9 31 9 53 0 14 0 40-11 58-10 16-25 27-44 27-32 0-56-23-63-47 1 0 3 0 7 0 15 0 22-10 22-20s-7-20-22-20c-6 0-20 2-20 21 0 37 29 78 76 78 49 0 92-41 92-95z"><text:p/></draw:path><draw:path draw:style-name="gr362" draw:text-style-name="P51" svg:width="0.185cm" svg:height="0.284cm" svg:x="0.001cm" svg:y="1.516cm" svg:viewBox="0 0 186 285" svg:d="M112 216c0 12 0 24 0 36 0 15 0 20-32 20-3 0-6 0-9 0 0 5 0 9 0 13 18-1 39-1 57-1 17 0 40 0 57 1 0-4 0-8 0-13-3 0-6 0-9 0-31 0-32-5-32-20 0-12 0-24 0-36 14 0 28 0 42 0 0-5 0-9 0-13-14 0-28 0-42 0 0-64 0-129 0-192 0-9 0-11-6-11-4 0-5 0-8 5-44 66-87 132-130 198 0 4 0 8 0 13 37 0 74 0 112 0zM114 203c-34 0-68 0-102 0 34-53 68-105 102-157 0 52 0 104 0 157z"><text:p/></draw:path><draw:path draw:style-name="gr362" draw:text-style-name="P51" svg:width="0.048cm" svg:height="0.125cm" svg:x="0.236cm" svg:y="1.756cm" svg:viewBox="0 0 49 126" svg:d="M49 44c0-27-11-44-26-44s-23 11-23 23c0 11 8 23 23 23 5 0 9-3 14-6 1-2 1-2 3-2 0 3 0 0 0 6 0 32-15 57-29 71-4 5-4 5-4 7 0 3 1 4 4 4 5 0 38-32 38-82z"><text:p/></draw:path><draw:path draw:style-name="gr362" draw:text-style-name="P51" svg:width="0.138cm" svg:height="0.28cm" svg:x="0.424cm" svg:y="1.521cm" svg:viewBox="0 0 139 281" svg:d="M86 11c0-11 0-11-9-11-27 26-64 26-77 26 0 5 0 9 0 14 8 0 34 0 55-11 0 73 0 145 0 218 0 16-1 20-39 20-5 0-9 0-14 0 0 5 0 9 0 14 16-2 52-2 69-2s54 0 68 2c0-5 0-9 0-14-5 0-8 0-13 0-38 0-40-4-40-20 0-79 0-157 0-236z"><text:p/></draw:path><draw:path draw:style-name="gr362" draw:text-style-name="P51" svg:width="0.185cm" svg:height="0.284cm" svg:x="1.032cm" svg:y="1.516cm" svg:viewBox="0 0 186 285" svg:d="M112 216c0 12 0 24 0 36 0 15-2 20-33 20-2 0-6 0-8 0 0 5 0 9 0 13 17-1 39-1 57-1 17 0 40 0 57 1 0-4 0-8 0-13-3 0-6 0-9 0-31 0-32-5-32-20 0-12 0-24 0-36 14 0 28 0 42 0 0-5 0-9 0-13-14 0-28 0-42 0 0-64 0-129 0-192 0-9 0-11-6-11-5 0-6 0-8 5-44 66-87 132-130 198 0 4 0 8 0 13 37 0 74 0 112 0zM114 203c-34 0-68 0-102 0 34-53 68-105 102-157 0 52 0 104 0 157z"><text:p/></draw:path><draw:path draw:style-name="gr362" draw:text-style-name="P51" svg:width="0.048cm" svg:height="0.125cm" svg:x="1.267cm" svg:y="1.756cm" svg:viewBox="0 0 49 126" svg:d="M49 44c0-27-11-44-27-44-14 0-22 11-22 23 0 11 8 23 22 23 6 0 10-3 15-6 1-2 1-2 1-2 2 0 2 0 2 6 0 32-15 57-29 71-5 5-5 5-5 7 0 3 2 4 5 4 5 0 38-32 38-82z"><text:p/></draw:path><draw:path draw:style-name="gr362" draw:text-style-name="P51" svg:width="0.167cm" svg:height="0.28cm" svg:x="1.439cm" svg:y="1.521cm" svg:viewBox="0 0 168 281" svg:d="M32 248c16-14 30-30 46-44 65-58 90-80 90-122 0-48-37-82-89-82-48 0-79 38-79 76 0 24 22 24 23 24 7 0 21-5 21-23 0-11-7-22-21-22-4 0-5 0-6 0 9-26 32-42 56-42 39 0 57 34 57 69 0 33-21 67-44 92-27 30-54 61-81 91-5 4-5 5-5 16 53 0 104 0 157 0 4-26 7-50 11-75-4 0-6 0-10 0-2 13-6 31-9 39-4 3-31 3-40 3-25 0-51 0-77 0z"><text:p/></draw:path><draw:path draw:style-name="gr362" draw:text-style-name="P51" svg:width="0.185cm" svg:height="0.284cm" svg:x="2.063cm" svg:y="1.516cm" svg:viewBox="0 0 186 285" svg:d="M112 216c0 12 0 24 0 36 0 15-2 20-33 20-2 0-6 0-8 0 0 5 0 9 0 13 17-1 38-1 56-1 17 0 41 0 58 1 0-4 0-8 0-13-3 0-6 0-9 0-31 0-32-5-32-20 0-12 0-24 0-36 14 0 28 0 42 0 0-5 0-9 0-13-14 0-28 0-42 0 0-64 0-129 0-192 0-9 0-11-7-11-4 0-5 0-9 5-43 66-85 132-128 198 0 4 0 8 0 13 37 0 74 0 112 0zM114 203c-35 0-68 0-103 0 35-53 68-105 103-157 0 52 0 104 0 157z"><text:p/></draw:path><draw:path draw:style-name="gr362" draw:text-style-name="P51" svg:width="0.048cm" svg:height="0.125cm" svg:x="2.298cm" svg:y="1.756cm" svg:viewBox="0 0 49 126" svg:d="M49 44c0-27-11-44-27-44-14 0-22 11-22 23 0 11 8 23 22 23 4 0 10-3 15-6 1-2 1-2 1-2 2 0 2 0 2 6 0 32-15 57-29 71-5 5-5 5-5 7 0 3 2 4 5 4 5 0 38-32 38-82z"><text:p/></draw:path><draw:path draw:style-name="gr362" draw:text-style-name="P51" svg:width="0.174cm" svg:height="0.288cm" svg:x="2.465cm" svg:y="1.521cm" svg:viewBox="0 0 175 289" svg:d="M104 132c35-12 60-41 60-74 0-35-37-58-78-58-43 0-74 25-74 56 0 15 10 23 22 23 13 0 21-9 21-21 0-22-20-22-26-22 13-20 41-26 56-26 17 0 40 9 40 48 0 4 0 28-12 48s-27 21-37 21c-4 0-14 1-17 1s-6 2-6 5c0 5 3 5 11 5 6 0 12 0 18 0 34 0 50 29 50 71 0 56-29 68-48 68-18 0-49-6-65-31 16 2 29-7 29-24 0-15-12-23-24-23-10 0-24 6-24 24 0 38 40 66 85 66 52 0 90-38 90-80 0-35-26-69-71-77z"><text:p/></draw:path><draw:path draw:style-name="gr362" draw:text-style-name="P51" svg:width="0.186cm" svg:height="0.284cm" svg:x="3.091cm" svg:y="1.516cm" svg:viewBox="0 0 187 285" svg:d="M113 216c0 12 0 24 0 36 0 15-1 20-33 20-2 0-6 0-8 0 0 5 0 9 0 13 17-1 38-1 56-1s41 0 58 1c0-4 0-8 0-13-2 0-6 0-8 0-32 0-33-5-33-20 0-12 0-24 0-36 15 0 28 0 42 0 0-5 0-9 0-13-14 0-27 0-42 0 0-64 0-129 0-192 0-9 0-11-7-11-4 0-5 0-8 5-44 66-87 132-130 198 0 4 0 8 0 13 37 0 76 0 113 0zM115 203c-35 0-68 0-103 0 35-53 68-105 103-157 0 52 0 104 0 157z"><text:p/></draw:path><draw:path draw:style-name="gr362" draw:text-style-name="P51" svg:width="0.049cm" svg:height="0.125cm" svg:x="3.326cm" svg:y="1.756cm" svg:viewBox="0 0 50 126" svg:d="M50 44c0-27-10-44-27-44-15 0-23 11-23 23 0 11 8 23 23 23 5 0 11-3 14-6 1-2 1-2 3-2 0 3 1 0 1 6 0 32-15 57-29 71-5 5-5 5-5 7 0 3 3 4 5 4 4 0 38-32 38-82z"><text:p/></draw:path><draw:path draw:style-name="gr362" draw:text-style-name="P51" svg:width="0.186cm" svg:height="0.284cm" svg:x="3.49cm" svg:y="1.516cm" svg:viewBox="0 0 187 285" svg:d="M113 216c0 12 0 24 0 36 0 15-1 20-33 20-2 0-6 0-8 0 0 5 0 9 0 13 17-1 38-1 56-1s40 0 58 1c0-4 0-8 0-13-4 0-6 0-10 0-31 0-31-5-31-20 0-12 0-24 0-36 15 0 28 0 42 0 0-5 0-9 0-13-14 0-27 0-42 0 0-64 0-129 0-192 0-9 0-11-7-11-4 0-5 0-8 5-44 66-87 132-130 198 0 4 0 8 0 13 37 0 76 0 113 0zM115 203c-35 0-68 0-103 0 35-53 68-105 103-157 0 52 0 104 0 157z"><text:p/></draw:path><draw:path draw:style-name="gr362" draw:text-style-name="P51" svg:width="0.186cm" svg:height="0.284cm" svg:x="4.122cm" svg:y="1.516cm" svg:viewBox="0 0 187 285" svg:d="M113 216c0 12 0 24 0 36 0 15-1 20-33 20-2 0-6 0-8 0 0 5 0 9 0 13 17-1 38-1 56-1s40 0 58 1c0-4 0-8 0-13-4 0-6 0-10 0-31 0-31-5-31-20 0-12 0-24 0-36 15 0 28 0 42 0 0-5 0-9 0-13-14 0-27 0-42 0 0-64 0-129 0-192 0-9 0-11-7-11-4 0-5 0-8 5-44 66-87 132-130 198 0 4 0 8 0 13 37 0 76 0 113 0zM115 203c-35 0-68 0-103 0 35-53 68-105 103-157 0 52 0 104 0 157z"><text:p/></draw:path><draw:path draw:style-name="gr362" draw:text-style-name="P51" svg:width="0.048cm" svg:height="0.125cm" svg:x="4.357cm" svg:y="1.756cm" svg:viewBox="0 0 49 126" svg:d="M49 44c0-27-9-44-26-44-15 0-23 11-23 23 0 11 8 23 23 23 5 0 11-3 14-6 1-2 1-2 3-2 0 3 1 0 1 6 0 32-16 57-29 71-5 5-5 5-5 7 0 3 3 4 4 4 5 0 38-32 38-82z"><text:p/></draw:path><draw:path draw:style-name="gr362" draw:text-style-name="P51" svg:width="0.167cm" svg:height="0.288cm" svg:x="4.53cm" svg:y="1.521cm" svg:viewBox="0 0 168 289" svg:d="M168 195c0-50-35-92-80-92-21 0-39 7-53 22 0-28 0-55 0-83 8 4 21 6 35 6 52 0 81-38 81-44 0-3-1-4-3-4s-2 0-4 1c-8 4-29 12-58 12-16 0-36-3-56-12-2-1-4-1-5-1-3 0-3 4-3 10 0 42 0 82 0 124 0 9 0 12 6 12 2 0 3-2 4-4 5-6 21-29 56-29 21 0 32 19 34 26 8 16 9 32 9 54 0 14 0 40-11 58-10 15-25 26-44 26-32 0-56-22-63-47 1 1 3 1 7 1 15 0 22-10 22-20 0-11-7-22-22-22-6 0-20 4-20 23 0 36 29 77 76 77 49 0 92-40 92-94z"><text:p/></draw:path><draw:path draw:style-name="gr362" draw:text-style-name="P51" svg:width="0.167cm" svg:height="0.289cm" svg:x="0.01cm" svg:y="2.025cm" svg:viewBox="0 0 168 290" svg:d="M168 197c0-51-35-93-80-93-21 0-39 6-54 22 0-28 0-55 0-83 8 3 22 6 36 6 51 0 81-38 81-44 0-3-1-5-3-5s-3 0-4 1c-8 4-30 12-58 12-16 0-36-2-56-11-4-1-4-1-5-1-5 0-5 3-5 10 0 42 0 83 0 125 0 7 0 10 6 10 4 0 5-1 6-3 5-7 21-30 54-30 23 0 33 20 36 27 8 16 8 33 8 53 0 14 0 40-10 58-10 16-25 27-46 27-30 0-54-23-61-47 1 0 3 0 7 0 14 0 21-10 21-20 0-11-7-20-21-20-6 0-20 2-20 22 0 36 29 77 76 77 49 0 92-41 92-93z"><text:p/></draw:path><draw:path draw:style-name="gr362" draw:text-style-name="P51" svg:width="0.048cm" svg:height="0.125cm" svg:x="0.236cm" svg:y="2.262cm" svg:viewBox="0 0 49 126" svg:d="M49 44c0-27-11-44-26-44s-23 11-23 23c0 11 8 21 23 21 5 0 9-1 14-4 1-2 1-2 3-2 0 3 0 0 0 6 0 32-15 57-29 71-4 4-4 5-4 6 0 4 1 5 4 5 5 0 38-32 38-82z"><text:p/></draw:path><draw:path draw:style-name="gr362" draw:text-style-name="P51" svg:width="0.138cm" svg:height="0.28cm" svg:x="0.424cm" svg:y="2.025cm" svg:viewBox="0 0 139 281" svg:d="M86 11c0-10 0-11-9-11-27 28-64 28-77 28 0 4 0 8 0 13 8 0 34 0 55-12 0 73 0 145 0 218 0 16-1 20-39 20-5 0-9 0-14 0 0 5 0 9 0 14 16-2 52-2 69-2s54 0 68 2c0-5 0-9 0-14-5 0-8 0-13 0-38 0-40-4-40-20 0-79 0-157 0-236z"><text:p/></draw:path><draw:path draw:style-name="gr362" draw:text-style-name="P51" svg:width="0.168cm" svg:height="0.289cm" svg:x="1.04cm" svg:y="2.025cm" svg:viewBox="0 0 169 290" svg:d="M169 197c0-51-35-93-80-93-21 0-39 6-54 22 0-28 0-55 0-83 8 3 23 6 36 6 51 0 81-38 81-44 0-3-1-5-4-5-2 0-2 0-3 1-8 4-30 12-57 12-17 0-36-2-57-11-3-1-3-1-5-1-4 0-4 3-4 10 0 42 0 83 0 125 0 7 0 10 6 10 3 0 3-1 6-3 4-7 20-30 54-30 21 0 32 20 36 27 7 16 7 33 7 53 0 14 0 40-10 58-11 16-26 27-45 27-30 0-54-23-62-47 2 0 3 0 8 0 13 0 20-10 20-20 0-11-7-20-20-20-6 0-22 2-22 22 0 36 30 77 77 77 49 0 92-41 92-93z"><text:p/></draw:path><draw:path draw:style-name="gr362" draw:text-style-name="P51" svg:width="0.048cm" svg:height="0.125cm" svg:x="1.267cm" svg:y="2.262cm" svg:viewBox="0 0 49 126" svg:d="M49 44c0-27-11-44-27-44-14 0-22 11-22 23 0 11 8 21 22 21 6 0 10-1 15-4 1-2 1-2 1-2 2 0 2 0 2 6 0 32-15 57-29 71-5 4-5 5-5 6 0 4 2 5 5 5 5 0 38-32 38-82z"><text:p/></draw:path><draw:path draw:style-name="gr362" draw:text-style-name="P51" svg:width="0.167cm" svg:height="0.28cm" svg:x="1.439cm" svg:y="2.025cm" svg:viewBox="0 0 168 281" svg:d="M32 248c16-14 30-29 46-43 65-59 90-80 90-123 0-48-37-82-89-82-48 0-79 40-79 77 0 23 22 23 23 23 7 0 21-5 21-22 0-11-7-22-21-22-4 0-5 0-6 0 9-27 32-43 56-43 39 0 57 35 57 69 0 33-21 67-44 93-27 30-54 60-81 90-5 5-5 6-5 16 53 0 104 0 157 0 4-24 7-50 11-74-4 0-6 0-10 0-2 14-6 32-9 38-4 3-31 3-40 3-25 0-51 0-77 0z"><text:p/></draw:path><draw:path draw:style-name="gr362" draw:text-style-name="P51" svg:width="0.167cm" svg:height="0.289cm" svg:x="2.071cm" svg:y="2.025cm" svg:viewBox="0 0 168 290" svg:d="M168 197c0-51-34-93-79-93-21 0-39 6-54 22 0-28 0-55 0-83 8 3 23 6 36 6 51 0 81-38 81-44 0-3-1-5-4-5-2 0-2 0-4 1-8 4-29 12-56 12-17 0-38-2-57-11-3-1-3-1-5-1-4 0-4 3-4 10 0 42 0 83 0 125 0 7 0 10 6 10 3 0 3-1 6-3 4-7 20-30 54-30 21 0 32 20 36 27 6 16 7 33 7 53 0 14 0 40-10 58-11 16-26 27-45 27-30 0-56-23-62-47 2 0 3 0 6 0 15 0 22-10 22-20 0-11-7-20-22-20-4 0-20 2-20 22 0 36 30 77 77 77 49 0 91-41 91-93z"><text:p/></draw:path><draw:path draw:style-name="gr362" draw:text-style-name="P51" svg:width="0.048cm" svg:height="0.125cm" svg:x="2.298cm" svg:y="2.262cm" svg:viewBox="0 0 49 126" svg:d="M49 44c0-27-11-44-27-44-14 0-22 11-22 23 0 11 8 21 22 21 4 0 10-1 15-4 1-2 1-2 1-2 2 0 2 0 2 6 0 32-15 57-29 71-5 4-5 5-5 6 0 4 2 5 5 5 5 0 38-32 38-82z"><text:p/></draw:path><draw:path draw:style-name="gr362" draw:text-style-name="P51" svg:width="0.174cm" svg:height="0.289cm" svg:x="2.465cm" svg:y="2.025cm" svg:viewBox="0 0 175 290" svg:d="M104 133c35-12 60-42 60-74 0-35-37-59-78-59-43 0-74 25-74 58 0 14 10 21 22 21 13 0 21-8 21-21 0-21-20-21-26-21 13-20 41-26 56-26 17 0 40 9 40 47 0 6 0 30-12 48-12 20-27 21-37 22-4 0-14 2-17 2s-6 0-6 4c0 5 3 5 11 5 6 0 12 0 18 0 34 0 50 29 50 70 0 57-29 69-48 69-18 0-49-7-65-32 16 2 29-7 29-23s-12-24-24-24c-10 0-24 6-24 25 0 39 40 66 85 66 52 0 90-38 90-81 0-35-26-67-71-76z"><text:p/></draw:path><draw:path draw:style-name="gr362" draw:text-style-name="P51" svg:width="0.167cm" svg:height="0.289cm" svg:x="3.101cm" svg:y="2.025cm" svg:viewBox="0 0 168 290" svg:d="M168 197c0-51-34-93-79-93-21 0-39 6-54 22 0-28 0-55 0-83 8 3 23 6 36 6 51 0 81-38 81-44 0-3-1-5-4-5-2 0-2 0-4 1-8 4-29 12-56 12-18 0-38-2-57-11-3-1-3-1-5-1-4 0-4 3-4 10 0 42 0 83 0 125 0 7 0 10 6 10 2 0 3-1 6-3 3-7 19-30 54-30 21 0 32 20 36 27 6 16 7 33 7 53 0 14 0 40-10 58-11 16-26 27-45 27-32 0-56-23-63-47 1 0 3 0 7 0 15 0 22-10 22-20 0-11-7-20-22-20-6 0-20 2-20 22 0 36 29 77 77 77s91-41 91-93z"><text:p/></draw:path><draw:path draw:style-name="gr362" draw:text-style-name="P51" svg:width="0.049cm" svg:height="0.125cm" svg:x="3.326cm" svg:y="2.262cm" svg:viewBox="0 0 50 126" svg:d="M50 44c0-27-10-44-27-44-15 0-23 11-23 23 0 11 8 21 23 21 5 0 11-1 14-4 1-2 1-2 3-2 0 3 1 0 1 6 0 32-15 57-29 71-5 4-5 5-5 6 0 4 3 5 5 5 4 0 38-32 38-82z"><text:p/></draw:path><draw:path draw:style-name="gr362" draw:text-style-name="P51" svg:width="0.186cm" svg:height="0.284cm" svg:x="3.49cm" svg:y="2.021cm" svg:viewBox="0 0 187 285" svg:d="M113 216c0 12 0 25 0 37 0 14-1 19-33 19-2 0-6 0-8 0 0 5 0 9 0 13 17-1 38-1 56-1s40 0 58 1c0-4 0-8 0-13-4 0-6 0-10 0-31 0-31-5-31-19 0-12 0-25 0-37 15 0 28 0 42 0 0-5 0-9 0-13-14 0-27 0-42 0 0-64 0-129 0-192 0-9 0-11-7-11-4 0-5 0-8 6-44 66-87 131-130 197 0 4 0 8 0 13 37 0 76 0 113 0zM115 203c-35 0-68 0-103 0 35-53 68-105 103-157 0 52 0 104 0 157z"><text:p/></draw:path><draw:path draw:style-name="gr362" draw:text-style-name="P51" svg:width="0.167cm" svg:height="0.289cm" svg:x="4.132cm" svg:y="2.025cm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4 0 40-11 58-10 16-25 27-44 27-32 0-56-23-63-47 1 0 3 0 7 0 15 0 22-10 22-20 0-11-7-20-22-20-6 0-20 2-20 22 0 36 29 77 77 77s91-41 91-93z"><text:p/></draw:path><draw:path draw:style-name="gr362" draw:text-style-name="P51" svg:width="0.048cm" svg:height="0.125cm" svg:x="4.357cm" svg:y="2.262cm" svg:viewBox="0 0 49 126" svg:d="M49 44c0-27-9-44-26-44-15 0-23 11-23 23 0 11 8 21 23 21 5 0 11-1 14-4 1-2 1-2 3-2 0 3 1 0 1 6 0 32-16 57-29 71-5 4-5 5-5 6 0 4 3 5 4 5 5 0 38-32 38-82z"><text:p/></draw:path><draw:path draw:style-name="gr362" draw:text-style-name="P51" svg:width="0.167cm" svg:height="0.289cm" svg:x="4.53cm" svg:y="2.025cm" svg:viewBox="0 0 168 290" svg:d="M168 197c0-51-35-93-80-93-21 0-39 6-53 22 0-28 0-55 0-83 8 3 21 6 35 6 52 0 81-38 81-44 0-3-1-5-3-5s-2 0-4 1c-8 4-29 12-58 12-16 0-36-2-56-11-2-1-4-1-5-1-3 0-3 3-3 10 0 42 0 83 0 125 0 7 0 10 6 10 2 0 3-1 4-3 5-7 21-30 56-30 21 0 32 20 34 27 8 16 9 33 9 53 0 14 0 40-11 58-10 16-25 27-44 27-32 0-56-23-63-47 1 0 3 0 7 0 15 0 22-10 22-20 0-11-7-20-22-20-6 0-20 2-20 22 0 36 29 77 76 77 49 0 92-41 92-93z"><text:p/></draw:path></draw:g></text:p>
      <text:p text:style-name="P3"/>
      <text:p text:style-name="P14"><text:span text:style-name="T17">What contains </text:span><text:span text:style-name="T17"><draw:g text:anchor-type="as-char" svg:y="-0.28cm" draw:z-index="2" draw:name="모양4" draw:style-name="gr360"><svg:title>TexMaths</svg:title><svg:desc>12§display§1§svg§600§FALSE§</svg:desc><draw:path draw:style-name="gr361" draw:text-style-name="P50" svg:width="0.132cm" svg:height="0.235cm" svg:x="0.001cm" svg:y="0.021cm" svg:viewBox="0 0 133 236" svg:d="M0 0c44 0 88 0 133 0 0 78 0 158 0 236-45 0-89 0-133 0 0-78 0-158 0-236z"><text:p/></draw:path><draw:path draw:style-name="gr362" draw:text-style-name="P51" svg:width="0.135cm" svg:height="0.278cm" svg:x="0.018cm" svg:y="0cm" svg:viewBox="0 0 136 279" svg:d="M85 11c0-10 0-11-10-11-25 27-62 27-75 27 0 4 0 8 0 13 8 0 33 0 55-11 0 72 0 144 0 217 0 15-1 20-39 20-5 0-9 0-14 0 0 5 0 9 0 13 15-1 52-1 68-1s52 0 66 1c0-4 0-8 0-13-3 0-8 0-13 0-37 0-38-5-38-20 0-79 0-157 0-235z"><text:p/></draw:path></draw:g></text:span><text:span text:style-name="T17"><text:s/>returns </text:span><text:span text:style-name="T17"><draw:g text:anchor-type="as-char" svg:y="-0.28cm" draw:z-index="3" draw:name="모양5" draw:style-name="gr360"><svg:title>TexMaths</svg:title><svg:desc>12§display§1§svg§600§FALSE§</svg:desc><draw:path draw:style-name="gr361" draw:text-style-name="P50" svg:width="0.132cm" svg:height="0.235cm" svg:x="0.001cm" svg:y="0.021cm" svg:viewBox="0 0 133 236" svg:d="M0 0c44 0 88 0 133 0 0 78 0 158 0 236-45 0-89 0-133 0 0-78 0-158 0-236z"><text:p/></draw:path><draw:path draw:style-name="gr362" draw:text-style-name="P51" svg:width="0.135cm" svg:height="0.278cm" svg:x="0.018cm" svg:y="0cm" svg:viewBox="0 0 136 279" svg:d="M85 11c0-10 0-11-10-11-25 27-62 27-75 27 0 4 0 8 0 13 8 0 33 0 55-11 0 72 0 144 0 217 0 15-1 20-39 20-5 0-9 0-14 0 0 5 0 9 0 13 15-1 52-1 68-1s52 0 66 1c0-4 0-8 0-13-3 0-8 0-13 0-37 0-38-5-38-20 0-79 0-157 0-235z"><text:p/></draw:path></draw:g></text:span><text:span text:style-name="T17"><text:s/>in U, and what contains </text:span><text:span text:style-name="T17"><draw:g text:anchor-type="as-char" svg:y="-0.28cm" draw:z-index="4" draw:name="모양6" draw:style-name="gr360"><svg:title>TexMaths</svg:title><svg:desc>12§display§2§svg§600§FALSE§</svg:desc><draw:path draw:style-name="gr361" draw:text-style-name="P50" svg:width="0.144cm" svg:height="0.235cm" svg:x="0.002cm" svg:y="0.021cm" svg:viewBox="0 0 145 236" svg:d="M0 0c48 0 96 0 145 0 0 78 0 158 0 236-49 0-97 0-145 0 0-78 0-158 0-236z"><text:p/></draw:path><draw:path draw:style-name="gr362" draw:text-style-name="P51" svg:width="0.167cm" svg:height="0.278cm" svg:x="0.001cm" svg:y="0cm" svg:viewBox="0 0 168 279" svg:d="M33 247c14-15 28-29 44-43 65-58 91-80 91-122 0-48-38-82-88-82-49 0-80 39-80 76 0 24 22 24 23 24 7 0 22-5 22-23 0-11-8-22-22-22-4 0-5 0-6 2 10-28 32-44 57-44 37 0 55 34 55 69 0 34-21 65-43 91-28 31-55 61-81 91-5 5-5 6-5 15 52 0 104 0 155 0 4-24 9-48 13-73-4 0-8 0-11 0-2 13-5 31-9 37-3 4-31 4-41 4-24 0-49 0-74 0z"><text:p/></draw:path></draw:g></text:span><text:span text:style-name="T17"><text:s/>in remaining returns <text:s/></text:span><text:span text:style-name="T17"><draw:g text:anchor-type="as-char" svg:y="-0.28cm" draw:z-index="5" draw:name="모양7" draw:style-name="gr360"><svg:title>TexMaths</svg:title><svg:desc>12§display§2§svg§600§FALSE§</svg:desc><draw:path draw:style-name="gr361" draw:text-style-name="P50" svg:width="0.144cm" svg:height="0.235cm" svg:x="0.002cm" svg:y="0.021cm" svg:viewBox="0 0 145 236" svg:d="M0 0c48 0 96 0 145 0 0 78 0 158 0 236-49 0-97 0-145 0 0-78 0-158 0-236z"><text:p/></draw:path><draw:path draw:style-name="gr362" draw:text-style-name="P51" svg:width="0.167cm" svg:height="0.278cm" svg:x="0.001cm" svg:y="0cm" svg:viewBox="0 0 168 279" svg:d="M33 247c14-15 28-29 44-43 65-58 91-80 91-122 0-48-38-82-88-82-49 0-80 39-80 76 0 24 22 24 23 24 7 0 22-5 22-23 0-11-8-22-22-22-4 0-5 0-6 2 10-28 32-44 57-44 37 0 55 34 55 69 0 34-21 65-43 91-28 31-55 61-81 91-5 5-5 6-5 15 52 0 104 0 155 0 4-24 9-48 13-73-4 0-8 0-11 0-2 13-5 31-9 37-3 4-31 4-41 4-24 0-49 0-74 0z"><text:p/></draw:path></draw:g></text:span><text:span text:style-name="T17">…</text:span></text:p>
      <text:p text:style-name="P3">So after expressing, we get the PMF above.</text:p>
      <text:p text:style-name="P15"><text:span text:style-name="T15"/></text:p>
      <text:p text:style-name="P14" loext:marker-style-name="T4"><text:span text:style-name="T12">Part (</text:span><text:span text:style-name="T13">b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15" table:style-name="표15">
        <table:table-column table:style-name="표15.A"/>
        <table:table-row table:style-name="표15.1">
          <table:table-cell table:style-name="표15.A1" office:value-type="string">
            <text:p text:style-name="P19" loext:marker-style-name="T3"/>
            <text:p text:style-name="P19" loext:marker-style-name="T3"><draw:g text:anchor-type="as-char" svg:y="-0.28cm" draw:z-index="8" draw:name="모양8" draw:style-name="gr360"><svg:title>TexMaths</svg:title><svg:desc>12§display§2.2§svg§600§FALSE§</svg:desc><draw:path draw:style-name="gr361" draw:text-style-name="P50" svg:width="0.47cm" svg:height="0.235cm" svg:x="0.001cm" svg:y="0.021cm" svg:viewBox="0 0 471 236" svg:d="M0 0c157 0 314 0 471 0 0 78 0 158 0 236-157 0-314 0-471 0 0-78 0-158 0-236z"><text:p/></draw:path><draw:path draw:style-name="gr362" draw:text-style-name="P51" svg:width="0.165cm" svg:height="0.278cm" svg:x="0.001cm" svg:y="0cm" svg:viewBox="0 0 166 279" svg:d="M32 247c15-15 30-29 45-43 64-58 89-80 89-122 0-48-37-82-88-82-48 0-78 39-78 76 0 24 20 24 22 24 7 0 21-5 21-23 0-11-7-22-21-22-4 0-5 0-6 2 9-28 32-44 57-44 37 0 55 34 55 69 0 34-20 65-43 91-28 31-54 61-81 91-4 5-4 6-4 15 51 0 103 0 156 0 3-24 7-48 10-73-3 0-7 0-9 0-3 13-6 31-10 37-3 4-31 4-39 4-25 0-51 0-76 0z"><text:p/></draw:path><draw:path draw:style-name="gr362" draw:text-style-name="P51" svg:width="0.045cm" svg:height="0.044cm" svg:x="0.225cm" svg:y="0.236cm" svg:viewBox="0 0 46 45" svg:d="M46 22c0-12-11-22-23-22s-23 8-23 22c0 12 11 23 23 23s23-10 23-23z"><text:p/></draw:path><draw:path draw:style-name="gr362" draw:text-style-name="P51" svg:width="0.167cm" svg:height="0.278cm" svg:x="0.325cm" svg:y="0cm" svg:viewBox="0 0 168 279" svg:d="M32 247c15-15 30-29 45-43 65-58 91-80 91-122 0-48-39-82-89-82-48 0-79 39-79 76 0 24 22 24 23 24 7 0 21-5 21-23 0-11-7-22-22-22-3 0-4 0-5 2 9-28 32-44 56-44 38 0 56 34 56 69 0 34-20 65-44 91-26 31-54 61-80 91-5 5-5 6-5 15 51 0 103 0 156 0 3-24 7-48 12-73-4 0-8 0-11 0-3 13-5 31-9 37-3 4-31 4-40 4-25 0-51 0-76 0z"><text:p/></draw:path></draw:g></text:p>
            <text:p text:style-name="P19" loext:marker-style-name="T3"/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12">Explanation:</text:span></text:p>
      <text:p text:style-name="P14" loext:marker-style-name="T8"><text:span text:style-name="T12"/></text:p>
      <text:p text:style-name="P14" loext:marker-style-name="T8"><draw:g text:anchor-type="as-char" svg:y="-0.714cm" draw:z-index="7" draw:name="모양9" draw:style-name="gr360"><svg:title>TexMaths</svg:title><svg:desc>12§display§E \left[ U \right] = \sum_{i=1}^{5} i \cdot \frac{11-2i}{25} = \frac{11}5 = 2.2§svg§600§FALSE§</svg:desc><draw:path draw:style-name="gr361" draw:text-style-name="P50" svg:width="6.178cm" svg:height="1.178cm" svg:x="0.007cm" svg:y="0.021cm" svg:viewBox="0 0 6179 1179" svg:d="M0 0c2060 0 4119 0 6179 0 0 393 0 787 0 1179-2060 0-4119 0-6179 0 0-392 0-786 0-1179z"><text:p/></draw:path><draw:path draw:style-name="gr362" draw:text-style-name="P51" svg:width="0.305cm" svg:height="0.286cm" svg:x="0.001cm" svg:y="0.437cm" svg:viewBox="0 0 306 287" svg:d="M283 189c0-2 3-5 3-6-3-2 0-4-6-4-4 0-5 2-5 5-28 62-43 90-115 90-21 0-41 0-62 0-6 0-7 0-9 0-5 0-6-1-6-5 0-1 0-1 2-10 10-38 19-75 29-114 14 0 28 0 42 0 36 0 36 9 36 20 0 2 0 7-4 20-1 2-1 4-1 5s1 5 6 5c3 0 4-3 6-9 9-33 16-66 24-100 0-2-2-3-5-3s-4 2-6 7c-9 33-16 42-55 42-13 0-26 0-39 0 8-34 16-68 25-102 3-14 3-17 23-17 19 0 39 0 58 0 52 0 65 12 65 47 0 11 0 11-2 23 0 2 0 5 0 7s1 5 5 5 4-3 6-10c2-24 6-49 8-73 1-12-1-12-11-12-71 0-143 0-213 0-9 0-12 0-12 8 0 5 3 5 10 5 16 0 28 0 28 9 0 1 0 2-1 9-19 75-37 149-57 224-3 16-4 19-38 19-7 0-12 0-12 8 0 5 5 5 12 5 73 0 146 0 220 0 9 0 9 0 12-7 13-31 26-61 39-91z"><text:p/></draw:path><draw:path draw:style-name="gr362" draw:text-style-name="P51" svg:width="0.057cm" svg:height="0.421cm" svg:x="0.441cm" svg:y="0.407cm" svg:viewBox="0 0 58 422" svg:d="M58 422c0-6 0-12 0-17-14 0-28 0-41 0 0-130 0-258 0-388 13 0 27 0 41 0 0-6 0-11 0-17-20 0-39 0-58 0 0 141 0 281 0 422 19 0 38 0 58 0z"><text:p/></draw:path><draw:path draw:style-name="gr362" draw:text-style-name="P51" svg:width="0.292cm" svg:height="0.297cm" svg:x="0.536cm" svg:y="0.434cm" svg:viewBox="0 0 293 298" svg:d="M240 44c4-16 12-30 46-31 2 0 7 0 7-8-3-1 0-5-6-5-13 0-30 1-43 1-15 0-29-1-44-1-2 0-7 0-7 8 0 5 4 5 7 5 24 1 29 10 29 19 0 2-1 8-1 9-13 50-25 100-38 150-15 56-63 94-105 94-29 0-51-18-51-56 1-10 0-14 4-32 14-55 28-109 41-165 4-14 5-19 35-19 11 0 14 0 14-8 0-5-4-5-6-5-12 0-42 1-54 1s-42-1-54-1c-3 0-8 0-8 8 0 5 4 5 12 5 1 0 10 0 16 1 8 2 12 2 12 8 0 2-5 19-8 28-3 12-6 26-9 38-4 16-24 96-25 104-4 12-4 18-4 25 0 51 38 81 83 81 54 0 105-48 120-103 12-51 25-100 37-151z"><text:p/></draw:path><draw:path draw:style-name="gr362" draw:text-style-name="P51" svg:width="0.057cm" svg:height="0.421cm" svg:x="0.852cm" svg:y="0.407cm" svg:viewBox="0 0 58 422" svg:d="M58 0c-20 0-39 0-58 0 0 6 0 11 0 17 13 0 28 0 41 0 0 130 0 258 0 388-13 0-28 0-41 0 0 5 0 11 0 17 19 0 38 0 58 0 0-141 0-281 0-422z"><text:p/></draw:path><draw:path draw:style-name="gr362" draw:text-style-name="P51" svg:width="0.28cm" svg:height="0.097cm" svg:x="1.1cm" svg:y="0.568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3cm" svg:height="0.201cm" svg:x="1.76cm" svg:y="0cm" svg:viewBox="0 0 131 202" svg:d="M28 31c15 4 24 4 28 4 39 0 63-27 63-31 0-3-3-4-4-4s-1 0-2 1c-7 3-23 9-45 9-8 0-24-2-43-9-3-1-3-1-5-1-3 0-3 4-3 8 0 29 0 58 0 87 0 5 0 8 5 8 2 0 3 0 6-3 13-17 31-20 40-20 18 0 27 15 28 17 5 10 7 22 7 39 0 8 0 26-9 39-8 10-20 17-34 17-19 0-40-11-47-30 11 1 17-6 17-14 0-12-11-15-14-15-2 0-16 0-16 16 0 26 25 53 60 53 38 0 71-28 71-65 0-34-25-65-61-65-14 0-29 4-42 16 0-20 0-38 0-57z"><text:p/></draw:path><draw:path draw:style-name="gr362" draw:text-style-name="P51" svg:width="0.561cm" svg:height="0.589cm" svg:x="1.545cm" svg:y="0.326cm" svg:viewBox="0 0 562 590" svg:d="M510 590c17-46 35-90 52-135-4 0-8 0-11 0-17 43-61 72-111 85-8 3-49 14-130 14-86 0-170 0-255 0 72-84 143-168 215-253 4-3 4-4 4-7-2-2 0-1-3-6-66-90-131-179-197-269 77 0 155 0 232 0 56 0 95 6 98 7 23 4 59 11 93 32 11 7 39 26 54 60 3 0 7 0 11 0-17-40-35-78-52-118-166 0-332 0-498 0-10 0-11 0-12 2 0 2 0 10 0 15 74 102 149 203 223 305-73 85-145 170-218 256-5 5-4 5-5 7 0 5 4 5 12 5 166 0 332 0 498 0z"><text:p/></draw:path><draw:path draw:style-name="gr362" draw:text-style-name="P51" svg:width="0.088cm" svg:height="0.197cm" svg:x="1.567cm" svg:y="1.028cm" svg:viewBox="0 0 89 198" svg:d="M82 11c0-5-4-11-12-11s-17 7-17 16c0 4 5 10 12 10 8 0 17-7 17-15zM22 161c-2 4-3 7-3 12 0 14 12 25 28 25 30 0 42-41 42-45s-3-3-4-4c-5 0-5 2-6 5-7 24-20 36-31 36-6 0-7-4-7-10 0-7 1-13 5-19 2-8 6-16 8-24 4-7 14-34 14-37 2-4 3-8 3-10 0-14-12-25-28-25-30 0-43 41-43 45s4 4 5 4c5 0 5-1 6-5 7-25 20-36 31-36 5 0 7 3 7 11 0 6-1 11-9 29-6 16-12 32-18 48z"><text:p/></draw:path><draw:path draw:style-name="gr362" draw:text-style-name="P51" svg:width="0.216cm" svg:height="0.078cm" svg:x="1.693cm" svg:y="1.106cm" svg:viewBox="0 0 217 79" svg:d="M206 14c4 0 11 0 11-7s-7-7-11-7c-64 0-130 0-195 0-4 0-11 0-11 7s7 7 11 7c65 0 131 0 195 0zM206 79c4 0 11 0 11-7s-7-7-11-7c-64 0-130 0-195 0-4 0-11 0-11 7s7 7 11 7c65 0 131 0 195 0z"><text:p/></draw:path><draw:path draw:style-name="gr362" draw:text-style-name="P51" svg:width="0.107cm" svg:height="0.196cm" svg:x="1.963cm" svg:y="1.023cm" svg:viewBox="0 0 108 197" svg:d="M67 8c0-7-1-8-8-8-19 19-47 19-59 19 0 4 0 7 0 11 7 0 26 0 43-8 0 50 0 99 0 150 0 9 0 14-30 14-3 0-7 0-11 0 0 4 0 7 0 11 5-1 42-1 53-1 9 0 46 0 53 1 0-4 0-7 0-11-4 0-7 0-11 0-30 0-30-5-30-14 0-54 0-110 0-164z"><text:p/></draw:path><draw:path draw:style-name="gr362" draw:text-style-name="P51" svg:width="0.109cm" svg:height="0.282cm" svg:x="2.213cm" svg:y="0.446cm" svg:viewBox="0 0 110 283" svg:d="M107 16c0-9-6-16-16-16-11 0-23 11-23 23 0 7 6 14 17 14 10 0 22-9 22-21zM74 174c6-12 6-13 10-25 4-8 6-14 6-22 0-19-14-35-35-35-39 0-55 62-55 65 0 5 4 5 5 5 3 0 5-1 6-8 12-40 29-52 43-52 4 0 11 0 11 13 0 9-4 18-5 22-4 11-23 60-29 78-5 11-11 25-11 34 0 20 15 34 35 34 40 0 55-61 55-64 0-5-3-5-4-5-4 0-4 2-6 8-9 27-22 52-44 52-7 0-9-4-9-13 0-11 2-17 12-42 5-15 11-30 15-45z"><text:p/></draw:path><draw:path draw:style-name="gr362" draw:text-style-name="P51" svg:width="0.043cm" svg:height="0.043cm" svg:x="2.476cm" svg:y="0.595cm" svg:viewBox="0 0 44 44" svg:d="M44 22c0-12-10-22-22-22-14 0-22 8-22 22 0 12 8 22 22 22 12 0 22-9 22-22z"><text:p/></draw:path><draw:path draw:style-name="gr362" draw:text-style-name="P51" svg:width="0.138cm" svg:height="0.28cm" svg:x="2.739cm" svg:y="0.157cm" svg:viewBox="0 0 139 281" svg:d="M86 11c0-11 0-11-9-11-27 26-64 26-77 26 0 5 0 9 0 14 8 0 32 0 55-11 0 73 0 145 0 218 0 16-1 21-39 21-5 0-9 0-14 0 0 3 0 8 0 13 15-1 52-1 69-1s53 0 68 1c0-5 0-10 0-13-5 0-9 0-14 0-37 0-39-5-39-21 0-79 0-157 0-236z"><text:p/></draw:path><draw:path draw:style-name="gr362" draw:text-style-name="P51" svg:width="0.138cm" svg:height="0.28cm" svg:x="2.949cm" svg:y="0.157cm" svg:viewBox="0 0 139 281" svg:d="M86 11c0-11 0-11-9-11-27 26-63 26-77 26 0 5 0 9 0 14 8 0 34 0 55-11 0 73 0 145 0 218 0 16-1 21-38 21-5 0-10 0-15 0 0 3 0 8 0 13 16-1 52-1 69-1s54 0 68 1c0-5 0-10 0-13-5 0-8 0-13 0-38 0-40-5-40-21 0-79 0-157 0-236z"><text:p/></draw:path><draw:path draw:style-name="gr362" draw:text-style-name="P51" svg:width="0.257cm" svg:height="0.016cm" svg:x="3.25cm" svg:y="0.326cm" svg:viewBox="0 0 258 17" svg:d="M242 17c8 0 16 0 16-9 0-8-8-8-16-8-75 0-152 0-228 0-7 0-14 0-14 8 0 9 7 9 14 9 76 0 153 0 228 0z"><text:p/></draw:path><draw:path draw:style-name="gr362" draw:text-style-name="P51" svg:width="0.167cm" svg:height="0.28cm" svg:x="3.658cm" svg:y="0.157cm" svg:viewBox="0 0 168 281" svg:d="M32 249c15-16 30-30 45-45 66-57 91-80 91-122 0-48-38-82-90-82-47 0-78 38-78 76 0 24 20 24 22 24 7 0 22-5 22-23 0-11-8-22-22-22-4 0-4 0-6 0 10-26 33-42 57-42 39 0 57 34 57 69 0 33-22 67-45 92-26 30-54 60-80 91-5 4-5 5-5 16 52 0 104 0 156 0 4-25 8-49 12-73-4 0-7 0-11 0-2 12-5 31-9 37-3 4-30 4-40 4-25 0-50 0-76 0z"><text:p/></draw:path><draw:path draw:style-name="gr362" draw:text-style-name="P51" svg:width="0.111cm" svg:height="0.282cm" svg:x="3.86cm" svg:y="0.162cm" svg:viewBox="0 0 112 283" svg:d="M108 16c0-9-6-16-16-16-12 0-22 12-22 23 0 8 6 15 15 15 10 0 23-9 23-22zM76 174c4-12 4-13 9-24 4-8 5-14 5-23 0-19-13-35-35-35-39 0-55 62-55 65 0 5 4 4 5 5 5 0 5-1 7-7 11-40 28-53 42-53 4 0 11 0 11 13 0 10-3 18-5 23-2 11-22 59-29 78-3 11-9 24-9 34 0 19 14 33 34 33 40 0 56-60 56-64s-4-4-5-4c-5 0-5 1-7 7-8 27-22 53-42 53-8 0-11-5-11-14 0-11 2-17 12-42 6-15 11-30 17-45z"><text:p/></draw:path><draw:path draw:style-name="gr362" draw:text-style-name="P51" svg:width="1.292cm" svg:height="0.016cm" svg:x="2.701cm" svg:y="0.61cm" svg:viewBox="0 0 1293 17" svg:d="M0 0c431 0 863 0 1293 0 0 6 0 11 0 17-430 0-862 0-1293 0 0-6 0-11 0-17z"><text:p/></draw:path><draw:path draw:style-name="gr362" draw:text-style-name="P51" svg:width="0.167cm" svg:height="0.28cm" svg:x="3.156cm" svg:y="0.73cm" svg:viewBox="0 0 168 281" svg:d="M32 249c15-15 30-29 45-44 66-58 91-81 91-123 0-48-37-82-89-82-48 0-79 40-79 77 0 23 22 23 23 23 7 0 21-5 21-22 0-11-7-22-22-22-4 0-4 0-5 0 9-27 32-43 56-43 39 0 57 35 57 69 0 33-21 67-45 93-26 30-54 60-80 90-5 5-5 6-5 16 52 0 104 0 156 0 4-25 8-49 12-73-4 0-7 0-11 0-1 13-5 31-8 37-4 4-31 4-41 4-25 0-50 0-76 0z"><text:p/></draw:path><draw:path draw:style-name="gr362" draw:text-style-name="P51" svg:width="0.167cm" svg:height="0.29cm" svg:x="3.368cm" svg:y="0.73cm" svg:viewBox="0 0 168 291" svg:d="M168 197c0-50-35-93-80-93-21 0-39 6-53 22 0-28 0-55 0-83 8 3 21 6 35 6 52 0 81-38 81-44 0-3-1-5-3-5s-2 0-4 1c-8 4-29 12-58 12-16 0-36-2-56-11-2-1-4-1-5-1-3 0-3 3-3 10 0 42 0 83 0 125 0 7 0 11 6 11 2 0 3-2 4-4 5-7 21-30 54-30 23 0 34 19 36 28 8 15 9 31 9 52 0 15 0 40-11 58-10 17-25 28-44 28-32 0-56-23-63-47 1 0 3 0 7 0 15 0 22-11 22-21s-7-20-22-20c-6 0-20 2-20 23 0 36 29 77 76 77 49 0 92-41 92-94z"><text:p/></draw:path><draw:path draw:style-name="gr362" draw:text-style-name="P51" svg:width="0.28cm" svg:height="0.097cm" svg:x="4.184cm" svg:y="0.568cm" svg:viewBox="0 0 281 98" svg:d="M266 17c6 0 15 0 15-9 0-8-9-8-13-8-84 0-170 0-254 0-6 0-14 0-14 8 0 9 8 9 14 9 84 0 168 0 252 0zM268 98c4 0 13 0 13-8s-9-8-15-8c-84 0-168 0-252 0-6 0-14 0-14 8s8 8 14 8c84 0 170 0 254 0z"><text:p/></draw:path><draw:path draw:style-name="gr362" draw:text-style-name="P51" svg:width="0.138cm" svg:height="0.28cm" svg:x="4.694cm" svg:y="0.157cm" svg:viewBox="0 0 139 281" svg:d="M86 11c0-11 0-11-9-11-27 26-64 26-77 26 0 5 0 9 0 14 8 0 34 0 55-11 0 73 0 145 0 218 0 16-1 21-39 21-5 0-9 0-14 0 0 3 0 8 0 13 16-1 52-1 69-1s54 0 68 1c0-5 0-10 0-13-5 0-8 0-13 0-38 0-40-5-40-21 0-79 0-157 0-236z"><text:p/></draw:path><draw:path draw:style-name="gr362" draw:text-style-name="P51" svg:width="0.138cm" svg:height="0.28cm" svg:x="4.905cm" svg:y="0.157cm" svg:viewBox="0 0 139 281" svg:d="M86 11c0-11 0-11-9-11-27 26-64 26-77 26 0 5 0 9 0 14 8 0 34 0 55-11 0 73 0 145 0 218 0 16-1 21-39 21-5 0-9 0-14 0 0 3 0 8 0 13 15-1 52-1 69-1s53 0 68 1c0-5 0-10 0-13-5 0-8 0-13 0-38 0-40-5-40-21 0-79 0-157 0-236z"><text:p/></draw:path><draw:path draw:style-name="gr362" draw:text-style-name="P51" svg:width="0.42cm" svg:height="0.016cm" svg:x="4.656cm" svg:y="0.61cm" svg:viewBox="0 0 421 17" svg:d="M0 0c140 0 281 0 421 0 0 6 0 11 0 17-140 0-281 0-421 0 0-6 0-11 0-17z"><text:p/></draw:path><draw:path draw:style-name="gr362" draw:text-style-name="P51" svg:width="0.167cm" svg:height="0.29cm" svg:x="4.782cm" svg:y="0.73cm" svg:viewBox="0 0 168 291" svg:d="M168 197c0-50-34-93-79-93-21 0-39 6-54 22 0-28 0-55 0-83 8 3 23 6 36 6 51 0 81-38 81-44 0-3-1-5-4-5-2 0-2 0-4 1-8 4-29 12-56 12-17 0-38-2-57-11-3-1-3-1-5-1-4 0-4 3-4 10 0 42 0 83 0 125 0 7 0 11 6 11 3 0 3-2 6-4 4-7 20-30 54-30 21 0 32 19 36 28 6 15 7 31 7 52 0 15 0 40-10 58-11 17-26 28-45 28-32 0-56-23-63-47 3 0 4 0 7 0 15 0 22-11 22-21s-7-20-22-20c-4 0-20 2-20 23 0 36 29 77 77 77 49 0 91-41 91-94z"><text:p/></draw:path><draw:path draw:style-name="gr362" draw:text-style-name="P51" svg:width="0.279cm" svg:height="0.097cm" svg:x="5.269cm" svg:y="0.568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68cm" svg:height="0.28cm" svg:x="5.711cm" svg:y="0.446cm" svg:viewBox="0 0 169 281" svg:d="M34 249c14-15 30-29 44-44 66-57 91-80 91-123 0-48-38-82-90-82-48 0-79 40-79 77 0 24 22 24 23 24 7 0 21-6 21-23 0-11-7-22-21-22-4 0-5 0-6 0 9-27 32-43 57-43 39 0 57 35 57 69 0 35-22 67-45 93-27 30-54 60-81 90-5 5-5 6-5 16 53 0 104 0 157 0 4-25 9-49 12-73-3 0-7 0-11 0-2 13-4 31-9 37-3 4-30 4-40 4-25 0-50 0-75 0z"><text:p/></draw:path><draw:path draw:style-name="gr362" draw:text-style-name="P51" svg:width="0.043cm" svg:height="0.043cm" svg:x="5.938cm" svg:y="0.677cm" svg:viewBox="0 0 44 44" svg:d="M44 23c0-13-10-23-22-23-14 0-22 10-22 23 0 12 8 21 22 21 12 0 22-9 22-21z"><text:p/></draw:path><draw:path draw:style-name="gr362" draw:text-style-name="P51" svg:width="0.167cm" svg:height="0.28cm" svg:x="6.04cm" svg:y="0.446cm" svg:viewBox="0 0 168 281" svg:d="M32 249c15-15 30-29 45-44 66-57 91-80 91-123 0-48-38-82-89-82-48 0-79 40-79 77 0 24 20 24 22 24 7 0 22-6 22-23 0-11-8-22-22-22-4 0-4 0-6 0 10-27 33-43 57-43 39 0 57 35 57 69 0 35-22 67-45 93-26 30-54 60-80 90-5 5-5 6-5 16 52 0 104 0 156 0 4-25 8-49 12-73-4 0-7 0-11 0-2 13-5 31-9 37-3 4-30 4-40 4-25 0-50 0-76 0z"><text:p/></draw:path></draw:g></text:p>
      <text:p text:style-name="P25" loext:marker-style-name="T8"><text:span text:style-name="T12">Part (</text:span><text:span text:style-name="T13">c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17" table:style-name="표17">
        <table:table-column table:style-name="표17.A"/>
        <table:table-row table:style-name="표17.1">
          <table:table-cell table:style-name="표17.A1" office:value-type="string">
            <text:p text:style-name="P19" loext:marker-style-name="T3"/>
            <text:p text:style-name="P19" loext:marker-style-name="T3"><draw:g text:anchor-type="as-char" svg:y="-0.288cm" draw:z-index="11" draw:name="모양10" draw:style-name="gr360"><svg:title>TexMaths</svg:title><svg:desc>12§display§6§svg§600§FALSE§</svg:desc><draw:path draw:style-name="gr361" draw:text-style-name="P50" svg:width="0.148cm" svg:height="0.244cm" svg:x="0.004cm" svg:y="0.018cm" svg:viewBox="0 0 149 245" svg:d="M0 0c50 0 99 0 149 0 0 82 0 163 0 245-50 0-99 0-149 0 0-82 0-163 0-245z"><text:p/></draw:path><draw:path draw:style-name="gr362" draw:text-style-name="P51" svg:width="0.173cm" svg:height="0.287cm" svg:x="0.001cm" svg:y="0cm" svg:viewBox="0 0 174 288" svg:d="M38 141c0-3 0-7 0-9 0-107 53-121 72-121 11 0 29 2 38 17-6 0-23 0-23 19 0 12 9 19 19 19 7 0 19-5 19-20 0-26-18-46-53-46-53 0-110 54-110 146 0 112 48 142 88 142 46 0 86-40 86-95 0-53-37-92-83-92-29 0-45 21-53 40zM88 276c-26 0-40-26-42-32-7-20-7-53-7-61 0-32 13-73 52-73 6 0 24 0 37 25 8 15 8 36 8 57 0 20 0 42-7 56-13 25-32 28-41 28z"><text:p/></draw:path></draw:g></text:p>
            <text:p text:style-name="P19" loext:marker-style-name="T3"/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12">Explanation:</text:span></text:p>
      <text:p text:style-name="P14"><text:span text:style-name="T17"/></text:p>
      <text:p text:style-name="P15"><text:span text:style-name="T15"><draw:g text:anchor-type="as-char" svg:y="-0.314cm" draw:z-index="9" draw:name="모양11" draw:style-name="gr360"><svg:title>TexMaths</svg:title><svg:desc>12§display§P_Z\left( z\right)§svg§600§FALSE§</svg:desc><draw:path draw:style-name="gr361" draw:text-style-name="P50" svg:width="1.066cm" svg:height="0.375cm" svg:x="0.006cm" svg:y="0.022cm" svg:viewBox="0 0 1067 376" svg:d="M0 0c356 0 711 0 1067 0 0 125 0 251 0 376-356 0-711 0-1067 0 0-125 0-251 0-376z"><text:p/></draw:path><draw:path draw:style-name="gr362" draw:text-style-name="P51" svg:width="0.3cm" svg:height="0.286cm" svg:x="0.001cm" svg:y="0.028cm" svg:viewBox="0 0 301 287" svg:d="M110 155c24 0 48 0 72 0 60 0 119-44 119-91 0-33-28-64-83-64-45 0-91 0-136 0-9 0-14 0-14 8 0 5 4 5 12 5 6 0 14 1 20 1 6 2 8 3 8 8 0 1 0 2-1 7-19 74-37 150-57 225-4 16-4 20-38 20-7 0-12 0-12 7 0 6 5 6 6 6 12 0 42-2 54-2 8 0 18 1 26 1 10 0 20 1 28 1 4 0 8 0 8-9 0-4-3-4-12-4-15 0-26 0-26-8 0-3 0-5 1-8 9-34 17-68 25-103zM142 30c3-16 4-17 22-17 13 0 27 0 40 0 36 0 57 12 57 41 0 17-8 53-25 67-20 20-45 23-65 23-19 0-39 0-58 0 9-38 19-75 29-114z"><text:p/></draw:path><draw:path draw:style-name="gr362" draw:text-style-name="P51" svg:width="0.21cm" svg:height="0.2cm" svg:x="0.278cm" svg:y="0.178cm" svg:viewBox="0 0 211 201" svg:d="M207 11c3-3 4-4 4-9 0-2-2-2-7-2-46 0-92 0-138 0-7 0-8 0-10 6-6 18-10 35-16 53-2 4-2 4-2 5s2 3 5 3c4 0 5-1 6-4 15-41 37-53 75-53 18 0 35 0 53 0-57 59-115 117-172 178-1 2-5 4-5 9 0 4 2 4 8 4 48 0 95 0 143 0 7 0 7 0 10-6 7-23 14-45 21-66 1-4 1-3 1-4s0-5-4-5c-5 0-5 1-8 7-13 41-28 62-79 62-19 0-37 0-56 0 58-60 114-119 171-178z"><text:p/></draw:path><draw:path draw:style-name="gr362" draw:text-style-name="P51" svg:width="0.096cm" svg:height="0.419cm" svg:x="0.636cm" svg:y="0cm" svg:viewBox="0 0 97 420" svg:d="M97 415c0-2 0-2-7-9-52-53-66-132-66-196 0-73 17-146 68-199 5-5 5-5 5-7 0-3-1-4-3-4-5 0-42 29-68 82-21 47-26 93-26 128 0 32 5 83 28 130 25 52 61 80 66 80 2 0 3-2 3-5z"><text:p/></draw:path><draw:path draw:style-name="gr362" draw:text-style-name="P51" svg:width="0.178cm" svg:height="0.189cm" svg:x="0.777cm" svg:y="0.13cm" svg:viewBox="0 0 179 190" svg:d="M37 150c23-24 36-35 51-47 0-1 26-22 42-38 39-40 49-59 49-61 0-4-4-4-5-4-4 0-5 0-6 5-13 19-23 26-32 26-11 0-15-6-22-13-7-10-14-18-29-18-31 0-50 38-50 48 0 1 1 5 5 5 3 0 4-3 4-5 9-19 33-20 36-20 10 0 17 3 27 6 17 7 21 7 32 7-14 18-50 48-57 55-14 11-26 23-39 35-29 28-43 52-43 55 0 4 4 4 5 4 3 0 5 0 7-5 10-14 22-26 36-26 10 0 13 3 24 15 7 10 14 16 26 16 42 0 67-53 67-65 0-1-2-4-6-4-3 0-4 3-5 5-10 28-36 36-51 36-8 0-15-2-24-6-14-5-21-7-30-7-1 0-7 0-12 1z"><text:p/></draw:path><draw:path draw:style-name="gr362" draw:text-style-name="P51" svg:width="0.096cm" svg:height="0.419cm" svg:x="0.997cm" svg:y="0cm" svg:viewBox="0 0 97 420" svg:d="M97 210c0-32-5-84-27-131-26-51-62-79-66-79-3 0-4 1-4 4 0 2 0 2 7 10 42 41 66 109 66 196 0 71-15 145-68 199-5 4-5 4-5 6 0 3 1 5 4 5 4 0 42-29 67-82 21-47 26-94 26-128z"><text:p/></draw:path></draw:g></text:span><text:span text:style-name="T15"><text:s/>is symmetrical with respect to </text:span><text:span text:style-name="T15"><draw:g text:anchor-type="as-char" svg:y="-0.288cm" draw:z-index="12" draw:name="모양12" draw:style-name="gr360"><svg:title>TexMaths</svg:title><svg:desc>12§display§6§svg§600§FALSE§</svg:desc><draw:path draw:style-name="gr361" draw:text-style-name="P50" svg:width="0.148cm" svg:height="0.244cm" svg:x="0.004cm" svg:y="0.018cm" svg:viewBox="0 0 149 245" svg:d="M0 0c50 0 99 0 149 0 0 82 0 163 0 245-50 0-99 0-149 0 0-82 0-163 0-245z"><text:p/></draw:path><draw:path draw:style-name="gr362" draw:text-style-name="P51" svg:width="0.173cm" svg:height="0.287cm" svg:x="0.001cm" svg:y="0cm" svg:viewBox="0 0 174 288" svg:d="M38 141c0-3 0-7 0-9 0-107 53-121 72-121 11 0 29 2 38 17-6 0-23 0-23 19 0 12 9 19 19 19 7 0 19-5 19-20 0-26-18-46-53-46-53 0-110 54-110 146 0 112 48 142 88 142 46 0 86-40 86-95 0-53-37-92-83-92-29 0-45 21-53 40zM88 276c-26 0-40-26-42-32-7-20-7-53-7-61 0-32 13-73 52-73 6 0 24 0 37 25 8 15 8 36 8 57 0 20 0 42-7 56-13 25-32 28-41 28z"><text:p/></draw:path></draw:g></text:span><text:span text:style-name="T15">. So we can say that </text:span><draw:g text:anchor-type="as-char" svg:y="-0.314cm" draw:z-index="10" draw:name="모양13" draw:style-name="gr360"><svg:title>TexMaths</svg:title><svg:desc>12§display§E\left[ Z\right] = 6.§svg§600§FALSE§</svg:desc><draw:path draw:style-name="gr361" draw:text-style-name="P50" svg:width="1.766cm" svg:height="0.375cm" svg:x="0.007cm" svg:y="0.022cm" svg:viewBox="0 0 1767 376" svg:d="M0 0c590 0 1178 0 1767 0 0 125 0 251 0 376-589 0-1177 0-1767 0 0-125 0-251 0-376z"><text:p/></draw:path><draw:path draw:style-name="gr362" draw:text-style-name="P51" svg:width="0.305cm" svg:height="0.285cm" svg:x="0.001cm" svg:y="0.029cm" svg:viewBox="0 0 306 286" svg:d="M283 189c0-3 2-5 2-6-2-3 0-5-5-5-4 0-5 2-5 5-28 61-43 90-115 90-21 0-42 0-63 0-5 0-6 0-8-1-5 0-6 0-6-4 0-1 0-2 2-10 10-38 19-75 29-114 14 0 28 0 42 0 35 0 35 10 35 19 0 4 0 9-2 21-2 2-2 4-2 5 0 2 2 5 5 5 4 0 5-3 7-9 9-34 16-66 24-98 0-3-2-5-4-5-5 0-5 2-6 8-10 31-17 41-56 41-13 0-26 0-39 0 8-34 16-67 25-101 3-14 3-17 23-17 19 0 39 0 59 0 51 0 64 12 64 47 0 11 0 11-2 23 0 2 0 5 0 7 0 3 1 5 5 5 5 0 5-2 6-11 2-24 5-48 8-72 1-12-1-12-12-12-71 0-142 0-212 0-9 0-12 0-12 8 0 5 3 5 10 5 16 0 28 0 28 9 0 1 0 2-2 9-18 74-38 148-56 221-3 17-4 21-38 21-7 0-12 0-12 7 0 6 5 6 12 6 73 0 145 0 219 0 9 0 10-1 13-7 13-30 26-60 39-90z"><text:p/></draw:path><draw:path draw:style-name="gr362" draw:text-style-name="P51" svg:width="0.058cm" svg:height="0.419cm" svg:x="0.44cm" svg:y="0cm" svg:viewBox="0 0 59 420" svg:d="M59 420c0-7 0-11 0-17-15 0-28 0-42 0 0-129 0-258 0-386 14 0 27 0 42 0 0-6 0-11 0-17-19 0-40 0-59 0 0 139 0 280 0 420 19 0 40 0 59 0z"><text:p/></draw:path><draw:path draw:style-name="gr362" draw:text-style-name="P51" svg:width="0.279cm" svg:height="0.286cm" svg:x="0.533cm" svg:y="0.028cm" svg:viewBox="0 0 280 287" svg:d="M279 11c1-3 1-4 1-6 0-5-1-5-10-5-60 0-119 0-179 0-9 0-9 1-12 8-8 26-15 51-24 76 0 3-1 4-1 6 0 1 0 5 5 5s5-2 6-4c15-50 38-78 103-78 23 0 47 0 70 0-80 88-158 176-237 262 0 3-1 6-1 7 0 5 2 5 11 5 61 0 121 0 182 0 11 0 11-1 14-9 9-30 20-62 30-92 1-1 2-4 2-6s-2-5-6-5-4 2-7 11c-18 56-39 87-111 87-24 0-48 0-72 0 78-87 158-174 236-262z"><text:p/></draw:path><draw:path draw:style-name="gr362" draw:text-style-name="P51" svg:width="0.057cm" svg:height="0.419cm" svg:x="0.835cm" svg:y="0cm" svg:viewBox="0 0 58 420" svg:d="M58 0c-20 0-39 0-58 0 0 6 0 11 0 17 13 0 28 0 41 0 0 128 0 257 0 386-13 0-28 0-41 0 0 6 0 10 0 17 19 0 38 0 58 0 0-140 0-281 0-420z"><text:p/></draw:path><draw:path draw:style-name="gr362" draw:text-style-name="P51" svg:width="0.28cm" svg:height="0.098cm" svg:x="1.083cm" svg:y="0.16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62" draw:text-style-name="P51" svg:width="0.173cm" svg:height="0.287cm" svg:x="1.522cm" svg:y="0.035cm" svg:viewBox="0 0 174 288" svg:d="M37 143c0-4 0-7 0-11 0-106 53-121 75-121 9 0 27 2 37 17-7 0-24 0-24 19 0 13 11 19 20 19 6 0 19-3 19-20 0-26-19-46-54-46-54 0-110 55-110 148 0 110 48 140 88 140 46 0 86-39 86-93 0-53-37-94-84-94-29 0-44 22-53 42zM88 276c-27 0-40-25-42-31-8-19-8-51-8-60 0-32 14-74 52-74 7 0 26 0 40 26 7 16 7 37 7 58 0 19 0 39-7 55-14 25-33 26-42 26z"><text:p/></draw:path><draw:path draw:style-name="gr362" draw:text-style-name="P51" svg:width="0.043cm" svg:height="0.045cm" svg:x="1.751cm" svg:y="0.269cm" svg:viewBox="0 0 44 46" svg:d="M44 23c0-12-10-23-22-23-14 0-22 11-22 23s8 23 22 23c12 0 22-11 22-23z"><text:p/></draw:path></draw:g></text:p>
      <text:p text:style-name="P15"/>
      <text:p text:style-name="P15"/>
      <text:p text:style-name="P14" loext:marker-style-name="T4"><text:span text:style-name="T12">Part (</text:span><text:span text:style-name="T13">d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29" table:style-name="표29">
        <table:table-column table:style-name="표29.A"/>
        <table:table-row table:style-name="표29.1">
          <table:table-cell table:style-name="표29.A1" office:value-type="string">
            <text:p text:style-name="P19" loext:marker-style-name="T3"/>
            <text:p text:style-name="P19" loext:marker-style-name="T3"><draw:g text:anchor-type="as-char" svg:y="-0.288cm" draw:z-index="15" draw:name="모양14" draw:style-name="gr360"><svg:title>TexMaths</svg:title><svg:desc>12§display§9§svg§600§FALSE§</svg:desc><draw:path draw:style-name="gr361" draw:text-style-name="P50" svg:width="0.148cm" svg:height="0.244cm" svg:x="0.004cm" svg:y="0.018cm" svg:viewBox="0 0 149 245" svg:d="M0 0c50 0 99 0 149 0 0 82 0 163 0 245-50 0-99 0-149 0 0-82 0-163 0-245z"><text:p/></draw:path><draw:path draw:style-name="gr362" draw:text-style-name="P51" svg:width="0.173cm" svg:height="0.287cm" svg:x="0.001cm" svg:y="0cm" svg:viewBox="0 0 174 288" svg:d="M136 145c0 5 0 10 0 13 0 98-43 118-67 118-7 0-30-2-42-15 19 0 23-13 23-20 0-12-11-19-20-19-7 0-20 5-20 20 0 29 23 46 59 46 53 0 105-58 105-147 0-112-48-141-84-141-25 0-45 7-63 26-17 20-27 38-27 69 0 51 38 92 85 92 24 0 41-18 51-42zM85 177c-8 0-27 0-39-26-8-14-8-36-8-56 0-23 0-42 9-58 11-21 27-26 43-26 18 0 31 14 38 32 5 15 8 41 8 60 0 35-15 74-51 74z"><text:p/></draw:path></draw:g></text:p>
            <text:p text:style-name="P19" loext:marker-style-name="T3"/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12">Explanation:</text:span></text:p>
      <text:p text:style-name="P15"><text:span text:style-name="T15"/></text:p>
      <text:p text:style-name="P15"><text:span text:style-name="T15">Each case we throw only 2 dies, so </text:span><text:span text:style-name="T15"><draw:g text:anchor-type="as-char" svg:y="-0.295cm" draw:z-index="13" draw:name="모양15" draw:style-name="gr360"><svg:title>TexMaths</svg:title><svg:desc>12§display§UV§svg§600§FALSE§</svg:desc><draw:path draw:style-name="gr361" draw:text-style-name="P50" svg:width="0.611cm" svg:height="0.251cm" svg:x="0.001cm" svg:y="0.018cm" svg:viewBox="0 0 612 252" svg:d="M0 0c204 0 408 0 612 0 0 84 0 168 0 252-204 0-408 0-612 0 0-84 0-168 0-252z"><text:p/></draw:path><draw:path draw:style-name="gr362" draw:text-style-name="P51" svg:width="0.29cm" svg:height="0.295cm" svg:x="0.008cm" svg:y="0cm" svg:viewBox="0 0 291 296" svg:d="M238 44c4-18 12-30 46-31 2 0 7 0 7-8-2-1 0-5-6-5-13 0-30 1-43 1-15 0-29-1-43-1-3 0-7 0-7 8 0 5 3 5 7 5 24 0 28 10 28 18 0 1-1 9-1 10-13 49-26 100-38 149-14 56-62 92-104 92-29 0-52-18-52-54 0-1 0-14 5-33 13-54 28-108 41-163 3-15 5-19 35-19 10 0 14 0 14-8 0-5-5-5-6-5-11 0-42 1-54 1s-42-1-54-1c-3 0-8 0-8 8 0 5 5 5 12 5 1 0 9 0 17 1 7 0 10 2 10 6 0 3-4 21-7 30-3 12-6 24-9 38-4 17-24 95-26 102-2 12-2 18-2 25 0 51 37 81 81 81 54 0 106-49 120-104 12-49 24-98 37-148z"><text:p/></draw:path><draw:path draw:style-name="gr362" draw:text-style-name="P51" svg:width="0.298cm" svg:height="0.295cm" svg:x="0.335cm" svg:y="0cm" svg:viewBox="0 0 299 296" svg:d="M239 48c22-32 39-34 54-35 6 0 6-7 6-8 0-4-2-5-6-5-10 0-22 1-33 1-15 0-29-1-42-1-2 0-8 0-8 8 0 5 3 5 7 5 10 1 19 5 19 13s-6 16-6 17c-43 69-86 136-129 204-10-74-20-147-29-222 0-7 9-12 29-12 6 0 10 0 10-8 0-4-3-5-6-5-16 0-34 1-51 1-9 0-17 0-24 0-8 0-16-1-23-1-2 0-7 0-7 8 0 5 4 5 10 5 24 0 24 4 26 15 11 86 21 171 32 258 1 8 4 10 9 10 7 0 8-3 12-8 50-80 100-159 150-240z"><text:p/></draw:path></draw:g></text:span><text:span text:style-name="T15"><text:s/>sames to just multiply to outputs regardless of min·maximum.</text:span></text:p>
      <text:p text:style-name="P15"><text:span text:style-name="T15"/></text:p>
      <text:p text:style-name="P15"><text:span text:style-name="T15"><draw:g text:anchor-type="as-char" svg:y="-0.714cm" draw:z-index="14" draw:name="모양16" draw:style-name="gr360"><svg:title>TexMaths</svg:title><svg:desc>12§display§E \left[ UV \right] = \frac1{25} \sum_{i=1}^{5} \sum_{j=1}^5 i \cdot j = 9§svg§600§FALSE§</svg:desc><draw:path draw:style-name="gr361" draw:text-style-name="P50" svg:width="5.185cm" svg:height="1.235cm" svg:x="0.007cm" svg:y="0.021cm" svg:viewBox="0 0 5186 1236" svg:d="M0 0c1728 0 3458 0 5186 0 0 412 0 825 0 1236-1728 0-3458 0-5186 0 0-411 0-824 0-1236z"><text:p/></draw:path><draw:path draw:style-name="gr362" draw:text-style-name="P51" svg:width="0.305cm" svg:height="0.285cm" svg:x="0.001cm" svg:y="0.437cm" svg:viewBox="0 0 306 286" svg:d="M283 188c0-2 1-3 3-6 0-1 0-4-6-4-4 0-5 2-5 4-28 63-43 90-115 90-21 0-41 0-62 0-6 0-7 0-9 0-5 0-6-1-6-3 0-1 0-3 2-10 10-38 19-77 29-115 14 0 28 0 42 0 36 0 36 8 36 19 0 3 0 7-4 21-1 2-1 3-1 4 0 3 1 5 6 5 3 0 4-2 6-8 9-33 16-66 24-99 0-3-2-4-5-4-4 0-4 2-6 7-9 32-16 42-55 42-13 0-26 0-39 0 8-34 16-69 25-102 3-15 3-17 23-17 19 0 39 0 58 0 52 0 65 13 65 47 0 11 0 12-2 23 0 2 0 4 0 7 0 1 1 6 5 6s4-4 6-11c2-24 6-49 8-73 1-11-1-11-11-11-71 0-143 0-213 0-9 0-12 0-12 8 0 4 3 4 10 4 16 0 28 0 28 8 0 2 0 3-1 10-19 74-37 149-57 223-3 17-4 19-38 19-7 0-12 0-12 9 0 5 5 5 12 5 73 0 146 0 220 0 9 0 9 0 12-8 13-30 26-60 39-90z"><text:p/></draw:path><draw:path draw:style-name="gr362" draw:text-style-name="P51" svg:width="0.057cm" svg:height="0.42cm" svg:x="0.441cm" svg:y="0.407cm" svg:viewBox="0 0 58 421" svg:d="M58 421c0-6 0-12 0-16-14 0-28 0-41 0 0-130 0-259 0-388 13 0 27 0 41 0 0-6 0-11 0-17-20 0-39 0-58 0 0 140 0 281 0 421 19 0 38 0 58 0z"><text:p/></draw:path><draw:path draw:style-name="gr362" draw:text-style-name="P51" svg:width="0.292cm" svg:height="0.297cm" svg:x="0.536cm" svg:y="0.434cm" svg:viewBox="0 0 293 298" svg:d="M240 44c4-16 12-30 46-31 2 0 7 0 7-8-3-1 0-5-6-5-13 0-29 2-43 2-15 0-30-2-44-2-2 0-7 0-7 8 0 5 4 5 7 5 24 1 29 10 29 19 0 2-1 8-1 9-13 50-25 101-38 151-15 56-63 92-105 92-29 0-51-18-51-54 0-1 0-14 4-33 14-54 28-109 41-163 4-16 5-21 35-21 11 0 14 0 14-8 0-5-4-5-6-5-12 0-42 2-54 2s-42-2-54-2c-3 0-8 0-8 8 0 5 4 5 12 5 1 0 8 0 16 1 8 2 12 2 12 8 0 2-5 20-8 30-3 12-6 25-9 37-4 15-24 96-25 103-4 12-4 18-4 25 0 52 38 81 83 81 53 0 105-48 120-104 12-50 25-99 37-150z"><text:p/></draw:path><draw:path draw:style-name="gr362" draw:text-style-name="P51" svg:width="0.299cm" svg:height="0.297cm" svg:x="0.866cm" svg:y="0.434cm" svg:viewBox="0 0 300 298" svg:d="M241 48c21-32 39-34 54-35 5 0 4-5 5-7 0-4-2-6-5-6-12 0-24 2-35 2-14 0-28-2-42-2-2 0-8 0-8 8 0 5 4 5 7 5 11 1 19 6 19 15 0 6-3 10-6 15-43 69-86 138-129 207-10-75-19-149-29-224 0-7 10-13 29-13 6 0 11 0 11-8 0-4-4-5-6-5-17 0-35 2-52 2-8 0-17-1-24-1-8 0-16-1-23-1-2 0-7 0-7 8 0 5 4 5 10 5 24 0 24 5 26 15 11 86 22 174 32 260 2 8 4 10 9 10 7 0 8-3 12-8 50-80 102-162 152-242z"><text:p/></draw:path><draw:path draw:style-name="gr362" draw:text-style-name="P51" svg:width="0.057cm" svg:height="0.42cm" svg:x="1.191cm" svg:y="0.407cm" svg:viewBox="0 0 58 421" svg:d="M58 0c-20 0-39 0-58 0 0 6 0 11 0 17 13 0 28 0 41 0 0 129 0 258 0 388-13 0-28 0-41 0 0 4 0 10 0 16 19 0 38 0 58 0 0-140 0-281 0-421z"><text:p/></draw:path><draw:path draw:style-name="gr362" draw:text-style-name="P51" svg:width="0.28cm" svg:height="0.099cm" svg:x="1.44cm" svg:y="0.567cm" svg:viewBox="0 0 281 100" svg:d="M266 18c6 0 15-1 15-10 0-8-9-8-15-8-84 0-169 0-253 0-5 0-13 0-13 8 0 9 8 10 14 10 84 0 168 0 252 0zM266 100c6 0 15 0 15-9 0-8-9-8-15-8-84 0-168 0-252 0-6 0-14 0-14 8 0 9 8 9 13 9 84 0 169 0 253 0z"><text:p/></draw:path><draw:path draw:style-name="gr362" draw:text-style-name="P51" svg:width="0.138cm" svg:height="0.28cm" svg:x="2.054cm" svg:y="0.157cm" svg:viewBox="0 0 139 281" svg:d="M86 11c0-11 0-11-9-11-27 26-63 26-77 26 0 5 0 9 0 14 8 0 34 0 55-11 0 73 0 145 0 218 0 16-1 21-38 21-5 0-10 0-15 0 0 3 0 8 0 13 16-1 52-1 69-1s54 0 68 1c0-5 0-10 0-13-5 0-8 0-13 0-38 0-40-5-40-21 0-79 0-157 0-236z"><text:p/></draw:path><draw:path draw:style-name="gr362" draw:text-style-name="P51" svg:width="0.421cm" svg:height="0.016cm" svg:x="1.912cm" svg:y="0.61cm" svg:viewBox="0 0 422 17" svg:d="M0 0c140 0 282 0 422 0 0 6 0 11 0 17-140 0-282 0-422 0 0-6 0-11 0-17z"><text:p/></draw:path><draw:path draw:style-name="gr362" draw:text-style-name="P51" svg:width="0.167cm" svg:height="0.28cm" svg:x="1.933cm" svg:y="0.729cm" svg:viewBox="0 0 168 281" svg:d="M32 248c15-14 30-28 45-43 66-57 91-80 91-122 0-49-38-83-90-83-47 0-78 40-78 77 0 24 20 24 22 24 7 0 22-6 22-23 0-11-8-22-22-22-4 0-4 0-6 0 10-27 33-43 57-43 39 0 57 35 57 70 0 33-22 66-45 92-26 30-54 60-80 90-5 5-5 6-5 16 52 0 104 0 156 0 4-25 8-49 12-73-4 0-7 0-11 0-2 13-5 31-9 37-3 3-30 3-40 3-25 0-50 0-76 0z"><text:p/></draw:path><draw:path draw:style-name="gr362" draw:text-style-name="P51" svg:width="0.168cm" svg:height="0.289cm" svg:x="2.143cm" svg:y="0.729cm" svg:viewBox="0 0 169 290" svg:d="M169 197c0-51-35-93-80-93-21 0-39 6-54 22 0-28 0-55 0-83 8 3 23 6 36 6 51 0 81-38 81-44 0-3-1-5-4-5-2 0-2 0-3 1-8 5-30 13-57 13-17 0-36-3-57-12-3-1-3-1-5-1-4 0-4 4-4 10 0 42 0 83 0 125 0 7 0 10 6 10 3 0 3-1 6-3 4-7 20-29 54-29 21 0 32 19 36 26 7 16 7 33 7 53 0 16 0 41-10 58-9 17-25 27-45 27-30 0-54-21-62-46 2 0 3 1 8 1 13 0 20-12 20-22 0-11-7-20-20-20-6 0-22 3-22 23 0 36 30 76 77 76 49 0 92-40 92-93z"><text:p/></draw:path><draw:path draw:style-name="gr362" draw:text-style-name="P51" svg:width="0.13cm" svg:height="0.201cm" svg:x="2.692cm" svg:y="0cm" svg:viewBox="0 0 131 202" svg:d="M28 31c15 4 24 4 28 4 39 0 63-27 63-31 0-3-3-4-4-4s-1 0-2 1c-7 3-23 9-45 9-8 0-24-2-43-9-3-1-3-1-5-1-3 0-3 4-3 8 0 29 0 58 0 87 0 5 0 8 5 8 2 0 3 0 6-3 13-17 31-20 40-20 18 0 27 15 28 17 5 10 7 22 7 39 0 8 0 26-9 39-8 10-20 17-34 17-19 0-40-11-47-30 11 1 17-6 17-14 0-12-11-15-14-15-2 0-16 0-16 16 0 26 25 53 60 53 38 0 71-28 71-65 0-34-25-65-61-65-14 0-29 4-42 16 0-20 0-38 0-57z"><text:p/></draw:path><draw:path draw:style-name="gr362" draw:text-style-name="P51" svg:width="0.561cm" svg:height="0.588cm" svg:x="2.478cm" svg:y="0.326cm" svg:viewBox="0 0 562 589" svg:d="M510 589c17-45 35-90 52-134-4 0-7 0-11 0-17 44-61 72-111 85-8 3-49 13-130 13-86 0-170 0-255 0 72-84 143-168 215-252 4-3 4-5 4-6s0-2-3-7c-66-89-131-179-197-268 77 0 155 0 232 0 56 0 95 5 98 6 23 4 59 11 93 32 11 7 40 26 54 60 4 0 7 0 11 0-17-40-35-78-52-118-166 0-332 0-498 0-10 0-11 0-12 2 0 2 0 10 0 15 74 102 149 203 223 305-73 85-145 170-218 255-5 5-5 8-5 9 0 3 4 3 12 3 166 0 332 0 498 0z"><text:p/></draw:path><draw:path draw:style-name="gr362" draw:text-style-name="P51" svg:width="0.089cm" svg:height="0.197cm" svg:x="2.5cm" svg:y="1.028cm" svg:viewBox="0 0 90 198" svg:d="M82 11c0-5-4-11-12-11s-16 7-16 16c0 6 4 12 11 12 8 0 17-9 17-17zM22 161c-2 3-3 7-3 12 0 14 12 25 28 25 30 0 43-41 43-44 0-5-4-4-5-5-5 0-5 2-6 6-7 23-20 35-31 35-6 0-7-4-7-10 0-7 1-13 5-19 2-9 6-16 9-24 3-7 13-34 15-37 0-3 1-6 1-10 0-13-12-25-28-25-30 0-43 41-43 45s4 4 5 4c5 0 5-1 6-5 7-25 20-36 31-36 5 0 7 3 7 11 0 7-1 11-9 29-6 15-12 32-18 48z"><text:p/></draw:path><draw:path draw:style-name="gr362" draw:text-style-name="P51" svg:width="0.216cm" svg:height="0.078cm" svg:x="2.625cm" svg:y="1.105cm" svg:viewBox="0 0 217 79" svg:d="M206 14c4 0 11 0 11-7s-7-7-11-7c-64 0-130 0-195 0-4 0-11 0-11 7s7 7 11 7c65 0 131 0 195 0zM206 79c4 0 11 0 11-7s-7-7-11-7c-64 0-130 0-195 0-4 0-11 0-11 7s7 7 11 7c65 0 131 0 195 0z"><text:p/></draw:path><draw:path draw:style-name="gr362" draw:text-style-name="P51" svg:width="0.107cm" svg:height="0.195cm" svg:x="2.895cm" svg:y="1.028cm" svg:viewBox="0 0 108 196" svg:d="M67 7c0-7-1-7-8-7-19 18-47 18-59 18 0 4 0 7 0 11 7 0 26 0 43-9 0 51 0 101 0 152 0 9 0 13-30 13-3 0-7 0-11 0 0 3 0 7 0 11 6 0 42-2 53-2 9 0 46 2 53 2 0-4 0-8 0-11-4 0-7 0-11 0-30 0-30-4-30-13 0-56 0-110 0-165z"><text:p/></draw:path><draw:path draw:style-name="gr362" draw:text-style-name="P51" svg:width="0.129cm" svg:height="0.201cm" svg:x="3.372cm" svg:y="0cm" svg:viewBox="0 0 130 202" svg:d="M26 31c16 4 24 4 29 4 39 0 63-27 63-31 0-3-3-4-4-4s-1 0-2 1c-8 3-23 9-45 9-8 0-24-2-43-9-4-1-2-1-4-1-4 0-4 4-4 8 0 29 0 58 0 87 0 5 0 8 4 8 3 0 4 0 6-3 14-17 32-20 41-20 18 0 27 15 28 17 5 10 7 22 7 39 0 8 0 26-8 39-9 10-21 17-35 17-19 0-40-11-47-30 11 1 17-6 17-14 0-12-11-15-15-15-1 0-14 0-14 16 0 26 24 53 59 53 38 0 71-28 71-65 0-34-26-65-62-65-13 0-28 4-42 16 0-20 0-38 0-57z"><text:p/></draw:path><draw:path draw:style-name="gr362" draw:text-style-name="P51" svg:width="0.561cm" svg:height="0.588cm" svg:x="3.156cm" svg:y="0.326cm" svg:viewBox="0 0 562 589" svg:d="M510 589c17-45 35-90 52-134-4 0-7 0-11 0-17 44-61 72-109 85-10 3-51 13-132 13-86 0-170 0-255 0 72-84 143-168 215-252 4-3 4-5 4-6s0-2-3-7c-66-89-131-179-197-268 77 0 155 0 232 0 56 0 95 5 98 6 23 4 59 11 93 32 11 7 40 26 54 60 4 0 7 0 11 0-17-40-35-78-52-118-166 0-332 0-498 0-10 0-11 0-12 2 0 2 0 10 0 15 74 102 149 203 223 305-73 85-145 170-218 255-5 5-5 8-5 9 0 3 5 3 12 3 166 0 332 0 498 0z"><text:p/></draw:path><draw:path draw:style-name="gr362" draw:text-style-name="P51" svg:width="0.129cm" svg:height="0.255cm" svg:x="3.145cm" svg:y="1.028cm" svg:viewBox="0 0 130 256" svg:d="M130 11c0-5-4-11-12-11-9 0-17 8-17 16 0 4 3 12 12 12 8 0 17-9 17-17zM67 210c-5 20-20 37-38 37-4 0-7 0-11-1 8-4 11-11 11-16 0-7-6-10-12-10-10 0-17 8-17 18s11 18 29 18c17 0 53-11 61-47 10-35 18-71 28-106 0-3 1-6 1-9 0-17-15-29-31-29-34 0-53 42-53 45 0 4 5 4 6 4 3 0 3-1 6-5 7-17 23-36 39-36 8 0 10 5 10 15 0 3 0 7-1 9-10 37-18 76-28 113z"><text:p/></draw:path><draw:path draw:style-name="gr362" draw:text-style-name="P51" svg:width="0.216cm" svg:height="0.078cm" svg:x="3.323cm" svg:y="1.105cm" svg:viewBox="0 0 217 79" svg:d="M205 14c5 0 12 0 12-7s-7-7-11-7c-64 0-130 0-195 0-4 0-11 0-11 7s6 7 11 7c65 0 129 0 194 0zM206 79c4 0 11 0 11-7s-7-7-12-7c-65 0-129 0-194 0-5 0-11 0-11 7s7 7 11 7c65 0 131 0 195 0z"><text:p/></draw:path><draw:path draw:style-name="gr362" draw:text-style-name="P51" svg:width="0.106cm" svg:height="0.195cm" svg:x="3.593cm" svg:y="1.028cm" svg:viewBox="0 0 107 196" svg:d="M67 7c0-7-1-7-9-7-20 18-46 18-58 18 0 4 0 7 0 11 7 0 26 0 43-9 0 51 0 101 0 152 0 9 0 13-30 13-3 0-7 0-11 0 0 3 0 7 0 11 5 0 41-2 52-2 10 0 47 2 53 2 0-4 0-8 0-11-4 0-7 0-11 0-29 0-29-4-29-13 0-56 0-110 0-165z"><text:p/></draw:path><draw:path draw:style-name="gr362" draw:text-style-name="P51" svg:width="0.109cm" svg:height="0.282cm" svg:x="3.825cm" svg:y="0.446cm" svg:viewBox="0 0 110 283" svg:d="M107 16c0-9-6-16-16-16-11 0-23 11-23 23 0 7 6 14 17 14 10 0 22-9 22-21zM74 174c6-12 6-13 10-24 4-8 6-14 6-23 0-19-13-35-35-35-39 0-55 62-55 65 0 5 4 5 5 5 3 0 5-1 6-8 12-40 29-52 43-52 4 0 11 0 11 13 0 9-4 18-5 22-4 11-23 60-29 78-5 11-11 25-11 33 0 21 15 35 35 35 40 0 55-61 55-65 0-3-3-3-4-3-4 0-4 1-6 7-8 26-22 53-44 53-7 0-9-5-9-15s2-16 12-42c5-14 11-30 15-44z"><text:p/></draw:path><draw:path draw:style-name="gr362" draw:text-style-name="P51" svg:width="0.043cm" svg:height="0.043cm" svg:x="4.088cm" svg:y="0.595cm" svg:viewBox="0 0 44 44" svg:d="M44 23c0-13-10-23-22-23-14 0-22 10-22 23 0 12 8 21 22 21 12 0 22-9 22-21z"><text:p/></draw:path><draw:path draw:style-name="gr362" draw:text-style-name="P51" svg:width="0.172cm" svg:height="0.364cm" svg:x="4.257cm" svg:y="0.446cm" svg:viewBox="0 0 173 365" svg:d="M173 16c0-9-6-16-17-16-10 0-22 10-22 23 0 8 6 14 16 14 11 0 23-11 23-21zM88 300c-9 32-28 56-52 56-2 0-10 0-17-4 13-3 19-14 19-22 0-7-4-14-15-14s-23 8-23 24 17 25 37 25c29 0 69-22 79-64 14-51 26-103 39-155 2-8 2-14 2-15 0-24-18-39-39-39-42 0-68 62-68 65 0 5 5 5 6 5 4 0 4-1 8-8 10-27 30-52 52-52 6 0 15 1 15 19 0 10-3 15-4 22-13 53-26 104-39 157z"><text:p/></draw:path><draw:path draw:style-name="gr362" draw:text-style-name="P51" svg:width="0.28cm" svg:height="0.099cm" svg:x="4.6cm" svg:y="0.567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174cm" svg:height="0.289cm" svg:x="5.039cm" svg:y="0.441cm" svg:viewBox="0 0 175 290" svg:d="M137 148c0 4 0 8 0 13 0 98-43 117-69 117-7 0-28 0-40-14 18 0 21-13 21-20 0-12-9-20-19-20-6 0-19 4-19 21 0 29 23 45 59 45 54 0 105-57 105-147 0-114-48-143-86-143-23 0-43 8-61 28-18 18-28 36-28 67 0 53 37 95 84 95 26 0 43-18 53-42zM85 180c-7 0-26 0-39-26-8-16-8-38-8-58 0-23 0-43 9-59 12-20 27-26 42-26 19 0 33 14 41 33 4 14 7 40 7 59 0 36-15 77-52 77z"><text:p/></draw:path></draw:g></text:span></text:p>
      <text:p text:style-name="P15"><text:span text:style-name="T15"/></text:p>
      <text:p text:style-name="P15"><text:span text:style-name="T15"/></text:p>
      <text:p text:style-name="P14" loext:marker-style-name="T4"><text:span text:style-name="T12">Part (</text:span><text:span text:style-name="T13">e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30" table:style-name="표30">
        <table:table-column table:style-name="표30.A"/>
        <table:table-row table:style-name="표30.1">
          <table:table-cell table:style-name="표30.A1" office:value-type="string">
            <text:p text:style-name="P19" loext:marker-style-name="T3"/>
            <text:p text:style-name="P19" loext:marker-style-name="T3"><draw:g text:anchor-type="as-char" svg:y="-0.288cm" draw:z-index="17" draw:name="모양17" draw:style-name="gr360"><svg:title>TexMaths</svg:title><svg:desc>12§display§1.6§svg§600§FALSE§</svg:desc><draw:path draw:style-name="gr361" draw:text-style-name="P50" svg:width="0.475cm" svg:height="0.244cm" svg:x="0.001cm" svg:y="0.018cm" svg:viewBox="0 0 476 245" svg:d="M0 0c159 0 317 0 476 0 0 82 0 163 0 245-159 0-317 0-476 0 0-82 0-163 0-245z"><text:p/></draw:path><draw:path draw:style-name="gr362" draw:text-style-name="P51" svg:width="0.138cm" svg:height="0.277cm" svg:x="0.016cm" svg:y="0cm" svg:viewBox="0 0 139 278" svg:d="M86 11c0-10 0-11-9-11-27 26-64 26-77 26 0 5 0 9 0 14 8 0 34 0 55-11 0 72 0 145 0 217 0 14-1 19-38 19-5 0-10 0-15 0 0 5 0 8 0 13 16-1 52-1 69-1s54 0 68 1c0-5 0-8 0-13-5 0-9 0-13 0-38 0-40-4-40-19 0-78 0-157 0-235z"><text:p/></draw:path><draw:path draw:style-name="gr362" draw:text-style-name="P51" svg:width="0.045cm" svg:height="0.043cm" svg:x="0.225cm" svg:y="0.234cm" svg:viewBox="0 0 46 44" svg:d="M46 23c0-12-11-23-23-23s-23 11-23 23 11 21 23 21 23-9 23-21z"><text:p/></draw:path><draw:path draw:style-name="gr362" draw:text-style-name="P51" svg:width="0.174cm" svg:height="0.287cm" svg:x="0.323cm" svg:y="0cm" svg:viewBox="0 0 175 288" svg:d="M38 141c0-3 0-7 0-9 0-107 53-121 74-121 10 0 29 2 37 17-6 0-23 0-23 19 0 12 10 19 19 19 8 0 20-5 20-20 0-26-18-46-53-46-54 0-112 54-112 146 0 112 49 142 89 142 47 0 86-40 86-95 0-53-37-92-84-92-29 0-44 21-53 40zM89 276c-27 0-40-26-42-32-7-20-7-53-7-61 0-32 13-73 51-73 6 0 25 0 39 25 7 15 7 36 7 57 0 20 0 42-7 56-12 25-32 28-41 28z"><text:p/></draw:path></draw:g></text:p>
            <text:p text:style-name="P19" loext:marker-style-name="T3"/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12">Explanation:</text:span></text:p>
      <text:p text:style-name="P15"><text:span text:style-name="T15"/></text:p>
      <text:p text:style-name="P15"><text:span text:style-name="T15"><draw:g text:anchor-type="as-char" svg:y="-0.572cm" draw:z-index="16" draw:name="모양18" draw:style-name="gr360"><svg:title>TexMaths</svg:title><svg:desc>12§display§Var \left( U+V \right) = Var(Z) = \frac{40}{25}=1.6§svg§600§FALSE§</svg:desc><draw:path draw:style-name="gr361" draw:text-style-name="P50" svg:width="6.446cm" svg:height="0.823cm" svg:x="0.001cm" svg:y="0.018cm" svg:viewBox="0 0 6447 824" svg:d="M0 0c2149 0 4298 0 6447 0 0 275 0 550 0 824-2149 0-4298 0-6447 0 0-274 0-549 0-824z"><text:p/></draw:path><draw:path draw:style-name="gr362" draw:text-style-name="P51" svg:width="0.299cm" svg:height="0.297cm" svg:x="0.003cm" svg:y="0.278cm" svg:viewBox="0 0 300 298" svg:d="M241 49c21-33 39-35 54-36 5 0 4-5 5-7 0-4-2-6-5-6-12 0-24 2-35 2-14 0-28-2-42-2-2 0-8 0-8 8 0 5 5 5 7 5 11 1 19 6 19 15 0 6-3 10-6 15-43 69-86 137-129 207-10-75-19-149-29-224 0-7 10-13 29-13 6 0 11 0 11-8 0-4-4-5-6-5-17 0-35 2-52 2-8 0-17-1-24-1-8 0-16-1-23-1-2 0-7 0-7 8 0 5 4 5 10 5 24 0 24 5 26 15 11 86 22 172 32 260 2 8 4 10 9 10 7 0 8-3 12-8 50-80 102-160 152-241z"><text:p/></draw:path><draw:path draw:style-name="gr362" draw:text-style-name="P51" svg:width="0.192cm" svg:height="0.19cm" svg:x="0.336cm" svg:y="0.383cm" svg:viewBox="0 0 193 191" svg:d="M140 28c-7-16-19-28-38-28-49 0-102 62-102 124 0 39 23 67 56 67 9 0 29-1 56-31 2 18 18 31 37 31 15 0 25-10 31-23 7-16 13-41 13-42 0-4-3-4-5-4-4 0-4 2-6 8-7 27-14 51-32 51-11 0-12-11-12-19s0-12 5-31c5-17 6-22 9-37 5-20 11-40 16-59 2-12 2-13 2-15 0-7-4-12-12-12-10 0-16 10-18 20zM113 137c-1 7-1 8-9 15-18 23-36 29-46 29-22 0-28-23-28-39 0-21 13-72 23-92 13-25 32-40 49-40 28 0 34 34 34 37 0 2-2 5-2 7-7 28-14 55-21 83z"><text:p/></draw:path><draw:path draw:style-name="gr362" draw:text-style-name="P51" svg:width="0.171cm" svg:height="0.19cm" svg:x="0.554cm" svg:y="0.383cm" svg:viewBox="0 0 172 191" svg:d="M25 162c-1 6-3 16-3 18 0 7 4 11 12 11 4 0 12-4 15-12 0-1 15-59 17-66 4-15 11-43 13-55 1-5 13-26 24-35 4-3 16-13 34-13 11 0 17 4 18 4-13 3-23 12-23 23 0 7 5 16 17 16 11 0 23-10 23-25s-14-28-35-28c-28 0-46 20-54 32-4-19-19-32-39-32-19 0-27 17-31 24-7 14-13 40-13 41 0 5 4 5 5 5 5 0 5-2 7-10 7-30 16-50 31-50 7 0 13 3 13 19 0 8-1 13-7 36-8 32-15 65-24 97z"><text:p/></draw:path><draw:path draw:style-name="gr362" draw:text-style-name="P51" svg:width="0.097cm" svg:height="0.42cm" svg:x="0.855cm" svg:y="0.255cm" svg:viewBox="0 0 98 421" svg:d="M98 418c0-2 0-3-7-10-53-53-66-133-66-197 0-74 16-147 67-200 6-5 6-5 6-7 0-3-1-4-4-4-4 0-42 29-66 82-22 46-28 93-28 129 0 33 5 83 29 131 25 52 61 79 65 79 3 0 4-1 4-3z"><text:p/></draw:path><draw:path draw:style-name="gr362" draw:text-style-name="P51" svg:width="0.291cm" svg:height="0.297cm" svg:x="1.006cm" svg:y="0.278cm" svg:viewBox="0 0 292 298" svg:d="M239 44c5-16 12-30 45-31 3 0 8 0 8-8-2-1 0-5-5-5-15 0-29 2-43 2-15 0-30-2-45-2-2 0-7 0-7 10 0 3 5 3 7 3 24 1 29 10 29 19 0 2 0 8-1 9-12 50-25 101-37 151-15 56-64 92-106 92-29 0-52-18-52-54 0-1 0-14 5-33 13-54 28-109 41-163 4-16 5-21 36-21 11 0 14 0 14-8 0-5-4-5-6-5-12 0-42 2-54 2s-42-2-55-2c-2 0-7 0-7 10 0 3 4 3 12 3 5 0 8 0 16 1 7 2 10 2 10 8 0 2-3 20-7 30-2 12-6 25-8 37-4 15-24 96-27 103-2 12-2 18-2 25 0 52 38 81 83 81 53 0 105-48 119-104 12-50 25-99 37-150z"><text:p/></draw:path><draw:path draw:style-name="gr362" draw:text-style-name="P51" svg:width="0.28cm" svg:height="0.28cm" svg:x="1.429cm" svg:y="0.326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362" draw:text-style-name="P51" svg:width="0.299cm" svg:height="0.297cm" svg:x="1.851cm" svg:y="0.278cm" svg:viewBox="0 0 300 298" svg:d="M241 49c21-33 39-35 54-36 5 0 4-5 5-7 0-4-2-6-5-6-12 0-24 2-35 2-14 0-28-2-42-2-2 0-8 0-8 8 0 5 4 5 7 5 11 1 19 6 19 15 0 6-3 10-6 15-43 69-86 137-129 207-10-75-19-149-29-224 0-7 10-13 29-13 6 0 11 0 11-8 0-4-4-5-6-5-17 0-35 2-52 2-8 0-17-1-24-1-8 0-16-1-23-1-2 0-7 0-7 8 0 5 4 5 10 5 24 0 24 5 25 15 11 86 23 172 33 260 2 8 4 10 9 10 7 0 8-3 12-8 50-80 102-160 152-241z"><text:p/></draw:path><draw:path draw:style-name="gr362" draw:text-style-name="P51" svg:width="0.097cm" svg:height="0.42cm" svg:x="2.191cm" svg:y="0.255cm" svg:viewBox="0 0 98 421" svg:d="M98 211c0-33-4-84-28-132-26-51-62-79-65-79-4 0-5 1-5 4 0 2 0 2 8 10 41 41 65 108 65 197 0 72-15 145-67 199-6 5-6 6-6 8s1 3 5 3c3 0 42-29 66-81 21-47 27-94 27-129z"><text:p/></draw:path><draw:path draw:style-name="gr362" draw:text-style-name="P51" svg:width="0.28cm" svg:height="0.099cm" svg:x="2.472cm" svg:y="0.416cm" svg:viewBox="0 0 281 100" svg:d="M266 18c6 0 15-1 15-10 0-8-9-8-15-8-84 0-169 0-253 0-5 0-13 0-13 8 0 9 8 10 14 10 84 0 168 0 252 0zM266 100c6 0 15 0 15-9 0-8-9-8-15-8-84 0-168 0-252 0-6 0-14 0-14 8 0 9 8 9 13 9 84 0 169 0 253 0z"><text:p/></draw:path><draw:path draw:style-name="gr362" draw:text-style-name="P51" svg:width="0.299cm" svg:height="0.297cm" svg:x="2.917cm" svg:y="0.278cm" svg:viewBox="0 0 300 298" svg:d="M241 49c21-33 39-35 54-36 5 0 4-5 5-7 0-4-1-6-5-6-11 0-24 2-35 2-14 0-28-2-42-2-2 0-8 0-8 8 0 5 5 5 7 5 12 1 19 6 19 15 0 6-3 10-6 15-43 69-86 137-129 207-10-75-19-149-29-224 0-7 10-13 29-13 6 0 11 0 11-8 0-4-4-5-6-5-17 0-35 2-52 2-8 0-17-1-24-1-8 0-16-1-23-1-2 0-7 0-7 8 0 5 4 5 11 5 23 0 24 5 25 15 11 86 22 172 32 260 2 8 4 10 9 10 7 0 8-3 12-8 50-80 102-160 152-241z"><text:p/></draw:path><draw:path draw:style-name="gr362" draw:text-style-name="P51" svg:width="0.192cm" svg:height="0.19cm" svg:x="3.248cm" svg:y="0.383cm" svg:viewBox="0 0 193 191" svg:d="M140 28c-7-16-19-28-38-28-49 0-102 62-102 124 0 39 24 67 56 67 9 0 30-1 56-31 2 18 18 31 38 31 14 0 24-10 31-23 7-16 12-41 12-42 0-4-3-4-5-4-4 0-4 2-6 8-7 27-14 51-32 51-11 0-12-11-12-19s0-12 5-31c5-17 6-22 9-37 5-20 11-40 16-59 2-12 2-13 2-15 0-7-4-12-12-12-9 0-16 10-18 20zM113 137c-1 7-1 8-9 15-18 23-36 29-46 29-22 0-28-23-28-39 0-21 13-72 23-92 13-25 32-40 49-40 28 0 34 34 34 37 0 2-2 5-2 7-7 28-14 55-21 83z"><text:p/></draw:path><draw:path draw:style-name="gr362" draw:text-style-name="P51" svg:width="0.171cm" svg:height="0.19cm" svg:x="3.466cm" svg:y="0.383cm" svg:viewBox="0 0 172 191" svg:d="M25 162c-1 6-3 16-3 18 0 7 6 11 12 11 4 0 12-4 15-12 1-1 15-59 17-66 4-15 11-43 13-55 3-5 13-26 24-35 4-3 16-13 34-13 11 0 17 4 18 4-13 3-23 12-23 23 0 7 5 16 17 16 11 0 23-10 23-25s-14-28-35-28c-28 0-46 20-54 32-4-19-19-32-39-32-19 0-27 17-31 24-7 14-13 40-13 41 0 5 4 3 5 5 5 0 5-2 7-10 7-30 16-50 31-50 7 0 13 3 13 19 0 8-1 13-7 36-8 32-15 65-24 97z"><text:p/></draw:path><draw:path draw:style-name="gr362" draw:text-style-name="P51" svg:width="0.096cm" svg:height="0.42cm" svg:x="3.698cm" svg:y="0.255cm" svg:viewBox="0 0 97 421" svg:d="M97 418c0-2 0-3-6-10-53-53-67-133-67-197 0-74 17-147 68-200 5-5 5-5 5-7 0-3-1-4-3-4-5 0-42 29-68 82-21 46-26 93-26 129 0 33 5 83 28 131 25 52 61 79 66 79 2 0 3-1 3-3z"><text:p/></draw:path><draw:path draw:style-name="gr362" draw:text-style-name="P51" svg:width="0.28cm" svg:height="0.287cm" svg:x="3.844cm" svg:y="0.278cm" svg:viewBox="0 0 281 288" svg:d="M280 11c0-1 1-4 1-6 0-5-3-5-11-5-59 0-119 0-178 0-10 0-10 1-13 10-7 25-15 50-23 75-1 1-1 5-1 6 1 1 0 5 5 5 4 0 5-4 5-5 17-49 38-78 104-78 23 0 46 0 69 0-78 88-158 175-236 264-1 3-2 6-2 7 0 4 4 4 11 4 61 0 122 0 183 0 10 0 11 0 14-8 9-32 20-63 30-93 0-2 1-5 1-7 0-1-1-4-5-4-5 0-5 2-7 10-19 58-40 88-112 88-24 0-48 0-72 0 79-88 157-176 237-263z"><text:p/></draw:path><draw:path draw:style-name="gr362" draw:text-style-name="P51" svg:width="0.096cm" svg:height="0.42cm" svg:x="4.162cm" svg:y="0.255cm" svg:viewBox="0 0 97 421" svg:d="M97 211c0-33-5-84-27-132-26-51-62-79-66-79-3 0-4 1-4 4 0 2 0 2 8 10 41 41 65 108 65 197 0 72-15 145-68 199-5 5-5 6-5 8s1 3 4 3c4 0 42-29 67-81 21-47 26-94 26-129z"><text:p/></draw:path><draw:path draw:style-name="gr362" draw:text-style-name="P51" svg:width="0.279cm" svg:height="0.099cm" svg:x="4.443cm" svg:y="0.416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362" draw:text-style-name="P51" svg:width="0.186cm" svg:height="0.285cm" svg:x="4.927cm" svg:y="0.001cm" svg:viewBox="0 0 187 286" svg:d="M112 216c0 12 0 24 0 36 0 16 0 20-32 20-3 0-6 0-9 0 0 4 0 9 0 14 18-2 39-2 57-2s40 0 58 2c0-5 0-10 0-14-4 0-6 0-10 0-31 0-32-4-32-20 0-12 0-24 0-36 14 0 29 0 43 0 0-5 0-10 0-13-14 0-29 0-43 0 0-64 0-129 0-192 0-9 0-11-6-11-4 0-5 0-8 5-44 66-87 132-130 198 0 3 0 8 0 13 37 0 74 0 112 0zM115 203c-35 0-68 0-103 0 35-53 68-105 103-157 0 52 0 104 0 157z"><text:p/></draw:path><draw:path draw:style-name="gr362" draw:text-style-name="P51" svg:width="0.177cm" svg:height="0.288cm" svg:x="5.141cm" svg:y="0.002cm" svg:viewBox="0 0 178 289" svg:d="M178 145c0-33-2-67-17-98-19-41-54-47-71-47-25 0-56 11-73 50-15 29-17 62-17 95s2 70 19 102c18 34 49 42 70 42 23 0 55-8 73-48 14-29 16-62 16-96zM89 281c-16 0-41-11-48-52-5-25-5-63-5-89s0-54 2-76c9-51 41-54 51-54 14 0 42 7 50 49 4 23 4 55 4 81 0 33 0 60-5 88-6 40-30 53-49 53z"><text:p/></draw:path><draw:path draw:style-name="gr362" draw:text-style-name="P51" svg:width="0.42cm" svg:height="0.016cm" svg:x="4.915cm" svg:y="0.453cm" svg:viewBox="0 0 421 17" svg:d="M0 0c140 0 281 0 421 0 0 6 0 11 0 17-140 0-281 0-421 0 0-6 0-11 0-17z"><text:p/></draw:path><draw:path draw:style-name="gr362" draw:text-style-name="P51" svg:width="0.167cm" svg:height="0.28cm" svg:x="4.936cm" svg:y="0.575cm" svg:viewBox="0 0 168 281" svg:d="M32 248c15-14 30-28 45-43 66-57 91-80 91-122 0-49-38-83-90-83-47 0-78 40-78 77 0 24 20 24 22 24 7 0 22-6 22-23 0-11-8-22-22-22-4 0-5 0-6 0 9-27 32-43 57-43 39 0 57 35 57 70 0 33-22 66-45 92-26 30-54 60-80 90-5 5-5 6-5 16 52 0 104 0 156 0 4-25 8-49 12-73-4 0-7 0-11 0-2 13-5 31-9 37-3 3-30 3-40 3-25 0-50 0-76 0z"><text:p/></draw:path><draw:path draw:style-name="gr362" draw:text-style-name="P51" svg:width="0.168cm" svg:height="0.289cm" svg:x="5.146cm" svg:y="0.575cm" svg:viewBox="0 0 169 290" svg:d="M169 197c0-51-35-93-80-93-21 0-39 6-54 22 0-28 0-55 0-83 8 3 23 6 36 6 51 0 81-38 81-44 0-3-1-5-4-5-2 0-2 0-3 1-8 5-30 13-57 13-17 0-36-3-57-12-3-1-3-1-5-1-4 0-4 4-4 10 0 42 0 83 0 125 0 7 0 10 6 10 3 0 3-1 6-3 4-7 20-30 54-30 21 0 32 20 36 27 7 16 7 33 7 53 0 16 0 41-10 58-11 17-26 27-45 27-30 0-54-21-62-46 2 0 3 1 8 1 13 0 20-12 20-22 0-11-7-20-20-20-6 0-22 3-22 23 0 36 30 76 77 76 49 0 92-40 92-93z"><text:p/></draw:path><draw:path draw:style-name="gr362" draw:text-style-name="P51" svg:width="0.28cm" svg:height="0.099cm" svg:x="5.528cm" svg:y="0.416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138cm" svg:height="0.28cm" svg:x="5.986cm" svg:y="0.289cm" svg:viewBox="0 0 139 281" svg:d="M86 12c0-11 0-12-9-12-25 28-63 28-77 28 0 4 0 8 0 13 8 0 34 0 55-11 0 73 0 145 0 218 0 15-1 20-38 20-5 0-9 0-13 0 0 3 0 8 0 13 14-1 50-1 67-1s54 0 68 1c0-5 0-10 0-13-5 0-8 0-13 0-38 0-40-4-40-20 0-79 0-157 0-236z"><text:p/></draw:path><draw:path draw:style-name="gr362" draw:text-style-name="P51" svg:width="0.043cm" svg:height="0.043cm" svg:x="6.196cm" svg:y="0.522cm" svg:viewBox="0 0 44 44" svg:d="M44 23c0-12-9-23-21-23-13 0-23 11-23 23s10 21 23 21c12 0 21-9 21-21z"><text:p/></draw:path><draw:path draw:style-name="gr362" draw:text-style-name="P51" svg:width="0.174cm" svg:height="0.289cm" svg:x="6.295cm" svg:y="0.289cm" svg:viewBox="0 0 175 290" svg:d="M38 143c0-4 0-6 0-10 0-107 52-122 74-122 10 0 27 2 37 17-6 0-23 0-23 19 0 13 10 19 19 19 7 0 19-4 19-20 0-26-18-46-52-46-54 0-112 55-112 148 0 112 49 142 89 142 47 0 86-39 86-94 0-54-37-95-84-95-29 0-44 21-53 42zM89 278c-28 0-40-25-42-31-7-20-7-54-7-61 0-32 13-76 50-76 7 0 26 0 40 27 7 15 7 37 7 57 0 21 0 42-7 57-12 25-32 27-41 27z"><text:p/></draw:path></draw:g></text:span></text:p>
      <text:p text:style-name="P26" loext:marker-style-name="T4"><text:span text:style-name="T4">Problem 2</text:span></text:p>
      <text:p text:style-name="P15"><text:span text:style-name="T15"/></text:p>
      <text:p text:style-name="P14" loext:marker-style-name="T4"><text:span text:style-name="T12">Part (</text:span><text:span text:style-name="T13">a</text:span><text:span text:style-name="T12">)</text:span></text:p>
      <text:p text:style-name="P14" loext:marker-style-name="T4"><text:span text:style-name="T12"/></text:p>
      <text:p text:style-name="Standard" loext:marker-style-name="T3"><text:span text:style-name="T8">Answer:</text:span><text:span text:style-name="T3"> </text:span></text:p>
      <text:p text:style-name="P18" loext:marker-style-name="T3"/>
      <table:table table:name="표2" table:style-name="표2">
        <table:table-column table:style-name="표2.A"/>
        <table:table-row table:style-name="표2.1">
          <table:table-cell table:style-name="표2.A1" office:value-type="string">
            <text:p text:style-name="P6"/>
            <text:p text:style-name="P6"><draw:g text:anchor-type="as-char" svg:y="-0.288cm" draw:z-index="21" draw:name="모양19" draw:style-name="gr360"><svg:title>TexMaths</svg:title><svg:desc>12§display§0.5§svg§600§FALSE§</svg:desc><draw:path draw:style-name="gr361" draw:text-style-name="P50" svg:width="0.471cm" svg:height="0.244cm" svg:x="0.006cm" svg:y="0.018cm" svg:viewBox="0 0 472 245" svg:d="M0 0c157 0 314 0 472 0 0 82 0 163 0 245-158 0-315 0-472 0 0-82 0-163 0-245z"><text:p/></draw:path><draw:path draw:style-name="gr362" draw:text-style-name="P51" svg:width="0.175cm" svg:height="0.287cm" svg:x="0.001cm" svg:y="0cm" svg:viewBox="0 0 176 288" svg:d="M176 145c0-34-2-67-16-98-20-40-54-47-71-47-25 0-57 11-73 50-15 29-16 61-16 95 0 30 1 68 18 101 19 33 49 42 70 42 22 0 55-9 73-49 13-29 15-62 15-94zM88 278c-16 0-41-10-48-50-5-25-5-64-5-88 0-26 0-55 3-76 8-51 40-54 50-54 14 0 42 7 50 49 4 23 4 55 4 81 0 30 0 59-5 87-6 39-30 51-49 51z"><text:p/></draw:path><draw:path draw:style-name="gr362" draw:text-style-name="P51" svg:width="0.045cm" svg:height="0.043cm" svg:x="0.23cm" svg:y="0.234cm" svg:viewBox="0 0 46 44" svg:d="M46 23c0-12-11-23-23-23s-23 11-23 23 11 21 23 21 23-9 23-21z"><text:p/></draw:path><draw:path draw:style-name="gr362" draw:text-style-name="P51" svg:width="0.167cm" svg:height="0.287cm" svg:x="0.331cm" svg:y="0cm" svg:viewBox="0 0 168 288" svg:d="M168 194c0-49-35-91-80-91-20 0-38 7-53 22 0-28 0-55 0-82 8 3 21 5 36 5 51 0 80-38 80-43 0-3-1-5-3-5s-2 0-4 1c-8 4-29 12-58 12-16 0-36-2-55-12-3-1-3-1-5-1-4 0-4 4-4 11 0 41 0 81 0 123 0 9 0 11 6 11 2 0 3 0 4-4 5-6 21-28 56-28 21 0 32 19 34 26 8 14 9 31 9 52 0 15 0 40-11 57-10 17-25 28-44 28-32 0-56-22-63-47 1 0 3 1 7 1 15 0 22-11 22-21s-7-21-22-21c-6 0-20 4-20 23 0 36 29 77 77 77s91-41 91-94z"><text:p/></draw:path></draw:g></text:p>
            <text:p text:style-name="P6"/>
          </table:table-cell>
        </table:table-row>
      </table:table>
      <text:p text:style-name="P20" loext:marker-style-name="T3"/>
      <text:p text:style-name="P20" loext:marker-style-name="T3"/>
      <text:p text:style-name="Standard" loext:marker-style-name="T8"><text:span text:style-name="T8">Explanation:</text:span></text:p>
      <text:p text:style-name="P18" loext:marker-style-name="T3"/>
      <text:p text:style-name="P9"><text:span text:style-name="T3"><draw:g text:anchor-type="as-char" svg:y="-0.277cm" draw:z-index="18" draw:name="모양20" draw:style-name="gr360"><svg:title>TexMaths</svg:title><svg:desc>12§display§c+2c+c=1§svg§600§FALSE§</svg:desc><draw:path draw:style-name="gr361" draw:text-style-name="P50" svg:width="2.482cm" svg:height="0.268cm" svg:x="0.006cm" svg:y="0.022cm" svg:viewBox="0 0 2483 269" svg:d="M0 0c828 0 1655 0 2483 0 0 90 0 179 0 269-828 0-1655 0-2483 0 0-90 0-179 0-269z"><text:p/></draw:path><draw:path draw:style-name="gr362" draw:text-style-name="P51" svg:width="0.163cm" svg:height="0.188cm" svg:x="0.001cm" svg:y="0.092cm" svg:viewBox="0 0 164 189" svg:d="M150 26c-7 0-12 0-18 6-7 6-8 13-8 17 0 10 8 14 15 14 13 0 24-10 24-27 0-20-20-36-49-36-58 0-114 60-114 120 0 37 25 69 68 69 62 0 96-43 96-48 0-3-2-6-4-6-3 0-4 1-6 4-33 40-80 40-84 40-27 0-39-20-39-44 0-17 9-57 23-84 13-23 37-41 60-41 14 0 30 6 36 16z"><text:p/></draw:path><draw:path draw:style-name="gr362" draw:text-style-name="P51" svg:width="0.279cm" svg:height="0.276cm" svg:x="0.284cm" svg:y="0.035cm" svg:viewBox="0 0 280 277" svg:d="M149 148c39 0 78 0 117 0 6 0 14 0 14-8s-8-8-14-8c-39 0-78 0-117 0 0-40 0-79 0-118 0-6 0-14-9-14-8 0-8 8-8 14 0 39 0 78 0 118-40 0-79 0-119 0-6 0-13 0-13 8s7 8 13 8c40 0 79 0 119 0 0 39 0 77 0 115 0 6 0 14 8 14 9 0 9-8 9-14 0-38 0-76 0-115z"><text:p/></draw:path><draw:path draw:style-name="gr362" draw:text-style-name="P51" svg:width="0.167cm" svg:height="0.276cm" svg:x="0.703cm" svg:y="0cm" svg:viewBox="0 0 168 277" svg:d="M32 245c15-14 30-29 45-43 66-56 91-79 91-121 0-48-38-81-89-81-48 0-79 38-79 75 0 24 22 24 23 24 7 0 21-5 21-22 0-11-7-22-22-22-4 0-4 0-5 1 9-27 32-43 56-43 39 0 57 34 57 68s-21 66-45 91c-26 30-54 60-80 90-5 5-5 6-5 15 52 0 104 0 156 0 4-23 8-47 12-72-4 0-7 0-11 0-1 13-5 31-8 37-4 3-31 3-41 3-25 0-50 0-76 0z"><text:p/></draw:path><draw:path draw:style-name="gr362" draw:text-style-name="P51" svg:width="0.163cm" svg:height="0.188cm" svg:x="0.909cm" svg:y="0.092cm" svg:viewBox="0 0 164 189" svg:d="M150 26c-6 0-12 0-18 6-7 6-8 13-8 17 0 10 8 14 15 14 13 0 24-10 24-27 0-20-19-36-49-36-58 0-114 60-114 120 0 37 25 69 68 69 62 0 96-43 96-48 0-3-2-6-4-6-3 0-4 1-6 4-33 40-80 40-84 40-27 0-39-20-39-44 0-17 9-57 23-84 13-23 37-41 60-41 14 0 30 6 36 16z"><text:p/></draw:path><draw:path draw:style-name="gr362" draw:text-style-name="P51" svg:width="0.279cm" svg:height="0.276cm" svg:x="1.192cm" svg:y="0.035cm" svg:viewBox="0 0 280 277" svg:d="M149 148c39 0 78 0 117 0 6 0 14 0 14-8s-8-8-14-8c-39 0-78 0-117 0 0-40 0-79 0-118 0-6 0-14-9-14-8 0-8 8-8 14 0 39 0 78 0 118-40 0-79 0-119 0-6 0-13 0-13 8s7 8 13 8c40 0 79 0 119 0 0 39 0 77 0 115 0 6 0 14 8 14 9 0 9-8 9-14 0-38 0-76 0-115z"><text:p/></draw:path><draw:path draw:style-name="gr362" draw:text-style-name="P51" svg:width="0.162cm" svg:height="0.188cm" svg:x="1.606cm" svg:y="0.092cm" svg:viewBox="0 0 163 189" svg:d="M150 26c-7 0-13 0-19 6-7 6-7 13-7 17 0 10 7 14 15 14 12 0 23-10 23-27 0-20-19-36-49-36-57 0-113 60-113 120 0 37 24 69 68 69 60 0 95-43 95-48 0-3-2-6-5-6-2 0-2 1-4 4-34 40-80 40-86 40-26 0-37-20-37-44 0-17 9-57 23-84 13-23 36-41 59-41 14 0 31 6 37 16z"><text:p/></draw:path><draw:path draw:style-name="gr362" draw:text-style-name="P51" svg:width="0.279cm" svg:height="0.096cm" svg:x="1.912cm" svg:y="0.126cm" svg:viewBox="0 0 280 97" svg:d="M265 17c7 0 15 0 15-9 0-8-8-8-14-8-84 0-169 0-253 0-6 0-13 0-13 8 0 9 7 9 14 9 84 0 167 0 251 0zM266 97c6 0 14 0 14-8 0-9-8-9-15-9-84 0-167 0-251 0-7 0-14 0-14 9 0 8 7 8 13 8 84 0 169 0 253 0z"><text:p/></draw:path><draw:path draw:style-name="gr362" draw:text-style-name="P51" svg:width="0.138cm" svg:height="0.276cm" svg:x="2.371cm" svg:y="0cm" svg:viewBox="0 0 139 277" svg:d="M86 11c0-10 0-11-9-11-27 26-64 26-77 26 0 5 0 9 0 13 8 0 34 0 55-10 0 71 0 143 0 215 0 16-1 20-39 20-5 0-9 0-14 0 0 5 0 9 0 13 15-1 52-1 69-1s54 0 68 1c0-4 0-8 0-13-5 0-8 0-13 0-38 0-40-4-40-20 0-78 0-155 0-233z"><text:p/></draw:path></draw:g></text:span><text:span text:style-name="T3"><text:s text:c="3"/></text:span><text:span text:style-name="T3"><draw:g text:anchor-type="as-char" svg:y="-0.561cm" draw:z-index="19" draw:name="모양21" draw:style-name="gr360"><svg:title>TexMaths</svg:title><svg:desc>12§display§\therefore c=\frac14=0.25§svg§600§FALSE§</svg:desc><draw:path draw:style-name="gr361" draw:text-style-name="P50" svg:width="2.699cm" svg:height="0.81cm" svg:x="0.009cm" svg:y="0.022cm" svg:viewBox="0 0 2700 811" svg:d="M0 0c900 0 1800 0 2700 0 0 270 0 540 0 811-900 0-1800 0-2700 0 0-271 0-541 0-811z"><text:p/></draw:path><draw:path draw:style-name="gr362" draw:text-style-name="P51" svg:width="0.253cm" svg:height="0.227cm" svg:x="0.001cm" svg:y="0.37cm" svg:viewBox="0 0 254 228" svg:d="M150 23c0-12-11-23-23-23s-23 11-23 23 11 23 23 23 23-11 23-23zM254 205c0-12-9-22-21-22s-23 10-23 22 11 23 23 23 21-11 21-23zM44 205c0-12-10-22-22-22s-22 10-22 22 10 23 22 23 22-11 22-23z"><text:p/></draw:path><draw:path draw:style-name="gr362" draw:text-style-name="P51" svg:width="0.163cm" svg:height="0.19cm" svg:x="0.403cm" svg:y="0.38cm" svg:viewBox="0 0 164 191" svg:d="M150 26c-7 0-13 0-19 6s-7 14-7 16c0 11 7 16 15 16 12 0 24-11 24-28 0-20-20-36-50-36-57 0-113 60-113 120 0 37 25 71 68 71 60 0 96-44 96-49 0-3-2-6-4-6-3 0-4 1-6 5-34 40-80 40-84 40-27 0-39-20-39-45 0-17 9-58 23-84 13-24 36-42 60-42 14 0 30 4 36 16z"><text:p/></draw:path><draw:path draw:style-name="gr362" draw:text-style-name="P51" svg:width="0.28cm" svg:height="0.099cm" svg:x="0.709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2" draw:text-style-name="P51" svg:width="0.137cm" svg:height="0.28cm" svg:x="1.219cm" svg:y="0cm" svg:viewBox="0 0 138 281" svg:d="M86 11c0-10 0-11-10-11-26 26-63 26-76 26 0 5 0 9 0 14 8 0 32 0 55-11 0 73 0 145 0 218 0 16-1 21-39 21-5 0-9 0-14 0 0 3 0 8 0 13 15-1 52-1 69-1s53 0 67 1c0-5 0-10 0-13-5 0-8 0-13 0-37 0-39-5-39-21 0-79 0-157 0-236z"><text:p/></draw:path><draw:path draw:style-name="gr362" draw:text-style-name="P51" svg:width="0.21cm" svg:height="0.016cm" svg:x="1.181cm" svg:y="0.45cm" svg:viewBox="0 0 211 17" svg:d="M0 0c71 0 140 0 211 0 0 6 0 11 0 17-71 0-140 0-211 0 0-6 0-11 0-17z"><text:p/></draw:path><draw:path draw:style-name="gr362" draw:text-style-name="P51" svg:width="0.186cm" svg:height="0.285cm" svg:x="1.193cm" svg:y="0.568cm" svg:viewBox="0 0 187 286" svg:d="M113 216c0 12 0 24 0 37 0 15-1 20-33 20-3 0-6 0-9 0 0 3 0 8 0 13 18-1 39-1 57-1s40 0 58 1c0-5 0-10 0-13-4 0-6 0-10 0-31 0-31-5-31-20 0-13 0-25 0-37 15 0 28 0 42 0 0-5 0-9 0-13-14 0-27 0-42 0 0-64 0-129 0-192 0-9 0-11-7-11-4 0-5 0-8 6-44 66-87 131-130 197 0 4 0 8 0 13 37 0 76 0 113 0zM115 203c-35 0-68 0-103 0 35-53 68-105 103-157 0 52 0 104 0 157z"><text:p/></draw:path><draw:path draw:style-name="gr362" draw:text-style-name="P51" svg:width="0.28cm" svg:height="0.099cm" svg:x="1.581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2" draw:text-style-name="P51" svg:width="0.177cm" svg:height="0.29cm" svg:x="2.02cm" svg:y="0.285cm" svg:viewBox="0 0 178 291" svg:d="M178 147c0-34-3-68-17-99-19-41-54-48-72-48-25 0-55 12-73 50-14 29-16 63-16 97 0 31 2 69 19 100 18 35 49 44 70 44 23 0 55-9 73-50 13-28 16-61 16-94zM89 281c-17 0-42-11-49-50-5-26-5-65-5-89 0-28 0-56 3-78 9-51 40-54 51-54 13 0 42 7 49 49 5 24 5 56 5 83 0 31 0 60-5 86-6 41-30 53-49 53z"><text:p/></draw:path><draw:path draw:style-name="gr362" draw:text-style-name="P51" svg:width="0.045cm" svg:height="0.043cm" svg:x="2.25cm" svg:y="0.52cm" svg:viewBox="0 0 46 44" svg:d="M46 23c0-13-11-23-23-23s-23 10-23 23c0 12 11 21 23 21s23-9 23-21z"><text:p/></draw:path><draw:path draw:style-name="gr362" draw:text-style-name="P51" svg:width="0.167cm" svg:height="0.28cm" svg:x="2.352cm" svg:y="0.285cm" svg:viewBox="0 0 168 281" svg:d="M32 249c15-15 30-29 45-44 66-57 91-80 91-122 0-48-37-83-89-83-48 0-79 40-79 77 0 24 22 24 23 24 7 0 21-6 21-23 0-11-7-22-22-22-3 0-4 0-5 0 9-27 32-43 56-43 39 0 57 35 57 70 0 33-21 66-44 92-27 30-54 60-81 90-5 5-5 6-5 16 53 0 104 0 157 0 4-25 7-49 11-73-4 0-6 0-10 0-2 13-6 31-9 37-4 4-31 4-41 4-25 0-50 0-76 0z"><text:p/></draw:path><draw:path draw:style-name="gr362" draw:text-style-name="P51" svg:width="0.167cm" svg:height="0.29cm" svg:x="2.563cm" svg:y="0.285cm" svg:viewBox="0 0 168 291" svg:d="M168 197c0-50-35-93-80-93-21 0-39 6-53 22 0-28 0-55 0-83 8 3 21 6 36 6 51 0 80-38 80-44 0-3-1-5-3-5s-2 0-4 2c-8 4-29 12-58 12-16 0-36-3-56-12-2-1-4-1-5-1-3 0-3 4-3 10 0 42 0 83 0 125 0 7 0 11 6 11 2 0 3-2 4-4 5-7 21-29 56-29 21 0 32 19 34 27 8 15 9 32 9 52 0 16 0 41-11 58-10 17-25 28-44 28-32 0-56-22-63-47 1 0 3 1 7 1 15 0 22-12 22-22s-7-20-22-20c-6 0-20 4-20 23 0 36 29 77 76 77 49 0 92-41 92-94z"><text:p/></draw:path></draw:g></text:span></text:p>
      <text:p text:style-name="P9"><text:span text:style-name="T3">sup </text:span><text:span text:style-name="T3"><draw:g text:anchor-type="as-char" svg:y="-0.282cm" draw:z-index="25" draw:name="모양22" draw:style-name="gr360"><svg:title>TexMaths</svg:title><svg:desc>12§display§y_1 = \sin x§svg§600§FALSE§</svg:desc><draw:path draw:style-name="gr361" draw:text-style-name="P50" svg:width="1.723cm" svg:height="0.321cm" svg:x="0.01cm" svg:y="0.021cm" svg:viewBox="0 0 1724 322" svg:d="M0 0c575 0 1149 0 1724 0 0 108 0 214 0 322-575 0-1149 0-1724 0 0-108 0-214 0-322z"><text:p/></draw:path><draw:path draw:style-name="gr362" draw:text-style-name="P51" svg:width="0.193cm" svg:height="0.269cm" svg:x="0.001cm" svg:y="0.094cm" svg:viewBox="0 0 194 270" svg:d="M193 26c1-6 1-7 1-9 0-9-6-12-12-12-4 0-10 2-14 9-1 2-5 15-6 23-4 11-6 22-8 34-6 25-14 50-20 75-2 6-20 35-48 35-21 0-26-18-26-34 0-19 7-45 22-82 7-17 8-22 8-30 0-19-13-35-34-35-40 0-56 61-56 65s4 2 5 4c5 0 5-1 7-7 12-39 29-52 42-52 4 0 11 0 11 13 0 11-4 21-7 30-17 44-24 68-24 87 0 38 26 49 51 49 16 0 30-6 42-18-5 22-11 42-27 64-11 14-27 26-46 26-6 0-25-1-32-17 7 0 12 0 18-6 4-3 8-8 8-17 0-13-11-14-16-14-9 0-22 6-22 28 0 20 18 35 44 35 43 0 86-38 98-85 14-52 28-106 41-159z"><text:p/></draw:path><draw:path draw:style-name="gr362" draw:text-style-name="P51" svg:width="0.107cm" svg:height="0.193cm" svg:x="0.228cm" svg:y="0.148cm" svg:viewBox="0 0 108 194" svg:d="M67 8c0-8-1-8-9-8-20 18-46 19-58 19 0 4 0 7 0 11 7 0 26 0 43-8 0 49 0 99 0 149 0 10 0 12-30 12-3 0-7 0-11 0 0 4 0 7 0 11 5-1 41-1 52-1 10 0 47 0 54 1 0-4 0-7 0-11-4 0-8 0-12 0-29 0-29-2-29-12 0-55 0-109 0-163z"><text:p/></draw:path><draw:path draw:style-name="gr362" draw:text-style-name="P51" svg:width="0.28cm" svg:height="0.097cm" svg:x="0.525cm" svg:y="0.127cm" svg:viewBox="0 0 281 98" svg:d="M267 17c6 0 14 0 14-9 0-8-8-8-14-8-85 0-169 0-253 0-6 0-14 0-14 8 0 9 8 9 14 9 84 0 168 0 253 0zM267 98c6 0 14 0 14-8 0-9-8-9-14-9-85 0-169 0-253 0-6 0-14 0-14 9 0 8 8 8 14 8 84 0 168 0 253 0z"><text:p/></draw:path><draw:path draw:style-name="gr362" draw:text-style-name="P51" svg:width="0.137cm" svg:height="0.19cm" svg:x="0.96cm" svg:y="0.093cm" svg:viewBox="0 0 138 191" svg:d="M73 106c10 3 45 9 45 40 0 20-16 37-48 37-36 0-51-24-59-59-1-6-1-7-6-7s-5 3-5 10c0 18 0 37 0 56 0 6 0 8 5 8 1 0 2 0 9-8 2-1 2 0 9-8 19 16 38 16 47 16 48 0 68-26 68-57 0-22-13-35-18-39-14-14-30-17-48-21-24-5-52-9-52-33 0-16 11-33 47-33 47 0 48 39 49 51 0 4 4 2 5 4 6 0 6-2 6-10 0-15 0-28 0-42 0-7 0-11-5-11-2 0-3 0-8 6-1 1-6 5-7 6-16-12-34-12-40-12-51 0-67 29-67 51 0 16 6 27 18 36 13 11 25 14 55 19z"><text:p/></draw:path><draw:path draw:style-name="gr362" draw:text-style-name="P51" svg:width="0.089cm" svg:height="0.278cm" svg:x="1.126cm" svg:y="0cm" svg:viewBox="0 0 90 279" svg:d="M61 95c-19 1-39 2-59 4 0 4 0 9 0 13 27 0 32 3 32 23 0 37 0 76 0 113 0 18-5 18-34 18 0 4 0 9 0 13 13 0 36-1 47-1 14 0 29 1 43 1 0-4 0-9 0-13-28 0-29-2-29-18 0-52 0-102 0-153zM62 23c0-15-10-23-21-23-13 0-23 11-23 23 0 11 10 21 23 21 11 0 21-8 21-21z"><text:p/></draw:path><draw:path draw:style-name="gr362" draw:text-style-name="P51" svg:width="0.211cm" svg:height="0.183cm" svg:x="1.242cm" svg:y="0.094cm" svg:viewBox="0 0 212 184" svg:d="M34 42c0 37 0 74 0 112 0 18-5 18-34 18 0 4 0 9 0 12 16 0 37-1 48-1s34 1 47 1c0-3 0-8 0-12-28 0-33 0-33-18 0-26 0-52 0-77 0-43 30-67 58-67 26 0 31 22 31 46 0 33 0 65 0 98 0 18-5 18-33 18 0 4 0 9 0 12 14 0 36-1 48-1 10 0 32 1 46 1 0-3 0-8 0-12-21 0-32 0-32-12 0-27 0-54 0-80 0-36 0-49-13-64-6-8-21-16-45-16-31 0-50 19-62 44 0-14 0-30 0-44-20 1-40 4-60 5 0 5 0 8 0 13 30 0 34 4 34 24z"><text:p/></draw:path><draw:path draw:style-name="gr362" draw:text-style-name="P51" svg:width="0.209cm" svg:height="0.188cm" svg:x="1.546cm" svg:y="0.094cm" svg:viewBox="0 0 210 189" svg:d="M128 59c3-11 12-49 42-49 3 0 12 0 22 6-12 1-20 12-20 22 0 6 4 15 15 15 10 0 23-8 23-24 0-23-25-29-40-29-24 0-38 23-44 32-10-27-32-32-44-32-45 0-69 55-69 65 0 4 4 4 5 4 4 0 5-1 6-4 14-45 42-55 56-55 8 0 23 3 23 28 0 12-7 41-23 100-7 26-21 43-40 43-3 0-12 0-21-5 11-3 19-11 19-23s-8-14-15-14c-12 0-23 11-23 24 0 19 22 26 40 26 27 0 43-27 44-31 5 15 20 31 46 31 43 0 67-53 67-63 0-4-4-4-5-4-4 0-5 1-6 5-13 44-42 54-55 54-17 0-24-13-24-28 0-8 2-18 7-37s10-38 14-57z"><text:p/></draw:path></draw:g></text:span><text:span text:style-name="T3">;</text:span></text:p>
      <text:p text:style-name="P9"><text:span text:style-name="T3"/></text:p>
      <text:p text:style-name="P9"><text:span text:style-name="T3"><draw:g text:anchor-type="as-char" svg:y="-1.011cm" draw:z-index="26" draw:name="모양23" draw:style-name="gr360"><svg:title>TexMaths</svg:title><svg:desc>12§latex§P_{Y_1} \left(y_1\right) = \left\{ \begin{array}{cc} 0.25 &amp; y_1=0 \\ 0.5 &amp; y_1 = 1 \\ 0.25 &amp; y_1 = 0 \\ 0 &amp; \textrm{otherwise} \end{array}\right = \left\{ \begin{array}{cc} 0.5 &amp; y_1=0 \\ 0.5 &amp; y_1 = 1 \\ 0 &amp; \textrm{otherwise} \end{array}\right§svg§600§FALSE§</svg:desc><draw:path draw:style-name="gr361" draw:text-style-name="P50" svg:width="9.571cm" svg:height="1.978cm" svg:x="0.007cm" svg:y="0.018cm" svg:viewBox="0 0 9572 1979" svg:d="M0 0c3191 0 6382 0 9572 0 0 660 0 1319 0 1979-3190 0-6381 0-9572 0 0-660 0-1319 0-1979z"><text:p/></draw:path><draw:path draw:style-name="gr362" draw:text-style-name="P51" svg:width="0.247cm" svg:height="0.287cm" svg:x="0.001cm" svg:y="0.826cm" svg:viewBox="0 0 248 288" svg:d="M80 155c24 0 47 0 71 0 52 0 97-34 97-77 0-41-42-78-99-78-49 0-100 0-149 0 0 5 0 8 0 13 4 0 6 0 10 0 32 0 33 5 33 19 0 75 0 149 0 224 0 14-1 19-33 19-4 0-6 0-10 0 0 5 0 8 0 13 14-1 44-1 61-1 16 0 48 0 63 1 0-5 0-8 0-13-4 0-6 0-10 0-32 0-34-5-34-19 0-34 0-68 0-101zM79 144c0-38 0-76 0-114 0-14 1-17 21-17 12 0 25 0 37 0 67 0 67 45 67 65s0 66-67 66c-19 0-39 0-58 0z"><text:p/></draw:path><draw:path draw:style-name="gr362" draw:text-style-name="P51" svg:width="0.233cm" svg:height="0.201cm" svg:x="0.29cm" svg:y="0.978cm" svg:viewBox="0 0 234 202" svg:d="M182 35c6-6 12-11 18-16 12-8 23-8 28-8 2-1 6-1 6-7 0-3-1-4-4-4-7 0-16 1-24 1-9 0-21-1-31-1-1 0-6 0-6 6 0 4 5 5 6 5 9 0 9 3 9 5s-3 4-4 8c-2 2-4 5-5 6-25 25-49 52-74 77-13-29-25-58-39-87-2-3-1-3-2-4 0-5 14-5 16-5 3 0 8 0 8-7-1-2 0-4-5-4-9 0-31 1-39 1-9 0-27-1-34-1-2 0-6 0-6 6 0 5 4 5 7 5 18 0 19 2 22 8 15 34 30 67 45 101-4 18-8 36-13 54-3 16-3 17-27 17-5 0-9 0-9 6 0 2 3 5 5 5 6 0 12-2 18-2s14 0 19 0c6 0 13 0 19 0s15 2 21 2c1 0 6 0 6-8 0-3-4-3-10-3-5 0-6 0-12-1-5 0-6-2-6-4s4-16 6-24c3-10 9-35 9-36 1-5 1-5 4-8 27-28 52-56 78-83z"><text:p/></draw:path><draw:path draw:style-name="gr362" draw:text-style-name="P51" svg:width="0.085cm" svg:height="0.139cm" svg:x="0.501cm" svg:y="1.079cm" svg:viewBox="0 0 86 140" svg:d="M54 6c0-6-1-6-8-6-15 13-39 13-42 13-2 0-3 0-4 0 0 4 0 6 0 10 1 0 2 0 4 0 4 0 18-1 30-6 0 35 0 71 0 105 0 6 0 9-22 9-4 0-7 0-11 0 0 3 0 6 0 9 12-1 29-1 42-1 12 0 31 0 43 1 0-3 0-6 0-9-3 0-7 0-10 0-22 0-22-3-22-9 0-38 0-78 0-116z"><text:p/></draw:path><draw:path draw:style-name="gr362" draw:text-style-name="P51" svg:width="0.096cm" svg:height="0.42cm" svg:x="0.769cm" svg:y="0.801cm" svg:viewBox="0 0 97 421" svg:d="M97 416c0-1 0-1-7-8-53-54-66-133-66-198 0-73 16-146 68-199 5-5 5-6 5-7 0-3-1-4-3-4-5 0-42 28-68 82-21 46-26 93-26 128 0 34 5 84 28 132 25 52 61 79 66 79 2 0 3-1 3-5z"><text:p/></draw:path><draw:path draw:style-name="gr362" draw:text-style-name="P51" svg:width="0.193cm" svg:height="0.271cm" svg:x="0.903cm" svg:y="0.929cm" svg:viewBox="0 0 194 272" svg:d="M192 25c2-6 2-6 2-9 0-8-6-11-12-11-4 0-12 2-15 8 0 3-4 16-6 23-3 11-6 23-9 34-6 25-13 50-19 75-1 7-19 36-47 36-21 0-26-18-26-33 0-20 7-46 22-83 7-18 8-22 8-30 0-19-13-35-35-35-39 0-55 61-55 65 0 3 4 3 5 3 3 0 5 0 7-7 11-39 28-53 42-53 4 0 11 0 11 15 0 9-5 21-7 29-17 45-26 69-26 88 0 38 28 51 52 51 17 0 31-7 43-19-6 21-11 43-27 64-11 15-27 27-47 27-6 0-24-1-31-17 6 0 12 0 18-6 3-4 8-8 8-17 0-13-12-14-16-14-9 0-24 6-24 26 0 22 20 37 45 37 44 0 87-38 99-86 14-54 27-107 40-161z"><text:p/></draw:path><draw:path draw:style-name="gr362" draw:text-style-name="P51" svg:width="0.106cm" svg:height="0.196cm" svg:x="1.13cm" svg:y="0.981cm" svg:viewBox="0 0 107 197" svg:d="M66 8c0-7 0-8-8-8-20 19-46 19-58 19 0 4 0 7 0 11 7 0 26 0 42-8 0 50 0 100 0 151 0 9 0 13-29 13-3 0-8 0-12 0 0 4 0 7 0 11 6-1 42-1 53-1 10 0 47 0 53 1 0-4 0-7 0-11-4 0-7 0-11 0-30 0-30-4-30-13 0-55 0-109 0-165z"><text:p/></draw:path><draw:path draw:style-name="gr362" draw:text-style-name="P51" svg:width="0.097cm" svg:height="0.42cm" svg:x="1.31cm" svg:y="0.801cm" svg:viewBox="0 0 98 421" svg:d="M98 210c0-32-4-84-27-131-25-53-61-79-66-79-3 0-5 1-5 4 0 1 0 2 8 9 42 42 66 109 66 197 0 72-15 146-68 199-6 6-6 6-6 7 0 3 2 5 5 5 5 0 42-29 67-83 22-45 26-92 26-128z"><text:p/></draw:path><draw:path draw:style-name="gr362" draw:text-style-name="P51" svg:width="0.28cm" svg:height="0.097cm" svg:x="1.591cm" svg:y="0.96cm" svg:viewBox="0 0 281 98" svg:d="M266 17c6 0 15 0 15-9 0-8-9-8-13-8-84 0-170 0-254 0-6 0-14 0-14 8 0 9 8 9 14 9 84 0 168 0 252 0zM268 98c4 0 13 0 13-8s-9-8-15-8c-84 0-168 0-252 0-6 0-14 0-14 8s8 8 14 8c84 0 170 0 254 0z"><text:p/></draw:path><draw:path draw:style-name="gr362" draw:text-style-name="P51" svg:width="0.139cm" svg:height="0.382cm" svg:x="2.175cm" svg:y="0cm" svg:viewBox="0 0 140 383" svg:d="M50 190c0-34 10-116 84-168 6-4 6-5 6-12 0-10 0-10-10-10-3 0-5 0-8 0-90 48-122 128-122 190 0 60 0 121 0 181 0 11 0 12 11 12 9 0 18 0 27 0 11 0 12-1 12-12 0-60 0-121 0-181z"><text:p/></draw:path><draw:path draw:style-name="gr362" draw:text-style-name="P51" svg:width="0.049cm" svg:height="0.133cm" svg:x="2.175cm" svg:y="0.375cm" svg:viewBox="0 0 50 134" svg:d="M50 11c0-11-1-11-12-11-9 0-18 0-27 0-11 0-11 0-11 11 0 37 0 75 0 113 0 10 0 10 11 10 9 0 18 0 27 0 11 0 12 0 12-10 0-38 0-76 0-113z"><text:p/></draw:path><draw:path draw:style-name="gr362" draw:text-style-name="P51" svg:width="0.049cm" svg:height="0.135cm" svg:x="2.175cm" svg:y="0.501cm" svg:viewBox="0 0 50 136" svg:d="M50 12c0-11-1-12-12-12-9 0-18 0-27 0-11 0-11 1-11 12 0 37 0 74 0 112 0 10 0 12 11 12 9 0 18 0 27 0 11 0 12-2 12-12 0-38 0-75 0-112z"><text:p/></draw:path><draw:path draw:style-name="gr362" draw:text-style-name="P51" svg:width="0.141cm" svg:height="0.766cm" svg:x="2.084cm" svg:y="0.628cm" svg:viewBox="0 0 142 767" svg:d="M91 755c0 11 0 12 11 12 10 0 18 0 28 0s12-1 12-12c0-60 0-119 0-178 0-50-22-137-117-194 96-58 117-144 117-195 0-58 0-118 0-177 0-11-2-11-12-11s-18 0-28 0c-11 0-11 0-11 11 0 60 0 119 0 179 0 34-8 122-85 181-5 5-6 5-6 12s1 8 6 12c11 8 40 31 60 73 17 34 25 71 25 109 0 59 0 118 0 178z"><text:p/></draw:path><draw:path draw:style-name="gr362" draw:text-style-name="P51" svg:width="0.049cm" svg:height="0.133cm" svg:x="2.175cm" svg:y="1.384cm" svg:viewBox="0 0 50 134" svg:d="M50 11c0-11-1-11-12-11-9 0-18 0-27 0-11 0-11 0-11 11 0 37 0 75 0 113 0 10 0 10 11 10 9 0 18 0 27 0 11 0 12 0 12-10 0-38 0-76 0-113z"><text:p/></draw:path><draw:path draw:style-name="gr362" draw:text-style-name="P51" svg:width="0.049cm" svg:height="0.135cm" svg:x="2.175cm" svg:y="1.511cm" svg:viewBox="0 0 50 136" svg:d="M50 12c0-12-1-12-12-12-9 0-18 0-27 0-11 0-11 0-11 12 0 37 0 74 0 112 0 10 0 12 11 12 9 0 18 0 27 0 11 0 12-2 12-12 0-38 0-75 0-112z"><text:p/></draw:path><draw:path draw:style-name="gr362" draw:text-style-name="P51" svg:width="0.139cm" svg:height="0.382cm" svg:x="2.175cm" svg:y="1.638cm" svg:viewBox="0 0 140 383" svg:d="M130 383c10 0 10-1 10-11 0-7 0-7-2-8-13-10-43-32-62-71-17-31-26-64-26-101 0-60 0-121 0-181 0-11-1-11-12-11-9 0-18 0-27 0-11 0-11 0-11 11 0 60 0 121 0 181 0 62 32 142 122 191 3 0 5 0 8 0z"><text:p/></draw:path><draw:path draw:style-name="gr362" draw:text-style-name="P51" svg:width="0.177cm" svg:height="0.289cm" svg:x="2.614cm" svg:y="0.071cm" svg:viewBox="0 0 178 290" svg:d="M178 146c0-33-2-67-17-98-19-41-54-48-71-48-25 0-56 11-74 50-14 29-16 63-16 96 0 32 2 70 19 102 18 34 49 42 70 42 23 0 55-8 73-49 14-29 16-61 16-95zM89 281c-16 0-41-11-49-51-4-25-4-64-4-88 0-28 0-56 2-78 9-51 40-54 51-54 14 0 42 7 50 49 4 24 4 56 4 83 0 31 0 60-5 86-6 41-30 53-49 53z"><text:p/></draw:path><draw:path draw:style-name="gr362" draw:text-style-name="P51" svg:width="0.043cm" svg:height="0.043cm" svg:x="2.846cm" svg:y="0.309cm" svg:viewBox="0 0 44 44" svg:d="M44 23c0-13-10-23-22-23s-22 10-22 23c0 12 10 21 22 21s22-9 22-21z"><text:p/></draw:path><draw:path draw:style-name="gr362" draw:text-style-name="P51" svg:width="0.167cm" svg:height="0.28cm" svg:x="2.948cm" svg:y="0.071cm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362" draw:text-style-name="P51" svg:width="0.168cm" svg:height="0.289cm" svg:x="3.158cm" svg:y="0.071cm" svg:viewBox="0 0 169 290" svg:d="M169 197c0-51-35-93-80-93-21 0-39 6-54 22 0-28 0-55 0-83 8 3 23 6 36 6 51 0 81-38 81-44 0-3-1-5-4-5-2 0-2 0-3 1-8 5-30 13-57 13-17 0-36-3-57-12-3-1-3-1-5-1-4 0-4 4-4 10 0 42 0 83 0 125 0 7 0 10 6 10 3 0 3-1 6-3 4-7 20-30 54-30 21 0 32 20 36 27 7 16 7 33 7 53 0 15 0 41-10 58-11 17-26 27-45 27-30 0-54-21-62-46 2 0 3 1 8 1 13 0 20-12 20-22 0-11-7-20-20-20-6 0-22 3-22 23 0 36 30 76 77 76 49 0 92-40 92-93z"><text:p/></draw:path><draw:path draw:style-name="gr362" draw:text-style-name="P51" svg:width="0.193cm" svg:height="0.271cm" svg:x="4.066cm" svg:y="0.167cm" svg:viewBox="0 0 194 272" svg:d="M192 25c2-5 2-6 2-9 0-8-6-11-12-11-4 0-12 2-15 8 0 3-4 16-6 23-3 11-6 23-9 34-6 25-12 51-18 76-2 6-20 35-48 35-21 0-26-18-26-33 0-20 7-46 22-83 7-17 8-22 8-30 0-19-13-35-35-35-39 0-55 61-55 65 0 5 4 5 5 5 5 0 5-2 7-9 11-39 28-51 42-51 4 0 11 0 11 13 0 11-5 21-7 30-17 44-24 68-24 87 0 39 26 51 50 51 17 0 31-7 43-19-6 22-11 43-27 64-11 15-27 28-47 28-5 0-24-2-31-18 6 0 12 0 18-5 3-5 8-9 8-18 0-13-12-14-16-14-9 0-24 6-24 27s20 36 45 36c44 0 87-38 99-85 14-54 27-108 40-162z"><text:p/></draw:path><draw:path draw:style-name="gr362" draw:text-style-name="P51" svg:width="0.106cm" svg:height="0.195cm" svg:x="4.293cm" svg:y="0.219cm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362" draw:text-style-name="P51" svg:width="0.28cm" svg:height="0.099cm" svg:x="4.591cm" svg:y="0.197cm" svg:viewBox="0 0 281 100" svg:d="M266 17c6 0 15 0 15-9 0-8-9-8-15-8-84 0-169 0-253 0-5 0-13 0-13 8 0 9 8 9 14 9 84 0 168 0 252 0zM266 100c6 0 15 0 15-9s-9-9-15-9c-84 0-168 0-252 0-6 0-14 0-14 9s8 9 13 9c84 0 169 0 253 0z"><text:p/></draw:path><draw:path draw:style-name="gr362" draw:text-style-name="P51" svg:width="0.177cm" svg:height="0.289cm" svg:x="5.028cm" svg:y="0.071cm" svg:viewBox="0 0 178 290" svg:d="M178 146c0-33-3-67-17-98-19-41-54-48-72-48-25 0-57 11-73 50-14 29-16 63-16 96 0 32 1 70 19 102 18 34 48 42 70 42 23 0 54-8 73-49 13-29 16-61 16-95zM89 281c-17 0-42-11-49-51-5-25-5-64-5-88 0-28 0-56 3-78 8-51 40-54 51-54 13 0 41 7 49 49 5 24 5 56 5 83 0 31 0 60-5 86-7 41-31 53-49 53z"><text:p/></draw:path><draw:path draw:style-name="gr362" draw:text-style-name="P51" svg:width="0.177cm" svg:height="0.288cm" svg:x="2.72cm" svg:y="0.579cm" svg:viewBox="0 0 178 289" svg:d="M178 145c0-33-2-67-17-98-19-41-54-47-72-47-25 0-55 11-73 50-14 29-16 62-16 95s2 70 19 102c18 34 49 42 70 42 23 0 55-8 73-48 14-30 16-62 16-96zM89 281c-17 0-41-11-49-52-5-25-5-63-5-89s0-55 3-78c9-49 40-52 51-52 14 0 42 7 50 49 4 23 4 55 4 81 0 32 0 60-5 88-6 40-30 53-49 53z"><text:p/></draw:path><draw:path draw:style-name="gr362" draw:text-style-name="P51" svg:width="0.043cm" svg:height="0.043cm" svg:x="2.952cm" svg:y="0.815cm" svg:viewBox="0 0 44 44" svg:d="M44 22c0-12-10-22-22-22s-22 10-22 22 10 22 22 22 22-10 22-22z"><text:p/></draw:path><draw:path draw:style-name="gr362" draw:text-style-name="P51" svg:width="0.167cm" svg:height="0.288cm" svg:x="3.054cm" svg:y="0.579cm" svg:viewBox="0 0 168 289" svg:d="M168 196c0-51-35-93-80-93-21 0-39 7-54 22 0-28 0-54 0-82 8 3 22 5 36 5 51 0 81-38 81-43 0-3-1-5-5-5-1 0-1 0-2 1-8 4-30 12-58 12-16 0-36-2-56-12-4-1-4-1-5-1-5 0-5 4-5 11 0 42 0 83 0 125 0 7 0 10 6 10 4 0 5-1 6-3 5-7 21-30 54-30 23 0 33 19 36 26 8 16 8 33 8 54 0 15 0 40-10 58-10 15-25 27-46 27-30 0-54-22-61-48 1 2 3 2 7 2 14 0 21-11 21-21 0-11-7-20-21-20-6 0-20 2-20 21 0 36 29 77 76 77 49 0 92-39 92-93z"><text:p/></draw:path><draw:path draw:style-name="gr362" draw:text-style-name="P51" svg:width="0.193cm" svg:height="0.273cm" svg:x="4.066cm" svg:y="0.672cm" svg:viewBox="0 0 194 274" svg:d="M192 26c2-6 2-7 2-9 0-7-6-12-12-12-4 0-12 2-15 9 0 2-4 15-6 23-3 11-6 22-9 34-6 25-12 50-18 75-2 6-20 36-48 36-21 0-26-19-26-34 0-20 7-46 22-82 7-18 8-23 8-31 0-19-13-35-35-35-39 0-55 61-55 66 0 4 4 4 5 4 5 0 5-2 7-8 11-39 28-52 42-52 4 0 11 0 11 13 0 11-5 21-7 30-17 44-24 68-24 89 0 37 26 50 50 50 17 0 31-7 43-19-6 21-11 42-27 65-11 14-27 26-47 26-5 0-24-1-31-18 6 0 12 0 18-5 3-3 8-9 8-17 0-13-12-15-16-15-9 0-24 7-24 27 0 22 20 38 45 38 44 0 87-39 99-87 14-54 27-107 40-161z"><text:p/></draw:path><draw:path draw:style-name="gr362" draw:text-style-name="P51" svg:width="0.106cm" svg:height="0.195cm" svg:x="4.293cm" svg:y="0.726cm" svg:viewBox="0 0 107 196" svg:d="M66 8c0-8 0-8-8-8-20 19-46 19-58 19 0 4 0 7 0 11 7 0 26 0 42-8 0 50 0 99 0 150 0 9 0 14-29 14-3 0-8 0-12 0 0 4 0 6 0 10 6 0 42-2 53-2 10 0 47 2 53 2 0-4 0-6 0-10-4 0-7 0-11 0-30 0-30-5-30-14 0-54 0-110 0-164z"><text:p/></draw:path><draw:path draw:style-name="gr362" draw:text-style-name="P51" svg:width="0.28cm" svg:height="0.097cm" svg:x="4.591cm" svg:y="0.705cm" svg:viewBox="0 0 281 98" svg:d="M266 17c6 0 15 0 15-9 0-8-9-8-15-8-84 0-169 0-253 0-5 0-13 0-13 8 0 9 8 9 14 9 84 0 168 0 252 0zM266 98c6 0 15 0 15-8s-9-8-15-8c-84 0-168 0-252 0-6 0-14 0-14 8s8 8 13 8c84 0 169 0 253 0z"><text:p/></draw:path><draw:path draw:style-name="gr362" draw:text-style-name="P51" svg:width="0.138cm" svg:height="0.28cm" svg:x="5.048cm" svg:y="0.579cm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362" draw:text-style-name="P51" svg:width="0.177cm" svg:height="0.289cm" svg:x="2.614cm" svg:y="1.083cm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362" draw:text-style-name="P51" svg:width="0.043cm" svg:height="0.043cm" svg:x="2.846cm" svg:y="1.318cm" svg:viewBox="0 0 44 44" svg:d="M44 23c0-13-10-23-22-23s-22 10-22 23c0 12 10 21 22 21s22-9 22-21z"><text:p/></draw:path><draw:path draw:style-name="gr362" draw:text-style-name="P51" svg:width="0.167cm" svg:height="0.28cm" svg:x="2.948cm" svg:y="1.083cm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362" draw:text-style-name="P51" svg:width="0.168cm" svg:height="0.289cm" svg:x="3.158cm" svg:y="1.083cm" svg:viewBox="0 0 169 290" svg:d="M169 197c0-51-35-93-80-93-21 0-39 6-54 22 0-28 0-55 0-83 8 3 23 6 36 6 51 0 81-38 81-44 0-3-1-5-4-5-2 0-2 0-3 1-8 5-30 13-57 13-17 0-36-3-57-12-3-1-3-1-5-1-4 0-4 3-4 10 0 42 0 83 0 125 0 7 0 10 6 10 3 0 3-1 6-3 4-7 20-30 54-30 21 0 32 20 36 27 7 16 7 33 7 53 0 15 0 41-10 58-11 17-26 27-45 27-30 0-54-22-62-46 2 0 3 0 8 0 13 0 20-11 20-21 0-11-7-20-20-20-6 0-22 3-22 23 0 36 30 76 77 76 49 0 92-40 92-93z"><text:p/></draw:path><draw:path draw:style-name="gr362" draw:text-style-name="P51" svg:width="0.193cm" svg:height="0.271cm" svg:x="4.066cm" svg:y="1.177cm" svg:viewBox="0 0 194 272" svg:d="M192 25c2-6 2-6 2-9 0-8-6-11-12-11-4 0-12 2-15 8 0 3-4 16-6 23-3 11-6 23-9 34-6 25-12 50-18 75-2 7-20 36-48 36-21 0-26-18-26-33 0-20 7-46 22-83 7-17 8-22 8-30 0-19-13-35-35-35-39 0-55 61-55 65 0 5 4 5 5 5 5 0 5-2 7-9 11-39 28-51 42-51 4 0 11 0 11 13 0 11-5 21-7 30-17 44-24 68-24 87 0 39 26 51 50 51 17 0 31-7 43-19-6 22-11 43-27 64-11 15-27 27-47 27-5 0-24-1-31-17 6 0 12 0 18-5 3-5 8-9 8-18 0-13-12-14-16-14-9 0-24 6-24 27s20 36 45 36c44 0 87-38 99-85 14-54 27-108 40-162z"><text:p/></draw:path><draw:path draw:style-name="gr362" draw:text-style-name="P51" svg:width="0.106cm" svg:height="0.195cm" svg:x="4.293cm" svg:y="1.232cm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362" draw:text-style-name="P51" svg:width="0.28cm" svg:height="0.097cm" svg:x="4.591cm" svg:y="1.207cm" svg:viewBox="0 0 281 98" svg:d="M266 17c6 0 15 0 15-9 0-8-9-8-15-8-84 0-169 0-253 0-5 0-13 0-13 8 0 9 8 9 14 9 84 0 168 0 252 0zM266 98c6 0 15 0 15-8s-9-8-15-8c-84 0-168 0-252 0-6 0-14 0-14 8s8 8 13 8c84 0 169 0 253 0z"><text:p/></draw:path><draw:path draw:style-name="gr362" draw:text-style-name="P51" svg:width="0.177cm" svg:height="0.289cm" svg:x="5.028cm" svg:y="1.083cm" svg:viewBox="0 0 178 290" svg:d="M178 146c0-33-3-67-17-98-19-41-54-48-72-48-25 0-57 11-73 50-14 29-16 63-16 96 0 32 1 70 19 101 18 35 48 43 70 43 23 0 54-8 73-49 13-29 16-61 16-95zM89 281c-17 0-42-11-49-51-5-25-5-64-5-88 0-28 0-56 3-78 8-51 40-54 51-54 13 0 41 7 49 49 5 24 5 55 5 83 0 31 0 60-5 86-7 41-31 53-49 53z"><text:p/></draw:path><draw:path draw:style-name="gr362" draw:text-style-name="P51" svg:width="0.177cm" svg:height="0.288cm" svg:x="2.884cm" svg:y="1.588cm" svg:viewBox="0 0 178 289" svg:d="M178 145c0-33-3-67-17-98-19-41-54-47-72-47-25 0-57 11-73 50-14 29-16 62-16 95s1 70 19 102c18 34 49 42 70 42 23 0 54-8 73-48 13-30 16-62 16-96zM89 281c-17 0-42-11-49-52-5-25-5-63-5-89s0-55 3-78c9-49 40-54 51-54 13 0 42 9 49 51 5 23 5 55 5 81 0 32 0 60-5 88-6 40-30 53-49 53z"><text:p/></draw:path><draw:path draw:style-name="gr362" draw:text-style-name="P51" svg:width="0.185cm" svg:height="0.193cm" svg:x="3.782cm" svg:y="1.676cm" svg:viewBox="0 0 186 194" svg:d="M186 100c0-54-42-100-92-100-53 0-94 47-94 100 0 54 43 94 92 94 52 0 94-42 94-94zM94 184c-18 0-38-10-48-29-11-18-11-45-11-59 0-17 0-40 9-58 12-20 32-28 48-28 20 0 38 9 48 27 11 18 11 42 11 59 0 14 0 37-8 56-10 20-29 32-49 32z"><text:p/></draw:path><draw:path draw:style-name="gr362" draw:text-style-name="P51" svg:width="0.131cm" svg:height="0.263cm" svg:x="3.988cm" svg:y="1.609cm" svg:viewBox="0 0 132 264" svg:d="M65 90c20 0 41 0 61 0 0-5 0-8 0-13-20 0-41 0-61 0 0-25 0-52 0-77-4 0-6 0-10 0-1 34-13 79-55 80 0 4 0 6 0 10 12 0 24 0 36 0 0 38 0 78 0 116 0 52 40 58 54 58 30 0 42-30 42-58 0-8 0-15 0-24-4 0-7 0-11 0 0 8 0 16 0 23 0 31-12 48-27 48-29 0-29-38-29-45 0-40 0-78 0-118z"><text:p/></draw:path><draw:path draw:style-name="gr362" draw:text-style-name="P51" svg:width="0.21cm" svg:height="0.292cm" svg:x="4.159cm" svg:y="1.577cm" svg:viewBox="0 0 211 293" svg:d="M32 260c0 20-4 20-32 20 0 4 0 8 0 13 14-1 36-1 47-1s33 0 48 1c0-5 0-9 0-13-29 0-34 0-34-20 0-26 0-51 0-78 0-43 30-67 58-67 26 0 31 23 31 47 0 32 0 66 0 98 0 20-5 20-34 20 0 4 0 8 0 13 16-1 36-1 48-1 11 0 33 0 47 1 0-5 0-9 0-13-21 0-32 0-32-14 0-26 0-54 0-80 0-36 0-49-13-65-6-7-21-15-45-15-35 0-54 26-61 42 0-50 0-99 0-148-20 1-40 4-60 5 0 5 0 8 0 13 29 0 32 2 32 23 0 73 0 146 0 219z"><text:p/></draw:path><draw:path draw:style-name="gr362" draw:text-style-name="P51" svg:width="0.162cm" svg:height="0.193cm" svg:x="4.39cm" svg:y="1.676cm" svg:viewBox="0 0 163 194" svg:d="M36 83c2-63 37-73 52-73 44 0 48 56 48 73-34 0-66 0-100 0zM36 92c40 0 78 0 118 0 8 0 9 0 9-9 0-42-23-83-75-83-48 0-88 44-88 96 0 56 44 98 94 98 51 0 69-46 69-55 0-5-2-5-5-5s-4 3-6 6c-14 44-52 44-56 44-22 0-38-14-48-29-12-21-12-48-12-63z"><text:p/></draw:path><draw:path draw:style-name="gr362" draw:text-style-name="P51" svg:width="0.141cm" svg:height="0.186cm" svg:x="4.579cm" svg:y="1.683cm" svg:viewBox="0 0 142 187" svg:d="M58 47c0-16 0-31 0-47-20 1-39 4-58 5 0 5 0 8 0 13 29 0 32 4 32 24 0 37 0 76 0 113 0 19-4 19-32 19 0 5 0 8 0 13 16-1 36-1 48-1 17 0 36 0 53 1 0-5 0-8 0-13-3 0-6 0-9 0-31 0-32-5-32-20 0-22 0-44 0-65 0-42 18-79 50-79 3 0 4 0 4 1-1 0-10 5-10 15 0 12 10 18 18 18 9 0 20-4 20-18 0-13-14-26-32-26-31 0-46 29-52 47z"><text:p/></draw:path><draw:path draw:style-name="gr362" draw:text-style-name="P51" svg:width="0.287cm" svg:height="0.186cm" svg:x="4.74cm" svg:y="1.688cm" svg:viewBox="0 0 288 187" svg:d="M253 41c7-22 21-27 35-28 0-5 0-8 0-13-8 1-22 1-30 1-12 0-31 0-40-1 0 5 0 8 0 13 16 1 24 9 24 21 0 2 0 3-1 8-13 36-25 72-38 108-15-40-28-78-42-118-3-4-3-6-3-7 0-12 17-12 26-12 0-5 0-8 0-13-12 1-34 1-45 1-12 0-24 0-37-1 0 5 0 8 0 13 16 0 23 1 26 6 3 4 8 16 10 24-12 34-24 69-36 102-13-37-26-75-40-113-2-4-2-6-2-7 0-12 17-12 25-12 0-5 0-8 0-13-13 1-37 1-47 1-1 0-24 0-38-1 0 5 0 8 0 13 20 0 25 1 31 15 18 50 35 99 53 150 2 6 2 9 8 9 5 0 8-3 9-8 14-40 29-81 43-120 14 39 29 80 43 120 1 5 3 8 9 8 4 0 6-5 8-8 17-46 32-93 49-138z"><text:p/></draw:path><draw:path draw:style-name="gr362" draw:text-style-name="P51" svg:width="0.089cm" svg:height="0.281cm" svg:x="5.049cm" svg:y="1.587cm" svg:viewBox="0 0 90 282" svg:d="M60 95c-19 1-40 3-59 5 0 4 0 8 0 13 28 0 31 2 31 24 0 37 0 75 0 113 0 19-4 19-32 19 0 5 0 8 0 13 13-1 36-1 46-1 15 0 30 0 44 1 0-5 0-8 0-13-28 0-30-3-30-19 0-52 0-104 0-155zM62 22c0-14-10-22-22-22-14 0-23 11-23 22 0 12 9 22 23 22 12 0 22-8 22-22z"><text:p/></draw:path><draw:path draw:style-name="gr362" draw:text-style-name="P51" svg:width="0.137cm" svg:height="0.193cm" svg:x="5.166cm" svg:y="1.676cm" svg:viewBox="0 0 138 194" svg:d="M74 108c10 1 44 8 44 38 0 22-15 39-47 39-36 0-51-24-59-60-1-6-2-7-6-7-6 0-6 2-6 10 0 18 0 38 0 56 0 7 0 10 5 10 2 0 2-1 11-8 1-1 1-2 8-11 18 18 37 19 47 19 48 0 67-28 67-58 0-23-12-35-18-41-13-13-30-17-48-21-23-3-52-9-52-33 0-16 11-33 48-33 46 0 48 39 50 52 0 4 3 4 4 4 5 0 5-3 5-11 0-15 0-28 0-42 0-7 0-11-3-11s-4 0-9 6c-1 1-6 5-7 6-17-12-34-12-40-12-51 0-68 29-68 53 0 14 7 26 18 35 14 12 26 14 56 20z"><text:p/></draw:path><draw:path draw:style-name="gr362" draw:text-style-name="P51" svg:width="0.162cm" svg:height="0.193cm" svg:x="5.33cm" svg:y="1.676cm" svg:viewBox="0 0 163 194" svg:d="M36 83c2-63 37-73 52-73 43 0 48 56 48 73-34 0-66 0-100 0zM35 92c39 0 78 0 117 0 10 0 11 0 11-9 0-42-23-83-75-83-48 0-88 44-88 96 0 56 44 98 94 98s69-46 69-55c0-5-3-5-5-5-4 0-4 3-6 6-14 44-52 44-56 44-22 0-38-14-48-29-13-21-13-48-13-63z"><text:p/></draw:path><draw:path draw:style-name="gr362" draw:text-style-name="P51" svg:width="0.279cm" svg:height="0.097cm" svg:x="5.908cm" svg:y="0.96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39cm" svg:height="0.383cm" svg:x="6.492cm" svg:y="0.249cm" svg:viewBox="0 0 140 384" svg:d="M50 191c0-35 10-115 84-168 6-5 6-5 6-12 0-10 0-11-10-11-3 0-4 0-6 0-92 49-124 128-124 191 0 60 0 121 0 181 0 11 0 12 12 12 8 0 18 0 26 0 12 0 12-1 12-12 0-60 0-121 0-181z"><text:p/></draw:path><draw:path draw:style-name="gr362" draw:text-style-name="P51" svg:width="0.139cm" svg:height="0.766cm" svg:x="6.402cm" svg:y="0.628cm" svg:viewBox="0 0 140 767" svg:d="M90 755c0 11 0 12 12 12 8 0 18 0 26 0 12 0 12-1 12-12 0-60 0-119 0-178 0-50-21-137-116-194 96-58 116-144 116-195 0-58 0-118 0-177 0-11 0-11-12-11-8 0-18 0-26 0-12 0-12 0-12 11 0 60 0 119 0 179 0 34-7 122-85 181-5 5-5 5-5 12s0 8 5 12c11 8 39 31 60 73 17 34 25 71 25 109 0 59 0 118 0 178z"><text:p/></draw:path><draw:path draw:style-name="gr362" draw:text-style-name="P51" svg:width="0.139cm" svg:height="0.382cm" svg:x="6.492cm" svg:y="1.384cm" svg:viewBox="0 0 140 383" svg:d="M130 383c10 0 10 0 10-10 0-8 0-8-1-9-13-10-44-32-63-70-17-32-26-65-26-102 0-60 0-121 0-181 0-11 0-11-12-11-8 0-18 0-26 0-12 0-12 0-12 11 0 60 0 121 0 181 0 62 32 143 124 191 2 0 3 0 6 0z"><text:p/></draw:path><draw:path draw:style-name="gr362" draw:text-style-name="P51" svg:width="0.177cm" svg:height="0.289cm" svg:x="6.932cm" svg:y="0.324cm" svg:viewBox="0 0 178 290" svg:d="M178 146c0-33-3-68-17-99-21-40-54-47-72-47-25 0-57 11-73 50-14 29-16 63-16 96 0 32 1 70 19 101 18 35 48 43 70 43 23 0 54-9 73-49 13-29 16-62 16-95zM89 281c-17 0-42-11-49-52-5-25-5-63-5-89s0-54 3-76c8-51 40-54 51-54 13 0 41 7 49 49 5 24 5 55 5 81 0 33 0 62-5 88-7 40-31 53-49 53z"><text:p/></draw:path><draw:path draw:style-name="gr362" draw:text-style-name="P51" svg:width="0.043cm" svg:height="0.043cm" svg:x="7.162cm" svg:y="0.562cm" svg:viewBox="0 0 44 44" svg:d="M44 22c0-12-9-22-21-22-13 0-23 8-23 22 0 12 10 22 23 22 12 0 21-9 21-22z"><text:p/></draw:path><draw:path draw:style-name="gr362" draw:text-style-name="P51" svg:width="0.167cm" svg:height="0.289cm" svg:x="7.264cm" svg:y="0.324cm" svg:viewBox="0 0 168 290" svg:d="M168 196c0-50-35-93-80-93-20 0-39 7-53 22 0-28 0-54 0-82 8 3 21 5 36 5 51 0 80-37 80-43 0-3-1-5-3-5s-2 0-4 1c-8 4-29 12-58 12-16 0-36-2-55-12-3-1-5-1-6-1-3 0-3 4-3 11 0 42 0 83 0 125 0 7 0 10 6 10 2 0 3-1 4-3 5-7 21-30 56-30 21 0 32 19 36 27 6 16 7 32 7 53 0 15 0 40-11 58-10 17-25 27-44 27-32 0-56-22-63-46 1 0 3 0 7 0 15 0 22-11 22-21 0-9-7-20-22-20-6 0-20 2-20 21 0 38 29 78 77 78s91-40 91-94z"><text:p/></draw:path><draw:path draw:style-name="gr362" draw:text-style-name="P51" svg:width="0.193cm" svg:height="0.271cm" svg:x="8.172cm" svg:y="0.42cm" svg:viewBox="0 0 194 272" svg:d="M193 25c1-6 1-6 1-9 0-8-6-11-12-11-3 0-10 2-14 8-1 3-5 16-6 23-2 11-6 23-8 34-6 25-14 50-20 75-1 7-19 36-48 36-20 0-25-18-25-33 0-20 7-46 22-83 6-18 8-22 8-30 0-19-14-35-35-35-40 0-56 61-56 65 0 3 5 3 6 3 4 0 4 0 6-7 12-39 29-53 43-53 4 0 11 0 11 15 0 11-5 21-7 29-18 45-25 69-25 88 0 38 26 51 51 51 17 0 31-7 43-19-6 21-10 43-27 64-11 15-28 27-47 27-6 0-25-1-32-17 7 0 13 0 18-6 4-4 8-8 8-17 0-13-11-14-16-14-9 0-22 6-22 26 0 22 18 37 44 37 43 0 86-38 98-86 14-54 28-107 41-161z"><text:p/></draw:path><draw:path draw:style-name="gr362" draw:text-style-name="P51" svg:width="0.107cm" svg:height="0.196cm" svg:x="8.398cm" svg:y="0.472cm" svg:viewBox="0 0 108 197" svg:d="M67 8c0-7-1-8-8-8-19 19-47 19-59 19 0 4 0 7 0 11 7 0 26 0 43-8 0 50 0 100 0 151 0 9 0 13-30 13-3 0-7 0-11 0 0 4 0 7 0 11 5-1 42-1 53-1 9 0 46 0 53 1 0-4 0-7 0-11-4 0-7 0-11 0-30 0-30-4-30-13 0-55 0-109 0-165z"><text:p/></draw:path><draw:path draw:style-name="gr362" draw:text-style-name="P51" svg:width="0.28cm" svg:height="0.097cm" svg:x="8.696cm" svg:y="0.451cm" svg:viewBox="0 0 281 98" svg:d="M266 17c6 0 15 0 15-9 0-8-9-8-13-8-84 0-170 0-254 0-6 0-14 0-14 8 0 9 8 9 14 9 84 0 168 0 252 0zM268 98c4 0 13 0 13-8s-9-8-15-8c-84 0-168 0-252 0-6 0-14 0-14 8s8 8 14 8c84 0 170 0 254 0z"><text:p/></draw:path><draw:path draw:style-name="gr362" draw:text-style-name="P51" svg:width="0.177cm" svg:height="0.289cm" svg:x="9.134cm" svg:y="0.324cm" svg:viewBox="0 0 178 290" svg:d="M178 146c0-33-2-68-17-99-19-40-54-47-71-47-26 0-56 11-74 50-14 29-16 63-16 96 0 32 2 70 19 101 18 35 49 43 70 43 23 0 55-9 73-49 14-29 16-62 16-95zM89 281c-17 0-41-11-49-52-4-25-4-63-4-89s0-54 2-76c9-51 40-54 51-54 14 0 42 7 50 49 4 24 4 55 4 81 0 33 0 62-5 88-6 40-30 53-49 53z"><text:p/></draw:path><draw:path draw:style-name="gr362" draw:text-style-name="P51" svg:width="0.177cm" svg:height="0.288cm" svg:x="6.932cm" svg:y="0.832cm" svg:viewBox="0 0 178 289" svg:d="M178 145c0-33-3-67-17-98-21-41-54-47-72-47-25 0-57 11-73 49-14 30-16 63-16 96 0 31 1 70 19 102 18 34 48 42 70 42 23 0 54-8 73-49 13-29 16-61 16-95zM89 280c-17 0-42-10-49-51-5-25-5-63-5-89 0-27 0-55 3-78 8-50 40-54 51-54 13 0 41 9 49 50 5 24 5 56 5 82 0 32 0 60-5 88-7 40-31 52-49 52z"><text:p/></draw:path><draw:path draw:style-name="gr362" draw:text-style-name="P51" svg:width="0.043cm" svg:height="0.043cm" svg:x="7.162cm" svg:y="1.064cm" svg:viewBox="0 0 44 44" svg:d="M44 23c0-12-9-23-21-23-13 0-23 11-23 23s10 21 23 21c12 0 21-9 21-21z"><text:p/></draw:path><draw:path draw:style-name="gr362" draw:text-style-name="P51" svg:width="0.167cm" svg:height="0.288cm" svg:x="7.264cm" svg:y="0.832cm" svg:viewBox="0 0 168 289" svg:d="M168 196c0-51-35-93-80-93-20 0-39 7-53 22 0-28 0-55 0-83 8 2 21 6 36 6 51 0 80-38 80-44 0-3-1-4-3-4s-2 0-4 1c-8 4-29 12-58 12-16 0-36-3-55-12-3-1-5-1-6-1-3 0-3 4-3 10 0 42 0 82 0 124 0 9 0 11 6 11 2 0 3-1 4-3 5-6 21-29 56-29 21 0 32 19 36 26 6 16 7 33 7 53 0 16 0 41-11 59-10 15-25 26-44 26-32 0-56-21-63-47 1 0 3 2 7 2 15 0 22-11 22-21 0-11-7-21-22-21-6 0-20 3-20 22 0 36 29 77 77 77s91-41 91-93z"><text:p/></draw:path><draw:path draw:style-name="gr362" draw:text-style-name="P51" svg:width="0.193cm" svg:height="0.271cm" svg:x="8.172cm" svg:y="0.926cm" svg:viewBox="0 0 194 272" svg:d="M193 26c1-6 1-7 1-9 0-9-6-12-12-12-3 0-10 2-14 8-1 3-5 16-6 23-2 12-6 23-8 35-6 25-14 50-20 75-1 6-19 36-48 36-20 0-25-19-25-34 0-20 7-46 22-83 6-17 8-22 8-30 0-19-14-35-35-35-40 0-56 61-56 65 0 5 5 5 6 5 4 0 4-2 6-8 12-40 29-52 43-52 4 0 11 0 11 13 0 11-5 21-7 30-18 44-25 68-25 89 0 37 26 49 51 49 17 0 31-7 43-18-6 21-10 42-27 65-11 14-28 26-47 26-6 0-25-1-32-18 7 0 13 0 18-5 4-3 8-9 8-18 0-13-11-14-16-14-9 0-22 7-22 27 0 21 18 36 44 36 43 0 86-37 98-85 14-54 28-107 41-161z"><text:p/></draw:path><draw:path draw:style-name="gr362" draw:text-style-name="P51" svg:width="0.107cm" svg:height="0.195cm" svg:x="8.398cm" svg:y="0.98cm" svg:viewBox="0 0 108 196" svg:d="M67 8c0-8-1-8-8-8-19 18-47 19-59 19 0 4 0 6 0 10 7 0 26 0 43-7 0 50 0 99 0 150 0 9 0 13-30 13-3 0-7 0-11 0 0 3 0 7 0 11 5 0 42-2 53-2 9 0 46 2 53 2 0-4 0-8 0-11-4 0-7 0-11 0-30 0-30-4-30-13 0-54 0-110 0-164z"><text:p/></draw:path><draw:path draw:style-name="gr362" draw:text-style-name="P51" svg:width="0.28cm" svg:height="0.097cm" svg:x="8.696cm" svg:y="0.958cm" svg:viewBox="0 0 281 98" svg:d="M266 17c6 0 15 0 15-9 0-8-9-8-13-8-84 0-170 0-254 0-6 0-14 0-14 8 0 9 8 9 14 9 84 0 168 0 252 0zM268 98c4 0 13 0 13-8s-9-8-15-8c-84 0-168 0-252 0-6 0-14 0-14 8s8 8 14 8c84 0 170 0 254 0z"><text:p/></draw:path><draw:path draw:style-name="gr362" draw:text-style-name="P51" svg:width="0.138cm" svg:height="0.279cm" svg:x="9.156cm" svg:y="0.832cm" svg:viewBox="0 0 139 280" svg:d="M86 11c0-11 0-11-9-11-27 26-64 26-77 26 0 5 0 9 0 14 8 0 34 0 55-11 0 73 0 145 0 218 0 15-1 21-39 21-5 0-9 0-14 0 0 3 0 8 0 12 15-2 52-2 69-2s54 0 68 2c0-4 0-9 0-12-5 0-8 0-13 0-38 0-40-5-40-21 0-79 0-157 0-236z"><text:p/></draw:path><draw:path draw:style-name="gr362" draw:text-style-name="P51" svg:width="0.177cm" svg:height="0.289cm" svg:x="7.095cm" svg:y="1.334cm" svg:viewBox="0 0 178 290" svg:d="M178 146c0-34-2-68-17-99-19-40-54-47-71-47-26 0-56 11-74 50-14 29-16 62-16 96 0 32 2 70 19 101 18 35 49 43 70 43 23 0 55-9 73-49 14-29 16-62 16-95zM89 281c-17 0-41-11-49-52-4-25-4-63-4-89s0-54 2-76c9-51 40-54 51-54 14 0 42 7 50 49 4 24 4 55 4 81 0 33 0 62-5 88-6 40-30 53-49 53z"><text:p/></draw:path><draw:path draw:style-name="gr362" draw:text-style-name="P51" svg:width="0.186cm" svg:height="0.192cm" svg:x="7.887cm" svg:y="1.428cm" svg:viewBox="0 0 187 193" svg:d="M187 98c0-54-42-98-93-98-53 0-94 46-94 98 0 54 44 95 94 95 51 0 93-42 93-95zM94 182c-18 0-36-8-48-28-11-18-11-44-11-59 0-17 0-40 11-58 10-19 31-29 48-29 18 0 37 10 48 28 10 18 10 43 10 59 0 15 0 38-9 56-10 19-28 31-49 31z"><text:p/></draw:path><draw:path draw:style-name="gr362" draw:text-style-name="P51" svg:width="0.131cm" svg:height="0.263cm" svg:x="8.095cm" svg:y="1.355cm" svg:viewBox="0 0 132 264" svg:d="M65 90c20 0 39 0 60 0 0-4 0-8 0-12-21 0-40 0-60 0 0-26 0-52 0-78-4 0-7 0-11 0 0 35-13 79-54 82 0 2 0 6 0 8 12 0 24 0 36 0 0 38 0 78 0 116 0 53 38 58 54 58 30 0 42-30 42-58 0-8 0-15 0-24-4 0-7 0-11 0 0 9 0 16 0 24 0 32-12 47-27 47-29 0-29-38-29-45 0-40 0-78 0-118z"><text:p/></draw:path><draw:path draw:style-name="gr362" draw:text-style-name="P51" svg:width="0.211cm" svg:height="0.292cm" svg:x="8.264cm" svg:y="1.324cm" svg:viewBox="0 0 212 293" svg:d="M34 260c0 20-5 20-34 20 0 4 0 8 0 13 14 0 36-1 48-1 11 0 32 1 47 1 0-5 0-9 0-13-28 0-33 0-33-20 0-25 0-51 0-76 0-45 30-69 57-69 26 0 31 23 31 47 0 32 0 66 0 98 0 20-5 20-32 20 0 4 0 8 0 13 14 0 36-1 48-1 10 0 32 1 46 1 0-5 0-9 0-13-21 0-32 0-33-12 0-28 0-54 0-82 0-36 0-49-12-64-6-7-21-15-45-15-36 0-54 25-61 41 0-50 0-99 0-148-20 1-41 4-61 5 0 5 0 8 0 13 30 0 34 2 34 24 0 73 0 145 0 218z"><text:p/></draw:path><draw:path draw:style-name="gr362" draw:text-style-name="P51" svg:width="0.162cm" svg:height="0.192cm" svg:x="8.497cm" svg:y="1.428cm" svg:viewBox="0 0 163 193" svg:d="M35 82c3-63 38-74 53-74 43 0 48 58 48 74-34 0-68 0-101 0zM35 91c39 0 78 0 117 0 10 0 11 0 11-9 0-41-23-82-75-82-50 0-88 43-88 96 0 56 44 97 92 97 52 0 71-47 71-55 0-4-3-5-6-5s-5 3-5 6c-15 43-52 43-57 43-21 0-37-13-47-28-13-20-13-48-13-63z"><text:p/></draw:path><draw:path draw:style-name="gr362" draw:text-style-name="P51" svg:width="0.141cm" svg:height="0.185cm" svg:x="8.684cm" svg:y="1.43cm" svg:viewBox="0 0 142 186" svg:d="M59 46c0-16 0-30 0-46-19 1-40 4-59 5 0 3 0 8 0 12 30 0 34 3 34 24 0 37 0 75 0 113 0 19-5 19-34 19 0 5 0 8 0 13 17 0 36-1 48-1 17 0 37 0 54 1 0-5 0-8 0-13-4 0-6 0-10 0-31 0-31-5-31-19 0-22 0-45 0-66 0-41 17-80 49-80 4 0 4 0 5 2-1 0-9 4-9 15 0 12 8 19 18 19 7 0 18-6 18-19s-14-25-32-25c-30 0-45 28-51 46z"><text:p/></draw:path><draw:path draw:style-name="gr362" draw:text-style-name="P51" svg:width="0.288cm" svg:height="0.185cm" svg:x="8.845cm" svg:y="1.436cm" svg:viewBox="0 0 289 186" svg:d="M253 40c9-22 22-27 36-28 0-4 0-8 0-12-9 0-21 1-31 1-12 0-31-1-38-1 0 4 0 8 0 12 14 1 24 8 24 20 0 3 0 4-3 10-13 36-25 72-38 108-15-40-28-78-42-118-1-6-1-6-1-8 0-12 15-12 24-12 0-4 0-8 0-12-12 0-34 1-44 1-13 0-25-1-37-1 0 4 0 8 0 12 16 0 22 1 27 7 2 3 6 15 9 23-12 34-24 68-36 102-13-37-27-76-41-113-2-5-2-6-2-7 0-12 17-12 25-12 0-4 0-8 0-12-12 0-36 1-45 1-2 0-24-1-40-1 0 4 0 8 0 12 22 0 26 2 31 16 18 49 36 99 54 148 1 6 3 10 9 10 4 0 6-2 8-8 14-40 28-81 42-120 14 39 29 80 43 120 3 4 3 8 9 8 4 0 7-4 8-8 17-46 32-93 49-138z"><text:p/></draw:path><draw:path draw:style-name="gr362" draw:text-style-name="P51" svg:width="0.09cm" svg:height="0.281cm" svg:x="9.156cm" svg:y="1.334cm" svg:viewBox="0 0 91 282" svg:d="M61 96c-19 1-39 4-59 5 0 3 0 8 0 12 28 0 32 3 32 24 0 37 0 75 0 113 0 19-5 19-34 19 0 5 0 8 0 13 14 0 37-1 47-1 14 0 30 1 44 1 0-5 0-8 0-13-29 0-30-3-30-18 0-52 0-103 0-155zM62 23c0-15-9-23-21-23-13 0-23 11-23 23 0 11 10 21 23 21 12 0 21-8 21-21z"><text:p/></draw:path><draw:path draw:style-name="gr362" draw:text-style-name="P51" svg:width="0.137cm" svg:height="0.192cm" svg:x="9.273cm" svg:y="1.428cm" svg:viewBox="0 0 138 193" svg:d="M73 107c10 1 45 8 45 38 0 22-15 39-48 39-35 0-51-24-59-60-1-5-1-8-6-8s-5 4-5 11c0 18 0 37 0 55 0 8 0 11 5 11 2 0 2-1 11-8 0-1 0-3 8-10 18 17 37 18 46 18 49 0 68-29 68-59 0-22-13-34-18-39-14-15-30-17-48-21-24-4-52-10-52-34 0-15 11-33 47-33 47 0 49 39 49 52 2 3 4 2 5 3 6 0 6-2 6-10 0-15 0-28 0-42 0-8 0-10-5-10-2 0-2 0-8 5-1 1-5 5-7 6-16-11-34-11-40-11-51 0-67 28-67 52 0 14 7 26 18 36 13 10 25 13 55 19z"><text:p/></draw:path><draw:path draw:style-name="gr362" draw:text-style-name="P51" svg:width="0.162cm" svg:height="0.192cm" svg:x="9.438cm" svg:y="1.428cm" svg:viewBox="0 0 163 193" svg:d="M35 82c2-63 38-74 53-74 43 0 48 58 48 74-34 0-68 0-101 0zM35 91c39 0 78 0 117 0 10 0 11 0 11-9 0-41-23-82-75-82-50 0-88 43-88 96 0 56 44 97 92 97 52 0 71-47 71-55 0-4-3-5-6-5s-5 3-5 6c-15 43-52 43-57 43-21 0-37-13-48-28-12-20-12-48-12-63z"><text:p/></draw:path></draw:g></text:span></text:p>
      <text:p text:style-name="P9"><text:span text:style-name="T3"/></text:p>
      <text:p text:style-name="P16"><text:span text:style-name="T17"><draw:g text:anchor-type="as-char" svg:y="-0.367cm" draw:z-index="20" draw:name="모양24" draw:style-name="gr360"><svg:title>TexMaths</svg:title><svg:desc>12§display§\therefore E \left[ Y_1^2 \right] = 0.5§svg§600§FALSE§</svg:desc><draw:path draw:style-name="gr361" draw:text-style-name="P50" svg:width="2.718cm" svg:height="0.472cm" svg:x="0.009cm" svg:y="0.023cm" svg:viewBox="0 0 2719 473" svg:d="M0 0c906 0 1812 0 2719 0 0 157 0 316 0 473-907 0-1813 0-2719 0 0-157 0-316 0-473z"><text:p/></draw:path><draw:path draw:style-name="gr362" draw:text-style-name="P51" svg:width="0.255cm" svg:height="0.227cm" svg:x="0.001cm" svg:y="0.175cm" svg:viewBox="0 0 256 228" svg:d="M150 23c0-12-11-23-23-23s-21 11-21 23 9 23 21 23 23-10 23-23zM256 205c0-12-11-22-23-22s-23 10-23 22 11 23 23 23 23-11 23-23zM44 205c0-12-10-22-22-22-14 0-22 10-22 22s8 23 22 23c12 0 22-11 22-23z"><text:p/></draw:path><draw:path draw:style-name="gr362" draw:text-style-name="P51" svg:width="0.305cm" svg:height="0.284cm" svg:x="0.402cm" svg:y="0.085cm" svg:viewBox="0 0 306 285" svg:d="M283 189c0-3 1-5 1-6 0-2 0-5-4-5s-5 2-5 5c-28 62-43 90-115 90-21 0-42 0-63 0-5 0-6 0-8 0-5 0-6-1-6-4 0-2 0-2 2-11 10-38 19-77 29-114 14 0 28 0 42 0 35 0 35 9 35 19 0 3 0 8-3 21-1 2-1 3-1 5s1 4 6 4c3 0 4-2 6-8 9-34 16-66 24-98 0-4-2-5-5-5-4 0-4 2-6 7-9 32-16 42-55 42-13 0-26 0-39 0 8-35 16-69 25-102 3-15 3-17 23-17 19 0 39 0 58 0 52 0 65 13 65 47 0 11 0 12-2 23 0 2 0 5 0 7 0 1 1 6 5 6s4-4 6-11c2-24 6-49 8-73 1-11-1-11-11-11-71 0-143 0-213 0-9 0-12 0-12 8 0 4 3 4 10 4 16 0 28 0 28 8 0 2 0 3-1 10-19 75-37 149-57 224-3 16-4 19-38 19-7 0-12 0-12 7 0 5 5 5 12 5 73 0 145 0 218 0 11 0 11 0 14-7 13-29 26-59 39-89z"><text:p/></draw:path><draw:path draw:style-name="gr362" draw:text-style-name="P51" svg:width="0.081cm" svg:height="0.504cm" svg:x="0.877cm" svg:y="0.013cm" svg:viewBox="0 0 82 505" svg:d="M0 505c28 0 54 0 82 0 0-6 0-11 0-17-22 0-44 0-65 0 0-158 0-314 0-471 21 0 43 0 65 0 0-6 0-11 0-17-28 0-54 0-82 0 0 168 0 336 0 505z"><text:p/></draw:path><draw:path draw:style-name="gr362" draw:text-style-name="P51" svg:width="0.305cm" svg:height="0.285cm" svg:x="0.983cm" svg:y="0.084cm" svg:viewBox="0 0 306 286" svg:d="M236 48c3-2 4-4 6-6 14-13 27-28 56-30 4 0 8 0 8-7 0-4-2-5-5-5-12 0-24 1-35 1-14 0-28-1-42-1-2 0-8 0-8 7 0 5 4 5 6 5 4 0 16 1 16 11 0 6-10 18-12 19-33 37-65 75-98 113-15-42-31-83-46-125-3-6-2-5-3-7 0-11 21-11 25-11 6 0 10 0 10-8 0-4-5-4-6-4-12 0-41 1-53 1-11 0-37-1-48-1-2 0-7 0-7 8 0 4 4 4 10 4 25 0 26 5 30 14 18 47 34 93 52 140 0 1 2 6 2 7s-17 69-20 77c-4 23-6 24-39 24-7 0-11 0-11 7 0 5 5 5 6 5 12 0 41-1 53-1s42 1 54 1c2 0 8 0 8-8 0-4-5-4-12-4-1 0-9 0-17 0-8-1-10-2-10-7 0-3 3-18 6-27 4-20 9-41 14-60 2-7 2-8 6-12 35-41 70-80 104-120z"><text:p/></draw:path><draw:path draw:style-name="gr362" draw:text-style-name="P51" svg:width="0.13cm" svg:height="0.195cm" svg:x="1.325cm" svg:y="0.001cm" svg:viewBox="0 0 131 196" svg:d="M131 143c-4 0-7 0-11 0 0 6-4 24-7 26s-25 2-29 2c-18 0-37 0-55 0 31-27 42-35 59-50 22-16 43-36 43-63 0-36-31-58-70-58-36 0-61 26-61 53 0 15 13 17 16 17 7 0 15-5 15-16 0-5-2-16-17-16 9-21 29-27 42-27 30 0 46 23 46 47 0 26-18 45-28 56-24 23-48 47-72 71-2 2-2 2-2 11 41 0 80 0 121 0 4-18 6-36 10-53z"><text:p/></draw:path><draw:path draw:style-name="gr362" draw:text-style-name="P51" svg:width="0.107cm" svg:height="0.195cm" svg:x="1.244cm" svg:y="0.279cm" svg:viewBox="0 0 108 196" svg:d="M67 8c0-8-1-8-9-8-18 18-46 19-58 19 0 4 0 6 0 10 7 0 26 0 43-7 0 50 0 99 0 150 0 9 0 13-30 13-3 0-7 0-11 0 0 4 0 7 0 11 5 0 42-1 53-1 9 0 46 1 53 1 0-4 0-7 0-11-4 0-8 0-12 0-29 0-29-4-29-13 0-55 0-110 0-164z"><text:p/></draw:path><draw:path draw:style-name="gr362" draw:text-style-name="P51" svg:width="0.079cm" svg:height="0.504cm" svg:x="1.504cm" svg:y="0.013cm" svg:viewBox="0 0 80 505" svg:d="M80 505c0-169 0-337 0-505-26 0-54 0-80 0 0 6 0 11 0 17 22 0 42 0 64 0 0 157 0 313 0 471-22 0-42 0-64 0 0 6 0 11 0 17 26 0 54 0 80 0z"><text:p/></draw:path><draw:path draw:style-name="gr362" draw:text-style-name="P51" svg:width="0.279cm" svg:height="0.099cm" svg:x="1.811cm" svg:y="0.213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362" draw:text-style-name="P51" svg:width="0.175cm" svg:height="0.287cm" svg:x="2.249cm" svg:y="0.091cm" svg:viewBox="0 0 176 288" svg:d="M176 145c0-33-1-67-16-98-20-41-54-47-71-47-25 0-57 11-73 49-15 30-16 63-16 96 0 32 1 70 18 103 18 32 49 40 70 40 22 0 55-8 73-48 14-29 15-61 15-95zM88 279c-16 0-41-9-48-49-5-26-5-65-5-89 0-28 0-56 2-79 9-50 41-54 51-54 14 0 42 9 50 50 4 24 4 56 4 83 0 31 0 60-5 86-6 41-30 52-49 52z"><text:p/></draw:path><draw:path draw:style-name="gr362" draw:text-style-name="P51" svg:width="0.043cm" svg:height="0.043cm" svg:x="2.479cm" svg:y="0.325cm" svg:viewBox="0 0 44 44" svg:d="M44 23c0-12-10-23-22-23s-22 11-22 23 10 21 22 21 22-9 22-21z"><text:p/></draw:path><draw:path draw:style-name="gr362" draw:text-style-name="P51" svg:width="0.167cm" svg:height="0.287cm" svg:x="2.582cm" svg:y="0.091cm" svg:viewBox="0 0 168 288" svg:d="M168 196c0-51-35-93-80-93-21 0-39 6-54 22 0-28 0-55 0-83 8 2 22 6 36 6 51 0 81-38 81-44 0-3-1-4-3-4s-2 0-4 1c-8 4-29 12-58 12-16 0-36-3-56-12-4-1-4-1-5-1-3 0-3 4-3 10 0 42 0 83 0 125 0 8 0 10 4 10s5-1 6-3c5-6 21-29 54-29 23 0 33 19 36 26 8 16 9 33 9 53 0 16 0 41-11 58-10 17-25 26-46 26-30 0-54-20-61-45 1 0 3 1 7 1 14 0 21-12 21-22 0-11-7-20-21-20-6 0-20 3-20 23 0 36 29 75 76 75 49 0 92-39 92-92z"><text:p/></draw:path></draw:g></text:span></text:p>
      <text:p text:style-name="P17"><text:span text:style-name="T12">Part (</text:span><text:span text:style-name="T13">b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31" table:style-name="표31">
        <table:table-column table:style-name="표31.A"/>
        <table:table-row table:style-name="표31.1">
          <table:table-cell table:style-name="표31.A1" office:value-type="string">
            <text:p text:style-name="P6"/>
            <text:p text:style-name="P6"><draw:g text:anchor-type="as-char" svg:y="-0.288cm" draw:z-index="24" draw:name="모양25" draw:style-name="gr360"><svg:title>TexMaths</svg:title><svg:desc>12§display§0.5§svg§600§FALSE§</svg:desc><draw:path draw:style-name="gr361" draw:text-style-name="P50" svg:width="0.471cm" svg:height="0.244cm" svg:x="0.006cm" svg:y="0.018cm" svg:viewBox="0 0 472 245" svg:d="M0 0c157 0 314 0 472 0 0 82 0 163 0 245-158 0-315 0-472 0 0-82 0-163 0-245z"><text:p/></draw:path><draw:path draw:style-name="gr362" draw:text-style-name="P51" svg:width="0.175cm" svg:height="0.287cm" svg:x="0.001cm" svg:y="0cm" svg:viewBox="0 0 176 288" svg:d="M176 145c0-34-2-67-16-98-20-40-54-47-71-47-25 0-57 11-73 50-15 29-16 61-16 95 0 30 1 68 18 101 19 33 49 42 70 42 22 0 55-9 73-49 13-29 15-62 15-94zM88 278c-16 0-41-10-48-50-5-25-5-64-5-88 0-26 0-55 3-76 8-51 40-54 50-54 14 0 42 7 50 49 4 23 4 55 4 81 0 30 0 59-5 87-6 39-30 51-49 51z"><text:p/></draw:path><draw:path draw:style-name="gr362" draw:text-style-name="P51" svg:width="0.045cm" svg:height="0.043cm" svg:x="0.23cm" svg:y="0.234cm" svg:viewBox="0 0 46 44" svg:d="M46 23c0-12-11-23-23-23s-23 11-23 23 11 21 23 21 23-9 23-21z"><text:p/></draw:path><draw:path draw:style-name="gr362" draw:text-style-name="P51" svg:width="0.167cm" svg:height="0.287cm" svg:x="0.331cm" svg:y="0cm" svg:viewBox="0 0 168 288" svg:d="M168 194c0-49-35-91-80-91-20 0-38 7-53 22 0-28 0-55 0-82 8 3 21 5 36 5 51 0 80-38 80-43 0-3-1-5-3-5s-2 0-4 1c-8 4-29 12-58 12-16 0-36-2-55-12-3-1-3-1-5-1-4 0-4 4-4 11 0 41 0 81 0 123 0 9 0 11 6 11 2 0 3 0 4-4 5-6 21-28 56-28 21 0 32 19 34 26 8 14 9 31 9 52 0 15 0 40-11 57-10 17-25 28-44 28-32 0-56-22-63-47 1 0 3 1 7 1 15 0 22-11 22-21s-7-21-22-21c-6 0-20 4-20 23 0 36 29 77 77 77s91-41 91-94z"><text:p/></draw:path></draw:g></text:p>
            <text:p text:style-name="P6"/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8">Explanation:</text:span></text:p>
      <text:p text:style-name="P20" loext:marker-style-name="T3"/>
      <text:p text:style-name="P9"><text:span text:style-name="T3"><draw:g text:anchor-type="as-char" svg:y="-0.277cm" draw:z-index="22" draw:name="모양26" draw:style-name="gr360"><svg:title>TexMaths</svg:title><svg:desc>12§display§c+2c+c=1§svg§600§FALSE§</svg:desc><draw:path draw:style-name="gr361" draw:text-style-name="P50" svg:width="2.482cm" svg:height="0.268cm" svg:x="0.006cm" svg:y="0.022cm" svg:viewBox="0 0 2483 269" svg:d="M0 0c828 0 1655 0 2483 0 0 90 0 179 0 269-828 0-1655 0-2483 0 0-90 0-179 0-269z"><text:p/></draw:path><draw:path draw:style-name="gr362" draw:text-style-name="P51" svg:width="0.163cm" svg:height="0.188cm" svg:x="0.001cm" svg:y="0.092cm" svg:viewBox="0 0 164 189" svg:d="M150 26c-7 0-12 0-18 6-7 6-8 13-8 17 0 10 8 14 15 14 13 0 24-10 24-27 0-20-20-36-49-36-58 0-114 60-114 120 0 37 25 69 68 69 62 0 96-43 96-48 0-3-2-6-4-6-3 0-4 1-6 4-33 40-80 40-84 40-27 0-39-20-39-44 0-17 9-57 23-84 13-23 37-41 60-41 14 0 30 6 36 16z"><text:p/></draw:path><draw:path draw:style-name="gr362" draw:text-style-name="P51" svg:width="0.279cm" svg:height="0.276cm" svg:x="0.284cm" svg:y="0.035cm" svg:viewBox="0 0 280 277" svg:d="M149 148c39 0 78 0 117 0 6 0 14 0 14-8s-8-8-14-8c-39 0-78 0-117 0 0-40 0-79 0-118 0-6 0-14-9-14-8 0-8 8-8 14 0 39 0 78 0 118-40 0-79 0-119 0-6 0-13 0-13 8s7 8 13 8c40 0 79 0 119 0 0 39 0 77 0 115 0 6 0 14 8 14 9 0 9-8 9-14 0-38 0-76 0-115z"><text:p/></draw:path><draw:path draw:style-name="gr362" draw:text-style-name="P51" svg:width="0.167cm" svg:height="0.276cm" svg:x="0.703cm" svg:y="0cm" svg:viewBox="0 0 168 277" svg:d="M32 245c15-14 30-29 45-43 66-56 91-79 91-121 0-48-38-81-89-81-48 0-79 38-79 75 0 24 22 24 23 24 7 0 21-5 21-22 0-11-7-22-22-22-4 0-4 0-5 1 9-27 32-43 56-43 39 0 57 34 57 68s-21 66-45 91c-26 30-54 60-80 90-5 5-5 6-5 15 52 0 104 0 156 0 4-23 8-47 12-72-4 0-7 0-11 0-1 13-5 31-8 37-4 3-31 3-41 3-25 0-50 0-76 0z"><text:p/></draw:path><draw:path draw:style-name="gr362" draw:text-style-name="P51" svg:width="0.163cm" svg:height="0.188cm" svg:x="0.909cm" svg:y="0.092cm" svg:viewBox="0 0 164 189" svg:d="M150 26c-6 0-12 0-18 6-7 6-8 13-8 17 0 10 8 14 15 14 13 0 24-10 24-27 0-20-19-36-49-36-58 0-114 60-114 120 0 37 25 69 68 69 62 0 96-43 96-48 0-3-2-6-4-6-3 0-4 1-6 4-33 40-80 40-84 40-27 0-39-20-39-44 0-17 9-57 23-84 13-23 37-41 60-41 14 0 30 6 36 16z"><text:p/></draw:path><draw:path draw:style-name="gr362" draw:text-style-name="P51" svg:width="0.279cm" svg:height="0.276cm" svg:x="1.192cm" svg:y="0.035cm" svg:viewBox="0 0 280 277" svg:d="M149 148c39 0 78 0 117 0 6 0 14 0 14-8s-8-8-14-8c-39 0-78 0-117 0 0-40 0-79 0-118 0-6 0-14-9-14-8 0-8 8-8 14 0 39 0 78 0 118-40 0-79 0-119 0-6 0-13 0-13 8s7 8 13 8c40 0 79 0 119 0 0 39 0 77 0 115 0 6 0 14 8 14 9 0 9-8 9-14 0-38 0-76 0-115z"><text:p/></draw:path><draw:path draw:style-name="gr362" draw:text-style-name="P51" svg:width="0.162cm" svg:height="0.188cm" svg:x="1.606cm" svg:y="0.092cm" svg:viewBox="0 0 163 189" svg:d="M150 26c-7 0-13 0-19 6-7 6-7 13-7 17 0 10 7 14 15 14 12 0 23-10 23-27 0-20-19-36-49-36-57 0-113 60-113 120 0 37 24 69 68 69 60 0 95-43 95-48 0-3-2-6-5-6-2 0-2 1-4 4-34 40-80 40-86 40-26 0-37-20-37-44 0-17 9-57 23-84 13-23 36-41 59-41 14 0 31 6 37 16z"><text:p/></draw:path><draw:path draw:style-name="gr362" draw:text-style-name="P51" svg:width="0.279cm" svg:height="0.096cm" svg:x="1.912cm" svg:y="0.126cm" svg:viewBox="0 0 280 97" svg:d="M265 17c7 0 15 0 15-9 0-8-8-8-14-8-84 0-169 0-253 0-6 0-13 0-13 8 0 9 7 9 14 9 84 0 167 0 251 0zM266 97c6 0 14 0 14-8 0-9-8-9-15-9-84 0-167 0-251 0-7 0-14 0-14 9 0 8 7 8 13 8 84 0 169 0 253 0z"><text:p/></draw:path><draw:path draw:style-name="gr362" draw:text-style-name="P51" svg:width="0.138cm" svg:height="0.276cm" svg:x="2.371cm" svg:y="0cm" svg:viewBox="0 0 139 277" svg:d="M86 11c0-10 0-11-9-11-27 26-64 26-77 26 0 5 0 9 0 13 8 0 34 0 55-10 0 71 0 143 0 215 0 16-1 20-39 20-5 0-9 0-14 0 0 5 0 9 0 13 15-1 52-1 69-1s54 0 68 1c0-4 0-8 0-13-5 0-8 0-13 0-38 0-40-4-40-20 0-78 0-155 0-233z"><text:p/></draw:path></draw:g></text:span><text:span text:style-name="T3"><text:s text:c="3"/></text:span><text:span text:style-name="T3"><draw:g text:anchor-type="as-char" svg:y="-0.561cm" draw:z-index="23" draw:name="모양27" draw:style-name="gr360"><svg:title>TexMaths</svg:title><svg:desc>12§display§\therefore c=\frac14=0.25§svg§600§FALSE§</svg:desc><draw:path draw:style-name="gr361" draw:text-style-name="P50" svg:width="2.699cm" svg:height="0.81cm" svg:x="0.009cm" svg:y="0.022cm" svg:viewBox="0 0 2700 811" svg:d="M0 0c900 0 1800 0 2700 0 0 270 0 540 0 811-900 0-1800 0-2700 0 0-271 0-541 0-811z"><text:p/></draw:path><draw:path draw:style-name="gr362" draw:text-style-name="P51" svg:width="0.253cm" svg:height="0.227cm" svg:x="0.001cm" svg:y="0.37cm" svg:viewBox="0 0 254 228" svg:d="M150 23c0-12-11-23-23-23s-23 11-23 23 11 23 23 23 23-11 23-23zM254 205c0-12-9-22-21-22s-23 10-23 22 11 23 23 23 21-11 21-23zM44 205c0-12-10-22-22-22s-22 10-22 22 10 23 22 23 22-11 22-23z"><text:p/></draw:path><draw:path draw:style-name="gr362" draw:text-style-name="P51" svg:width="0.163cm" svg:height="0.19cm" svg:x="0.403cm" svg:y="0.38cm" svg:viewBox="0 0 164 191" svg:d="M150 26c-7 0-13 0-19 6s-7 14-7 16c0 11 7 16 15 16 12 0 24-11 24-28 0-20-20-36-50-36-57 0-113 60-113 120 0 37 25 71 68 71 60 0 96-44 96-49 0-3-2-6-4-6-3 0-4 1-6 5-34 40-80 40-84 40-27 0-39-20-39-45 0-17 9-58 23-84 13-24 36-42 60-42 14 0 30 4 36 16z"><text:p/></draw:path><draw:path draw:style-name="gr362" draw:text-style-name="P51" svg:width="0.28cm" svg:height="0.099cm" svg:x="0.709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2" draw:text-style-name="P51" svg:width="0.137cm" svg:height="0.28cm" svg:x="1.219cm" svg:y="0cm" svg:viewBox="0 0 138 281" svg:d="M86 11c0-10 0-11-10-11-26 26-63 26-76 26 0 5 0 9 0 14 8 0 32 0 55-11 0 73 0 145 0 218 0 16-1 21-39 21-5 0-9 0-14 0 0 3 0 8 0 13 15-1 52-1 69-1s53 0 67 1c0-5 0-10 0-13-5 0-8 0-13 0-37 0-39-5-39-21 0-79 0-157 0-236z"><text:p/></draw:path><draw:path draw:style-name="gr362" draw:text-style-name="P51" svg:width="0.21cm" svg:height="0.016cm" svg:x="1.181cm" svg:y="0.45cm" svg:viewBox="0 0 211 17" svg:d="M0 0c71 0 140 0 211 0 0 6 0 11 0 17-71 0-140 0-211 0 0-6 0-11 0-17z"><text:p/></draw:path><draw:path draw:style-name="gr362" draw:text-style-name="P51" svg:width="0.186cm" svg:height="0.285cm" svg:x="1.193cm" svg:y="0.568cm" svg:viewBox="0 0 187 286" svg:d="M113 216c0 12 0 24 0 37 0 15-1 20-33 20-3 0-6 0-9 0 0 3 0 8 0 13 18-1 39-1 57-1s40 0 58 1c0-5 0-10 0-13-4 0-6 0-10 0-31 0-31-5-31-20 0-13 0-25 0-37 15 0 28 0 42 0 0-5 0-9 0-13-14 0-27 0-42 0 0-64 0-129 0-192 0-9 0-11-7-11-4 0-5 0-8 6-44 66-87 131-130 197 0 4 0 8 0 13 37 0 76 0 113 0zM115 203c-35 0-68 0-103 0 35-53 68-105 103-157 0 52 0 104 0 157z"><text:p/></draw:path><draw:path draw:style-name="gr362" draw:text-style-name="P51" svg:width="0.28cm" svg:height="0.099cm" svg:x="1.581cm" svg:y="0.41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2" draw:text-style-name="P51" svg:width="0.177cm" svg:height="0.29cm" svg:x="2.02cm" svg:y="0.285cm" svg:viewBox="0 0 178 291" svg:d="M178 147c0-34-3-68-17-99-19-41-54-48-72-48-25 0-55 12-73 50-14 29-16 63-16 97 0 31 2 69 19 100 18 35 49 44 70 44 23 0 55-9 73-50 13-28 16-61 16-94zM89 281c-17 0-42-11-49-50-5-26-5-65-5-89 0-28 0-56 3-78 9-51 40-54 51-54 13 0 42 7 49 49 5 24 5 56 5 83 0 31 0 60-5 86-6 41-30 53-49 53z"><text:p/></draw:path><draw:path draw:style-name="gr362" draw:text-style-name="P51" svg:width="0.045cm" svg:height="0.043cm" svg:x="2.25cm" svg:y="0.52cm" svg:viewBox="0 0 46 44" svg:d="M46 23c0-13-11-23-23-23s-23 10-23 23c0 12 11 21 23 21s23-9 23-21z"><text:p/></draw:path><draw:path draw:style-name="gr362" draw:text-style-name="P51" svg:width="0.167cm" svg:height="0.28cm" svg:x="2.352cm" svg:y="0.285cm" svg:viewBox="0 0 168 281" svg:d="M32 249c15-15 30-29 45-44 66-57 91-80 91-122 0-48-37-83-89-83-48 0-79 40-79 77 0 24 22 24 23 24 7 0 21-6 21-23 0-11-7-22-22-22-3 0-4 0-5 0 9-27 32-43 56-43 39 0 57 35 57 70 0 33-21 66-44 92-27 30-54 60-81 90-5 5-5 6-5 16 53 0 104 0 157 0 4-25 7-49 11-73-4 0-6 0-10 0-2 13-6 31-9 37-4 4-31 4-41 4-25 0-50 0-76 0z"><text:p/></draw:path><draw:path draw:style-name="gr362" draw:text-style-name="P51" svg:width="0.167cm" svg:height="0.29cm" svg:x="2.563cm" svg:y="0.285cm" svg:viewBox="0 0 168 291" svg:d="M168 197c0-50-35-93-80-93-21 0-39 6-53 22 0-28 0-55 0-83 8 3 21 6 36 6 51 0 80-38 80-44 0-3-1-5-3-5s-2 0-4 2c-8 4-29 12-58 12-16 0-36-3-56-12-2-1-4-1-5-1-3 0-3 4-3 10 0 42 0 83 0 125 0 7 0 11 6 11 2 0 3-2 4-4 5-7 21-29 56-29 21 0 32 19 34 27 8 15 9 32 9 52 0 16 0 41-11 58-10 17-25 28-44 28-32 0-56-22-63-47 1 0 3 1 7 1 15 0 22-12 22-22s-7-20-22-20c-6 0-20 4-20 23 0 36 29 77 76 77 49 0 92-41 92-94z"><text:p/></draw:path></draw:g></text:span></text:p>
      <text:p text:style-name="P9"><text:span text:style-name="T3">sup </text:span><text:span text:style-name="T3"><draw:g text:anchor-type="as-char" svg:y="-0.189cm" draw:z-index="27" draw:name="모양28" draw:style-name="gr360"><svg:title>TexMaths</svg:title><svg:desc>12§display§y_2 = \cos x§svg§600§FALSE§</svg:desc><draw:path draw:style-name="gr361" draw:text-style-name="P50" svg:width="1.771cm" svg:height="0.231cm" svg:x="0.01cm" svg:y="0.022cm" svg:viewBox="0 0 1772 232" svg:d="M0 0c591 0 1181 0 1772 0 0 77 0 155 0 232-591 0-1181 0-1772 0 0-77 0-155 0-232z"><text:p/></draw:path><draw:path draw:style-name="gr362" draw:text-style-name="P51" svg:width="0.194cm" svg:height="0.271cm" svg:x="0cm" svg:y="0.003cm" svg:viewBox="0 0 195 272" svg:d="M193 26c2-6 2-7 2-9 0-9-6-12-12-12-4 0-11 2-15 8-1 3-5 16-6 23-4 11-6 23-8 34-6 25-14 50-20 75-1 7-19 36-48 36-21 0-25-18-25-33 0-20 7-46 22-83 6-17 8-22 8-30 0-19-14-35-35-35-40 0-56 61-56 65 0 5 5 5 6 5 4 0 4-2 6-9 12-39 29-51 43-51 4 0 10 0 10 13 0 11-4 21-6 30-18 44-25 68-25 87 0 38 26 51 51 51 17 0 31-7 42-19-5 21-9 43-26 64-12 15-28 27-47 27-6 0-25-1-32-18 7 0 12 0 18-5 4-4 8-8 8-17 0-13-11-14-16-14-9 0-22 6-22 26 0 22 18 37 44 37 43 0 86-38 98-86 14-53 28-107 41-160z"><text:p/></draw:path><draw:path draw:style-name="gr362" draw:text-style-name="P51" svg:width="0.13cm" svg:height="0.195cm" svg:x="0.214cm" svg:y="0.055cm" svg:viewBox="0 0 131 196" svg:d="M131 142c-4 0-7 0-11 0-1 6-4 24-7 26s-25 2-30 2c-18 0-36 0-54 0 31-27 42-36 59-49 22-18 43-36 43-63 0-36-33-58-70-58-36 0-61 25-61 53 0 14 12 15 16 15 7 0 15-4 15-15 0-5-2-16-18-16 10-20 30-26 43-26 30 0 46 23 46 47 0 25-19 45-28 56-24 23-48 47-72 70-2 2-2 3-2 12 41 0 80 0 121 0 4-18 6-36 10-54z"><text:p/></draw:path><draw:path draw:style-name="gr362" draw:text-style-name="P51" svg:width="0.28cm" svg:height="0.096cm" svg:x="0.525cm" svg:y="0.034cm" svg:viewBox="0 0 281 97" svg:d="M267 17c6 0 14 0 14-9 0-8-8-8-14-8-84 0-169 0-253 0-6 0-14 0-14 8 0 9 8 9 14 9 84 0 169 0 253 0zM267 97c6 0 14 0 14-8 0-9-8-9-14-9-84 0-169 0-253 0-6 0-14 0-14 9 0 8 8 8 14 8 84 0 169 0 253 0z"><text:p/></draw:path><draw:path draw:style-name="gr362" draw:text-style-name="P51" svg:width="0.16cm" svg:height="0.192cm" svg:x="0.961cm" svg:y="0cm" svg:viewBox="0 0 161 193" svg:d="M35 97c0-68 35-86 57-86 4 0 30 0 45 15-17 2-19 14-19 20 0 10 7 19 19 19 11 0 19-7 19-19 0-29-32-46-65-46-53 0-91 46-91 97 0 54 42 96 91 96 57 0 70-50 70-55 0-4-5-4-6-4-4 0-5 2-5 4-13 40-40 44-55 44-23 0-60-18-60-85z"><text:p/></draw:path><draw:path draw:style-name="gr362" draw:text-style-name="P51" svg:width="0.186cm" svg:height="0.192cm" svg:x="1.145cm" svg:y="0cm" svg:viewBox="0 0 187 193" svg:d="M187 98c0-54-43-98-93-98-53 0-94 46-94 98 0 54 43 95 94 95 50 0 93-41 93-95zM94 182c-18 0-38-8-48-27-11-19-11-45-11-60 0-16 0-39 11-58 10-19 31-27 48-27 18 0 36 9 46 27 11 18 11 42 11 58 0 15 0 38-8 56-10 19-29 31-49 31z"><text:p/></draw:path><draw:path draw:style-name="gr362" draw:text-style-name="P51" svg:width="0.137cm" svg:height="0.192cm" svg:x="1.358cm" svg:y="0cm" svg:viewBox="0 0 138 193" svg:d="M74 107c9 2 44 8 44 38 0 22-15 39-47 39-36 0-52-24-59-60-1-5-2-6-6-6-6 0-6 2-6 9 0 18 0 37 0 55 0 8 0 11 5 11 2 0 2 0 11-8 1-1 1-3 8-10 18 18 37 18 47 18 48 0 67-29 67-59 0-21-12-34-18-39-13-13-30-17-48-21-23-4-52-9-52-34 0-15 11-32 47-32 47 0 49 38 51 51 0 3 3 3 4 3 5 0 5-1 5-9 0-15 0-28 0-42 0-7 0-11-5-11-1 0-2 0-8 5-1 2-5 6-7 7-16-12-33-12-40-12-50 0-67 29-67 52 0 15 7 26 18 36 14 10 25 13 56 19z"><text:p/></draw:path><draw:path draw:style-name="gr362" draw:text-style-name="P51" svg:width="0.209cm" svg:height="0.19cm" svg:x="1.593cm" svg:y="0.003cm" svg:viewBox="0 0 210 191" svg:d="M128 59c3-11 12-49 42-49 3 0 13 0 21 6-11 1-21 12-21 21 0 7 5 16 17 16 10 0 23-9 23-25 0-22-25-28-40-28-24 0-39 23-44 32-11-27-32-32-46-32-43 0-67 54-67 65 0 5 4 5 5 5 4 0 5-2 6-5 14-45 42-55 56-55 8 0 23 3 23 27 0 13-7 42-23 101-7 25-21 43-40 43-3 0-12 0-21-5 10-2 19-10 19-22s-9-16-15-16c-12 0-23 12-23 25 0 19 20 28 40 28 27 0 43-30 44-33 5 16 20 33 46 33 43 0 67-54 67-65 0-5-4-5-5-5-3 0-5 3-6 5-13 46-42 55-56 55-16 0-23-13-23-27 0-10 2-18 7-38 5-19 10-38 14-57z"><text:p/></draw:path></draw:g></text:span><text:span text:style-name="T3">;</text:span></text:p>
      <text:p text:style-name="P9"><text:span text:style-name="T3"/></text:p>
      <text:p text:style-name="P12"><text:span text:style-name="T3"><draw:g text:anchor-type="as-char" svg:y="-1.011cm" draw:z-index="28" draw:name="모양29" draw:style-name="gr360"><svg:title>TexMaths</svg:title><svg:desc>12§latex§P_{Y_2} \left(y_2\right) = \left\{ \begin{array}{cc} 0.25 &amp; y_2=1 \\ 0.5 &amp; y_2 = 0 \\ 0.25 &amp; y_2 = -1 \\ 0 &amp; \textrm{otherwise} \end{array}\right§svg§600§FALSE§</svg:desc><draw:path draw:style-name="gr361" draw:text-style-name="P50" svg:width="5.464cm" svg:height="1.978cm" svg:x="0.007cm" svg:y="0.018cm" svg:viewBox="0 0 5465 1979" svg:d="M0 0c1822 0 3643 0 5465 0 0 660 0 1319 0 1979-1822 0-3643 0-5465 0 0-660 0-1319 0-1979z"><text:p/></draw:path><draw:path draw:style-name="gr362" draw:text-style-name="P51" svg:width="0.246cm" svg:height="0.287cm" svg:x="0.001cm" svg:y="0.826cm" svg:viewBox="0 0 247 288" svg:d="M80 155c24 0 47 0 71 0 52 0 96-34 96-77 0-41-41-78-98-78-49 0-100 0-149 0 0 5 0 8 0 13 4 0 6 0 10 0 32 0 33 5 33 19 0 75 0 149 0 224 0 14-1 19-33 19-4 0-6 0-10 0 0 5 0 8 0 13 14-1 44-1 61-1 16 0 48 0 63 1 0-5 0-8 0-13-4 0-6 0-10 0-32 0-34-5-34-19 0-34 0-68 0-101zM79 144c0-38 0-76 0-114 0-14 1-17 21-17 12 0 25 0 37 0 67 0 67 45 67 65s0 66-67 66c-19 0-39 0-58 0z"><text:p/></draw:path><draw:path draw:style-name="gr362" draw:text-style-name="P51" svg:width="0.233cm" svg:height="0.201cm" svg:x="0.29cm" svg:y="0.978cm" svg:viewBox="0 0 234 202" svg:d="M182 35c6-6 12-11 18-16 12-8 23-8 28-8 2-1 6-1 6-7 0-3-1-4-4-4-7 0-16 1-24 1-9 0-21-1-31-1-1 0-6 0-6 6 0 4 5 5 6 5 9 0 9 3 9 5s-3 4-4 8c-2 2-4 5-6 6-24 25-49 52-73 77-13-29-25-58-39-87-2-3-1-3-2-4 0-5 14-5 16-5 3 0 7 0 7-7-1-2 0-4-4-4-9 0-31 1-39 1-9 0-27-1-34-1-2 0-6 0-6 6 0 5 4 5 7 5 18 0 19 2 22 8 15 34 30 67 45 101-4 18-8 36-13 54-3 16-3 17-27 17-5 0-9 0-9 6 0 2 3 5 5 5 6 0 12-2 18-2s14 0 19 0c6 0 13 0 19 0s15 2 21 2c1 0 6 0 6-8 0-3-4-3-10-3-5 0-6 0-12-1-5 0-6-2-6-4s4-16 6-24c3-10 9-35 9-36 1-5 1-5 4-8 27-28 52-56 78-83z"><text:p/></draw:path><draw:path draw:style-name="gr362" draw:text-style-name="P51" svg:width="0.103cm" svg:height="0.139cm" svg:x="0.49cm" svg:y="1.079cm" svg:viewBox="0 0 104 140" svg:d="M104 100c-2 0-6 0-8 0-1 3-4 16-6 19-2 1-20 1-23 1-14 0-27 0-42 0 15-11 30-23 42-31 19-12 37-25 37-47 0-28-25-42-55-42-29 0-49 17-49 37 0 11 8 12 12 12 5 0 12-3 12-12 0-7-5-12-12-12 6-9 18-15 32-15 21 0 38 12 38 32 0 18-12 31-28 44-17 15-35 30-52 45-2 1-2 1-2 3 0 3 0 4 0 6 32 0 65 0 97 0 3-13 5-27 7-40z"><text:p/></draw:path><draw:path draw:style-name="gr362" draw:text-style-name="P51" svg:width="0.096cm" svg:height="0.42cm" svg:x="0.769cm" svg:y="0.801cm" svg:viewBox="0 0 97 421" svg:d="M97 416c0-1 0-1-7-8-53-54-66-133-66-198 0-73 16-146 68-199 5-5 5-6 5-7 0-3-1-4-3-4-5 0-44 28-68 82-21 46-26 93-26 128 0 34 4 84 28 132 25 52 61 79 66 79 2 0 3-1 3-5z"><text:p/></draw:path><draw:path draw:style-name="gr362" draw:text-style-name="P51" svg:width="0.193cm" svg:height="0.271cm" svg:x="0.903cm" svg:y="0.929cm" svg:viewBox="0 0 194 272" svg:d="M192 25c2-6 2-6 2-9 0-8-6-11-13-11-3 0-11 2-14 8-1 3-4 16-6 23-3 11-6 23-9 34-6 25-13 50-19 75-1 7-19 36-47 36-21 0-26-18-26-33 0-20 7-46 22-83 6-18 8-22 8-30 0-19-13-35-35-35-39 0-55 61-55 65 0 3 4 3 5 3 3 0 5 0 6-7 12-39 29-53 43-53 4 0 11 0 11 15 0 9-5 21-7 29-17 45-26 69-26 88 0 38 28 51 52 51 17 0 31-7 43-19-6 21-11 43-27 64-11 15-28 27-47 27-6 0-24-1-31-17 6 0 12 0 18-6 3-4 8-8 8-17 0-13-12-14-16-14-9 0-24 6-24 26 0 22 18 37 45 37 43 0 87-38 98-86 13-54 28-107 41-161z"><text:p/></draw:path><draw:path draw:style-name="gr362" draw:text-style-name="P51" svg:width="0.13cm" svg:height="0.196cm" svg:x="1.116cm" svg:y="0.981cm" svg:viewBox="0 0 131 197" svg:d="M131 143c-4 0-6 0-10 0-1 6-5 24-8 26-3 3-25 3-29 3-18 0-36 0-54 0 30-28 41-36 59-51 21-17 42-35 42-63 0-35-31-58-70-58-36 0-61 26-61 53 0 15 13 17 16 17 7 0 15-5 15-16 0-5-1-16-17-16 9-20 29-27 44-27 28 0 44 23 44 47 0 26-18 46-28 57-24 23-46 47-70 70-4 2-4 3-4 12 41 0 82 0 122 0 3-18 6-36 9-54z"><text:p/></draw:path><draw:path draw:style-name="gr362" draw:text-style-name="P51" svg:width="0.097cm" svg:height="0.42cm" svg:x="1.31cm" svg:y="0.801cm" svg:viewBox="0 0 98 421" svg:d="M98 210c0-32-4-84-27-131-25-53-63-79-66-79s-5 1-5 4c0 1 0 2 8 9 42 42 66 109 66 197 0 72-15 146-68 199-6 6-6 6-6 7 0 3 2 5 5 5s42-29 67-83c22-45 26-92 26-128z"><text:p/></draw:path><draw:path draw:style-name="gr362" draw:text-style-name="P51" svg:width="0.28cm" svg:height="0.097cm" svg:x="1.591cm" svg:y="0.96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41cm" svg:height="0.382cm" svg:x="2.174cm" svg:y="0cm" svg:viewBox="0 0 142 383" svg:d="M52 190c0-34 8-116 84-168 4-4 6-5 6-12 0-10-2-10-11-10-3 0-5 0-7 0-90 48-124 128-124 190 0 60 0 121 0 181 0 11 1 12 12 12 10 0 18 0 28 0s12-1 12-12c0-60 0-121 0-181z"><text:p/></draw:path><draw:path draw:style-name="gr362" draw:text-style-name="P51" svg:width="0.051cm" svg:height="0.133cm" svg:x="2.174cm" svg:y="0.375cm" svg:viewBox="0 0 52 134" svg:d="M52 11c0-11-2-11-12-11s-18 0-28 0c-11 0-12 0-12 11 0 37 0 75 0 113 0 10 1 10 12 10 10 0 18 0 28 0s12 0 12-10c0-38 0-76 0-113z"><text:p/></draw:path><draw:path draw:style-name="gr362" draw:text-style-name="P51" svg:width="0.051cm" svg:height="0.135cm" svg:x="2.174cm" svg:y="0.501cm" svg:viewBox="0 0 52 136" svg:d="M52 12c0-11-2-12-12-12s-18 0-28 0c-11 0-12 1-12 12 0 37 0 74 0 112 0 10 1 12 12 12 10 0 18 0 28 0s12-2 12-12c0-38 0-75 0-112z"><text:p/></draw:path><draw:path draw:style-name="gr362" draw:text-style-name="P51" svg:width="0.141cm" svg:height="0.766cm" svg:x="2.084cm" svg:y="0.628cm" svg:viewBox="0 0 142 767" svg:d="M90 755c0 11 1 12 12 12 10 0 18 0 28 0s12-1 12-12c0-60 0-119 0-178 0-50-22-137-117-194 95-58 117-144 117-195 0-58 0-118 0-177 0-11-2-11-12-11s-18 0-28 0c-11 0-12 0-12 11 0 60 0 119 0 179 0 34-7 122-85 181-4 5-5 5-5 12s1 8 5 12c12 8 41 31 61 73 16 34 24 71 24 109 0 59 0 118 0 178z"><text:p/></draw:path><draw:path draw:style-name="gr362" draw:text-style-name="P51" svg:width="0.051cm" svg:height="0.133cm" svg:x="2.174cm" svg:y="1.384cm" svg:viewBox="0 0 52 134" svg:d="M52 11c0-11-2-11-12-11s-18 0-28 0c-11 0-12 0-12 11 0 37 0 75 0 113 0 10 1 10 12 10 10 0 18 0 28 0s12 0 12-10c0-38 0-76 0-113z"><text:p/></draw:path><draw:path draw:style-name="gr362" draw:text-style-name="P51" svg:width="0.051cm" svg:height="0.135cm" svg:x="2.174cm" svg:y="1.511cm" svg:viewBox="0 0 52 136" svg:d="M52 12c0-12-2-12-12-12s-18 0-28 0c-11 0-12 0-12 12 0 37 0 74 0 112 0 10 1 12 12 12 10 0 18 0 28 0s12-2 12-12c0-38 0-75 0-112z"><text:p/></draw:path><draw:path draw:style-name="gr362" draw:text-style-name="P51" svg:width="0.141cm" svg:height="0.382cm" svg:x="2.174cm" svg:y="1.638cm" svg:viewBox="0 0 142 383" svg:d="M131 383c9 0 11-1 11-11 0-7-2-7-3-8-13-10-43-32-63-71-16-31-24-64-24-101 0-60 0-121 0-181 0-11-2-11-12-11s-18 0-28 0c-11 0-12 0-12 11 0 60 0 121 0 181 0 62 34 142 124 191 2 0 4 0 7 0z"><text:p/></draw:path><draw:path draw:style-name="gr362" draw:text-style-name="P51" svg:width="0.177cm" svg:height="0.289cm" svg:x="2.615cm" svg:y="0.071cm" svg:viewBox="0 0 178 290" svg:d="M178 146c0-33-3-67-17-98-19-41-54-48-72-48-25 0-55 11-73 50-14 29-16 63-16 96 0 32 2 70 19 102 18 34 49 42 70 42 23 0 55-8 73-49 13-29 16-61 16-95zM89 281c-17 0-41-11-49-51-5-25-5-64-5-88 0-28 0-56 3-78 9-51 40-54 51-54 14 0 42 7 50 49 4 24 4 56 4 83 0 31 0 60-5 86-6 41-30 53-49 53z"><text:p/></draw:path><draw:path draw:style-name="gr362" draw:text-style-name="P51" svg:width="0.045cm" svg:height="0.043cm" svg:x="2.844cm" svg:y="0.309cm" svg:viewBox="0 0 46 44" svg:d="M46 23c0-13-11-23-23-23s-23 10-23 23c0 12 11 21 23 21s23-9 23-21z"><text:p/></draw:path><draw:path draw:style-name="gr362" draw:text-style-name="P51" svg:width="0.168cm" svg:height="0.28cm" svg:x="2.946cm" svg:y="0.071cm" svg:viewBox="0 0 169 281" svg:d="M32 248c16-14 30-28 46-43 66-57 91-80 91-123 0-48-38-82-90-82-48 0-79 40-79 77 0 24 22 24 23 24 7 0 21-6 21-23 0-11-7-22-21-22-4 0-5 0-6 0 9-27 32-43 57-43 39 0 57 35 57 69s-22 67-45 93c-27 30-54 60-81 90-5 5-5 6-5 16 53 0 104 0 157 0 4-24 9-49 12-73-3 0-7 0-11 0-2 13-4 31-9 37-3 3-31 3-40 3-25 0-51 0-77 0z"><text:p/></draw:path><draw:path draw:style-name="gr362" draw:text-style-name="P51" svg:width="0.167cm" svg:height="0.289cm" svg:x="3.157cm" svg:y="0.071cm" svg:viewBox="0 0 168 290" svg:d="M168 197c0-51-34-93-79-93-21 0-39 6-54 22 0-28 0-55 0-83 8 3 23 6 36 6 51 0 81-38 81-44 0-3-1-5-4-5-2 0-2 0-4 1-8 5-29 13-58 13-16 0-36-3-55-12-3-1-3-1-5-1-4 0-4 4-4 10 0 42 0 83 0 125 0 7 0 10 6 10 2 0 3-1 6-3 3-7 19-30 54-30 21 0 32 20 36 27 6 16 7 33 7 53 0 15 0 41-10 58-11 17-26 27-45 27-32 0-56-21-63-46 1 0 3 1 7 1 15 0 22-12 22-22 0-11-7-20-22-20-6 0-20 3-20 23 0 36 29 76 77 76s91-40 91-93z"><text:p/></draw:path><draw:path draw:style-name="gr362" draw:text-style-name="P51" svg:width="0.192cm" svg:height="0.271cm" svg:x="4.066cm" svg:y="0.167cm" svg:viewBox="0 0 193 272" svg:d="M192 25c1-5 1-6 1-9 0-8-5-11-12-11-3 0-11 2-14 8-1 3-5 16-6 23-3 11-6 23-9 34-6 25-13 51-19 76-1 6-19 35-47 35-21 0-26-18-26-33 0-20 7-46 22-83 6-17 8-22 8-30 0-19-14-35-35-35-39 0-55 61-55 65 0 5 4 5 5 5 3 0 5-2 6-9 12-39 29-51 43-51 4 0 11 0 11 13 0 11-5 21-7 30-17 44-26 68-26 87 0 39 27 51 52 51 17 0 31-7 43-19-6 22-11 43-27 64-11 15-28 28-47 28-6 0-25-2-33-18 8 0 14 0 20-5 3-5 8-9 8-18 0-13-12-14-16-14-10 0-24 6-24 27s18 36 45 36c43 0 87-38 98-85 13-54 28-108 41-162z"><text:p/></draw:path><draw:path draw:style-name="gr362" draw:text-style-name="P51" svg:width="0.13cm" svg:height="0.195cm" svg:x="4.278cm" svg:y="0.219cm" svg:viewBox="0 0 131 196" svg:d="M131 142c-4 0-7 0-11 0 0 7-4 24-7 27-3 1-25 1-29 1-18 0-37 0-55 0 31-27 42-36 60-49 21-18 42-36 42-63 0-36-31-58-70-58-36 0-61 25-61 53 0 14 13 15 16 15 7 0 15-4 15-15 0-5-2-16-17-16 9-20 29-26 44-26 28 0 44 23 44 47 0 25-18 45-28 56-24 23-46 47-70 70-4 3-4 3-4 12 41 0 80 0 121 0 4-18 6-36 10-54z"><text:p/></draw:path><draw:path draw:style-name="gr362" draw:text-style-name="P51" svg:width="0.279cm" svg:height="0.099cm" svg:x="4.59cm" svg:y="0.197cm" svg:viewBox="0 0 280 100" svg:d="M265 17c6 0 15 0 15-9 0-8-9-8-14-8-84 0-169 0-253 0-6 0-13 0-13 8 0 9 7 9 13 9 84 0 168 0 252 0zM266 100c5 0 14 0 14-9s-9-9-15-9c-84 0-168 0-252 0-6 0-13 0-13 9s7 9 13 9c84 0 169 0 253 0z"><text:p/></draw:path><draw:path draw:style-name="gr362" draw:text-style-name="P51" svg:width="0.138cm" svg:height="0.28cm" svg:x="5.048cm" svg:y="0.071cm" svg:viewBox="0 0 139 281" svg:d="M86 11c0-10 0-11-9-11-27 28-64 28-77 28 0 4 0 8 0 13 8 0 34 0 55-11 0 73 0 145 0 218 0 15-1 20-39 20-5 0-9 0-14 0 0 4 0 8 0 13 15-1 52-1 69-1s54 0 68 1c0-5 0-9 0-13-5 0-8 0-13 0-38 0-40-4-40-20 0-79 0-158 0-237z"><text:p/></draw:path><draw:path draw:style-name="gr362" draw:text-style-name="P51" svg:width="0.177cm" svg:height="0.288cm" svg:x="2.72cm" svg:y="0.579cm" svg:viewBox="0 0 178 289" svg:d="M178 145c0-33-3-67-17-98-19-41-54-47-72-47-25 0-55 11-73 50-14 29-16 62-16 95s2 70 19 102c18 34 49 42 70 42 23 0 55-8 73-48 13-30 16-62 16-96zM89 281c-17 0-42-11-49-52-5-25-5-63-5-89s0-55 3-78c9-49 40-52 51-52 13 0 42 7 49 49 5 23 5 55 5 81 0 32 0 60-5 88-6 40-30 53-49 53z"><text:p/></draw:path><draw:path draw:style-name="gr362" draw:text-style-name="P51" svg:width="0.045cm" svg:height="0.043cm" svg:x="2.949cm" svg:y="0.815cm" svg:viewBox="0 0 46 44" svg:d="M46 22c0-12-11-22-23-22s-23 10-23 22 11 22 23 22 23-10 23-22z"><text:p/></draw:path><draw:path draw:style-name="gr362" draw:text-style-name="P51" svg:width="0.167cm" svg:height="0.288cm" svg:x="3.051cm" svg:y="0.579cm" svg:viewBox="0 0 168 289" svg:d="M168 196c0-51-34-93-79-93-21 0-39 7-54 22 0-28 0-54 0-82 8 3 23 5 36 5 51 0 81-38 81-43 0-3-1-5-4-5-2 0-2 0-4 1-8 4-29 12-56 12-17 0-38-2-57-12-3-1-3-1-5-1-4 0-4 4-4 11 0 42 0 83 0 125 0 7 0 10 6 10 3 0 3-1 6-3 4-7 20-30 54-30 21 0 32 19 36 26 6 16 7 33 7 54 0 15 0 40-10 58-11 15-26 27-45 27-30 0-56-22-62-48 2 2 3 2 6 2 15 0 22-11 22-21 0-11-7-20-22-20-4 0-20 2-20 21 0 36 30 77 77 77 49 0 91-39 91-93z"><text:p/></draw:path><draw:path draw:style-name="gr362" draw:text-style-name="P51" svg:width="0.192cm" svg:height="0.273cm" svg:x="4.066cm" svg:y="0.672cm" svg:viewBox="0 0 193 274" svg:d="M192 26c1-6 1-7 1-9 0-7-5-12-12-12-3 0-11 2-14 9-1 2-5 15-6 23-3 11-6 22-9 34-6 25-13 50-19 75-1 6-19 36-47 36-21 0-26-19-26-34 0-20 7-46 22-82 6-18 8-23 8-31 0-19-14-35-35-35-39 0-55 61-55 66 0 4 4 4 5 4 3 0 5-2 6-8 12-39 29-52 43-52 4 0 11 0 11 13 0 11-5 21-7 30-17 44-26 68-26 89 0 37 27 50 52 50 17 0 31-7 43-19-6 21-11 42-27 65-11 14-28 26-47 26-6 0-25-1-33-18 8 0 14 0 20-5 3-3 8-9 8-17 0-13-12-15-16-15-10 0-24 7-24 27 0 22 18 38 45 38 43 0 87-39 98-87 13-54 28-107 41-161z"><text:p/></draw:path><draw:path draw:style-name="gr362" draw:text-style-name="P51" svg:width="0.13cm" svg:height="0.195cm" svg:x="4.278cm" svg:y="0.726cm" svg:viewBox="0 0 131 196" svg:d="M131 143c-4 0-7 0-11 0 0 6-4 24-7 26-3 3-25 3-29 3-18 0-37 0-55 0 31-28 42-36 60-51 21-17 42-36 42-63 0-36-31-58-70-58-36 0-61 26-61 53 0 15 13 17 16 17 7 0 15-5 15-16 0-6-2-16-17-16 9-21 29-27 44-27 28 0 44 23 44 47 0 25-18 45-28 56-24 24-46 47-70 71-4 2-4 3-4 11 41 0 80 0 121 0 4-18 6-35 10-53z"><text:p/></draw:path><draw:path draw:style-name="gr362" draw:text-style-name="P51" svg:width="0.279cm" svg:height="0.097cm" svg:x="4.59cm" svg:y="0.705cm" svg:viewBox="0 0 280 98" svg:d="M265 17c6 0 15 0 15-9 0-8-9-8-14-8-84 0-169 0-253 0-6 0-13 0-13 8 0 9 7 9 13 9 84 0 168 0 252 0zM266 98c5 0 14 0 14-8s-9-8-15-8c-84 0-168 0-252 0-6 0-13 0-13 8s7 8 13 8c84 0 169 0 253 0z"><text:p/></draw:path><draw:path draw:style-name="gr362" draw:text-style-name="P51" svg:width="0.177cm" svg:height="0.288cm" svg:x="5.027cm" svg:y="0.579cm" svg:viewBox="0 0 178 289" svg:d="M178 145c0-33-2-67-17-98-19-41-54-47-71-47-26 0-56 11-74 50-14 29-16 62-16 95s2 70 19 102c18 34 49 42 70 42 23 0 55-8 73-48 14-30 16-62 16-96zM89 281c-16 0-41-11-49-52-4-25-4-63-4-89s0-55 2-78c9-49 40-52 51-52 14 0 42 7 50 49 4 23 4 55 4 81 0 32 0 60-5 88-6 40-30 53-49 53z"><text:p/></draw:path><draw:path draw:style-name="gr362" draw:text-style-name="P51" svg:width="0.177cm" svg:height="0.289cm" svg:x="2.615cm" svg:y="1.083cm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362" draw:text-style-name="P51" svg:width="0.045cm" svg:height="0.043cm" svg:x="2.844cm" svg:y="1.318cm" svg:viewBox="0 0 46 44" svg:d="M46 23c0-13-11-23-23-23s-23 10-23 23c0 12 11 21 23 21s23-9 23-21z"><text:p/></draw:path><draw:path draw:style-name="gr362" draw:text-style-name="P51" svg:width="0.168cm" svg:height="0.28cm" svg:x="2.946cm" svg:y="1.083cm" svg:viewBox="0 0 169 281" svg:d="M32 248c16-14 30-28 46-43 66-57 91-80 91-123 0-48-38-82-90-82-48 0-79 40-79 77 0 24 22 24 23 24 7 0 21-6 21-23 0-11-7-22-21-22-4 0-5 0-6 0 9-27 32-43 57-43 39 0 57 35 57 69s-22 67-45 93c-27 30-54 60-81 90-5 5-5 6-5 16 53 0 104 0 157 0 4-24 9-49 12-73-3 0-7 0-11 0-2 13-4 31-9 37-3 3-31 3-40 3-25 0-51 0-77 0z"><text:p/></draw:path><draw:path draw:style-name="gr362" draw:text-style-name="P51" svg:width="0.167cm" svg:height="0.289cm" svg:x="3.157cm" svg:y="1.083cm" svg:viewBox="0 0 168 290" svg:d="M168 197c0-51-34-93-79-93-21 0-39 6-54 22 0-28 0-55 0-83 8 3 23 6 36 6 51 0 81-38 81-44 0-3-1-5-4-5-2 0-2 0-4 1-8 5-29 13-58 13-16 0-36-3-55-12-3-1-3-1-5-1-4 0-4 3-4 10 0 42 0 83 0 125 0 7 0 10 6 10 2 0 3-1 6-3 3-7 19-30 54-30 21 0 32 20 36 27 6 16 7 33 7 53 0 15 0 41-10 58-11 17-26 27-45 27-32 0-56-22-63-46 1 0 3 0 7 0 15 0 22-11 22-21 0-11-7-20-22-20-6 0-20 3-20 23 0 36 29 76 77 76s91-40 91-93z"><text:p/></draw:path><draw:path draw:style-name="gr362" draw:text-style-name="P51" svg:width="0.193cm" svg:height="0.271cm" svg:x="3.901cm" svg:y="1.177cm" svg:viewBox="0 0 194 272" svg:d="M192 25c2-6 2-6 2-9 0-8-6-11-12-11-4 0-10 2-15 8 0 3-4 16-6 23-3 11-5 23-9 34-6 25-12 50-18 75-2 7-20 36-48 36-21 0-26-18-26-33 0-20 7-46 22-83 7-17 8-22 8-30 0-19-13-35-35-35-39 0-55 61-55 65 0 5 4 5 5 5 5 0 5-2 7-9 11-39 28-51 42-51 4 0 11 0 11 13 0 11-5 21-7 30-17 44-24 68-24 87 0 39 26 51 50 51 17 0 31-7 43-19-6 22-11 43-27 64-11 15-27 27-47 27-5 0-24-1-31-17 6 0 12 0 18-5 3-5 8-9 8-18 0-13-12-14-16-14-9 0-24 6-24 27s20 36 45 36c44 0 87-38 99-85 14-54 27-108 40-162z"><text:p/></draw:path><draw:path draw:style-name="gr362" draw:text-style-name="P51" svg:width="0.13cm" svg:height="0.195cm" svg:x="4.114cm" svg:y="1.232cm" svg:viewBox="0 0 131 196" svg:d="M131 142c-4 0-6 0-10 0-1 7-3 24-8 27-3 1-25 1-29 1-18 0-36 0-54 0 31-27 41-36 59-49 21-18 42-36 42-63 0-36-31-58-69-58-37 0-62 25-62 53 0 14 13 15 16 15 7 0 16-4 16-15 0-5-2-16-18-16 10-20 29-27 44-27 30 0 44 24 44 48 0 25-18 45-28 56-24 23-46 47-70 70-4 3-4 3-4 12 41 0 82 0 122 0 3-18 6-36 9-54z"><text:p/></draw:path><draw:path draw:style-name="gr362" draw:text-style-name="P51" svg:width="0.28cm" svg:height="0.097cm" svg:x="4.426cm" svg:y="1.207cm" svg:viewBox="0 0 281 98" svg:d="M266 17c6 0 15 0 15-9 0-8-9-8-15-8-84 0-169 0-253 0-5 0-13 0-13 8 0 9 8 9 14 9 84 0 168 0 252 0zM266 98c6 0 15 0 15-8s-9-8-15-8c-84 0-168 0-252 0-6 0-14 0-14 8s8 8 13 8c84 0 169 0 253 0z"><text:p/></draw:path><draw:path draw:style-name="gr362" draw:text-style-name="P51" svg:width="0.257cm" svg:height="0.016cm" svg:x="4.882cm" svg:y="1.25cm" svg:viewBox="0 0 258 17" svg:d="M244 17c7 0 14 0 14-9 0-8-7-8-14-8-76 0-153 0-228 0-8 0-16 0-16 8 0 9 8 9 16 9 75 0 152 0 228 0z"><text:p/></draw:path><draw:path draw:style-name="gr362" draw:text-style-name="P51" svg:width="0.138cm" svg:height="0.28cm" svg:x="5.213cm" svg:y="1.083cm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362" draw:text-style-name="P51" svg:width="0.177cm" svg:height="0.288cm" svg:x="2.883cm" svg:y="1.588cm" svg:viewBox="0 0 178 289" svg:d="M178 145c0-33-3-67-17-98-21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362" draw:text-style-name="P51" svg:width="0.186cm" svg:height="0.193cm" svg:x="3.78cm" svg:y="1.676cm" svg:viewBox="0 0 187 194" svg:d="M187 100c0-54-42-100-93-100-52 0-94 47-94 100 0 54 44 94 94 94 51 0 93-42 93-94zM94 184c-18 0-36-10-48-29-10-18-10-45-10-59 0-17 0-40 10-58 12-20 31-28 48-28 19 0 37 9 48 27 10 18 10 42 10 59 0 14 0 37-9 56-10 20-28 32-49 32z"><text:p/></draw:path><draw:path draw:style-name="gr362" draw:text-style-name="P51" svg:width="0.131cm" svg:height="0.263cm" svg:x="3.988cm" svg:y="1.609cm" svg:viewBox="0 0 132 264" svg:d="M65 90c20 0 39 0 60 0 0-5 0-8 0-13-21 0-40 0-60 0 0-25 0-52 0-77-4 0-7 0-11 0 0 34-13 79-54 80 0 4 0 6 0 10 12 0 24 0 36 0 0 38 0 78 0 116 0 52 40 58 54 58 30 0 42-30 42-58 0-8 0-15 0-24-4 0-7 0-11 0 0 8 0 16 0 23 0 31-12 48-27 48-29 0-29-38-29-45 0-40 0-78 0-118z"><text:p/></draw:path><draw:path draw:style-name="gr362" draw:text-style-name="P51" svg:width="0.211cm" svg:height="0.292cm" svg:x="4.157cm" svg:y="1.577cm" svg:viewBox="0 0 212 293" svg:d="M34 260c0 20-5 20-34 20 0 4 0 8 0 13 16-1 36-1 48-1 11 0 32 0 47 1 0-5 0-9 0-13-28 0-33 0-33-20 0-26 0-51 0-78 0-43 30-67 57-67 26 0 31 23 31 47 0 32 0 66 0 98 0 20-5 20-32 20 0 4 0 8 0 13 14-1 36-1 48-1 10 0 32 0 46 1 0-5 0-9 0-13-21 0-32 0-32-14 0-26 0-54 0-80 0-36 0-49-13-65-6-7-21-15-45-15-36 0-54 26-61 42 0-50 0-99 0-148-20 1-41 4-61 5 0 5 0 8 0 13 30 0 34 2 34 23 0 73 0 146 0 219z"><text:p/></draw:path><draw:path draw:style-name="gr362" draw:text-style-name="P51" svg:width="0.162cm" svg:height="0.193cm" svg:x="4.39cm" svg:y="1.676cm" svg:viewBox="0 0 163 194" svg:d="M36 83c2-63 37-73 52-73 43 0 48 56 48 73-34 0-66 0-100 0zM35 92c39 0 78 0 117 0 10 0 11 0 11-9 0-42-23-83-75-83-50 0-88 44-88 96 0 56 44 98 92 98 52 0 71-46 71-55 0-5-3-5-6-5s-3 3-5 6c-14 44-52 44-57 44-21 0-37-14-47-29-13-21-13-48-13-63z"><text:p/></draw:path><draw:path draw:style-name="gr362" draw:text-style-name="P51" svg:width="0.141cm" svg:height="0.186cm" svg:x="4.577cm" svg:y="1.683cm" svg:viewBox="0 0 142 187" svg:d="M59 47c0-16 0-31 0-47-19 1-40 4-59 5 0 5 0 8 0 13 30 0 34 4 34 24 0 37 0 76 0 113 0 19-5 19-34 19 0 5 0 8 0 13 17-1 36-1 48-1 17 0 37 0 54 1 0-5 0-8 0-13-4 0-6 0-10 0-31 0-31-5-31-20 0-22 0-44 0-65 0-42 18-79 49-79 4 0 4 0 5 1-1 0-9 5-9 15 0 12 8 18 18 18 7 0 18-4 18-18 0-13-14-26-32-26-30 0-45 29-51 47z"><text:p/></draw:path><draw:path draw:style-name="gr362" draw:text-style-name="P51" svg:width="0.288cm" svg:height="0.186cm" svg:x="4.738cm" svg:y="1.688cm" svg:viewBox="0 0 289 187" svg:d="M253 41c9-22 22-27 36-28 0-5 0-8 0-13-9 1-21 1-31 1-12 0-31 0-38-1 0 5 0 8 0 13 14 1 24 9 24 21 0 2 0 3-3 8-13 36-25 72-38 108-13-40-28-78-41-118-2-4-2-6-2-7 0-12 15-12 24-12 0-5 0-8 0-13-12 1-34 1-44 1-13 0-25 0-37-1 0 5 0 8 0 13 16 0 22 1 27 6 2 4 6 16 9 24-12 34-24 69-36 102-13-37-27-75-41-113-1-4-1-6-1-7 0-12 16-12 24-12 0-5 0-8 0-13-12 1-36 1-45 1-2 0-24 0-40-1 0 5 0 8 0 13 22 0 26 1 31 15 18 50 36 99 54 150 1 6 3 9 9 9s6-3 8-8c14-40 28-81 42-120 14 39 29 80 43 120 3 5 3 8 9 8 4 0 7-5 8-8 17-46 32-93 49-138z"><text:p/></draw:path><draw:path draw:style-name="gr362" draw:text-style-name="P51" svg:width="0.09cm" svg:height="0.281cm" svg:x="5.048cm" svg:y="1.587cm" svg:viewBox="0 0 91 282" svg:d="M61 95c-19 1-39 3-59 5 0 4 0 8 0 13 28 0 32 2 32 24 0 37 0 75 0 113 0 19-5 19-34 19 0 5 0 8 0 13 14-1 37-1 47-1 14 0 30 0 44 1 0-5 0-8 0-13-29 0-30-3-30-19 0-52 0-104 0-155zM62 22c0-14-9-22-21-22-13 0-23 11-23 22 0 12 10 22 23 22 12 0 21-8 21-22z"><text:p/></draw:path><draw:path draw:style-name="gr362" draw:text-style-name="P51" svg:width="0.137cm" svg:height="0.193cm" svg:x="5.166cm" svg:y="1.676cm" svg:viewBox="0 0 138 194" svg:d="M73 108c10 1 45 8 45 38 0 22-15 39-48 39-35 0-51-24-59-60-1-6-1-7-5-7-6 0-6 2-6 10 0 18 0 38 0 56 0 7 0 10 5 10 2 0 2-1 11-8 1-1 0-2 8-11 18 18 37 19 46 19 49 0 68-28 68-58 0-23-13-35-18-41-14-13-30-17-48-21-24-3-52-9-52-33 0-16 11-33 47-33 47 0 49 39 49 52 2 4 4 2 5 4 6 0 6-3 6-11 0-15 0-28 0-42 0-7 0-11-5-11-2 0-2 0-8 6-1 1-5 5-7 6-16-12-34-12-40-12-51 0-67 29-67 53 0 14 7 26 18 35 13 12 25 14 55 20z"><text:p/></draw:path><draw:path draw:style-name="gr362" draw:text-style-name="P51" svg:width="0.162cm" svg:height="0.193cm" svg:x="5.33cm" svg:y="1.676cm" svg:viewBox="0 0 163 194" svg:d="M35 83c2-63 38-73 53-73 43 0 48 56 48 73-34 0-68 0-101 0zM35 92c39 0 78 0 117 0 10 0 11 0 11-9 0-42-23-83-75-83-50 0-88 44-88 96 0 56 44 98 92 98 52 0 71-46 71-55 0-5-3-5-6-5s-5 3-5 6c-15 44-52 44-57 44-21 0-37-14-48-29-12-21-12-48-12-63z"><text:p/></draw:path></draw:g></text:span><text:span text:style-name="T3"><text:s text:c="2"/></text:span></text:p>
      <text:p text:style-name="P12"><text:span text:style-name="T3"/></text:p>
      <text:p text:style-name="P12"><text:span text:style-name="T3"><text:s/></text:span><text:span text:style-name="T3"><draw:g text:anchor-type="as-char" svg:y="-1.011cm" draw:z-index="29" draw:name="모양30" draw:style-name="gr360"><svg:title>TexMaths</svg:title><svg:desc>12§latex§P_{Y_2^2} \left(y_2^2\right) = \left\{ \begin{array}{cc} 0.25 &amp; y_2^2=1 \\ 0.5 &amp; y_2^2 = 0 \\ 0.25 &amp; y_2^2 = 1 \\ 0 &amp; \textrm{otherwise} \end{array}\right = \left\{ \begin{array}{cc} 0.5 &amp; y_2^2=0 \\ 0.5 &amp; y_2^2 = 1 \\ 0 &amp; \textrm{otherwise} \end{array}\right§svg§600§FALSE§</svg:desc><draw:path draw:style-name="gr361" draw:text-style-name="P50" svg:width="9.718cm" svg:height="1.978cm" svg:x="0.007cm" svg:y="0.018cm" svg:viewBox="0 0 9719 1979" svg:d="M0 0c3240 0 6479 0 9719 0 0 660 0 1319 0 1979-3240 0-6479 0-9719 0 0-660 0-1319 0-1979z"><text:p/></draw:path><draw:path draw:style-name="gr362" draw:text-style-name="P51" svg:width="0.247cm" svg:height="0.287cm" svg:x="0.001cm" svg:y="0.826cm" svg:viewBox="0 0 248 288" svg:d="M80 155c24 0 47 0 71 0 52 0 97-34 97-77 0-41-42-78-99-78-49 0-100 0-149 0 0 5 0 8 0 13 4 0 6 0 10 0 32 0 33 5 33 19 0 75 0 149 0 224 0 14-1 19-33 19-4 0-6 0-10 0 0 5 0 8 0 13 14-1 44-1 61-1 16 0 48 0 63 1 0-5 0-8 0-13-4 0-6 0-10 0-32 0-34-5-34-19 0-34 0-68 0-101zM79 144c0-38 0-76 0-114 0-14 1-17 21-17 12 0 25 0 37 0 67 0 67 45 67 65s0 66-67 66c-19 0-39 0-58 0z"><text:p/></draw:path><draw:path draw:style-name="gr362" draw:text-style-name="P51" svg:width="0.233cm" svg:height="0.201cm" svg:x="0.29cm" svg:y="1.004cm" svg:viewBox="0 0 234 202" svg:d="M182 35c6-5 12-11 18-16 12-7 23-8 28-8 2 0 6 0 6-7 0-2-1-4-4-4-7 0-16 1-24 1-9 0-21-1-31-1-1 0-6 0-6 6 0 5 5 5 6 5 9 0 9 3 9 5 0 3-3 6-4 8-2 2-4 5-5 6-25 25-49 52-74 77-13-29-25-58-39-87-2-3-1-3-2-4 0-5 14-5 16-5 3 0 8 0 8-7-1-2 0-4-5-4-9 0-31 1-39 1-9 0-27-1-34-1-2 0-6 1-6 6s4 5 7 5c18 0 19 2 22 8 15 34 30 67 45 101-4 18-8 36-13 54-3 16-3 17-27 17-5 0-9 0-9 6 0 3 3 5 5 5 6 0 12-2 18-2s14 0 19 0c6 0 13 0 19 0s15 2 21 2c1 0 6 0 6-8 0-3-4-3-10-3-5 0-6 0-12 0-5-1-6-1-6-5 0-1 4-16 6-24 3-10 9-35 9-36 1-5 1-5 4-8 27-28 52-56 78-83z"><text:p/></draw:path><draw:path draw:style-name="gr362" draw:text-style-name="P51" svg:width="0.105cm" svg:height="0.139cm" svg:x="0.562cm" svg:y="0.966cm" svg:viewBox="0 0 106 140" svg:d="M106 100c-4 0-6 0-10 0 0 4-2 18-6 19-1 1-19 1-23 1-13 0-27 0-41 0 14-10 29-22 42-30 20-13 38-25 38-48 0-26-27-42-57-42-29 0-49 17-49 37 0 11 10 13 12 13 6 0 13-3 13-13 0-7-6-11-12-12 6-9 18-15 33-15 20 0 37 12 37 32 0 18-12 31-29 46-17 14-35 28-52 43-2 2-2 2-2 3 0 3 0 4 0 6 32 0 66 0 98 0 3-13 5-27 8-40z"><text:p/></draw:path><draw:path draw:style-name="gr362" draw:text-style-name="P51" svg:width="0.103cm" svg:height="0.139cm" svg:x="0.49cm" svg:y="1.158cm" svg:viewBox="0 0 104 140" svg:d="M104 100c-2 0-6 0-8 0-1 4-4 16-6 19-2 1-20 1-23 1-14 0-27 0-42 0 15-10 30-22 42-30 19-13 37-25 37-48 0-26-25-42-55-42-29 0-49 17-49 37 0 11 8 13 12 13 6 0 12-3 12-13 0-7-5-11-12-12 6-9 18-15 32-15 21 0 38 12 38 32 0 18-12 31-28 46-17 14-35 28-52 43-2 2-2 2-2 3 0 3 0 4 0 6 32 0 65 0 97 0 3-13 5-27 7-40z"><text:p/></draw:path><draw:path draw:style-name="gr362" draw:text-style-name="P51" svg:width="0.109cm" svg:height="0.505cm" svg:x="0.864cm" svg:y="0.756cm" svg:viewBox="0 0 110 506" svg:d="M110 502c0-2-1-3-2-4-19-20-48-55-66-124-10-38-13-81-13-121 0-110 26-188 77-242 4-5 4-5 4-6 0-5-3-5-6-5-6 0-28 26-34 32-42 51-70 126-70 221 0 60 11 144 66 216 4 5 31 37 38 37 3 0 6 0 6-4z"><text:p/></draw:path><draw:path draw:style-name="gr362" draw:text-style-name="P51" svg:width="0.193cm" svg:height="0.271cm" svg:x="1.005cm" svg:y="0.929cm" svg:viewBox="0 0 194 272" svg:d="M192 25c2-6 2-6 2-9 0-8-6-11-13-11-3 0-11 2-14 8-1 3-4 16-6 23-3 11-6 23-9 34-6 25-13 50-19 75-1 7-19 36-47 36-21 0-26-18-26-33 0-20 7-46 22-83 6-18 8-22 8-30 0-19-13-35-35-35-39 0-55 61-55 65 0 3 4 3 5 3 3 0 5 0 6-7 12-39 29-53 43-53 4 0 11 0 11 15 0 9-5 21-7 29-17 45-26 69-26 88 0 38 28 51 52 51 17 0 31-7 43-19-6 21-11 43-27 64-11 15-28 27-47 27-6 0-24-1-31-17 6 0 12 0 18-6 3-4 8-8 8-17 0-13-12-14-16-14-9 0-24 6-24 26 0 22 18 37 45 37 43 0 87-38 99-86 14-54 27-107 40-161z"><text:p/></draw:path><draw:path draw:style-name="gr362" draw:text-style-name="P51" svg:width="0.13cm" svg:height="0.196cm" svg:x="1.233cm" svg:y="0.766cm" svg:viewBox="0 0 131 197" svg:d="M131 143c-4 0-7 0-11 0-1 6-4 24-7 26-3 3-25 3-30 3-18 0-36 0-54 0 31-28 42-36 59-51 22-17 43-35 43-63 0-36-31-58-70-58-36 0-61 26-61 53 0 15 12 17 16 17 7 0 15-5 15-16 0-5-2-16-18-16 10-20 30-27 43-27 30 0 46 23 46 47 0 26-19 46-28 56-24 24-48 47-72 71-2 2-2 3-2 12 41 0 80 0 121 0 4-18 6-36 10-54z"><text:p/></draw:path><draw:path draw:style-name="gr362" draw:text-style-name="P51" svg:width="0.13cm" svg:height="0.195cm" svg:x="1.218cm" svg:y="1.024cm" svg:viewBox="0 0 131 196" svg:d="M131 142c-4 0-6 0-10 0-1 7-5 24-8 27-3 1-25 1-29 1-18 0-36 0-54 0 30-27 41-34 59-49 21-18 42-36 42-63 0-36-31-58-70-58-36 0-61 25-61 53 0 14 13 17 16 17 7 0 15-5 15-16 0-6-1-16-17-16 9-21 29-27 44-27 28 0 44 23 44 47 0 25-18 45-28 56-24 24-46 47-70 71-4 2-4 2-4 11 41 0 82 0 122 0 3-18 6-36 9-54z"><text:p/></draw:path><draw:path draw:style-name="gr362" draw:text-style-name="P51" svg:width="0.109cm" svg:height="0.505cm" svg:x="1.422cm" svg:y="0.756cm" svg:viewBox="0 0 110 506" svg:d="M110 253c0-60-10-144-66-216-3-5-31-37-38-37-2 0-6 1-6 5 0 1 1 2 4 3 19 23 46 57 64 124 10 38 14 82 14 121 0 42-4 85-15 127-17 59-41 93-62 116-5 4-5 4-5 6 0 3 4 4 6 4 6 0 29-26 35-32 42-50 69-127 69-221z"><text:p/></draw:path><draw:path draw:style-name="gr362" draw:text-style-name="P51" svg:width="0.28cm" svg:height="0.097cm" svg:x="1.737cm" svg:y="0.96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39cm" svg:height="0.382cm" svg:x="2.322cm" svg:y="0cm" svg:viewBox="0 0 140 383" svg:d="M50 190c0-34 9-116 84-168 6-4 6-5 6-12 0-10 0-10-10-10-3 0-5 0-8 0-90 48-122 128-122 190 0 60 0 121 0 181 0 11 0 12 11 12 9 0 18 0 27 0 11 0 12-1 12-12 0-60 0-121 0-181z"><text:p/></draw:path><draw:path draw:style-name="gr362" draw:text-style-name="P51" svg:width="0.049cm" svg:height="0.133cm" svg:x="2.322cm" svg:y="0.375cm" svg:viewBox="0 0 50 134" svg:d="M50 11c0-11-1-11-12-11-9 0-18 0-27 0-11 0-11 0-11 11 0 37 0 75 0 113 0 10 0 10 11 10 9 0 18 0 27 0 11 0 12 0 12-10 0-38 0-76 0-113z"><text:p/></draw:path><draw:path draw:style-name="gr362" draw:text-style-name="P51" svg:width="0.049cm" svg:height="0.135cm" svg:x="2.322cm" svg:y="0.501cm" svg:viewBox="0 0 50 136" svg:d="M50 12c0-11-1-12-12-12-9 0-18 0-27 0-11 0-11 1-11 12 0 37 0 74 0 112 0 10 0 12 11 12 9 0 18 0 27 0 11 0 12-2 12-12 0-38 0-75 0-112z"><text:p/></draw:path><draw:path draw:style-name="gr362" draw:text-style-name="P51" svg:width="0.141cm" svg:height="0.766cm" svg:x="2.231cm" svg:y="0.628cm" svg:viewBox="0 0 142 767" svg:d="M91 755c0 11 0 12 11 12 10 0 18 0 28 0s12-1 12-12c0-60 0-119 0-178 0-50-22-137-117-194 96-58 117-144 117-195 0-58 0-118 0-177 0-11-2-11-12-11s-18 0-28 0c-11 0-11 0-11 11 0 60 0 119 0 179 0 34-8 122-85 181-5 5-6 5-6 12s1 8 6 12c11 8 40 31 60 73 17 34 25 71 25 109 0 59 0 118 0 178z"><text:p/></draw:path><draw:path draw:style-name="gr362" draw:text-style-name="P51" svg:width="0.049cm" svg:height="0.133cm" svg:x="2.322cm" svg:y="1.384cm" svg:viewBox="0 0 50 134" svg:d="M50 11c0-11-1-11-12-11-9 0-18 0-27 0-11 0-11 0-11 11 0 37 0 75 0 113 0 10 0 10 11 10 9 0 18 0 27 0 11 0 12 0 12-10 0-38 0-76 0-113z"><text:p/></draw:path><draw:path draw:style-name="gr362" draw:text-style-name="P51" svg:width="0.049cm" svg:height="0.135cm" svg:x="2.322cm" svg:y="1.511cm" svg:viewBox="0 0 50 136" svg:d="M50 12c0-12-1-12-12-12-9 0-18 0-27 0-11 0-11 0-11 12 0 37 0 74 0 112 0 10 0 12 11 12 9 0 18 0 27 0 11 0 12-2 12-12 0-38 0-75 0-112z"><text:p/></draw:path><draw:path draw:style-name="gr362" draw:text-style-name="P51" svg:width="0.139cm" svg:height="0.382cm" svg:x="2.322cm" svg:y="1.638cm" svg:viewBox="0 0 140 383" svg:d="M130 383c10 0 10-1 10-11 0-7 0-7-2-8-13-10-43-32-64-71-15-31-24-64-24-101 0-60 0-121 0-181 0-11-1-11-12-11-9 0-18 0-27 0-11 0-11 0-11 11 0 60 0 121 0 181 0 62 32 142 122 191 3 0 5 0 8 0z"><text:p/></draw:path><draw:path draw:style-name="gr362" draw:text-style-name="P51" svg:width="0.177cm" svg:height="0.289cm" svg:x="2.761cm" svg:y="0.071cm" svg:viewBox="0 0 178 290" svg:d="M178 146c0-33-2-67-17-98-19-41-54-48-71-48-26 0-56 11-74 50-14 29-16 63-16 96 0 32 2 70 19 102 18 34 49 42 70 42 23 0 55-8 73-49 14-29 16-61 16-95zM89 281c-16 0-41-11-49-51-4-25-4-64-4-88 0-28 0-56 2-78 9-51 40-54 51-54 14 0 42 7 50 49 4 24 4 56 4 83 0 31 0 60-5 86-6 41-30 53-49 53z"><text:p/></draw:path><draw:path draw:style-name="gr362" draw:text-style-name="P51" svg:width="0.043cm" svg:height="0.043cm" svg:x="2.993cm" svg:y="0.309cm" svg:viewBox="0 0 44 44" svg:d="M44 23c0-13-10-23-22-23s-22 10-22 23c0 12 10 21 22 21s22-9 22-21z"><text:p/></draw:path><draw:path draw:style-name="gr362" draw:text-style-name="P51" svg:width="0.167cm" svg:height="0.28cm" svg:x="3.095cm" svg:y="0.071cm" svg:viewBox="0 0 168 281" svg:d="M32 248c15-14 30-28 45-43 66-57 91-80 91-123 0-48-38-82-90-82-47 0-78 40-78 77 0 24 20 24 22 24 7 0 22-6 22-23 0-11-8-22-22-22-4 0-5 0-6 0 9-27 32-43 57-43 39 0 57 35 57 69s-22 67-45 93c-27 30-54 60-81 90-4 5-4 6-4 16 52 0 104 0 156 0 4-24 8-49 12-73-4 0-7 0-11 0-2 13-5 31-9 37-3 3-30 3-40 3-25 0-50 0-76 0z"><text:p/></draw:path><draw:path draw:style-name="gr362" draw:text-style-name="P51" svg:width="0.168cm" svg:height="0.289cm" svg:x="3.305cm" svg:y="0.071cm" svg:viewBox="0 0 169 290" svg:d="M169 197c0-51-35-93-80-93-21 0-39 6-54 22 0-28 0-55 0-83 8 3 23 6 36 6 51 0 81-38 81-44 0-3-1-5-4-5-2 0-2 0-4 1-8 5-29 13-56 13-17 0-38-3-57-12-3-1-3-1-5-1-4 0-4 4-4 10 0 42 0 83 0 125 0 7 0 10 6 10 3 0 3-1 6-3 4-7 20-30 54-30 21 0 32 20 36 27 7 16 7 33 7 53 0 15 0 41-10 58-11 17-26 27-45 27-30 0-54-21-62-46 2 0 3 1 8 1 13 0 20-12 20-22 0-11-7-20-20-20-6 0-22 3-22 23 0 36 30 76 77 76 49 0 92-40 92-93z"><text:p/></draw:path><draw:path draw:style-name="gr362" draw:text-style-name="P51" svg:width="0.193cm" svg:height="0.271cm" svg:x="4.205cm" svg:y="0.167cm" svg:viewBox="0 0 194 272" svg:d="M193 25c1-5 1-6 1-9 0-8-4-11-12-11-3 0-10 2-14 8-1 3-5 16-6 23-2 11-6 23-8 34-6 25-14 51-20 76-1 6-19 35-46 35-22 0-27-18-27-33 0-20 7-46 22-83 6-17 8-22 8-30 0-19-14-35-35-35-40 0-56 61-56 65 0 5 5 5 6 5 4 0 5-2 6-9 12-39 29-51 43-51 4 0 11 0 11 13 0 11-5 21-7 30-17 44-25 68-25 87 0 39 26 51 51 51 17 0 31-7 43-19-6 22-10 43-27 64-11 15-28 28-47 28-6 0-25-2-32-18 7 0 13 0 19-5 3-5 8-9 8-18 0-13-12-14-15-14-11 0-24 6-24 27s18 36 44 36c43 0 86-38 98-85 14-54 28-108 41-162z"><text:p/></draw:path><draw:path draw:style-name="gr362" draw:text-style-name="P51" svg:width="0.129cm" svg:height="0.195cm" svg:x="4.434cm" svg:y="0.004cm" svg:viewBox="0 0 130 196" svg:d="M130 142c-4 0-6 0-10 0-1 6-4 24-7 26s-25 2-30 2c-18 0-36 0-54 0 31-27 41-36 59-49 21-18 42-36 42-65 0-34-32-56-69-56s-61 25-61 53c0 14 12 15 16 15 7 0 15-4 15-15 0-5-2-16-18-16 10-20 30-27 43-27 30 0 46 24 46 46 0 27-19 47-29 58-24 23-47 47-71 70-2 2-2 3-2 12 41 0 80 0 121 0 3-18 6-36 9-54z"><text:p/></draw:path><draw:path draw:style-name="gr362" draw:text-style-name="P51" svg:width="0.13cm" svg:height="0.195cm" svg:x="4.418cm" svg:y="0.262cm" svg:viewBox="0 0 131 196" svg:d="M131 143c-4 0-7 0-11 0 0 6-4 24-7 26-3 3-25 3-29 3-18 0-37 0-55 0 31-28 42-36 60-51 21-17 42-36 42-63 0-36-31-58-70-58-36 0-61 26-61 53 0 15 13 17 16 17 7 0 15-5 15-16 0-5-2-16-17-16 9-21 29-27 44-27 28 0 44 23 44 47 0 26-18 45-28 56-24 24-46 47-70 71-4 2-4 3-4 11 41 0 80 0 121 0 4-18 6-35 10-53z"><text:p/></draw:path><draw:path draw:style-name="gr362" draw:text-style-name="P51" svg:width="0.28cm" svg:height="0.099cm" svg:x="4.745cm" svg:y="0.197cm" svg:viewBox="0 0 281 100" svg:d="M266 17c6 0 15 0 15-9 0-8-9-8-15-8-84 0-168 0-252 0-6 0-14 0-14 8 0 9 8 9 14 9 84 0 168 0 252 0zM266 100c6 0 15 0 15-9s-9-9-15-9c-84 0-168 0-252 0-6 0-14 0-14 9s8 9 14 9c84 0 168 0 252 0z"><text:p/></draw:path><draw:path draw:style-name="gr362" draw:text-style-name="P51" svg:width="0.138cm" svg:height="0.28cm" svg:x="5.203cm" svg:y="0.071cm" svg:viewBox="0 0 139 281" svg:d="M86 11c0-10 0-11-9-11-27 28-64 28-77 28 0 4 0 8 0 13 8 0 32 0 55-11 0 73 0 145 0 218 0 15-1 20-39 20-5 0-9 0-14 0 0 4 0 8 0 13 15-1 52-1 69-1s53 0 68 1c0-5 0-9 0-13-5 0-9 0-14 0-37 0-39-4-39-20 0-79 0-158 0-237z"><text:p/></draw:path><draw:path draw:style-name="gr362" draw:text-style-name="P51" svg:width="0.177cm" svg:height="0.288cm" svg:x="2.867cm" svg:y="0.579cm" svg:viewBox="0 0 178 289" svg:d="M178 145c0-33-3-67-17-98-19-41-54-47-72-47-25 0-55 11-73 50-14 29-16 62-16 95s2 70 19 102c18 34 49 42 70 42 23 0 55-8 73-48 13-30 16-62 16-96zM89 281c-17 0-41-11-49-52-5-25-5-63-5-89s0-55 3-78c9-49 40-52 51-52 14 0 42 7 50 49 4 23 4 55 4 81 0 32 0 60-5 88-6 40-30 53-49 53z"><text:p/></draw:path><draw:path draw:style-name="gr362" draw:text-style-name="P51" svg:width="0.045cm" svg:height="0.043cm" svg:x="3.097cm" svg:y="0.815cm" svg:viewBox="0 0 46 44" svg:d="M46 22c0-12-11-22-23-22s-23 10-23 22 11 22 23 22 23-10 23-22z"><text:p/></draw:path><draw:path draw:style-name="gr362" draw:text-style-name="P51" svg:width="0.168cm" svg:height="0.288cm" svg:x="3.199cm" svg:y="0.579cm" svg:viewBox="0 0 169 289" svg:d="M169 196c0-51-35-93-80-93-21 0-39 7-54 22 0-28 0-54 0-82 8 3 23 5 36 5 51 0 81-38 81-43 0-3-1-5-4-5-2 0-2 0-3 1-8 4-30 12-57 12-17 0-36-2-57-12-3-1-3-1-5-1-4 0-4 4-4 11 0 42 0 83 0 125 0 7 0 10 6 10 3 0 3-1 6-3 4-7 20-30 54-30 21 0 32 19 36 26 7 16 7 33 7 54 0 15 0 40-10 58-9 15-25 27-45 27-30 0-54-22-62-48 2 2 3 2 8 2 13 0 20-11 20-21 0-11-7-20-20-20-6 0-22 2-22 21 0 36 30 77 77 77 49 0 92-39 92-93z"><text:p/></draw:path><draw:path draw:style-name="gr362" draw:text-style-name="P51" svg:width="0.193cm" svg:height="0.273cm" svg:x="4.205cm" svg:y="0.672cm" svg:viewBox="0 0 194 274" svg:d="M193 26c1-6 1-7 1-9 0-7-4-12-12-12-3 0-10 2-14 9-1 2-5 15-6 23-2 11-6 22-8 34-6 25-14 50-20 75-1 6-19 36-46 36-22 0-27-19-27-34 0-20 7-46 22-82 6-18 8-23 8-31 0-19-14-35-35-35-40 0-56 61-56 66 0 4 5 4 6 4 4 0 5-2 6-8 12-39 29-52 43-52 4 0 11 0 11 13 0 11-5 21-7 30-17 44-25 68-25 89 0 37 26 50 51 50 17 0 31-7 43-19-6 21-10 42-27 65-11 14-28 26-47 26-6 0-25-1-32-18 7 0 13 0 19-5 3-3 8-9 8-17 0-13-12-15-15-15-11 0-24 7-24 27 0 22 18 38 44 38 43 0 86-39 98-87 14-54 28-107 41-161z"><text:p/></draw:path><draw:path draw:style-name="gr362" draw:text-style-name="P51" svg:width="0.129cm" svg:height="0.195cm" svg:x="4.434cm" svg:y="0.51cm" svg:viewBox="0 0 130 196" svg:d="M130 143c-4 0-6 0-10 0-1 6-4 23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362" draw:text-style-name="P51" svg:width="0.13cm" svg:height="0.195cm" svg:x="4.418cm" svg:y="0.766cm" svg:viewBox="0 0 131 196" svg:d="M131 142c-4 0-7 0-11 0 0 7-4 24-7 27-3 1-25 1-29 1-18 0-37 0-55 0 31-27 42-36 60-49 21-18 42-36 42-63 0-36-31-58-70-58-36 0-61 25-61 53 0 14 13 15 16 15 7 0 15-4 15-15 0-5-2-16-17-16 9-20 29-26 44-26 28 0 44 23 44 47 0 25-18 45-28 56-24 23-46 47-70 70-4 3-4 3-4 12 41 0 80 0 121 0 4-18 6-36 10-54z"><text:p/></draw:path><draw:path draw:style-name="gr362" draw:text-style-name="P51" svg:width="0.28cm" svg:height="0.097cm" svg:x="4.745cm" svg:y="0.705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77cm" svg:height="0.288cm" svg:x="5.181cm" svg:y="0.579cm" svg:viewBox="0 0 178 289" svg:d="M178 145c0-33-3-67-17-98-19-41-54-47-72-47-25 0-55 11-73 50-14 29-16 62-16 95s1 70 19 102c18 34 49 42 70 42 23 0 55-8 73-48 13-30 16-62 16-96zM89 281c-17 0-42-11-49-52-5-25-5-63-5-89s0-55 3-78c9-49 40-52 51-52 13 0 42 7 49 49 5 23 5 55 5 81 0 32 0 60-5 88-6 40-30 53-49 53z"><text:p/></draw:path><draw:path draw:style-name="gr362" draw:text-style-name="P51" svg:width="0.177cm" svg:height="0.289cm" svg:x="2.761cm" svg:y="1.083cm" svg:viewBox="0 0 178 290" svg:d="M178 146c0-33-2-67-17-98-19-41-54-48-71-48-26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362" draw:text-style-name="P51" svg:width="0.043cm" svg:height="0.043cm" svg:x="2.993cm" svg:y="1.318cm" svg:viewBox="0 0 44 44" svg:d="M44 23c0-13-10-23-22-23s-22 10-22 23c0 12 10 21 22 21s22-9 22-21z"><text:p/></draw:path><draw:path draw:style-name="gr362" draw:text-style-name="P51" svg:width="0.167cm" svg:height="0.28cm" svg:x="3.095cm" svg:y="1.083cm" svg:viewBox="0 0 168 281" svg:d="M32 248c15-14 30-28 45-43 66-57 91-80 91-123 0-48-38-82-90-82-47 0-78 40-78 77 0 24 20 24 22 24 7 0 22-6 22-23 0-11-8-22-22-22-4 0-5 0-6 0 9-27 32-43 57-43 39 0 57 35 57 69s-22 67-45 93c-27 30-54 60-81 90-4 5-4 6-4 16 52 0 104 0 156 0 4-24 8-49 12-73-4 0-7 0-11 0-2 13-5 31-9 37-3 3-30 3-40 3-25 0-50 0-76 0z"><text:p/></draw:path><draw:path draw:style-name="gr362" draw:text-style-name="P51" svg:width="0.168cm" svg:height="0.289cm" svg:x="3.305cm" svg:y="1.083cm" svg:viewBox="0 0 169 290" svg:d="M169 197c0-51-35-93-80-93-21 0-39 6-54 22 0-28 0-55 0-83 8 3 23 6 36 6 51 0 81-38 81-44 0-3-1-5-4-5-2 0-2 0-4 1-8 5-29 13-56 13-17 0-38-3-57-12-3-1-3-1-5-1-4 0-4 3-4 10 0 42 0 83 0 125 0 7 0 10 6 10 3 0 3-1 6-3 4-7 20-30 54-30 21 0 32 20 36 27 7 16 7 33 7 53 0 15 0 41-10 58-11 17-26 27-45 27-30 0-54-22-62-46 2 0 3 0 8 0 13 0 20-11 20-21 0-11-7-20-20-20-6 0-22 3-22 23 0 36 30 76 77 76 49 0 92-40 92-93z"><text:p/></draw:path><draw:path draw:style-name="gr362" draw:text-style-name="P51" svg:width="0.193cm" svg:height="0.271cm" svg:x="4.205cm" svg:y="1.177cm" svg:viewBox="0 0 194 272" svg:d="M193 25c1-6 1-6 1-9 0-8-4-11-12-11-3 0-10 2-14 8-1 3-5 16-6 23-2 11-6 23-8 34-6 25-14 50-20 75-1 7-19 36-46 36-22 0-27-18-27-33 0-20 7-46 22-83 6-17 8-22 8-30 0-19-14-35-35-35-40 0-56 61-56 65 0 5 5 5 6 5 4 0 5-2 6-9 12-39 29-51 43-51 4 0 11 0 11 13 0 11-5 21-7 30-17 44-25 68-25 87 0 39 26 51 51 51 17 0 31-7 43-19-6 22-10 43-27 64-11 15-28 27-47 27-6 0-25-1-32-17 7 0 13 0 19-5 3-5 8-9 8-18 0-13-12-14-15-14-11 0-24 6-24 27s18 36 44 36c43 0 86-38 98-85 14-54 28-108 41-162z"><text:p/></draw:path><draw:path draw:style-name="gr362" draw:text-style-name="P51" svg:width="0.129cm" svg:height="0.196cm" svg:x="4.434cm" svg:y="1.011cm" svg:viewBox="0 0 130 197" svg:d="M130 143c-4 0-6 0-10 0-1 6-4 24-7 26-3 3-25 3-30 3-18 0-36 0-54 0 31-28 41-36 59-50 21-18 42-36 42-64 0-35-32-58-69-58s-61 26-61 54c0 14 12 16 16 16 7 0 15-5 15-16 0-5-2-16-18-16 10-20 30-27 43-27 30 0 46 24 46 47 0 26-19 46-29 57-24 23-47 47-71 70-2 2-2 3-2 12 41 0 80 0 121 0 3-18 6-36 9-54z"><text:p/></draw:path><draw:path draw:style-name="gr362" draw:text-style-name="P51" svg:width="0.13cm" svg:height="0.195cm" svg:x="4.418cm" svg:y="1.272cm" svg:viewBox="0 0 131 196" svg:d="M131 143c-4 0-7 0-11 0 0 6-4 24-7 26-3 1-25 1-29 1-18 0-37 0-55 0 31-26 42-34 60-49 21-17 42-36 42-63 0-36-31-58-70-58-36 0-61 26-61 53 0 15 13 17 16 17 7 0 15-5 15-16 0-6-2-16-17-16 9-21 29-27 44-27 28 0 44 23 44 47 0 25-18 45-28 56-24 24-46 47-70 71-4 2-4 3-4 11 41 0 80 0 121 0 4-18 6-35 10-53z"><text:p/></draw:path><draw:path draw:style-name="gr362" draw:text-style-name="P51" svg:width="0.28cm" svg:height="0.097cm" svg:x="4.745cm" svg:y="1.207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38cm" svg:height="0.28cm" svg:x="5.203cm" svg:y="1.083cm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362" draw:text-style-name="P51" svg:width="0.177cm" svg:height="0.288cm" svg:x="3.031cm" svg:y="1.588cm" svg:viewBox="0 0 178 289" svg:d="M178 145c0-33-3-67-17-98-19-41-54-47-72-47-25 0-57 11-73 50-14 29-16 62-16 95s1 70 19 102c18 34 49 42 70 42 23 0 54-8 73-48 13-30 16-62 16-96zM89 281c-17 0-42-11-49-52-5-25-5-63-5-89s0-55 3-78c9-49 40-54 51-54 13 0 42 9 49 51 5 23 5 55 5 81 0 32 0 60-5 88-6 40-30 53-49 53z"><text:p/></draw:path><draw:path draw:style-name="gr362" draw:text-style-name="P51" svg:width="0.185cm" svg:height="0.193cm" svg:x="3.929cm" svg:y="1.676cm" svg:viewBox="0 0 186 194" svg:d="M186 100c0-54-42-100-92-100-53 0-94 47-94 100 0 54 43 94 92 94 52 0 94-42 94-94zM94 184c-18 0-38-10-48-29-11-18-11-45-11-59 0-17 0-40 9-58 12-20 32-28 48-28 20 0 38 9 48 27 11 18 11 42 11 59 0 14 0 37-9 56-9 20-28 32-48 32z"><text:p/></draw:path><draw:path draw:style-name="gr362" draw:text-style-name="P51" svg:width="0.131cm" svg:height="0.263cm" svg:x="4.135cm" svg:y="1.609cm" svg:viewBox="0 0 132 264" svg:d="M65 90c20 0 41 0 61 0 0-5 0-8 0-13-20 0-41 0-61 0 0-25 0-52 0-77-4 0-6 0-10 0-1 34-13 79-55 80 0 4 0 6 0 10 12 0 24 0 36 0 0 38 0 78 0 116 0 52 40 58 54 58 30 0 42-30 42-58 0-8 0-15 0-24-4 0-7 0-11 0 0 8 0 16 0 23 0 31-12 48-27 48-29 0-29-38-29-45 0-40 0-78 0-118z"><text:p/></draw:path><draw:path draw:style-name="gr362" draw:text-style-name="P51" svg:width="0.211cm" svg:height="0.292cm" svg:x="4.304cm" svg:y="1.577cm" svg:viewBox="0 0 212 293" svg:d="M34 260c0 20-5 20-34 20 0 4 0 8 0 13 16-1 37-1 48-1s34 0 48 1c0-5 0-9 0-13-29 0-34 0-34-20 0-26 0-51 0-78 0-43 30-67 58-67 26 0 31 23 31 47 0 32 0 66 0 98 0 20-5 20-33 20 0 4 0 8 0 13 14-1 36-1 48-1 10 0 32 0 46 1 0-5 0-9 0-13-21 0-32 0-32-14 0-26 0-54 0-80 0-36 0-49-13-65-6-7-21-15-45-15-34 0-54 26-61 42 0-50 0-99 0-148-20 1-41 4-61 5 0 5 0 8 0 13 30 0 34 2 34 23 0 73 0 146 0 219z"><text:p/></draw:path><draw:path draw:style-name="gr362" draw:text-style-name="P51" svg:width="0.162cm" svg:height="0.193cm" svg:x="4.537cm" svg:y="1.676cm" svg:viewBox="0 0 163 194" svg:d="M36 83c2-63 37-73 52-73 44 0 48 56 48 73-34 0-66 0-100 0zM35 92c39 0 79 0 119 0 8 0 9 0 9-9 0-42-23-83-75-83-48 0-88 44-88 96 0 56 44 98 94 98s69-46 69-55c0-5-3-5-5-5-3 0-4 3-6 6-14 44-52 44-56 44-22 0-38-14-48-29-13-21-13-48-13-63z"><text:p/></draw:path><draw:path draw:style-name="gr362" draw:text-style-name="P51" svg:width="0.142cm" svg:height="0.186cm" svg:x="4.724cm" svg:y="1.683cm" svg:viewBox="0 0 143 187" svg:d="M59 47c0-16 0-31 0-47-19 1-40 4-59 5 0 5 0 8 0 13 30 0 34 4 34 24 0 37 0 76 0 113 0 19-5 19-34 19 0 5 0 8 0 13 17-1 37-1 49-1 17 0 36 0 53 1 0-5 0-8 0-13-2 0-6 0-8 0-32 0-33-5-33-20 0-22 0-44 0-65 0-42 18-79 51-79 2 0 3 0 3 1-1 0-9 5-9 15 0 12 9 18 18 18 8 0 19-4 19-18 0-13-13-26-31-26-32 0-47 29-53 47z"><text:p/></draw:path><draw:path draw:style-name="gr362" draw:text-style-name="P51" svg:width="0.287cm" svg:height="0.186cm" svg:x="4.885cm" svg:y="1.688cm" svg:viewBox="0 0 288 187" svg:d="M253 41c7-22 21-27 35-28 0-5 0-8 0-13-8 1-22 1-30 1-13 0-31 0-40-1 0 5 0 8 0 13 16 1 24 9 24 21 0 2 0 3-1 8-13 36-25 72-38 108-15-40-28-78-42-118-3-4-3-6-3-7 0-12 17-12 26-12 0-5 0-8 0-13-12 1-34 1-45 1-12 0-24 0-37-1 0 5 0 8 0 13 16 0 23 1 26 6 3 4 8 16 10 24-12 34-24 69-36 102-13-37-26-75-40-113-2-4-2-6-2-7 0-12 17-12 25-12 0-5 0-8 0-13-13 1-37 1-47 1-1 0-24 0-38-1 0 5 0 8 0 13 20 0 25 1 31 15 18 50 35 99 53 150 2 6 2 9 8 9 5 0 8-3 9-8 14-40 29-81 43-120 14 39 29 80 43 120 1 5 3 8 9 8 4 0 6-5 8-8 17-46 32-93 49-138z"><text:p/></draw:path><draw:path draw:style-name="gr362" draw:text-style-name="P51" svg:width="0.089cm" svg:height="0.281cm" svg:x="5.196cm" svg:y="1.587cm" svg:viewBox="0 0 90 282" svg:d="M60 95c-19 1-40 3-59 5 0 4 0 8 0 13 28 0 31 2 31 24 0 37 0 75 0 113 0 19-4 19-32 19 0 5 0 8 0 13 13-1 36-1 46-1 15 0 30 0 44 1 0-5 0-8 0-13-28 0-30-3-30-19 0-52 0-104 0-155zM62 22c0-14-10-22-22-22-14 0-23 11-23 22 0 12 9 22 23 22 12 0 22-8 22-22z"><text:p/></draw:path><draw:path draw:style-name="gr362" draw:text-style-name="P51" svg:width="0.137cm" svg:height="0.193cm" svg:x="5.312cm" svg:y="1.676cm" svg:viewBox="0 0 138 194" svg:d="M74 108c10 1 44 8 44 38 0 22-15 39-47 39-36 0-52-24-59-60-1-6-2-7-6-7-6 0-6 2-6 10 0 18 0 38 0 56 0 7 0 10 5 10 2 0 2-1 11-8 1-1 1-2 8-11 18 18 37 19 47 19 48 0 67-28 67-58 0-23-12-35-18-41-13-13-30-17-48-21-23-3-52-9-52-33 0-16 11-33 48-33 46 0 48 39 50 52 0 4 3 4 4 4 5 0 5-3 5-11 0-15 0-28 0-42 0-7 0-11-3-11s-4 0-9 6c-2 1-6 5-7 6-17-12-34-12-40-12-51 0-68 29-68 53 0 14 7 26 18 35 14 12 26 14 56 20z"><text:p/></draw:path><draw:path draw:style-name="gr362" draw:text-style-name="P51" svg:width="0.162cm" svg:height="0.193cm" svg:x="5.477cm" svg:y="1.676cm" svg:viewBox="0 0 163 194" svg:d="M36 83c2-63 37-73 52-73 43 0 48 56 48 73-34 0-66 0-100 0zM35 92c39 0 78 0 117 0 10 0 11 0 11-9 0-42-23-83-75-83-50 0-88 44-88 96 0 56 44 98 92 98 52 0 71-46 71-55 0-5-3-5-5-5-4 0-4 3-6 6-14 44-52 44-56 44-22 0-38-14-48-29-13-21-13-48-13-63z"><text:p/></draw:path><draw:path draw:style-name="gr362" draw:text-style-name="P51" svg:width="0.279cm" svg:height="0.097cm" svg:x="6.055cm" svg:y="0.96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39cm" svg:height="0.383cm" svg:x="6.638cm" svg:y="0.249cm" svg:viewBox="0 0 140 384" svg:d="M50 191c0-35 10-115 84-168 6-5 6-5 6-12 0-10 0-11-10-11-3 0-4 0-6 0-92 49-124 128-124 191 0 60 0 121 0 181 0 11 0 12 12 12 8 0 18 0 26 0 12 0 12-1 12-12 0-60 0-121 0-181z"><text:p/></draw:path><draw:path draw:style-name="gr362" draw:text-style-name="P51" svg:width="0.139cm" svg:height="0.766cm" svg:x="6.548cm" svg:y="0.628cm" svg:viewBox="0 0 140 767" svg:d="M90 755c0 11 0 12 12 12 8 0 18 0 26 0 12 0 12-1 12-12 0-60 0-119 0-178 0-50-21-137-116-194 96-58 116-144 116-195 0-58 0-118 0-177 0-11 0-11-12-11-8 0-18 0-26 0-12 0-12 0-12 11 0 60 0 119 0 179 0 34-7 122-85 181-5 5-5 5-5 12s0 8 5 12c11 8 39 31 60 73 17 34 25 71 25 109 0 59 0 118 0 178z"><text:p/></draw:path><draw:path draw:style-name="gr362" draw:text-style-name="P51" svg:width="0.139cm" svg:height="0.382cm" svg:x="6.638cm" svg:y="1.384cm" svg:viewBox="0 0 140 383" svg:d="M130 383c10 0 10 0 10-10 0-8 0-8-1-9-13-10-44-32-63-70-17-32-26-65-26-102 0-60 0-121 0-181 0-11 0-11-12-11-8 0-18 0-26 0-12 0-12 0-12 11 0 60 0 121 0 181 0 62 32 143 124 191 2 0 3 0 6 0z"><text:p/></draw:path><draw:path draw:style-name="gr362" draw:text-style-name="P51" svg:width="0.177cm" svg:height="0.289cm" svg:x="7.079cm" svg:y="0.324cm" svg:viewBox="0 0 178 290" svg:d="M178 146c0-33-3-68-17-99-21-40-54-47-72-47-25 0-57 11-73 50-15 29-16 63-16 96 0 32 1 70 19 101 18 35 48 43 70 43 23 0 54-9 73-49 13-29 16-62 16-95zM89 281c-17 0-42-11-49-52-5-25-5-63-5-89s0-54 3-76c8-51 40-54 51-54 13 0 41 7 49 49 5 24 5 55 5 81 0 33 0 62-5 88-7 40-31 53-49 53z"><text:p/></draw:path><draw:path draw:style-name="gr362" draw:text-style-name="P51" svg:width="0.043cm" svg:height="0.043cm" svg:x="7.309cm" svg:y="0.562cm" svg:viewBox="0 0 44 44" svg:d="M44 22c0-12-9-22-21-22-13 0-23 8-23 22 0 12 10 22 23 22 12 0 21-9 21-22z"><text:p/></draw:path><draw:path draw:style-name="gr362" draw:text-style-name="P51" svg:width="0.167cm" svg:height="0.289cm" svg:x="7.411cm" svg:y="0.324cm" svg:viewBox="0 0 168 290" svg:d="M168 196c0-50-35-93-80-93-21 0-39 7-53 22 0-28 0-54 0-82 8 3 21 5 36 5 51 0 80-37 80-43 0-3-1-5-3-5s-2 0-4 1c-8 4-29 12-58 12-16 0-36-2-55-12-3-1-5-1-6-1-3 0-3 4-3 11 0 42 0 83 0 125 0 7 0 10 6 10 2 0 3-1 4-3 5-7 21-30 56-30 21 0 32 19 36 27 6 16 7 32 7 53 0 15 0 40-11 58-10 17-25 27-44 27-32 0-56-22-63-46 1 0 3 0 7 0 15 0 22-11 22-21 0-9-7-20-22-20-6 0-20 2-20 21 0 38 29 78 77 78s91-40 91-94z"><text:p/></draw:path><draw:path draw:style-name="gr362" draw:text-style-name="P51" svg:width="0.193cm" svg:height="0.271cm" svg:x="8.311cm" svg:y="0.42cm" svg:viewBox="0 0 194 272" svg:d="M193 25c1-6 1-6 1-9 0-8-6-11-12-11-4 0-10 2-14 8-1 3-5 16-6 23-4 11-6 23-8 34-6 25-14 50-20 75-2 7-20 36-48 36-21 0-26-18-26-33 0-20 7-46 22-83 7-18 8-22 8-30 0-19-13-35-35-35-39 0-55 61-55 65 0 3 4 2 5 3 5 0 5 0 7-7 11-39 28-53 42-53 4 0 11 0 11 15 0 11-4 21-7 29-17 45-24 69-24 88 0 38 26 51 51 51 16 0 30-7 42-19-5 21-11 43-27 64-11 15-27 27-46 27-6 0-25-1-32-17 7 0 12 0 18-6 4-4 8-8 8-17 0-13-11-14-16-14-9 0-24 6-24 26 0 22 20 37 46 37 43 0 86-38 98-86 14-54 28-107 41-161z"><text:p/></draw:path><draw:path draw:style-name="gr362" draw:text-style-name="P51" svg:width="0.13cm" svg:height="0.196cm" svg:x="8.539cm" svg:y="0.257cm" svg:viewBox="0 0 131 197" svg:d="M131 143c-4 0-6 0-10 0-1 6-5 24-8 26-3 3-25 3-29 3-18 0-36 0-54 0 30-28 41-36 59-51 21-17 42-35 42-63 0-36-31-58-70-58-36 0-61 26-61 53 0 15 13 17 16 17 7 0 15-5 15-16 0-5-1-16-17-16 9-20 29-27 44-27 28 0 44 23 44 47 0 26-18 46-28 56-24 24-46 47-70 71-4 2-4 3-4 12 41 0 82 0 122 0 3-18 6-36 9-54z"><text:p/></draw:path><draw:path draw:style-name="gr362" draw:text-style-name="P51" svg:width="0.129cm" svg:height="0.195cm" svg:x="8.525cm" svg:y="0.515cm" svg:viewBox="0 0 130 196" svg:d="M130 142c-4 0-6 0-10 0-1 7-4 24-7 27-3 1-25 1-30 1-18 0-36 0-54 0 31-27 41-34 59-49 21-18 42-36 42-63 0-36-32-58-69-58s-61 25-61 53c0 14 12 17 16 17 7 0 15-5 15-16 0-6-2-16-18-16 10-21 30-27 43-27 30 0 46 23 46 47 0 25-19 45-29 56-24 24-47 47-71 71-2 2-2 2-2 11 41 0 80 0 121 0 3-18 6-36 9-54z"><text:p/></draw:path><draw:path draw:style-name="gr362" draw:text-style-name="P51" svg:width="0.279cm" svg:height="0.097cm" svg:x="8.851cm" svg:y="0.451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77cm" svg:height="0.289cm" svg:x="9.289cm" svg:y="0.324cm" svg:viewBox="0 0 178 290" svg:d="M178 146c0-33-3-68-17-99-21-40-54-47-72-47-25 0-57 11-73 50-15 29-16 63-16 96 0 32 1 70 19 101 18 35 48 43 69 43 22 0 55-9 74-49 13-29 16-62 16-95zM88 281c-16 0-41-11-48-52-5-25-5-63-5-89s0-54 3-76c8-51 40-54 50-54 14 0 42 7 50 49 4 24 4 55 4 81 0 33 0 62-4 88-7 40-31 53-50 53z"><text:p/></draw:path><draw:path draw:style-name="gr362" draw:text-style-name="P51" svg:width="0.177cm" svg:height="0.288cm" svg:x="7.079cm" svg:y="0.832cm" svg:viewBox="0 0 178 289" svg:d="M178 145c0-33-3-67-17-98-21-41-54-47-72-47-25 0-57 11-73 49-15 30-16 63-16 96 0 31 1 70 19 102 18 34 48 42 70 42 23 0 54-8 73-49 13-29 16-61 16-95zM89 280c-17 0-42-10-49-51-5-25-5-63-5-89 0-27 0-55 3-78 8-50 40-54 51-54 13 0 41 9 49 50 5 24 5 56 5 82 0 32 0 60-5 88-7 40-31 52-49 52z"><text:p/></draw:path><draw:path draw:style-name="gr362" draw:text-style-name="P51" svg:width="0.043cm" svg:height="0.043cm" svg:x="7.309cm" svg:y="1.064cm" svg:viewBox="0 0 44 44" svg:d="M44 23c0-12-9-23-21-23-13 0-23 11-23 23s10 21 23 21c12 0 21-9 21-21z"><text:p/></draw:path><draw:path draw:style-name="gr362" draw:text-style-name="P51" svg:width="0.167cm" svg:height="0.288cm" svg:x="7.411cm" svg:y="0.832cm" svg:viewBox="0 0 168 289" svg:d="M168 196c0-51-35-93-80-93-21 0-39 7-53 22 0-28 0-55 0-83 8 2 21 6 36 6 51 0 80-38 80-44 0-3-1-4-3-4s-2 0-4 1c-8 4-29 12-58 12-16 0-36-3-55-12-3-1-5-1-6-1-3 0-3 4-3 10 0 42 0 82 0 124 0 9 0 11 6 11 2 0 3-1 4-3 5-6 21-29 56-29 21 0 32 19 36 26 6 16 7 33 7 53 0 16 0 41-11 59-10 15-25 26-44 26-32 0-56-21-63-47 1 0 3 2 7 2 15 0 22-11 22-21 0-11-7-21-22-21-6 0-20 3-20 22 0 36 29 77 77 77s91-41 91-93z"><text:p/></draw:path><draw:path draw:style-name="gr362" draw:text-style-name="P51" svg:width="0.193cm" svg:height="0.271cm" svg:x="8.311cm" svg:y="0.926cm" svg:viewBox="0 0 194 272" svg:d="M193 26c1-6 1-7 1-9 0-9-6-12-12-12-4 0-10 2-14 8-1 3-5 16-6 23-4 12-6 23-8 35-6 25-14 50-20 75-2 6-20 36-48 36-21 0-26-19-26-34 0-20 7-46 22-83 7-17 8-22 8-30 0-19-13-35-35-35-39 0-55 61-55 65 0 5 4 3 5 5 5 0 5-2 7-8 11-40 28-52 42-52 4 0 11 0 11 13 0 11-4 21-7 30-17 44-24 68-24 89 0 37 26 49 51 49 16 0 30-7 42-18-5 21-11 42-27 65-11 14-27 26-46 26-6 0-25-1-32-18 7 0 12 0 18-5 4-3 8-9 8-18 0-13-11-14-16-14-9 0-24 7-24 27 0 21 20 36 46 36 43 0 86-37 98-85 14-54 28-107 41-161z"><text:p/></draw:path><draw:path draw:style-name="gr362" draw:text-style-name="P51" svg:width="0.13cm" svg:height="0.195cm" svg:x="8.539cm" svg:y="0.763cm" svg:viewBox="0 0 131 196" svg:d="M131 142c-4 0-6 0-10 0-1 7-5 24-8 27-3 1-25 1-29 1-18 0-36 0-54 0 30-27 41-36 59-49 21-18 42-36 42-63 0-36-31-58-70-58-36 0-61 25-61 53 0 14 13 17 16 17 7 0 15-6 15-16 0-6-1-17-17-17 9-20 29-26 44-26 28 0 44 23 44 47 0 25-18 45-28 56-24 23-46 47-70 70-4 3-4 3-4 12 41 0 82 0 122 0 3-18 6-36 9-54z"><text:p/></draw:path><draw:path draw:style-name="gr362" draw:text-style-name="P51" svg:width="0.129cm" svg:height="0.196cm" svg:x="8.525cm" svg:y="1.019cm" svg:viewBox="0 0 130 197" svg:d="M130 143c-4 0-6 0-10 0-1 6-4 24-7 26-3 3-25 3-30 3-18 0-36 0-54 0 31-28 41-36 59-51 21-17 42-35 42-63 0-35-32-58-69-58s-61 26-61 53c0 15 12 17 16 17 7 0 15-5 15-16 0-5-2-16-18-16 10-20 30-27 43-27 30 0 46 23 46 47 0 26-19 46-29 57-24 23-47 47-71 70-2 2-2 3-2 12 41 0 80 0 121 0 3-18 6-36 9-54z"><text:p/></draw:path><draw:path draw:style-name="gr362" draw:text-style-name="P51" svg:width="0.279cm" svg:height="0.097cm" svg:x="8.851cm" svg:y="0.958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38cm" svg:height="0.279cm" svg:x="9.31cm" svg:y="0.832cm" svg:viewBox="0 0 139 280" svg:d="M86 11c0-11 0-11-9-11-27 26-63 26-77 26 0 5 0 9 0 14 8 0 34 0 55-11 0 73 0 145 0 218 0 15-1 21-38 21-5 0-10 0-15 0 0 3 0 8 0 12 16-2 52-2 69-2s54 0 68 2c0-4 0-9 0-12-5 0-8 0-13 0-38 0-40-5-40-21 0-79 0-157 0-236z"><text:p/></draw:path><draw:path draw:style-name="gr362" draw:text-style-name="P51" svg:width="0.177cm" svg:height="0.289cm" svg:x="7.242cm" svg:y="1.334cm" svg:viewBox="0 0 178 290" svg:d="M178 146c0-34-2-68-17-99-19-40-54-47-71-47-26 0-56 11-74 50-14 29-16 62-16 96 0 32 2 70 19 101 18 35 49 43 70 43 23 0 55-9 73-49 14-29 16-62 16-95zM89 281c-17 0-41-11-49-52-4-25-4-63-4-89s0-54 2-76c9-51 40-54 51-54 14 0 42 7 50 49 4 24 4 55 4 81 0 33 0 62-5 88-6 40-30 53-49 53z"><text:p/></draw:path><draw:path draw:style-name="gr362" draw:text-style-name="P51" svg:width="0.186cm" svg:height="0.192cm" svg:x="8.034cm" svg:y="1.428cm" svg:viewBox="0 0 187 193" svg:d="M187 98c0-54-42-98-93-98-53 0-94 46-94 98 0 54 44 95 94 95s93-42 93-95zM94 182c-18 0-36-8-48-28-11-18-11-44-11-59 0-17 0-40 11-58 10-19 31-29 48-29 18 0 37 10 48 28 10 18 10 43 10 59 0 15 0 38-9 56-10 19-28 31-49 31z"><text:p/></draw:path><draw:path draw:style-name="gr362" draw:text-style-name="P51" svg:width="0.131cm" svg:height="0.263cm" svg:x="8.242cm" svg:y="1.355cm" svg:viewBox="0 0 132 264" svg:d="M65 90c20 0 39 0 60 0 0-4 0-8 0-12-21 0-40 0-60 0 0-26 0-52 0-78-4 0-7 0-11 0 0 35-13 79-54 82 0 2 0 6 0 8 12 0 24 0 36 0 0 38 0 78 0 116 0 53 38 58 54 58 30 0 42-30 42-58 0-8 0-15 0-24-4 0-7 0-11 0 0 9 0 16 0 24 0 32-12 47-27 47-29 0-29-38-29-45 0-40 0-78 0-118z"><text:p/></draw:path><draw:path draw:style-name="gr362" draw:text-style-name="P51" svg:width="0.211cm" svg:height="0.292cm" svg:x="8.411cm" svg:y="1.324cm" svg:viewBox="0 0 212 293" svg:d="M34 260c0 20-5 20-34 20 0 4 0 8 0 13 14 0 36-1 48-1 11 0 32 1 47 1 0-5 0-9 0-13-28 0-33 0-33-20 0-25 0-51 0-76 0-45 30-69 57-69 26 0 31 23 31 47 0 32 0 66 0 98 0 20-5 20-32 20 0 4 0 8 0 13 14 0 36-1 46-1 12 0 34 1 48 1 0-5 0-9 0-13-21 0-32 0-33-12 0-28 0-54 0-82 0-36 0-49-12-64-6-7-21-15-45-15-36 0-54 25-61 41 0-50 0-99 0-148-20 1-41 4-61 5 0 5 0 8 0 13 30 0 34 2 34 24 0 73 0 145 0 218z"><text:p/></draw:path><draw:path draw:style-name="gr362" draw:text-style-name="P51" svg:width="0.162cm" svg:height="0.192cm" svg:x="8.644cm" svg:y="1.428cm" svg:viewBox="0 0 163 193" svg:d="M35 82c3-63 38-74 53-74 43 0 48 58 48 74-34 0-68 0-101 0zM35 91c39 0 78 0 117 0 10 0 11 0 11-9 0-41-23-82-75-82-50 0-88 43-88 96 0 56 44 97 92 97 52 0 71-47 71-55 0-4-3-5-6-5s-5 3-5 6c-15 43-52 43-57 43-21 0-37-13-47-28-13-20-13-48-13-63z"><text:p/></draw:path><draw:path draw:style-name="gr362" draw:text-style-name="P51" svg:width="0.141cm" svg:height="0.185cm" svg:x="8.831cm" svg:y="1.43cm" svg:viewBox="0 0 142 186" svg:d="M59 46c0-16 0-30 0-46-19 1-40 4-59 5 0 3 0 8 0 12 30 0 34 3 34 24 0 37 0 75 0 113 0 19-5 19-34 19 0 5 0 8 0 13 17 0 36-1 48-1 17 0 37 0 54 1 0-5 0-8 0-13-4 0-6 0-10 0-31 0-31-5-31-19 0-22 0-45 0-66 0-41 17-80 49-80 4 0 4 0 5 2-1 0-9 4-9 15 0 12 8 19 18 19 7 0 18-6 18-19s-14-25-32-25c-30 0-45 28-51 46z"><text:p/></draw:path><draw:path draw:style-name="gr362" draw:text-style-name="P51" svg:width="0.288cm" svg:height="0.185cm" svg:x="8.992cm" svg:y="1.436cm" svg:viewBox="0 0 289 186" svg:d="M253 40c9-22 22-27 36-28 0-4 0-8 0-12-9 0-21 1-31 1-12 0-31-1-38-1 0 4 0 8 0 12 14 1 24 8 24 20 0 3 0 4-3 10-13 36-25 72-38 108-15-40-28-78-42-118-1-6-1-6-1-8 0-12 15-12 24-12 0-4 0-8 0-12-12 0-34 1-44 1-13 0-25-1-37-1 0 4 0 8 0 12 16 0 22 1 27 7 2 3 6 15 9 23-12 34-24 68-36 102-13-37-27-76-41-113-2-5-2-6-2-7 0-12 17-12 25-12 0-4 0-8 0-12-12 0-36 1-45 1-2 0-24-1-40-1 0 4 0 8 0 12 22 0 26 2 31 16 18 49 36 99 54 148 1 6 3 10 9 10 4 0 6-2 8-8 14-40 28-81 42-120 14 39 29 80 43 120 3 4 3 8 9 8 4 0 7-4 8-8 17-46 32-93 49-138z"><text:p/></draw:path><draw:path draw:style-name="gr362" draw:text-style-name="P51" svg:width="0.09cm" svg:height="0.281cm" svg:x="9.302cm" svg:y="1.334cm" svg:viewBox="0 0 91 282" svg:d="M61 96c-19 1-39 4-59 5 0 3 0 8 0 12 28 0 32 3 32 24 0 37 0 75 0 113 0 19-5 19-34 19 0 5 0 8 0 13 14 0 37-1 47-1 14 0 30 1 44 1 0-5 0-8 0-13-29 0-30-3-30-18 0-52 0-103 0-155zM62 23c0-15-9-23-21-23-13 0-23 11-23 23 0 11 10 21 23 21 12 0 21-8 21-21z"><text:p/></draw:path><draw:path draw:style-name="gr362" draw:text-style-name="P51" svg:width="0.137cm" svg:height="0.192cm" svg:x="9.42cm" svg:y="1.428cm" svg:viewBox="0 0 138 193" svg:d="M73 107c10 1 45 8 45 38 0 22-15 39-48 39-35 0-51-24-59-60-1-5-1-8-6-8s-5 4-5 11c0 18 0 37 0 55 0 8 0 11 5 11 2 0 2-1 11-8 0-1 0-3 8-10 18 17 37 18 46 18 49 0 68-29 68-59 0-22-13-34-18-39-14-15-30-17-48-21-24-4-52-10-52-34 0-15 11-33 47-33 47 0 49 39 49 52 2 3 4 2 5 3 6 0 6-2 6-10 0-15 0-28 0-42 0-8 0-10-5-10-2 0-2 0-8 5-1 1-5 5-7 6-16-11-34-11-40-11-51 0-67 28-67 52 0 14 7 26 18 36 13 10 25 13 55 19z"><text:p/></draw:path><draw:path draw:style-name="gr362" draw:text-style-name="P51" svg:width="0.162cm" svg:height="0.192cm" svg:x="9.584cm" svg:y="1.428cm" svg:viewBox="0 0 163 193" svg:d="M35 82c2-63 38-74 53-74 43 0 48 58 48 74-34 0-68 0-101 0zM35 91c39 0 78 0 117 0 10 0 11 0 11-9 0-41-23-82-75-82-50 0-88 43-88 96 0 56 44 97 92 97 52 0 71-47 71-55 0-4-3-5-6-5s-5 3-5 6c-15 43-52 43-57 43-21 0-37-13-48-28-12-20-12-48-12-63z"><text:p/></draw:path></draw:g></text:span></text:p>
      <text:p text:style-name="P12"><text:span text:style-name="T3"/></text:p>
      <text:p text:style-name="P9"><text:span text:style-name="T3"><draw:g text:anchor-type="as-char" svg:y="-0.367cm" draw:z-index="30" draw:name="모양31" draw:style-name="gr360"><svg:title>TexMaths</svg:title><svg:desc>12§display§\therefore E \left[ Y_2^2 \right] = 0.5§svg§600§FALSE§</svg:desc><draw:path draw:style-name="gr361" draw:text-style-name="P50" svg:width="2.718cm" svg:height="0.472cm" svg:x="0.009cm" svg:y="0.023cm" svg:viewBox="0 0 2719 473" svg:d="M0 0c906 0 1812 0 2719 0 0 157 0 316 0 473-907 0-1813 0-2719 0 0-157 0-316 0-473z"><text:p/></draw:path><draw:path draw:style-name="gr362" draw:text-style-name="P51" svg:width="0.255cm" svg:height="0.227cm" svg:x="0.001cm" svg:y="0.175cm" svg:viewBox="0 0 256 228" svg:d="M150 23c0-12-11-23-23-23s-21 11-21 23 9 23 21 23 23-10 23-23zM256 205c0-12-11-22-23-22s-23 10-23 22 11 23 23 23 23-11 23-23zM44 205c0-12-10-22-22-22-14 0-22 10-22 22s8 23 22 23c12 0 22-11 22-23z"><text:p/></draw:path><draw:path draw:style-name="gr362" draw:text-style-name="P51" svg:width="0.305cm" svg:height="0.284cm" svg:x="0.402cm" svg:y="0.085cm" svg:viewBox="0 0 306 285" svg:d="M283 189c0-3 1-5 1-6 0-2 0-5-4-5s-5 2-5 5c-28 62-43 90-115 90-21 0-42 0-63 0-5 0-6 0-8 0-5 0-6-1-6-4 0-2 0-2 2-11 10-38 19-77 29-114 14 0 28 0 42 0 35 0 35 9 35 19 0 3 0 8-3 21-1 2-1 3-1 5s1 4 6 4c3 0 4-2 6-8 9-34 16-66 24-98 0-4-2-5-5-5-4 0-4 2-6 7-9 32-16 42-55 42-13 0-26 0-39 0 8-35 16-69 25-102 3-15 3-17 23-17 19 0 39 0 58 0 52 0 65 13 65 47 0 11 0 12-2 23 0 2 0 5 0 7 0 1 1 6 5 6s4-4 6-11c2-24 6-49 8-73 1-11-1-11-11-11-71 0-143 0-213 0-9 0-12 0-12 8 0 4 3 4 10 4 16 0 28 0 28 8 0 2 0 3-1 10-19 75-37 149-57 224-3 16-4 19-38 19-7 0-12 0-12 7 0 5 5 5 12 5 73 0 145 0 218 0 11 0 11 0 14-7 13-29 26-59 39-89z"><text:p/></draw:path><draw:path draw:style-name="gr362" draw:text-style-name="P51" svg:width="0.081cm" svg:height="0.504cm" svg:x="0.877cm" svg:y="0.013cm" svg:viewBox="0 0 82 505" svg:d="M0 505c28 0 54 0 82 0 0-6 0-11 0-17-22 0-44 0-65 0 0-158 0-314 0-471 21 0 43 0 65 0 0-6 0-11 0-17-28 0-54 0-82 0 0 168 0 336 0 505z"><text:p/></draw:path><draw:path draw:style-name="gr362" draw:text-style-name="P51" svg:width="0.305cm" svg:height="0.285cm" svg:x="0.983cm" svg:y="0.084cm" svg:viewBox="0 0 306 286" svg:d="M236 48c3-2 4-4 6-6 14-13 27-28 56-30 4 0 8 0 8-7 0-4-2-5-5-5-12 0-24 1-35 1-14 0-28-1-42-1-2 0-8 0-8 7 0 5 4 5 6 5 4 0 16 1 16 11 0 6-10 18-12 19-33 37-65 75-98 113-15-42-31-83-46-125-3-6-2-5-3-7 0-11 21-11 25-11 6 0 10 0 10-8 0-4-5-4-6-4-12 0-41 1-53 1-11 0-37-1-48-1-2 0-7 0-7 8 0 4 4 4 10 4 25 0 26 5 30 14 18 47 34 93 52 140 0 1 2 6 2 7s-17 69-20 77c-4 23-6 24-39 24-7 0-11 0-11 7 0 5 5 5 6 5 12 0 41-1 53-1s42 1 54 1c2 0 8 0 8-8 0-4-5-4-12-4-1 0-9 0-17 0-8-1-10-2-10-7 0-3 3-18 6-27 4-20 9-41 14-60 2-7 2-8 6-12 35-41 70-80 104-120z"><text:p/></draw:path><draw:path draw:style-name="gr362" draw:text-style-name="P51" svg:width="0.13cm" svg:height="0.195cm" svg:x="1.325cm" svg:y="0.001cm" svg:viewBox="0 0 131 196" svg:d="M131 143c-4 0-7 0-11 0 0 6-4 24-7 26s-25 2-29 2c-18 0-37 0-55 0 31-27 42-35 59-50 22-16 43-36 43-63 0-36-31-58-70-58-36 0-61 26-61 53 0 15 13 17 16 17 7 0 15-5 15-16 0-5-2-16-17-16 9-21 29-27 42-27 30 0 46 23 46 47 0 26-18 45-28 56-24 23-48 47-72 71-2 2-2 2-2 11 41 0 80 0 121 0 4-18 6-36 10-53z"><text:p/></draw:path><draw:path draw:style-name="gr362" draw:text-style-name="P51" svg:width="0.13cm" svg:height="0.195cm" svg:x="1.231cm" svg:y="0.279cm" svg:viewBox="0 0 131 196" svg:d="M131 142c-4 0-7 0-11 0 0 7-4 24-7 27-3 2-25 2-29 2-18 0-37 0-55 0 31-28 42-36 59-50 22-18 43-36 43-63 0-36-31-58-70-58-36 0-61 25-61 53 0 14 12 17 16 17 7 0 15-6 15-16 0-6-2-16-18-16 10-21 30-27 43-27 30 0 46 23 46 47 0 25-18 45-28 56-24 23-48 46-72 70-2 3-2 3-2 12 41 0 80 0 121 0 4-18 6-36 10-54z"><text:p/></draw:path><draw:path draw:style-name="gr362" draw:text-style-name="P51" svg:width="0.079cm" svg:height="0.504cm" svg:x="1.504cm" svg:y="0.013cm" svg:viewBox="0 0 80 505" svg:d="M80 505c0-169 0-337 0-505-26 0-54 0-80 0 0 6 0 11 0 17 22 0 42 0 64 0 0 157 0 313 0 471-22 0-42 0-64 0 0 6 0 11 0 17 26 0 54 0 80 0z"><text:p/></draw:path><draw:path draw:style-name="gr362" draw:text-style-name="P51" svg:width="0.279cm" svg:height="0.099cm" svg:x="1.811cm" svg:y="0.213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362" draw:text-style-name="P51" svg:width="0.175cm" svg:height="0.287cm" svg:x="2.249cm" svg:y="0.091cm" svg:viewBox="0 0 176 288" svg:d="M176 145c0-33-1-67-16-98-20-41-54-47-71-47-25 0-57 11-73 49-15 30-16 63-16 96 0 32 1 70 18 103 18 32 49 40 70 40 22 0 55-8 73-48 14-29 15-61 15-95zM88 279c-16 0-41-9-48-49-5-26-5-65-5-89 0-28 0-56 2-79 9-50 41-54 51-54 14 0 42 9 50 50 4 24 4 56 4 83 0 31 0 60-5 86-6 41-30 52-49 52z"><text:p/></draw:path><draw:path draw:style-name="gr362" draw:text-style-name="P51" svg:width="0.043cm" svg:height="0.043cm" svg:x="2.479cm" svg:y="0.325cm" svg:viewBox="0 0 44 44" svg:d="M44 23c0-12-10-23-22-23s-22 11-22 23 10 21 22 21 22-9 22-21z"><text:p/></draw:path><draw:path draw:style-name="gr362" draw:text-style-name="P51" svg:width="0.167cm" svg:height="0.287cm" svg:x="2.582cm" svg:y="0.091cm" svg:viewBox="0 0 168 288" svg:d="M168 196c0-51-35-93-80-93-21 0-39 6-54 22 0-28 0-55 0-83 8 2 22 6 36 6 51 0 81-38 81-44 0-3-1-4-3-4s-2 0-4 1c-8 4-29 12-58 12-16 0-36-3-56-12-4-1-4-1-5-1-3 0-3 4-3 10 0 42 0 83 0 125 0 8 0 10 4 10s5-1 6-3c5-6 21-29 54-29 23 0 33 19 36 26 8 16 9 33 9 53 0 16 0 41-11 58-10 17-25 26-46 26-30 0-54-20-61-45 1 0 3 1 7 1 14 0 21-12 21-22 0-11-7-20-21-20-6 0-20 3-20 23 0 36 29 75 76 75 49 0 92-39 92-92z"><text:p/></draw:path></draw:g></text:span></text:p>
      <text:p text:style-name="P25" loext:marker-style-name="T4"><text:span text:style-name="T12">Part (</text:span><text:span text:style-name="T13">c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32" table:style-name="표32">
        <table:table-column table:style-name="표32.A"/>
        <table:table-row table:style-name="표32.1">
          <table:table-cell table:style-name="표32.A1" office:value-type="string">
            <text:p text:style-name="P10"/>
            <text:p text:style-name="P10"><draw:g text:anchor-type="as-char" svg:y="-0.28cm" draw:z-index="34" draw:name="모양32" draw:style-name="gr360"><svg:title>TexMaths</svg:title><svg:desc>12§display§1§svg§600§FALSE§</svg:desc><draw:path draw:style-name="gr361" draw:text-style-name="P50" svg:width="0.132cm" svg:height="0.235cm" svg:x="0.001cm" svg:y="0.021cm" svg:viewBox="0 0 133 236" svg:d="M0 0c44 0 88 0 133 0 0 78 0 158 0 236-45 0-89 0-133 0 0-78 0-158 0-236z"><text:p/></draw:path><draw:path draw:style-name="gr362" draw:text-style-name="P51" svg:width="0.135cm" svg:height="0.278cm" svg:x="0.018cm" svg:y="0cm" svg:viewBox="0 0 136 279" svg:d="M85 11c0-10 0-11-10-11-25 27-62 27-75 27 0 4 0 8 0 13 8 0 33 0 55-11 0 72 0 144 0 217 0 15-1 20-39 20-5 0-9 0-14 0 0 5 0 9 0 13 15-1 52-1 68-1s52 0 66 1c0-4 0-8 0-13-3 0-8 0-13 0-37 0-38-5-38-20 0-79 0-157 0-235z"><text:p/></draw:path></draw:g></text:p>
            <text:p text:style-name="P10"/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8">Explanation:</text:span></text:p>
      <text:p text:style-name="P20" loext:marker-style-name="T3"/>
      <text:p text:style-name="P9"><text:span text:style-name="T3"><draw:g text:anchor-type="as-char" svg:y="-0.314cm" draw:z-index="31" draw:name="모양33" draw:style-name="gr360"><svg:title>TexMaths</svg:title><svg:desc>12§display§\Omega_Y = \left\{ 1\right\}§svg§600§FALSE§</svg:desc><draw:path draw:style-name="gr361" draw:text-style-name="P50" svg:width="1.713cm" svg:height="0.375cm" svg:x="0.004cm" svg:y="0.022cm" svg:viewBox="0 0 1714 376" svg:d="M0 0c571 0 1143 0 1714 0 0 125 0 251 0 376-571 0-1143 0-1714 0 0-125 0-251 0-376z"><text:p/></draw:path><draw:path draw:style-name="gr362" draw:text-style-name="P51" svg:width="0.266cm" svg:height="0.295cm" svg:x="0.001cm" svg:y="0.019cm" svg:viewBox="0 0 267 296" svg:d="M267 227c-3 0-7 0-10 0-3 11-4 21-8 30-2 7-3 11-28 11-11 0-23 0-34 0 6-24 19-44 39-71 19-30 37-59 37-91 0-59-58-106-129-106-73 0-128 48-128 106 0 32 17 61 37 91 18 27 31 47 37 71-10 0-22 0-33 0-25 0-27-4-28-10-3-9-6-20-8-31-4 0-7 0-11 0 5 23 10 46 14 69 23 0 45 0 68 0 9 0 10 0 10-10 0-29-13-66-22-92-9-25-21-58-21-89 0-68 46-97 84-97 41 0 85 32 85 97 0 31-10 63-22 98-8 16-21 54-21 83 0 10 1 10 11 10 23 0 44 0 67 0 5-23 10-46 14-69z"><text:p/></draw:path><draw:path draw:style-name="gr362" draw:text-style-name="P51" svg:width="0.233cm" svg:height="0.2cm" svg:x="0.304cm" svg:y="0.178cm" svg:viewBox="0 0 234 201" svg:d="M182 35c6-6 12-11 18-16 12-8 23-8 28-9 2 0 6 0 6-6 0-3-1-4-4-4-7 0-16 1-24 1-9 0-21-1-31-1-1 0-6 0-6 6 0 4 5 4 6 4 9 1 9 4 9 6s-2 4-4 8c-2 2-4 4-5 6-25 25-49 51-74 77-13-29-25-58-39-87-2-3-1-3-2-4 0-6 14-6 16-6 3 0 8 0 8-6-1-2 0-4-5-4-9 0-31 1-39 1s-27-1-34-1c-2 0-6 0-6 6 0 4 4 4 8 4 17 0 18 3 21 9 15 34 30 68 45 101-4 18-8 36-13 54-3 15-3 16-26 16-6 0-10 0-10 6 0 4 3 5 5 5 6 0 13-1 18-1 6 0 14 0 20 0s11 0 18 0c6 0 15 1 21 1 1 0 6 0 6-6 0-5-4-5-10-5-5 0-6 0-11 0-6-1-7-1-7-5 0-1 4-16 6-24 3-8 9-35 9-36 1-4 1-5 4-7 27-28 52-55 78-83z"><text:p/></draw:path><draw:path draw:style-name="gr362" draw:text-style-name="P51" svg:width="0.278cm" svg:height="0.098cm" svg:x="0.719cm" svg:y="0.161cm" svg:viewBox="0 0 279 99" svg:d="M265 17c7 0 14 0 14-9 0-8-7-8-13-8-84 0-168 0-252 0-6 0-14 0-14 8 0 9 8 9 14 9 84 0 167 0 251 0zM266 99c6 0 13 0 13-9 0-8-7-8-14-8-84 0-167 0-251 0-6 0-14 0-14 8 0 9 8 9 14 9 84 0 168 0 252 0z"><text:p/></draw:path><draw:path draw:style-name="gr362" draw:text-style-name="P51" svg:width="0.149cm" svg:height="0.419cm" svg:x="1.169cm" svg:y="0cm" svg:viewBox="0 0 150 420" svg:d="M89 56c0-16 11-44 57-46 2-2 4-3 4-5 0-5-4-5-8-5-42 0-81 22-81 53s0 64 0 96c0 16 0 29-17 43-15 12-31 14-40 14-2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362" draw:text-style-name="P51" svg:width="0.138cm" svg:height="0.279cm" svg:x="1.387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362" draw:text-style-name="P51" svg:width="0.149cm" svg:height="0.419cm" svg:x="1.59cm" svg:y="0cm" svg:viewBox="0 0 150 420" svg:d="M61 363c0 17-11 44-56 47-3 1-5 2-5 5 0 5 5 5 8 5 41 0 81-21 81-53s0-64 0-97c0-15 0-28 17-43 15-12 31-13 40-13 3-1 4-2 4-4 0-4-2-4-7-4-28-2-48-17-53-38-1-5-1-6-1-20 0-28 0-55 0-83 0-18 0-31-19-48-17-13-47-17-62-17-3 0-8 0-8 5 0 3 2 3 7 5 27 1 47 14 53 36 1 3 1 4 1 20 0 29 0 58 0 88 0 19 4 26 17 40 8 9 22 13 32 16-33 9-49 28-49 52 0 34 0 67 0 101z"><text:p/></draw:path></draw:g></text:span><text:span text:style-name="T3">, therefore </text:span><text:span text:style-name="T3"><draw:g text:anchor-type="as-char" svg:y="-0.314cm" draw:z-index="32" draw:name="모양34" draw:style-name="gr360"><svg:title>TexMaths</svg:title><svg:desc>12§display§E \left[ Y \right] = 1§svg§600§FALSE§</svg:desc><draw:path draw:style-name="gr361" draw:text-style-name="P50" svg:width="1.673cm" svg:height="0.376cm" svg:x="0.006cm" svg:y="0.023cm" svg:viewBox="0 0 1674 377" svg:d="M0 0c558 0 1115 0 1674 0 0 126 0 251 0 377-559 0-1116 0-1674 0 0-126 0-251 0-377z"><text:p/></draw:path><draw:path draw:style-name="gr362" draw:text-style-name="P51" svg:width="0.304cm" svg:height="0.284cm" svg:x="0.001cm" svg:y="0.031cm" svg:viewBox="0 0 305 285" svg:d="M282 188c1-2 1-4 3-5 0-1 0-5-6-5-4 0-4 2-5 5-28 61-43 89-116 89-20 0-40 0-61 0-6 0-7 0-9 0-5 0-6-2-6-5 0-1 0-1 2-10 10-37 19-75 29-113 14 0 27 0 42 0 36 0 36 9 36 19 0 3 0 8-4 21 0 2-1 4-1 5 0 2 3 5 6 5 4 0 5-3 6-9 9-34 16-66 24-98 0-3-2-5-5-5s-4 2-6 7c-8 32-16 42-55 42-13 0-26 0-40 0 9-35 17-68 26-102 3-15 3-16 23-16 19 0 39 0 58 0 52 0 65 12 65 47 0 10 0 11-2 22 0 2 0 5 0 7 0 1 1 6 5 6s4-2 6-11c2-24 4-49 8-73 1-11-1-11-11-11-71 0-143 0-214 0-8 0-12 0-12 8 0 5 4 5 12 5 16 0 27 0 27 7 0 2 0 3-1 10-20 75-38 149-57 222-3 16-5 20-38 20-7 0-11 0-11 8 0 5 4 5 11 5 73 0 146 0 220 0 9 0 9 0 13-7 13-30 25-60 38-90z"><text:p/></draw:path><draw:path draw:style-name="gr362" draw:text-style-name="P51" svg:width="0.057cm" svg:height="0.42cm" svg:x="0.44cm" svg:y="0.001cm" svg:viewBox="0 0 58 421" svg:d="M58 421c0-6 0-11 0-17-14 0-28 0-41 0 0-129 0-259 0-387 13 0 27 0 41 0 0-6 0-11 0-17-20 0-39 0-58 0 0 141 0 280 0 421 19 0 38 0 58 0z"><text:p/></draw:path><draw:path draw:style-name="gr362" draw:text-style-name="P51" svg:width="0.305cm" svg:height="0.285cm" svg:x="0.522cm" svg:y="0.03cm" svg:viewBox="0 0 306 286" svg:d="M238 48c1-2 3-4 5-6 13-13 27-28 55-29 5-1 8-1 8-8 0-4-1-5-5-5-10 0-22 1-34 1-15 0-29-1-42-1-3 0-9 0-9 7 0 5 5 6 7 6 3 0 15 0 15 10 0 7-10 18-11 19-32 37-66 75-99 113-15-42-30-83-45-125-4-6-3-5-4-7 0-10 22-10 25-10 6 0 11 0 11-8 0-5-6-5-7-5-11 0-41 1-53 1-11 0-36-1-47-1-2 0-8 0-8 8 0 5 5 5 10 5 25 0 27 4 31 13 17 47 35 93 51 140 0 1 2 6 2 7s-17 67-18 76c-6 23-6 24-40 24-8 0-12 0-12 8 0 5 5 5 6 5 12 0 41-1 53-1s42 1 54 1c3 0 8 0 8-8 0-5-3-5-12-5-1 0-8 0-15 0-10-1-12-3-12-7 0-3 3-18 6-27 4-19 9-39 14-59 2-7 4-8 6-12 35-41 71-80 106-120z"><text:p/></draw:path><draw:path draw:style-name="gr362" draw:text-style-name="P51" svg:width="0.057cm" svg:height="0.42cm" svg:x="0.855cm" svg:y="0.001cm" svg:viewBox="0 0 58 421" svg:d="M58 0c-20 0-39 0-58 0 0 6 0 11 0 17 13 0 28 0 41 0 0 128 0 258 0 387-13 0-28 0-41 0 0 6 0 11 0 17 19 0 38 0 58 0 0-141 0-280 0-421z"><text:p/></draw:path><draw:path draw:style-name="gr362" draw:text-style-name="P51" svg:width="0.279cm" svg:height="0.099cm" svg:x="1.103cm" svg:y="0.162cm" svg:viewBox="0 0 280 100" svg:d="M265 18c6 0 15-1 15-10 0-8-9-8-13-8-84 0-170 0-254 0-6 0-13 0-13 8 0 9 7 10 14 10 84 0 167 0 251 0zM267 100c4 0 13 0 13-9s-9-9-15-9c-84 0-167 0-251 0-7 0-14 0-14 9s7 9 13 9c84 0 170 0 254 0z"><text:p/></draw:path><draw:path draw:style-name="gr362" draw:text-style-name="P51" svg:width="0.138cm" svg:height="0.278cm" svg:x="1.562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3">.</text:span></text:p>
      <text:p text:style-name="P9"><text:span text:style-name="T3"/></text:p>
      <text:p text:style-name="P9"><text:span text:style-name="T3"><draw:g text:anchor-type="as-char" svg:y="-0.367cm" draw:z-index="33" draw:name="모양35" draw:style-name="gr360"><svg:title>TexMaths</svg:title><svg:desc>12§display§E\left[Y \right] = E\left[ Y_1^2 + Y_2^2 \right] = E\left[ Y_1^2 \right] + E\left[ Y_2^2 \right] = 0.5+0.5=1§svg§600§FALSE§</svg:desc><draw:path draw:style-name="gr361" draw:text-style-name="P50" svg:width="10.366cm" svg:height="0.472cm" svg:x="0.006cm" svg:y="0.023cm" svg:viewBox="0 0 10367 473" svg:d="M0 0c3456 0 6911 0 10367 0 0 157 0 316 0 473-3456 0-6911 0-10367 0 0-157 0-316 0-473z"><text:p/></draw:path><draw:path draw:style-name="gr362" draw:text-style-name="P51" svg:width="0.304cm" svg:height="0.284cm" svg:x="0.001cm" svg:y="0.085cm" svg:viewBox="0 0 305 285" svg:d="M282 189c1-3 1-5 2-6 0-2 0-5-4-5-5 0-5 2-6 5-28 62-44 90-116 90-20 0-40 0-61 0-6 0-7 0-9 0-4 0-6-1-6-4 0-2 0-2 2-11 10-38 19-77 29-114 14 0 27 0 42 0 36 0 36 9 36 19 0 3 0 8-4 21 0 2-1 3-1 5s2 4 6 4 5-2 6-8c8-34 16-66 24-98 0-4-2-5-5-5s-5 2-6 7c-8 32-17 42-55 42-13 0-26 0-40 0 9-35 17-69 26-102 3-15 4-17 22-17 21 0 40 0 60 0 51 0 64 13 64 47 0 11 0 12-1 23 0 2-1 5-1 7 0 1 1 6 4 6 5 0 6-4 6-11 3-24 6-49 9-73 1-11 0-11-11-11-71 0-143 0-214 0-8 0-12 0-12 8 0 4 4 4 12 4 16 0 28 0 28 8 0 2 0 3-2 10-20 75-38 149-57 224-3 16-5 19-38 19-7 0-11 0-11 7 0 5 4 5 11 5 73 0 146 0 219 0 10 0 10 0 14-7 13-29 25-59 38-89z"><text:p/></draw:path><draw:path draw:style-name="gr362" draw:text-style-name="P51" svg:width="0.057cm" svg:height="0.42cm" svg:x="0.44cm" svg:y="0.055cm" svg:viewBox="0 0 58 421" svg:d="M58 421c0-5 0-11 0-17-14 0-28 0-41 0 0-129 0-259 0-387 13 0 27 0 41 0 0-6 0-11 0-17-20 0-39 0-58 0 0 141 0 280 0 421 19 0 38 0 58 0z"><text:p/></draw:path><draw:path draw:style-name="gr362" draw:text-style-name="P51" svg:width="0.306cm" svg:height="0.285cm" svg:x="0.522cm" svg:y="0.084cm" svg:viewBox="0 0 307 286" svg:d="M238 48c2-2 3-4 6-6 12-13 26-28 55-30 5 0 8 0 8-7 0-4-2-5-6-5-11 0-23 1-35 1-13 0-27-1-42-1-2 0-7 0-7 7 0 5 4 5 6 5 3 0 16 1 16 11 0 6-11 18-12 19-33 37-65 75-97 113-16-42-32-83-47-125-3-6-1-5-3-7 0-11 21-11 26-11 4 0 9 0 9-8 0-4-5-4-6-4-12 0-42 1-54 1-9 0-36-1-47-1-2 0-8 0-8 8 0 4 5 4 10 4 26 0 27 5 31 14 17 47 35 93 51 140 2 1 3 6 3 7s-17 69-19 77c-6 23-6 24-40 24-8 0-12 0-12 7 0 5 4 4 6 5 12 0 42-1 54-1 11 0 42 1 54 1 2 0 7 0 7-8 0-4-3-4-12-4-5 0-8 0-15 0-9-1-11-2-11-7 0-3 3-18 5-27 4-20 10-41 15-60 3-7 3-8 6-12 35-41 70-80 105-120z"><text:p/></draw:path><draw:path draw:style-name="gr362" draw:text-style-name="P51" svg:width="0.057cm" svg:height="0.42cm" svg:x="0.855cm" svg:y="0.055cm" svg:viewBox="0 0 58 421" svg:d="M58 0c-20 0-39 0-58 0 0 6 0 11 0 17 13 0 28 0 41 0 0 128 0 258 0 387-13 0-28 0-41 0 0 6 0 12 0 17 19 0 38 0 58 0 0-141 0-280 0-421z"><text:p/></draw:path><draw:path draw:style-name="gr362" draw:text-style-name="P51" svg:width="0.28cm" svg:height="0.099cm" svg:x="1.104cm" svg:y="0.213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304cm" svg:height="0.284cm" svg:x="1.542cm" svg:y="0.085cm" svg:viewBox="0 0 305 285" svg:d="M282 189c1-3 1-5 2-6 0-2 0-5-4-5-5 0-5 2-6 5-28 62-44 90-116 90-20 0-40 0-61 0-6 0-7 0-9 0-4 0-5-1-5-4 0-2 0-2 1-11 10-38 19-77 29-114 14 0 27 0 42 0 36 0 36 9 36 19 0 3 0 8-4 21 0 2-1 3-1 5s2 4 6 4 5-2 6-8c8-34 16-66 24-98 0-4-2-5-5-5s-5 2-6 7c-8 32-17 42-55 42-13 0-26 0-40 0 9-35 17-69 26-102 3-15 4-17 22-17 21 0 40 0 60 0 51 0 64 13 64 47 0 11 0 12-1 23 0 2-1 5-1 7 0 1 1 6 4 6 5 0 6-4 6-11 3-24 6-49 9-73 1-11 0-11-11-11-71 0-143 0-214 0-8 0-12 0-12 8 0 4 4 4 12 4 16 0 28 0 28 8 0 2 0 3-2 10-20 75-38 149-57 224-3 16-5 19-38 19-6 0-11 0-11 7 0 5 4 5 11 5 73 0 146 0 219 0 10 0 10 0 14-7 13-29 25-59 38-89z"><text:p/></draw:path><draw:path draw:style-name="gr362" draw:text-style-name="P51" svg:width="0.079cm" svg:height="0.504cm" svg:x="2.017cm" svg:y="0.013cm" svg:viewBox="0 0 80 505" svg:d="M0 505c26 0 54 0 80 0 0-6 0-11 0-17-21 0-42 0-63 0 0-158 0-314 0-471 21 0 42 0 63 0 0-6 0-11 0-17-26 0-54 0-80 0 0 168 0 336 0 505z"><text:p/></draw:path><draw:path draw:style-name="gr362" draw:text-style-name="P51" svg:width="0.306cm" svg:height="0.285cm" svg:x="2.121cm" svg:y="0.084cm" svg:viewBox="0 0 307 286" svg:d="M238 48c2-2 3-4 6-6 12-13 26-28 55-30 5 0 8 0 8-7 0-4-2-5-6-5-11 0-23 1-35 1-13 0-28-1-42-1-2 0-7 0-7 7 0 5 4 5 6 5 3 0 15 1 15 11 0 6-10 18-11 19-33 37-66 75-99 113-15-42-30-83-45-125-3-6-1-5-3-7 0-11 21-11 24-11 6 0 11 0 11-8 0-4-5-4-6-4-12 0-42 1-54 1-11 0-36-1-47-1-2 0-8 0-8 8 0 4 5 4 10 4 25 0 27 5 31 14 17 47 35 93 51 140 2 1 3 6 3 7s-17 69-19 77c-6 23-6 24-40 24-8 0-12 0-12 7 0 5 5 5 6 5 12 0 41-1 53-1 11 0 43 1 54 1 3 0 8 0 8-8 0-4-3-4-12-4-5 0-8 0-15 0-9-1-12-2-12-7 0-3 4-18 6-27 4-20 10-41 15-60 1-7 3-8 6-12 35-41 70-80 105-120z"><text:p/></draw:path><draw:path draw:style-name="gr362" draw:text-style-name="P51" svg:width="0.129cm" svg:height="0.195cm" svg:x="2.464cm" svg:y="0.001cm" svg:viewBox="0 0 130 196" svg:d="M130 143c-4 0-6 0-10 0-1 6-4 24-7 26s-25 2-30 2c-18 0-36 0-54 0 31-27 41-35 59-50 21-16 42-36 42-63 0-36-32-58-69-58s-61 26-61 53c0 15 12 17 16 17 6 0 15-5 15-16 0-5-2-16-18-16 10-21 29-27 43-27 30 0 45 23 45 47 0 26-18 45-28 56-24 23-47 47-71 71-2 2-2 2-2 11 41 0 80 0 121 0 3-18 6-36 9-53z"><text:p/></draw:path><draw:path draw:style-name="gr362" draw:text-style-name="P51" svg:width="0.106cm" svg:height="0.195cm" svg:x="2.384cm" svg:y="0.279cm" svg:viewBox="0 0 107 196" svg:d="M66 8c0-8 0-8-8-8-20 18-46 19-58 19 0 4 0 6 0 10 7 0 26 0 42-7 0 50 0 99 0 150 0 9 0 13-29 13-3 0-8 0-12 0 0 4 0 7 0 11 6 0 42-1 53-1 10 0 47 1 53 1 0-4 0-7 0-11-4 0-7 0-11 0-30 0-30-4-30-13 0-55 0-110 0-164z"><text:p/></draw:path><draw:path draw:style-name="gr362" draw:text-style-name="P51" svg:width="0.28cm" svg:height="0.278cm" svg:x="2.751cm" svg:y="0.123cm" svg:viewBox="0 0 281 279" svg:d="M149 149c39 0 79 0 119 0 4 0 13 0 13-8 0-9-9-9-13-9-40 0-80 0-119 0 0-39 0-79 0-119 0-6 0-13-9-13-8 0-8 7-8 13 0 40 0 80 0 119-40 0-78 0-118 0-6 0-14 0-14 9 0 8 8 8 14 8 40 0 78 0 118 0 0 38 0 78 0 118 0 6 0 12 8 12 9 0 9-6 9-12 0-40 0-80 0-118z"><text:p/></draw:path><draw:path draw:style-name="gr362" draw:text-style-name="P51" svg:width="0.306cm" svg:height="0.285cm" svg:x="3.164cm" svg:y="0.084cm" svg:viewBox="0 0 307 286" svg:d="M238 48c2-2 3-4 6-6 12-13 26-28 55-30 5 0 8 0 8-7 0-4-2-5-6-5-11 0-23 1-33 1-15 0-29-1-44-1-2 0-7 0-7 7 0 5 4 5 6 5 3 0 16 1 16 11 0 6-10 18-12 19-33 37-65 75-97 113-16-42-32-83-47-125-3-6-1-5-3-7 0-11 21-11 26-11 6 0 9 0 9-8 0-4-5-4-6-4-12 0-42 1-53 1-10 0-37-1-48-1-2 0-8 0-8 8 0 4 5 4 11 4 25 0 26 5 30 14 17 47 35 93 51 140 2 1 3 6 3 7s-17 69-19 77c-6 23-6 24-40 24-8 0-11 0-11 7 0 5 4 4 5 5 12 0 42-1 54-1s42 1 54 1c2 0 7 0 7-8 0-4-3-4-11-4-1 0-9 0-16 0-9-1-11-2-11-7 0-3 3-18 6-27 5-20 9-41 14-60 3-7 3-8 6-12 35-41 70-80 105-120z"><text:p/></draw:path><draw:path draw:style-name="gr362" draw:text-style-name="P51" svg:width="0.129cm" svg:height="0.195cm" svg:x="3.507cm" svg:y="0.001cm" svg:viewBox="0 0 130 196" svg:d="M130 143c-4 0-6 0-10 0-1 6-4 24-7 26s-25 2-30 2c-18 0-36 0-54 0 31-27 42-35 59-50 22-16 42-36 42-63 0-36-32-58-69-58s-61 26-61 53c0 15 12 17 16 17 7 0 15-5 15-16 0-5-2-16-18-16 10-21 30-27 43-27 30 0 46 23 46 47 0 26-19 45-28 56-24 23-48 47-72 71-2 2-2 2-2 11 41 0 80 0 121 0 3-18 6-36 9-53z"><text:p/></draw:path><draw:path draw:style-name="gr362" draw:text-style-name="P51" svg:width="0.129cm" svg:height="0.195cm" svg:x="3.414cm" svg:y="0.279cm" svg:viewBox="0 0 130 196" svg:d="M130 142c-4 0-6 0-10 0-1 7-4 24-7 27-3 2-25 2-30 2-18 0-36 0-54 0 31-28 41-36 59-50 21-18 42-36 42-63 0-36-32-58-69-58s-61 25-61 53c0 14 12 17 16 17 7 0 15-6 15-16 0-6-2-16-18-16 10-21 30-27 43-27 30 0 46 23 46 47 0 25-19 45-29 56-24 23-47 46-71 70-2 3-2 3-2 12 41 0 80 0 121 0 3-18 6-36 9-54z"><text:p/></draw:path><draw:path draw:style-name="gr362" draw:text-style-name="P51" svg:width="0.079cm" svg:height="0.504cm" svg:x="3.687cm" svg:y="0.013cm" svg:viewBox="0 0 80 505" svg:d="M80 505c0-169 0-337 0-505-26 0-54 0-80 0 0 6 0 11 0 17 22 0 42 0 64 0 0 157 0 313 0 471-22 0-42 0-64 0 0 6 0 11 0 17 26 0 54 0 80 0z"><text:p/></draw:path><draw:path draw:style-name="gr362" draw:text-style-name="P51" svg:width="0.279cm" svg:height="0.099cm" svg:x="3.994cm" svg:y="0.213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362" draw:text-style-name="P51" svg:width="0.305cm" svg:height="0.284cm" svg:x="4.431cm" svg:y="0.085cm" svg:viewBox="0 0 306 285" svg:d="M283 189c0-3 1-5 1-6 0-2 0-5-4-5s-5 2-5 5c-28 62-43 90-115 90-21 0-42 0-63 0-6 0-6 0-8 0-5 0-6-1-6-4 0-2 0-2 2-11 10-38 19-77 29-114 14 0 28 0 42 0 35 0 35 9 35 19 0 3 0 8-3 21-1 2-1 3-1 5s1 4 5 4 5-2 7-8c9-34 16-66 24-98 0-4-2-5-5-5-4 0-4 2-6 7-9 32-16 42-55 42-13 0-26 0-39 0 8-35 16-69 25-102 3-15 3-17 23-17 19 0 39 0 58 0 52 0 65 13 65 47 0 11 0 12-2 23 0 2 0 5 0 7 0 1 1 6 5 6s4-4 6-11c2-24 6-49 8-73 1-11-1-11-12-11-71 0-142 0-212 0-9 0-14 0-14 8 0 4 5 4 12 4 16 0 28 0 28 8 0 2 0 3-2 10-18 75-38 149-56 224-3 16-4 19-38 19-7 0-12 0-12 7 0 5 4 5 12 5 73 0 145 0 218 0 11 0 11 0 14-7 13-29 26-59 39-89z"><text:p/></draw:path><draw:path draw:style-name="gr362" draw:text-style-name="P51" svg:width="0.081cm" svg:height="0.504cm" svg:x="4.906cm" svg:y="0.013cm" svg:viewBox="0 0 82 505" svg:d="M0 505c28 0 54 0 82 0 0-6 0-11 0-17-22 0-44 0-65 0 0-158 0-314 0-471 21 0 43 0 65 0 0-6 0-11 0-17-28 0-54 0-82 0 0 168 0 336 0 505z"><text:p/></draw:path><draw:path draw:style-name="gr362" draw:text-style-name="P51" svg:width="0.305cm" svg:height="0.285cm" svg:x="5.012cm" svg:y="0.084cm" svg:viewBox="0 0 306 286" svg:d="M236 48c3-2 4-4 6-6 14-13 27-28 56-30 4 0 8 0 8-7 0-4-1-5-5-5-11 0-24 1-35 1-14 0-28-1-42-1-2 0-8 0-8 7 0 5 5 5 6 5 4 0 16 1 16 11 0 6-10 18-11 19-33 37-66 75-99 113-15-42-31-83-46-125-3-6-2-5-3-7 0-11 21-11 25-11 6 0 10 0 10-8 0-4-5-4-6-4-12 0-41 1-53 1-11 0-37-1-48-1-2 0-7 0-7 8 0 4 4 4 10 4 25 0 26 5 31 14 17 47 35 93 51 140 0 1 2 6 2 7s-17 69-20 77c-4 23-6 24-39 24-7 0-11 0-11 7 0 5 5 5 6 5 12 0 41-1 53-1s42 1 54 1c2 0 8 0 8-8 0-4-3-4-12-4-1 0-9 0-17 0-8-1-10-2-10-7 0-3 3-18 6-27 4-20 9-41 14-60 2-7 2-8 6-12 35-41 70-80 104-120z"><text:p/></draw:path><draw:path draw:style-name="gr362" draw:text-style-name="P51" svg:width="0.13cm" svg:height="0.195cm" svg:x="5.353cm" svg:y="0.001cm" svg:viewBox="0 0 131 196" svg:d="M131 143c-4 0-7 0-11 0 0 6-4 24-7 26s-25 2-29 2c-18 0-37 0-55 0 31-27 42-35 60-50 21-16 42-36 42-63 0-36-31-58-70-58-36 0-61 26-61 53 0 15 13 17 16 17 7 0 15-5 15-16 0-5-2-16-17-16 9-21 29-27 44-27 28 0 44 23 44 47 0 26-18 45-28 56-24 23-46 47-70 71-4 2-4 2-4 11 41 0 80 0 121 0 4-18 6-36 10-53z"><text:p/></draw:path><draw:path draw:style-name="gr362" draw:text-style-name="P51" svg:width="0.107cm" svg:height="0.195cm" svg:x="5.272cm" svg:y="0.279cm" svg:viewBox="0 0 108 196" svg:d="M67 8c0-8-1-8-8-8-19 18-47 19-59 19 0 4 0 6 0 10 7 0 26 0 43-7 0 50 0 99 0 150 0 9 0 13-30 13-3 0-7 0-11 0 0 4 0 7 0 11 5 0 42-1 53-1 9 0 46 1 53 1 0-4 0-7 0-11-4 0-7 0-11 0-30 0-30-4-30-13 0-55 0-110 0-164z"><text:p/></draw:path><draw:path draw:style-name="gr362" draw:text-style-name="P51" svg:width="0.079cm" svg:height="0.504cm" svg:x="5.533cm" svg:y="0.013cm" svg:viewBox="0 0 80 505" svg:d="M80 505c0-169 0-337 0-505-26 0-54 0-80 0 0 6 0 11 0 17 22 0 42 0 64 0 0 157 0 313 0 471-22 0-42 0-64 0 0 6 0 11 0 17 26 0 54 0 80 0z"><text:p/></draw:path><draw:path draw:style-name="gr362" draw:text-style-name="P51" svg:width="0.28cm" svg:height="0.278cm" svg:x="5.816cm" svg:y="0.123cm" svg:viewBox="0 0 281 279" svg:d="M149 149c39 0 79 0 119 0 4 0 13 0 13-8 0-9-9-9-13-9-40 0-80 0-119 0 0-39 0-79 0-119 0-6 0-13-9-13-8 0-8 7-8 13 0 40 0 80 0 119-40 0-78 0-118 0-6 0-14 0-14 9 0 8 8 8 14 8 40 0 78 0 118 0 0 38 0 78 0 118 0 6 0 12 8 12 9 0 9-6 9-12 0-40 0-80 0-118z"><text:p/></draw:path><draw:path draw:style-name="gr362" draw:text-style-name="P51" svg:width="0.304cm" svg:height="0.284cm" svg:x="6.231cm" svg:y="0.085cm" svg:viewBox="0 0 305 285" svg:d="M282 189c1-3 1-5 2-6 0-2 0-5-6-5-3 0-3 2-4 5-28 62-44 90-116 90-20 0-40 0-61 0-6 0-7 0-9 0-5 0-6-1-6-4 0-2 0-2 2-11 10-38 19-77 29-114 14 0 27 0 42 0 36 0 36 9 36 19 0 3 0 8-4 21 0 2-1 3-1 5s2 4 6 4 5-2 6-8c8-34 16-66 24-98 0-4-2-5-5-5s-5 2-6 7c-8 32-17 42-55 42-13 0-26 0-40 0 9-35 17-69 26-102 3-15 3-17 22-17 20 0 40 0 59 0 52 0 65 13 65 47 0 11 0 12-2 23 0 2 0 5 0 7 0 1 1 6 4 6 5 0 6-4 6-11 3-24 6-49 9-73 1-11 0-11-11-11-71 0-143 0-214 0-8 0-12 0-12 8 0 4 4 4 12 4 16 0 27 0 27 8 0 2 0 3-1 10-20 75-38 149-57 224-3 16-5 19-38 19-7 0-11 0-11 7 0 5 4 5 11 5 73 0 146 0 219 0 10 0 10 0 14-7 13-29 25-59 38-89z"><text:p/></draw:path><draw:path draw:style-name="gr362" draw:text-style-name="P51" svg:width="0.081cm" svg:height="0.504cm" svg:x="6.705cm" svg:y="0.013cm" svg:viewBox="0 0 82 505" svg:d="M0 505c28 0 54 0 82 0 0-6 0-11 0-17-22 0-44 0-65 0 0-158 0-314 0-471 21 0 43 0 65 0 0-6 0-11 0-17-28 0-54 0-82 0 0 168 0 336 0 505z"><text:p/></draw:path><draw:path draw:style-name="gr362" draw:text-style-name="P51" svg:width="0.306cm" svg:height="0.285cm" svg:x="6.811cm" svg:y="0.084cm" svg:viewBox="0 0 307 286" svg:d="M238 48c2-2 3-4 6-6 12-13 26-28 55-30 3 0 8 0 8-7 0-4-2-5-6-5-11 0-23 1-35 1-13 0-28-1-42-1-2 0-8 0-8 7 0 5 5 5 7 5 3 0 15 1 15 11 0 6-10 18-11 19-33 37-66 75-99 113-15-42-30-83-45-125-3-6-1-5-3-7 0-11 21-11 24-11 6 0 11 0 11-8 0-4-6-4-7-4-11 0-41 1-53 1-11 0-36-1-47-1-2 0-8 0-8 8 0 4 5 4 10 4 25 0 27 5 31 14 17 47 35 93 51 140 0 1 2 6 2 7s-17 69-18 77c-6 23-6 24-40 24-8 0-12 0-12 7 0 5 5 5 6 5 12 0 41-1 53-1s42 1 54 1c3 0 8 0 8-8 0-4-3-4-12-4-1 0-8 0-15 0-10-1-12-2-12-7 0-3 3-18 6-27 4-20 10-41 15-60 1-7 3-8 5-12 35-41 71-80 106-120z"><text:p/></draw:path><draw:path draw:style-name="gr362" draw:text-style-name="P51" svg:width="0.13cm" svg:height="0.195cm" svg:x="7.153cm" svg:y="0.001cm" svg:viewBox="0 0 131 196" svg:d="M131 143c-4 0-6 0-10 0-1 6-3 24-8 26-3 2-25 2-29 2-18 0-36 0-54 0 31-27 41-35 59-50 21-16 42-36 42-63 0-36-31-58-69-58-37 0-62 26-62 53 0 15 13 17 16 17 7 0 15-5 15-16 0-5-1-16-17-16 10-21 29-27 44-27 28 0 44 23 44 47 0 26-18 45-28 56-24 23-46 47-70 71-4 2-4 2-4 11 41 0 82 0 122 0 3-18 6-36 9-53z"><text:p/></draw:path><draw:path draw:style-name="gr362" draw:text-style-name="P51" svg:width="0.13cm" svg:height="0.195cm" svg:x="7.059cm" svg:y="0.279cm" svg:viewBox="0 0 131 196" svg:d="M131 142c-4 0-6 0-10 0-1 7-5 24-8 27-3 2-25 2-29 2-18 0-36 0-54 0 30-28 41-36 59-50 21-18 42-36 42-63 0-36-31-58-70-58-36 0-61 25-61 53 0 14 13 17 16 17 7 0 15-6 15-16 0-6-1-16-17-16 9-21 29-27 44-27 28 0 44 23 44 47 0 25-18 45-28 56-24 23-46 46-70 70-4 3-4 3-4 12 41 0 82 0 122 0 3-18 6-36 9-54z"><text:p/></draw:path><draw:path draw:style-name="gr362" draw:text-style-name="P51" svg:width="0.081cm" svg:height="0.504cm" svg:x="7.333cm" svg:y="0.013cm" svg:viewBox="0 0 82 505" svg:d="M82 505c0-169 0-337 0-505-28 0-54 0-82 0 0 6 0 11 0 17 22 0 43 0 65 0 0 157 0 313 0 471-22 0-43 0-65 0 0 6 0 11 0 17 28 0 54 0 82 0z"><text:p/></draw:path><draw:path draw:style-name="gr362" draw:text-style-name="P51" svg:width="0.28cm" svg:height="0.099cm" svg:x="7.64cm" svg:y="0.213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177cm" svg:height="0.287cm" svg:x="8.078cm" svg:y="0.091cm" svg:viewBox="0 0 178 288" svg:d="M178 145c0-33-3-67-17-98-19-41-54-47-72-47-25 0-55 11-73 49-14 30-16 63-16 96 0 32 2 70 19 103 18 32 49 40 70 40 23 0 55-8 73-48 13-29 16-61 16-95zM89 279c-17 0-41-9-49-49-5-26-5-65-5-89 0-28 0-56 3-79 9-50 40-54 51-54 14 0 42 9 49 50 5 24 5 56 5 83 0 31 0 60-5 86-6 41-30 52-49 52z"><text:p/></draw:path><draw:path draw:style-name="gr362" draw:text-style-name="P51" svg:width="0.045cm" svg:height="0.043cm" svg:x="8.308cm" svg:y="0.325cm" svg:viewBox="0 0 46 44" svg:d="M46 23c0-12-11-23-23-23s-23 11-23 23 11 21 23 21 23-9 23-21z"><text:p/></draw:path><draw:path draw:style-name="gr362" draw:text-style-name="P51" svg:width="0.168cm" svg:height="0.287cm" svg:x="8.41cm" svg:y="0.091cm" svg:viewBox="0 0 169 288" svg:d="M169 196c0-51-35-93-80-93-21 0-39 6-54 22 0-28 0-55 0-83 8 2 23 6 36 6 51 0 81-38 81-44 0-3-1-4-4-4-2 0-2 0-3 1-8 4-30 12-57 12-17 0-36-3-57-12-3-1-3-1-5-1-4 0-4 4-4 10 0 42 0 83 0 125 0 8 0 10 6 10 3 0 3-1 6-3 4-6 20-29 54-29 21 0 32 19 36 26 7 16 7 33 7 53 0 16 0 41-10 58-11 17-26 26-45 26-30 0-54-20-62-45 2 0 3 1 8 1 13 0 20-12 20-22 0-11-7-20-20-20-6 0-22 3-22 23 0 36 30 75 77 75 49 0 92-39 92-92z"><text:p/></draw:path><draw:path draw:style-name="gr362" draw:text-style-name="P51" svg:width="0.28cm" svg:height="0.278cm" svg:x="8.718cm" svg:y="0.123cm" svg:viewBox="0 0 281 279" svg:d="M149 149c39 0 78 0 117 0 6 0 15 0 15-8 0-9-9-9-15-9-39 0-78 0-117 0 0-39 0-79 0-119 0-6 0-13-9-13-8 0-8 7-8 13 0 40 0 80 0 119-40 0-78 0-118 0-6 0-14 0-14 9 0 8 8 8 14 8 40 0 78 0 118 0 0 38 0 78 0 118 0 6 0 12 8 12 9 0 9-6 9-12 0-40 0-80 0-118z"><text:p/></draw:path><draw:path draw:style-name="gr362" draw:text-style-name="P51" svg:width="0.177cm" svg:height="0.287cm" svg:x="9.133cm" svg:y="0.091cm" svg:viewBox="0 0 178 288" svg:d="M178 145c0-33-3-67-17-98-21-41-54-47-72-47-25 0-57 11-73 49-15 30-16 63-16 96 0 32 1 70 19 103 18 32 48 40 69 40 22 0 55-8 74-48 13-29 16-61 16-95zM88 279c-16 0-41-9-48-49-5-26-5-65-5-89 0-28 0-56 3-79 8-50 40-54 50-54 14 0 42 9 50 50 4 24 4 56 4 83 0 31 0 60-4 86-7 41-31 52-50 52z"><text:p/></draw:path><draw:path draw:style-name="gr362" draw:text-style-name="P51" svg:width="0.043cm" svg:height="0.043cm" svg:x="9.363cm" svg:y="0.325cm" svg:viewBox="0 0 44 44" svg:d="M44 23c0-12-9-23-21-23-13 0-23 11-23 23s10 21 23 21c12 0 21-9 21-21z"><text:p/></draw:path><draw:path draw:style-name="gr362" draw:text-style-name="P51" svg:width="0.167cm" svg:height="0.287cm" svg:x="9.465cm" svg:y="0.091cm" svg:viewBox="0 0 168 288" svg:d="M168 196c0-51-35-93-80-93-21 0-39 6-53 22 0-28 0-55 0-83 8 2 21 6 36 6 51 0 80-38 80-44 0-3-1-4-3-4s-2 0-4 1c-8 4-29 12-58 12-16 0-36-3-55-12-3-1-5-1-6-1-3 0-3 4-3 10 0 42 0 83 0 125 0 8 0 10 6 10 2 0 3-1 4-3 5-6 21-29 56-29 21 0 32 19 34 26 8 16 9 33 9 53 0 16 0 41-11 58-10 17-25 26-44 26-32 0-56-20-63-45 1 0 3 1 7 1 15 0 22-12 22-22 0-11-7-20-22-20-6 0-20 3-20 23 0 36 29 75 76 75 49 0 92-39 92-92z"><text:p/></draw:path><draw:path draw:style-name="gr362" draw:text-style-name="P51" svg:width="0.28cm" svg:height="0.099cm" svg:x="9.795cm" svg:y="0.213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138cm" svg:height="0.278cm" svg:x="10.255cm" svg:y="0.091cm" svg:viewBox="0 0 139 279" svg:d="M86 11c0-11 0-11-9-11-27 26-64 26-77 26 0 5 0 9 0 14 8 0 34 0 55-11 0 72 0 145 0 219 0 14-1 19-39 19-5 0-9 0-14 0 0 3 0 8 0 12 15-1 52-1 69-1s53 0 68 1c0-4 0-9 0-12-5 0-8 0-13 0-38 0-40-4-40-19 0-80 0-158 0-237z"><text:p/></draw:path></draw:g></text:span></text:p>
      <text:p text:style-name="P9"><text:span text:style-name="T3"/></text:p>
      <text:p text:style-name="P9"/>
      <text:p text:style-name="P14" loext:marker-style-name="T4"><text:span text:style-name="T12">Part (</text:span><text:span text:style-name="T13">d</text:span><text:span text:style-name="T12">)</text:span></text:p>
      <text:p text:style-name="P14" loext:marker-style-name="T4"><text:span text:style-name="T12"/></text:p>
      <text:p text:style-name="P14" loext:marker-style-name="T3"><text:span text:style-name="T8">Answer:</text:span><text:span text:style-name="T3"> </text:span></text:p>
      <text:p text:style-name="P20" loext:marker-style-name="T3"/>
      <table:table table:name="표33" table:style-name="표33">
        <table:table-column table:style-name="표33.A"/>
        <table:table-row table:style-name="표33.1">
          <table:table-cell table:style-name="표33.A1" office:value-type="string">
            <text:p text:style-name="P10">True</text:p>
          </table:table-cell>
        </table:table-row>
      </table:table>
      <text:p text:style-name="P20" loext:marker-style-name="T3"/>
      <text:p text:style-name="P20" loext:marker-style-name="T3"/>
      <text:p text:style-name="P14" loext:marker-style-name="T8"><text:span text:style-name="T8">Explanation:</text:span></text:p>
      <text:p text:style-name="P20" loext:marker-style-name="T3"/>
      <text:p text:style-name="P20" loext:marker-style-name="T3"><draw:g text:anchor-type="as-char" svg:y="-0.376cm" draw:z-index="35" draw:name="모양36" draw:style-name="gr360"><svg:title>TexMaths</svg:title><svg:desc>12§display§^{\forall} x \in \mathbb{R} : \sin^2 x + \cos^2 x = 1§svg§600§FALSE§</svg:desc><draw:path draw:style-name="gr361" draw:text-style-name="P50" svg:width="4.916cm" svg:height="0.366cm" svg:x="0.018cm" svg:y="0.022cm" svg:viewBox="0 0 4917 367" svg:d="M0 0c1639 0 3278 0 4917 0 0 122 0 245 0 367-1639 0-3278 0-4917 0 0-122 0-245 0-367z"><text:p/></draw:path><draw:path draw:style-name="gr362" draw:text-style-name="P51" svg:width="0.18cm" svg:height="0.207cm" svg:x="0.001cm" svg:y="0cm" svg:viewBox="0 0 181 208" svg:d="M180 13c1-5 1-5 1-6 0-5-3-7-7-7s-6 2-7 6c-10 22-18 42-28 63-32 0-65 0-97 0-10-20-18-41-28-62-1-3-2-7-7-7-3 0-7 4-7 7 0 1 0 1 1 6 28 62 54 126 82 189 2 4 3 6 8 6 4 0 6-2 6-5 3-2 3-2 5-7 26-61 52-122 78-183zM48 84c29 0 56 0 85 0-14 33-27 67-42 100-14-33-29-67-43-100z"><text:p/></draw:path><draw:path draw:style-name="gr362" draw:text-style-name="P51" svg:width="0.209cm" svg:height="0.189cm" svg:x="0.22cm" svg:y="0.191cm" svg:viewBox="0 0 210 190" svg:d="M128 59c3-11 12-49 42-49 3 0 12 0 21 4-11 3-19 14-19 23 0 7 3 14 15 14 10 0 23-7 23-23 0-22-25-28-40-28-24 0-38 23-44 32-10-27-32-32-46-32-43 0-67 54-67 65 0 4 4 4 5 4 4 0 5-1 6-4 13-45 42-55 56-55 8 0 23 3 23 27 0 13-7 42-23 101-7 25-21 43-40 43-3 0-12 0-21-5 10-3 19-12 19-23 0-12-9-15-15-15-12 0-23 10-23 25 0 19 20 27 40 27 27 0 43-30 44-32 5 15 20 32 46 32 43 0 67-54 67-64 0-5-4-5-5-5-4 0-5 2-6 5-13 45-42 55-56 55-16 0-23-14-23-28 0-9 2-18 7-37s10-38 14-57z"><text:p/></draw:path><draw:path draw:style-name="gr362" draw:text-style-name="P51" svg:width="0.21cm" svg:height="0.241cm" svg:x="0.601cm" svg:y="0.151cm" svg:viewBox="0 0 211 242" svg:d="M197 129c7 0 14 0 14-8 0-9-7-9-14-9-60 0-119 0-179 0 5-56 53-95 113-95 21 0 44 0 66 0 7 0 14 0 14-9 0-8-7-8-14-8-23 0-45 0-67 0-72 0-130 54-130 121s58 121 130 121c22 0 44 0 67 0 7 0 14 0 14-9 0-8-7-8-14-8-22 0-45 0-66 0-60 0-108-40-113-96 60 0 119 0 179 0z"><text:p/></draw:path><draw:path draw:style-name="gr362" draw:text-style-name="P51" svg:width="0.288cm" svg:height="0.285cm" svg:x="0.972cm" svg:y="0.09cm" svg:viewBox="0 0 289 286" svg:d="M106 155c4 0 10 0 15 0 22 33 42 64 64 96 3 7 14 23 18 30 3 5 5 5 14 5 19 0 39 0 58 0 8 0 14 0 14-7 0-4-2-8-6-8-15-3-36-31-47-44-2-5-24-31-51-76 37-7 73-23 73-73 0-58-62-78-112-78-44 0-87 0-132 0-8 0-14 0-14 7s7 7 11 7c24 0 26 4 26 24 0 70 0 140 0 210 0 20-2 23-26 23-4 0-11 0-11 8 0 7 6 7 14 7 39 0 77 0 116 0 7 0 13 0 13-7 0-8-7-8-11-8-24 0-26-3-26-23 0-32 0-61 0-93zM187 135c12-15 13-38 13-56 0-20-2-43-15-60 17 4 59 17 59 59 0 27-14 49-57 57zM106 37c0-8 0-23 26-23 36 0 54 15 54 65 0 54-13 62-80 62 0-35 0-69 0-104zM48 271c4-8 4-19 4-23 0-70 0-140 0-211 0-4 0-15-4-23 16 0 32 0 48 0-5 8-5 16-5 22 0 70 0 141 0 212 0 4 0 15 4 23-16 0-31 0-47 0zM138 155c4 0 5-1 8-1 6 0 16-1 22-1 6 10 52 84 88 118-14 0-28 0-41 0-25-38-52-77-77-116z"><text:p/></draw:path><draw:path draw:style-name="gr362" draw:text-style-name="P51" svg:width="0.043cm" svg:height="0.18cm" svg:x="1.423cm" svg:y="0.196cm" svg:viewBox="0 0 44 181" svg:d="M44 22c0-12-10-22-22-22s-22 8-22 22c0 11 10 22 22 22s22-9 22-22zM44 158c0-12-10-22-22-22s-22 9-22 22c0 12 10 23 22 23s22-10 22-23z"><text:p/></draw:path><draw:path draw:style-name="gr362" draw:text-style-name="P51" svg:width="0.137cm" svg:height="0.192cm" svg:x="1.634cm" svg:y="0.189cm" svg:viewBox="0 0 138 193" svg:d="M74 106c9 2 44 9 44 39 0 21-15 38-47 38-36 0-52-24-59-60-1-5-2-7-6-7-6 0-6 4-6 11 0 18 0 36 0 55 0 7 0 11 5 11 2 0 2-2 11-9 1-1 1-2 8-9 18 16 37 18 47 18 48 0 67-29 67-59 0-23-12-35-18-40-13-13-30-16-48-20-23-5-52-9-52-35 0-14 11-31 47-31 47 0 49 37 51 51 0 3 3 3 4 3 5 0 5-2 5-9 0-15 0-29 0-43 0-8 0-10-3-10s-4 0-10 5c-1 2-5 6-6 7-17-12-34-12-41-12-50 0-67 28-67 51 0 15 7 27 18 36 14 11 25 13 56 19z"><text:p/></draw:path><draw:path draw:style-name="gr362" draw:text-style-name="P51" svg:width="0.089cm" svg:height="0.279cm" svg:x="1.801cm" svg:y="0.092cm" svg:viewBox="0 0 90 280" svg:d="M60 96c-19 1-40 2-59 4 0 4 0 9 0 14 28 0 31 2 31 22 0 37 0 74 0 112 0 19-4 19-32 19 0 4 0 9 0 13 13 0 36-1 47-1 14 0 29 1 43 1 0-4 0-9 0-13-28 0-30-3-30-18 0-50 0-102 0-153zM62 23c0-13-10-23-22-23-14 0-22 12-22 23 0 12 8 22 22 22 12 0 22-9 22-22z"><text:p/></draw:path><draw:path draw:style-name="gr362" draw:text-style-name="P51" svg:width="0.211cm" svg:height="0.184cm" svg:x="1.917cm" svg:y="0.191cm" svg:viewBox="0 0 212 185" svg:d="M34 41c0 37 0 74 0 112 0 19-5 19-34 19 0 4 0 9 0 13 14 0 36-1 48-1 11 0 32 1 47 1 0-4 0-9 0-13-28 0-33 0-33-19 0-26 0-51 0-76 0-45 30-67 57-67 26 0 31 22 31 46 0 32 0 65 0 97 0 19-5 19-32 19 0 4 0 9 0 13 14 0 36-1 48-1 10 0 32 1 46 1 0-4 0-9 0-13-21 0-32 0-33-12 0-27 0-54 0-80 0-37 0-49-12-64-6-8-21-16-45-16-31 0-50 18-62 44 0-14 0-30 0-44-20 1-40 4-60 5 0 5 0 8 0 13 30 0 34 2 34 23z"><text:p/></draw:path><draw:path draw:style-name="gr362" draw:text-style-name="P51" svg:width="0.129cm" svg:height="0.194cm" svg:x="2.157cm" svg:y="0.004cm" svg:viewBox="0 0 130 195" svg:d="M130 141c-4 0-6 0-10 0-1 6-4 24-7 26-3 3-25 3-30 3-18 0-36 0-54 0 31-28 41-36 59-50 21-17 42-35 42-64 0-34-32-56-69-56s-61 25-61 53c0 14 12 15 16 15 7 0 15-5 15-15 0-5-2-16-18-16 10-20 30-27 43-27 30 0 45 23 45 46 0 27-18 47-28 58-24 22-47 45-71 69-2 2-2 4-2 12 41 0 80 0 121 0 3-18 6-36 9-54z"><text:p/></draw:path><draw:path draw:style-name="gr362" draw:text-style-name="P51" svg:width="0.209cm" svg:height="0.189cm" svg:x="2.41cm" svg:y="0.191cm" svg:viewBox="0 0 210 190" svg:d="M128 59c3-11 12-49 41-49 3 0 13 0 22 4-12 3-21 14-21 23 0 7 5 14 17 14 9 0 23-7 23-23 0-22-25-28-40-28-25 0-39 23-44 32-11-27-34-32-46-32-44 0-68 54-68 65 0 4 5 4 6 4 2 0 4-1 5-4 14-45 42-55 56-55 9 0 23 3 23 27 0 13-7 42-23 101-6 25-21 43-39 43-3 0-12 0-22-5 11-3 20-12 20-23 0-12-9-15-15-15-13 0-23 10-23 25 0 19 20 27 40 27 27 0 42-30 43-32 6 15 20 32 45 32 45 0 69-54 69-64 0-5-5-5-6-5-4 0-4 2-5 5-14 45-43 55-56 55-17 0-23-14-23-28 0-9 2-18 7-37s10-38 14-57z"><text:p/></draw:path><draw:path draw:style-name="gr362" draw:text-style-name="P51" svg:width="0.28cm" svg:height="0.276cm" svg:x="2.755cm" svg:y="0.131cm" svg:viewBox="0 0 281 277" svg:d="M149 147c39 0 78 0 117 0 6 0 15 0 15-8 0-9-9-9-15-9-39 0-78 0-117 0 0-39 0-77 0-117 0-6 0-13-9-13-8 0-8 7-8 13 0 40 0 78 0 117-40 0-78 0-118 0-6 0-14 0-14 9 0 8 8 8 14 8 40 0 78 0 118 0 0 38 0 78 0 116 0 6 0 14 8 14 9 0 9-8 9-14 0-38 0-78 0-116z"><text:p/></draw:path><draw:path draw:style-name="gr362" draw:text-style-name="P51" svg:width="0.159cm" svg:height="0.192cm" svg:x="3.167cm" svg:y="0.189cm" svg:viewBox="0 0 160 193" svg:d="M35 97c0-69 35-86 56-86 4 0 31 0 46 15-18 2-21 13-21 19 0 11 9 20 20 20 12 0 20-8 20-21 0-27-32-44-65-44-53 0-91 45-91 97 0 54 41 96 90 96 56 0 70-52 70-55 0-5-4-4-5-4-4 0-5 1-6 4-12 39-40 44-55 44-22 0-59-18-59-85z"><text:p/></draw:path><draw:path draw:style-name="gr362" draw:text-style-name="P51" svg:width="0.185cm" svg:height="0.192cm" svg:x="3.352cm" svg:y="0.189cm" svg:viewBox="0 0 186 193" svg:d="M186 98c0-54-42-98-92-98-53 0-94 45-94 98 0 54 43 95 92 95 52 0 94-42 94-95zM94 182c-18 0-38-9-48-28-11-19-11-44-11-60s0-38 9-57c12-19 32-27 48-27 20 0 38 8 48 26 11 18 11 43 11 58 0 16 0 39-9 57-9 19-28 31-48 31z"><text:p/></draw:path><draw:path draw:style-name="gr362" draw:text-style-name="P51" svg:width="0.137cm" svg:height="0.192cm" svg:x="3.565cm" svg:y="0.189cm" svg:viewBox="0 0 138 193" svg:d="M74 106c9 2 44 9 44 39 0 21-15 38-48 38-35 0-51-24-58-60-1-5-2-7-6-7-6 0-6 4-6 11 0 18 0 36 0 55 0 7 0 11 5 11 2 0 2-2 11-9 1-1 1-2 8-9 18 16 37 18 46 18 49 0 68-29 68-59 0-23-12-35-18-40-13-13-30-16-48-20-23-5-52-9-52-35 0-14 11-31 47-31 47 0 49 37 49 51 2 3 5 3 6 3 5 0 5-2 5-9 0-15 0-29 0-43 0-8 0-10-5-10-1 0-2 0-8 5-1 2-5 6-7 7-16-12-33-12-40-12-50 0-67 28-67 51 0 15 7 27 18 36 14 11 25 13 56 19z"><text:p/></draw:path><draw:path draw:style-name="gr362" draw:text-style-name="P51" svg:width="0.129cm" svg:height="0.194cm" svg:x="3.736cm" svg:y="0.009cm" svg:viewBox="0 0 130 195" svg:d="M130 142c-4 0-6 0-10 0-1 6-4 23-7 27-3 1-25 1-30 1-18 0-36 0-54 0 31-26 41-35 59-49 21-17 42-36 42-64 0-34-32-57-69-57s-61 26-61 53c0 15 12 16 16 16 7 0 15-4 15-15 0-5-2-16-18-16 10-20 30-27 43-27 30 0 46 22 46 46 0 27-19 46-29 57-24 22-47 46-71 70-2 3-2 3-2 11 41 0 80 0 121 0 3-18 6-36 9-53z"><text:p/></draw:path><draw:path draw:style-name="gr362" draw:text-style-name="P51" svg:width="0.209cm" svg:height="0.189cm" svg:x="3.989cm" svg:y="0.191cm" svg:viewBox="0 0 210 190" svg:d="M128 59c3-11 12-49 42-49 2 0 12 0 21 4-12 3-21 14-21 23 0 7 5 14 17 14 9 0 23-7 23-23 0-22-25-28-40-28-24 0-39 23-44 32-11-27-34-32-46-32-44 0-68 54-68 65 0 4 5 4 6 4 2 0 5-1 5-4 14-45 42-55 56-55 9 0 23 3 23 27 0 13-7 42-23 101-6 25-21 43-39 43-3 0-12 0-22-5 11-3 20-12 20-23 0-12-9-15-15-15-13 0-23 10-23 25 0 19 20 27 40 27 27 0 42-30 43-32 6 15 20 32 45 32 45 0 69-54 69-64 0-5-4-5-6-5-4 0-4 2-5 5-14 45-43 55-56 55-17 0-23-14-23-28 0-9 2-18 7-37s10-38 14-57z"><text:p/></draw:path><draw:path draw:style-name="gr362" draw:text-style-name="P51" svg:width="0.279cm" svg:height="0.097cm" svg:x="4.359cm" svg:y="0.219cm" svg:viewBox="0 0 280 98" svg:d="M265 17c7 0 15 0 15-9 0-8-8-8-14-8-84 0-169 0-253 0-6 0-13 0-13 8 0 9 7 9 13 9 84 0 168 0 252 0zM266 98c6 0 14 0 14-8 0-9-8-9-15-9-84 0-168 0-252 0-6 0-13 0-13 9 0 8 7 8 13 8 84 0 169 0 253 0z"><text:p/></draw:path><draw:path draw:style-name="gr362" draw:text-style-name="P51" svg:width="0.138cm" svg:height="0.276cm" svg:x="4.817cm" svg:y="0.098cm" svg:viewBox="0 0 139 277" svg:d="M86 11c0-11 0-11-9-11-27 26-64 26-77 26 0 5 0 9 0 13 8 0 34 0 55-10 0 71 0 143 0 215 0 16-1 20-39 20-5 0-9 0-14 0 0 5 0 10 0 13 15-1 52-1 69-1s54 0 68 1c0-3 0-8 0-13-5 0-8 0-13 0-38 0-40-4-40-20 0-78 0-156 0-233z"><text:p/></draw:path></draw:g></text:p>
      <text:p text:style-name="P20" loext:marker-style-name="T3"/>
      <text:p text:style-name="P20" loext:marker-style-name="T3"><draw:g text:anchor-type="as-char" svg:y="-0.369cm" draw:z-index="36" draw:name="모양37" draw:style-name="gr360"><svg:title>TexMaths</svg:title><svg:desc>12§display§E \left[ \sin^2 W + \cos^2 W\right] = E\left[1 \right] = 1§svg§600§FALSE§</svg:desc><draw:path draw:style-name="gr361" draw:text-style-name="P50" svg:width="5.896cm" svg:height="0.475cm" svg:x="0.006cm" svg:y="0.018cm" svg:viewBox="0 0 5897 476" svg:d="M0 0c1966 0 3931 0 5897 0 0 159 0 317 0 476-1966 0-3931 0-5897 0 0-159 0-317 0-476z"><text:p/></draw:path><draw:path draw:style-name="gr362" draw:text-style-name="P51" svg:width="0.304cm" svg:height="0.285cm" svg:x="0.001cm" svg:y="0.085cm" svg:viewBox="0 0 305 286" svg:d="M282 189c1-3 2-5 2-6-1-3 0-5-4-5-5 0-5 2-6 5-28 62-44 91-116 91-20 0-40 0-61 0-6 0-7 0-9-1-4 0-6 0-6-4 0-1 0-2 2-10 10-38 19-76 29-115 14 0 27 0 42 0 36 0 36 9 36 19 0 4 0 9-4 21 0 2-1 3-1 5s2 4 6 4 5-2 6-8c8-34 16-66 24-99 0-2-2-4-5-4s-5 2-6 7c-8 32-17 42-55 42-13 0-26 0-40 0 9-34 17-67 26-101 3-16 4-17 22-17 21 0 40 0 60 0 51 0 64 12 64 47 0 10 0 11-1 23 0 2-1 5-1 7s1 5 4 5c5 0 6-3 6-11 3-24 6-48 9-72 1-12 0-12-11-12-71 0-143 0-214 0-8 0-12 0-12 8 0 5 4 5 12 5 16 0 28 0 28 7 0 3 0 3-2 11-20 73-38 148-57 222-3 17-5 21-38 21-7 0-11 0-11 6s4 6 11 6c73 0 146 0 219 0 10 0 10-1 14-7 13-30 25-60 38-90z"><text:p/></draw:path><draw:path draw:style-name="gr362" draw:text-style-name="P51" svg:width="0.081cm" svg:height="0.502cm" svg:x="0.475cm" svg:y="0.016cm" svg:viewBox="0 0 82 503" svg:d="M0 503c28 0 54 0 82 0 0-6 0-11 0-17-22 0-44 0-65 0 0-156 0-313 0-469 21 0 43 0 65 0 0-6 0-11 0-17-28 0-54 0-82 0 0 168 0 335 0 503z"><text:p/></draw:path><draw:path draw:style-name="gr362" draw:text-style-name="P51" svg:width="0.137cm" svg:height="0.192cm" svg:x="0.579cm" svg:y="0.182cm" svg:viewBox="0 0 138 193" svg:d="M74 108c10 1 44 8 44 39 0 21-15 38-47 38-36 0-51-24-59-60-1-6-1-7-6-7-6 0-6 2-6 10 0 19 0 37 0 56 0 7 0 9 5 9 2 0 2-1 11-8 1-1 1-1 8-10 19 18 37 18 47 18 48 0 67-27 67-57 0-23-12-35-17-41-14-13-31-17-48-19-24-5-53-11-53-35 0-15 11-33 48-33 46 0 48 39 50 52 0 4 3 4 4 4 6 0 6-3 6-11 0-15 0-28 0-42 0-7 0-11-4-11-3 0-4 0-9 6-1 1-6 5-7 6-17-12-34-12-40-12-51 0-68 29-68 53 0 14 7 26 19 35 13 12 25 14 55 20z"><text:p/></draw:path><draw:path draw:style-name="gr362" draw:text-style-name="P51" svg:width="0.089cm" svg:height="0.28cm" svg:x="0.746cm" svg:y="0.091cm" svg:viewBox="0 0 90 281" svg:d="M61 96c-20 1-39 2-60 4 0 3 0 8 0 13 28 0 31 2 31 24 0 37 0 74 0 113 0 19-3 19-32 19 0 4 0 8 0 12 13-1 36-2 47-2 14 0 29 1 43 2 0-4 0-8 0-12-28 0-29-2-29-19 0-52 0-104 0-154zM62 23c0-15-10-23-22-23s-22 12-22 23 10 21 22 21 22-8 22-21z"><text:p/></draw:path><draw:path draw:style-name="gr362" draw:text-style-name="P51" svg:width="0.211cm" svg:height="0.185cm" svg:x="0.863cm" svg:y="0.188cm" svg:viewBox="0 0 212 186" svg:d="M34 41c0 37 0 74 0 113 0 19-5 19-34 19 0 4 0 8 0 13 16-1 37-2 48-2s32 1 47 2c0-5 0-9 0-13-28 0-33 0-33-19 0-27 0-53 0-78 0-44 30-68 57-68s31 23 31 47c0 33 0 65 0 99 0 19-4 19-32 19 0 4 0 8 0 13 14-1 36-2 48-2 10 0 32 1 46 2 0-5 0-9 0-13-21 0-32 0-32-13 0-28 0-54 0-81 0-36 0-49-13-63-6-8-21-16-45-16-31 0-50 18-62 43 0-14 0-29 0-43-20 1-40 2-60 4 0 4 0 8 0 13 30 0 34 3 34 24z"><text:p/></draw:path><draw:path draw:style-name="gr362" draw:text-style-name="P51" svg:width="0.129cm" svg:height="0.195cm" svg:x="1.103cm" svg:y="0cm" svg:viewBox="0 0 130 196" svg:d="M130 142c-4 0-6 0-10 0-1 7-4 24-7 27-3 2-25 2-30 2-18 0-36 0-54 0 31-28 42-35 59-50 22-17 42-36 42-63 0-36-32-58-69-58s-61 26-61 53c0 15 12 17 16 17 7 0 15-5 15-16 0-6-2-16-18-16 10-21 30-27 43-27 30 0 46 23 46 47 0 25-19 45-28 56-24 23-48 47-72 71-2 2-2 2-2 11 41 0 80 0 121 0 3-18 6-36 9-54z"><text:p/></draw:path><draw:path draw:style-name="gr362" draw:text-style-name="P51" svg:width="0.418cm" svg:height="0.294cm" svg:x="1.367cm" svg:y="0.084cm" svg:viewBox="0 0 419 295" svg:d="M364 49c9-19 20-33 46-36 4 0 9 0 9-8 0-1-3-5-5-5-11 0-23 1-34 1-13 0-28-1-43-1-2 0-8 0-8 8 0 5 3 5 7 5 10 0 24 4 24 17 0 5-2 7-5 13-38 66-75 132-114 198-5-69-11-139-15-209-2-8-2-19 28-19 8 0 12 0 12-8 0-5-4-5-6-5-16 0-34 1-51 1-10 0-35-1-45-1-2 0-8 0-8 8 0 5 5 5 11 5 18 0 21 3 21 11 2 11 2 22 3 32-36 62-71 123-107 185-5-70-11-141-16-212 0-6 0-16 33-16 3 0 8 0 8-8 0-5-5-5-6-5-17 0-35 1-51 1-15 0-30-1-45-1-2 0-7 0-7 8 0 5 4 5 11 5 20 0 21 4 21 16 6 85 14 170 20 256 0 7 1 10 7 10 5 0 6-2 9-8 41-71 83-143 124-214 5 71 11 142 16 212 1 8 2 10 7 10 6 0 8-3 9-7 47-79 93-160 140-239z"><text:p/></draw:path><draw:path draw:style-name="gr362" draw:text-style-name="P51" svg:width="0.28cm" svg:height="0.279cm" svg:x="1.918cm" svg:y="0.127cm" svg:viewBox="0 0 281 280" svg:d="M149 149c39 0 78 0 117 0 6 0 15 0 15-9 0-8-9-8-15-8-39 0-78 0-117 0 0-40 0-78 0-118 0-6 0-14-9-14-8 0-8 8-8 14 0 40 0 78 0 118-40 0-78 0-118 0-6 0-14 0-14 8 0 9 8 9 14 9 40 0 78 0 118 0 0 38 0 78 0 118 0 6 0 13 8 13 9 0 9-7 9-13 0-40 0-80 0-118z"><text:p/></draw:path><draw:path draw:style-name="gr362" draw:text-style-name="P51" svg:width="0.159cm" svg:height="0.192cm" svg:x="2.33cm" svg:y="0.182cm" svg:viewBox="0 0 160 193" svg:d="M35 97c0-68 35-86 56-86 4 0 30 1 46 15-18 2-21 15-21 20 0 10 9 19 20 19 12 0 20-6 20-19 0-29-32-46-65-46-53 0-91 46-91 98 0 55 41 95 90 95 56 0 70-50 70-54 0-5-4-5-5-5-4 0-5 3-6 5-12 39-40 45-55 45-22 0-59-18-59-87z"><text:p/></draw:path><draw:path draw:style-name="gr362" draw:text-style-name="P51" svg:width="0.185cm" svg:height="0.192cm" svg:x="2.515cm" svg:y="0.182cm" svg:viewBox="0 0 186 193" svg:d="M186 100c0-54-42-100-92-100-53 0-94 47-94 100 0 54 43 93 92 93 52 0 94-40 94-93zM94 184c-18 0-38-10-48-29-11-18-11-45-11-59 0-17 0-40 9-58 12-19 32-28 48-28 20 0 38 9 48 27 11 18 11 42 11 59 0 14 0 37-9 57-9 18-28 31-48 31z"><text:p/></draw:path><draw:path draw:style-name="gr362" draw:text-style-name="P51" svg:width="0.137cm" svg:height="0.192cm" svg:x="2.728cm" svg:y="0.182cm" svg:viewBox="0 0 138 193" svg:d="M74 108c9 1 44 8 44 39 0 21-15 38-48 38-35 0-51-24-58-60-1-6-2-7-6-7-6 0-6 2-6 10 0 19 0 37 0 56 0 7 0 9 5 9 2 0 2 0 11-8 2-4 0-1 8-10 18 18 37 18 46 18 49 0 68-27 68-57 0-23-13-35-18-41-13-13-30-17-48-19-23-5-52-11-52-35 0-15 11-33 47-33 47 0 49 39 49 52 2 4 5 4 6 4 5 0 5-3 5-11 0-15 0-28 0-42 0-7 0-11-5-11-1 0-2 0-8 6-1 1-5 5-7 6-16-12-33-12-40-12-51 0-67 29-67 53 0 14 7 26 18 35 13 12 25 14 56 20z"><text:p/></draw:path><draw:path draw:style-name="gr362" draw:text-style-name="P51" svg:width="0.129cm" svg:height="0.195cm" svg:x="2.899cm" svg:y="0.003cm" svg:viewBox="0 0 130 196" svg:d="M130 142c-4 0-6 0-10 0-1 7-4 24-7 26-3 3-25 3-30 3-18 0-36 0-54 0 31-28 41-37 59-50 21-18 42-36 42-63 0-36-32-58-69-58s-61 25-61 53c0 14 12 17 16 17 7 0 15-6 15-16 0-6-2-16-18-16 10-21 30-27 43-27 30 0 45 23 45 47 0 25-18 45-28 56-24 23-47 46-71 70-2 2-2 3-2 12 41 0 80 0 121 0 3-18 6-36 9-54z"><text:p/></draw:path><draw:path draw:style-name="gr362" draw:text-style-name="P51" svg:width="0.418cm" svg:height="0.294cm" svg:x="3.162cm" svg:y="0.084cm" svg:viewBox="0 0 419 295" svg:d="M364 49c9-19 20-33 46-36 4 0 9 0 9-8 0-1-3-5-6-5-10 0-22 1-33 1-14 0-30-1-43-1-2 0-8 0-8 8 0 5 3 5 6 5 11 0 25 4 25 17 0 5-2 7-6 13-37 66-76 132-113 198-5-69-11-139-15-209-2-8-2-19 28-19 8 0 12 0 12-8 0-5-4-5-7-5-17 0-33 1-50 1-11 0-35-1-45-1-2 0-8 0-8 8 0 5 5 5 10 5 19 0 21 3 22 11 2 11 2 22 3 32-36 62-71 123-107 185-5-70-11-141-16-212 0-6 0-16 33-16 3 0 8 0 8-8 0-5-5-5-6-5-17 0-35 1-51 1-15 0-30-1-45-1-2 0-7 0-7 8 0 5 4 5 10 5 21 0 21 4 22 16 6 85 14 170 20 256 0 7 1 10 6 10 6 0 7-2 10-8 41-71 83-143 124-214 5 71 11 142 16 212 1 8 2 10 7 10s8-3 9-7c47-79 93-160 140-239z"><text:p/></draw:path><draw:path draw:style-name="gr362" draw:text-style-name="P51" svg:width="0.079cm" svg:height="0.502cm" svg:x="3.605cm" svg:y="0.016cm" svg:viewBox="0 0 80 503" svg:d="M80 503c0-168 0-335 0-503-26 0-54 0-80 0 0 6 0 11 0 17 22 0 42 0 64 0 0 156 0 313 0 469-22 0-42 0-64 0 0 6 0 11 0 17 26 0 54 0 80 0z"><text:p/></draw:path><draw:path draw:style-name="gr362" draw:text-style-name="P51" svg:width="0.279cm" svg:height="0.097cm" svg:x="3.912cm" svg:y="0.219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305cm" svg:height="0.285cm" svg:x="4.349cm" svg:y="0.085cm" svg:viewBox="0 0 306 286" svg:d="M283 189c0-3 1-5 1-6-1-3 0-5-4-5s-5 2-5 5c-28 62-43 91-115 91-21 0-42 0-63 0-5 0-6 0-8-1-5 0-6 0-6-4 0-1 0-2 2-10 10-38 19-76 29-115 14 0 28 0 42 0 35 0 35 9 35 19 0 4 0 9-3 21-1 2-1 3-1 5s1 4 5 4 5-2 7-8c9-34 16-66 24-99 0-2-2-4-5-4-4 0-4 2-6 7-9 32-16 42-55 42-13 0-26 0-39 0 8-34 16-67 25-101 3-16 3-17 23-17 19 0 39 0 58 0 52 0 65 12 65 47 0 10 0 11-2 23 0 2 0 5 0 7s1 5 5 5 4-3 6-11c2-24 6-48 8-72 1-12-1-12-11-12-71 0-143 0-213 0-9 0-12 0-12 8 0 5 3 5 10 5 16 0 28 0 28 7 0 3 0 3-2 11-18 73-38 148-56 222-3 17-4 21-38 21-7 0-12 0-12 6s4 6 12 6c73 0 145 0 218 0 11 0 11-1 14-7 13-30 26-60 39-90z"><text:p/></draw:path><draw:path draw:style-name="gr362" draw:text-style-name="P51" svg:width="0.057cm" svg:height="0.418cm" svg:x="4.79cm" svg:y="0.055cm" svg:viewBox="0 0 58 419" svg:d="M58 419c0-5 0-11 0-17-14 0-28 0-41 0 0-128 0-257 0-385 13 0 27 0 41 0 0-6 0-11 0-17-20 0-39 0-58 0 0 139 0 280 0 419 19 0 38 0 58 0z"><text:p/></draw:path><draw:path draw:style-name="gr362" draw:text-style-name="P51" svg:width="0.138cm" svg:height="0.279cm" svg:x="4.894cm" svg:y="0.092cm" svg:viewBox="0 0 139 280" svg:d="M86 11c0-10 0-11-9-11-27 28-64 28-77 28 0 3 0 8 0 12 8 0 34 0 55-11 0 72 0 145 0 218 0 15-1 21-39 21-5 0-9 0-14 0 0 3 0 8 0 12 15-3 52-3 69-3s54 0 68 3c0-4 0-9 0-12-5 0-8 0-13 0-38 0-40-5-40-21 0-79 0-157 0-236z"><text:p/></draw:path><draw:path draw:style-name="gr362" draw:text-style-name="P51" svg:width="0.057cm" svg:height="0.418cm" svg:x="5.077cm" svg:y="0.055cm" svg:viewBox="0 0 58 419" svg:d="M58 0c-20 0-39 0-58 0 0 6 0 11 0 17 13 0 28 0 41 0 0 128 0 257 0 385-13 0-28 0-41 0 0 6 0 12 0 17 19 0 38 0 58 0 0-139 0-280 0-419z"><text:p/></draw:path><draw:path draw:style-name="gr362" draw:text-style-name="P51" svg:width="0.28cm" svg:height="0.097cm" svg:x="5.325cm" svg:y="0.219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38cm" svg:height="0.279cm" svg:x="5.785cm" svg:y="0.092cm" svg:viewBox="0 0 139 280" svg:d="M86 11c0-10 0-11-9-11-27 28-64 28-77 28 0 3 0 8 0 12 8 0 34 0 55-11 0 72 0 145 0 218 0 15-1 21-39 21-5 0-9 0-14 0 0 3 0 8 0 12 15-3 52-3 69-3s53 0 68 3c0-4 0-9 0-12-5 0-8 0-13 0-38 0-40-5-40-21 0-79 0-157 0-236z"><text:p/></draw:path></draw:g></text:p>
      <text:p text:style-name="P27" loext:marker-style-name="T4"><text:span text:style-name="T4">Problem </text:span><text:span text:style-name="T6">3</text:span></text:p>
      <text:p text:style-name="P21" loext:marker-style-name="T3"/>
      <text:p text:style-name="P28" loext:marker-style-name="T9"><text:span text:style-name="T9">Part (a)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29" loext:marker-style-name="T3"/>
            <text:p text:style-name="P29" loext:marker-style-name="T3"><draw:g text:anchor-type="as-char" svg:y="-0.607cm" draw:z-index="39" draw:name="모양38" draw:style-name="gr360"><svg:title>TexMaths</svg:title><svg:desc>12§display§E\left[Y\right]=\frac{\mu\left(n+1\right)}2, Var\left(Y\right)=\frac{\left(n+1\right)\left(2n+1\right)}{6n}\sigma^2§svg§600§FALSE§</svg:desc><draw:path draw:style-name="gr361" draw:text-style-name="P50" svg:width="8.883cm" svg:height="0.855cm" svg:x="0.004cm" svg:y="0.021cm" svg:viewBox="0 0 8884 856" svg:d="M0 0c2962 0 5922 0 8884 0 0 286 0 570 0 856-2962 0-5922 0-8884 0 0-286 0-570 0-856z"><text:p/></draw:path><draw:path draw:style-name="gr362" draw:text-style-name="P51" svg:width="0.304cm" svg:height="0.286cm" svg:x="-0.001cm" svg:y="0.314cm" svg:viewBox="0 0 305 287" svg:d="M282 188c1-1 2-4 2-6-1-1 0-3-4-3-5 0-5 2-6 5-28 62-44 90-116 90-20 0-40 0-61 0-6 0-7 0-9 0-4 0-6-1-6-5 0-1 0-1 2-10 10-38 19-77 29-115 14 0 27 0 42 0 36 0 36 10 36 20 0 3 0 8-4 21 0 2-1 3-1 5 0 1 2 4 6 4s5-2 6-8c8-34 16-66 24-100 0-2-2-4-5-4s-5 3-6 8c-8 32-17 42-55 42-13 0-26 0-40 0 9-34 17-68 26-102 3-14 4-17 22-17 21 0 40 0 60 0 51 0 64 12 64 47 0 11 0 11-1 23 0 2-1 5-1 7s1 5 4 5c5 0 6-3 6-10 3-24 6-49 9-73 1-12 0-12-11-12-71 0-143 0-214 0-8 0-12 0-12 8 0 5 4 5 12 5 16 0 28 0 28 9 0 1 0 2-2 9-20 75-38 149-57 224-3 15-5 19-38 19-7 0-11 0-11 8 0 5 4 5 11 5 73 0 146 0 219 0 10 0 10 0 14-7 13-32 25-62 38-92z"><text:p/></draw:path><draw:path draw:style-name="gr362" draw:text-style-name="P51" svg:width="0.057cm" svg:height="0.42cm" svg:x="0.438cm" svg:y="0.285cm" svg:viewBox="0 0 58 421" svg:d="M58 421c0-6 0-12 0-16-14 0-28 0-41 0 0-130 0-259 0-388 13 0 27 0 41 0 0-6 0-11 0-17-20 0-39 0-58 0 0 140 0 281 0 421 19 0 38 0 58 0z"><text:p/></draw:path><draw:path draw:style-name="gr362" draw:text-style-name="P51" svg:width="0.306cm" svg:height="0.287cm" svg:x="0.52cm" svg:y="0.312cm" svg:viewBox="0 0 307 288" svg:d="M238 48c2-2 3-4 6-6 12-12 26-26 55-29 5 0 8 0 8-7 0-4-2-6-6-6-11 0-23 1-35 1-13 0-27-1-42-1-2 0-7 0-7 8 0 5 4 5 6 5 3 0 16 1 16 10 0 7-10 18-12 20-33 37-65 76-97 113-16-42-32-83-47-125-3-6-1-5-3-7 0-11 21-11 26-11 4 0 9 0 9-8 0-5-5-5-6-5-12 0-42 1-54 1-9 0-36-1-47-1-2 0-8 0-8 8 0 5 5 5 10 5 26 0 27 4 31 15 17 46 35 92 51 139 2 1 3 6 3 7s-17 68-19 77c-6 23-6 24-40 24-8 0-12 0-12 8 0 5 4 3 6 5 12 0 42-1 54-1 11 0 42 1 54 1 2 0 7 0 7-8 0-5-3-5-12-5-5 0-8 0-15 0-9-1-11-2-11-7 0-3 3-18 6-27 5-20 9-41 14-60 3-7 3-8 6-13 35-40 70-80 105-120z"><text:p/></draw:path><draw:path draw:style-name="gr362" draw:text-style-name="P51" svg:width="0.057cm" svg:height="0.42cm" svg:x="0.853cm" svg:y="0.285cm" svg:viewBox="0 0 58 421" svg:d="M58 0c-20 0-39 0-58 0 0 6 0 11 0 17 13 0 28 0 41 0 0 129 0 258 0 388-13 0-28 0-41 0 0 4 0 10 0 16 19 0 38 0 58 0 0-140 0-281 0-421z"><text:p/></draw:path><draw:path draw:style-name="gr362" draw:text-style-name="P51" svg:width="0.28cm" svg:height="0.097cm" svg:x="1.102cm" svg:y="0.446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228cm" svg:height="0.276cm" svg:x="1.587cm" svg:y="0.129cm" svg:viewBox="0 0 229 277" svg:d="M85 38c3-8 6-24 6-26 0-7-5-12-12-12-1 0-13 1-17 16-20 81-40 162-61 243-1 6-1 6-1 8 0 6 5 10 12 10 8 0 14-7 14-8 3-4 8-25 24-90 14 11 33 12 41 12 29 0 46-18 55-30 5 19 21 30 39 30 14 0 24-10 31-23 7-14 13-41 13-42 0-4-5-4-6-4-3 0-5 2-6 8-7 27-14 52-31 52-12 0-13-10-13-19s5-30 8-44c4-16 9-30 12-46 1-6 6-21 7-29 3-9 6-25 6-27 0-9-6-12-12-12-2 0-13 1-16 15-6 27-14 52-20 78-4 22-9 40-10 44-2 2-21 40-56 40-21 0-31-14-31-37 0-12 4-24 6-36 6-24 12-47 18-71z"><text:p/></draw:path><draw:path draw:style-name="gr362" draw:text-style-name="P51" svg:width="0.096cm" svg:height="0.42cm" svg:x="1.941cm" svg:y="-0.001cm" svg:viewBox="0 0 97 421" svg:d="M97 418c0-1 0-3-7-10-53-53-66-132-66-197 0-73 16-146 68-199 5-6 5-6 5-7 0-4-1-5-3-5-5 0-42 29-68 83-21 45-26 92-26 128 0 33 5 84 28 131 25 53 61 79 66 79 2 0 3-1 3-3z"><text:p/></draw:path><draw:path draw:style-name="gr362" draw:text-style-name="P51" svg:width="0.227cm" svg:height="0.19cm" svg:x="2.075cm" svg:y="0.129cm" svg:viewBox="0 0 228 191" svg:d="M24 162c-1 6-4 16-4 18 0 7 6 11 14 11 4 0 12-3 15-11 0-1 5-22 7-31 4-13 6-25 10-39 2-9 5-18 7-27 1-7 5-21 5-22 7-13 29-51 70-51 19 0 22 15 22 30 0 25-21 79-27 98-4 10-5 14-5 19 0 19 16 34 35 34 39 0 55-61 55-65s-4-4-5-4c-5 0-5 2-6 8-8 28-23 52-43 52-7 0-11-4-11-14 0-11 5-20 9-30 7-22 25-68 25-92 0-29-18-46-48-46-39 0-59 28-66 37-3-24-19-37-39-37s-27 17-32 24c-6 14-12 40-12 41 0 5 4 5 5 5 3 0 5 0 7-10 7-30 16-50 31-50 9 0 12 6 12 19 0 9-1 13-6 36-8 32-17 65-25 97z"><text:p/></draw:path><draw:path draw:style-name="gr362" draw:text-style-name="P51" svg:width="0.28cm" svg:height="0.28cm" svg:x="2.433cm" svg:y="0.069cm" svg:viewBox="0 0 281 281" svg:d="M149 149c39 0 78 0 117 0 6 0 15 0 15-9 0-8-9-8-15-8-39 0-78 0-117 0 0-40 0-79 0-119 0-5 0-13-9-13-8 0-8 8-8 13 0 40 0 79 0 119-40 0-78 0-118 0-6 0-14 0-14 8 0 9 8 9 14 9 40 0 78 0 118 0 0 38 0 78 0 118 0 6 0 14 8 14 9 0 9-8 9-14 0-40 0-80 0-118z"><text:p/></draw:path><draw:path draw:style-name="gr362" draw:text-style-name="P51" svg:width="0.138cm" svg:height="0.28cm" svg:x="2.868cm" svg:y="0.035cm" svg:viewBox="0 0 139 281" svg:d="M86 11c0-11 0-11-9-11-27 26-63 26-77 26 0 5 0 9 0 14 8 0 34 0 55-11 0 73 0 145 0 218 0 15-1 21-38 21-5 0-10 0-15 0 0 3 0 8 0 13 16-1 52-1 69-1s54 0 68 1c0-5 0-10 0-13-5 0-8 0-13 0-38 0-40-5-40-21 0-79 0-157 0-236z"><text:p/></draw:path><draw:path draw:style-name="gr362" draw:text-style-name="P51" svg:width="0.096cm" svg:height="0.42cm" svg:x="3.066cm" svg:y="-0.001cm" svg:viewBox="0 0 97 421" svg:d="M97 211c0-33-5-84-27-132-26-51-62-79-66-79-3 0-4 2-4 5 0 1 0 1 7 9 42 42 66 108 66 197 0 72-15 147-68 200-5 4-5 6-5 7 0 2 1 3 4 3 4 0 42-27 67-81 21-47 26-94 26-129z"><text:p/></draw:path><draw:path draw:style-name="gr362" draw:text-style-name="P51" svg:width="1.63cm" svg:height="0.016cm" svg:x="1.575cm" svg:y="0.485cm" svg:viewBox="0 0 1631 17" svg:d="M0 0c544 0 1087 0 1631 0 0 6 0 11 0 17-544 0-1087 0-1631 0 0-6 0-11 0-17z"><text:p/></draw:path><draw:path draw:style-name="gr362" draw:text-style-name="P51" svg:width="0.167cm" svg:height="0.28cm" svg:x="2.305cm" svg:y="0.607cm" svg:viewBox="0 0 168 281" svg:d="M32 248c16-14 30-28 46-43 65-59 90-81 90-123 0-48-37-82-89-82-48 0-79 38-79 77 0 23 22 23 23 23 7 0 21-5 21-22 0-11-7-22-22-22-3 0-4 0-5 0 9-27 32-43 56-43 39 0 57 35 57 69 0 33-21 67-44 93-27 30-54 60-81 90-5 5-5 6-5 16 53 0 104 0 157 0 4-25 7-49 11-73-4 0-6 0-10 0-2 12-6 31-9 37-4 3-31 3-40 3-25 0-51 0-77 0z"><text:p/></draw:path><draw:path draw:style-name="gr362" draw:text-style-name="P51" svg:width="0.048cm" svg:height="0.125cm" svg:x="3.293cm" svg:y="0.554cm" svg:viewBox="0 0 49 126" svg:d="M49 44c0-27-11-44-27-44-14 0-22 11-22 23 0 11 8 21 22 21 6 0 10-1 15-4 1-2 1-2 1-2 2 0 2 0 2 6 0 32-15 57-29 70-5 5-5 6-5 7 0 4 2 5 5 5 5 0 38-32 38-82z"><text:p/></draw:path><draw:path draw:style-name="gr362" draw:text-style-name="P51" svg:width="0.3cm" svg:height="0.297cm" svg:x="3.467cm" svg:y="0.312cm" svg:viewBox="0 0 301 298" svg:d="M241 48c22-32 39-34 54-35 6 0 4-5 6-7 0-4-2-6-6-6-11 0-23 1-33 1-15 0-29-1-42-1-3 0-9 0-9 8 0 5 4 5 7 5 11 1 20 5 20 15 0 6-4 10-6 15-44 69-87 137-130 207-10-75-19-149-29-224 0-7 10-13 29-13 6 0 11 0 11-8 0-4-4-5-6-5-17 0-35 1-53 1-7 0-16 0-23 0s-15-1-23-1c-2 0-8 0-8 8 0 5 5 5 11 5 24 0 24 4 25 15 11 86 23 172 34 260 1 9 3 10 8 10 7 0 8-3 12-7 50-82 101-163 151-243z"><text:p/></draw:path><draw:path draw:style-name="gr362" draw:text-style-name="P51" svg:width="0.192cm" svg:height="0.19cm" svg:x="3.801cm" svg:y="0.414cm" svg:viewBox="0 0 193 191" svg:d="M140 26c-7-15-20-26-38-26-50 0-102 62-102 124 0 39 23 67 56 67 9 0 29-1 54-31 4 16 18 31 39 31 15 0 25-10 31-23 7-16 13-41 13-42 0-5-3-5-5-5-4 0-4 3-6 9-7 27-15 51-32 51-11 0-13-11-13-19 0-10 1-12 6-31 5-18 6-22 9-37 5-21 10-40 15-60 3-11 3-12 3-15 0-7-4-11-12-11-10 0-16 10-18 18zM113 136c-3 8-3 8-9 15-18 24-36 30-48 30-20 0-26-23-26-39 0-21 13-72 23-93 13-24 32-39 49-39 28 0 34 33 34 37 0 2-2 5-2 7-7 28-14 54-21 82z"><text:p/></draw:path><draw:path draw:style-name="gr362" draw:text-style-name="P51" svg:width="0.171cm" svg:height="0.19cm" svg:x="4.019cm" svg:y="0.414cm" svg:viewBox="0 0 172 191" svg:d="M25 161c-2 7-5 17-5 19 0 7 6 11 14 11 4 0 12-4 15-12 0-1 15-59 17-66 2-15 11-43 13-55 1-6 13-26 24-35 3-3 16-13 34-13 11 0 11 3 17 4-12 3-22 12-22 23 0 7 4 15 16 15 10 0 24-10 24-24 0-16-14-28-35-28-28 0-47 20-54 32-4-19-19-32-39-32-19 0-27 17-31 24-8 14-13 40-13 41 0 5 4 5 5 5 5 0 5-2 7-11 7-29 16-49 31-49 7 0 13 2 13 19 0 8-2 13-7 35-8 32-15 64-24 97z"><text:p/></draw:path><draw:path draw:style-name="gr362" draw:text-style-name="P51" svg:width="0.097cm" svg:height="0.42cm" svg:x="4.32cm" svg:y="0.285cm" svg:viewBox="0 0 98 421" svg:d="M98 417c0-2 0-2-7-9-53-54-66-133-66-198 0-73 16-146 67-199 6-5 6-6 6-7 0-3-2-4-4-4-4 0-42 29-68 82-21 46-26 93-26 128 0 34 5 84 28 132 26 52 62 79 66 79 2 0 4-1 4-4z"><text:p/></draw:path><draw:path draw:style-name="gr362" draw:text-style-name="P51" svg:width="0.306cm" svg:height="0.287cm" svg:x="4.456cm" svg:y="0.312cm" svg:viewBox="0 0 307 288" svg:d="M238 48c2-2 3-4 6-6 12-12 26-26 55-29 5 0 8 0 8-7 0-4-2-6-6-6-11 0-23 1-33 1-15 0-29-1-44-1-2 0-7 0-7 8 0 5 4 5 6 5 3 0 16 1 16 10 0 7-10 18-12 20-33 37-65 76-97 113-16-42-32-83-47-125-3-6-1-5-3-7 0-11 21-11 26-11 6 0 9 0 9-8 0-5-5-5-6-5-12 0-42 1-54 1-9 0-36-1-47-1-2 0-8 0-8 8 0 5 5 5 11 5 25 0 26 4 30 15 17 46 35 92 51 139 2 1 3 6 3 7s-17 68-19 77c-6 23-6 24-40 24-8 0-12 0-12 8 0 5 4 3 6 5 12 0 42-1 54-1s42 1 54 1c2 0 7 0 7-8 0-5-3-5-12-5-5 0-8 0-15 0-9-1-11-2-11-7 0-3 3-18 6-27 5-20 9-41 14-60 3-7 3-8 6-13 35-40 70-80 105-120z"><text:p/></draw:path><draw:path draw:style-name="gr362" draw:text-style-name="P51" svg:width="0.097cm" svg:height="0.42cm" svg:x="4.804cm" svg:y="0.285cm" svg:viewBox="0 0 98 421" svg:d="M98 210c0-32-4-84-27-131-25-51-63-79-66-79s-5 1-5 4c0 1 0 2 8 9 41 42 65 109 65 197 0 72-15 147-67 199-6 6-6 6-6 8 0 3 2 4 5 4s42-28 67-82c22-46 26-93 26-129z"><text:p/></draw:path><draw:path draw:style-name="gr362" draw:text-style-name="P51" svg:width="0.28cm" svg:height="0.097cm" svg:x="5.085cm" svg:y="0.446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097cm" svg:height="0.42cm" svg:x="5.598cm" svg:y="-0.001cm" svg:viewBox="0 0 98 421" svg:d="M98 418c0-1 0-3-7-10-53-53-66-132-66-197 0-73 16-146 67-199 6-6 6-6 6-7 0-4-1-5-4-5-4 0-42 29-66 83-22 45-28 92-28 128 0 33 5 84 29 131 25 53 61 79 65 79 3 0 4-1 4-3z"><text:p/></draw:path><draw:path draw:style-name="gr362" draw:text-style-name="P51" svg:width="0.227cm" svg:height="0.19cm" svg:x="5.734cm" svg:y="0.129cm" svg:viewBox="0 0 228 191" svg:d="M24 162c-1 6-4 16-4 18 0 7 6 11 12 11s14-3 16-11c1-1 6-22 8-31 4-13 6-25 10-39 2-9 5-18 7-27 1-7 5-21 5-22 7-13 29-51 70-51 18 0 22 15 22 30 0 25-21 79-27 98-5 10-5 14-5 19 0 19 14 34 35 34 39 0 55-61 55-65s-4-4-5-4c-5 0-5 2-6 8-9 28-23 52-43 52-7 0-11-4-11-14 0-11 4-20 9-30 7-22 25-68 25-92 0-29-18-46-48-46-39 0-59 28-66 37-3-24-21-37-40-37-20 0-26 17-31 24-7 14-12 40-12 41 0 5 4 5 5 5 3 0 5 0 7-10 7-30 16-50 30-50 8 0 13 6 13 19 0 9-1 13-6 36-8 32-17 65-25 97z"><text:p/></draw:path><draw:path draw:style-name="gr362" draw:text-style-name="P51" svg:width="0.28cm" svg:height="0.28cm" svg:x="6.091cm" svg:y="0.069cm" svg:viewBox="0 0 281 281" svg:d="M149 149c39 0 78 0 117 0 6 0 15 0 15-9 0-8-9-8-15-8-39 0-78 0-117 0 0-40 0-79 0-119 0-5 0-13-9-13-8 0-8 8-8 13 0 40 0 79 0 119-40 0-78 0-118 0-6 0-14 0-14 8 0 9 8 9 14 9 40 0 78 0 118 0 0 38 0 78 0 118 0 6 0 14 8 14 9 0 9-8 9-14 0-40 0-80 0-118z"><text:p/></draw:path><draw:path draw:style-name="gr362" draw:text-style-name="P51" svg:width="0.138cm" svg:height="0.28cm" svg:x="6.527cm" svg:y="0.035cm" svg:viewBox="0 0 139 281" svg:d="M86 11c0-11 0-11-9-11-27 26-64 26-77 26 0 5 0 9 0 14 8 0 34 0 55-11 0 73 0 145 0 218 0 15-1 21-39 21-5 0-9 0-14 0 0 3 0 8 0 13 15-1 52-1 69-1s54 0 68 1c0-5 0-10 0-13-5 0-8 0-13 0-38 0-40-5-40-21 0-79 0-157 0-236z"><text:p/></draw:path><draw:path draw:style-name="gr362" draw:text-style-name="P51" svg:width="0.096cm" svg:height="0.42cm" svg:x="6.725cm" svg:y="-0.001cm" svg:viewBox="0 0 97 421" svg:d="M97 211c0-33-5-84-27-132-26-51-62-79-66-79-3 0-4 2-4 5 0 1 0 1 7 9 42 42 66 108 66 197 0 72-15 147-68 200-5 4-5 6-5 7 0 2 1 3 4 3 4 0 42-27 67-81 21-47 26-94 26-129z"><text:p/></draw:path><draw:path draw:style-name="gr362" draw:text-style-name="P51" svg:width="0.096cm" svg:height="0.42cm" svg:x="6.977cm" svg:y="-0.001cm" svg:viewBox="0 0 97 421" svg:d="M97 418c0-1 0-3-7-10-53-53-66-132-66-197 0-73 16-146 67-199 6-6 6-6 6-7 0-4-1-5-3-5-5 0-44 29-68 83-21 45-26 92-26 128 0 33 4 84 28 131 25 53 61 79 66 79 2 0 3-1 3-3z"><text:p/></draw:path><draw:path draw:style-name="gr362" draw:text-style-name="P51" svg:width="0.167cm" svg:height="0.28cm" svg:x="7.12cm" svg:y="0.035cm" svg:viewBox="0 0 168 281" svg:d="M32 248c15-15 30-30 45-44 66-58 91-80 91-122 0-48-37-82-89-82-48 0-79 38-79 76 0 24 22 24 23 24 7 0 21-5 21-23 0-11-7-22-22-22-4 0-4 0-5 0 9-26 32-42 56-42 39 0 57 34 57 69 0 33-21 67-45 92-26 30-54 60-80 91-5 4-5 5-5 16 52 0 104 0 156 0 4-25 8-51 12-75-4 0-7 0-11 0-1 14-5 32-8 39-4 3-31 3-41 3-25 0-50 0-76 0z"><text:p/></draw:path><draw:path draw:style-name="gr362" draw:text-style-name="P51" svg:width="0.228cm" svg:height="0.19cm" svg:x="7.322cm" svg:y="0.129cm" svg:viewBox="0 0 229 191" svg:d="M25 162c-1 6-3 16-3 18 0 7 6 11 12 11 4 0 13-3 15-11 0-1 6-22 9-31 2-13 6-25 8-39 4-9 6-18 7-27 3-7 6-21 6-22 6-13 29-51 69-51 19 0 22 15 22 30 0 25-20 79-27 98-4 10-4 14-4 19 0 19 15 34 35 34 40 0 55-61 55-65s-3-4-5-4c-4 0-4 2-7 8-8 28-21 52-43 52-7 0-10-4-10-14 0-11 4-20 8-30 8-22 26-68 26-92 0-29-18-46-49-46-37 0-58 28-65 37-2-24-20-37-40-37-19 0-27 17-31 24-7 14-13 40-13 41 0 5 5 5 6 5 4 0 4 0 7-10 6-30 16-50 30-50 9 0 13 6 13 19 0 9-1 13-7 36-8 32-15 65-24 97z"><text:p/></draw:path><draw:path draw:style-name="gr362" draw:text-style-name="P51" svg:width="0.28cm" svg:height="0.28cm" svg:x="7.68cm" svg:y="0.069cm" svg:viewBox="0 0 281 281" svg:d="M149 149c39 0 78 0 117 0 6 0 15 0 15-9 0-8-9-8-15-8-39 0-78 0-117 0 0-40 0-79 0-119 0-5 0-13-9-13-8 0-8 8-8 13 0 40 0 79 0 119-40 0-79 0-119 0-5 0-13 0-13 8 0 9 8 9 13 9 40 0 79 0 119 0 0 38 0 78 0 118 0 6 0 14 8 14 9 0 9-8 9-14 0-40 0-80 0-118z"><text:p/></draw:path><draw:path draw:style-name="gr362" draw:text-style-name="P51" svg:width="0.138cm" svg:height="0.28cm" svg:x="8.116cm" svg:y="0.035cm" svg:viewBox="0 0 139 281" svg:d="M86 11c0-11 0-11-9-11-27 26-64 26-77 26 0 5 0 9 0 14 8 0 34 0 55-11 0 73 0 145 0 218 0 15-1 21-39 21-5 0-9 0-14 0 0 3 0 8 0 13 15-1 52-1 69-1s54 0 68 1c0-5 0-10 0-13-5 0-8 0-13 0-38 0-40-5-40-21 0-79 0-157 0-236z"><text:p/></draw:path><draw:path draw:style-name="gr362" draw:text-style-name="P51" svg:width="0.097cm" svg:height="0.42cm" svg:x="8.313cm" svg:y="-0.001cm" svg:viewBox="0 0 98 421" svg:d="M98 211c0-33-4-84-27-132-25-51-63-79-66-79s-5 2-5 5c0 1 0 1 8 9 41 42 65 108 65 197 0 72-15 147-67 200-6 4-6 6-6 7 0 2 2 3 5 3s42-27 67-81c22-47 26-94 26-129z"><text:p/></draw:path><draw:path draw:style-name="gr362" draw:text-style-name="P51" svg:width="2.895cm" svg:height="0.016cm" svg:x="5.557cm" svg:y="0.485cm" svg:viewBox="0 0 2896 17" svg:d="M0 0c965 0 1930 0 2896 0 0 6 0 11 0 17-966 0-1931 0-2896 0 0-6 0-11 0-17z"><text:p/></draw:path><draw:path draw:style-name="gr362" draw:text-style-name="P51" svg:width="0.174cm" svg:height="0.29cm" svg:x="6.791cm" svg:y="0.607cm" svg:viewBox="0 0 175 291" svg:d="M37 143c0-4 0-7 0-11 0-106 53-121 75-121 9 0 27 2 37 17-6 0-24 0-24 19 0 13 11 19 20 19 6 0 19-4 19-20 0-26-19-46-54-46-54 0-110 54-110 148 0 113 49 143 88 143 46 0 87-40 87-97 0-52-38-93-85-93-29 0-44 21-53 42zM88 279c-27 0-39-26-42-32-8-20-8-54-8-61 0-34 14-76 52-76 7 0 26 0 40 27 7 15 7 37 7 57 0 21 0 41-7 57-14 25-33 28-42 28z"><text:p/></draw:path><draw:path draw:style-name="gr362" draw:text-style-name="P51" svg:width="0.227cm" svg:height="0.19cm" svg:x="6.996cm" svg:y="0.703cm" svg:viewBox="0 0 228 191" svg:d="M25 161c-1 7-5 17-5 18 0 8 6 12 14 12 4 0 12-4 15-12 0-1 5-21 7-31 4-14 6-26 10-39 2-8 5-18 7-27 1-8 5-20 6-22 6-12 29-50 69-50 19 0 22 15 22 28 0 27-20 81-27 99-4 9-4 14-4 19 0 20 15 35 34 35 39 0 55-61 55-65 0-5-4-5-5-5-3 0-3 1-6 9-8 28-23 51-43 51-7 0-10-3-10-13 0-11 4-22 8-30 8-23 25-70 25-94 0-27-18-44-48-44-39 0-59 26-66 36-3-23-19-36-39-36-19 0-27 17-32 24-6 14-12 40-12 41 0 3 4 3 5 3 5 0 5 0 7-9 7-30 16-49 31-49 9 0 13 4 13 19 0 8-1 13-7 35-8 32-15 64-24 97z"><text:p/></draw:path><draw:path draw:style-name="gr362" draw:text-style-name="P51" svg:width="0.222cm" svg:height="0.185cm" svg:x="8.519cm" svg:y="0.419cm" svg:viewBox="0 0 223 186" svg:d="M203 24c6 0 20 0 20-14 0-10-8-10-15-10-33 0-64 0-96 0-65 0-112 70-112 120 0 36 25 66 64 66 50 0 105-50 105-116 0-8 0-27-12-46 16 0 30 0 46 0zM65 176c-22 0-39-14-39-45 0-12 5-47 21-72 18-29 43-35 57-35 35 0 39 28 39 41 0 20-9 55-23 75-17 26-40 36-55 36z"><text:p/></draw:path><draw:path draw:style-name="gr362" draw:text-style-name="P51" svg:width="0.13cm" svg:height="0.195cm" svg:x="8.778cm" svg:y="0.231cm" svg:viewBox="0 0 131 196" svg:d="M131 142c-4 0-7 0-11 0 0 7-4 24-7 27-3 1-25 1-29 1-18 0-37 0-55 0 31-27 42-34 60-49 21-18 42-36 42-63 0-36-31-58-70-58-36 0-61 25-61 53 0 14 13 17 16 17 7 0 15-5 15-16 0-6-2-16-17-16 9-21 29-27 44-27 28 0 44 23 44 47 0 25-18 45-28 56-24 24-46 47-70 71-4 2-4 2-4 11 41 0 80 0 121 0 4-18 6-36 10-54z"><text:p/></draw:path></draw:g></text:p>
            <text:p text:style-name="P29" loext:marker-style-name="T3"/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1" loext:marker-style-name="T3"/>
      <text:p text:style-name="P8"><draw:g text:anchor-type="as-char" svg:y="-0.651cm" draw:z-index="37" draw:name="모양39" draw:style-name="gr360"><svg:title>TexMaths</svg:title><svg:desc>12§display§E \left[ Y \right] = \frac1n\sum_{i=1}^{n}iE\left[Y_i\right]=\frac{\mu}n\sum_{i=1}^{n}i=\frac{\mu}n\frac{n\left( n+1\right)}2=\frac{\mu\left(n+1\right)}2§svg§600§FALSE§</svg:desc><draw:path draw:style-name="gr361" draw:text-style-name="P50" svg:width="10.478cm" svg:height="1.111cm" svg:x="0.007cm" svg:y="0.022cm" svg:viewBox="0 0 10479 1112" svg:d="M0 0c3493 0 6986 0 10479 0 0 371 0 741 0 1112-3493 0-6986 0-10479 0 0-371 0-741 0-1112z"><text:p/></draw:path><draw:path draw:style-name="gr362" draw:text-style-name="P51" svg:width="0.305cm" svg:height="0.285cm" svg:x="0.001cm" svg:y="0.369cm" svg:viewBox="0 0 306 286" svg:d="M283 187c1-1 1-3 3-5 0-1 0-4-6-4-4 0-5 2-5 4-28 63-43 90-115 90-21 0-41 0-62 0-6 0-7 0-9 0-5 0-6-1-6-3 0-3 0-3 2-11 10-38 19-76 29-114 14 0 28 0 42 0 36 0 36 8 36 19 0 3 0 7-4 21-1 2-1 3-1 4 0 3 1 5 6 5 3 0 4-2 6-8 9-33 16-66 24-99 0-3-2-4-5-4s-4 2-6 7c-9 32-16 42-55 42-13 0-26 0-39 0 8-34 16-69 25-102 3-15 3-17 23-17 19 0 39 0 58 0 52 0 65 13 65 47 0 11 0 12-2 23 0 2 0 4 0 7 0 1 1 6 5 6s4-4 6-11c2-24 6-49 8-73 1-11-1-11-11-11-71 0-143 0-213 0-9 0-12 0-12 8 0 4 3 4 10 4 16 0 28 0 28 8 0 2 0 3-1 10-19 74-37 149-57 223-3 17-4 19-38 19-7 0-12 0-12 9 0 5 5 5 12 5 73 0 146 0 220 0 9 0 9 0 12-8 13-31 26-61 39-91z"><text:p/></draw:path><draw:path draw:style-name="gr362" draw:text-style-name="P51" svg:width="0.057cm" svg:height="0.42cm" svg:x="0.441cm" svg:y="0.339cm" svg:viewBox="0 0 58 421" svg:d="M58 421c0-6 0-12 0-17-14 0-28 0-41 0 0-129 0-258 0-387 13 0 27 0 41 0 0-6 0-11 0-17-20 0-39 0-58 0 0 140 0 281 0 421 19 0 38 0 58 0z"><text:p/></draw:path><draw:path draw:style-name="gr362" draw:text-style-name="P51" svg:width="0.306cm" svg:height="0.287cm" svg:x="0.523cm" svg:y="0.368cm" svg:viewBox="0 0 307 288" svg:d="M238 48c2-1 3-4 6-5 12-13 26-27 55-30 5 0 8 0 8-7 0-4-2-6-6-6-11 0-23 2-35 2-13 0-28-2-42-2-2 0-8 0-8 8 0 5 5 5 7 5 3 0 15 1 15 10 0 7-10 19-11 20-33 37-66 76-99 113-15-42-30-83-45-125-3-6-1-5-3-7 0-11 21-11 24-11 6 0 11 0 11-8 0-5-5-5-7-5-11 0-41 2-53 2-11 0-36-2-47-2-2 0-8 0-8 8 0 5 5 5 10 5 25 0 27 5 31 15 17 46 35 92 51 139 0 1 3 6 3 7s-18 68-19 77c-6 23-6 24-40 24-8 0-12 0-12 8 0 5 5 5 6 5 12 0 41-1 53-1 11 0 43 1 54 1 3 0 8 0 8-8 0-5-3-5-12-5-5 0-8 0-15 0-10-1-12-3-12-7 0-3 4-18 6-27 4-20 10-41 15-60 1-7 3-8 6-12 35-41 70-80 105-121z"><text:p/></draw:path><draw:path draw:style-name="gr362" draw:text-style-name="P51" svg:width="0.057cm" svg:height="0.42cm" svg:x="0.857cm" svg:y="0.339cm" svg:viewBox="0 0 58 421" svg:d="M58 0c-20 0-39 0-58 0 0 6 0 11 0 17 13 0 28 0 41 0 0 129 0 258 0 387-13 0-28 0-41 0 0 5 0 11 0 17 19 0 38 0 58 0 0-140 0-281 0-421z"><text:p/></draw:path><draw:path draw:style-name="gr362" draw:text-style-name="P51" svg:width="0.28cm" svg:height="0.099cm" svg:x="1.105cm" svg:y="0.50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2" draw:text-style-name="P51" svg:width="0.138cm" svg:height="0.28cm" svg:x="1.635cm" svg:y="0.091cm" svg:viewBox="0 0 139 281" svg:d="M86 11c0-10 0-11-9-11-27 26-64 26-77 26 0 5 0 9 0 14 8 0 34 0 55-11 0 73 0 145 0 218 0 16-1 21-38 21-5 0-10 0-15 0 0 3 0 8 0 13 16-1 52-1 69-1s54 0 68 1c0-5 0-10 0-13-5 0-8 0-13 0-38 0-40-5-40-21 0-79 0-157 0-236z"><text:p/></draw:path><draw:path draw:style-name="gr362" draw:text-style-name="P51" svg:width="0.252cm" svg:height="0.017cm" svg:x="1.577cm" svg:y="0.542cm" svg:viewBox="0 0 253 18" svg:d="M0 0c84 0 169 0 253 0 0 6 0 12 0 18-84 0-169 0-253 0 0-6 0-12 0-18z"><text:p/></draw:path><draw:path draw:style-name="gr362" draw:text-style-name="P51" svg:width="0.227cm" svg:height="0.19cm" svg:x="1.59cm" svg:y="0.757cm" svg:viewBox="0 0 228 191" svg:d="M24 161c-1 7-4 17-4 19 0 7 6 11 12 11s14-4 16-12c1-1 6-21 8-31 4-12 6-26 10-38 2-9 5-19 7-28 1-8 5-20 5-22 7-12 29-50 70-50 18 0 22 15 22 28 0 27-21 81-27 99-4 9-5 14-5 19 0 20 14 35 35 35 39 0 55-61 55-65 0-5-4-5-5-5-5 0-5 1-6 9-8 28-23 51-43 51-7 0-11-3-11-13 0-11 4-22 9-30 7-23 25-68 25-92 0-29-18-46-48-46-39 0-59 26-66 36-3-23-21-36-40-36-20 0-26 17-31 24-7 14-12 40-12 41 0 5 4 5 5 5 3 0 5-2 7-11 7-29 16-49 30-49 8 0 13 4 13 19 0 8-1 13-6 35-8 32-17 64-25 97z"><text:p/></draw:path><draw:path draw:style-name="gr362" draw:text-style-name="P51" svg:width="0.179cm" svg:height="0.132cm" svg:x="2.166cm" svg:y="0cm" svg:viewBox="0 0 180 133" svg:d="M22 112c-2 3-3 10-3 12 0 6 5 9 10 9s9-5 12-7c1-4 3-12 5-18 1-5 4-19 6-26 2-6 3-14 6-20 2-12 3-14 12-27 8-11 21-27 44-27 17 0 17 15 17 21 0 18-12 50-17 62-4 9-5 12-5 17 0 16 13 25 28 25 30 0 43-41 43-45s-4-4-5-4c-5 0-5 2-6 5-6 24-19 36-31 36-6 0-7-4-7-11 0-6 1-10 7-24 4-8 16-40 16-56 0-29-23-34-39-34-25 0-41 16-50 26-3-20-19-26-31-26-14 0-20 10-24 16-6 10-10 27-10 30s4 3 5 3c3 0 3-1 6-9 5-17 11-32 21-32 9 0 10 6 10 15 0 6-2 15-5 24-2 7-5 20-6 26-3 13-6 25-9 39z"><text:p/></draw:path><draw:path draw:style-name="gr362" draw:text-style-name="P51" svg:width="0.559cm" svg:height="0.587cm" svg:x="1.975cm" svg:y="0.257cm" svg:viewBox="0 0 560 588" svg:d="M510 588c17-45 34-89 50-133-3 0-6 0-9 0-17 43-61 72-111 85-8 2-49 13-130 13-86 0-170 0-255 0 72-84 143-168 215-252 2-3 4-5 4-7-2-2 0-1-3-6-66-90-131-179-197-268 77 0 155 0 232 0 56 0 95 5 98 6 23 4 59 11 93 33 11 6 39 25 54 59 3 0 6 0 9 0-16-40-33-78-50-118-166 0-332 0-498 0-11 0-11 0-12 2 0 2 0 10 0 15 74 102 149 203 223 305-73 85-145 170-218 255-5 4-4 4-5 6 0 5 4 5 12 5 166 0 332 0 498 0z"><text:p/></draw:path><draw:path draw:style-name="gr362" draw:text-style-name="P51" svg:width="0.088cm" svg:height="0.197cm" svg:x="1.997cm" svg:y="0.957cm" svg:viewBox="0 0 89 198" svg:d="M82 11c0-5-4-11-12-11-9 0-17 7-17 16 0 4 5 10 12 10 8 0 17-7 17-15zM22 161c-2 3-3 7-3 12 0 14 11 25 28 25 30 0 42-41 42-46 0-3-4-3-5-3-4 0-4 2-5 5-7 24-20 36-31 36-6 0-8-4-8-10 0-7 2-13 4-19 4-9 8-16 10-24 4-7 13-34 14-37 2-4 3-6 3-10 0-14-12-25-29-25-29 0-42 41-42 45s4 4 5 4c3 0 5-1 5-5 8-25 21-36 32-36 5 0 7 3 7 11 0 6-2 11-9 29-6 15-12 32-18 48z"><text:p/></draw:path><draw:path draw:style-name="gr362" draw:text-style-name="P51" svg:width="0.216cm" svg:height="0.078cm" svg:x="2.123cm" svg:y="1.039cm" svg:viewBox="0 0 217 79" svg:d="M206 14c4 0 11 0 11-7s-7-7-11-7c-64 0-130 0-195 0-4 0-11 0-11 7s7 7 11 7c65 0 131 0 195 0zM206 79c4 0 11 0 11-7s-7-7-11-7c-64 0-130 0-195 0-4 0-11 0-11 7s7 7 11 7c65 0 131 0 195 0z"><text:p/></draw:path><draw:path draw:style-name="gr362" draw:text-style-name="P51" svg:width="0.107cm" svg:height="0.196cm" svg:x="2.393cm" svg:y="0.956cm" svg:viewBox="0 0 108 197" svg:d="M67 8c0-7-1-8-9-8-18 19-46 19-58 19 0 4 0 7 0 11 7 0 26 0 43-8 0 50 0 99 0 150 0 9 0 14-30 14-3 0-7 0-11 0 0 4 0 7 0 11 5-1 42-1 53-1 9 0 46 0 53 1 0-4 0-7 0-11-4 0-8 0-12 0-29 0-29-5-29-14 0-54 0-110 0-164z"><text:p/></draw:path><draw:path draw:style-name="gr362" draw:text-style-name="P51" svg:width="0.111cm" svg:height="0.282cm" svg:x="2.642cm" svg:y="0.376cm" svg:viewBox="0 0 112 283" svg:d="M108 16c0-9-6-16-16-16s-22 11-22 23c0 7 6 14 15 14 11 0 23-9 23-21zM76 174c6-12 6-13 9-25 4-9 6-13 6-22 0-19-14-35-35-35-39 0-56 62-56 65 0 5 5 5 6 5 4 0 5-1 6-8 12-40 29-52 43-52 4 0 11 0 11 13 0 9-4 18-5 22-3 11-23 60-30 78-3 11-9 25-9 33 0 21 14 35 34 35 40 0 56-61 56-65 0-3-4-3-5-3-5 0-5 1-6 7-9 26-22 52-43 52-8 0-11-4-11-14s3-16 13-42c5-15 11-30 16-44z"><text:p/></draw:path><draw:path draw:style-name="gr362" draw:text-style-name="P51" svg:width="0.305cm" svg:height="0.285cm" svg:x="2.792cm" svg:y="0.369cm" svg:viewBox="0 0 306 286" svg:d="M282 187c1-1 1-3 2-5 0-1 0-4-4-4s-5 2-6 4c-28 63-44 90-116 90-20 0-40 0-61 0-6 0-7 0-9 0-4 0-5-1-5-3 0-3 0-3 1-11 10-38 19-76 29-114 14 0 27 0 42 0 36 0 36 8 36 19 0 3 0 7-4 21 0 2-1 3-1 4 0 3 2 5 6 5s5-2 6-8c8-33 16-66 24-99 0-3-2-4-5-4s-5 2-6 7c-8 32-17 42-55 42-13 0-26 0-40 0 9-34 17-69 26-102 3-15 4-17 22-17 21 0 40 0 60 0 52 0 64 13 64 47 0 11 0 12-1 23 0 2-1 4-1 7 0 1 1 6 6 6 3 0 4-4 4-11 3-24 6-49 9-73 2-11 0-11-11-11-71 0-143 0-214 0-8 0-12 0-12 8 0 4 4 4 12 4 16 0 28 0 28 8 0 2 0 3-2 10-20 74-38 149-57 223-3 17-5 19-37 19-7 0-12 0-12 9 0 5 4 5 12 5 73 0 145 0 218 0 10 0 10 0 14-8 13-31 25-61 38-91z"><text:p/></draw:path><draw:path draw:style-name="gr362" draw:text-style-name="P51" svg:width="0.057cm" svg:height="0.42cm" svg:x="3.231cm" svg:y="0.339cm" svg:viewBox="0 0 58 421" svg:d="M58 421c0-6 0-12 0-17-14 0-28 0-41 0 0-129 0-258 0-387 13 0 27 0 41 0 0-6 0-11 0-17-20 0-39 0-58 0 0 140 0 281 0 421 19 0 38 0 58 0z"><text:p/></draw:path><draw:path draw:style-name="gr362" draw:text-style-name="P51" svg:width="0.306cm" svg:height="0.287cm" svg:x="3.313cm" svg:y="0.368cm" svg:viewBox="0 0 307 288" svg:d="M238 48c2-1 3-4 6-5 12-13 26-27 55-30 5 0 8 0 8-7 0-4-2-6-6-6-11 0-23 2-33 2-15 0-29-2-44-2-2 0-7 0-7 8 0 5 4 5 6 5 4 0 16 1 16 10 0 7-10 19-12 20-33 37-65 76-97 113-16-42-32-83-47-125-3-6-1-5-3-7 0-11 21-11 26-11 6 0 9 0 9-8 0-5-5-5-6-5-12 0-42 2-53 2-10 0-37-2-48-2-2 0-8 0-8 8 0 5 5 5 11 5 25 0 26 5 30 15 17 46 35 92 51 139 2 1 3 6 3 7s-17 68-19 77c-6 23-6 24-40 24-8 0-11 0-11 8 0 5 4 3 5 5 12 0 42-1 54-1s42 1 54 1c2 0 7 0 7-8 0-5-3-5-11-5-1 0-9 0-16 0-9-1-11-3-11-7 0-3 3-18 6-27 5-20 9-41 14-60 3-7 3-8 6-12 35-41 70-80 105-121z"><text:p/></draw:path><draw:path draw:style-name="gr362" draw:text-style-name="P51" svg:width="0.088cm" svg:height="0.197cm" svg:x="3.558cm" svg:y="0.524cm" svg:viewBox="0 0 89 198" svg:d="M82 11c0-5-4-11-12-11-9 0-17 7-17 17 0 5 5 11 12 11 8 0 17-9 17-17zM22 161c-2 3-3 7-3 13 0 13 11 24 28 24 29 0 42-41 42-44 0-4-4-4-5-4-4 0-4 1-5 5-7 23-20 36-31 36-6 0-8-5-8-11 0-7 2-12 4-19 4-7 8-16 10-23 4-7 13-35 14-38 2-3 3-6 3-10 0-13-12-24-29-24-29 0-42 40-42 44s4 4 5 4c3 0 5-1 5-5 8-25 21-36 32-36 5 0 7 3 7 11 0 7-2 11-9 30-6 16-12 31-18 47z"><text:p/></draw:path><draw:path draw:style-name="gr362" draw:text-style-name="P51" svg:width="0.057cm" svg:height="0.42cm" svg:x="3.693cm" svg:y="0.339cm" svg:viewBox="0 0 58 421" svg:d="M58 0c-20 0-39 0-58 0 0 6 0 11 0 17 13 0 28 0 41 0 0 129 0 258 0 387-13 0-28 0-41 0 0 5 0 11 0 17 19 0 38 0 58 0 0-140 0-281 0-421z"><text:p/></draw:path><draw:path draw:style-name="gr362" draw:text-style-name="P51" svg:width="0.28cm" svg:height="0.099cm" svg:x="3.942cm" svg:y="0.502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362" draw:text-style-name="P51" svg:width="0.228cm" svg:height="0.276cm" svg:x="4.427cm" svg:y="0.186cm" svg:viewBox="0 0 229 277" svg:d="M85 38c3-9 6-25 6-27 0-7-5-11-12-11-1 0-13 0-17 14-20 82-40 162-61 244-1 6-1 6-1 7 0 6 5 12 12 12 8 0 14-8 14-9 3-4 8-26 24-90 14 10 33 13 41 13 29 0 46-19 55-31 5 19 21 31 39 31 14 0 24-10 31-24 7-15 8-28 13-41 0-5-5-5-6-5-3 0-3 1-6 7-7 28-14 53-31 53-12 0-13-11-13-19 0-10 5-29 8-44 4-16 9-30 12-46 1-6 6-22 7-29 3-9 6-25 6-27 0-8-6-12-12-12-2 0-13 1-16 15-6 27-14 52-20 78-4 22-9 40-10 43-2 3-21 41-56 41-20 0-31-14-31-37 0-12 4-24 6-36 6-23 12-47 18-70z"><text:p/></draw:path><draw:path draw:style-name="gr362" draw:text-style-name="P51" svg:width="0.252cm" svg:height="0.017cm" svg:x="4.415cm" svg:y="0.542cm" svg:viewBox="0 0 253 18" svg:d="M0 0c84 0 169 0 253 0 0 6 0 12 0 18-84 0-169 0-253 0 0-6 0-12 0-18z"><text:p/></draw:path><draw:path draw:style-name="gr362" draw:text-style-name="P51" svg:width="0.228cm" svg:height="0.19cm" svg:x="4.427cm" svg:y="0.757cm" svg:viewBox="0 0 229 191" svg:d="M25 161c-1 7-3 17-3 19 0 7 6 11 12 11 4 0 12-4 15-12 0-1 6-21 9-31 2-12 6-26 8-38 2-9 6-19 7-28 3-8 6-20 6-22 6-12 29-50 69-50 19 0 22 15 22 28 0 27-20 81-27 99-4 9-4 14-4 19 0 20 15 35 35 35 40 0 55-61 55-65 0-5-5-5-6-5-3 0-3 1-6 9-8 28-21 51-43 51-7 0-10-3-10-13 0-11 4-22 8-30 8-23 26-68 26-92 0-29-18-46-49-46-37 0-59 26-66 36-1-23-19-36-39-36-19 0-27 17-31 24-7 14-13 40-13 41 0 5 4 3 5 5 5 0 5-2 7-11 7-29 16-49 31-49 9 0 13 4 13 19 0 8-1 13-7 35-8 32-15 64-24 97z"><text:p/></draw:path><draw:path draw:style-name="gr362" draw:text-style-name="P51" svg:width="0.179cm" svg:height="0.132cm" svg:x="5.004cm" svg:y="0cm" svg:viewBox="0 0 180 133" svg:d="M22 112c-2 3-3 10-3 12 0 6 5 9 10 9s9-5 12-7c1-4 3-12 5-18 1-5 4-19 6-26 2-6 3-14 6-20 2-12 3-14 12-27 8-11 21-27 44-27 17 0 17 15 17 21 0 18-12 50-17 62-4 9-5 12-5 17 0 16 13 25 28 25 30 0 43-41 43-45s-4-4-5-4c-3 0-5 2-6 5-6 24-19 36-31 36-6 0-7-4-7-11 0-6 1-10 7-24 4-8 16-40 16-56 0-29-23-34-39-34-25 0-41 16-50 26-3-20-19-26-31-26-14 0-20 10-24 16-6 10-10 27-10 30s4 3 5 3c3 0 3-1 6-9 5-17 11-32 21-32 9 0 10 6 10 15 0 6-2 15-5 24-2 7-5 20-6 26-3 13-6 25-9 39z"><text:p/></draw:path><draw:path draw:style-name="gr362" draw:text-style-name="P51" svg:width="0.561cm" svg:height="0.587cm" svg:x="4.813cm" svg:y="0.257cm" svg:viewBox="0 0 562 588" svg:d="M510 588c17-45 35-89 52-133-4 0-8 0-11 0-17 43-61 72-111 85-8 2-49 13-130 13-86 0-170 0-255 0 72-84 143-168 215-252 2-3 4-5 4-7-2-2 0-1-3-6-66-90-131-179-197-268 77 0 155 0 232 0 56 0 95 5 98 6 23 4 59 11 93 33 11 6 39 25 54 59 3 0 7 0 11 0-17-40-35-78-52-118-166 0-332 0-498 0-10 0-11 0-12 2 0 2 0 10 0 15 74 102 149 203 223 305-73 85-145 170-218 255-5 4-4 4-5 6 0 5 4 5 12 5 166 0 332 0 498 0z"><text:p/></draw:path><draw:path draw:style-name="gr362" draw:text-style-name="P51" svg:width="0.088cm" svg:height="0.197cm" svg:x="4.835cm" svg:y="0.957cm" svg:viewBox="0 0 89 198" svg:d="M82 11c0-5-4-11-12-11-9 0-17 7-17 16 0 4 5 10 12 10 8 0 17-7 17-15zM22 161c-2 3-3 7-3 12 0 14 11 25 28 25 30 0 42-41 42-46 0-3-4-3-5-3-4 0-4 2-5 5-7 24-20 36-31 36-6 0-7-4-7-10 0-7 1-13 3-19 4-9 8-16 10-24 4-7 13-34 14-37 2-4 3-6 3-10 0-14-12-25-29-25-29 0-42 41-42 45s4 4 5 4c3 0 5-1 5-5 8-25 21-36 32-36 5 0 7 3 7 11 0 6-2 11-9 29-6 15-12 32-18 48z"><text:p/></draw:path><draw:path draw:style-name="gr362" draw:text-style-name="P51" svg:width="0.216cm" svg:height="0.078cm" svg:x="4.961cm" svg:y="1.039cm" svg:viewBox="0 0 217 79" svg:d="M206 14c4 0 11 0 11-7s-7-7-11-7c-64 0-130 0-195 0-4 0-11 0-11 7s7 7 11 7c65 0 131 0 195 0zM206 79c4 0 11 0 11-7s-7-7-11-7c-64 0-130 0-195 0-4 0-11 0-11 7s7 7 11 7c65 0 131 0 195 0z"><text:p/></draw:path><draw:path draw:style-name="gr362" draw:text-style-name="P51" svg:width="0.107cm" svg:height="0.196cm" svg:x="5.231cm" svg:y="0.956cm" svg:viewBox="0 0 108 197" svg:d="M67 8c0-7-1-8-9-8-18 19-46 19-58 19 0 4 0 7 0 11 7 0 26 0 43-8 0 50 0 99 0 150 0 9 0 14-30 14-3 0-7 0-11 0 0 4 0 7 0 11 5-1 42-1 53-1 9 0 46 0 53 1 0-4 0-7 0-11-4 0-8 0-12 0-29 0-29-5-29-14 0-54 0-110 0-164z"><text:p/></draw:path><draw:path draw:style-name="gr362" draw:text-style-name="P51" svg:width="0.111cm" svg:height="0.282cm" svg:x="5.479cm" svg:y="0.376cm" svg:viewBox="0 0 112 283" svg:d="M108 16c0-9-6-16-16-16s-22 11-22 23c0 7 6 14 15 14 11 0 23-9 23-21zM76 174c6-12 6-13 9-25 4-9 6-13 6-22 0-19-14-35-35-35-39 0-56 62-56 65 0 5 5 5 6 5 4 0 5-1 6-8 12-40 29-52 43-52 4 0 11 0 11 13 0 9-4 18-5 22-3 11-23 60-30 78-3 11-9 25-9 33 0 21 14 35 34 35 40 0 56-61 56-65 0-3-4-3-5-3-4 0-4 1-6 7-9 26-22 52-43 52-8 0-11-4-11-14s3-16 13-42c5-15 11-30 16-44z"><text:p/></draw:path><draw:path draw:style-name="gr362" draw:text-style-name="P51" svg:width="0.279cm" svg:height="0.099cm" svg:x="5.754cm" svg:y="0.502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62" draw:text-style-name="P51" svg:width="0.227cm" svg:height="0.276cm" svg:x="6.239cm" svg:y="0.186cm" svg:viewBox="0 0 228 277" svg:d="M84 38c2-9 7-25 7-27 0-7-6-11-13-11-1 0-13 0-17 14-20 82-39 162-60 244-1 6-1 6-1 7 0 6 5 12 11 12 9 0 14-8 15-9 2-4 8-26 23-90 13 10 33 13 41 13 30 0 47-19 56-31 4 19 20 31 39 31 14 0 24-10 31-24 7-15 8-28 12-41 0-5-4-5-5-5-5 0-5 1-6 7-7 28-14 53-32 53-11 0-12-11-12-19 0-10 5-29 8-44 4-16 9-30 12-46 1-6 5-22 7-29 2-9 6-25 6-27 0-8-6-12-12-12-2 0-13 1-16 15-8 27-14 52-21 78-5 22-9 40-11 43 0 3-20 41-54 41-21 0-31-14-31-37 0-12 3-24 6-36 6-23 11-47 17-70z"><text:p/></draw:path><draw:path draw:style-name="gr362" draw:text-style-name="P51" svg:width="0.253cm" svg:height="0.017cm" svg:x="6.226cm" svg:y="0.542cm" svg:viewBox="0 0 254 18" svg:d="M0 0c85 0 169 0 254 0 0 6 0 12 0 18-85 0-169 0-254 0 0-6 0-12 0-18z"><text:p/></draw:path><draw:path draw:style-name="gr362" draw:text-style-name="P51" svg:width="0.227cm" svg:height="0.19cm" svg:x="6.239cm" svg:y="0.757cm" svg:viewBox="0 0 228 191" svg:d="M24 161c-1 7-4 17-4 19 0 7 6 11 12 11s14-4 16-12c1-1 6-21 8-31 4-12 6-26 10-38 2-9 5-19 7-28 1-8 5-20 5-22 7-12 29-50 70-50 19 0 22 15 22 28 0 27-21 81-27 99-4 9-5 14-5 19 0 20 16 35 35 35 39 0 55-61 55-65 0-5-4-5-5-5-5 0-5 1-6 9-8 28-23 51-43 51-7 0-11-3-11-13 0-11 5-22 9-30 7-23 25-68 25-92 0-29-18-46-48-46-39 0-59 26-66 36-3-23-19-36-39-36s-27 17-32 24c-6 14-12 40-12 41 0 5 4 5 5 5 3 0 5-2 7-11 7-29 16-49 31-49 9 0 12 4 12 19 0 8-1 13-6 35-8 32-17 64-25 97z"><text:p/></draw:path><draw:path draw:style-name="gr362" draw:text-style-name="P51" svg:width="0.228cm" svg:height="0.19cm" svg:x="6.593cm" svg:y="0.186cm" svg:viewBox="0 0 229 191" svg:d="M25 161c-1 6-3 15-3 18 0 7 6 12 12 12 4 0 13-4 15-12 1-1 6-21 9-31 3-14 6-26 9-39 3-9 5-18 7-27 2-8 5-20 5-22 6-13 29-52 69-52 19 0 22 16 22 30 0 27-20 81-26 99-5 9-5 14-5 19 0 19 15 35 35 35 40 0 55-63 55-65 0-5-3-5-5-5-4 0-4 1-7 7-8 29-21 53-42 53-7 0-11-5-11-14 0-10 4-21 8-30 8-22 26-69 26-93 0-27-18-44-49-44-37 0-58 26-65 36-2-24-20-36-40-36-19 0-27 16-31 24-7 14-13 38-13 41s5 3 6 3c4 0 4 0 7-9 7-30 16-51 30-51 9 0 13 6 13 20 0 9-1 14-6 36-8 32-16 64-25 97z"><text:p/></draw:path><draw:path draw:style-name="gr362" draw:text-style-name="P51" svg:width="0.096cm" svg:height="0.421cm" svg:x="6.947cm" svg:y="0.055cm" svg:viewBox="0 0 97 422" svg:d="M97 417c0-1 0-2-7-9-53-53-66-132-66-197 0-73 16-146 67-199 6-5 6-6 6-7 0-4-1-5-3-5-5 0-44 29-68 83-21 47-26 92-26 128 0 33 4 84 28 132 25 52 61 79 66 79 2 0 3-2 3-5z"><text:p/></draw:path><draw:path draw:style-name="gr362" draw:text-style-name="P51" svg:width="0.227cm" svg:height="0.19cm" svg:x="7.081cm" svg:y="0.186cm" svg:viewBox="0 0 228 191" svg:d="M24 161c-1 6-4 15-4 18 0 7 6 12 12 12s14-4 16-12c1-1 6-21 8-31 4-14 6-26 10-39 2-9 5-18 7-27 1-8 5-20 5-22 7-13 29-52 70-52 18 0 22 16 22 30 0 27-21 81-27 99-4 9-5 14-5 19 0 19 14 35 35 35 39 0 55-63 55-65 0-5-4-5-5-5-5 0-5 1-6 7-8 29-23 53-43 53-7 0-11-5-11-14 0-10 4-21 9-30 7-22 25-69 25-93 0-27-18-44-48-44-39 0-59 26-66 36-3-24-21-36-40-36-20 0-26 16-31 24-7 14-12 38-12 41s4 3 5 3c3 0 5 0 7-9 7-30 16-51 30-51 8 0 13 6 13 20 0 9-1 14-6 36-8 32-17 64-25 97z"><text:p/></draw:path><draw:path draw:style-name="gr362" draw:text-style-name="P51" svg:width="0.28cm" svg:height="0.28cm" svg:x="7.439cm" svg:y="0.126cm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362" draw:text-style-name="P51" svg:width="0.138cm" svg:height="0.28cm" svg:x="7.875cm" svg:y="0.091cm" svg:viewBox="0 0 139 281" svg:d="M86 11c0-10 0-11-9-11-27 26-64 26-77 26 0 5 0 9 0 14 8 0 34 0 55-11 0 73 0 145 0 218 0 16-1 21-39 21-5 0-9 0-14 0 0 3 0 8 0 13 16-1 52-1 69-1s54 0 68 1c0-5 0-10 0-13-5 0-8 0-13 0-38 0-40-5-40-21 0-79 0-157 0-236z"><text:p/></draw:path><draw:path draw:style-name="gr362" draw:text-style-name="P51" svg:width="0.096cm" svg:height="0.421cm" svg:x="8.073cm" svg:y="0.055cm" svg:viewBox="0 0 97 422" svg:d="M97 211c0-32-5-84-27-132-26-51-62-79-66-79-3 0-4 2-4 5 0 1 0 2 7 9 42 42 66 110 66 197 0 72-15 146-68 199-5 5-5 6-5 7 0 3 1 5 4 5 4 0 42-29 67-83 21-46 26-93 26-128z"><text:p/></draw:path><draw:path draw:style-name="gr362" draw:text-style-name="P51" svg:width="1.63cm" svg:height="0.017cm" svg:x="6.581cm" svg:y="0.542cm" svg:viewBox="0 0 1631 18" svg:d="M0 0c544 0 1087 0 1631 0 0 6 0 12 0 18-544 0-1087 0-1631 0 0-6 0-12 0-18z"><text:p/></draw:path><draw:path draw:style-name="gr362" draw:text-style-name="P51" svg:width="0.168cm" svg:height="0.28cm" svg:x="7.312cm" svg:y="0.664cm" svg:viewBox="0 0 169 281" svg:d="M32 248c16-14 30-28 46-43 66-59 91-80 91-123 0-48-38-82-90-82-48 0-79 40-79 77 0 23 22 23 23 23 7 0 21-5 21-22 0-11-7-22-21-22-4 0-5 0-6 0 9-27 32-43 57-43 39 0 57 35 57 69 0 33-22 67-45 93-27 30-54 60-81 90-5 5-5 6-5 16 53 0 104 0 157 0 4-25 9-49 12-73-3 0-7 0-11 0-2 13-4 31-9 37-3 3-31 3-40 3-25 0-51 0-77 0z"><text:p/></draw:path><draw:path draw:style-name="gr362" draw:text-style-name="P51" svg:width="0.279cm" svg:height="0.099cm" svg:x="8.404cm" svg:y="0.502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62" draw:text-style-name="P51" svg:width="0.227cm" svg:height="0.276cm" svg:x="8.889cm" svg:y="0.186cm" svg:viewBox="0 0 228 277" svg:d="M84 38c2-9 7-25 7-27 0-7-6-11-13-11-1 0-12 0-17 14-20 82-39 162-60 244-1 6-1 6-1 7 0 6 5 12 12 12 8 0 13-8 14-9 2-4 8-26 23-90 13 10 33 13 41 13 30 0 47-19 56-31 4 19 20 31 39 31 14 0 24-10 31-24 7-15 8-28 12-41 0-5-4-5-5-5-5 0-5 1-6 7-7 28-14 53-32 53-11 0-12-11-12-19 0-10 5-29 8-44 4-16 9-30 12-46 1-6 5-22 7-29 2-9 6-25 6-27 0-8-6-12-12-12-2 0-13 1-16 15-8 27-14 52-21 78-5 22-9 40-11 43 0 3-20 41-54 41-21 0-31-14-31-37 0-12 3-24 6-36 6-23 11-47 17-70z"><text:p/></draw:path><draw:path draw:style-name="gr362" draw:text-style-name="P51" svg:width="0.097cm" svg:height="0.421cm" svg:x="9.241cm" svg:y="0.055cm" svg:viewBox="0 0 98 422" svg:d="M98 417c0-1 0-2-7-9-53-53-66-132-66-197 0-73 16-146 67-199 6-5 6-6 6-7 0-4-2-5-4-5-4 0-42 29-68 83-21 47-26 92-26 128 0 33 5 84 28 132 26 52 62 79 66 79 2 0 4-2 4-5z"><text:p/></draw:path><draw:path draw:style-name="gr362" draw:text-style-name="P51" svg:width="0.228cm" svg:height="0.19cm" svg:x="9.376cm" svg:y="0.186cm" svg:viewBox="0 0 229 191" svg:d="M25 161c-1 6-3 15-3 18 0 7 6 12 12 12 4 0 13-4 15-12 0-1 6-21 9-31 3-14 6-26 9-39 3-9 5-18 6-27 3-8 6-20 6-22 6-13 29-52 69-52 19 0 22 16 22 30 0 27-20 81-27 99-4 9-4 14-4 19 0 19 15 35 35 35 40 0 55-63 55-65 0-5-3-5-5-5-4 0-4 1-7 7-8 29-21 53-43 53-6 0-10-5-10-14 0-10 4-21 8-30 8-22 26-69 26-93 0-27-18-44-49-44-37 0-58 26-65 36-2-24-20-36-40-36-19 0-27 16-31 24-7 14-13 38-13 41s5 3 6 3c4 0 4 0 7-9 7-30 16-51 30-51 9 0 13 6 13 20 0 9-1 14-7 36-8 32-15 64-24 97z"><text:p/></draw:path><draw:path draw:style-name="gr362" draw:text-style-name="P51" svg:width="0.28cm" svg:height="0.28cm" svg:x="9.735cm" svg:y="0.126cm" svg:viewBox="0 0 281 281" svg:d="M149 149c39 0 78 0 117 0 6 0 15 0 15-9 0-8-9-8-15-8-39 0-78 0-117 0 0-40 0-78 0-118 0-6 0-14-9-14-8 0-8 8-8 14 0 40 0 78 0 118-40 0-79 0-119 0-5 0-13 0-13 8 0 9 8 9 13 9 40 0 79 0 119 0 0 39 0 78 0 117 0 6 0 15 8 15 9 0 9-9 9-15 0-39 0-78 0-117z"><text:p/></draw:path><draw:path draw:style-name="gr362" draw:text-style-name="P51" svg:width="0.138cm" svg:height="0.28cm" svg:x="10.17cm" svg:y="0.091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362" draw:text-style-name="P51" svg:width="0.097cm" svg:height="0.421cm" svg:x="10.367cm" svg:y="0.055cm" svg:viewBox="0 0 98 422" svg:d="M98 211c0-32-4-84-27-132-25-51-63-79-66-79s-5 2-5 5c0 1 0 2 8 9 41 42 66 110 66 197 0 72-15 146-68 199-6 5-6 6-6 7 0 3 2 5 5 5s42-29 67-83c22-46 26-93 26-128z"><text:p/></draw:path><draw:path draw:style-name="gr362" draw:text-style-name="P51" svg:width="1.631cm" svg:height="0.017cm" svg:x="8.875cm" svg:y="0.542cm" svg:viewBox="0 0 1632 18" svg:d="M0 0c544 0 1088 0 1632 0 0 6 0 12 0 18-544 0-1088 0-1632 0 0-6 0-12 0-18z"><text:p/></draw:path><draw:path draw:style-name="gr362" draw:text-style-name="P51" svg:width="0.167cm" svg:height="0.28cm" svg:x="9.607cm" svg:y="0.664cm" svg:viewBox="0 0 168 281" svg:d="M32 248c15-14 30-28 45-43 66-59 91-80 91-123 0-48-38-82-89-82-48 0-79 40-79 77 0 23 20 23 22 23 7 0 22-5 22-22 0-11-8-22-22-22-4 0-4 0-6 0 10-27 33-43 57-43 39 0 57 35 57 69 0 33-22 67-45 93-26 30-54 60-80 90-5 5-5 6-5 16 52 0 104 0 156 0 4-25 8-49 12-73-4 0-7 0-11 0-2 13-5 31-9 37-3 3-30 3-40 3-25 0-50 0-76 0z"><text:p/></draw:path></draw:g></text:p>
      <text:p text:style-name="P8"/>
      <text:p text:style-name="P14"><text:span text:style-name="T22"><draw:g text:anchor-type="as-char" svg:y="-0.728cm" draw:z-index="38" draw:name="모양40" draw:style-name="gr360"><svg:title>TexMaths</svg:title><svg:desc>12§display§Var\left(Y\right)=Var\left(\frac1n\sum_{i=1}^niY_i\right)=\frac1{n^2}\sum_{i=1}^ni^2Var\left(Y_i\right)=\frac{n\left(n+1\right)\left(2n+1\right)}{6n^2}\sigma^2§svg§600§FALSE§</svg:desc><draw:path draw:style-name="gr361" draw:text-style-name="P50" svg:width="13.183cm" svg:height="1.218cm" svg:x="0.001cm" svg:y="0.021cm" svg:viewBox="0 0 13184 1219" svg:d="M0 0c4395 0 8789 0 13184 0 0 407 0 812 0 1219-4395 0-8789 0-13184 0 0-407 0-812 0-1219z"><text:p/></draw:path><draw:path draw:style-name="gr362" draw:text-style-name="P51" svg:width="0.299cm" svg:height="0.295cm" svg:x="0.003cm" svg:y="0.453cm" svg:viewBox="0 0 300 296" svg:d="M241 48c21-34 39-35 54-35 5-1 4-6 5-8 0-4-1-5-5-5-11 0-24 1-35 1-14 0-28-1-42-1-2 0-8 0-8 7 0 5 5 6 7 6 12 0 19 5 19 13 0 6-3 11-6 16-43 68-86 138-129 206-10-74-19-148-29-223 0-7 10-12 29-12 6 0 11 0 11-8 0-5-4-5-6-5-17 0-35 1-52 1-8 0-17-1-24-1-8 0-16 0-23 0-2 0-7 0-7 7 0 6 4 6 10 6 24 0 24 4 26 13 11 87 22 174 32 261 2 8 4 9 9 9 7 0 8-2 12-7 50-80 102-161 152-241z"><text:p/></draw:path><draw:path draw:style-name="gr362" draw:text-style-name="P51" svg:width="0.192cm" svg:height="0.19cm" svg:x="0.336cm" svg:y="0.55cm" svg:viewBox="0 0 193 191" svg:d="M140 28c-7-16-19-28-38-28-49 0-102 62-102 124 0 39 23 67 56 67 9 0 30-1 56-31 2 18 18 31 38 31 14 0 24-10 31-23 7-16 12-41 12-42 0-4-3-4-5-4-4 0-4 2-6 8-7 27-14 52-32 52-11 0-12-12-12-20s0-12 5-31c5-17 6-22 9-37 5-20 11-40 16-59 2-12 2-13 2-15 0-7-4-12-12-12-9 0-16 10-18 20zM113 137c-1 7-1 8-9 15-18 23-36 30-46 30-22 0-28-24-28-39 0-22 13-73 23-93 13-25 32-40 49-40 28 0 34 34 34 37 0 2-2 5-2 7-7 28-14 55-21 83z"><text:p/></draw:path><draw:path draw:style-name="gr362" draw:text-style-name="P51" svg:width="0.171cm" svg:height="0.19cm" svg:x="0.554cm" svg:y="0.55cm" svg:viewBox="0 0 172 191" svg:d="M25 162c-1 6-3 16-3 18 0 7 6 11 12 11 4 0 12-3 15-12 1-1 15-59 17-66 4-15 11-43 13-55 3-5 13-26 24-34 4-4 16-14 34-14 11 0 17 4 18 4-13 3-23 12-23 24 0 6 5 15 17 15 11 0 23-10 23-25s-14-28-35-28c-28 0-46 20-54 32-4-18-19-32-39-32-19 0-27 17-31 24-7 14-13 40-13 41 0 5 4 3 5 5 5 0 5-2 7-10 7-30 16-50 31-50 7 0 13 3 13 19 0 9-1 13-7 36-8 32-15 65-24 97z"><text:p/></draw:path><draw:path draw:style-name="gr362" draw:text-style-name="P51" svg:width="0.096cm" svg:height="0.42cm" svg:x="0.856cm" svg:y="0.423cm" svg:viewBox="0 0 97 421" svg:d="M97 417c0-1 0-2-7-9-53-53-66-133-66-197 0-73 16-147 68-199 5-6 5-6 5-7 0-4-1-5-3-5-5 0-44 29-68 83-21 45-26 92-26 128 0 33 4 84 28 131 25 51 61 79 66 79 2 0 3-1 3-4z"><text:p/></draw:path><draw:path draw:style-name="gr362" draw:text-style-name="P51" svg:width="0.305cm" svg:height="0.286cm" svg:x="0.993cm" svg:y="0.453cm" svg:viewBox="0 0 306 287" svg:d="M236 48c3-2 4-4 6-6 14-13 27-28 56-29 4-1 8-1 8-8 0-4-2-5-5-5-11 0-24 1-35 1-14 0-28-1-42-1-2 0-8 0-8 7 0 5 5 6 6 6 4 0 16 0 16 10 0 7-10 18-12 19-33 37-65 76-98 113-15-42-31-83-46-125-3-6-2-5-3-7 0-10 21-10 25-10 6 0 10 0 10-8 0-5-5-5-6-5-12 0-41 1-53 1-11 0-37-1-48-1-2 0-7 0-7 8 0 5 4 5 10 5 25 0 26 4 30 13 18 47 34 93 52 140 0 1 2 6 2 7s-17 69-20 77c-4 22-6 24-39 25-7 0-11 0-11 8 0 4 5 4 6 4 12 0 41-1 53-1s42 1 54 1c2 0 8 0 8-9 0-3-5-3-12-3-1 0-9 0-17-1-8-2-10-3-10-8 0-2 3-16 6-26 4-20 9-40 14-59 2-8 2-9 6-13 35-40 70-80 104-120z"><text:p/></draw:path><draw:path draw:style-name="gr362" draw:text-style-name="P51" svg:width="0.096cm" svg:height="0.42cm" svg:x="1.341cm" svg:y="0.423cm" svg:viewBox="0 0 97 421" svg:d="M97 211c0-33-5-84-27-132-26-51-62-79-66-79-3 0-4 2-4 5 0 1 0 1 7 9 42 41 66 108 66 197 0 72-15 146-68 199-5 5-5 6-5 7 0 3 1 4 4 4 4 0 42-29 67-81 21-47 26-94 26-129z"><text:p/></draw:path><draw:path draw:style-name="gr362" draw:text-style-name="P51" svg:width="0.279cm" svg:height="0.097cm" svg:x="1.622cm" svg:y="0.587cm" svg:viewBox="0 0 280 98" svg:d="M265 17c7 0 15 0 15-9 0-8-8-8-14-8-84 0-169 0-253 0-6 0-13 0-13 8 0 9 7 9 13 9 84 0 168 0 252 0zM266 98c6 0 14 0 14-8s-8-8-15-8c-84 0-168 0-252 0-6 0-13 0-13 8s7 8 13 8c84 0 169 0 253 0z"><text:p/></draw:path><draw:path draw:style-name="gr362" draw:text-style-name="P51" svg:width="0.299cm" svg:height="0.295cm" svg:x="2.067cm" svg:y="0.453cm" svg:viewBox="0 0 300 296" svg:d="M241 48c21-34 39-35 54-35 5-1 4-6 5-8 0-4-2-5-5-5-12 0-24 1-35 1-14 0-28-1-42-1-2 0-8 0-8 7 0 5 4 6 7 6 11 0 19 5 19 13 0 6-3 11-6 16-43 68-86 138-129 206-10-74-19-148-29-223 0-7 10-12 29-12 6 0 11 0 11-8 0-5-4-5-6-5-17 0-35 1-53 1-7 0-16-1-23-1s-16 0-23 0c-2 0-7 0-7 7 0 6 4 6 10 6 24 0 24 4 25 13 11 87 23 174 33 261 2 8 4 9 9 9 7 0 8-2 12-7 50-80 102-161 152-241z"><text:p/></draw:path><draw:path draw:style-name="gr362" draw:text-style-name="P51" svg:width="0.192cm" svg:height="0.19cm" svg:x="2.4cm" svg:y="0.55cm" svg:viewBox="0 0 193 191" svg:d="M140 28c-7-16-19-28-38-28-49 0-102 62-102 124 0 39 23 67 56 67 9 0 29-1 54-31 4 18 20 31 39 31 15 0 25-10 31-23 7-16 13-41 13-42 0-4-3-4-5-4-4 0-4 2-6 8-7 27-14 52-32 52-11 0-12-12-12-20s0-12 5-31c5-17 6-22 9-37 5-20 11-40 16-59 2-12 2-13 2-15 0-7-4-12-12-12-10 0-16 10-18 20zM113 137c-3 7-3 8-9 15-18 23-36 30-48 30-20 0-26-24-26-39 0-22 13-73 23-93 13-25 32-40 49-40 28 0 34 34 34 37 0 2-2 5-2 7-7 28-14 55-21 83z"><text:p/></draw:path><draw:path draw:style-name="gr362" draw:text-style-name="P51" svg:width="0.171cm" svg:height="0.19cm" svg:x="2.618cm" svg:y="0.55cm" svg:viewBox="0 0 172 191" svg:d="M25 162c-1 6-5 16-5 18 0 7 6 11 14 11 4 0 12-3 15-12 0-1 15-59 17-66 4-15 11-43 13-55 1-5 13-26 24-34 3-4 16-14 34-14 11 0 17 4 18 4-13 3-23 12-23 24 0 6 5 15 17 15 11 0 23-10 23-25s-14-28-35-28c-28 0-47 20-54 32-4-18-19-32-39-32-19 0-27 17-31 24-8 14-13 40-13 41 0 5 4 5 5 5 5 0 5-2 7-10 7-30 16-50 31-50 7 0 13 3 13 19 0 9-1 13-7 36-8 32-15 65-24 97z"><text:p/></draw:path><draw:path draw:style-name="gr362" draw:text-style-name="P51" svg:width="0.219cm" svg:height="1.261cm" svg:x="2.978cm" svg:y="0cm" svg:viewBox="0 0 220 1262" svg:d="M220 1257c0-1 0-1-3-5-41-48-74-102-99-160-56-130-77-280-77-460s20-337 83-475c24-54 56-103 93-149 1-1 3-2 3-3 0-5-4-5-10-5s-7 0-8 1c-20 24-27 25-59 72-73 103-111 227-130 353-11 68-13 137-13 205 0 157 19 318 86 462 30 63 71 121 112 165 5 4 5 4 12 4 6 0 10 0 10-5z"><text:p/></draw:path><draw:path draw:style-name="gr362" draw:text-style-name="P51" svg:width="0.138cm" svg:height="0.28cm" svg:x="3.321cm" svg:y="0.1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362" draw:text-style-name="P51" svg:width="0.252cm" svg:height="0.016cm" svg:x="3.263cm" svg:y="0.624cm" svg:viewBox="0 0 253 17" svg:d="M0 0c84 0 169 0 253 0 0 6 0 11 0 17-84 0-169 0-253 0 0-6 0-11 0-17z"><text:p/></draw:path><draw:path draw:style-name="gr362" draw:text-style-name="P51" svg:width="0.228cm" svg:height="0.19cm" svg:x="3.275cm" svg:y="0.841cm" svg:viewBox="0 0 229 191" svg:d="M25 162c-1 6-3 16-3 18 0 7 6 11 12 11 4 0 13-4 15-12 3-11 6-21 9-31 2-12 6-26 8-38 2-9 6-19 7-28 3-8 6-20 6-21 6-13 29-51 69-51 19 0 22 15 22 28 0 27-20 81-27 99-4 9-4 15-4 19 0 20 15 35 35 35 40 0 55-61 55-65s-3-4-6-4-3 2-6 8c-8 28-21 51-43 51-7 0-10-3-10-13 0-11 4-20 8-30 8-23 26-68 26-92 0-29-18-46-49-46-37 0-59 28-66 37-1-24-19-37-39-37-19 0-27 17-31 24-7 14-13 40-13 41 0 5 4 3 5 5 5 0 5-2 7-10 7-30 16-50 31-50 9 0 13 4 13 19 0 8-1 13-7 35-8 32-15 66-24 98z"><text:p/></draw:path><draw:path draw:style-name="gr362" draw:text-style-name="P51" svg:width="0.18cm" svg:height="0.132cm" svg:x="3.851cm" svg:y="0.08cm" svg:viewBox="0 0 181 133" svg:d="M23 112c-1 3-4 10-4 12 0 7 6 9 11 9s10-3 11-6 3-12 6-19c1-5 5-19 6-26 1-6 3-14 5-20 3-12 3-14 13-26 7-12 21-28 43-28 18 0 18 16 18 21 0 18-13 50-18 63-2 8-4 11-4 16 0 16 14 25 28 25 30 0 43-41 43-45s-3-3-5-4c-4 0-4 2-6 5-7 24-19 36-31 36-6 0-7-4-7-10 0-7 1-11 6-24 4-9 16-41 16-57 0-29-23-34-39-34-24 0-41 16-49 28-2-21-19-28-31-28-13 0-21 10-24 16-6 12-11 28-11 30 0 3 4 2 5 3 5 0 5-1 7-8 5-18 10-33 22-33 7 0 9 6 9 15 0 6-2 15-5 24-2 7-4 20-6 27-3 12-6 26-9 38z"><text:p/></draw:path><draw:path draw:style-name="gr362" draw:text-style-name="P51" svg:width="0.561cm" svg:height="0.588cm" svg:x="3.66cm" svg:y="0.34cm" svg:viewBox="0 0 562 589" svg:d="M511 589c17-46 34-90 51-134-4 0-8 0-11 0-16 44-61 72-109 85-9 2-51 13-131 13-85 0-169 0-255 0 72-84 143-168 215-252 3-3 4-5 4-6s0-2-4-7c-65-89-131-179-195-268 76 0 153 0 230 0 56 0 95 6 98 6 23 4 60 11 94 33 11 6 38 25 53 60 3 0 7 0 11 0-17-40-34-79-51-119-167 0-332 0-499 0-10 0-10 0-11 2s-1 10-1 15c74 102 149 203 223 305-73 85-145 170-218 255-4 5-4 7-4 8 0 4 4 4 11 4 167 0 332 0 499 0z"><text:p/></draw:path><draw:path draw:style-name="gr362" draw:text-style-name="P51" svg:width="0.089cm" svg:height="0.197cm" svg:x="3.681cm" svg:y="1.037cm" svg:viewBox="0 0 90 198" svg:d="M83 11c0-5-4-11-12-11-9 0-17 7-17 16 0 4 4 12 12 12s17-9 17-17zM22 161c-2 3-3 7-3 12 0 14 12 25 29 25 29 0 42-41 42-44 0-5-4-5-5-5-3 0-5 2-6 6-6 23-19 35-31 35-6 0-7-4-7-10 0-7 2-13 5-19 3-9 6-16 9-24 3-7 13-34 15-37 1-3 1-6 1-10 0-13-11-25-28-25-29 0-43 41-43 45s5 4 6 4c4 0 4-1 5-5 7-25 20-36 31-36 5 0 8 3 8 11 0 6-2 11-9 29-6 15-13 32-19 48z"><text:p/></draw:path><draw:path draw:style-name="gr362" draw:text-style-name="P51" svg:width="0.216cm" svg:height="0.078cm" svg:x="3.809cm" svg:y="1.119cm" svg:viewBox="0 0 217 79" svg:d="M205 14c5 0 12 0 12-7s-7-7-12-7c-65 0-129 0-194 0-5 0-11 0-11 7s6 7 11 7c65 0 129 0 194 0zM205 79c5 0 12 0 12-7s-7-7-12-7c-65 0-129 0-194 0-5 0-11 0-11 7s6 7 11 7c65 0 129 0 194 0z"><text:p/></draw:path><draw:path draw:style-name="gr362" draw:text-style-name="P51" svg:width="0.106cm" svg:height="0.195cm" svg:x="4.079cm" svg:y="1.037cm" svg:viewBox="0 0 107 196" svg:d="M66 7c0-7 0-7-8-7-20 18-46 18-58 18 0 4 0 7 0 11 7 0 26 0 43-9 0 51 0 101 0 152 0 9 0 13-30 13-3 0-7 0-11 0 0 3 0 7 0 11 5-2 41-2 52-2 10 0 47 0 53 2 0-4 0-8 0-11-4 0-7 0-11 0-30 0-30-4-30-13 0-56 0-110 0-165z"><text:p/></draw:path><draw:path draw:style-name="gr362" draw:text-style-name="P51" svg:width="0.111cm" svg:height="0.282cm" svg:x="4.328cm" svg:y="0.46cm" svg:viewBox="0 0 112 283" svg:d="M108 16c0-9-6-16-16-16-12 0-22 12-22 23 0 8 6 15 15 15 10 0 23-9 23-22zM76 174c4-12 4-13 9-24 4-8 5-14 5-23 0-19-13-35-35-35-39 0-55 62-55 65 0 5 4 4 5 5 5 0 5-1 7-7 11-40 28-53 42-53 4 0 11 0 11 13 0 10-3 18-5 22-2 12-22 60-29 78-3 12-9 25-9 35 0 19 14 33 34 33 40 0 56-61 56-65 0-3-4-3-5-3-5 0-5 1-7 7-8 26-22 53-42 53-8 0-11-5-11-15s2-16 12-42c6-14 11-30 17-44z"><text:p/></draw:path><draw:path draw:style-name="gr362" draw:text-style-name="P51" svg:width="0.306cm" svg:height="0.286cm" svg:x="4.476cm" svg:y="0.453cm" svg:viewBox="0 0 307 287" svg:d="M238 48c2-2 3-4 6-6 12-13 26-28 55-29 5-1 8-1 8-8 0-4-2-5-6-5-11 0-23 1-35 1-13 0-27-1-42-1-2 0-7 0-7 7 0 5 4 6 6 6 3 0 16 0 16 10 0 7-11 18-12 19-33 37-66 76-99 113-15-42-30-83-45-125-3-6-1-5-3-7 0-10 21-10 24-10 6 0 11 0 11-8 0-5-5-5-6-5-12 0-42 1-54 1-9 0-36-1-47-1-2 0-8 0-8 8 0 5 5 5 10 5 25 0 27 4 31 13 17 47 35 93 51 140 2 1 3 6 3 7s-17 69-19 77c-6 22-6 24-40 25-8 0-12 0-12 8 0 4 4 3 6 4 12 0 42-1 54-1 11 0 42 1 54 1 2 0 7 0 7-9 0-3-3-3-12-3-5-1-8 0-15-1-9-2-11-3-11-8 0-2 3-16 5-26 4-20 10-40 15-59 1-8 3-9 6-13 35-40 70-80 105-120z"><text:p/></draw:path><draw:path draw:style-name="gr362" draw:text-style-name="P51" svg:width="0.088cm" svg:height="0.198cm" svg:x="4.721cm" svg:y="0.604cm" svg:viewBox="0 0 89 199" svg:d="M82 12c0-5-4-12-12-12-9 0-17 8-17 17 0 5 3 11 12 11 8 0 17-9 17-16zM22 161c-2 5-4 8-4 13 0 13 12 25 29 25 29 0 42-41 42-45s-4-4-5-4c-4 0-5 1-5 5-7 24-20 36-32 36-5 0-7-4-7-11s2-12 4-19c4-7 6-16 10-23 2-7 13-35 14-38 2-3 3-6 3-9 0-14-12-25-29-25-29 0-42 40-42 44 0 5 4 5 5 5 3 0 3-2 5-5 8-26 20-36 32-36 4 0 7 3 7 10s-2 12-9 30c-6 16-12 31-18 47z"><text:p/></draw:path><draw:path draw:style-name="gr362" draw:text-style-name="P51" svg:width="0.219cm" svg:height="1.261cm" svg:x="4.861cm" svg:y="0cm" svg:viewBox="0 0 220 1262" svg:d="M220 632c0-158-20-319-88-463-30-63-70-121-112-165-3-4-3-4-10-4-6 0-10 0-10 5 0 1 1 3 2 5 41 48 75 102 100 160 55 130 77 280 77 461 0 179-21 336-83 474-25 54-56 103-95 149 0 1-1 2-1 3 0 5 4 5 10 5s6 0 7-1 27-25 60-72c73-103 110-227 129-353 10-68 14-137 14-204z"><text:p/></draw:path><draw:path draw:style-name="gr362" draw:text-style-name="P51" svg:width="0.279cm" svg:height="0.097cm" svg:x="5.322cm" svg:y="0.587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38cm" svg:height="0.28cm" svg:x="5.947cm" svg:y="0.171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362" draw:text-style-name="P51" svg:width="0.442cm" svg:height="0.016cm" svg:x="5.794cm" svg:y="0.624cm" svg:viewBox="0 0 443 17" svg:d="M0 0c148 0 295 0 443 0 0 6 0 11 0 17-148 0-295 0-443 0 0-6 0-11 0-17z"><text:p/></draw:path><draw:path draw:style-name="gr362" draw:text-style-name="P51" svg:width="0.228cm" svg:height="0.19cm" svg:x="5.806cm" svg:y="0.841cm" svg:viewBox="0 0 229 191" svg:d="M25 162c-1 6-3 16-3 18 0 7 6 11 12 11 4 0 13-4 15-12 3-11 6-21 9-31 2-12 6-26 8-38 2-9 6-19 7-28 3-8 6-20 6-21 6-13 29-51 69-51 19 0 22 15 22 28 0 27-20 81-27 99-4 9-4 15-4 19 0 20 15 35 35 35 40 0 55-61 55-65s-3-4-6-4-3 2-6 8c-8 28-21 51-43 51-7 0-10-3-10-13 0-11 4-20 8-30 8-23 26-68 26-92 0-29-18-46-49-46-37 0-59 28-66 37-1-24-19-37-39-37-19 0-27 17-31 24-7 14-13 40-13 41 0 5 4 3 5 5 5 0 5-2 7-10 7-30 16-50 31-50 9 0 13 4 13 19 0 8-1 13-7 35-8 32-15 66-24 98z"><text:p/></draw:path><draw:path draw:style-name="gr362" draw:text-style-name="P51" svg:width="0.13cm" svg:height="0.195cm" svg:x="6.065cm" svg:y="0.707cm" svg:viewBox="0 0 131 196" svg:d="M131 142c-4 0-6 0-10 0-1 7-3 24-8 27-3 1-24 1-29 1-18 0-36 0-54 0 31-27 41-36 59-49 21-18 42-36 42-63 0-36-31-58-69-58-37 0-62 25-62 53 0 14 13 15 16 15 7 0 16-4 16-15 0-5-2-16-18-16 10-20 29-26 44-26 30 0 44 23 44 47 0 25-18 45-28 56-24 23-46 47-70 70-4 3-4 3-4 12 41 0 82 0 122 0 3-18 6-36 9-54z"><text:p/></draw:path><draw:path draw:style-name="gr362" draw:text-style-name="P51" svg:width="0.179cm" svg:height="0.132cm" svg:x="6.571cm" svg:y="0.08cm" svg:viewBox="0 0 180 133" svg:d="M22 112c-2 3-3 10-3 12 0 7 5 9 10 9 6 0 11-3 12-6s3-12 5-19c1-5 4-19 7-26 1-6 3-14 5-20 3-12 3-14 12-26 8-12 22-28 44-28 17 0 18 16 18 21 0 18-13 50-18 63-4 8-5 11-5 16 0 16 13 25 29 25 29 0 42-41 42-45s-4-4-5-4c-3 0-3 2-5 5-7 24-20 36-31 36-7 0-8-4-8-10 0-7 2-11 7-24 4-9 16-41 16-57 0-29-23-34-39-34-24 0-41 16-49 28-2-21-20-28-32-28s-20 10-23 16c-7 12-11 28-11 30 0 3 4 3 5 3 5 0 5-1 6-8 5-18 11-33 21-33 9 0 11 6 11 15 0 6-3 15-5 24-2 7-6 20-7 27-3 12-6 26-9 38z"><text:p/></draw:path><draw:path draw:style-name="gr362" draw:text-style-name="P51" svg:width="0.561cm" svg:height="0.588cm" svg:x="6.38cm" svg:y="0.34cm" svg:viewBox="0 0 562 589" svg:d="M510 589c17-46 35-90 52-134-4 0-8 0-11 0-17 44-61 72-109 85-10 2-51 13-132 13-86 0-170 0-255 0 72-84 143-168 215-252 4-3 4-5 4-6s0-2-3-7c-66-89-131-179-197-268 77 0 155 0 232 0 56 0 95 6 98 6 23 4 60 11 93 33 11 6 39 25 54 60 3 0 7 0 11 0-17-40-35-79-52-119-166 0-332 0-498 0-10 0-11 0-12 2 0 2 0 10 0 15 74 102 149 203 223 305-73 85-145 170-218 255-5 5-5 7-5 8 0 4 5 4 12 4 166 0 332 0 498 0z"><text:p/></draw:path><draw:path draw:style-name="gr362" draw:text-style-name="P51" svg:width="0.089cm" svg:height="0.197cm" svg:x="6.402cm" svg:y="1.037cm" svg:viewBox="0 0 90 198" svg:d="M82 11c0-5-4-11-12-11s-16 7-16 16c0 4 4 12 11 12 9 0 17-9 17-17zM22 161c-2 3-3 7-3 12 0 14 12 25 28 25 30 0 43-41 43-44 0-5-4-4-5-5-5 0-5 2-6 6-7 23-19 35-31 35-6 0-7-4-7-10 0-7 2-13 5-19 2-9 6-16 9-24 3-7 13-34 15-37 0-3 1-6 1-10 0-13-12-25-28-25-30 0-43 41-43 45s4 3 5 4c5 0 5-1 6-5 7-25 20-36 31-36 5 0 7 3 7 11 0 6-1 11-8 29-6 15-13 32-19 48z"><text:p/></draw:path><draw:path draw:style-name="gr362" draw:text-style-name="P51" svg:width="0.216cm" svg:height="0.078cm" svg:x="6.528cm" svg:y="1.119cm" svg:viewBox="0 0 217 79" svg:d="M206 14c5 0 11 0 11-7s-7-7-11-7c-64 0-130 0-195 0-4 0-11 0-11 7s7 7 12 7c65 0 130 0 194 0zM206 79c4 0 11 0 11-7s-6-7-11-7c-64 0-129 0-194 0-5 0-12 0-12 7s7 7 11 7c65 0 131 0 195 0z"><text:p/></draw:path><draw:path draw:style-name="gr362" draw:text-style-name="P51" svg:width="0.106cm" svg:height="0.195cm" svg:x="6.798cm" svg:y="1.037cm" svg:viewBox="0 0 107 196" svg:d="M66 7c0-7 0-7-8-7-20 18-46 18-58 18 0 4 0 7 0 11 6 0 26 0 42-9 0 51 0 101 0 152 0 9 0 13-29 13-3 0-8 0-12 0 0 3 0 7 0 11 6-2 42-2 53-2 10 0 47 0 53 2 0-4 0-8 0-11-4 0-7 0-11 0-30 0-30-4-30-13 0-56 0-110 0-165z"><text:p/></draw:path><draw:path draw:style-name="gr362" draw:text-style-name="P51" svg:width="0.111cm" svg:height="0.282cm" svg:x="7.048cm" svg:y="0.46cm" svg:viewBox="0 0 112 283" svg:d="M107 16c0-9-6-16-16-16-11 0-23 12-23 23 0 8 6 15 17 15 10 0 22-9 22-22zM76 174c4-12 4-13 8-24 4-8 6-14 6-23 0-19-13-35-35-35-39 0-55 62-55 65 0 5 4 5 5 5 5 0 5-1 7-7 11-40 28-53 42-53 4 0 11 0 11 13 0 10-4 18-5 22-4 12-23 60-29 78-5 12-9 25-9 35 0 19 14 33 34 33 40 0 56-61 56-65 0-3-5-3-6-3-4 0-4 1-6 7-8 26-22 53-44 53-7 0-9-5-9-15s2-16 12-42c6-14 11-30 17-44z"><text:p/></draw:path><draw:path draw:style-name="gr362" draw:text-style-name="P51" svg:width="0.13cm" svg:height="0.195cm" svg:x="7.199cm" svg:y="0.37cm" svg:viewBox="0 0 131 196" svg:d="M131 143c-4 0-6 0-10 0-1 6-5 24-8 26-3 3-25 3-29 3-18 0-36 0-54 0 30-28 41-36 59-51 21-17 42-35 42-63 0-36-31-58-70-58-36 0-61 26-61 53 0 15 13 17 16 17 7 0 15-5 15-16 0-5-1-16-17-16 9-20 29-27 44-27 28 0 44 23 44 47 0 26-18 46-28 56-24 24-46 47-70 71-4 2-4 3-4 11 41 0 82 0 122 0 3-18 6-35 9-53z"><text:p/></draw:path><draw:path draw:style-name="gr362" draw:text-style-name="P51" svg:width="0.3cm" svg:height="0.295cm" svg:x="7.393cm" svg:y="0.453cm" svg:viewBox="0 0 301 296" svg:d="M241 48c21-34 39-35 54-35 5-1 4-6 6-8 0-4-2-5-6-5-11 0-23 1-35 1-13 0-27-1-42-1-2 0-7 0-7 7 0 5 4 6 6 6 12 0 21 5 21 13 0 6-5 11-8 16-43 68-86 138-129 206-10-74-19-148-29-223 0-7 11-12 30-12 6 0 10 0 10-8 0-5-3-5-5-5-17 0-36 1-53 1-7 0-16-1-23-1-8 0-15 0-23 0-3 0-8 0-8 7 0 6 4 6 11 6 23 0 24 4 25 13 11 87 23 174 34 261 1 8 2 9 8 9s8-2 12-7c50-80 101-161 151-241z"><text:p/></draw:path><draw:path draw:style-name="gr362" draw:text-style-name="P51" svg:width="0.192cm" svg:height="0.19cm" svg:x="7.726cm" svg:y="0.55cm" svg:viewBox="0 0 193 191" svg:d="M142 28c-9-16-21-28-40-28-49 0-102 62-102 124 0 39 24 67 56 67 9 0 30-1 56-31 3 18 18 31 38 31 14 0 24-10 31-23 7-16 12-41 12-42 0-4-3-4-5-4-3 0-4 2-6 8-7 27-14 52-31 52-12 0-13-12-13-20s1-12 6-31c4-17 5-22 8-37 5-20 11-40 16-59 2-12 2-13 2-15 0-7-4-12-12-12-9 0-15 10-16 20zM114 137c-2 7-2 8-8 15-20 23-36 30-48 30-22 0-28-24-28-39 0-22 14-73 24-93 13-25 31-40 49-40 27 0 33 34 33 37 0 2 0 5-2 7-7 28-13 55-20 83z"><text:p/></draw:path><draw:path draw:style-name="gr362" draw:text-style-name="P51" svg:width="0.171cm" svg:height="0.19cm" svg:x="7.944cm" svg:y="0.55cm" svg:viewBox="0 0 172 191" svg:d="M25 162c-1 6-3 16-3 18 0 7 6 11 12 11 4 0 13-3 15-12 1-1 16-59 17-66 4-15 11-43 13-55 3-5 15-26 24-34 4-4 16-14 34-14 11 0 12 3 18 4-13 3-22 12-22 24 0 6 4 15 16 15 11 0 23-10 23-25s-14-28-35-28c-28 0-46 20-54 32-4-18-18-32-39-32-19 0-27 17-31 24-7 14-13 40-13 41 0 5 5 5 6 5 4 0 4-2 7-10 7-30 16-50 30-50 7 0 13 3 13 19 0 9-1 13-6 36-8 32-16 65-25 97z"><text:p/></draw:path><draw:path draw:style-name="gr362" draw:text-style-name="P51" svg:width="0.096cm" svg:height="0.42cm" svg:x="8.246cm" svg:y="0.423cm" svg:viewBox="0 0 97 421" svg:d="M97 417c0-1 0-2-7-9-52-53-66-133-66-197 0-73 17-147 68-199 5-6 5-6 5-7 0-4-1-5-3-5-5 0-42 29-68 83-21 45-26 92-26 128 0 33 5 84 28 131 25 51 61 79 66 79 2 0 3-1 3-4z"><text:p/></draw:path><draw:path draw:style-name="gr362" draw:text-style-name="P51" svg:width="0.306cm" svg:height="0.286cm" svg:x="8.383cm" svg:y="0.453cm" svg:viewBox="0 0 307 287" svg:d="M238 48c1-2 3-4 4-6 14-13 28-28 57-29 3-1 8-1 8-8 0-4-2-5-6-5-11 0-23 1-35 1-13 0-28-1-42-1-2 0-8 0-8 7 0 5 5 6 7 6 3 0 15 0 15 10 0 7-10 18-11 19-33 37-66 76-99 113-15-42-30-83-45-125-4-6-3-5-4-7 0-10 22-10 25-10 6 0 11 0 11-8 0-5-6-5-7-5-11 0-41 1-53 1-11 0-36-1-47-1-2 0-8 0-8 8 0 5 5 5 10 5 25 0 27 4 31 13 17 47 35 93 51 140 0 1 2 6 2 7s-17 69-18 77c-6 22-6 24-40 25-8 0-12 0-12 8 0 4 5 4 6 4 12 0 41-1 53-1s42 1 54 1c3 0 8 0 8-9 0-3-3-3-12-3-1 0-8 0-15-1-10-2-12-3-12-8 0-2 3-16 6-26 4-20 9-40 14-59 2-8 4-9 6-13 35-40 71-80 106-120z"><text:p/></draw:path><draw:path draw:style-name="gr362" draw:text-style-name="P51" svg:width="0.089cm" svg:height="0.198cm" svg:x="8.627cm" svg:y="0.604cm" svg:viewBox="0 0 90 199" svg:d="M83 12c0-5-4-12-12-12-9 0-17 8-17 17 0 5 4 11 12 11s17-9 17-16zM22 161c-2 5-3 8-3 13 0 13 12 25 28 25 30 0 43-41 43-45s-4-4-5-4c-3 0-5 1-6 5-6 24-19 36-31 36-6 0-7-4-7-11s2-12 5-19c2-7 6-16 9-23s13-35 15-38c1-3 1-6 1-9 0-14-11-25-28-25-29 0-43 40-43 44 0 5 5 5 6 5 4 0 4-2 5-5 7-26 20-36 31-36 5 0 7 3 7 10s-1 12-8 30c-6 16-13 31-19 47z"><text:p/></draw:path><draw:path draw:style-name="gr362" draw:text-style-name="P51" svg:width="0.096cm" svg:height="0.42cm" svg:x="8.778cm" svg:y="0.423cm" svg:viewBox="0 0 97 421" svg:d="M97 211c0-33-3-84-27-132-26-51-62-79-66-79-3 0-4 2-4 5 0 1 0 1 8 9 41 41 65 108 65 197 0 72-15 146-68 199-5 5-5 6-5 7 0 3 1 4 4 4 4 0 42-29 67-81 21-47 26-94 26-129z"><text:p/></draw:path><draw:path draw:style-name="gr362" draw:text-style-name="P51" svg:width="0.279cm" svg:height="0.097cm" svg:x="9.059cm" svg:y="0.587cm" svg:viewBox="0 0 280 98" svg:d="M266 17c6 0 14 0 14-9 0-8-8-8-14-8-84 0-169 0-253 0-6 0-13 0-13 8 0 9 7 9 14 9 84 0 168 0 252 0zM266 98c6 0 14 0 14-8s-8-8-14-8c-84 0-168 0-252 0-7 0-14 0-14 8s7 8 13 8c84 0 169 0 253 0z"><text:p/></draw:path><draw:path draw:style-name="gr362" draw:text-style-name="P51" svg:width="0.228cm" svg:height="0.19cm" svg:x="9.543cm" svg:y="0.266cm" svg:viewBox="0 0 229 191" svg:d="M25 161c-1 6-3 17-3 18 0 8 6 12 12 12 4 0 13-4 15-12 1-1 6-21 9-31 3-14 6-26 9-39 3-8 5-18 7-27 2-8 5-20 5-22 6-13 29-52 69-52 19 0 22 16 22 30 0 27-20 81-26 99-5 9-5 14-5 19 0 20 15 35 35 35 40 0 55-61 55-65 0-5-3-5-5-5-4 0-4 1-7 9-8 27-21 51-42 51-7 0-11-3-11-14 0-10 4-21 8-29 8-23 26-70 26-94 0-27-18-44-49-44-37 0-58 26-65 36-2-23-20-36-40-36-19 0-27 16-31 24-7 14-13 38-13 41s5 3 6 3c4 0 5 0 7-9 7-30 16-51 30-51 9 0 13 6 13 21 0 8-1 13-6 35-8 32-16 64-25 97z"><text:p/></draw:path><draw:path draw:style-name="gr362" draw:text-style-name="P51" svg:width="0.096cm" svg:height="0.42cm" svg:x="9.897cm" svg:y="0.139cm" svg:viewBox="0 0 97 421" svg:d="M97 416c0-1 0-2-7-9-53-53-66-132-66-197 0-73 16-146 68-199 5-5 5-6 5-7 0-3-1-4-3-4-5 0-44 28-68 82-21 46-26 93-26 128 0 34 4 84 28 132 25 51 61 79 66 79 2 0 3-1 3-5z"><text:p/></draw:path><draw:path draw:style-name="gr362" draw:text-style-name="P51" svg:width="0.227cm" svg:height="0.19cm" svg:x="10.031cm" svg:y="0.266cm" svg:viewBox="0 0 228 191" svg:d="M24 161c-1 6-4 17-4 18 0 8 6 12 12 12s14-4 16-12c1-1 6-21 8-31 4-14 6-26 10-39 2-8 5-18 7-27 1-8 5-20 5-22 7-13 29-52 70-52 18 0 22 16 22 30 0 27-21 81-27 99-4 9-5 14-5 19 0 20 16 35 35 35 39 0 55-61 55-65 0-5-4-5-5-5-5 0-5 1-6 9-8 27-23 51-43 51-7 0-11-3-11-14 0-10 4-21 9-29 7-23 25-70 25-94 0-27-18-44-48-44-39 0-59 26-66 36-3-23-19-36-39-36s-27 16-32 24c-6 14-12 38-12 41s4 3 5 3c3 0 5 0 7-9 7-30 16-51 30-51 8 0 13 6 13 21 0 8-1 13-6 35-8 32-17 64-25 97z"><text:p/></draw:path><draw:path draw:style-name="gr362" draw:text-style-name="P51" svg:width="0.28cm" svg:height="0.28cm" svg:x="10.389cm" svg:y="0.206cm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362" draw:text-style-name="P51" svg:width="0.138cm" svg:height="0.28cm" svg:x="10.824cm" svg:y="0.171cm" svg:viewBox="0 0 139 281" svg:d="M86 11c0-10 0-11-9-11-27 28-64 28-77 28 0 3 0 8 0 12 8 0 34 0 55-11 0 73 0 145 0 218 0 16-1 21-38 21-5 0-10 0-15 0 0 3 0 8 0 13 16-1 52-1 69-1s54 0 68 1c0-5 0-10 0-13-5 0-8 0-13 0-38 0-40-5-40-21 0-79 0-157 0-236z"><text:p/></draw:path><draw:path draw:style-name="gr362" draw:text-style-name="P51" svg:width="0.096cm" svg:height="0.42cm" svg:x="11.022cm" svg:y="0.139cm" svg:viewBox="0 0 97 421" svg:d="M97 210c0-32-5-84-27-131-26-53-62-79-66-79-3 0-4 1-4 4 0 1 0 2 7 9 42 42 66 109 66 197 0 72-15 146-68 199-5 5-5 6-5 7 0 3 1 5 4 5 4 0 42-29 67-83 21-45 26-92 26-128z"><text:p/></draw:path><draw:path draw:style-name="gr362" draw:text-style-name="P51" svg:width="0.096cm" svg:height="0.42cm" svg:x="11.274cm" svg:y="0.139cm" svg:viewBox="0 0 97 421" svg:d="M97 416c0-1 0-2-7-9-53-53-66-132-66-197 0-73 16-146 68-199 5-5 5-6 5-7 0-3-1-4-3-4-5 0-42 28-68 82-21 46-26 93-26 128 0 34 5 84 28 132 25 51 61 79 66 79 2 0 3-1 3-5z"><text:p/></draw:path><draw:path draw:style-name="gr362" draw:text-style-name="P51" svg:width="0.167cm" svg:height="0.28cm" svg:x="11.417cm" svg:y="0.171cm" svg:viewBox="0 0 168 281" svg:d="M32 248c15-14 30-28 45-43 66-59 91-81 91-123 0-48-37-82-89-82-48 0-79 38-79 77 0 23 22 23 23 23 7 0 21-5 21-22 0-11-7-23-22-23-3 0-4 0-5 1 9-27 32-43 56-43 39 0 57 34 57 69 0 33-21 67-45 93-26 30-54 60-80 90-5 5-5 6-5 16 53 0 104 0 157 0 4-25 7-49 11-73-4 0-6 0-10 0-2 12-6 31-9 37-4 3-31 3-41 3-25 0-50 0-76 0z"><text:p/></draw:path><draw:path draw:style-name="gr362" draw:text-style-name="P51" svg:width="0.228cm" svg:height="0.19cm" svg:x="11.619cm" svg:y="0.266cm" svg:viewBox="0 0 229 191" svg:d="M25 161c-1 6-3 17-3 18 0 8 6 12 12 12 4 0 13-4 15-12 1-1 6-21 9-31 3-14 6-26 9-39 3-8 5-18 7-27 2-8 5-20 5-22 6-13 29-52 69-52 19 0 22 16 22 30 0 27-20 81-26 99-5 9-5 14-5 19 0 20 15 35 35 35 40 0 55-61 55-65 0-5-3-5-5-5-4 0-4 1-7 9-8 27-21 51-42 51-7 0-11-3-11-14 0-10 4-21 9-29 7-23 25-70 25-94 0-27-18-44-48-44-38 0-59 26-66 36-2-23-20-36-40-36s-26 16-31 24c-7 14-13 38-13 41s5 3 6 3c4 0 5 0 7-9 7-30 16-51 30-51 9 0 13 6 13 21 0 8-1 13-6 35-8 32-16 64-25 97z"><text:p/></draw:path><draw:path draw:style-name="gr362" draw:text-style-name="P51" svg:width="0.28cm" svg:height="0.28cm" svg:x="11.977cm" svg:y="0.206cm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362" draw:text-style-name="P51" svg:width="0.138cm" svg:height="0.28cm" svg:x="12.413cm" svg:y="0.1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362" draw:text-style-name="P51" svg:width="0.096cm" svg:height="0.42cm" svg:x="12.611cm" svg:y="0.139cm" svg:viewBox="0 0 97 421" svg:d="M97 210c0-32-5-84-27-131-26-53-62-79-66-79-3 0-4 1-4 4 0 1 0 2 7 9 42 42 66 109 66 197 0 72-15 146-68 199-5 5-5 6-5 7 0 3 1 5 4 5 4 0 42-29 67-83 21-45 26-92 26-128z"><text:p/></draw:path><draw:path draw:style-name="gr362" draw:text-style-name="P51" svg:width="3.219cm" svg:height="0.016cm" svg:x="9.531cm" svg:y="0.624cm" svg:viewBox="0 0 3220 17" svg:d="M0 0c1073 0 2147 0 3220 0 0 6 0 11 0 17-1073 0-2147 0-3220 0 0-6 0-11 0-17z"><text:p/></draw:path><draw:path draw:style-name="gr362" draw:text-style-name="P51" svg:width="0.174cm" svg:height="0.289cm" svg:x="10.831cm" svg:y="0.744cm" svg:viewBox="0 0 175 290" svg:d="M38 143c0-4 0-6 0-10 0-107 53-122 74-122 10 0 28 2 37 17-6 0-23 0-23 19 0 13 10 19 19 19 7 0 19-4 19-20 0-26-18-46-52-46-54 0-112 55-112 148 0 112 49 142 89 142 47 0 86-39 86-94 0-54-37-95-84-95-29 0-44 21-53 42zM89 278c-27 0-40-25-42-31-7-20-7-54-7-61 0-32 13-76 51-76 6 0 25 0 39 27 8 15 8 37 8 57 0 21 0 42-7 57-13 25-33 27-42 27z"><text:p/></draw:path><draw:path draw:style-name="gr362" draw:text-style-name="P51" svg:width="0.228cm" svg:height="0.19cm" svg:x="11.037cm" svg:y="0.841cm" svg:viewBox="0 0 229 191" svg:d="M25 162c-1 6-3 16-3 18 0 7 6 11 12 11 4 0 13-4 15-12 1 0 6-21 9-31 3-12 6-26 9-38 3-9 5-19 7-28 2-8 5-20 5-21 6-13 29-51 69-51 19 0 22 15 22 28 0 27-20 81-26 99-5 9-5 15-5 19 0 20 15 35 35 35 40 0 55-61 55-65s-3-4-5-4c-4 0-4 2-7 8-8 28-21 51-42 51-7 0-11-3-11-13 0-11 4-20 8-30 8-23 26-68 26-92 0-29-18-46-48-46-38 0-59 28-66 37-2-24-20-37-40-37s-26 17-31 24c-7 14-13 40-13 41 0 5 5 5 6 5 4 0 5-2 7-10 7-30 16-50 30-50 9 0 13 4 13 19 0 8-1 13-6 35-8 32-16 66-25 98z"><text:p/></draw:path><draw:path draw:style-name="gr362" draw:text-style-name="P51" svg:width="0.129cm" svg:height="0.195cm" svg:x="11.297cm" svg:y="0.707cm" svg:viewBox="0 0 130 196" svg:d="M130 142c-4 0-6 0-10 0-1 7-4 24-7 27-3 1-25 1-30 1-18 0-36 0-54 0 31-27 41-36 59-49 21-18 42-36 42-63 0-36-32-58-69-58s-61 25-61 53c0 14 12 15 16 15 7 0 15-4 15-15 0-5-2-16-18-16 10-20 30-26 43-26 30 0 46 23 46 47 0 25-19 45-29 56-24 23-47 47-71 70-2 3-2 3-2 12 41 0 80 0 121 0 3-18 6-36 9-54z"><text:p/></draw:path><draw:path draw:style-name="gr362" draw:text-style-name="P51" svg:width="0.222cm" svg:height="0.185cm" svg:x="12.818cm" svg:y="0.557cm" svg:viewBox="0 0 223 186" svg:d="M202 24c6 0 21 0 21-13 0-11-9-11-17-11-32 0-63 0-96 0-63 0-110 70-110 120 0 37 24 66 62 66 51 0 107-50 107-115 0-7 0-28-13-47 16 0 30 0 46 0zM64 178c-21 0-39-16-39-46 0-13 6-48 21-72 18-30 43-36 57-36 35 0 39 29 39 42 0 19-9 54-23 76-17 24-40 36-55 36z"><text:p/></draw:path><draw:path draw:style-name="gr362" draw:text-style-name="P51" svg:width="0.13cm" svg:height="0.195cm" svg:x="13.076cm" svg:y="0.37cm" svg:viewBox="0 0 131 196" svg:d="M131 143c-4 0-6 0-10 0-1 6-5 24-8 26-3 3-25 3-29 3-18 0-36 0-54 0 30-28 41-36 59-51 21-17 42-35 42-63 0-36-31-58-70-58-36 0-61 26-61 53 0 15 13 17 16 17 7 0 15-5 15-16 0-5-1-16-17-16 9-20 29-27 44-27 28 0 44 23 44 47 0 26-18 46-28 56-24 24-46 47-70 71-4 2-4 3-4 11 41 0 82 0 122 0 3-18 6-35 9-53z"><text:p/></draw:path></draw:g></text:span></text:p>
      <text:p text:style-name="P27" loext:marker-style-name="T4"><text:span text:style-name="T4">Problem </text:span><text:span text:style-name="T7">4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6" table:style-name="표6">
        <table:table-column table:style-name="표6.A"/>
        <table:table-row table:style-name="표6.1">
          <table:table-cell table:style-name="표6.A1" office:value-type="string">
            <text:p text:style-name="P13"/>
            <text:p text:style-name="P13"><draw:g text:anchor-type="as-char" svg:y="-0.245cm" draw:z-index="44" draw:name="모양41" draw:style-name="gr360"><svg:title>TexMaths</svg:title><svg:desc>12§display§n_1p_1p_3+n_2p_2-n_2p_2p_3§svg§600§FALSE§</svg:desc><draw:path draw:style-name="gr361" draw:text-style-name="P50" svg:width="4.282cm" svg:height="0.281cm" svg:x="0.008cm" svg:y="0.021cm" svg:viewBox="0 0 4283 282" svg:d="M0 0c1427 0 2856 0 4283 0 0 94 0 189 0 282-1427 0-2856 0-4283 0 0-93 0-188 0-282z"><text:p/></draw:path><draw:path draw:style-name="gr362" draw:text-style-name="P51" svg:width="0.228cm" svg:height="0.189cm" svg:x="-0.001cm" svg:y="0.059cm" svg:viewBox="0 0 229 190" svg:d="M25 161c-1 6-3 16-3 17 0 8 6 12 12 12 4 0 12-4 15-12 0-1 6-19 9-30 2-13 6-25 8-37 2-10 6-20 7-29 3-8 6-20 6-21 6-13 29-51 69-51 19 0 22 15 22 30 0 25-20 79-27 97-4 10-4 14-4 19 0 19 15 34 35 34 40 0 55-60 55-64 0-3-5-3-6-3-3 0-3 1-6 7-8 29-21 50-43 50-7 0-10-3-10-13s4-19 8-29c8-23 26-68 26-92 0-29-18-46-49-46-37 0-59 28-66 37-1-24-19-37-39-37-19 0-27 17-31 24-7 14-13 40-13 41 0 5 4 2 5 5 5 0 5-2 7-10 7-30 16-50 31-50 9 0 13 6 13 19 0 9-1 13-7 36-8 31-15 64-24 96z"><text:p/></draw:path><draw:path draw:style-name="gr362" draw:text-style-name="P51" svg:width="0.106cm" svg:height="0.194cm" svg:x="0.273cm" svg:y="0.113cm" svg:viewBox="0 0 107 195" svg:d="M66 8c0-8 0-8-8-8-20 18-46 19-58 19 0 4 0 6 0 10 7 0 26 0 42-7 0 49 0 99 0 149 0 9 0 13-29 13-3 0-8 0-12 0 0 3 0 7 0 11 6-2 42-2 53-2 10 0 47 0 53 2 0-4 0-8 0-11-4 0-7 0-11 0-30 0-30-4-30-13 0-54 0-109 0-163z"><text:p/></draw:path><draw:path draw:style-name="gr362" draw:text-style-name="P51" svg:width="0.22cm" svg:height="0.266cm" svg:x="0.415cm" svg:y="0.059cm" svg:viewBox="0 0 221 267" svg:d="M32 237c-3 14-3 16-22 16-5 0-10 0-10 9 0 3 2 5 6 5 11 0 23-2 35-2 14 0 29 2 42 2 2 0 7 0 7-9 0-5-4-5-10-5-21 0-21-2-21-6 0-6 18-74 21-84 5 12 17 27 39 27 49 0 102-60 102-123 0-39-24-67-57-67-21 0-42 16-55 32-5-22-23-32-38-32-19 0-28 17-31 24-8 14-14 40-14 41 0 5 5 5 6 5 4 0 4-2 8-10 7-30 15-50 30-50 7 0 13 3 13 19 0 9-1 14-3 21-15 63-32 124-48 187zM107 55c3-12 14-23 21-30 16-12 28-15 35-15 17 0 27 14 27 39s-14 74-22 89c-14 29-34 42-49 42-29 0-34-33-34-36 0-1 0-1 1-7 8-28 14-55 21-82z"><text:p/></draw:path><draw:path draw:style-name="gr362" draw:text-style-name="P51" svg:width="0.107cm" svg:height="0.194cm" svg:x="0.673cm" svg:y="0.113cm" svg:viewBox="0 0 108 195" svg:d="M67 8c0-8-1-8-9-8-18 18-46 19-58 19 0 4 0 6 0 10 7 0 26 0 43-7 0 49 0 99 0 149 0 9 0 13-30 13-3 0-7 0-11 0 0 3 0 7 0 11 5-2 41-2 53-2 9 0 46 0 53 2 0-4 0-8 0-11-4 0-8 0-12 0-29 0-29-4-29-13 0-54 0-109 0-163z"><text:p/></draw:path><draw:path draw:style-name="gr362" draw:text-style-name="P51" svg:width="0.219cm" svg:height="0.266cm" svg:x="0.817cm" svg:y="0.059cm" svg:viewBox="0 0 220 267" svg:d="M32 237c-3 14-4 16-22 16-6 0-10 0-10 9 0 3 1 5 5 5 12 0 24-2 36-2 13 0 27 2 41 2 2 0 8 0 8-9 0-5-5-5-11-5-20 0-20-2-20-6 0-6 18-74 20-84 6 12 17 27 39 27 49 0 102-60 102-123 0-39-24-67-57-67-20 0-41 16-55 32-4-22-22-32-37-32-21 0-28 17-31 24-9 14-14 40-14 41 0 5 4 5 5 5 4 0 5-2 7-10 8-30 16-50 32-50 7 0 12 3 12 19 0 9-2 14-3 21-15 63-31 124-47 187zM107 55c2-12 13-23 21-30 15-12 27-15 34-15 17 0 28 14 28 39s-15 74-22 89c-14 29-35 42-50 42-28 0-34-33-34-36 0-1 0-1 1-7 7-28 15-55 22-82z"><text:p/></draw:path><draw:path draw:style-name="gr362" draw:text-style-name="P51" svg:width="0.135cm" svg:height="0.198cm" svg:x="1.059cm" svg:y="0.113cm" svg:viewBox="0 0 136 199" svg:d="M65 97c23 0 39 16 39 47 0 36-21 47-38 47-12 0-38-4-50-20 14-2 16-10 16-16 0-10-7-17-15-17-9 0-17 5-17 18 0 27 31 43 66 43 41 0 70-26 70-55 0-23-20-45-52-53 31-11 42-32 42-50 0-24-26-41-59-41s-57 16-57 40c0 9 6 15 14 15 10 0 16-7 16-15 0-9-6-15-16-16 11-12 31-16 42-16 13 0 32 6 32 33 0 12-4 25-12 35-9 10-18 12-33 12-7 1-7 1-9 1-1 0-3 1-3 3 0 5 2 5 8 5 5 0 11 0 16 0z"><text:p/></draw:path><draw:path draw:style-name="gr362" draw:text-style-name="P51" svg:width="0.28cm" svg:height="0.278cm" svg:x="1.349cm" svg:y="0cm" svg:viewBox="0 0 281 279" svg:d="M149 149c39 0 78 0 117 0 6 0 15 0 15-8 0-9-9-9-15-9-39 0-78 0-117 0 0-40 0-78 0-118 0-6 0-14-9-14-8 0-8 8-8 14 0 40 0 78 0 118-40 0-78 0-118 0-6 0-14 0-14 9 0 8 8 8 14 8 40 0 78 0 118 0 0 38 0 78 0 116 0 5 0 14 8 14 9 0 9-9 9-14 0-38 0-78 0-116z"><text:p/></draw:path><draw:path draw:style-name="gr362" draw:text-style-name="P51" svg:width="0.227cm" svg:height="0.189cm" svg:x="1.76cm" svg:y="0.059cm" svg:viewBox="0 0 228 190" svg:d="M25 161c-1 6-5 16-5 17 0 8 6 12 14 12 4 0 12-4 15-12 0-1 5-19 7-30 4-13 6-25 10-37 2-10 5-20 7-29 1-8 5-20 6-21 6-13 28-51 69-51 19 0 22 15 22 30 0 25-20 79-27 97-4 10-5 14-5 19 0 19 16 34 35 34 39 0 55-60 55-64 0-3-4-3-5-3-3 0-3 1-6 7-8 29-23 50-43 50-7 0-10-3-10-13s4-19 8-29c8-23 25-68 25-92 0-29-18-46-48-46-39 0-59 28-66 37-3-24-19-37-39-37-19 0-27 17-32 24-6 14-12 40-12 41 0 5 4 5 5 5 5 0 5-2 7-10 7-30 16-50 31-50 9 0 13 6 13 19 0 9-1 13-7 36-8 31-15 64-24 96z"><text:p/></draw:path><draw:path draw:style-name="gr362" draw:text-style-name="P51" svg:width="0.13cm" svg:height="0.194cm" svg:x="2.019cm" svg:y="0.113cm" svg:viewBox="0 0 131 195" svg:d="M131 142c-4 0-7 0-11 0 0 6-4 23-7 25s-25 2-29 2c-18 0-37 0-55 0 31-26 42-34 60-48 21-18 42-36 42-63 0-36-31-58-70-58-36 0-61 25-61 53 0 14 13 15 16 15 7 0 15-4 15-15 0-5-2-16-17-16 9-20 29-26 44-26 28 0 44 23 44 47 0 25-18 45-28 56-24 23-46 46-70 69-4 2-4 3-4 12 41 0 80 0 121 0 4-18 6-35 10-53z"><text:p/></draw:path><draw:path draw:style-name="gr362" draw:text-style-name="P51" svg:width="0.219cm" svg:height="0.266cm" svg:x="2.175cm" svg:y="0.059cm" svg:viewBox="0 0 220 267" svg:d="M32 237c-3 14-4 16-22 16-5 0-10 0-10 9 0 3 2 5 5 5 12 0 24-2 36-2 14 0 29 2 42 2 2 0 7 0 7-9 0-5-4-5-10-5-21 0-21-2-21-6 0-6 18-74 20-84 6 12 18 27 40 27 48 0 101-60 101-123 0-39-24-67-56-67-21 0-42 16-55 32-5-22-23-32-38-32-19 0-28 17-31 24-8 14-14 40-14 41 0 5 4 2 5 5 5 0 5-2 7-10 8-30 16-50 32-50 7 0 13 3 13 19 0 9-1 14-4 21-15 63-31 124-47 187zM107 55c2-12 14-23 21-30 15-12 28-15 35-15 17 0 27 14 27 39s-15 74-22 89c-14 29-35 42-50 42-28 0-33-33-33-36 0-1 0-1 1-7 8-28 14-55 21-82z"><text:p/></draw:path><draw:path draw:style-name="gr362" draw:text-style-name="P51" svg:width="0.13cm" svg:height="0.194cm" svg:x="2.419cm" svg:y="0.113cm" svg:viewBox="0 0 131 195" svg:d="M131 142c-4 0-6 0-10 0-1 6-3 23-8 25-3 2-25 2-29 2-18 0-36 0-54 0 31-26 41-34 59-48 21-18 42-36 42-63 0-36-31-58-69-58-37 0-62 25-62 53 0 14 13 15 16 15 7 0 15-4 15-15 0-5-1-16-17-16 10-20 29-26 44-26 28 0 44 23 44 47 0 25-18 45-28 56-24 23-46 46-70 69-4 2-4 3-4 12 41 0 82 0 122 0 3-18 6-35 9-53z"><text:p/></draw:path><draw:path draw:style-name="gr362" draw:text-style-name="P51" svg:width="0.256cm" svg:height="0.016cm" svg:x="2.719cm" svg:y="0.132cm" svg:viewBox="0 0 257 17" svg:d="M242 17c8 0 15 0 15-9 0-8-7-8-15-8-75 0-152 0-228 0-7 0-14 0-14 8 0 9 7 9 14 9 76 0 153 0 228 0z"><text:p/></draw:path><draw:path draw:style-name="gr362" draw:text-style-name="P51" svg:width="0.228cm" svg:height="0.189cm" svg:x="3.117cm" svg:y="0.059cm" svg:viewBox="0 0 229 190" svg:d="M25 161c-1 6-3 16-3 17 0 8 6 12 12 12 4 0 12-4 15-12 0-1 5-19 9-30 2-13 6-25 8-37 2-10 6-20 7-29 3-8 5-20 6-21 6-13 29-51 69-51 19 0 22 15 22 30 0 25-20 79-27 97-4 10-4 14-4 19 0 19 15 34 35 34 40 0 55-60 55-64 0-3-5-3-6-3-3 0-3 1-6 7-8 29-23 50-43 50-7 0-10-3-10-13s4-19 8-29c8-23 26-68 26-92 0-29-19-46-49-46-37 0-59 28-66 37-1-24-19-37-39-37-19 0-27 17-31 24-7 14-13 40-13 41 0 5 4 2 5 5 5 0 5-2 7-10 7-30 16-50 31-50 9 0 13 6 13 19 0 9-1 13-7 36-8 31-15 64-24 96z"><text:p/></draw:path><draw:path draw:style-name="gr362" draw:text-style-name="P51" svg:width="0.13cm" svg:height="0.194cm" svg:x="3.376cm" svg:y="0.113cm" svg:viewBox="0 0 131 195" svg:d="M131 142c-4 0-6 0-10 0-1 6-5 23-8 25s-25 2-29 2c-18 0-36 0-54 0 30-26 41-34 59-48 21-18 42-36 42-63 0-36-31-58-70-58-36 0-61 25-61 53 0 14 13 15 16 15 7 0 15-4 15-15 0-5-1-16-17-16 10-20 29-26 44-26 28 0 44 23 44 47 0 25-18 45-28 56-24 23-46 46-70 69-4 2-4 3-4 12 41 0 82 0 122 0 3-18 6-35 9-53z"><text:p/></draw:path><draw:path draw:style-name="gr362" draw:text-style-name="P51" svg:width="0.22cm" svg:height="0.266cm" svg:x="3.534cm" svg:y="0.059cm" svg:viewBox="0 0 221 267" svg:d="M32 237c-3 14-3 16-22 16-5 0-10 0-10 9 0 3 2 5 6 5 11 0 23-2 35-2 14 0 29 2 42 2 2 0 7 0 7-9 0-5-4-5-10-5-21 0-21-2-21-6 0-6 18-74 21-84 5 12 17 27 39 27 49 0 102-60 102-123 0-39-24-67-57-67-21 0-42 16-55 32-5-22-23-32-38-32-19 0-28 17-31 24-8 14-14 40-14 41 0 5 5 5 6 5 4 0 4-2 8-10 6-30 15-50 30-50 7 0 13 3 13 19 0 9-1 14-3 21-15 63-32 124-48 187zM107 55c3-12 14-23 21-30 16-12 28-15 35-15 17 0 27 14 27 39s-14 74-22 89c-14 29-34 42-49 42-29 0-34-33-34-36 0-1 0-1 1-7 8-28 14-55 21-82z"><text:p/></draw:path><draw:path draw:style-name="gr362" draw:text-style-name="P51" svg:width="0.129cm" svg:height="0.194cm" svg:x="3.779cm" svg:y="0.113cm" svg:viewBox="0 0 130 195" svg:d="M130 142c-4 0-6 0-10 0-1 6-4 23-7 25s-25 2-30 2c-18 0-36 0-54 0 31-26 41-34 59-48 21-18 42-36 42-63 0-36-32-58-69-58s-61 25-61 53c0 14 12 15 16 15 7 0 15-4 15-15 0-5-2-16-18-16 10-20 30-26 43-26 30 0 46 23 46 47 0 25-19 45-29 56-24 23-47 46-71 69-2 2-2 3-2 12 41 0 80 0 121 0 3-18 6-35 9-53z"><text:p/></draw:path><draw:path draw:style-name="gr362" draw:text-style-name="P51" svg:width="0.219cm" svg:height="0.266cm" svg:x="3.936cm" svg:y="0.059cm" svg:viewBox="0 0 220 267" svg:d="M32 237c-3 14-4 16-22 16-6 0-10 0-10 9 0 3 1 5 5 5 12 0 24-2 36-2 13 0 27 2 41 2 2 0 8 0 8-9 0-5-5-5-11-5-20 0-20-2-20-6 0-6 18-74 20-84 6 12 17 27 39 27 49 0 102-60 102-123 0-39-24-67-57-67-20 0-41 16-55 32-4-22-22-32-37-32-21 0-28 17-31 24-9 14-14 40-14 41 0 5 4 5 5 5 4 0 5-2 7-10 8-30 16-50 32-50 7 0 12 3 12 19 0 9-2 14-3 21-15 63-31 124-47 187zM106 55c3-12 14-23 22-30 15-12 27-15 34-15 17 0 28 14 28 39s-15 74-22 89c-14 29-35 42-50 42-28 0-34-33-34-36 0-1 0-1 1-7 7-28 13-55 21-82z"><text:p/></draw:path><draw:path draw:style-name="gr362" draw:text-style-name="P51" svg:width="0.135cm" svg:height="0.198cm" svg:x="4.177cm" svg:y="0.113cm" svg:viewBox="0 0 136 199" svg:d="M65 97c23 0 39 16 39 47 0 36-21 47-38 47-12 0-38-4-50-20 13-2 16-10 16-16 0-10-7-17-15-17-9 0-17 5-17 18 0 27 30 43 66 43 41 0 70-26 70-55 0-23-20-45-52-53 31-11 42-32 42-50 0-24-26-41-59-41s-59 16-59 40c0 9 8 15 16 15 10 0 16-7 16-15 0-9-6-15-16-16 11-12 31-16 42-16 13 0 32 6 32 33 0 12-4 25-12 35-9 10-18 12-33 12-7 1-7 1-9 1-1 0-3 1-3 3 0 5 2 5 7 5 6 0 11 0 17 0z"><text:p/></draw:path></draw:g></text:p>
            <text:p text:style-name="P13"/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1" loext:marker-style-name="T3"/>
      <text:p text:style-name="P4">sup <draw:g text:anchor-type="as-char" svg:y="-0.314cm" draw:z-index="40" draw:name="모양42" draw:style-name="gr360"><svg:title>TexMaths</svg:title><svg:desc>12§display§X_1\sim Bin\left(n_1, p_1\right)§svg§600§FALSE§</svg:desc><draw:path draw:style-name="gr361" draw:text-style-name="P50" svg:width="3.182cm" svg:height="0.376cm" svg:x="0.008cm" svg:y="0.021cm" svg:viewBox="0 0 3183 377" svg:d="M0 0c1061 0 2122 0 3183 0 0 126 0 251 0 377-1061 0-2122 0-3183 0 0-126 0-251 0-377z"><text:p/></draw:path><draw:path draw:style-name="gr362" draw:text-style-name="P51" svg:width="0.346cm" svg:height="0.285cm" svg:x="-0.001cm" svg:y="0.028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5 12-4 1-9 1-9 8 0 5 5 5 7 5 12 0 41-1 53-1 11 0 36 1 47 1 2 0 8 0 8-8 0-5-4-5-8-5-28 0-29-1-36-18-17-39-44-104-54-129 29-30 73-80 86-92 12-10 28-20 53-21 6-1 10-1 10-8 0-1 0-5-5-5-13 0-28 1-40 1-15 0-32-1-46-1-4 0-9 0-9 8 0 3 3 4 5 5 4 0 17 1 17 12 0 6-5 12-7 16-23 24-46 48-69 73z"><text:p/></draw:path><draw:path draw:style-name="gr362" draw:text-style-name="P51" svg:width="0.107cm" svg:height="0.195cm" svg:x="0.369cm" svg:y="0.183cm" svg:viewBox="0 0 108 196" svg:d="M67 8c0-8-1-8-9-8-18 18-46 18-58 18 0 4 0 7 0 11 7 0 26 0 43-9 0 51 0 101 0 152 0 10 0 13-30 13-3 0-7 0-11 0 0 4 0 7 0 11 5-1 41-1 53-1 9 0 46 0 53 1 0-4 0-7 0-11-4 0-8 0-12 0-29 0-29-3-29-13 0-55 0-109 0-164z"><text:p/></draw:path><draw:path draw:style-name="gr362" draw:text-style-name="P51" svg:width="0.28cm" svg:height="0.099cm" svg:x="0.666cm" svg:y="0.16cm" svg:viewBox="0 0 281 100" svg:d="M281 14c0-9-3-13-6-13s-5 3-6 11c-1 41-29 64-59 64-26 0-47-18-67-36-22-20-43-40-72-40-47 0-71 47-71 85 0 14 5 14 6 14 5 0 6-9 6-10 1-46 32-65 59-65 26 0 47 18 67 36 22 19 43 40 72 40 46 0 71-47 71-86z"><text:p/></draw:path><draw:path draw:style-name="gr362" draw:text-style-name="P51" svg:width="0.3cm" svg:height="0.285cm" svg:x="1.105cm" svg:y="0.028cm" svg:viewBox="0 0 301 286" svg:d="M49 254c-3 15-5 19-38 19-7 0-11 0-11 8 0 5 4 5 11 5 50 0 101 0 151 0 66 0 116-49 116-90 0-30-25-54-66-59 45-8 89-40 89-79 0-32-27-58-79-58-47 0-95 0-142 0-7 0-12 0-12 8 0 5 4 5 12 5 2 0 9 0 16 0 8 1 12 1 12 7 0 2 0 3-1 9-19 74-39 150-58 225zM113 133c8-34 18-69 26-104 4-15 5-16 23-16s37 0 55 0c36 0 46 24 46 43 0 38-36 77-88 77-20 0-42 0-62 0zM95 273c-6 0-7 0-10 0-5 0-6-1-6-5 0-1 0-1 3-10 9-38 19-76 28-115 27 0 54 0 81 0 39 0 48 30 48 49 0 40-37 81-88 81-19 0-37 0-56 0z"><text:p/></draw:path><draw:path draw:style-name="gr362" draw:text-style-name="P51" svg:width="0.111cm" svg:height="0.281cm" svg:x="1.44cm" svg:y="0.036cm" svg:viewBox="0 0 112 282" svg:d="M108 16c0-9-6-16-16-16s-22 12-22 23c0 8 6 15 15 15 11 0 23-9 23-22zM76 174c6-12 6-13 9-24 4-8 6-14 6-23 0-19-14-34-35-34-39 0-56 61-56 64 0 5 5 5 6 5 4 0 5-1 6-8 12-40 29-52 43-52 4 0 11 0 11 13 0 9-4 18-5 22-3 11-23 60-30 78-3 11-9 24-9 33 0 20 14 34 34 34 40 0 56-60 56-63 0-4-4-4-5-4-4 0-4 1-6 7-9 26-22 51-43 51-8 0-11-4-11-13 0-11 3-17 13-41 5-16 11-30 16-45z"><text:p/></draw:path><draw:path draw:style-name="gr362" draw:text-style-name="P51" svg:width="0.227cm" svg:height="0.19cm" svg:x="1.587cm" svg:y="0.129cm" svg:viewBox="0 0 228 191" svg:d="M24 161c-1 7-4 17-4 19 0 8 6 11 12 11 5 0 14-3 16-12 1-1 6-20 8-31 4-13 6-25 10-37 2-10 5-20 7-29 1-7 5-19 5-21 6-13 29-51 68-51 20 0 23 15 23 28 0 27-20 81-26 99-5 10-5 14-5 19 0 21 14 35 35 35 39 0 55-61 55-65 0-3-4-3-5-3-5 0-5 1-7 7-8 29-22 52-42 52-7 0-11-4-11-14 0-11 4-20 7-30 9-23 27-68 27-92 0-29-18-46-48-46-39 0-59 28-66 37-3-24-21-37-40-37-20 0-26 17-31 24-7 14-12 40-12 41 0 5 4 5 5 5 3 0 5-1 7-10 7-30 16-50 30-50 8 0 13 4 13 19 0 8-1 13-6 35-8 32-17 65-25 97z"><text:p/></draw:path><draw:path draw:style-name="gr362" draw:text-style-name="P51" svg:width="0.096cm" svg:height="0.42cm" svg:x="1.938cm" svg:y="-0.001cm" svg:viewBox="0 0 97 421" svg:d="M97 416c0-1 0-1-7-9-53-54-66-133-66-197 0-73 16-146 67-198 6-6 6-6 6-7 0-4-1-5-5-5-3 0-42 29-66 83-21 46-26 92-26 127 0 33 4 83 28 131 25 52 61 80 64 80 4 0 5-1 5-5z"><text:p/></draw:path><draw:path draw:style-name="gr362" draw:text-style-name="P51" svg:width="0.227cm" svg:height="0.19cm" svg:x="2.073cm" svg:y="0.129cm" svg:viewBox="0 0 228 191" svg:d="M24 161c-1 7-4 17-4 19 0 8 6 11 12 11s14-3 16-12c1-1 6-20 8-31 4-13 6-25 10-37 2-10 5-20 7-29 1-7 5-19 5-21 6-13 29-51 68-51 20 0 23 15 23 28 0 27-20 81-26 99-5 10-5 14-5 19 0 21 14 35 35 35 39 0 55-61 55-65 0-3-4-3-5-3-5 0-5 1-7 7-8 29-22 52-42 52-7 0-11-4-11-14 0-11 4-20 9-30 7-23 25-68 25-92 0-29-18-46-48-46-39 0-59 28-66 37-3-24-21-37-40-37-20 0-26 17-31 24-7 14-12 40-12 41 0 5 4 5 5 5 3 0 5-1 7-10 7-30 16-50 30-50 8 0 13 4 13 19 0 8-1 13-6 35-8 32-17 65-25 97z"><text:p/></draw:path><draw:path draw:style-name="gr362" draw:text-style-name="P51" svg:width="0.107cm" svg:height="0.195cm" svg:x="2.345cm" svg:y="0.183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362" draw:text-style-name="P51" svg:width="0.048cm" svg:height="0.125cm" svg:x="2.539cm" svg:y="0.269cm" svg:viewBox="0 0 49 126" svg:d="M49 44c0-27-11-44-26-44s-23 11-23 23c0 11 8 21 23 21 5 0 9-1 14-4 1-2 1-2 3-2 0 3 0 0 0 6 0 32-15 56-29 70-5 4-4 6-4 7 0 3 1 5 4 5 5 0 38-32 38-82z"><text:p/></draw:path><draw:path draw:style-name="gr362" draw:text-style-name="P51" svg:width="0.219cm" svg:height="0.266cm" svg:x="2.677cm" svg:y="0.129cm" svg:viewBox="0 0 220 267" svg:d="M32 237c-3 14-4 17-22 17-5 0-10 0-10 8 0 4 1 5 5 5 12 0 24-1 36-1 13 0 27 1 42 1 1 0 7 0 7-9 0-4-5-4-11-4-20 0-20-3-20-6 0-6 18-74 20-83 6 12 17 26 39 26 49 0 102-61 102-124 0-39-24-67-57-67-20 0-41 16-55 31-4-21-22-31-37-31-19 0-28 17-31 24-9 14-14 40-14 41 0 5 4 5 5 5 5 0 5-1 7-10 8-30 16-50 32-50 7 0 13 3 13 19 0 9-3 14-4 21-15 63-31 125-47 187zM107 55c2-12 13-24 21-30 15-13 27-15 34-15 17 0 28 14 28 39 0 26-15 74-22 89-14 30-35 44-50 44-28 0-34-35-34-38 0-1 0-1 1-7 7-28 15-55 22-82z"><text:p/></draw:path><draw:path draw:style-name="gr362" draw:text-style-name="P51" svg:width="0.107cm" svg:height="0.195cm" svg:x="2.933cm" svg:y="0.183cm" svg:viewBox="0 0 108 196" svg:d="M67 8c0-8 0-8-8-8-19 18-46 18-59 18 0 4 0 7 0 11 7 0 28 0 43-9 0 51 0 101 0 152 0 10 0 13-29 13-3 0-8 0-12 0 0 4 0 7 0 11 6-1 42-1 53-1 10 0 47 0 53 1 0-4 0-7 0-11-4 0-7 0-11 0-30 0-30-3-30-13 0-55 0-109 0-164z"><text:p/></draw:path><draw:path draw:style-name="gr362" draw:text-style-name="P51" svg:width="0.097cm" svg:height="0.42cm" svg:x="3.115cm" svg:y="-0.001cm" svg:viewBox="0 0 98 421" svg:d="M98 210c0-32-4-83-27-131-25-51-63-79-66-79s-5 2-5 5c0 1 0 1 8 9 41 41 65 109 65 196 0 71-15 146-67 199-6 6-6 6-6 7 0 2 2 5 5 5s42-29 67-83c22-46 26-93 26-128z"><text:p/></draw:path></draw:g>, <draw:g text:anchor-type="as-char" svg:y="-0.314cm" draw:z-index="41" draw:name="모양43" draw:style-name="gr360"><svg:title>TexMaths</svg:title><svg:desc>12§display§X_2\sim Bin\left(n_2, p_2\right)§svg§600§FALSE§</svg:desc><draw:path draw:style-name="gr361" draw:text-style-name="P50" svg:width="3.182cm" svg:height="0.376cm" svg:x="0.008cm" svg:y="0.021cm" svg:viewBox="0 0 3183 377" svg:d="M0 0c1061 0 2122 0 3183 0 0 126 0 251 0 377-1061 0-2122 0-3183 0 0-126 0-251 0-377z"><text:p/></draw:path><draw:path draw:style-name="gr362" draw:text-style-name="P51" svg:width="0.346cm" svg:height="0.285cm" svg:x="-0.001cm" svg:y="0.028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5 12-4 1-9 1-9 8 0 5 5 5 7 5 12 0 41-1 53-1 11 0 36 1 47 1 2 0 8 0 8-8 0-5-4-5-8-5-28 0-29-1-36-18-17-39-44-104-54-129 29-30 73-80 86-92 12-10 28-20 53-21 6-1 10-1 10-8 0-1 0-5-5-5-13 0-28 1-40 1-15 0-32-1-46-1-4 0-9 0-9 8 0 3 3 4 5 5 4 0 17 1 17 12 0 6-5 12-7 16-23 24-46 48-69 73z"><text:p/></draw:path><draw:path draw:style-name="gr362" draw:text-style-name="P51" svg:width="0.129cm" svg:height="0.195cm" svg:x="0.355cm" svg:y="0.183cm" svg:viewBox="0 0 130 196" svg:d="M130 142c-4 0-6 0-10 0-1 6-4 24-7 26-3 3-25 3-30 3-18 0-36 0-54 0 31-28 42-36 59-50 21-18 42-36 42-63 0-36-32-58-69-58s-61 25-61 53c0 14 12 16 16 16 7 0 15-5 15-16 0-5-2-16-18-16 10-20 30-26 43-26 30 0 46 23 46 47 0 25-19 45-29 56-24 23-47 46-71 70-2 2-2 4-2 12 41 0 80 0 121 0 3-18 6-36 9-54z"><text:p/></draw:path><draw:path draw:style-name="gr362" draw:text-style-name="P51" svg:width="0.28cm" svg:height="0.099cm" svg:x="0.666cm" svg:y="0.16cm" svg:viewBox="0 0 281 100" svg:d="M281 14c0-9-3-13-6-13s-5 3-6 11c-1 41-29 64-59 64-26 0-47-18-67-36-22-20-43-40-72-40-47 0-71 47-71 85 0 14 5 14 6 14 5 0 6-9 6-10 1-46 32-65 59-65 26 0 47 18 67 36 22 19 43 40 72 40 46 0 71-47 71-86z"><text:p/></draw:path><draw:path draw:style-name="gr362" draw:text-style-name="P51" svg:width="0.3cm" svg:height="0.285cm" svg:x="1.105cm" svg:y="0.028cm" svg:viewBox="0 0 301 286" svg:d="M49 254c-3 15-5 19-38 19-7 0-11 0-11 8 0 5 4 5 11 5 50 0 101 0 151 0 66 0 116-49 116-90 0-30-25-54-66-59 45-8 89-40 89-79 0-32-27-58-79-58-47 0-95 0-142 0-7 0-12 0-12 8 0 5 4 5 12 5 2 0 9 0 16 0 8 1 12 1 12 7 0 2 0 3-1 9-19 74-39 150-58 225zM113 133c8-34 18-69 26-104 4-15 5-16 23-16s37 0 55 0c36 0 46 24 46 43 0 38-36 77-88 77-20 0-42 0-62 0zM95 273c-6 0-7 0-10 0-5 0-6-1-6-5 0-1 0-1 3-10 9-38 19-76 28-115 27 0 54 0 81 0 39 0 48 30 48 49 0 40-37 81-88 81-19 0-37 0-56 0z"><text:p/></draw:path><draw:path draw:style-name="gr362" draw:text-style-name="P51" svg:width="0.111cm" svg:height="0.281cm" svg:x="1.44cm" svg:y="0.036cm" svg:viewBox="0 0 112 282" svg:d="M108 16c0-9-6-16-16-16s-22 12-22 23c0 8 6 15 15 15 11 0 23-9 23-22zM76 174c6-12 6-13 9-24 4-8 6-14 6-23 0-19-14-34-35-34-39 0-56 61-56 64 0 5 5 5 6 5 4 0 5-1 6-8 12-40 29-52 43-52 4 0 11 0 11 13 0 9-4 18-5 22-3 11-23 60-30 78-3 11-9 24-9 33 0 20 14 34 34 34 40 0 56-60 56-63 0-4-4-4-5-4-4 0-4 1-6 7-9 26-22 51-43 51-8 0-11-4-11-13 0-11 3-17 13-41 5-16 11-30 16-45z"><text:p/></draw:path><draw:path draw:style-name="gr362" draw:text-style-name="P51" svg:width="0.227cm" svg:height="0.19cm" svg:x="1.587cm" svg:y="0.129cm" svg:viewBox="0 0 228 191" svg:d="M24 161c-1 7-4 17-4 19 0 8 6 11 12 11 5 0 14-3 16-12 1-1 6-20 8-31 4-13 6-25 10-37 2-10 5-20 7-29 1-7 5-19 5-21 6-13 29-51 68-51 20 0 23 15 23 28 0 27-20 81-26 99-5 10-5 14-5 19 0 21 14 35 35 35 39 0 55-61 55-65 0-3-4-3-5-3-5 0-5 1-7 7-8 29-22 52-42 52-7 0-11-4-11-14 0-11 4-20 7-30 9-23 27-68 27-92 0-29-18-46-48-46-39 0-59 28-66 37-3-24-21-37-40-37-20 0-26 17-31 24-7 14-12 40-12 41 0 5 4 5 5 5 3 0 5-1 7-10 7-30 16-50 30-50 8 0 13 4 13 19 0 8-1 13-6 35-8 32-17 65-25 97z"><text:p/></draw:path><draw:path draw:style-name="gr362" draw:text-style-name="P51" svg:width="0.096cm" svg:height="0.42cm" svg:x="1.938cm" svg:y="-0.001cm" svg:viewBox="0 0 97 421" svg:d="M97 416c0-1 0-1-7-9-53-54-66-133-66-197 0-73 16-146 67-198 6-6 6-6 6-7 0-4-1-5-5-5-3 0-42 29-66 83-21 46-26 92-26 127 0 33 4 83 28 131 25 52 61 80 64 80 4 0 5-1 5-5z"><text:p/></draw:path><draw:path draw:style-name="gr362" draw:text-style-name="P51" svg:width="0.227cm" svg:height="0.19cm" svg:x="2.073cm" svg:y="0.129cm" svg:viewBox="0 0 228 191" svg:d="M24 161c-1 7-4 17-4 19 0 8 6 11 12 11s14-3 16-12c1-1 6-20 8-31 4-13 6-25 10-37 2-10 5-20 7-29 1-7 5-19 5-21 6-13 29-51 68-51 20 0 23 15 23 28 0 27-20 81-26 99-5 10-5 14-5 19 0 21 14 35 35 35 39 0 55-61 55-65 0-3-4-3-5-3-5 0-5 1-7 7-8 29-22 52-42 52-7 0-11-4-11-14 0-11 4-20 9-30 7-23 25-68 25-92 0-29-18-46-48-46-39 0-59 28-66 37-3-24-21-37-40-37-20 0-26 17-31 24-7 14-12 40-12 41 0 5 4 5 5 5 3 0 5-1 7-10 7-30 16-50 30-50 8 0 13 4 13 19 0 8-1 13-6 35-8 32-17 65-25 97z"><text:p/></draw:path><draw:path draw:style-name="gr362" draw:text-style-name="P51" svg:width="0.129cm" svg:height="0.195cm" svg:x="2.332cm" svg:y="0.183cm" svg:viewBox="0 0 130 196" svg:d="M130 142c-4 0-6 0-10 0-1 6-4 24-7 26-3 3-25 3-30 3-18 0-36 0-54 0 31-28 41-36 59-50 21-18 42-36 42-63 0-36-32-58-69-58s-61 25-61 53c0 14 12 16 16 16 7 0 15-5 15-16 0-5-2-16-18-16 10-20 30-26 43-26 30 0 46 23 46 47 0 25-19 45-29 56-24 23-47 46-71 70-2 2-2 4-2 12 41 0 80 0 121 0 3-18 6-36 9-54z"><text:p/></draw:path><draw:path draw:style-name="gr362" draw:text-style-name="P51" svg:width="0.048cm" svg:height="0.125cm" svg:x="2.539cm" svg:y="0.269cm" svg:viewBox="0 0 49 126" svg:d="M49 44c0-27-11-44-26-44s-23 11-23 23c0 11 8 21 23 21 5 0 9-1 14-4 1-2 1-2 3-2 0 3 0 0 0 6 0 32-15 56-29 70-5 4-4 6-4 7 0 3 1 5 4 5 5 0 38-32 38-82z"><text:p/></draw:path><draw:path draw:style-name="gr362" draw:text-style-name="P51" svg:width="0.219cm" svg:height="0.266cm" svg:x="2.677cm" svg:y="0.129cm" svg:viewBox="0 0 220 267" svg:d="M32 237c-3 14-4 17-22 17-5 0-10 0-10 8 0 4 1 5 5 5 12 0 24-1 36-1 13 0 27 1 42 1 1 0 7 0 7-9 0-4-5-4-11-4-20 0-20-3-20-6 0-6 18-74 20-83 6 12 17 26 39 26 49 0 102-61 102-124 0-39-24-67-57-67-20 0-41 16-55 31-4-21-22-31-37-31-19 0-28 17-31 24-9 14-14 40-14 41 0 5 4 5 5 5 5 0 5-1 7-10 8-30 16-50 32-50 7 0 13 3 13 19 0 9-3 14-4 21-15 63-31 125-47 187zM107 55c2-12 13-24 21-30 15-13 27-15 34-15 17 0 28 14 28 39 0 26-15 74-22 89-14 30-35 44-50 44-28 0-34-35-34-38 0-1 0-1 1-7 7-28 15-55 22-82z"><text:p/></draw:path><draw:path draw:style-name="gr362" draw:text-style-name="P51" svg:width="0.13cm" svg:height="0.195cm" svg:x="2.92cm" svg:y="0.183cm" svg:viewBox="0 0 131 196" svg:d="M131 142c-4 0-7 0-11 0 0 6-4 24-7 26-3 3-25 3-29 3-18 0-37 0-55 0 31-28 42-36 60-50 21-18 42-36 42-63 0-36-31-58-70-58-36 0-61 25-61 53 0 14 13 16 16 16 7 0 15-5 15-16 0-5-2-16-17-16 9-20 29-26 44-26 28 0 44 23 44 47 0 25-18 45-28 56-24 23-46 46-70 70-4 2-4 4-4 12 41 0 80 0 121 0 4-18 6-36 10-54z"><text:p/></draw:path><draw:path draw:style-name="gr362" draw:text-style-name="P51" svg:width="0.097cm" svg:height="0.42cm" svg:x="3.115cm" svg:y="-0.001cm" svg:viewBox="0 0 98 421" svg:d="M98 210c0-32-4-83-27-131-25-51-63-79-66-79s-5 2-5 5c0 1 0 1 8 9 41 41 65 109 65 196 0 71-15 146-67 199-6 6-6 6-6 7 0 2 2 5 5 5s42-29 67-83c22-46 26-93 26-128z"><text:p/></draw:path></draw:g></text:p>
      <text:p text:style-name="P4"/>
      <text:p text:style-name="P4"><draw:g text:anchor-type="as-char" svg:y="-0.314cm" draw:z-index="42" draw:name="모양44" draw:style-name="gr360"><svg:title>TexMaths</svg:title><svg:desc>12§display§E\left[X_1\right]=n_1p_1,E\left[X_2\right]=n_2p_2§svg§600§FALSE§</svg:desc><draw:path draw:style-name="gr361" draw:text-style-name="P50" svg:width="5.271cm" svg:height="0.376cm" svg:x="0.004cm" svg:y="0.021cm" svg:viewBox="0 0 5272 377" svg:d="M0 0c1757 0 3515 0 5272 0 0 126 0 251 0 377-1757 0-3515 0-5272 0 0-126 0-251 0-377z"><text:p/></draw:path><draw:path draw:style-name="gr362" draw:text-style-name="P51" svg:width="0.304cm" svg:height="0.284cm" svg:x="-0.001cm" svg:y="0.029cm" svg:viewBox="0 0 305 285" svg:d="M282 188c1-2 1-4 2-5 0-1 0-5-4-5-5 0-5 2-6 5-28 61-44 89-116 89-20 0-40 0-61 0-6 0-7 0-9 0-5 0-6-2-6-5 0-1 0-1 2-10 10-37 19-75 29-113 14 0 27 0 42 0 36 0 36 9 36 19 0 3 0 8-4 21 0 2-1 4-1 5 0 2 2 5 6 5s5-3 6-9c8-34 16-66 24-98 0-3-2-5-5-5s-5 2-6 7c-8 32-17 42-55 42-13 0-26 0-40 0 9-35 17-68 26-102 3-15 3-16 22-16 20 0 40 0 59 0 52 0 65 12 65 47 0 10 0 11-2 22 0 2 0 5 0 7 0 1 1 6 4 6 5 0 6-2 6-11 3-24 6-49 9-73 1-11 0-11-11-11-71 0-143 0-214 0-8 0-12 0-12 8 0 5 4 5 12 5 16 0 28 0 28 7 0 2 0 3-2 10-20 75-38 149-57 222-3 16-5 20-38 20-7 0-11 0-11 8 0 5 4 5 11 5 73 0 146 0 219 0 10 0 10 0 14-7 13-30 25-60 38-90z"><text:p/></draw:path><draw:path draw:style-name="gr362" draw:text-style-name="P51" svg:width="0.057cm" svg:height="0.42cm" svg:x="0.438cm" svg:y="-0.001cm" svg:viewBox="0 0 58 421" svg:d="M58 421c0-6 0-11 0-17-14 0-28 0-41 0 0-129 0-259 0-387 13 0 27 0 41 0 0-6 0-11 0-17-20 0-39 0-58 0 0 141 0 280 0 421 19 0 38 0 58 0z"><text:p/></draw:path><draw:path draw:style-name="gr362" draw:text-style-name="P51" svg:width="0.347cm" svg:height="0.285cm" svg:x="0.516cm" svg:y="0.028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4 0 9 0 9-8 0-4-4-3-5-5-5 0-18-1-18-13 0-6 7-14 12-18 14-15 29-30 43-45 12-14 25-29 37-42 15 34 29 67 44 100 1 5 2 5 2 6 0 3-8 11-25 12-5 1-9 1-9 8 0 5 5 5 8 5 10 0 40-1 52-1 11 0 36 1 47 1 3 0 7 0 7-8 0-5-3-5-7-5-27 0-29-1-36-18-17-39-44-104-54-129 28-30 72-80 87-92 12-10 27-20 52-21 6-1 10-1 10-8 0-1 0-5-6-5-12 0-26 1-40 1-15 0-31-1-46-1-3 0-8 0-8 8 0 3 2 4 5 5 4 0 17 1 17 12 0 6-5 12-8 16-23 24-46 48-69 73z"><text:p/></draw:path><draw:path draw:style-name="gr362" draw:text-style-name="P51" svg:width="0.106cm" svg:height="0.195cm" svg:x="0.887cm" svg:y="0.183cm" svg:viewBox="0 0 107 196" svg:d="M66 8c0-8 0-8-8-8-20 18-46 18-58 18 0 4 0 7 0 11 7 0 26 0 43-9 0 51 0 101 0 152 0 10 0 13-30 13-3 0-7 0-11 0 0 4 0 7 0 11 5-1 41-1 52-1 10 0 47 0 53 1 0-4 0-7 0-11-4 0-7 0-11 0-30 0-30-3-30-13 0-55 0-109 0-164z"><text:p/></draw:path><draw:path draw:style-name="gr362" draw:text-style-name="P51" svg:width="0.058cm" svg:height="0.42cm" svg:x="1.053cm" svg:y="-0.001cm" svg:viewBox="0 0 59 421" svg:d="M59 0c-19 0-40 0-59 0 0 6 0 11 0 17 13 0 28 0 41 0 0 128 0 258 0 387-13 0-28 0-41 0 0 6 0 11 0 17 19 0 40 0 59 0 0-141 0-280 0-421z"><text:p/></draw:path><draw:path draw:style-name="gr362" draw:text-style-name="P51" svg:width="0.279cm" svg:height="0.099cm" svg:x="1.302cm" svg:y="0.16cm" svg:viewBox="0 0 280 100" svg:d="M265 18c7 0 15-1 15-10 0-8-8-8-14-8-84 0-169 0-253 0-6 0-13 0-13 8 0 9 7 10 13 10 84 0 168 0 252 0zM266 100c6 0 14 0 14-9s-8-9-15-9c-84 0-168 0-252 0-6 0-13 0-13 9s7 9 13 9c84 0 169 0 253 0z"><text:p/></draw:path><draw:path draw:style-name="gr362" draw:text-style-name="P51" svg:width="0.227cm" svg:height="0.19cm" svg:x="1.735cm" svg:y="0.129cm" svg:viewBox="0 0 228 191" svg:d="M25 161c-1 7-5 17-5 19 0 8 6 11 14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362" draw:text-style-name="P51" svg:width="0.107cm" svg:height="0.195cm" svg:x="2.008cm" svg:y="0.183cm" svg:viewBox="0 0 108 196" svg:d="M67 8c0-8 0-8-8-8-19 18-46 18-59 18 0 4 0 7 0 11 7 0 28 0 43-9 0 51 0 101 0 152 0 10 0 13-29 13-3 0-8 0-12 0 0 4 0 7 0 11 6-1 42-1 53-1 10 0 47 0 53 1 0-4 0-7 0-11-4 0-7 0-11 0-30 0-30-3-30-13 0-55 0-109 0-164z"><text:p/></draw:path><draw:path draw:style-name="gr362" draw:text-style-name="P51" svg:width="0.219cm" svg:height="0.266cm" svg:x="2.152cm" svg:y="0.129cm" svg:viewBox="0 0 220 267" svg:d="M32 237c-3 14-3 17-22 17-5 0-10 0-10 8 0 4 2 5 6 5 11 0 23-1 35-1 14 0 29 1 42 1 2 0 7 0 7-9 0-4-4-4-10-4-21 0-21-3-21-6 0-6 18-74 20-83 6 12 18 26 40 26 48 0 101-61 101-124 0-39-24-67-56-67-21 0-42 16-55 31-5-21-23-31-38-31-19 0-28 17-31 24-8 14-14 40-14 41 0 5 4 4 5 5 5 0 5-1 7-10 8-30 16-50 32-50 7 0 13 3 13 19 0 9-1 14-4 21-15 63-31 125-47 187zM107 55c2-12 14-24 21-30 15-13 28-15 35-15 17 0 27 14 27 39 0 26-14 74-22 89-14 30-35 44-50 44-28 0-33-35-33-38 0-1 0-1 1-7 8-28 14-55 21-82z"><text:p/></draw:path><draw:path draw:style-name="gr362" draw:text-style-name="P51" svg:width="0.106cm" svg:height="0.195cm" svg:x="2.41cm" svg:y="0.183cm" svg:viewBox="0 0 107 196" svg:d="M66 8c0-8 0-8-8-8-20 18-46 18-58 18 0 4 0 7 0 11 7 0 26 0 42-9 0 51 0 101 0 152 0 10 0 13-29 13-3 0-7 0-11 0 0 4 0 7 0 11 5-1 41-1 52-1 10 0 47 0 53 1 0-4 0-7 0-11-4 0-7 0-11 0-30 0-30-3-30-13 0-55 0-109 0-164z"><text:p/></draw:path><draw:path draw:style-name="gr362" draw:text-style-name="P51" svg:width="0.048cm" svg:height="0.125cm" svg:x="2.603cm" svg:y="0.269cm" svg:viewBox="0 0 49 126" svg:d="M49 44c0-27-11-44-27-44-14 0-22 11-22 23 0 11 8 21 22 21 6 0 10-1 15-4 1-2 1-2 3-2 0 3 0 0 0 6 0 32-15 57-29 70-5 5-5 6-5 7 0 3 2 5 5 5 5 0 38-32 38-82z"><text:p/></draw:path><draw:path draw:style-name="gr362" draw:text-style-name="P51" svg:width="0.305cm" svg:height="0.284cm" svg:x="2.769cm" svg:y="0.029cm" svg:viewBox="0 0 306 285" svg:d="M283 188c0-2 1-4 1-5s0-5-4-5-5 2-5 5c-28 61-43 89-115 89-21 0-42 0-63 0-6 0-6 0-8 0-5 0-6-2-6-5 0-1 0-1 2-10 10-37 19-75 29-113 13 0 28 0 41 0 36 0 36 9 36 19 0 3 0 8-3 21-1 2-1 4-1 5 0 2 1 5 5 5s5-3 7-9c9-34 16-66 24-98 0-3-2-5-6-5-3 0-3 2-5 7-9 32-16 42-56 42-13 0-26 0-40 0 9-35 18-68 27-102 3-15 3-16 23-16 19 0 39 0 58 0 52 0 64 12 64 47 0 10 0 11-1 22 0 2 0 5 0 7 0 1 1 6 5 6s4-2 6-11c2-24 6-49 8-73 1-11-1-11-12-11-71 0-142 0-212 0-9 0-14 0-14 8 0 5 5 5 12 5 16 0 28 0 28 7 0 2 0 3-2 10-18 75-38 149-56 222-4 16-4 20-38 20-7 0-12 0-12 8 0 5 4 5 12 5 73 0 145 0 218 0 10 0 11 0 14-7 13-30 26-60 39-90z"><text:p/></draw:path><draw:path draw:style-name="gr362" draw:text-style-name="P51" svg:width="0.058cm" svg:height="0.42cm" svg:x="3.208cm" svg:y="-0.001cm" svg:viewBox="0 0 59 421" svg:d="M59 421c0-6 0-11 0-17-15 0-28 0-42 0 0-129 0-259 0-387 14 0 27 0 42 0 0-6 0-11 0-17-19 0-40 0-59 0 0 141 0 280 0 421 19 0 40 0 59 0z"><text:p/></draw:path><draw:path draw:style-name="gr362" draw:text-style-name="P51" svg:width="0.347cm" svg:height="0.285cm" svg:x="3.287cm" svg:y="0.028cm" svg:viewBox="0 0 348 286" svg:d="M193 114c-12-29-24-56-36-84-1-4-1-4-1-5 0-2 7-11 24-12 5-1 8-1 8-8 0-5-4-5-6-5-16 0-34 1-52 1-11 0-38-1-47-1-4 0-9 0-9 8 0 5 5 5 10 5 25 0 28 4 32 13 17 40 33 79 50 118-30 31-59 63-89 94-3 2-4 4-6 5-21 23-40 29-61 30-6 1-10 1-10 8 0 1 0 5 6 5 12 0 26-1 40-1 15 0 31 1 46 1 3 0 8 0 8-8 0-4-4-5-5-5-4 0-17-1-17-13 0-6 6-14 12-18 14-15 28-30 42-45 13-14 25-29 38-42 15 34 28 67 42 100 3 5 3 5 3 6 0 3-7 11-24 12-5 1-9 1-9 8 0 5 5 5 6 5 12 0 42-1 53-1s37 1 47 1c4 0 8 0 8-8 0-5-3-5-7-5-29 0-30-1-37-18-16-39-44-104-54-129 29-30 73-80 86-92 12-10 29-20 54-21 5-1 10-1 10-8 0-1 0-5-6-5-13 0-26 1-40 1-15 0-31-1-46-1-3 0-9 0-9 8 0 3 3 4 5 5 5 0 18 1 18 12 0 6-5 12-8 16-23 24-46 48-69 73z"><text:p/></draw:path><draw:path draw:style-name="gr362" draw:text-style-name="P51" svg:width="0.13cm" svg:height="0.195cm" svg:x="3.644cm" svg:y="0.183cm" svg:viewBox="0 0 131 196" svg:d="M131 142c-4 0-7 0-11 0 0 6-4 24-7 26-3 3-25 3-29 3-18 0-37 0-55 0 31-28 42-36 60-50 21-18 42-36 42-63 0-36-31-58-70-58-36 0-61 25-61 53 0 14 13 16 16 16 7 0 15-5 15-16 0-5-2-16-17-16 9-20 29-26 44-26 28 0 44 23 44 47 0 25-18 45-28 56-24 23-46 46-70 70-4 2-4 4-4 12 41 0 80 0 121 0 4-18 6-36 10-54z"><text:p/></draw:path><draw:path draw:style-name="gr362" draw:text-style-name="P51" svg:width="0.057cm" svg:height="0.42cm" svg:x="3.824cm" svg:y="-0.001cm" svg:viewBox="0 0 58 421" svg:d="M58 0c-20 0-39 0-58 0 0 6 0 11 0 17 13 0 28 0 41 0 0 128 0 258 0 387-13 0-28 0-41 0 0 6 0 11 0 17 19 0 38 0 58 0 0-141 0-280 0-421z"><text:p/></draw:path><draw:path draw:style-name="gr362" draw:text-style-name="P51" svg:width="0.28cm" svg:height="0.099cm" svg:x="4.072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62" draw:text-style-name="P51" svg:width="0.228cm" svg:height="0.19cm" svg:x="4.505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8-46-38 0-59 28-66 37-2-24-20-37-40-37s-26 17-31 24c-7 14-13 40-13 41 0 5 5 5 6 5 4 0 5-1 7-10 7-30 16-50 30-50 9 0 13 4 13 19 0 8-1 13-6 35-8 32-16 65-25 97z"><text:p/></draw:path><draw:path draw:style-name="gr362" draw:text-style-name="P51" svg:width="0.129cm" svg:height="0.195cm" svg:x="4.766cm" svg:y="0.183cm" svg:viewBox="0 0 130 196" svg:d="M130 142c-4 0-6 0-10 0-1 6-4 24-7 26-3 3-25 3-30 3-18 0-36 0-54 0 31-28 41-36 59-50 21-18 42-36 42-63 0-36-32-58-69-58s-61 25-61 53c0 14 12 16 16 16 7 0 15-5 15-16 0-5-2-16-18-16 10-20 30-26 43-26 30 0 46 23 46 47 0 25-19 45-29 56-24 23-47 46-71 70-2 2-2 4-2 12 41 0 80 0 121 0 3-18 6-36 9-54z"><text:p/></draw:path><draw:path draw:style-name="gr362" draw:text-style-name="P51" svg:width="0.219cm" svg:height="0.266cm" svg:x="4.923cm" svg:y="0.129cm" svg:viewBox="0 0 220 267" svg:d="M32 237c-3 14-4 17-22 17-6 0-10 0-10 8 0 4 1 5 5 5 12 0 24-1 36-1 13 0 27 1 41 1 2 0 8 0 8-9 0-4-5-4-11-4-20 0-20-3-20-6 0-6 18-74 20-83 6 12 17 26 39 26 49 0 102-61 102-124 0-39-24-67-57-67-20 0-41 16-55 31-4-21-22-31-37-31-21 0-28 17-31 24-9 14-14 40-14 41 0 5 4 5 5 5 4 0 5-1 7-10 8-30 16-50 32-50 7 0 12 3 12 19 0 9-2 14-3 21-15 63-31 125-47 187zM106 55c3-12 14-24 22-30 15-13 27-15 34-15 17 0 28 14 28 39 0 26-15 74-22 89-14 30-35 44-50 44-28 0-34-35-34-38 0-1 0-1 1-7 7-28 13-55 21-82z"><text:p/></draw:path><draw:path draw:style-name="gr362" draw:text-style-name="P51" svg:width="0.13cm" svg:height="0.195cm" svg:x="5.167cm" svg:y="0.183cm" svg:viewBox="0 0 131 196" svg:d="M131 142c-4 0-7 0-11 0 0 6-4 24-7 26-3 3-25 3-29 3-18 0-37 0-55 0 31-28 42-36 60-50 21-18 42-36 42-63 0-36-31-58-70-58-36 0-61 25-61 53 0 14 13 16 16 16 7 0 15-5 15-16 0-5-2-16-17-16 9-20 29-26 44-26 28 0 44 23 44 47 0 25-18 45-28 56-24 23-46 46-70 70-4 2-4 4-4 12 41 0 80 0 121 0 4-18 6-36 10-54z"><text:p/></draw:path></draw:g></text:p>
      <text:p text:style-name="P4"/>
      <text:p text:style-name="P4"><draw:g text:anchor-type="as-char" svg:y="-0.314cm" draw:z-index="43" draw:name="모양45" draw:style-name="gr360"><svg:title>TexMaths</svg:title><svg:desc>12§display§E\left[X\right]=p_3E\left[X_1\right]+(1-p_3)E\left[X_2\right]=n_1p_1p_3+n_2p_2-n_2p_2p_3§svg§600§FALSE§</svg:desc><draw:path draw:style-name="gr361" draw:text-style-name="P50" svg:width="11.159cm" svg:height="0.375cm" svg:x="0.005cm" svg:y="0.022cm" svg:viewBox="0 0 11160 376" svg:d="M0 0c3720 0 7440 0 11160 0 0 125 0 251 0 376-3720 0-7440 0-11160 0 0-125 0-251 0-376z"><text:p/></draw:path><draw:path draw:style-name="gr362" draw:text-style-name="P51" svg:width="0.305cm" svg:height="0.285cm" svg:x="-0.001cm" svg:y="0.029cm" svg:viewBox="0 0 306 286" svg:d="M283 189c1-3 3-5 3-6-3-3 0-5-6-5-4 0-5 2-5 5-28 61-43 90-115 90-21 0-41 0-62 0-6 0-7 0-9-1-5 0-6 0-6-4 0-1 0-2 2-10 10-38 19-75 29-114 14 0 28 0 42 0 36 0 36 10 36 19 0 4 0 9-4 21-1 2-1 4-1 5 0 2 1 5 6 5 3 0 4-3 6-9 9-34 16-66 24-98 0-3-2-5-5-5s-4 2-6 8c-9 31-16 41-55 41-13 0-26 0-39 0 8-34 16-67 25-101 3-14 3-17 23-17 19 0 39 0 58 0 52 0 65 12 65 47 0 11 0 11-2 23 0 2 0 5 0 7 0 3 1 5 5 5s4-2 6-11c2-24 6-48 8-72 1-12-1-12-11-12-71 0-143 0-213 0-9 0-12 0-12 8 0 5 3 5 10 5 16 0 28 0 28 9 0 1 0 2-1 9-19 74-37 148-57 221-3 17-4 21-38 21-7 0-12 0-12 7 0 6 5 6 12 6 73 0 146 0 220 0 9 0 9-1 12-7 13-30 26-60 39-90z"><text:p/></draw:path><draw:path draw:style-name="gr362" draw:text-style-name="P51" svg:width="0.057cm" svg:height="0.419cm" svg:x="0.439cm" svg:y="0cm" svg:viewBox="0 0 58 420" svg:d="M58 420c0-7 0-11 0-17-14 0-28 0-41 0 0-129 0-258 0-386 13 0 27 0 41 0 0-6 0-11 0-17-20 0-39 0-58 0 0 139 0 280 0 420 19 0 38 0 58 0z"><text:p/></draw:path><draw:path draw:style-name="gr362" draw:text-style-name="P51" svg:width="0.347cm" svg:height="0.286cm" svg:x="0.517cm" svg:y="0.028cm" svg:viewBox="0 0 348 287" svg:d="M193 115c-12-28-23-56-35-84-1-3-2-5-2-6 0-2 7-9 25-12 4 0 9 0 9-7 0-6-5-6-6-6-18 0-36 1-54 1-11 0-36-1-47-1-3 0-7 0-7 8 0 5 3 5 9 5 25 0 28 5 31 13 17 40 33 79 50 118-30 31-59 64-89 95-1 1-4 3-5 4-20 23-41 30-62 31-5 0-10 0-10 8 2 3 0 5 6 5 12 0 26-2 40-2 15 0 32 2 46 2 3 0 9 0 9-9 0-4-5-4-6-4-4-1-17-1-17-13 0-7 7-13 12-19 14-15 29-30 43-45 12-14 25-28 37-41 15 34 29 66 44 100 1 4 1 4 2 5 0 3-8 11-25 13-5 0-9 0-9 7 0 6 5 6 6 6 12 0 42-2 54-2 11 0 36 2 47 2 3 0 7 0 7-8 0-5-3-5-7-5-27-1-29-2-36-19-17-39-44-104-54-129 28-29 72-79 87-91 12-10 27-21 52-22 6 0 10 0 10-8-2-1 0-5-6-5-12 0-26 1-40 1-15 0-31-1-46-1-3 0-8 0-8 8 0 4 2 5 5 5 4 1 17 1 17 13 0 6-5 12-8 16-23 24-46 48-69 73z"><text:p/></draw:path><draw:path draw:style-name="gr362" draw:text-style-name="P51" svg:width="0.057cm" svg:height="0.419cm" svg:x="0.898cm" svg:y="0cm" svg:viewBox="0 0 58 420" svg:d="M58 0c-20 0-39 0-58 0 0 6 0 11 0 17 13 0 28 0 41 0 0 128 0 257 0 386-13 0-28 0-41 0 0 6 0 10 0 17 19 0 38 0 58 0 0-140 0-281 0-420z"><text:p/></draw:path><draw:path draw:style-name="gr362" draw:text-style-name="P51" svg:width="0.279cm" svg:height="0.098cm" svg:x="1.147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362" draw:text-style-name="P51" svg:width="0.219cm" svg:height="0.265cm" svg:x="1.555cm" svg:y="0.13cm" svg:viewBox="0 0 220 266" svg:d="M32 236c-3 14-4 18-22 18-6 0-10 0-10 7 0 3 1 5 5 5 12 0 24-2 36-2 13 0 27 2 41 2 2 0 8 0 8-9 0-3-5-3-11-3-20 0-20-4-20-8s18-72 20-83c6 12 17 27 39 27 49 0 102-61 102-123 0-39-24-67-57-67-20 0-41 14-55 31-4-23-22-31-37-31-21 0-28 16-31 24-9 14-14 40-14 41 0 4 4 4 5 4 4 0 5 0 7-10 8-30 16-51 32-51 7 0 12 4 12 21 0 9-2 13-3 20-15 63-31 125-47 187zM106 54c3-11 14-23 22-29 15-13 27-17 34-17 17 0 28 15 28 40 0 24-15 73-22 90-14 29-35 44-50 44-28 0-34-35-34-38 0-1 0-2 1-7 7-28 13-55 21-83z"><text:p/></draw:path><draw:path draw:style-name="gr362" draw:text-style-name="P51" svg:width="0.135cm" svg:height="0.201cm" svg:x="1.796cm" svg:y="0.183cm" svg:viewBox="0 0 136 202" svg:d="M65 97c23 0 39 16 39 48 0 37-21 47-38 47-12 0-38-3-50-20 13-1 16-11 16-17 0-10-7-16-15-16-9 0-17 5-17 17 0 28 30 46 66 46 41 0 70-28 70-57 0-22-20-46-52-52 31-12 42-34 42-52 0-23-26-41-59-41s-57 17-57 40c0 9 6 15 14 15 10 0 16-7 16-14 0-9-6-16-16-16 11-13 31-17 42-17 13 0 32 8 32 33 0 12-4 26-12 35-9 12-18 12-33 13-7 0-7 0-9 1-1 0-3 0-3 4 0 3 2 3 7 3 6 0 11 0 17 0z"><text:p/></draw:path><draw:path draw:style-name="gr362" draw:text-style-name="P51" svg:width="0.304cm" svg:height="0.285cm" svg:x="1.986cm" svg:y="0.029cm" svg:viewBox="0 0 305 286" svg:d="M282 189c1-3 2-5 2-6-1-3 0-5-4-5-5 0-5 2-6 5-28 61-44 90-116 90-20 0-40 0-61 0-6 0-7 0-9-1-4 0-6 0-6-4 0-1 0-2 2-10 10-38 19-75 29-114 14 0 27 0 42 0 36 0 36 10 36 19 0 4 0 9-4 21 0 2-1 4-1 5 0 2 2 5 6 5s5-3 6-9c8-34 16-66 24-98 0-3-2-5-5-5s-5 2-6 8c-8 31-17 41-55 41-13 0-26 0-40 0 9-34 17-67 26-101 3-14 4-17 22-17 21 0 40 0 60 0 51 0 64 12 64 47 0 11 0 11-1 23 0 2-1 5-1 7 0 3 1 5 4 5 5 0 6-2 6-11 3-24 6-48 9-72 1-12 0-12-11-12-71 0-143 0-214 0-8 0-12 0-12 8 0 5 4 5 12 5 16 0 28 0 28 9 0 1 0 2-2 9-20 74-38 148-57 221-3 17-5 21-38 21-7 0-11 0-11 7 0 6 4 6 11 6 73 0 146 0 219 0 10 0 10-1 14-7 13-30 25-60 38-90z"><text:p/></draw:path><draw:path draw:style-name="gr362" draw:text-style-name="P51" svg:width="0.057cm" svg:height="0.419cm" svg:x="2.425cm" svg:y="0cm" svg:viewBox="0 0 58 420" svg:d="M58 420c0-7 0-11 0-17-14 0-28 0-41 0 0-129 0-258 0-386 13 0 27 0 41 0 0-6 0-11 0-17-20 0-39 0-58 0 0 139 0 280 0 420 19 0 38 0 58 0z"><text:p/></draw:path><draw:path draw:style-name="gr362" draw:text-style-name="P51" svg:width="0.346cm" svg:height="0.286cm" svg:x="2.504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5 13-4 0-9 0-9 7 0 6 5 6 7 6 12 0 41-2 53-2 11 0 36 2 47 2 2 0 8 0 8-8 0-5-4-5-8-5-28-1-29-2-36-19-17-39-44-104-54-129 29-29 73-79 86-91 12-10 28-21 53-22 6 0 10 0 10-8-1-1 0-5-5-5-13 0-28 1-40 1-15 0-32-1-46-1-4 0-9 0-9 8 0 4 3 5 5 5 4 1 17 1 17 13 0 6-5 12-7 16-23 24-46 48-69 73z"><text:p/></draw:path><draw:path draw:style-name="gr362" draw:text-style-name="P51" svg:width="0.107cm" svg:height="0.195cm" svg:x="2.874cm" svg:y="0.183cm" svg:viewBox="0 0 108 196" svg:d="M67 8c0-7-1-8-9-8-18 19-46 19-58 19 0 4 0 7 0 11 7 0 26 0 43-8 0 49 0 99 0 150 0 10 0 13-30 13-3 0-7 0-11 0 0 4 0 7 0 11 5 0 42-1 53-1 9 0 46 1 53 1 0-4 0-7 0-11-4 0-8 0-12 0-29 0-29-3-29-13 0-55 0-109 0-164z"><text:p/></draw:path><draw:path draw:style-name="gr362" draw:text-style-name="P51" svg:width="0.057cm" svg:height="0.419cm" svg:x="3.041cm" svg:y="0cm" svg:viewBox="0 0 58 420" svg:d="M58 0c-20 0-39 0-58 0 0 6 0 11 0 17 13 0 28 0 41 0 0 128 0 257 0 386-13 0-28 0-41 0 0 6 0 10 0 17 19 0 38 0 58 0 0-140 0-281 0-420z"><text:p/></draw:path><draw:path draw:style-name="gr362" draw:text-style-name="P51" svg:width="0.28cm" svg:height="0.279cm" svg:x="3.265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362" draw:text-style-name="P51" svg:width="0.096cm" svg:height="0.419cm" svg:x="3.706cm" svg:y="0cm" svg:viewBox="0 0 97 420" svg:d="M97 415c0-2 0-2-7-9-52-53-66-132-66-196 0-73 17-146 68-199 5-5 5-5 5-7 0-3-1-4-3-4-5 0-42 29-68 82-21 47-26 93-26 128 0 32 5 83 28 130 25 52 61 80 66 80 2 0 3-2 3-5z"><text:p/></draw:path><draw:path draw:style-name="gr362" draw:text-style-name="P51" svg:width="0.138cm" svg:height="0.279cm" svg:x="3.865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362" draw:text-style-name="P51" svg:width="0.256cm" svg:height="0.016cm" svg:x="4.168cm" svg:y="0.202cm" svg:viewBox="0 0 257 17" svg:d="M242 17c8 0 15 0 15-9 0-8-7-8-15-8-75 0-152 0-228 0-7 0-14 0-14 8 0 9 7 9 14 9 76 0 153 0 228 0z"><text:p/></draw:path><draw:path draw:style-name="gr362" draw:text-style-name="P51" svg:width="0.219cm" svg:height="0.265cm" svg:x="4.541cm" svg:y="0.13cm" svg:viewBox="0 0 220 266" svg:d="M32 236c-3 14-4 18-22 18-5 0-10 0-10 7 0 3 2 5 5 5 12 0 24-2 36-2 13 0 27 2 42 2 1 0 7 0 7-9 0-3-5-3-10-3-21 0-21-4-21-8s18-72 20-83c6 12 18 27 40 27 48 0 101-61 101-123 0-39-24-67-57-67-20 0-41 14-55 31-4-23-22-31-37-31-19 0-28 16-31 24-9 14-14 40-14 41 0 4 4 4 5 4 5 0 5 0 7-10 8-30 16-51 32-51 7 0 13 4 13 21 0 9-1 13-4 20-15 63-31 125-47 187zM107 54c2-11 14-23 21-29 15-13 27-17 34-17 17 0 28 15 28 40 0 24-15 73-22 90-14 29-35 44-50 44-28 0-34-35-34-38 0-1 0-2 1-7 7-28 15-55 22-83z"><text:p/></draw:path><draw:path draw:style-name="gr362" draw:text-style-name="P51" svg:width="0.135cm" svg:height="0.201cm" svg:x="4.782cm" svg:y="0.183cm" svg:viewBox="0 0 136 202" svg:d="M65 97c23 0 39 16 39 48 0 37-21 47-38 47-12 0-38-3-50-20 14-1 16-11 16-17 0-10-7-16-15-16-9 0-17 5-17 17 0 28 31 46 66 46 42 0 70-28 70-57 0-22-18-46-52-52 31-12 43-34 43-52 0-23-27-41-60-41-32 0-57 17-57 40 0 9 6 15 15 15s15-7 15-14c0-9-6-16-15-16 10-13 30-17 41-17 13 0 32 8 32 33 0 12-4 26-12 35-9 12-18 12-32 13-8 0-8 0-10 1-1 0-3 0-3 4 0 3 3 3 8 3s11 0 16 0z"><text:p/></draw:path><draw:path draw:style-name="gr362" draw:text-style-name="P51" svg:width="0.096cm" svg:height="0.419cm" svg:x="4.98cm" svg:y="0cm" svg:viewBox="0 0 97 420" svg:d="M97 210c0-32-5-84-27-131-26-51-62-79-66-79-3 0-4 1-4 4 0 2 0 2 7 10 42 41 66 109 66 196 0 71-15 145-68 199-5 4-5 4-5 6 0 3 1 5 4 5 4 0 42-29 67-82 21-47 26-94 26-128z"><text:p/></draw:path><draw:path draw:style-name="gr362" draw:text-style-name="P51" svg:width="0.305cm" svg:height="0.285cm" svg:x="5.135cm" svg:y="0.029cm" svg:viewBox="0 0 306 286" svg:d="M283 189c1-3 3-5 3-6-3-3 0-5-6-5-4 0-4 2-5 5-28 61-43 90-115 90-21 0-41 0-62 0-6 0-7 0-9-1-5 0-6 0-6-4 0-1 0-2 2-10 10-38 19-75 29-114 14 0 28 0 42 0 36 0 36 10 36 19 0 4 0 9-4 21 0 2-1 4-1 5 0 2 3 5 6 5 4 0 5-3 6-9 9-34 16-66 24-98 0-3-2-5-5-5s-4 2-6 8c-8 31-16 41-55 41-13 0-26 0-39 0 8-34 16-67 25-101 3-14 3-17 23-17 19 0 39 0 58 0 52 0 65 12 65 47 0 11 0 11-2 23 0 2 0 5 0 7 0 3 1 5 5 5s6-2 6-11c2-24 6-48 8-72 1-12 0-12-11-12-71 0-143 0-213 0-9 0-12 0-12 8 0 5 3 5 12 5 15 0 26 0 26 9 0 1 0 2-1 9-19 74-37 148-57 221-3 17-4 21-38 21-7 0-12 0-12 7 0 6 5 6 12 6 73 0 146 0 220 0 9 0 9-1 13-7 13-30 25-60 38-90z"><text:p/></draw:path><draw:path draw:style-name="gr362" draw:text-style-name="P51" svg:width="0.057cm" svg:height="0.419cm" svg:x="5.575cm" svg:y="0cm" svg:viewBox="0 0 58 420" svg:d="M58 420c0-7 0-11 0-17-14 0-28 0-41 0 0-129 0-258 0-386 13 0 27 0 41 0 0-6 0-11 0-17-20 0-39 0-58 0 0 139 0 280 0 420 19 0 38 0 58 0z"><text:p/></draw:path><draw:path draw:style-name="gr362" draw:text-style-name="P51" svg:width="0.347cm" svg:height="0.286cm" svg:x="5.652cm" svg:y="0.028cm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7-1-17-13 0-7 6-13 11-19 14-15 29-30 43-45 12-14 25-28 37-41 15 34 29 66 44 100 1 4 1 4 2 5 0 3-8 11-25 13-5 0-9 0-9 7 0 6 5 6 8 6 10 0 40-2 52-2 11 0 36 2 47 2 3 0 9 0 9-8 0-5-5-5-9-5-27-1-29-2-36-19-17-39-44-104-54-129 29-29 72-79 87-91 12-10 27-21 52-22 6 0 10 0 10-8-1-1 0-5-5-5-13 0-27 1-41 1-15 0-31-1-46-1-3 0-8 0-8 8 0 4 3 5 5 5 4 1 17 1 17 13 0 6-5 12-8 16-23 24-46 48-69 73z"><text:p/></draw:path><draw:path draw:style-name="gr362" draw:text-style-name="P51" svg:width="0.129cm" svg:height="0.195cm" svg:x="6.01cm" svg:y="0.183cm" svg:viewBox="0 0 130 196" svg:d="M130 142c-4 0-6 0-10 0-1 7-4 24-7 27-3 2-25 2-30 2-18 0-36 0-54 0 31-28 41-35 59-50 21-16 42-36 42-63 0-36-32-58-69-58s-61 26-61 53c0 16 12 17 16 17 7 0 15-5 15-16 0-6-2-16-18-16 10-20 30-27 43-27 30 0 46 23 46 47 0 25-19 45-29 56-24 23-47 46-71 70-2 4-2 4-2 12 41 0 80 0 121 0 3-18 6-36 9-54z"><text:p/></draw:path><draw:path draw:style-name="gr362" draw:text-style-name="P51" svg:width="0.057cm" svg:height="0.419cm" svg:x="6.19cm" svg:y="0cm" svg:viewBox="0 0 58 420" svg:d="M58 0c-20 0-39 0-58 0 0 6 0 11 0 17 13 0 28 0 41 0 0 128 0 257 0 386-13 0-28 0-41 0 0 6 0 10 0 17 19 0 38 0 58 0 0-140 0-281 0-420z"><text:p/></draw:path><draw:path draw:style-name="gr362" draw:text-style-name="P51" svg:width="0.279cm" svg:height="0.098cm" svg:x="6.438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362" draw:text-style-name="P51" svg:width="0.228cm" svg:height="0.189cm" svg:x="6.871cm" svg:y="0.13cm" svg:viewBox="0 0 229 190" svg:d="M25 161c-1 6-3 16-3 18 0 7 6 11 12 11 4 0 13-2 15-11 0-1 6-22 9-31 2-13 6-27 8-39 2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362" draw:text-style-name="P51" svg:width="0.106cm" svg:height="0.195cm" svg:x="7.145cm" svg:y="0.183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362" draw:text-style-name="P51" svg:width="0.22cm" svg:height="0.265cm" svg:x="7.288cm" svg:y="0.13cm" svg:viewBox="0 0 221 266" svg:d="M32 236c-2 14-3 18-22 18-5 0-10 0-10 7 0 3 2 5 6 5 11 0 24-2 35-2 14 0 29 2 42 2 2 0 8 0 8-9 0-3-5-3-11-3-20 0-20-4-20-8s17-72 20-83c5 12 17 27 39 27 49 0 102-61 102-123 0-39-24-67-57-67-21 0-40 14-55 31-3-23-23-31-38-31-19 0-27 16-31 24-8 14-12 40-12 41 0 4 3 4 4 4 4 0 5 0 8-10 7-30 15-51 30-51 7 0 13 4 13 21 0 9-1 13-3 20-15 63-32 125-48 187zM107 54c3-11 14-23 23-29 14-13 26-17 33-17 17 0 28 15 28 40 0 24-15 73-22 90-14 29-35 44-50 44-28 0-34-35-34-38 0-1 0-2 1-7 8-28 14-55 21-83z"><text:p/></draw:path><draw:path draw:style-name="gr362" draw:text-style-name="P51" svg:width="0.107cm" svg:height="0.195cm" svg:x="7.546cm" svg:y="0.183cm" svg:viewBox="0 0 108 196" svg:d="M67 8c0-7-1-8-9-8-18 19-46 19-58 19 0 4 0 7 0 11 7 0 26 0 43-8 0 49 0 99 0 150 0 10 0 13-30 13-3 0-7 0-11 0 0 4 0 7 0 11 5 0 42-1 53-1 9 0 46 1 53 1 0-4 0-7 0-11-4 0-8 0-12 0-29 0-29-3-29-13 0-55 0-109 0-164z"><text:p/></draw:path><draw:path draw:style-name="gr362" draw:text-style-name="P51" svg:width="0.219cm" svg:height="0.265cm" svg:x="7.69cm" svg:y="0.13cm" svg:viewBox="0 0 220 266" svg:d="M32 236c-3 14-4 18-22 18-5 0-10 0-10 7 0 3 2 5 5 5 12 0 24-2 36-2 14 0 27 2 42 2 1 0 7 0 7-9 0-3-4-3-10-3-21 0-21-4-21-8s18-72 20-83c6 12 18 27 40 27 48 0 101-61 101-123 0-39-24-67-56-67-21 0-42 14-55 31-5-23-23-31-38-31-19 0-28 16-31 24-8 14-14 40-14 41 0 4 4 4 5 4 5 0 5 0 7-10 8-30 16-51 32-51 7 0 13 4 13 21 0 9-1 13-4 20-15 63-31 125-47 187zM107 54c2-11 14-23 21-29 15-13 28-17 34-17 18 0 28 15 28 40 0 24-15 73-22 90-14 29-35 44-50 44-28 0-34-35-34-38 0-1 0-2 2-7 8-28 14-55 21-83z"><text:p/></draw:path><draw:path draw:style-name="gr362" draw:text-style-name="P51" svg:width="0.135cm" svg:height="0.201cm" svg:x="7.931cm" svg:y="0.183cm" svg:viewBox="0 0 136 202" svg:d="M65 97c23 0 39 16 39 48 0 37-21 47-38 47-12 0-37-3-50-20 14-1 16-11 16-17 0-10-6-16-15-16s-17 5-17 17c0 28 31 46 67 46 41 0 69-28 69-57 0-22-18-46-51-52 30-12 42-34 42-52 0-23-27-41-60-41-32 0-57 17-57 40 0 9 6 15 15 15s15-7 15-14c0-9-6-16-15-16 10-13 30-17 41-17 13 0 32 8 32 33 0 12-4 26-12 35-9 12-18 12-32 13-7 0-8 0-10 1-1 0-3 0-3 4 0 3 3 3 8 3s11 0 16 0z"><text:p/></draw:path><draw:path draw:style-name="gr362" draw:text-style-name="P51" svg:width="0.28cm" svg:height="0.279cm" svg:x="8.221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362" draw:text-style-name="P51" svg:width="0.228cm" svg:height="0.189cm" svg:x="8.632cm" svg:y="0.13cm" svg:viewBox="0 0 229 190" svg:d="M25 161c-1 6-3 16-3 18 0 7 6 11 12 11 4 0 13-2 15-11 0-1 6-22 9-31 2-13 6-27 8-39 4-9 6-18 7-27 3-7 6-19 6-22 6-13 29-52 69-52 19 0 22 16 22 30 0 27-20 80-27 99-4 10-4 14-4 19 0 19 15 34 35 34 40 0 55-61 55-65s-3-4-5-4c-4 0-4 2-7 8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362" draw:text-style-name="P51" svg:width="0.129cm" svg:height="0.195cm" svg:x="8.892cm" svg:y="0.183cm" svg:viewBox="0 0 130 196" svg:d="M130 142c-4 0-6 0-10 0-1 7-4 24-8 27-2 2-24 2-29 2-18 0-36 0-54 0 31-28 41-35 59-50 21-16 42-36 42-63 0-36-32-58-69-58s-61 26-61 53c0 16 12 17 16 17 6 0 15-5 15-16 0-6-2-16-18-16 10-20 29-27 43-27 30 0 45 23 45 47 0 25-18 45-28 56-24 23-47 46-71 70-2 4-2 4-2 12 41 0 80 0 121 0 3-18 6-36 9-54z"><text:p/></draw:path><draw:path draw:style-name="gr362" draw:text-style-name="P51" svg:width="0.22cm" svg:height="0.265cm" svg:x="9.048cm" svg:y="0.13cm" svg:viewBox="0 0 221 266" svg:d="M32 236c-2 14-3 18-21 18-6 0-11 0-11 7 0 3 2 5 6 5 11 0 24-2 36-2 13 0 28 2 41 2 2 0 8 0 8-9 0-3-5-3-11-3-20 0-20-4-20-8s17-72 20-83c5 12 17 27 39 27 49 0 102-61 102-123 0-39-24-67-57-67-20 0-40 14-55 31-3-23-23-31-38-31-19 0-27 16-31 24-8 14-12 40-12 41 0 4 3 4 4 4 4 0 5 0 8-10 7-30 15-51 30-51 7 0 13 4 13 21 0 9-1 13-3 20-15 63-32 125-48 187zM107 54c3-11 14-23 23-29 14-13 26-17 33-17 17 0 28 15 28 40 0 24-15 73-22 90-14 29-35 44-50 44-28 0-34-35-34-38 0-1 0-2 1-7 8-28 14-55 21-83z"><text:p/></draw:path><draw:path draw:style-name="gr362" draw:text-style-name="P51" svg:width="0.13cm" svg:height="0.195cm" svg:x="9.293cm" svg:y="0.183cm" svg:viewBox="0 0 131 196" svg:d="M131 142c-4 0-7 0-11 0 0 7-4 24-7 27-3 2-25 2-29 2-18 0-37 0-55 0 31-28 42-35 60-50 21-16 42-36 42-63 0-36-31-58-70-58-36 0-61 26-61 53 0 16 13 17 16 17 7 0 15-5 15-16 0-6-2-16-17-16 9-20 29-27 42-27 30 0 46 23 46 47 0 25-18 45-28 56-24 23-48 46-72 70-2 4-2 4-2 12 41 0 80 0 121 0 4-18 6-36 10-54z"><text:p/></draw:path><draw:path draw:style-name="gr362" draw:text-style-name="P51" svg:width="0.257cm" svg:height="0.016cm" svg:x="9.592cm" svg:y="0.202cm" svg:viewBox="0 0 258 17" svg:d="M244 17c7 0 14 0 14-9 0-8-7-8-14-8-76 0-153 0-228 0-8 0-16 0-16 8 0 9 8 9 16 9 75 0 152 0 228 0z"><text:p/></draw:path><draw:path draw:style-name="gr362" draw:text-style-name="P51" svg:width="0.227cm" svg:height="0.189cm" svg:x="9.991cm" svg:y="0.13cm" svg:viewBox="0 0 228 190" svg:d="M25 161c-1 6-5 16-5 18 0 7 6 11 14 11 4 0 12-2 15-11 0-1 5-22 7-31 4-13 6-27 10-39 2-9 5-18 7-27 1-7 5-19 6-22 6-13 28-52 69-52 19 0 22 16 22 30 0 27-20 80-27 99-4 10-5 14-5 19 0 19 16 34 35 34 39 0 55-61 55-65s-4-4-5-4c-3 0-3 2-6 8-8 28-23 53-43 53-7 0-10-5-10-15 0-11 4-20 8-30 8-22 25-68 25-93 0-27-18-44-48-44-39 0-59 26-66 36-3-23-19-36-39-36-19 0-27 16-32 24-6 14-12 39-12 41 0 4 4 4 5 4 5 0 5 0 7-10 7-30 16-51 31-51 9 0 13 6 13 21 0 8-1 13-7 35-8 32-15 65-24 97z"><text:p/></draw:path><draw:path draw:style-name="gr362" draw:text-style-name="P51" svg:width="0.13cm" svg:height="0.195cm" svg:x="10.25cm" svg:y="0.183cm" svg:viewBox="0 0 131 196" svg:d="M131 142c-4 0-7 0-11 0 0 7-4 24-7 27-3 2-25 2-29 2-18 0-37 0-55 0 31-28 42-35 60-50 21-16 42-36 42-63 0-36-31-58-70-58-36 0-61 26-61 53 0 16 13 17 16 17 7 0 15-5 15-16 0-6-2-16-17-16 9-20 29-27 44-27 28 0 44 23 44 47 0 25-18 45-28 56-24 23-46 46-70 70-4 4-4 4-4 12 41 0 80 0 121 0 4-18 6-36 10-54z"><text:p/></draw:path><draw:path draw:style-name="gr362" draw:text-style-name="P51" svg:width="0.219cm" svg:height="0.265cm" svg:x="10.408cm" svg:y="0.13cm" svg:viewBox="0 0 220 266" svg:d="M32 236c-3 14-3 18-22 18-5 0-10 0-10 7 0 3 2 5 6 5 11 0 23-2 35-2 14 0 29 2 42 2 2 0 7 0 7-9 0-3-4-3-10-3-21 0-21-4-21-8s18-72 20-83c6 12 18 27 40 27 49 0 101-61 101-123 0-39-24-67-56-67-21 0-42 14-55 31-5-23-23-31-38-31-19 0-28 16-31 24-8 14-14 40-14 41 0 4 4 2 5 4 5 0 5 0 7-10 8-30 16-51 32-51 7 0 13 4 13 21 0 9-1 13-4 20-15 63-31 125-47 187zM107 54c2-11 14-23 21-29 16-13 28-17 35-17 17 0 27 15 27 40 0 24-14 73-22 90-14 29-35 44-50 44-28 0-33-35-33-38 0-1 0-2 1-7 8-28 14-55 21-83z"><text:p/></draw:path><draw:path draw:style-name="gr362" draw:text-style-name="P51" svg:width="0.129cm" svg:height="0.195cm" svg:x="10.652cm" svg:y="0.183cm" svg:viewBox="0 0 130 196" svg:d="M130 142c-4 0-6 0-10 0-1 7-4 24-7 27-3 2-25 2-30 2-18 0-36 0-54 0 31-28 41-35 59-50 21-16 42-36 42-63 0-36-32-58-69-58s-61 26-61 53c0 16 12 17 16 17 7 0 15-5 15-16 0-6-2-16-18-16 10-20 29-27 43-27 30 0 45 23 45 47 0 25-18 45-28 56-24 23-47 46-71 70-2 4-2 4-2 12 41 0 80 0 121 0 3-18 6-36 9-54z"><text:p/></draw:path><draw:path draw:style-name="gr362" draw:text-style-name="P51" svg:width="0.22cm" svg:height="0.265cm" svg:x="10.808cm" svg:y="0.13cm" svg:viewBox="0 0 221 266" svg:d="M34 236c-4 14-5 18-23 18-6 0-11 0-11 7 0 3 2 5 6 5 12 0 24-2 36-2 13 0 28 2 41 2 2 0 8 0 8-9 0-3-5-3-11-3-20 0-20-4-20-8s17-72 20-83c5 12 17 27 39 27 49 0 102-61 102-123 0-39-24-67-57-67-20 0-40 14-55 31-3-23-21-31-37-31-20 0-28 16-31 24-9 14-13 40-13 41 0 4 3 4 4 4 4 0 5 0 8-10 7-30 15-51 30-51 7 0 13 4 13 21 0 9-1 13-3 20-15 63-31 125-46 187zM107 54c3-11 14-23 23-29 14-13 26-17 33-17 17 0 28 15 28 40 0 24-15 73-22 90-14 29-35 44-50 44-28 0-34-35-34-38 0-1 0-2 1-7 8-28 14-55 21-83z"><text:p/></draw:path><draw:path draw:style-name="gr362" draw:text-style-name="P51" svg:width="0.135cm" svg:height="0.201cm" svg:x="11.051cm" svg:y="0.183cm" svg:viewBox="0 0 136 202" svg:d="M65 97c23 0 39 16 39 48 0 37-21 47-38 47-12 0-38-3-50-20 13-1 16-11 16-17 0-10-7-16-15-16-9 0-17 5-17 17 0 28 30 46 66 46 41 0 70-28 70-57 0-22-20-46-52-52 31-12 42-34 42-52 0-23-26-41-59-41s-59 17-59 40c0 9 8 15 16 15 10 0 16-7 16-14 0-9-6-16-16-16 11-13 31-17 42-17 13 0 32 8 32 33 0 12-4 26-12 35-9 12-18 12-33 13-7 0-7 0-10 1-1 1-2 0-2 4 0 3 2 3 7 3 6 0 11 0 17 0z"><text:p/></draw:path></draw:g></text:p>
      <text:p text:style-name="P27" loext:marker-style-name="T4"><text:span text:style-name="T4">Problem </text:span><text:span text:style-name="T5">5</text:span></text:p>
      <text:p text:style-name="P21" loext:marker-style-name="T3"/>
      <text:p text:style-name="P28" loext:marker-style-name="T9"><text:span text:style-name="T9">Part (a)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8" table:style-name="표8">
        <table:table-column table:style-name="표8.A"/>
        <table:table-row table:style-name="표8.1">
          <table:table-cell table:style-name="표8.A1" office:value-type="string">
            <text:p text:style-name="P13">Only explanation required</text:p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1" loext:marker-style-name="T3"/>
      <text:p text:style-name="P40"><draw:g text:anchor-type="as-char" svg:y="-0.601cm" draw:z-index="73" draw:style-name="gr1"><svg:title>TexMaths</svg:title><svg:desc>12§display§P\left(X&gt;s+t|X&gt;s\right)=\frac{\left(X&gt;s|X&gt;s+t\right)P\left(X&gt;s+t\right)}{P\left(X&gt;s\right)}§svg§600§FALSE§</svg:desc><draw:path draw:style-name="gr320" draw:text-style-name="P50" svg:width="10.37cm" svg:height="0.951cm" svg:x="0.006cm" svg:y="0.023cm" svg:viewBox="0 0 10371 952" svg:d="M0 0c3457 0 6914 0 10371 0 0 317 0 635 0 952-3457 0-6914 0-10371 0 0-317 0-635 0-952z"><text:p/></draw:path><draw:path draw:style-name="gr321" draw:text-style-name="P51" svg:width="0.3cm" svg:height="0.287cm" svg:x="0.001cm" svg:y="0.315cm" svg:viewBox="0 0 301 288" svg:d="M112 155c24 0 46 0 70 0 60 0 119-43 119-91 0-33-27-64-83-64-45 0-91 0-136 0-9 0-12 0-12 8 0 5 3 5 12 5 4 0 13 1 18 1 6 2 9 3 9 8 0 1-1 2-2 7-19 75-37 151-57 227-3 15-4 19-38 19-7 0-12 0-12 8 0 5 6 5 7 5 11 0 41-1 53-1 10 0 18 0 28 0 8 0 18 1 27 1 3 0 9 0 9-8 0-5-5-5-12-5-16 0-28 0-28-7 0-3 1-5 1-8 9-36 18-70 27-105zM142 30c3-16 4-17 22-17 14 0 28 0 41 0 35 0 58 12 58 41 0 17-10 53-25 67-22 19-47 23-65 23-21 0-40 0-60 0 9-38 19-76 29-114z"><text:p/></draw:path><draw:path draw:style-name="gr322" draw:text-style-name="P51" svg:width="0.097cm" svg:height="0.42cm" svg:x="0.426cm" svg:y="0.287cm" svg:viewBox="0 0 98 421" svg:d="M98 416c0-1 0-1-7-8-53-54-67-133-67-198 0-73 17-146 68-199 6-5 6-6 6-7 0-3-2-4-4-4-4 0-42 29-68 82-21 46-26 93-26 128 0 34 5 84 28 132 25 52 62 79 66 79 2 0 4-1 4-5z"><text:p/></draw:path><draw:path draw:style-name="gr323" draw:text-style-name="P51" svg:width="0.347cm" svg:height="0.287cm" svg:x="0.559cm" svg:y="0.315cm" svg:viewBox="0 0 348 288" svg:d="M193 115c-12-27-23-56-35-84-1-3-2-5-2-6 0-2 7-9 25-12 4 0 9-1 9-7s-5-6-6-6c-18 0-36 1-54 1-11 0-36-1-47-1-3 0-7 0-7 8 0 5 3 5 9 5 25 0 28 5 31 13 17 40 33 78 50 118-30 31-59 64-89 96-1 1-4 2-5 5-20 23-41 29-62 30-5 1-10 1-10 8 0 1 0 5 6 5 12 0 26-1 40-1 15 0 32 1 46 1 3 0 9 0 9-8 0-4-5-5-6-5-4 0-17-1-17-13 0-6 7-14 12-18 14-16 29-32 43-46 12-14 25-28 37-42 15 34 29 67 44 101 1 5 2 5 2 6 0 3-8 11-25 12-5 1-9 1-9 8 0 5 5 5 6 5 12 0 42-1 54-1 11 0 36 1 47 1 3 0 7 0 7-8 0-5-3-5-7-5-27 0-29-1-36-18-17-40-44-106-54-131 28-29 72-79 87-91 12-10 27-21 52-22 6 0 10 0 10-8-2-1 0-5-6-5-12 0-26 1-40 1-15 0-31-1-46-1-3 0-8 0-8 8 0 4 2 5 5 5 4 1 17 1 17 13 0 6-5 12-8 16-23 24-46 49-69 73z"><text:p/></draw:path><draw:path draw:style-name="gr324" draw:text-style-name="P51" svg:width="0.257cm" svg:height="0.243cm" svg:x="1.082cm" svg:y="0.376cm" svg:viewBox="0 0 258 244" svg:d="M250 131c4-3 8-5 8-10 0-6-4-7-8-8-78-37-155-73-233-111-6-2-7-2-9-2-3 0-8 4-8 8s2 6 8 9c75 35 148 69 222 104-74 35-147 70-222 105-6 3-8 6-8 9 0 5 5 9 8 9 2 0 3 0 9-3 78-37 155-73 233-110z"><text:p/></draw:path><draw:path draw:style-name="gr325" draw:text-style-name="P51" svg:width="0.155cm" svg:height="0.19cm" svg:x="1.514cm" svg:y="0.416cm" svg:viewBox="0 0 156 191" svg:d="M144 29c-12 0-20 9-20 19 0 6 3 12 13 12 8 0 19-7 19-24 0-19-18-36-50-36-56 0-71 43-71 61 0 34 31 40 43 42 22 4 43 9 43 33 0 10-9 45-60 45-6 0-38 0-48-21 16 1 27-11 27-23 0-10-8-15-16-15-11 0-24 9-24 28 0 24 24 41 61 41 69 0 84-51 84-70 0-15-7-26-13-31-11-12-23-14-42-18-14-2-31-6-31-25 0-12 9-37 47-37 10 0 31 2 38 19z"><text:p/></draw:path><draw:path draw:style-name="gr326" draw:text-style-name="P51" svg:width="0.279cm" svg:height="0.28cm" svg:x="1.808cm" svg:y="0.356cm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327" draw:text-style-name="P51" svg:width="0.129cm" svg:height="0.268cm" svg:x="2.215cm" svg:y="0.339cm" svg:viewBox="0 0 130 269" svg:d="M78 96c13 0 26 0 40 0 8 0 12 0 12-8 0-5-4-5-12-5-12 0-24 0-36 0 14-60 16-69 16-71 0-7-4-12-12-12-1 0-13 1-16 16-6 22-11 44-17 67-13 0-27 0-40 0-8 0-13 0-13 7 0 6 4 6 12 6 12 0 25 0 37 0-30 119-32 126-32 134 0 23 17 39 39 39 44 0 68-61 68-65 0-5-4-5-6-5-4 0-4 1-6 6-18 45-41 54-54 54-10 0-14-5-14-19 0-10 0-13 3-20 11-42 20-83 31-124z"><text:p/></draw:path><draw:path draw:style-name="gr328" draw:text-style-name="P51" svg:width="0.016cm" svg:height="0.42cm" svg:x="2.408cm" svg:y="0.287cm" svg:viewBox="0 0 17 421" svg:d="M17 14c0-7 0-14-9-14-8 0-8 7-8 14 0 131 0 261 0 392 0 8 0 15 8 15 9 0 9-7 9-15 0-131 0-261 0-392z"><text:p/></draw:path><draw:path draw:style-name="gr329" draw:text-style-name="P51" svg:width="0.347cm" svg:height="0.287cm" svg:x="2.486cm" svg:y="0.315cm" svg:viewBox="0 0 348 288" svg:d="M193 115c-12-27-23-56-35-84-1-3-2-5-2-6 0-2 7-9 25-12 4 0 9-1 9-7s-5-6-6-6c-18 0-36 1-54 1-11 0-36-1-47-1-3 0-7 0-7 8 0 5 3 5 9 5 25 0 28 5 31 13 17 40 33 78 50 118-30 31-59 64-89 96-1 1-4 2-5 5-20 23-41 29-62 30-5 1-10 1-10 8 0 1 0 5 6 5 12 0 26-1 40-1 15 0 32 1 46 1 3 0 9 0 9-8 0-4-5-5-6-5-4 0-17-1-17-13 0-6 7-14 12-18 14-16 29-32 43-46 12-14 25-28 37-42 15 34 29 67 44 101 1 5 2 5 2 6 0 3-8 11-25 12-5 1-9 1-9 8 0 5 5 5 6 5 12 0 42-1 54-1 11 0 36 1 47 1 3 0 7 0 7-8 0-5-3-5-7-5-27 0-29-1-36-18-17-40-44-106-54-131 28-29 72-79 87-91 12-10 27-21 52-22 6 0 10 0 10-8-2-1 0-5-6-5-12 0-26 1-40 1-15 0-31-1-46-1-3 0-8 0-8 8 0 4 2 5 5 5 4 1 17 1 17 13 0 6-5 12-8 16-23 24-46 49-69 73z"><text:p/></draw:path><draw:path draw:style-name="gr330" draw:text-style-name="P51" svg:width="0.257cm" svg:height="0.243cm" svg:x="3.009cm" svg:y="0.376cm" svg:viewBox="0 0 258 244" svg:d="M250 131c4-3 8-5 8-10 0-6-4-7-8-8-78-37-155-73-233-111-6-2-7-2-9-2-3 0-8 4-8 8s2 6 8 9c75 35 148 69 222 104-74 35-147 70-222 105-6 3-8 6-8 9 0 5 5 9 8 9 2 0 3 0 9-3 78-37 155-73 233-110z"><text:p/></draw:path><draw:path draw:style-name="gr331" draw:text-style-name="P51" svg:width="0.155cm" svg:height="0.19cm" svg:x="3.441cm" svg:y="0.416cm" svg:viewBox="0 0 156 191" svg:d="M144 29c-12 0-20 9-20 19 0 6 3 12 13 12 8 0 19-7 19-24 0-19-18-36-50-36-56 0-71 43-71 61 0 34 31 40 43 42 22 4 43 9 43 33 0 10-9 45-60 45-6 0-38 0-48-21 16 1 27-11 27-23 0-10-8-15-16-15-11 0-24 9-24 28 0 24 24 41 61 41 69 0 84-51 84-70 0-15-7-26-13-31-11-12-23-14-42-18-14-2-31-6-31-25 0-12 9-37 47-37 10 0 31 2 38 19z"><text:p/></draw:path><draw:path draw:style-name="gr332" draw:text-style-name="P51" svg:width="0.096cm" svg:height="0.42cm" svg:x="3.641cm" svg:y="0.287cm" svg:viewBox="0 0 97 421" svg:d="M97 210c0-32-3-84-27-131-26-51-62-79-66-79-3 0-4 1-4 4 0 1 0 2 8 9 41 42 65 109 65 197 0 72-15 146-68 199-5 6-5 6-5 7 0 4 1 5 4 5 4 0 43-29 67-83 21-45 26-92 26-128z"><text:p/></draw:path><draw:path draw:style-name="gr333" draw:text-style-name="P51" svg:width="0.279cm" svg:height="0.097cm" svg:x="3.922cm" svg:y="0.447cm" svg:viewBox="0 0 280 98" svg:d="M266 17c6 0 14 0 14-9 0-8-8-8-14-8-84 0-169 0-253 0-6 0-13 0-13 8 0 9 7 9 14 9 84 0 168 0 252 0zM266 98c6 0 14 0 14-8s-8-8-14-8c-84 0-168 0-252 0-7 0-14 0-14 8s7 8 13 8c84 0 169 0 253 0z"><text:p/></draw:path><draw:path draw:style-name="gr334" draw:text-style-name="P51" svg:width="0.097cm" svg:height="0.42cm" svg:x="4.436cm" svg:y="0cm" svg:viewBox="0 0 98 421" svg:d="M98 418c0-2 0-3-7-10-53-53-67-132-67-197 0-73 17-146 68-199 6-6 6-6 6-7 0-4-2-5-4-5-4 0-42 29-68 83-21 45-26 92-26 128 0 33 5 84 28 131 25 53 62 79 66 79 2 0 4-1 4-3z"><text:p/></draw:path><draw:path draw:style-name="gr335" draw:text-style-name="P51" svg:width="0.347cm" svg:height="0.287cm" svg:x="4.569cm" svg:y="0.03cm" svg:viewBox="0 0 348 288" svg:d="M193 114c-12-28-23-56-35-84-1-2-1-4-2-5 0-2 7-11 25-12 4-1 9-1 9-8 0-5-5-5-6-5-18 0-36 1-54 1-11 0-36-1-47-1-3 0-7 0-7 8 0 5 3 5 9 5 25 0 28 4 31 13 17 40 33 78 50 118-30 31-59 64-89 96-1 1-4 2-5 4-20 22-41 30-62 31-5 0-10 0-10 8 2 1 0 5 6 5 12 0 26-1 40-1 15 0 32 1 46 1 3 0 9 0 9-8 0-5-5-5-6-5-4-1-17-1-17-13 0-8 7-14 12-20 14-15 29-31 43-45 12-15 25-28 37-41 15 34 29 67 44 101 1 3 2 5 2 6 0 2-8 9-25 12-5 0-9 0-9 7 0 6 5 6 6 6 12 0 42-1 54-1 11 0 36 1 47 1 3 0 7 0 7-8 0-5-3-5-7-5-27-1-29-3-36-19-17-39-44-105-54-130 28-30 72-80 87-91 12-11 27-21 52-22 6-1 10-1 10-8 0-1 0-5-6-5-12 0-26 1-40 1-15 0-31-1-46-1-3 0-8 0-8 8 0 3 2 4 5 5 4 0 17 1 17 13 0 5-5 11-8 15-23 24-46 49-69 73z"><text:p/></draw:path><draw:path draw:style-name="gr336" draw:text-style-name="P51" svg:width="0.257cm" svg:height="0.244cm" svg:x="5.092cm" svg:y="0.09cm" svg:viewBox="0 0 258 245" svg:d="M250 132c4-2 8-5 8-10 0-4-4-7-8-9-78-37-155-73-233-111-6-2-7-2-9-2-3 0-8 4-8 8s2 6 8 10c75 35 148 70 222 104-74 35-147 70-222 105-6 2-8 5-8 9s5 9 8 9c2 0 3 0 9-4 78-37 155-73 233-109z"><text:p/></draw:path><draw:path draw:style-name="gr337" draw:text-style-name="P51" svg:width="0.155cm" svg:height="0.19cm" svg:x="5.523cm" svg:y="0.131cm" svg:viewBox="0 0 156 191" svg:d="M144 29c-12 1-20 9-20 19 0 6 3 12 13 12 8 0 19-7 19-23 0-19-18-37-50-37-56 0-71 43-71 62 0 33 31 39 43 41 22 5 43 10 43 33 0 10-9 46-60 46-6 0-38 0-48-22 16 2 27-11 27-23 0-10-8-15-16-15-11 0-24 10-24 28 0 24 24 41 61 41 69 0 84-51 84-70 0-14-7-25-13-30-11-12-23-14-42-18-14-3-31-7-31-25 0-12 9-38 47-38 10 0 31 3 38 19z"><text:p/></draw:path><draw:path draw:style-name="gr338" draw:text-style-name="P51" svg:width="0.016cm" svg:height="0.42cm" svg:x="5.75cm" svg:y="0cm" svg:viewBox="0 0 17 421" svg:d="M17 16c0-8 0-16-9-16-8 0-8 8-8 16 0 130 0 260 0 391 0 7 0 14 8 14 9 0 9-7 9-14 0-131 0-261 0-391z"><text:p/></draw:path><draw:path draw:style-name="gr339" draw:text-style-name="P51" svg:width="0.347cm" svg:height="0.287cm" svg:x="5.828cm" svg:y="0.03cm" svg:viewBox="0 0 348 288" svg:d="M193 114c-12-28-24-56-36-84-1-2-1-4-1-5 0-2 7-11 24-12 5-1 8-1 8-8 0-5-4-5-6-5-16 0-34 1-52 1-11 0-38-1-48-1-3 0-8 0-8 8 0 5 5 5 10 5 25 0 28 4 32 13 17 40 33 78 50 118-30 31-59 64-89 96-3 1-4 2-6 4-21 22-40 30-61 31-6 0-10 0-10 8 2 1 0 5 6 5 12 0 26-1 40-1 15 0 31 1 46 1 3 0 8 0 8-8 0-5-4-5-5-5-4-1-17-1-17-13 0-8 6-14 11-20 14-15 29-31 43-45 13-15 25-28 38-41 15 34 28 67 42 101 3 3 3 5 3 6 0 2-7 9-24 12-5 0-9 0-9 7 0 6 5 6 6 6 12 0 41-1 53-1 11 0 37 1 47 1 4 0 8 0 8-8 0-5-4-5-7-5-29-1-30-3-37-19-16-39-44-105-54-130 29-30 73-80 86-91 12-11 29-21 54-22 5-1 10-1 10-8 0-1 0-5-6-5-13 0-26 1-40 1-15 0-31-1-46-1-3 0-9 0-9 8 0 3 3 4 5 5 5 0 18 1 18 13 0 5-5 11-8 15-23 24-46 49-69 73z"><text:p/></draw:path><draw:path draw:style-name="gr340" draw:text-style-name="P51" svg:width="0.257cm" svg:height="0.244cm" svg:x="6.351cm" svg:y="0.09cm" svg:viewBox="0 0 258 245" svg:d="M250 132c4-2 8-5 8-10 0-4-4-7-8-9-78-37-156-73-234-111-5-2-6-2-8-2-4 0-8 4-8 8s2 6 8 10c74 35 148 70 221 104-73 35-147 70-221 105-6 2-8 5-8 9s4 9 8 9c2 0 3 0 8-4 78-37 156-73 234-109z"><text:p/></draw:path><draw:path draw:style-name="gr341" draw:text-style-name="P51" svg:width="0.154cm" svg:height="0.19cm" svg:x="6.783cm" svg:y="0.131cm" svg:viewBox="0 0 155 191" svg:d="M143 29c-12 1-21 9-21 19 0 6 4 12 14 12 9 0 19-7 19-23 0-19-18-37-49-37-57 0-72 43-72 62 0 33 31 39 43 41 23 5 44 10 44 33 0 10-9 46-60 46-6 0-38 0-48-22 16 2 27-11 27-23 0-10-8-15-16-15-11 0-24 10-24 28 0 24 24 41 60 41 68 0 85-51 85-70 0-14-8-25-13-30-11-12-24-14-42-18-16-3-32-7-32-25 0-12 10-38 48-38 9 0 31 3 37 19z"><text:p/></draw:path><draw:path draw:style-name="gr342" draw:text-style-name="P51" svg:width="0.28cm" svg:height="0.28cm" svg:x="7.076cm" svg:y="0.071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343" draw:text-style-name="P51" svg:width="0.129cm" svg:height="0.267cm" svg:x="7.484cm" svg:y="0.054cm" svg:viewBox="0 0 130 268" svg:d="M77 95c13 0 26 0 39 0 9 0 14 0 14-9 0-4-5-4-12-4-12 0-26 0-38 0 16-60 18-69 18-71 0-7-6-11-13-11-1 0-13 0-17 14-4 23-10 45-15 68-13 0-27 0-40 0-8 0-13 0-13 8 0 5 4 5 12 5 12 0 25 0 37 0-30 120-32 127-32 134 0 23 15 39 38 39 43 0 67-62 67-65 0-4-3-4-4-4-4 0-4 1-6 6-18 43-41 54-56 54-8 0-13-6-13-19 0-11 1-13 3-20 10-42 20-83 31-125z"><text:p/></draw:path><draw:path draw:style-name="gr344" draw:text-style-name="P51" svg:width="0.096cm" svg:height="0.42cm" svg:x="7.65cm" svg:y="0cm" svg:viewBox="0 0 97 421" svg:d="M97 211c0-33-3-84-27-132-26-51-62-79-66-79-3 0-4 2-4 5 0 1 0 1 8 9 41 42 65 108 65 197 0 72-15 147-68 199-5 5-5 6-5 8s1 3 4 3c4 0 43-29 67-81 21-47 26-94 26-129z"><text:p/></draw:path><draw:path draw:style-name="gr345" draw:text-style-name="P51" svg:width="0.3cm" svg:height="0.287cm" svg:x="7.877cm" svg:y="0.03cm" svg:viewBox="0 0 301 288" svg:d="M112 155c24 0 46 0 70 0 60 0 119-45 119-91 0-33-27-64-83-64-45 0-91 0-136 0-9 0-14 0-14 7 0 6 5 6 14 6 4 0 13 0 18 0 6 1 8 3 8 7 0 2 0 3-1 9-19 75-37 150-57 225-4 17-4 21-38 21-7 0-12 0-12 7 0 6 5 6 6 6 12 0 42-1 54-1 8 0 18 0 28 0 8 0 18 1 26 1 4 0 8 0 8-8 0-5-3-5-10-5-16 0-28 0-28-9 0-2 0-3 1-7 9-35 18-69 27-104zM142 29c3-15 4-16 22-16 14 0 28 0 41 0 35 0 57 11 57 40 0 17-9 53-24 68-22 19-47 22-65 22-21 0-40 0-60 0 9-39 19-76 29-114z"><text:p/></draw:path><draw:path draw:style-name="gr346" draw:text-style-name="P51" svg:width="0.096cm" svg:height="0.42cm" svg:x="8.302cm" svg:y="0cm" svg:viewBox="0 0 97 421" svg:d="M97 418c0-2 0-3-7-10-53-53-66-132-66-197 0-73 17-146 68-199 5-6 5-6 5-7 0-4-1-5-3-5-5 0-42 29-68 83-21 45-26 92-26 128 0 33 5 84 28 131 25 53 61 79 66 79 2 0 3-1 3-3z"><text:p/></draw:path><draw:path draw:style-name="gr347" draw:text-style-name="P51" svg:width="0.347cm" svg:height="0.287cm" svg:x="8.435cm" svg:y="0.03cm" svg:viewBox="0 0 348 288" svg:d="M193 114c-12-28-23-56-35-84-1-2-1-4-2-5 0-2 7-11 25-12 4-1 9-1 9-8 0-5-6-5-8-5-16 0-34 1-52 1-11 0-36-1-47-1-3 0-9 0-9 8 0 5 5 5 11 5 25 0 28 4 31 13 17 40 33 78 50 118-30 31-59 64-89 96-1 1-4 2-5 4-22 22-41 30-62 31-6 0-10 0-10 8 2 1 0 5 6 5 12 0 26-1 40-1 15 0 32 1 46 1 3 0 9 0 9-8 0-5-5-5-6-5-4-1-17-1-17-13 0-8 7-14 12-20 14-15 29-31 43-45 12-15 25-28 37-41 15 34 29 67 44 101 1 3 1 5 1 6 0 2-7 9-24 12-5 0-9 0-9 7 0 6 5 6 6 6 12 0 42-1 54-1 10 0 36 1 47 1 3 0 7 0 7-8 0-5-3-5-7-5-29-1-29-3-36-19-17-39-45-105-55-130 29-30 73-80 86-91 14-11 29-21 54-22 6-1 10-1 10-8 0-1 0-5-6-5-12 0-26 1-40 1-15 0-31-1-46-1-3 0-9 0-9 8 0 3 3 4 6 5 4 0 17 1 17 13 0 5-5 11-8 15-23 24-46 49-69 73z"><text:p/></draw:path><draw:path draw:style-name="gr348" draw:text-style-name="P51" svg:width="0.257cm" svg:height="0.244cm" svg:x="8.958cm" svg:y="0.09cm" svg:viewBox="0 0 258 245" svg:d="M250 132c4-2 8-5 8-10 0-4-4-7-8-9-78-37-155-73-233-111-6-2-7-2-9-2-4 0-8 4-8 8s2 6 8 10c74 35 148 70 221 104-73 35-147 70-221 105-6 2-8 5-8 9s4 9 8 9c2 0 3 0 9-4 78-37 155-73 233-109z"><text:p/></draw:path><draw:path draw:style-name="gr349" draw:text-style-name="P51" svg:width="0.155cm" svg:height="0.19cm" svg:x="9.39cm" svg:y="0.131cm" svg:viewBox="0 0 156 191" svg:d="M143 29c-11 1-19 9-19 19 0 6 2 12 12 12 8 0 20-7 20-23 0-19-19-37-50-37-57 0-72 43-72 62 0 33 31 39 44 41 22 5 43 10 43 33 0 10-9 46-60 46-6 0-38 0-48-22 16 2 27-11 27-23 0-10-8-15-16-15-11 0-24 10-24 28 0 24 24 41 61 41 67 0 84-51 84-70 0-14-8-25-13-30-11-12-23-14-42-18-16-3-32-7-32-25 0-12 10-38 48-38 10 0 31 3 37 19z"><text:p/></draw:path><draw:path draw:style-name="gr350" draw:text-style-name="P51" svg:width="0.28cm" svg:height="0.28cm" svg:x="9.683cm" svg:y="0.071cm" svg:viewBox="0 0 281 281" svg:d="M150 149c40 0 78 0 118 0 4 0 13 0 13-9 0-8-9-8-13-8-40 0-78 0-118 0 0-40 0-79 0-119 0-5 0-13-8-13-10 0-10 8-10 13 0 40 0 79 0 119-40 0-78 0-118 0-6 0-14 0-14 8 0 9 8 9 14 9 40 0 78 0 118 0 0 38 0 78 0 117 0 6 0 15 10 15 8 0 8-9 8-15 0-39 0-79 0-117z"><text:p/></draw:path><draw:path draw:style-name="gr351" draw:text-style-name="P51" svg:width="0.129cm" svg:height="0.267cm" svg:x="10.091cm" svg:y="0.054cm" svg:viewBox="0 0 130 268" svg:d="M78 95c13 0 26 0 40 0 8 0 12 0 12-9 0-4-4-4-12-4-12 0-26 0-38 0 16-60 18-69 18-71 0-7-4-11-12-11-1 0-13 0-16 14-6 23-11 45-17 68-13 0-27 0-40 0-8 0-13 0-13 8 0 5 4 5 12 5 12 0 25 0 37 0-30 120-32 127-32 134 0 23 17 39 39 39 44 0 68-62 68-65 0-4-4-4-6-4-4 0-4 1-6 6-18 43-41 54-56 54-8 0-13-6-13-19 0-11 1-13 4-20 11-42 20-83 31-125z"><text:p/></draw:path><draw:path draw:style-name="gr352" draw:text-style-name="P51" svg:width="0.097cm" svg:height="0.42cm" svg:x="10.258cm" svg:y="0cm" svg:viewBox="0 0 98 421" svg:d="M98 211c0-33-4-84-28-132-26-51-62-79-65-79s-5 2-5 5c0 1 0 1 8 9 41 42 65 108 65 197 0 72-15 147-67 199-6 5-6 6-6 8s2 3 5 3 42-29 67-81c20-47 26-94 26-129z"><text:p/></draw:path><draw:path draw:style-name="gr353" draw:text-style-name="P51" svg:width="6.003cm" svg:height="0.016cm" svg:x="4.394cm" svg:y="0.489cm" svg:viewBox="0 0 6004 17" svg:d="M0 0c2001 0 4003 0 6004 0 0 6 0 11 0 17-2001 0-4003 0-6004 0 0-6 0-11 0-17z"><text:p/></draw:path><draw:path draw:style-name="gr354" draw:text-style-name="P51" svg:width="0.3cm" svg:height="0.287cm" svg:x="6.477cm" svg:y="0.602cm" svg:viewBox="0 0 301 288" svg:d="M112 155c24 0 48 0 72 0 58 0 117-43 117-91 0-33-27-64-83-64-45 0-91 0-136 0-8 0-12 0-12 8 0 5 3 5 12 5 4 0 13 0 18 1 7 0 9 3 9 6s-1 4-2 9c-19 75-37 151-57 227-3 15-4 19-38 19-7 0-12 0-12 8 0 5 6 5 7 5 12 0 41-1 53-1 10 0 18 0 28 0 9 0 18 1 27 1 3 0 9 0 9-8 0-5-4-5-12-5-16 0-28 0-28-7 0-3 1-5 1-8 9-36 18-70 27-105zM142 29c3-15 4-16 22-16 14 0 28 0 41 0 35 0 58 12 58 41 0 16-9 53-25 67-22 19-47 23-65 23-21 0-40 0-60 0 9-38 19-77 29-115z"><text:p/></draw:path><draw:path draw:style-name="gr355" draw:text-style-name="P51" svg:width="0.097cm" svg:height="0.42cm" svg:x="6.902cm" svg:y="0.574cm" svg:viewBox="0 0 98 421" svg:d="M98 416c0-1 0-1-7-8-53-54-66-133-66-198 0-73 16-146 67-199 6-5 6-6 6-7 0-3-2-4-4-4-4 0-42 29-68 82-21 46-26 93-26 128 0 34 5 84 28 132 25 52 62 79 66 79 2 0 4-1 4-5z"><text:p/></draw:path><draw:path draw:style-name="gr356" draw:text-style-name="P51" svg:width="0.347cm" svg:height="0.287cm" svg:x="7.035cm" svg:y="0.602cm" svg:viewBox="0 0 348 288" svg:d="M193 115c-12-27-23-56-35-84-1-3-2-5-2-6 0-2 7-11 25-12 4 0 9-1 9-8 0-5-5-5-6-5-18 0-36 1-54 1-10 0-36-1-47-1-3 0-7 0-7 8 0 5 3 5 9 5 25 0 28 5 31 13 17 40 34 78 51 118-30 31-60 64-90 96-1 1-4 2-5 5-20 21-41 29-62 30-5 0-10 0-10 8 2 1 0 5 6 5 13 0 26-1 40-1 15 0 32 1 46 1 4 0 9 0 9-8 0-5-4-4-5-5-5 0-17-1-17-13 0-6 6-14 11-20 14-15 29-30 43-44 12-14 25-28 37-42 15 34 29 67 44 101 1 5 2 5 2 6 0 3-8 11-25 12-5 0-9 1-9 8 0 5 5 5 8 5 10 0 40-1 52-1 11 0 36 1 47 1 3 0 9 0 9-8 0-5-5-5-9-5-27 0-29-1-36-18-17-40-44-106-54-131 29-29 72-79 87-91 12-10 27-21 52-22 6 0 10 0 10-8-2-1 0-5-6-5-12 0-26 1-40 1-15 0-31-1-46-1-3 0-8 0-8 8 0 4 3 5 5 5 4 0 17 1 17 13 0 6-5 11-8 16-23 24-46 49-69 73z"><text:p/></draw:path><draw:path draw:style-name="gr357" draw:text-style-name="P51" svg:width="0.257cm" svg:height="0.244cm" svg:x="7.558cm" svg:y="0.662cm" svg:viewBox="0 0 258 245" svg:d="M251 132c3-2 7-5 7-10 0-4-4-7-7-9-78-36-156-73-234-109-6-4-6-4-7-4-5 0-10 5-10 8 0 5 2 8 8 10 75 35 148 70 222 104-74 35-147 70-222 105-6 3-8 6-8 9 0 5 5 9 10 9 1 0 1 0 7-3 78-37 156-73 234-110z"><text:p/></draw:path><draw:path draw:style-name="gr358" draw:text-style-name="P51" svg:width="0.154cm" svg:height="0.19cm" svg:x="7.991cm" svg:y="0.705cm" svg:viewBox="0 0 155 191" svg:d="M143 29c-12 0-21 9-21 18 0 6 4 13 14 13 8 0 19-7 19-24 0-19-18-36-51-36-55 0-70 43-70 61 0 33 31 40 43 42 21 4 43 9 43 33 0 10-10 45-60 45-6 0-38 0-48-21 16 1 26-11 26-23 0-10-6-15-15-15-11 0-23 9-23 28 0 24 24 41 60 41 68 0 84-52 84-70 0-15-7-26-12-31-12-12-24-14-43-18-15-4-31-6-31-25 0-12 9-37 46-37 11 0 32 2 39 19z"><text:p/></draw:path><draw:path draw:style-name="gr359" draw:text-style-name="P51" svg:width="0.097cm" svg:height="0.42cm" svg:x="8.19cm" svg:y="0.574cm" svg:viewBox="0 0 98 421" svg:d="M98 210c0-32-4-84-28-131-26-53-62-79-65-79-4 0-5 1-5 4 0 1 0 2 8 9 41 42 65 109 65 197 0 72-15 146-67 199-6 6-6 6-6 7 0 3 1 5 5 5 3 0 42-29 66-83 21-45 27-92 27-128z"><text:p/></draw:path></draw:g></text:p>
      <text:p text:style-name="P40"/>
      <text:p text:style-name="P40"><draw:g text:anchor-type="as-char" svg:y="-0.66cm" draw:z-index="74" draw:style-name="gr1"><svg:title>TexMaths</svg:title><svg:desc>12§display§=P\left(X&gt;s+t\right)}{P\left(X&gt;s\right)}=\frac{e^{-\lambda\left(s+t\right)}}{e^{-\lambda s}}=e^{-\lambda t}=P\left(X&gt;t\right)§svg§600§FALSE§</svg:desc><draw:path draw:style-name="gr278" draw:text-style-name="P50" svg:width="10.748cm" svg:height="0.908cm" svg:x="0.001cm" svg:y="0.023cm" svg:viewBox="0 0 10749 909" svg:d="M0 0c3583 0 7166 0 10749 0 0 303 0 606 0 909-3583 0-7166 0-10749 0 0-303 0-606 0-909z"><text:p/></draw:path><draw:path draw:style-name="gr279" draw:text-style-name="P51" svg:width="0.28cm" svg:height="0.099cm" svg:x="0.003cm" svg:y="0.503cm" svg:viewBox="0 0 281 100" svg:d="M266 17c6 0 15 0 15-9 0-8-9-8-15-8-84 0-168 0-252 0-6 0-14 0-14 8 0 9 8 9 14 9 84 0 168 0 252 0zM266 100c6 0 15 0 15-9s-9-9-15-9c-84 0-168 0-252 0-6 0-14 0-14 9s8 9 14 9c84 0 168 0 252 0z"><text:p/></draw:path><draw:path draw:style-name="gr280" draw:text-style-name="P51" svg:width="0.3cm" svg:height="0.286cm" svg:x="0.441cm" svg:y="0.373cm" svg:viewBox="0 0 301 287" svg:d="M112 154c24 0 46 0 70 0 60 0 119-44 119-90 0-34-27-64-83-64-45 0-91 0-136 0-9 0-12 0-12 7 0 5 3 5 12 5 4 0 13 1 18 1 6 1 9 3 9 7 0 2-1 3-2 8-19 75-37 151-57 226-3 17-4 20-38 20-7 0-12 0-12 8 0 5 5 5 7 5 11 0 41-1 53-1 10 0 18 1 28 1 8 0 18 0 26 0 4 0 10 0 10-8 0-5-5-5-12-5-16 0-28 0-28-8 0-2 1-4 1-7 9-36 18-71 27-105zM142 29c3-16 4-17 22-17 14 0 28 0 41 0 35 0 57 12 57 41 0 17-9 53-24 68-22 18-47 22-65 22-21 0-40 0-60 0 9-39 19-76 29-114z"><text:p/></draw:path><draw:path draw:style-name="gr281" draw:text-style-name="P51" svg:width="0.097cm" svg:height="0.42cm" svg:x="0.866cm" svg:y="0.344cm" svg:viewBox="0 0 98 421" svg:d="M98 417c0-2 0-2-7-9-53-54-67-133-67-198 0-73 17-146 68-199 6-5 6-5 6-6 0-4-2-5-4-5-5 0-42 29-68 82-21 46-26 93-26 128 0 34 5 84 28 132 25 52 61 79 66 79 2 0 4-1 4-4z"><text:p/></draw:path><draw:path draw:style-name="gr282" draw:text-style-name="P51" svg:width="0.347cm" svg:height="0.286cm" svg:x="0.999cm" svg:y="0.373cm" svg:viewBox="0 0 348 287" svg:d="M193 114c-12-28-23-56-35-84-1-4-1-4-2-5 0-3 7-11 25-13 4 0 9 0 9-7 0-5-5-5-6-5-18 0-36 1-54 1-11 0-36-1-47-1-3 0-7 0-7 8 0 4 3 4 9 4 25 0 28 5 31 14 17 40 33 78 50 118-30 31-59 62-89 95-1 1-4 2-5 5-20 22-41 29-62 30-6 1-10 1-10 8 0 1 0 5 6 5 12 0 26-1 40-1 15 0 32 1 46 1 3 0 9 0 9-8 0-4-5-5-6-5-4 0-17-1-17-14 0-6 7-13 12-18 14-15 29-31 43-45 12-15 25-29 37-42 15 33 29 67 44 101 1 4 2 4 2 6 0 3-8 11-25 12-5 1-9 1-9 8 0 5 5 5 6 5 12 0 42-1 54-1 10 0 36 1 47 1 3 0 7 0 7-7 0-6-3-6-7-6-27 0-29-1-36-18-17-40-44-105-54-131 28-29 72-79 87-91 12-10 27-21 52-22 6 0 10 0 10-8-2-2 0-4-6-4-12 0-26 1-40 1-15 0-31-1-46-1-3 0-8 0-8 8 0 3 2 4 5 4 4 1 17 1 17 13 0 6-5 12-8 16-23 24-46 49-69 73z"><text:p/></draw:path><draw:path draw:style-name="gr283" draw:text-style-name="P51" svg:width="0.257cm" svg:height="0.243cm" svg:x="1.523cm" svg:y="0.433cm" svg:viewBox="0 0 258 244" svg:d="M250 131c4-3 8-5 8-10 0-6-4-6-8-8-78-37-155-73-233-111-6-2-7-2-9-2-3 0-8 4-8 8s2 6 8 9c75 35 148 69 222 104-74 35-147 70-222 106-6 2-8 5-8 8 0 5 5 9 8 9 2 0 3 0 9-3 78-37 155-74 233-110z"><text:p/></draw:path><draw:path draw:style-name="gr284" draw:text-style-name="P51" svg:width="0.155cm" svg:height="0.19cm" svg:x="1.955cm" svg:y="0.473cm" svg:viewBox="0 0 156 191" svg:d="M144 29c-12 0-20 9-20 19 0 6 3 12 13 12 8 0 19-7 19-24 0-19-18-36-50-36-56 0-71 43-71 61 0 34 31 40 43 42 22 5 43 9 43 33 0 10-9 45-60 45-6 0-38 0-48-21 16 2 27-11 27-23 0-10-8-15-16-15-11 0-24 9-24 28 0 24 24 41 61 41 69 0 84-51 84-70 0-15-7-26-13-31-11-12-23-13-42-18-14-2-31-6-31-25 0-12 9-37 47-37 10 0 31 2 38 19z"><text:p/></draw:path><draw:path draw:style-name="gr285" draw:text-style-name="P51" svg:width="0.279cm" svg:height="0.279cm" svg:x="2.249cm" svg:y="0.415cm" svg:viewBox="0 0 280 280" svg:d="M149 148c39 0 78 0 117 0 6 0 14 0 14-9 0-8-8-8-14-8-39 0-78 0-117 0 0-40 0-78 0-118 0-6 0-13-9-13-8 0-8 7-8 13 0 40 0 78 0 118-40 0-79 0-119 0-6 0-13 0-13 8 0 9 7 9 13 9 40 0 79 0 119 0 0 39 0 79 0 118 0 7 0 14 8 14 9 0 9-7 9-14 0-39 0-79 0-118z"><text:p/></draw:path><draw:path draw:style-name="gr286" draw:text-style-name="P51" svg:width="0.129cm" svg:height="0.267cm" svg:x="2.655cm" svg:y="0.397cm" svg:viewBox="0 0 130 268" svg:d="M78 95c13 0 26 0 40 0 8 0 12 0 12-9 0-4-4-4-11-4-12 0-25 0-37 0 14-60 16-69 16-71 0-7-4-11-12-11-1 0-13 0-16 14-6 23-11 45-17 68-13 0-27 0-40 0-8 0-13 0-13 8 0 5 4 5 12 5 12 0 25 0 37 0-30 120-31 126-31 134 0 23 16 39 38 39 44 0 68-62 68-65 0-4-4-4-5-4-5 0-5 1-7 5-18 44-40 54-54 54-10 0-14-5-14-19 0-10 0-13 3-21 11-42 20-82 31-123z"><text:p/></draw:path><draw:path draw:style-name="gr287" draw:text-style-name="P51" svg:width="0.097cm" svg:height="0.42cm" svg:x="2.822cm" svg:y="0.344cm" svg:viewBox="0 0 98 421" svg:d="M98 210c0-32-4-83-27-131-25-51-63-79-66-79s-5 1-5 5c0 1 0 1 8 9 41 41 65 108 65 196 0 72-15 147-67 199-6 6-6 6-6 8 0 3 2 4 5 4s42-28 67-81c22-47 26-94 26-130z"><text:p/></draw:path><draw:path draw:style-name="gr288" draw:text-style-name="P51" svg:width="0.3cm" svg:height="0.286cm" svg:x="3.05cm" svg:y="0.373cm" svg:viewBox="0 0 301 287" svg:d="M110 154c24 0 48 0 72 0 60 0 119-44 119-90 0-34-29-64-84-64-45 0-91 0-137 0-7 0-12 0-12 7 0 5 4 5 12 5 6 0 14 1 18 1 8 1 10 3 10 7 0 2 0 3-2 8-20 75-38 151-57 226-3 17-5 20-38 20-7 0-11 0-11 8 0 5 5 5 6 5 12 0 42-1 53-1 9 0 19 1 27 1 10 0 18 0 28 0 2 0 8 0 8-8 0-5-3-5-12-5-15 0-27 0-27-8 0-2 1-4 1-7 8-36 18-71 26-105zM140 29c4-16 5-17 23-17 13 0 28 0 41 0 35 0 58 12 58 41 0 17-9 53-26 68-20 18-46 22-64 22-21 0-40 0-60 0 9-39 19-76 28-114z"><text:p/></draw:path><draw:path draw:style-name="gr289" draw:text-style-name="P51" svg:width="0.097cm" svg:height="0.42cm" svg:x="3.474cm" svg:y="0.344cm" svg:viewBox="0 0 98 421" svg:d="M98 417c0-2 0-2-7-9-53-54-66-133-66-198 0-73 16-146 67-199 6-5 6-5 6-6 0-4-2-5-4-5-4 0-42 29-68 82-20 46-26 93-26 128 0 34 5 84 29 132 25 52 61 79 65 79 2 0 4-1 4-4z"><text:p/></draw:path><draw:path draw:style-name="gr290" draw:text-style-name="P51" svg:width="0.346cm" svg:height="0.286cm" svg:x="3.608cm" svg:y="0.373cm" svg:viewBox="0 0 347 287" svg:d="M193 114c-12-28-24-56-36-84-1-4-1-4-2-5 0-3 7-11 25-13 5 0 8 0 8-7 0-5-4-5-6-5-18 0-36 1-52 1-11 0-38-1-48-1-3 0-8 0-8 8 0 4 4 4 10 4 25 0 28 5 31 14 17 40 34 78 51 118-30 31-59 62-89 95-3 1-4 2-6 5-21 22-41 29-63 30-4 1-8 1-8 8 0 1 0 5 5 5 13 0 26-1 39-1 16 0 33 1 48 1 3 0 8 0 8-8 0-4-4-4-5-5-4 0-17-1-17-14 0-6 6-13 11-18 14-15 29-31 43-45 13-15 25-29 38-42 15 33 28 67 42 101 3 4 3 4 3 6 0 3-9 11-24 12-5 1-9 1-9 8 0 5 4 5 6 5 12 0 41-1 53-1 11 0 36 1 47 1 4 0 8 0 8-7 0-6-4-6-8-6-28 0-29-1-36-18-17-40-44-105-54-131 29-29 73-79 86-91 12-10 28-21 54-22 5 0 9 0 9-8-1-2 0-4-5-4-13 0-26 1-40 1-15 0-32-1-46-1-3 0-9 0-9 8 0 3 3 4 5 4 4 1 17 1 17 13 0 6-5 12-7 16-23 24-46 49-69 73z"><text:p/></draw:path><draw:path draw:style-name="gr291" draw:text-style-name="P51" svg:width="0.256cm" svg:height="0.243cm" svg:x="4.132cm" svg:y="0.433cm" svg:viewBox="0 0 257 244" svg:d="M250 131c4-3 7-5 7-10 0-6-3-6-7-8-78-37-156-73-234-111-6-2-6-2-8-2-4 0-8 4-8 8s1 6 7 9c75 35 148 69 222 104-74 35-147 70-222 106-6 2-7 5-7 8 0 5 4 9 8 9 2 0 2 0 8-3 78-37 156-74 234-110z"><text:p/></draw:path><draw:path draw:style-name="gr292" draw:text-style-name="P51" svg:width="0.154cm" svg:height="0.19cm" svg:x="4.564cm" svg:y="0.473cm" svg:viewBox="0 0 155 191" svg:d="M143 29c-12 0-21 9-21 19 0 6 4 12 14 12 9 0 19-7 19-24 0-19-18-36-51-36-55 0-70 43-70 61 0 34 31 40 43 42 21 5 44 9 44 33 0 10-9 45-61 45-6 0-38 0-48-21 17 2 26-11 26-23 0-10-6-15-15-15-11 0-23 9-23 28 0 24 24 41 60 41 68 0 85-51 85-70 0-15-8-26-13-31-12-12-24-13-42-18-16-2-32-6-32-25 0-12 9-37 46-37 11 0 33 2 39 19z"><text:p/></draw:path><draw:path draw:style-name="gr293" draw:text-style-name="P51" svg:width="0.097cm" svg:height="0.42cm" svg:x="4.763cm" svg:y="0.344cm" svg:viewBox="0 0 98 421" svg:d="M98 210c0-32-4-83-27-131-25-51-63-79-66-79s-5 1-5 5c0 1 0 1 8 9 41 41 65 108 65 196 0 72-15 147-67 199-6 6-6 6-6 8 0 3 2 4 5 4s42-28 67-81c22-47 26-94 26-130z"><text:p/></draw:path><draw:path draw:style-name="gr294" draw:text-style-name="P51" svg:width="0.28cm" svg:height="0.099cm" svg:x="5.044cm" svg:y="0.503cm" svg:viewBox="0 0 281 100" svg:d="M266 17c6 0 15 0 15-9 0-8-9-8-15-8-84 0-168 0-252 0-6 0-14 0-14 8 0 9 8 9 14 9 84 0 168 0 252 0zM266 100c6 0 15 0 15-9s-9-9-15-9c-84 0-168 0-252 0-6 0-14 0-14 9s8 9 14 9c84 0 168 0 252 0z"><text:p/></draw:path><draw:path draw:style-name="gr295" draw:text-style-name="P51" svg:width="0.161cm" svg:height="0.19cm" svg:x="5.534cm" svg:y="0.19cm" svg:viewBox="0 0 162 191" svg:d="M59 89c13 0 44-1 65-10 30-13 31-38 31-43 0-19-16-36-45-36-46 0-110 41-110 114 0 43 25 77 66 77 60 0 96-46 96-51 0-2-2-4-5-4-2 0-3 0-6 3-33 42-79 42-84 42-33 0-37-36-37-49 0-5 0-18 7-43 7 0 15 0 22 0zM40 79c16-63 60-71 70-71 20 0 32 14 32 28 0 43-68 43-86 43-6 0-10 0-16 0z"><text:p/></draw:path><draw:path draw:style-name="gr296" draw:text-style-name="P51" svg:width="0.198cm" svg:height="0.013cm" svg:x="5.743cm" svg:y="0.142cm" svg:viewBox="0 0 199 14" svg:d="M187 14c5 0 12 0 12-7s-7-7-12-7c-59 0-116 0-175 0-5 0-12 0-12 7s6 7 12 7c59 0 116 0 175 0z"><text:p/></draw:path><draw:path draw:style-name="gr297" draw:text-style-name="P51" svg:width="0.161cm" svg:height="0.207cm" svg:x="5.996cm" svg:y="0.018cm" svg:viewBox="0 0 162 208" svg:d="M97 120c16 34 33 77 35 80 6 8 11 8 16 8 2 0 3 0 6 0 6 0 8 0 8-4 0-1 0-2-1-2-4-4-6-11-7-14-24-56-48-114-72-170-3-5-9-18-40-18-4 0-7 0-7 4 0 3 2 4 3 4 8 2 12 2 20 18 12 28 24 56 36 83-29 27-59 52-88 78-4 4-6 6-6 11 0 7 6 10 10 10 6 0 9-4 10-5 26-28 52-55 77-83z"><text:p/></draw:path><draw:path draw:style-name="gr298" draw:text-style-name="P51" svg:width="0.076cm" svg:height="0.294cm" svg:x="6.209cm" svg:y="0.001cm" svg:viewBox="0 0 77 295" svg:d="M71 0c-57 40-71 102-71 148 0 40 12 105 71 147 2 0 6 0 6-3s-1-3-4-5c-38-35-53-85-53-139 0-80 30-119 54-141 2-1 3-2 3-3 0-4-4-4-6-4z"><text:p/></draw:path><draw:path draw:style-name="gr299" draw:text-style-name="P51" svg:width="0.117cm" svg:height="0.132cm" svg:x="6.328cm" svg:y="0.092cm" svg:viewBox="0 0 118 133" svg:d="M106 19c-8 3-12 9-12 15s6 8 9 8c4 0 15-1 15-17 0-18-22-25-40-25-46 0-54 34-54 43 0 11 6 18 11 22 7 6 12 7 32 11 7 1 25 4 25 19 0 5-2 15-15 24-11 6-25 6-29 6-12 0-29-3-36-12 10-1 17-9 17-17 0-7-6-11-12-11-9 0-17 6-17 19 0 18 19 29 47 29 55 0 65-37 65-49 0-26-30-32-41-34-3-1-10-2-12-2-11-2-16-8-16-16 0-6 5-14 12-18 7-6 18-6 23-6 6 0 22 2 28 11z"><text:p/></draw:path><draw:path draw:style-name="gr300" draw:text-style-name="P51" svg:width="0.216cm" svg:height="0.216cm" svg:x="6.486cm" svg:y="0.04cm" svg:viewBox="0 0 217 217" svg:d="M116 116c30 0 60 0 90 0 4 0 11 0 11-7s-6-7-11-7c-30 0-60 0-90 0 0-30 0-61 0-91 0-4 0-11-7-11s-7 7-7 11c0 30 0 61 0 91-30 0-61 0-91 0-4 0-11 0-11 7s7 7 11 7c30 0 61 0 91 0 0 30 0 60 0 90 0 5 0 11 7 11s7-6 7-11c0-30 0-60 0-90z"><text:p/></draw:path><draw:path draw:style-name="gr301" draw:text-style-name="P51" svg:width="0.099cm" svg:height="0.186cm" svg:x="6.737cm" svg:y="0.038cm" svg:viewBox="0 0 100 187" svg:d="M60 67c10 0 20 0 30 0 6 0 10 0 10-6 0-3-4-3-9-3-9 0-18 0-27 0 3-15 7-30 10-45 0-1 0-2 0-3 0-6-3-10-9-10-7 0-12 5-15 12-1 8 3-6-10 46-10 0-21 0-30 0-6 0-10 0-10 6 0 3 4 3 10 3 9 0 18 0 27 0-6 23-12 47-18 70-1 8-3 18-3 23 0 16 14 27 31 27 32 0 51-42 51-45 0-5-3-4-4-4-4 0-4 1-6 6-9 18-24 35-40 35-6 0-11-4-11-15 0-2 1-9 3-12 7-28 13-56 20-85z"><text:p/></draw:path><draw:path draw:style-name="gr302" draw:text-style-name="P51" svg:width="0.076cm" svg:height="0.294cm" svg:x="6.872cm" svg:y="0.001cm" svg:viewBox="0 0 77 295" svg:d="M6 0c-2 0-6 0-6 4 0 1 1 2 4 4 25 23 52 63 52 140 0 61-19 108-50 137-5 4-6 4-6 7 0 1 1 3 5 3 3 0 31-20 50-56 13-25 22-57 22-91 0-42-12-106-71-148z"><text:p/></draw:path><draw:path draw:style-name="gr303" draw:text-style-name="P51" svg:width="1.488cm" svg:height="0.016cm" svg:x="5.515cm" svg:y="0.545cm" svg:viewBox="0 0 1489 17" svg:d="M0 0c497 0 992 0 1489 0 0 6 0 11 0 17-497 0-992 0-1489 0 0-6 0-11 0-17z"><text:p/></draw:path><draw:path draw:style-name="gr304" draw:text-style-name="P51" svg:width="0.161cm" svg:height="0.19cm" svg:x="5.86cm" svg:y="0.762cm" svg:viewBox="0 0 162 191" svg:d="M59 89c12 0 43-1 65-10 28-13 31-37 31-43 0-19-16-36-45-36-46 0-110 41-110 114 0 43 24 77 66 77 60 0 96-45 96-51 0-2-4-4-6-4-1 0-2 1-5 3-33 42-79 42-85 42-32 0-36-35-36-49 0-5 0-18 6-43 7 0 16 0 23 0zM40 79c15-63 60-69 70-69 20 0 32 12 32 26 0 43-69 43-86 43-6 0-10 0-16 0z"><text:p/></draw:path><draw:path draw:style-name="gr305" draw:text-style-name="P51" svg:width="0.198cm" svg:height="0.013cm" svg:x="6.068cm" svg:y="0.744cm" svg:viewBox="0 0 199 14" svg:d="M187 14c5 0 12 0 12-7s-7-7-12-7c-59 0-117 0-176 0-4 0-11 0-11 7s6 7 11 7c59 0 117 0 176 0z"><text:p/></draw:path><draw:path draw:style-name="gr306" draw:text-style-name="P51" svg:width="0.161cm" svg:height="0.207cm" svg:x="6.322cm" svg:y="0.622cm" svg:viewBox="0 0 162 208" svg:d="M97 120c15 34 31 77 35 80 6 8 11 8 16 8 2 0 3 0 6 0 6 0 8 0 8-4 0-1-1-2-1-2-4-4-6-11-7-14-24-56-48-112-72-169-3-6-9-19-40-19-4 0-8 0-8 5 0 2 3 3 4 3 6 2 12 2 20 18 12 28 22 56 34 83-28 27-57 53-86 79-4 3-6 5-6 10 0 7 6 10 10 10 6 0 9-4 10-4 26-29 52-56 77-84z"><text:p/></draw:path><draw:path draw:style-name="gr307" draw:text-style-name="P51" svg:width="0.117cm" svg:height="0.132cm" svg:x="6.521cm" svg:y="0.696cm" svg:viewBox="0 0 118 133" svg:d="M106 19c-8 3-12 9-12 15s6 9 9 9c4 0 15-2 15-17 0-19-22-26-40-26-46 0-54 34-54 43 0 11 6 18 11 22 7 6 12 7 32 11 7 1 25 4 25 19 0 5-2 17-15 24-11 6-25 6-29 6-12 0-29-3-36-12 10-1 17-9 17-17 0-7-6-11-12-11-9 0-17 6-17 19 0 18 19 29 47 29 55 0 65-37 65-49 0-26-30-32-41-34-3-1-10-2-12-2-11-2-16-8-16-16 0-6 5-14 12-18s18-6 23-6c6 0 22 2 28 11z"><text:p/></draw:path><draw:path draw:style-name="gr308" draw:text-style-name="P51" svg:width="0.28cm" svg:height="0.099cm" svg:x="7.197cm" svg:y="0.503cm" svg:viewBox="0 0 281 100" svg:d="M266 17c6 0 15 0 15-9 0-8-9-8-15-8-84 0-169 0-253 0-6 0-13 0-13 8 0 9 7 9 14 9 84 0 168 0 252 0zM266 100c6 0 15 0 15-9s-9-9-15-9c-84 0-168 0-252 0-7 0-14 0-14 9s7 9 13 9c84 0 169 0 253 0z"><text:p/></draw:path><draw:path draw:style-name="gr309" draw:text-style-name="P51" svg:width="0.161cm" svg:height="0.19cm" svg:x="7.637cm" svg:y="0.473cm" svg:viewBox="0 0 162 191" svg:d="M60 89c12 0 43-1 65-10 29-12 31-37 31-43 0-19-16-36-46-36-46 0-110 41-110 115 0 42 25 76 66 76 61 0 96-45 96-49 0-3-2-6-5-6-2 0-2 1-6 4-32 41-79 41-84 41-32 0-36-35-36-48 0-6 0-18 6-44 7 0 16 0 23 0zM40 79c16-63 60-69 70-69 21 0 32 12 32 26 0 43-68 43-84 43-6 0-12 0-18 0z"><text:p/></draw:path><draw:path draw:style-name="gr310" draw:text-style-name="P51" svg:width="0.199cm" svg:height="0.013cm" svg:x="7.846cm" svg:y="0.406cm" svg:viewBox="0 0 200 14" svg:d="M188 14c5 0 12 0 12-7s-7-7-12-7c-58 0-117 0-176 0-5 0-12 0-12 7s7 7 12 7c59 0 118 0 176 0z"><text:p/></draw:path><draw:path draw:style-name="gr311" draw:text-style-name="P51" svg:width="0.161cm" svg:height="0.207cm" svg:x="8.1cm" svg:y="0.281cm" svg:viewBox="0 0 162 208" svg:d="M97 120c15 34 31 77 35 80 5 8 11 8 16 8 2 0 3 0 6 0 4 0 8 0 8-4 0-1-1-2-1-4-4-2-7-9-9-12-24-56-48-114-72-170-2-5-7-18-39-18-3 0-7 0-7 4 0 3 3 3 4 4 6 0 12 2 20 18 12 28 22 56 34 83-28 27-58 52-87 78-3 4-5 6-5 11 0 7 5 10 10 10 6 0 9-4 9-5 27-28 52-55 78-83z"><text:p/></draw:path><draw:path draw:style-name="gr312" draw:text-style-name="P51" svg:width="0.1cm" svg:height="0.186cm" svg:x="8.29cm" svg:y="0.302cm" svg:viewBox="0 0 101 187" svg:d="M61 67c10 0 21 0 30 0 5 0 10 0 10-6 0-5-5-5-10-5-9 0-18 0-27 0 3-14 7-28 10-43 0-1 2-2 2-3 0-6-5-10-11-10-7 0-12 5-13 12-3 7 1-6-12 44-10 0-21 0-30 0-5 0-10 0-10 8 0 3 4 3 10 3 9 0 18 0 27 0-6 23-11 47-17 70-2 7-4 18-4 21 0 18 14 29 31 29 33 0 51-42 51-45 0-4-3-4-4-4-4 0-4 0-6 6-9 18-23 35-40 35-6 0-11-4-11-15 0-3 1-9 3-12 7-28 14-56 21-85z"><text:p/></draw:path><draw:path draw:style-name="gr313" draw:text-style-name="P51" svg:width="0.28cm" svg:height="0.099cm" svg:x="8.567cm" svg:y="0.503cm" svg:viewBox="0 0 281 100" svg:d="M266 17c6 0 15 0 15-9 0-8-9-8-15-8-84 0-168 0-252 0-6 0-14 0-14 8 0 9 8 9 14 9 84 0 168 0 252 0zM266 100c6 0 15 0 15-9s-9-9-15-9c-84 0-168 0-252 0-6 0-14 0-14 9s8 9 14 9c84 0 168 0 252 0z"><text:p/></draw:path><draw:path draw:style-name="gr314" draw:text-style-name="P51" svg:width="0.3cm" svg:height="0.286cm" svg:x="9.005cm" svg:y="0.373cm" svg:viewBox="0 0 301 287" svg:d="M112 154c24 0 48 0 72 0 58 0 117-44 117-90 0-34-27-64-83-64-45 0-91 0-136 0-8 0-12 0-12 7 0 5 3 5 12 5 4 0 13 1 18 1 7 1 9 3 9 7 0 2-1 3-2 8-19 75-37 151-57 226-3 17-4 20-38 20-7 0-12 0-12 8 0 5 6 5 7 5 12 0 41-1 53-1 10 0 18 1 28 1 9 0 18 0 27 0 3 0 9 0 9-8 0-5-4-5-12-5-16 0-28 0-28-8 0-2 1-4 1-7 9-36 18-71 27-105zM142 29c3-16 4-17 22-17 14 0 28 0 41 0 35 0 58 12 58 41 0 17-9 53-25 68-22 18-47 22-65 22-21 0-40 0-60 0 9-39 19-76 29-114z"><text:p/></draw:path><draw:path draw:style-name="gr315" draw:text-style-name="P51" svg:width="0.097cm" svg:height="0.42cm" svg:x="9.43cm" svg:y="0.344cm" svg:viewBox="0 0 98 421" svg:d="M98 417c0-2 0-2-7-9-53-54-66-133-66-198 0-73 16-146 67-199 6-5 6-5 6-6 0-4-2-5-4-5-4 0-42 29-68 82-21 46-26 93-26 128 0 34 5 84 28 132 25 52 62 79 66 79 2 0 4-1 4-4z"><text:p/></draw:path><draw:path draw:style-name="gr316" draw:text-style-name="P51" svg:width="0.346cm" svg:height="0.286cm" svg:x="9.564cm" svg:y="0.373cm" svg:viewBox="0 0 347 287" svg:d="M192 114c-12-28-23-56-35-84-1-4-1-4-2-5 0-3 7-11 25-13 4 0 8 0 8-7 0-5-4-5-6-5-18 0-36 1-54 1-9 0-36-1-46-1-3 0-8 0-8 8 0 4 4 4 10 4 25 0 28 5 31 14 17 40 34 78 51 118-30 31-60 62-90 95-2 1-4 2-5 5-21 22-41 29-63 30-4 1-8 1-8 8 0 1 0 5 5 5 13 0 26-1 39-1 16 0 33 1 47 1 4 0 9 0 9-8 0-4-4-4-5-5-5 0-17-1-17-14 0-6 6-13 11-18 14-15 29-31 43-45 12-15 25-29 37-42 15 33 29 67 43 101 2 4 3 4 3 6 0 3-9 11-25 12-5 1-9 1-9 8 0 5 5 5 7 5 11 0 41-1 53-1 11 0 36 1 47 1 2 0 8 0 8-7 0-6-4-6-8-6-28 0-29-1-36-18-17-40-44-105-54-131 29-29 72-79 86-91 12-10 28-21 53-22 6 0 10 0 10-8-1-2 0-4-5-4-13 0-28 1-41 1-15 0-31-1-47-1-2 0-7 0-7 8 0 3 3 4 5 4 4 1 17 1 17 13 0 6-5 12-9 16-22 24-45 49-68 73z"><text:p/></draw:path><draw:path draw:style-name="gr317" draw:text-style-name="P51" svg:width="0.256cm" svg:height="0.243cm" svg:x="10.088cm" svg:y="0.433cm" svg:viewBox="0 0 257 244" svg:d="M250 131c3-3 7-5 7-10 0-6-4-6-7-8-78-37-156-73-234-111-6-2-6-2-8-2-4 0-8 4-8 8s1 6 7 9c75 35 148 69 222 104-74 35-147 70-222 106-6 2-7 5-7 8 0 5 4 9 8 9 2 0 2 0 8-3 78-37 156-74 234-110z"><text:p/></draw:path><draw:path draw:style-name="gr318" draw:text-style-name="P51" svg:width="0.129cm" svg:height="0.267cm" svg:x="10.506cm" svg:y="0.397cm" svg:viewBox="0 0 130 268" svg:d="M78 95c13 0 26 0 40 0 8 0 12 0 12-9 0-4-4-4-12-4-12 0-24 0-36 0 14-60 16-69 16-71 0-7-4-11-12-11-1 0-13 0-16 14-6 23-11 45-17 68-13 0-27 0-40 0-8 0-13 0-13 8 0 5 4 5 12 5 12 0 25 0 37 0-30 120-32 126-32 134 0 23 17 39 39 39 44 0 68-62 68-65 0-4-4-4-6-4-4 0-4 1-6 5-18 44-41 54-56 54-8 0-12-5-12-19 0-10 0-13 3-21 11-42 20-82 31-123z"><text:p/></draw:path><draw:path draw:style-name="gr319" draw:text-style-name="P51" svg:width="0.097cm" svg:height="0.42cm" svg:x="10.673cm" svg:y="0.344cm" svg:viewBox="0 0 98 421" svg:d="M98 210c0-32-4-83-27-131-27-51-63-79-66-79s-5 1-5 5c0 1 0 1 8 9 41 41 65 108 65 196 0 72-15 147-67 199-6 6-6 6-6 8 0 3 2 4 5 4s42-28 67-81c22-47 26-94 26-130z"><text:p/></draw:path></draw:g></text:p>
      <text:p text:style-name="P27" loext:marker-style-name="T4"><text:span text:style-name="T4">Problem </text:span><text:span text:style-name="T5">6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10" table:style-name="표10">
        <table:table-column table:style-name="표10.A"/>
        <table:table-row table:style-name="표10.1">
          <table:table-cell table:style-name="표10.A1" office:value-type="string">
            <text:p text:style-name="P7"><draw:g text:anchor-type="as-char" svg:y="-0.577cm" draw:z-index="54" draw:name="모양48" draw:style-name="gr360"><svg:title>TexMaths</svg:title><svg:desc>12§display§F_X\left(x\right)=2\cdot\frac12\cdot\left(\frac x s\right)^2=\left(\frac x s\right)^2§svg§600§FALSE§</svg:desc><draw:path draw:style-name="gr361" draw:text-style-name="P50" svg:width="5.473cm" svg:height="0.825cm" svg:x="0.004cm" svg:y="0.021cm" svg:viewBox="0 0 5474 826" svg:d="M0 0c1824 0 3650 0 5474 0 0 275 0 551 0 826-1824 0-3650 0-5474 0 0-275 0-551 0-826z"><text:p/></draw:path><draw:path draw:style-name="gr362" draw:text-style-name="P51" svg:width="0.298cm" svg:height="0.285cm" svg:x="-0.001cm" svg:y="0.289cm" svg:viewBox="0 0 299 286" svg:d="M112 149c13 0 27 0 40 0 32 0 35 7 35 19 0 2 0 8-3 20 0 3-2 4-2 5 0 4 4 5 6 5 4 0 4-1 6-8 8-32 16-62 23-92 1-4 1-6 1-7s-1-5-4-5c-5 0-5 3-6 10-10 32-20 40-56 40-12 0-25 0-37 0 9-36 18-71 27-107 3-15 4-17 22-17s38 0 56 0c52 0 62 14 62 47 0 9 0 11-1 23-1 6-1 6-1 7 0 2 1 5 4 5 5 0 5-3 6-10 3-24 6-49 9-73 1-11-1-11-11-11-70 0-138 0-208 0-8 0-12 0-12 8 0 4 4 4 12 4 16 0 28 0 28 8 0 2 0 3-2 10-20 74-38 149-57 223-3 16-5 19-38 19-7 0-11 0-11 9 0 5 5 5 6 5 12 0 43-2 55-2 15 0 49 2 64 2 3 0 8 0 8-8 0-3-1-3-2-4-1-2-3-2-12-2-10 0-11 0-22 0-12-1-13-3-13-8 0-1 0-4 1-10 9-36 18-70 27-105z"><text:p/></draw:path><draw:path draw:style-name="gr362" draw:text-style-name="P51" svg:width="0.261cm" svg:height="0.201cm" svg:x="0.268cm" svg:y="0.434cm" svg:viewBox="0 0 262 202" svg:d="M150 89c10-10 18-18 28-28 38-37 49-49 76-50 4 0 8 0 8-6 0-4-4-5-5-5-9 0-19 1-28 1-7 0-26-1-33-1-3 0-6 1-6 6 0 1 0 5 3 5 4 0 11 1 11 7 0 5-5 10-7 12-3 2-41 38-52 50-9-19-20-39-30-58 0-2-1-3-1-4 0-2 6-7 16-7 2 0 6 0 6-7-2-2 0-4-5-4-6 0-13 1-19 1s-14 0-20 0c-4 0-12 0-18 0-4 0-10-1-15-1-1 0-6 0-6 6 0 5 3 5 8 5 17 0 18 2 22 8 13 28 27 54 41 82-5 6-11 11-16 17-6 4-20 18-25 24-36 36-48 48-75 49-4 0-8 0-8 6 0 1 1 5 5 5 8 0 18-2 27-2 5 0 12 0 17 0 6 0 12 2 17 2 2 0 6 0 6-6 0-5-2-5-5-5-2 0-9-1-9-7 0-5 4-9 10-16 21-19 40-40 60-59 12 24 24 47 36 71 2 2 2 2 2 4 0 1-5 6-16 7-2 0-6 0-6 6 0 1 0 5 5 5 6 0 12-2 19-2 6 0 13 0 19 0s13 0 18 0 11 2 16 2c1 0 6 0 6-8 0-3-4-3-9-3-16 0-18-4-20-9-16-31-32-62-48-93z"><text:p/></draw:path><draw:path draw:style-name="gr362" draw:text-style-name="P51" svg:width="0.096cm" svg:height="0.42cm" svg:x="0.687cm" svg:y="0.259cm" svg:viewBox="0 0 97 421" svg:d="M97 416c0-1 0-1-7-8-53-54-66-133-66-198 0-73 16-146 68-199 5-5 5-5 5-7 0-3-1-4-3-4-5 0-42 29-68 82-21 46-26 93-26 128 0 34 5 84 28 132 25 52 61 79 66 79 2 0 3-1 3-5z"><text:p/></draw:path><draw:path draw:style-name="gr362" draw:text-style-name="P51" svg:width="0.209cm" svg:height="0.19cm" svg:x="0.821cm" svg:y="0.389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0 19-22s-9-15-15-15c-13 0-23 11-23 24 0 19 20 28 40 28 27 0 43-30 44-33 5 16 19 33 46 33 43 0 67-54 67-65 0-5-4-5-5-5-5 0-5 3-6 5-14 46-42 55-56 55-16 0-23-13-23-27 0-10 2-18 7-38 5-19 10-38 14-57z"><text:p/></draw:path><draw:path draw:style-name="gr362" draw:text-style-name="P51" svg:width="0.097cm" svg:height="0.42cm" svg:x="1.073cm" svg:y="0.259cm" svg:viewBox="0 0 98 421" svg:d="M98 210c0-32-4-83-27-131-25-51-63-79-66-79s-5 1-5 4c0 2 0 2 8 10 41 41 66 108 66 196 0 72-15 146-68 199-6 6-6 6-6 7 0 4 2 5 5 5s42-29 67-83c22-45 26-92 26-128z"><text:p/></draw:path><draw:path draw:style-name="gr362" draw:text-style-name="P51" svg:width="0.28cm" svg:height="0.099cm" svg:x="1.354cm" svg:y="0.4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62" draw:text-style-name="P51" svg:width="0.167cm" svg:height="0.28cm" svg:x="1.797cm" svg:y="0.293cm" svg:viewBox="0 0 168 281" svg:d="M32 248c15-14 30-28 45-43 66-57 91-80 91-122 0-48-37-83-89-83-48 0-79 40-79 77 0 24 22 24 23 24 7 0 21-6 21-23 0-11-7-22-22-22-3 0-4 0-5 0 9-27 32-43 56-43 39 0 57 35 57 70 0 33-21 66-45 92-26 30-54 60-80 90-5 5-5 6-5 16 52 0 104 0 156 0 4-25 8-49 12-73-4 0-7 0-11 0-1 13-5 31-8 37-4 3-31 3-41 3-25 0-50 0-76 0z"><text:p/></draw:path><draw:path draw:style-name="gr362" draw:text-style-name="P51" svg:width="0.045cm" svg:height="0.043cm" svg:x="2.116cm" svg:y="0.447cm" svg:viewBox="0 0 46 44" svg:d="M46 22c0-12-11-22-23-22s-23 10-23 22c0 13 11 22 23 22s23-9 23-22z"><text:p/></draw:path><draw:path draw:style-name="gr362" draw:text-style-name="P51" svg:width="0.138cm" svg:height="0.28cm" svg:x="2.379cm" svg:y="0.009cm" svg:viewBox="0 0 139 281" svg:d="M86 11c0-10 0-11-9-11-25 26-63 26-77 26 0 5 0 9 0 14 8 0 34 0 55-11 0 73 0 145 0 218 0 16-1 21-38 21-5 0-10 0-15 0 0 3 0 8 0 13 16-1 52-1 69-1s54 0 68 1c0-5 0-10 0-13-5 0-8 0-13 0-38 0-40-5-40-21 0-79 0-157 0-236z"><text:p/></draw:path><draw:path draw:style-name="gr362" draw:text-style-name="P51" svg:width="0.21cm" svg:height="0.016cm" svg:x="2.342cm" svg:y="0.458cm" svg:viewBox="0 0 211 17" svg:d="M0 0c71 0 140 0 211 0 0 6 0 11 0 17-71 0-140 0-211 0 0-6 0-11 0-17z"><text:p/></draw:path><draw:path draw:style-name="gr362" draw:text-style-name="P51" svg:width="0.167cm" svg:height="0.28cm" svg:x="2.363cm" svg:y="0.582cm" svg:viewBox="0 0 168 281" svg:d="M32 248c15-14 30-28 45-43 66-59 91-81 91-123 0-48-38-82-90-82-47 0-78 38-78 77 0 23 20 23 22 23 7 0 22-5 22-22 0-11-8-22-22-22-4 0-5 0-6 0 9-27 32-43 57-43 39 0 57 34 57 69 0 33-22 67-45 93-26 30-54 60-80 90-5 5-5 6-5 16 52 0 104 0 156 0 4-25 8-49 12-73-4 0-7 0-11 0-2 12-5 31-9 37-3 3-30 3-40 3-25 0-50 0-76 0z"><text:p/></draw:path><draw:path draw:style-name="gr362" draw:text-style-name="P51" svg:width="0.045cm" svg:height="0.043cm" svg:x="2.733cm" svg:y="0.447cm" svg:viewBox="0 0 46 44" svg:d="M46 22c0-12-11-22-23-22s-23 10-23 22c0 13 11 22 23 22s23-9 23-22z"><text:p/></draw:path><draw:path draw:style-name="gr362" draw:text-style-name="P51" svg:width="0.159cm" svg:height="0.755cm" svg:x="2.982cm" svg:y="0.09cm" svg:viewBox="0 0 160 756" svg:d="M142 751c1 1 3 4 4 5 4 0 6 0 10 0 1 0 4 0 4-5 0-1 0-2-2-3-15-15-38-39-63-84-46-82-63-185-63-286 0-186 53-296 126-371 2-1 2-2 2-3 0-4-3-4-8-4-6 0-6 0-10 2-40 35-86 94-114 183-18 55-28 123-28 193 0 98 18 211 84 310 12 15 18 22 28 33 3 5 9 12 13 15 6 6 11 10 17 15z"><text:p/></draw:path><draw:path draw:style-name="gr362" draw:text-style-name="P51" svg:width="0.209cm" svg:height="0.19cm" svg:x="3.221cm" svg:y="0.105cm" svg:viewBox="0 0 210 191" svg:d="M128 59c3-11 12-51 42-51 3 0 12 0 21 6-11 3-19 12-19 23 0 6 3 15 15 15 10 0 23-8 23-24 0-22-25-28-40-28-24 0-38 22-44 31-10-27-32-31-46-31-43 0-67 54-67 65 0 3 4 3 5 3 4 0 5-1 6-4 14-45 42-56 56-56 8 0 23 5 23 29 0 13-7 41-23 100-7 26-21 44-40 44-3 0-12 0-21-6 11-1 19-11 19-23 0-10-8-14-15-14-12 0-23 11-23 24 0 20 20 29 40 29 27 0 43-30 44-33 5 16 20 33 46 33 43 0 67-55 67-65 0-5-4-5-5-5-4 0-5 1-6 5-13 44-42 55-55 55-17 0-24-13-24-27 0-10 2-20 7-38 5-19 10-38 14-57z"><text:p/></draw:path><draw:path draw:style-name="gr362" draw:text-style-name="P51" svg:width="0.24cm" svg:height="0.016cm" svg:x="3.209cm" svg:y="0.458cm" svg:viewBox="0 0 241 17" svg:d="M0 0c80 0 161 0 241 0 0 6 0 11 0 17-80 0-161 0-241 0 0-6 0-11 0-17z"><text:p/></draw:path><draw:path draw:style-name="gr362" draw:text-style-name="P51" svg:width="0.154cm" svg:height="0.19cm" svg:x="3.252cm" svg:y="0.675cm" svg:viewBox="0 0 155 191" svg:d="M143 29c-12 0-21 9-21 18 0 6 4 13 14 13 9 0 19-7 19-24 0-19-18-36-49-36-57 0-72 43-72 61 0 33 31 40 43 42 23 4 44 9 44 31 0 12-9 47-60 47-6 0-38 0-48-23 16 3 27-9 27-21 0-10-8-15-16-15-11 0-24 9-24 28 0 24 24 41 60 41 68 0 85-52 85-70 0-15-8-26-13-31-11-12-24-14-42-18-16-4-32-6-32-25 0-12 10-37 48-37 9 0 31 2 37 19z"><text:p/></draw:path><draw:path draw:style-name="gr362" draw:text-style-name="P51" svg:width="0.16cm" svg:height="0.755cm" svg:x="3.515cm" svg:y="0.09cm" svg:viewBox="0 0 161 756" svg:d="M161 378c0-121-29-250-112-344-6-6-21-23-31-32-4-2-4-2-10-2-3 0-8 0-8 4 0 1 2 3 2 4 15 15 38 38 64 84 46 81 62 185 62 286 0 181-50 293-126 371-1 0-2 1-2 2 0 5 5 5 8 5 6 0 6 0 10-4 41-34 85-92 115-181 18-59 28-125 28-193z"><text:p/></draw:path><draw:path draw:style-name="gr362" draw:text-style-name="P51" svg:width="0.13cm" svg:height="0.195cm" svg:x="3.771cm" svg:y="-0.001cm" svg:viewBox="0 0 131 196" svg:d="M131 143c-4 0-7 0-11 0 0 6-4 24-7 26-3 1-25 1-29 1-18 0-37 0-55 0 31-26 42-34 60-49 21-17 42-36 42-63 0-36-31-58-70-58-36 0-61 26-61 53 0 15 13 17 16 17 7 0 15-5 15-16 0-5-2-16-17-16 9-21 29-27 44-27 28 0 44 23 44 47 0 25-18 45-28 56-24 24-46 47-70 71-4 2-4 2-4 11 41 0 80 0 121 0 4-18 6-36 10-53z"><text:p/></draw:path><draw:path draw:style-name="gr362" draw:text-style-name="P51" svg:width="0.28cm" svg:height="0.099cm" svg:x="4.082cm" svg:y="0.42cm" svg:viewBox="0 0 281 100" svg:d="M266 17c6 0 15 0 15-9 0-8-9-8-13-8-84 0-170 0-254 0-6 0-14 0-14 8 0 9 8 9 14 9 84 0 168 0 252 0zM268 100c4 0 13-2 13-10 0-10-9-8-15-8-84 0-168 0-252 0-6 0-14-2-14 8 0 8 8 10 14 10 84 0 170 0 254 0z"><text:p/></draw:path><draw:path draw:style-name="gr362" draw:text-style-name="P51" svg:width="0.159cm" svg:height="0.755cm" svg:x="4.58cm" svg:y="0.09cm" svg:viewBox="0 0 160 756" svg:d="M142 751c1 1 3 4 4 5 4 0 6 0 10 0 1 0 4 0 4-5 0-1 0-2-2-3-15-15-38-39-63-84-46-82-63-185-63-286 0-186 53-296 126-371 2-1 2-2 2-3 0-4-3-4-8-4-6 0-6 0-10 2-40 35-86 94-114 183-18 55-28 123-28 193 0 98 18 211 84 310 12 15 18 22 28 33 3 5 9 12 13 15 6 6 11 10 17 15z"><text:p/></draw:path><draw:path draw:style-name="gr362" draw:text-style-name="P51" svg:width="0.209cm" svg:height="0.19cm" svg:x="4.819cm" svg:y="0.105cm" svg:viewBox="0 0 210 191" svg:d="M128 59c3-11 12-51 42-51 3 0 12 0 21 6-11 3-19 12-19 23 0 6 3 15 15 15 10 0 23-8 23-24 0-22-25-28-40-28-24 0-38 22-44 31-10-27-32-31-46-31-43 0-67 54-67 65 0 3 4 3 5 3 4 0 5-1 6-4 14-45 42-56 56-56 8 0 23 5 23 29 0 13-7 41-23 100-7 26-21 44-40 44-3 0-12 0-21-6 11-1 19-11 19-23 0-10-8-14-15-14-12 0-23 11-23 24 0 20 20 29 40 29 27 0 43-30 44-33 5 16 20 33 46 33 43 0 67-55 67-65 0-5-4-5-5-5-4 0-5 1-6 5-13 44-42 55-56 55-16 0-23-13-23-27 0-10 2-20 7-38 5-19 10-38 14-57z"><text:p/></draw:path><draw:path draw:style-name="gr362" draw:text-style-name="P51" svg:width="0.24cm" svg:height="0.016cm" svg:x="4.807cm" svg:y="0.458cm" svg:viewBox="0 0 241 17" svg:d="M0 0c80 0 161 0 241 0 0 6 0 11 0 17-80 0-161 0-241 0 0-6 0-11 0-17z"><text:p/></draw:path><draw:path draw:style-name="gr362" draw:text-style-name="P51" svg:width="0.154cm" svg:height="0.19cm" svg:x="4.85cm" svg:y="0.675cm" svg:viewBox="0 0 155 191" svg:d="M143 29c-12 0-21 9-21 18 0 6 4 13 14 13 9 0 19-7 19-24 0-19-18-36-49-36-57 0-72 43-72 61 0 33 31 40 43 42 23 4 44 9 44 31 0 12-9 47-60 47-6 0-38 0-48-23 16 3 27-9 27-21 0-10-8-15-16-15-11 0-24 9-24 28 0 24 24 41 60 41 68 0 85-52 85-70 0-15-8-26-13-31-11-12-24-14-42-18-16-4-32-6-32-25 0-12 10-37 48-37 9 0 31 2 37 19z"><text:p/></draw:path><draw:path draw:style-name="gr362" draw:text-style-name="P51" svg:width="0.16cm" svg:height="0.755cm" svg:x="5.113cm" svg:y="0.09cm" svg:viewBox="0 0 161 756" svg:d="M161 378c0-121-29-250-112-344-6-6-21-23-31-32-4-2-4-2-10-2-3 0-8 0-8 4 0 1 2 3 2 4 15 15 38 38 64 84 46 81 62 185 62 286 0 181-50 293-126 371-1 0-2 1-2 2 0 5 5 5 8 5 6 0 6 0 10-4 41-34 85-92 115-181 18-59 28-125 28-193z"><text:p/></draw:path><draw:path draw:style-name="gr362" draw:text-style-name="P51" svg:width="0.13cm" svg:height="0.195cm" svg:x="5.368cm" svg:y="-0.001cm" svg:viewBox="0 0 131 196" svg:d="M131 143c-4 0-7 0-11 0 0 6-4 24-7 26-3 1-25 1-29 1-18 0-37 0-55 0 31-26 42-34 60-49 21-17 42-36 42-63 0-36-31-58-70-58-36 0-61 26-61 53 0 15 13 17 16 17 7 0 15-5 15-16 0-5-2-16-17-16 9-21 29-27 44-27 28 0 44 23 44 47 0 25-18 45-28 56-24 24-46 47-70 71-4 2-4 2-4 11 41 0 80 0 121 0 4-18 6-36 10-53z"><text:p/></draw:path></draw:g></text:p>
            <text:p text:style-name="P7"/>
            <text:p text:style-name="P7"><draw:g text:anchor-type="as-char" svg:y="-0.564cm" draw:z-index="55" draw:name="모양49" draw:style-name="gr360"><svg:title>TexMaths</svg:title><svg:desc>12§display§f_X\left(x\right)=\frac2{s^2}x§svg§600§FALSE§</svg:desc><draw:path draw:style-name="gr361" draw:text-style-name="P50" svg:width="2.394cm" svg:height="0.814cm" svg:x="-0.001cm" svg:y="0.026cm" svg:viewBox="0 0 2395 815" svg:d="M0 0c798 0 1597 0 2395 0 0 271 0 544 0 815-798 0-1597 0-2395 0 0-271 0-544 0-815z"><text:p/></draw:path><draw:path draw:style-name="gr362" draw:text-style-name="P51" svg:width="0.209cm" svg:height="0.382cm" svg:x="0cm" svg:y="0.273cm" svg:viewBox="0 0 210 383" svg:d="M132 128c12 0 24 0 36 0 9 0 13 0 13-8 0-5-4-5-12-5-12 0-23 0-35 0 4-15 6-32 10-48 1-8 7-38 10-43 3-8 10-14 20-14 1 0 12 0 21 7-20 1-23 17-23 23 0 9 7 14 15 14 11 0 23-10 23-25 0-19-19-29-36-29-14 0-42 7-54 49-2 9-4 13-14 66-10 0-20 0-29 0s-12 0-12 9c0 4 3 4 11 4 9 0 19 0 28 0-10 56-21 111-32 166-7 42-14 79-36 79-2 0-12 0-20-7 19-1 22-17 22-23 0-9-7-14-15-14-11 0-23 9-23 25 0 19 18 29 36 29 23 0 40-25 47-41 14-26 24-77 24-80 8-45 17-89 25-134z"><text:p/></draw:path><draw:path draw:style-name="gr362" draw:text-style-name="P51" svg:width="0.261cm" svg:height="0.201cm" svg:x="0.198cm" svg:y="0.43cm" svg:viewBox="0 0 262 202" svg:d="M150 89c10-10 18-18 28-28 38-37 49-49 75-50 5 0 9 0 9-6 0-4-4-5-5-5-8 0-19 1-28 1-7 0-26-1-33-1-3 0-6 1-6 7 1 1 0 4 3 4 4 0 11 1 11 7 0 5-5 10-7 12s-41 38-52 50c-9-19-20-38-30-57 0-1-1-4-1-5 0-2 6-7 16-7 2 0 6 0 6-6 0-1 0-5-5-5-6 0-13 1-19 1s-14 0-20 0c-4 0-12 0-18 0-4 0-10-1-15-1-1 0-6 0-6 7 0 4 3 4 8 4 17 0 18 2 22 8 13 28 27 54 41 82-5 6-11 11-16 17-6 4-20 18-25 24-36 36-48 48-75 49-4 0-8 0-8 6 0 1 1 5 5 5 8 0 18-2 27-2 5 0 12 0 17 0 6 0 12 2 17 2 2 0 6 0 6-6 0-5-2-5-5-5-2 0-9-1-9-7 0-5 4-9 10-16 21-19 40-40 60-59 12 24 24 47 36 71 2 2 2 2 2 4 0 1-5 6-16 7-2 0-6 0-6 6 0 1 0 5 5 5 6 0 12-2 19-2 6 0 13 0 19 0s12 0 18 0c5 0 11 2 16 2 1 0 6 0 6-8 0-3-4-3-8-3-17 0-18-4-21-9-15-31-32-62-48-93z"><text:p/></draw:path><draw:path draw:style-name="gr362" draw:text-style-name="P51" svg:width="0.096cm" svg:height="0.42cm" svg:x="0.617cm" svg:y="0.25cm" svg:viewBox="0 0 97 421" svg:d="M97 416c0-1 0-1-7-8-53-53-66-133-66-197 0-74 16-147 67-199 6-6 6-6 6-7 0-4-1-5-3-5-5 0-44 29-68 83-21 45-26 92-26 128 0 33 4 83 28 131 25 52 61 79 66 79 2 0 3-1 3-5z"><text:p/></draw:path><draw:path draw:style-name="gr362" draw:text-style-name="P51" svg:width="0.209cm" svg:height="0.19cm" svg:x="0.752cm" svg:y="0.38cm" svg:viewBox="0 0 210 191" svg:d="M128 59c3-11 12-49 41-49 3 0 14 0 22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9 2-18 7-38 5-19 10-38 14-57z"><text:p/></draw:path><draw:path draw:style-name="gr362" draw:text-style-name="P51" svg:width="0.097cm" svg:height="0.42cm" svg:x="1.004cm" svg:y="0.25cm" svg:viewBox="0 0 98 421" svg:d="M98 211c0-33-4-84-28-132-26-51-62-79-65-79s-5 2-5 5c0 1 0 1 8 9 41 41 65 108 65 197 0 72-15 145-67 198-6 6-6 6-6 7 0 4 2 5 5 5s42-29 67-81c20-47 26-94 26-129z"><text:p/></draw:path><draw:path draw:style-name="gr362" draw:text-style-name="P51" svg:width="0.28cm" svg:height="0.099cm" svg:x="1.284cm" svg:y="0.411cm" svg:viewBox="0 0 281 100" svg:d="M267 18c6 0 14 0 14-8 0-10-8-10-14-10-84 0-169 0-253 0-6 0-14 0-14 10 0 8 8 8 14 8 84 0 169 0 253 0zM267 100c6 0 14 0 14-9 0-8-8-8-14-8-84 0-169 0-253 0-6 0-14 0-14 8 0 9 8 9 14 9 84 0 169 0 253 0z"><text:p/></draw:path><draw:path draw:style-name="gr362" draw:text-style-name="P51" svg:width="0.167cm" svg:height="0.28cm" svg:x="1.865cm" svg:y="0cm" svg:viewBox="0 0 168 281" svg:d="M32 248c15-14 30-28 45-43 66-59 91-81 91-123 0-48-37-82-89-82-48 0-79 38-79 77 0 23 22 23 23 23 7 0 21-5 21-22 0-11-7-22-22-22-3 0-4 0-5 0 9-27 32-43 56-43 39 0 57 35 57 69 0 33-21 67-45 93-26 30-54 60-80 90-5 5-5 5-5 16 52 0 104 0 156 0 4-25 8-49 12-73-4 0-6 0-10 0-2 12-6 31-9 37-4 3-31 3-41 3-25 0-50 0-76 0z"><text:p/></draw:path><draw:path draw:style-name="gr362" draw:text-style-name="P51" svg:width="0.387cm" svg:height="0.016cm" svg:x="1.755cm" svg:y="0.453cm" svg:viewBox="0 0 388 17" svg:d="M0 0c130 0 258 0 388 0 0 6 0 11 0 17-130 0-258 0-388 0 0-6 0-11 0-17z"><text:p/></draw:path><draw:path draw:style-name="gr362" draw:text-style-name="P51" svg:width="0.154cm" svg:height="0.19cm" svg:x="1.778cm" svg:y="0.67cm" svg:viewBox="0 0 155 191" svg:d="M143 29c-12 0-21 9-21 18 0 6 4 13 14 13 8 0 19-7 19-24 0-19-18-36-51-36-55 0-70 43-70 61 0 33 31 40 43 42 21 4 43 9 43 31 0 12-10 47-60 47-6 0-38 0-48-23 16 3 26-9 26-21 0-10-6-15-15-15-11 0-23 9-23 28 0 24 24 41 60 41 68 0 84-52 84-70 0-15-7-26-13-31-11-12-23-14-42-18-15-4-31-6-31-25 0-12 9-37 46-37 11 0 32 2 39 19z"><text:p/></draw:path><draw:path draw:style-name="gr362" draw:text-style-name="P51" svg:width="0.13cm" svg:height="0.196cm" svg:x="1.972cm" svg:y="0.536cm" svg:viewBox="0 0 131 197" svg:d="M131 143c-4 0-6 0-10 0-1 6-3 24-8 26-3 3-25 3-29 3-18 0-36 0-54 0 31-28 41-36 59-51 21-17 42-35 42-63 0-35-31-58-69-58-37 0-62 26-62 53 0 15 13 17 16 17 7 0 15-5 15-16 0-5-1-16-17-16 10-20 29-27 44-27 28 0 44 23 44 47 0 26-18 46-28 57-24 23-46 46-70 70-4 2-4 3-4 12 41 0 82 0 122 0 3-18 6-36 9-54z"><text:p/></draw:path><draw:path draw:style-name="gr362" draw:text-style-name="P51" svg:width="0.209cm" svg:height="0.19cm" svg:x="2.206cm" svg:y="0.38cm" svg:viewBox="0 0 210 191" svg:d="M128 59c3-11 12-49 42-49 3 0 13 0 21 4-12 3-21 14-21 23 0 7 5 16 17 16 10 0 23-9 23-25 0-22-25-28-40-28-24 0-39 23-44 32-11-27-34-32-46-32-43 0-67 54-67 65 0 5 4 5 5 5 4 0 5-2 6-5 13-45 42-55 56-55 8 0 23 3 23 27 0 13-7 42-23 101-7 26-21 43-40 43-3 0-12 0-21-5 10-2 19-10 19-22s-9-15-15-15c-12 0-23 11-23 24 0 19 20 28 40 28 27 0 43-29 44-33 5 16 20 33 46 33 43 0 67-54 67-65 0-4-4-4-5-4-3 0-5 2-6 4-13 46-42 55-56 55-16 0-23-13-23-27 0-9 2-18 7-38 5-19 10-38 14-57z"><text:p/></draw:path></draw:g></text:p>
            <text:p text:style-name="P7"/>
            <text:p text:style-name="P7"><draw:g text:anchor-type="as-char" svg:y="-0.566cm" draw:z-index="56" draw:name="모양50" draw:style-name="gr360"><svg:title>TexMaths</svg:title><svg:desc>12§display§E\left[X\right]=\frac23s§svg§600§FALSE§</svg:desc><draw:path draw:style-name="gr361" draw:text-style-name="P50" svg:width="2.03cm" svg:height="0.82cm" svg:x="0.004cm" svg:y="0.02cm" svg:viewBox="0 0 2031 821" svg:d="M0 0c677 0 1353 0 2031 0 0 274 0 547 0 821-678 0-1354 0-2031 0 0-274 0-547 0-821z"><text:p/></draw:path><draw:path draw:style-name="gr362" draw:text-style-name="P51" svg:width="0.304cm" svg:height="0.285cm" svg:x="-0.001cm" svg:y="0.28cm" svg:viewBox="0 0 305 286" svg:d="M282 189c1-3 1-5 3-6 0-2 0-5-6-5-4 0-4 2-5 5-28 62-43 90-115 90-21 0-41 0-62 0-6 0-7 0-9 0-5 0-6-1-6-4 0-1 0-2 2-9 10-39 19-77 29-116 14 0 27 0 42 0 36 0 36 9 36 19 0 3 0 9-4 21 0 2-1 3-1 5s3 4 6 4c4 0 5-2 6-8 9-34 16-66 24-98 0-3-2-5-5-5s-4 2-6 7c-8 32-16 42-55 42-13 0-26 0-40 0 9-34 17-69 26-102 3-15 3-16 23-16 19 0 39 0 58 0 52 0 65 12 65 47 0 10 0 11-2 22 0 2 0 5 0 7 0 1 1 6 5 6s4-2 6-11c2-24 6-49 8-73 1-11 0-11-11-11-71 0-143 0-214 0-8 0-12 0-12 8 0 5 4 5 12 5 16 0 27 0 27 7 0 2 0 3-1 10-20 75-38 149-57 224-3 16-5 19-38 19-7 0-11 0-11 8 0 5 4 5 11 5 73 0 146 0 220 0 9 0 9 0 13-7 13-30 25-60 38-90z"><text:p/></draw:path><draw:path draw:style-name="gr362" draw:text-style-name="P51" svg:width="0.057cm" svg:height="0.421cm" svg:x="0.438cm" svg:y="0.25cm" svg:viewBox="0 0 58 422" svg:d="M58 422c0-6 0-12 0-17-14 0-28 0-41 0 0-130 0-258 0-388 13 0 27 0 41 0 0-6 0-11 0-17-20 0-39 0-58 0 0 141 0 281 0 422 19 0 38 0 58 0z"><text:p/></draw:path><draw:path draw:style-name="gr362" draw:text-style-name="P51" svg:width="0.347cm" svg:height="0.286cm" svg:x="0.516cm" svg:y="0.279cm" svg:viewBox="0 0 348 287" svg:d="M193 114c-12-27-22-56-34-84-2-4-2-4-3-5 0-2 7-11 25-12 4-1 9-1 9-8 0-5-6-5-7-5-17 0-35 1-53 1-11 0-36-1-47-1-3 0-7 0-7 8 0 5 3 5 9 5 25 0 28 4 31 13 17 40 33 79 50 118-30 31-59 63-89 95-1 1-4 2-5 5-20 23-41 29-62 30-5 1-10 1-10 8 0 2 0 5 6 5 12 0 26-1 40-1 15 0 32 1 46 1 3 0 9 0 9-8 0-4-5-5-6-5-4 0-17-1-17-12 0-7 7-14 12-19 14-16 29-32 43-46 12-14 26-28 38-41 14 33 28 66 43 100 1 5 1 4 1 6 0 4-7 11-24 12-5 1-8 1-8 8 0 5 4 5 6 5 12 0 42-1 54-1 9 0 36 1 46 1 3 0 8 0 8-7 0-6-4-6-8-6-28 0-28-1-36-18-16-40-44-105-55-130 29-30 73-80 87-92 13-10 28-20 54-21 6-1 9-1 9-8 0-1 0-5-6-5-12 0-26 1-39 1-16 0-32-1-47-1-3 0-7 0-7 8 0 3 1 4 4 5 4 0 17 1 17 12 0 6-5 12-8 16-23 24-46 49-69 73z"><text:p/></draw:path><draw:path draw:style-name="gr362" draw:text-style-name="P51" svg:width="0.057cm" svg:height="0.421cm" svg:x="0.897cm" svg:y="0.25cm" svg:viewBox="0 0 58 422" svg:d="M58 0c-20 0-39 0-58 0 0 6 0 11 0 17 13 0 28 0 41 0 0 130 0 258 0 388-13 0-28 0-41 0 0 5 0 11 0 17 19 0 38 0 58 0 0-141 0-281 0-422z"><text:p/></draw:path><draw:path draw:style-name="gr362" draw:text-style-name="P51" svg:width="0.28cm" svg:height="0.098cm" svg:x="1.144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362" draw:text-style-name="P51" svg:width="0.167cm" svg:height="0.28cm" svg:x="1.638cm" svg:y="-0.001cm" svg:viewBox="0 0 168 281" svg:d="M32 249c15-15 30-29 45-44 66-58 91-81 91-123 0-48-37-82-89-82-48 0-79 38-79 77 0 23 22 23 23 23 7 0 21-5 21-22 0-11-7-22-22-22-4 0-4 0-5 0 9-27 32-43 56-43 39 0 57 35 57 69 0 33-21 67-45 93-26 30-54 60-80 91-5 4-5 6-5 15 52 0 104 0 156 0 4-25 9-49 12-73-3 0-7 0-11 0-1 12-4 31-8 37-4 4-31 4-41 4-25 0-50 0-76 0z"><text:p/></draw:path><draw:path draw:style-name="gr362" draw:text-style-name="P51" svg:width="0.21cm" svg:height="0.016cm" svg:x="1.616cm" svg:y="0.452cm" svg:viewBox="0 0 211 17" svg:d="M0 0c71 0 140 0 211 0 0 6 0 11 0 17-71 0-140 0-211 0 0-6 0-11 0-17z"><text:p/></draw:path><draw:path draw:style-name="gr362" draw:text-style-name="P51" svg:width="0.174cm" svg:height="0.29cm" svg:x="1.634cm" svg:y="0.573cm" svg:viewBox="0 0 175 291" svg:d="M104 133c35-12 61-42 61-74 0-35-38-59-79-59-43 0-74 25-74 58 0 14 8 21 22 21 13 0 21-8 21-21 0-21-20-21-26-21 13-20 41-26 55-26 18 0 41 9 41 47 0 6-1 30-12 48-12 20-27 21-37 23-4 0-14 1-17 1s-6 0-6 5c0 4 3 4 11 4 6 0 12 0 18 0 34 0 50 29 50 70 0 58-29 70-48 70-18 0-49-7-65-33 16 3 29-7 29-23 0-15-12-24-24-24-11 0-24 6-24 26 0 38 40 66 85 66 52 0 90-39 90-82 0-35-26-67-71-76z"><text:p/></draw:path><draw:path draw:style-name="gr362" draw:text-style-name="P51" svg:width="0.154cm" svg:height="0.19cm" svg:x="1.901cm" svg:y="0.378cm" svg:viewBox="0 0 155 191" svg:d="M143 29c-12 0-21 9-21 19 0 6 4 12 14 12 8 0 19-7 19-24 0-18-18-36-51-36-55 0-70 43-70 61 0 34 31 40 43 42 21 5 43 10 43 33 0 11-10 45-60 45-6 0-38 0-48-21 16 2 26-11 26-23 0-10-6-14-15-14-11 0-23 8-23 27 0 24 24 41 60 41 68 0 84-50 84-70 0-15-7-25-13-31-11-11-23-13-42-17-15-3-31-7-31-25 0-13 9-38 46-38 11 0 32 2 39 19z"><text:p/></draw:path></draw:g>, <draw:g text:anchor-type="as-char" svg:y="-0.566cm" draw:z-index="58" draw:name="모양51" draw:style-name="gr360"><svg:title>TexMaths</svg:title><svg:desc>12§display§V\left(X\right)=\frac1{18}s^2§svg§600§FALSE§</svg:desc><draw:path draw:style-name="gr361" draw:text-style-name="P50" svg:width="2.507cm" svg:height="0.82cm" svg:x="-0.001cm" svg:y="0.02cm" svg:viewBox="0 0 2508 821" svg:d="M0 0c836 0 1672 0 2508 0 0 274 0 547 0 821-836 0-1672 0-2508 0 0-274 0-547 0-821z"><text:p/></draw:path><draw:path draw:style-name="gr362" draw:text-style-name="P51" svg:width="0.299cm" svg:height="0.296cm" svg:x="0.001cm" svg:y="0.279cm" svg:viewBox="0 0 300 297" svg:d="M241 48c21-34 39-35 54-35 5-1 4-6 5-8 0-4-1-5-5-5-11 0-23 1-35 1-14 0-28-1-42-1-2 0-7 0-7 7 0 5 4 6 6 6 12 0 19 5 19 13 0 6-3 11-6 16-43 69-86 137-129 207-10-75-19-149-29-224 0-7 10-12 30-12 5 0 10 0 10-8 0-5-3-5-6-5-17 0-35 1-52 1-7 0-16-1-23-1-8 0-15 0-23 0-3 0-8 0-8 7 0 6 4 6 11 6 23 0 24 4 25 13 11 87 23 173 34 261 1 9 2 10 8 10s8-3 11-7c50-81 102-161 152-242z"><text:p/></draw:path><draw:path draw:style-name="gr362" draw:text-style-name="P51" svg:width="0.096cm" svg:height="0.421cm" svg:x="0.43cm" svg:y="0.25cm" svg:viewBox="0 0 97 422" svg:d="M97 418c0-1 0-2-7-9-53-53-66-134-66-198 0-73 16-147 68-199 5-6 5-6 5-7 0-4-1-5-3-5-5 0-44 29-68 83-21 46-26 92-26 128 0 33 4 83 28 131 25 52 61 80 66 80 2 0 3-1 3-4z"><text:p/></draw:path><draw:path draw:style-name="gr362" draw:text-style-name="P51" svg:width="0.346cm" svg:height="0.286cm" svg:x="0.563cm" svg:y="0.279cm" svg:viewBox="0 0 347 287" svg:d="M193 114c-12-27-24-56-36-84-1-4-1-4-1-5 0-2 7-11 24-12 5-1 8-1 8-8 0-5-4-5-6-5-16 0-34 1-52 1-11 0-38-1-48-1-3 0-8 0-8 8 0 5 5 5 10 5 25 0 28 4 32 13 17 40 33 79 50 118-30 31-59 63-89 95-3 1-4 2-6 5-21 23-40 29-61 30-6 1-10 1-10 8 0 2 0 5 6 5 12 0 26-1 40-1 15 0 31 1 46 1 3 0 8 0 8-8 0-4-4-5-5-5-4 0-17-1-17-12 0-7 6-14 11-19 14-16 29-32 43-46 13-14 25-28 38-41 15 33 28 66 42 100 3 5 2 4 3 6 0 4-9 11-24 12-5 1-9 1-9 8 0 5 5 5 6 5 12 0 41-1 53-1 11 0 36 1 47 1 4 0 8 0 8-7 0-6-4-6-7-6-29 0-30-1-37-18-16-40-44-105-54-130 29-30 73-80 86-92 12-10 29-20 54-21 5-1 9-1 9-8 0-1 0-5-5-5-13 0-26 1-40 1-15 0-31-1-46-1-3 0-9 0-9 8 0 3 3 4 5 5 5 0 17 1 17 12 0 6-4 12-7 16-23 24-46 49-69 73z"><text:p/></draw:path><draw:path draw:style-name="gr362" draw:text-style-name="P51" svg:width="0.097cm" svg:height="0.421cm" svg:x="0.958cm" svg:y="0.25cm" svg:viewBox="0 0 98 422" svg:d="M98 211c0-33-4-84-28-132-26-51-62-79-65-79s-5 2-5 5c0 1 0 1 8 9 41 41 65 109 65 197 0 73-15 146-67 200-6 5-6 6-6 7 0 3 2 4 5 4s42-29 67-82c20-47 26-94 26-129z"><text:p/></draw:path><draw:path draw:style-name="gr362" draw:text-style-name="P51" svg:width="0.28cm" svg:height="0.098cm" svg:x="1.238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62" draw:text-style-name="P51" svg:width="0.138cm" svg:height="0.28cm" svg:x="1.852cm" svg:y="-0.001cm" svg:viewBox="0 0 139 281" svg:d="M86 11c0-10 0-11-9-11-25 28-63 28-77 28 0 4 0 8 0 13 10 0 34 0 56-12 0 73 0 145 0 219 0 15-2 20-39 20-5 0-9 0-13 0 0 4 0 8 0 13 14-1 49-1 67-1 17 0 54 0 68 1 0-5 0-9 0-13-5 0-8 0-13 0-37 0-40-5-40-20 0-80 0-158 0-237z"><text:p/></draw:path><draw:path draw:style-name="gr362" draw:text-style-name="P51" svg:width="0.421cm" svg:height="0.016cm" svg:x="1.709cm" svg:y="0.452cm" svg:viewBox="0 0 422 17" svg:d="M0 0c140 0 282 0 422 0 0 6 0 11 0 17-140 0-282 0-422 0 0-6 0-11 0-17z"><text:p/></draw:path><draw:path draw:style-name="gr362" draw:text-style-name="P51" svg:width="0.138cm" svg:height="0.28cm" svg:x="1.747cm" svg:y="0.573cm" svg:viewBox="0 0 139 281" svg:d="M86 11c0-10 0-11-9-11-27 28-64 28-77 28 0 4 0 8 0 13 8 0 32 0 55-11 0 72 0 144 0 218 0 15-1 20-39 20-5 0-9 0-14 0 0 4 0 8 0 13 15-1 52-1 69-1s53 0 68 1c0-5 0-9 0-13-5 0-9 0-14 0-37 0-39-5-39-20 0-80 0-158 0-237z"><text:p/></draw:path><draw:path draw:style-name="gr362" draw:text-style-name="P51" svg:width="0.174cm" svg:height="0.29cm" svg:x="1.938cm" svg:y="0.573cm" svg:viewBox="0 0 175 291" svg:d="M50 89c-19-13-20-28-20-35 0-25 28-43 58-43s57 21 57 53c0 24-17 43-42 59-18-11-35-23-53-34zM113 129c30-16 50-38 50-65 0-40-37-64-75-64-42 0-77 31-77 71 0 7 1 26 19 47 5 5 20 15 30 23-24 12-60 34-60 76 0 45 43 74 88 74 46 0 87-35 87-81 0-15-5-33-21-51-8-9-15-14-41-30zM70 147c18 10 34 21 52 32 12 8 32 20 32 47 0 31-32 53-66 53-36 0-68-27-68-62 0-24 15-51 50-70z"><text:p/></draw:path><draw:path draw:style-name="gr362" draw:text-style-name="P51" svg:width="0.154cm" svg:height="0.19cm" svg:x="2.203cm" svg:y="0.378cm" svg:viewBox="0 0 155 191" svg:d="M143 29c-12 0-21 9-21 19 0 6 4 12 14 12 8 0 19-7 19-24 0-18-18-36-49-36-57 0-72 43-72 61 0 34 31 40 43 42 23 5 44 10 44 33 0 11-9 45-60 45-6 0-38 0-48-21 16 2 27-11 27-23 0-10-8-14-16-14-11 0-24 8-24 27 0 24 24 41 60 41 68 0 85-50 85-70 0-15-8-25-13-31-11-11-24-13-42-17-16-3-32-7-32-25 0-13 10-38 48-38 9 0 31 2 37 19z"><text:p/></draw:path><draw:path draw:style-name="gr362" draw:text-style-name="P51" svg:width="0.13cm" svg:height="0.195cm" svg:x="2.398cm" svg:y="0.196cm" svg:viewBox="0 0 131 196" svg:d="M131 143c-4 0-7 0-11 0 0 6-4 24-7 26-3 3-25 3-29 3-18 0-37 0-55 0 31-28 42-36 60-51 21-16 42-34 42-63 0-35-31-58-70-58-36 0-61 26-61 53 0 15 13 17 16 17 7 0 15-5 15-16 0-5-2-16-17-16 9-20 29-27 44-27 28 0 44 23 44 47 0 26-18 47-28 56-24 24-46 47-70 71-4 2-4 4-4 11 41 0 80 0 121 0 4-18 6-36 10-53z"><text:p/></draw:path></draw:g></text:p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1" loext:marker-style-name="T3"/>
      <text:p text:style-name="P34" loext:marker-style-name="T3"><text:span text:style-name="T15">CDF can be size of two triangles from lower left corner.</text:span></text:p>
      <text:p text:style-name="P34" loext:marker-style-name="T3"><text:span text:style-name="T15">Range of </text:span><text:span text:style-name="T15"><draw:g text:anchor-type="as-char" svg:y="-0.189cm" draw:z-index="52" draw:name="모양52" draw:style-name="gr360"><svg:title>TexMaths</svg:title><svg:desc>12§display§x§svg§600§FALSE§</svg:desc><draw:path draw:style-name="gr361" draw:text-style-name="P50" svg:width="0.176cm" svg:height="0.144cm" svg:x="0.008cm" svg:y="0.022cm" svg:viewBox="0 0 177 145" svg:d="M0 0c59 0 118 0 177 0 0 48 0 97 0 145-59 0-118 0-177 0 0-48 0-97 0-145z"><text:p/></draw:path><draw:path draw:style-name="gr362" draw:text-style-name="P51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text:span><text:span text:style-name="T15"><text:s/>is </text:span><text:span text:style-name="T15"><draw:g text:anchor-type="as-char" svg:y="-0.277cm" draw:z-index="53" draw:name="모양53" draw:style-name="gr360"><svg:title>TexMaths</svg:title><svg:desc>12§display§0 \leq x \leq s§svg§600§FALSE§</svg:desc><draw:path draw:style-name="gr361" draw:text-style-name="P50" svg:width="1.707cm" svg:height="0.291cm" svg:x="0.004cm" svg:y="0.022cm" svg:viewBox="0 0 1708 292" svg:d="M0 0c569 0 1139 0 1708 0 0 97 0 195 0 292-569 0-1139 0-1708 0 0-97 0-195 0-292z"><text:p/></draw:path><draw:path draw:style-name="gr362" draw:text-style-name="P51" svg:width="0.177cm" svg:height="0.286cm" svg:x="-0.001cm" svg:y="0cm" svg:viewBox="0 0 178 287" svg:d="M178 145c0-34-3-67-18-98-20-40-53-47-71-47-25 0-57 11-73 50-15 29-16 61-16 95 0 29 1 68 18 99 19 34 49 43 70 43 22 0 55-10 74-49 13-29 16-61 16-93zM88 277c-16 0-41-11-48-50-5-25-5-62-5-87 0-28 0-55 3-78 8-49 40-52 50-52 14 0 42 7 50 49 4 22 4 55 4 81 0 30 0 58-4 85-7 40-31 52-50 52z"><text:p/></draw:path><draw:path draw:style-name="gr362" draw:text-style-name="P51" svg:width="0.257cm" svg:height="0.322cm" svg:x="0.345cm" svg:y="0.012cm" svg:viewBox="0 0 258 323" svg:d="M250 18c4-2 8-4 8-10 0-3-4-8-8-8-3 0-6 2-9 4-78 35-155 71-233 108-7 4-8 6-8 10 0 3 2 7 8 9 78 36 155 72 233 108 6 2 7 2 9 2 4 0 8-3 8-8 0-4-2-6-10-10-73-33-146-68-219-101 73-35 147-69 221-104zM242 323c8 0 16 0 16-9 0-8-10-8-16-8-75 0-151 0-226 0-6 0-16 0-16 8 0 9 8 9 16 9 75 0 151 0 226 0z"><text:p/></draw:path><draw:path draw:style-name="gr362" draw:text-style-name="P51" svg:width="0.209cm" svg:height="0.188cm" svg:x="0.767cm" svg:y="0.092cm" svg:viewBox="0 0 210 189" svg:d="M128 59c3-11 12-49 42-49 2 0 12 0 21 6-12 1-21 11-21 22 0 6 5 15 17 15 10 0 23-9 23-26 0-21-25-27-40-27-24 0-39 23-44 32-11-27-34-32-46-32-43 0-67 55-67 65 0 4 4 4 5 4 4 0 5-1 6-4 13-45 42-55 56-55 8 0 23 3 23 28 0 12-7 41-23 99-7 27-21 42-40 42-3 0-12 0-21-5 10-2 19-9 19-21s-9-14-15-14c-12 0-23 10-23 24 0 17 20 26 40 26 27 0 43-29 44-31 5 14 20 31 46 31 43 0 67-53 67-64 0-3-4-3-5-3-5 0-5 1-6 3-14 45-42 54-56 54-16 0-23-12-23-26 0-10 2-18 7-37s10-38 14-57z"><text:p/></draw:path><draw:path draw:style-name="gr362" draw:text-style-name="P51" svg:width="0.257cm" svg:height="0.322cm" svg:x="1.146cm" svg:y="0.012cm" svg:viewBox="0 0 258 323" svg:d="M250 18c4-2 8-4 8-10 0-3-4-8-8-8-3 0-6 2-9 4-78 35-155 71-233 108-7 4-8 6-8 10 0 3 2 7 8 9 78 36 155 72 233 108 6 2 7 2 9 2 3 0 8-3 8-8 0-4-2-6-10-10-73-33-146-68-219-101 73-35 147-69 221-104zM242 323c8 0 16 0 16-9 0-8-10-8-16-8-75 0-151 0-226 0-8 0-16 0-16 8 0 9 7 9 14 9 76 0 153 0 228 0z"><text:p/></draw:path><draw:path draw:style-name="gr362" draw:text-style-name="P51" svg:width="0.154cm" svg:height="0.188cm" svg:x="1.578cm" svg:y="0.092cm" svg:viewBox="0 0 155 189" svg:d="M143 29c-12 1-21 9-21 19 0 6 4 12 14 12 9 0 19-7 19-24 0-18-18-36-51-36-55 0-70 43-70 61 0 33 31 39 43 42 21 5 44 8 44 32 0 11-11 44-61 44-6 0-38 0-48-20 17 1 26-11 26-23 0-9-6-14-15-14-11 0-23 8-23 27 0 23 24 40 60 40 68 0 85-49 85-68 0-16-8-27-13-31-12-12-24-14-42-17-16-4-32-7-32-25 0-13 9-38 46-38 11 0 33 3 39 19z"><text:p/></draw:path></draw:g></text:span><text:span text:style-name="T15"><text:s/>.</text:span></text:p>
      <text:p text:style-name="P34" loext:marker-style-name="T3"/>
      <text:p text:style-name="P35" loext:marker-style-name="T3"><text:span text:style-name="T23"><draw:g text:anchor-type="as-char" svg:y="-0.577cm" draw:z-index="45" draw:name="모양54" draw:style-name="gr360"><svg:title>TexMaths</svg:title><svg:desc>12§display§F_X\left(x\right)=2\cdot\frac12\cdot\left(\frac x s\right)^2=\left(\frac x s\right)^2§svg§600§FALSE§</svg:desc><draw:path draw:style-name="gr361" draw:text-style-name="P50" svg:width="5.473cm" svg:height="0.825cm" svg:x="0.004cm" svg:y="0.021cm" svg:viewBox="0 0 5474 826" svg:d="M0 0c1824 0 3650 0 5474 0 0 275 0 551 0 826-1824 0-3650 0-5474 0 0-275 0-551 0-826z"><text:p/></draw:path><draw:path draw:style-name="gr362" draw:text-style-name="P51" svg:width="0.298cm" svg:height="0.285cm" svg:x="-0.001cm" svg:y="0.289cm" svg:viewBox="0 0 299 286" svg:d="M112 149c13 0 27 0 40 0 32 0 35 7 35 19 0 2 0 8-3 20 0 3-2 4-2 5 0 4 4 5 6 5 4 0 4-1 6-8 8-32 16-62 23-92 1-4 1-6 1-7s-1-5-4-5c-5 0-5 3-6 10-10 32-20 40-56 40-12 0-25 0-37 0 9-36 18-71 27-107 3-15 4-17 22-17s38 0 56 0c52 0 62 14 62 47 0 9 0 11-1 23-1 6-1 6-1 7 0 2 1 5 4 5 5 0 5-3 6-10 3-24 6-49 9-73 1-11-1-11-11-11-70 0-138 0-208 0-8 0-12 0-12 8 0 4 4 4 12 4 16 0 28 0 28 8 0 2 0 3-2 10-20 74-38 149-57 223-3 16-5 19-38 19-7 0-11 0-11 9 0 5 5 5 6 5 12 0 43-2 55-2 15 0 49 2 64 2 3 0 8 0 8-8 0-3-1-3-2-4-1-2-3-2-12-2-10 0-11 0-22 0-12-1-13-3-13-8 0-1 0-4 1-10 9-36 18-70 27-105z"><text:p/></draw:path><draw:path draw:style-name="gr362" draw:text-style-name="P51" svg:width="0.261cm" svg:height="0.201cm" svg:x="0.268cm" svg:y="0.434cm" svg:viewBox="0 0 262 202" svg:d="M150 89c10-10 18-18 28-28 38-37 49-49 76-50 4 0 8 0 8-6 0-4-4-5-5-5-9 0-19 1-28 1-7 0-26-1-33-1-3 0-6 1-6 6 0 1 0 5 3 5 4 0 11 1 11 7 0 5-5 10-7 12-3 2-41 38-52 50-9-19-20-39-30-58 0-2-1-3-1-4 0-2 6-7 16-7 2 0 6 0 6-7-2-2 0-4-5-4-6 0-13 1-19 1s-14 0-20 0c-4 0-12 0-18 0-4 0-10-1-15-1-1 0-6 0-6 6 0 5 3 5 8 5 17 0 18 2 22 8 13 28 27 54 41 82-5 6-11 11-16 17-6 4-20 18-25 24-36 36-48 48-75 49-4 0-8 0-8 6 0 1 1 5 5 5 8 0 18-2 27-2 5 0 12 0 17 0 6 0 12 2 17 2 2 0 6 0 6-6 0-5-2-5-5-5-2 0-9-1-9-7 0-5 4-9 10-16 21-19 40-40 60-59 12 24 24 47 36 71 2 2 2 2 2 4 0 1-5 6-16 7-2 0-6 0-6 6 0 1 0 5 5 5 6 0 12-2 19-2 6 0 13 0 19 0s13 0 18 0 11 2 16 2c1 0 6 0 6-8 0-3-4-3-9-3-16 0-18-4-20-9-16-31-32-62-48-93z"><text:p/></draw:path><draw:path draw:style-name="gr362" draw:text-style-name="P51" svg:width="0.096cm" svg:height="0.42cm" svg:x="0.687cm" svg:y="0.259cm" svg:viewBox="0 0 97 421" svg:d="M97 416c0-1 0-1-7-8-53-54-66-133-66-198 0-73 16-146 68-199 5-5 5-5 5-7 0-3-1-4-3-4-5 0-42 29-68 82-21 46-26 93-26 128 0 34 5 84 28 132 25 52 61 79 66 79 2 0 3-1 3-5z"><text:p/></draw:path><draw:path draw:style-name="gr362" draw:text-style-name="P51" svg:width="0.209cm" svg:height="0.19cm" svg:x="0.821cm" svg:y="0.389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0 19-22s-9-15-15-15c-13 0-23 11-23 24 0 19 20 28 40 28 27 0 43-30 44-33 5 16 19 33 46 33 43 0 67-54 67-65 0-5-4-5-5-5-5 0-5 3-6 5-14 46-42 55-56 55-16 0-23-13-23-27 0-10 2-18 7-38 5-19 10-38 14-57z"><text:p/></draw:path><draw:path draw:style-name="gr362" draw:text-style-name="P51" svg:width="0.097cm" svg:height="0.42cm" svg:x="1.073cm" svg:y="0.259cm" svg:viewBox="0 0 98 421" svg:d="M98 210c0-32-4-83-27-131-25-51-63-79-66-79s-5 1-5 4c0 2 0 2 8 10 41 41 66 108 66 196 0 72-15 146-68 199-6 6-6 6-6 7 0 4 2 5 5 5s42-29 67-83c22-45 26-92 26-128z"><text:p/></draw:path><draw:path draw:style-name="gr362" draw:text-style-name="P51" svg:width="0.28cm" svg:height="0.099cm" svg:x="1.354cm" svg:y="0.4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62" draw:text-style-name="P51" svg:width="0.167cm" svg:height="0.28cm" svg:x="1.797cm" svg:y="0.293cm" svg:viewBox="0 0 168 281" svg:d="M32 248c15-14 30-28 45-43 66-57 91-80 91-122 0-48-37-83-89-83-48 0-79 40-79 77 0 24 22 24 23 24 7 0 21-6 21-23 0-11-7-22-22-22-3 0-4 0-5 0 9-27 32-43 56-43 39 0 57 35 57 70 0 33-21 66-45 92-26 30-54 60-80 90-5 5-5 6-5 16 52 0 104 0 156 0 4-25 8-49 12-73-4 0-7 0-11 0-1 13-5 31-8 37-4 3-31 3-41 3-25 0-50 0-76 0z"><text:p/></draw:path><draw:path draw:style-name="gr362" draw:text-style-name="P51" svg:width="0.045cm" svg:height="0.043cm" svg:x="2.116cm" svg:y="0.447cm" svg:viewBox="0 0 46 44" svg:d="M46 22c0-12-11-22-23-22s-23 10-23 22c0 13 11 22 23 22s23-9 23-22z"><text:p/></draw:path><draw:path draw:style-name="gr362" draw:text-style-name="P51" svg:width="0.138cm" svg:height="0.28cm" svg:x="2.379cm" svg:y="0.009cm" svg:viewBox="0 0 139 281" svg:d="M86 11c0-10 0-11-9-11-25 26-63 26-77 26 0 5 0 9 0 14 8 0 34 0 55-11 0 73 0 145 0 218 0 16-1 21-38 21-5 0-10 0-15 0 0 3 0 8 0 13 16-1 52-1 69-1s54 0 68 1c0-5 0-10 0-13-5 0-8 0-13 0-38 0-40-5-40-21 0-79 0-157 0-236z"><text:p/></draw:path><draw:path draw:style-name="gr362" draw:text-style-name="P51" svg:width="0.21cm" svg:height="0.016cm" svg:x="2.342cm" svg:y="0.458cm" svg:viewBox="0 0 211 17" svg:d="M0 0c71 0 140 0 211 0 0 6 0 11 0 17-71 0-140 0-211 0 0-6 0-11 0-17z"><text:p/></draw:path><draw:path draw:style-name="gr362" draw:text-style-name="P51" svg:width="0.167cm" svg:height="0.28cm" svg:x="2.363cm" svg:y="0.582cm" svg:viewBox="0 0 168 281" svg:d="M32 248c15-14 30-28 45-43 66-59 91-81 91-123 0-48-38-82-90-82-47 0-78 38-78 77 0 23 20 23 22 23 7 0 22-5 22-22 0-11-8-22-22-22-4 0-5 0-6 0 9-27 32-43 57-43 39 0 57 34 57 69 0 33-22 67-45 93-26 30-54 60-80 90-5 5-5 6-5 16 52 0 104 0 156 0 4-25 8-49 12-73-4 0-7 0-11 0-2 12-5 31-9 37-3 3-30 3-40 3-25 0-50 0-76 0z"><text:p/></draw:path><draw:path draw:style-name="gr362" draw:text-style-name="P51" svg:width="0.045cm" svg:height="0.043cm" svg:x="2.733cm" svg:y="0.447cm" svg:viewBox="0 0 46 44" svg:d="M46 22c0-12-11-22-23-22s-23 10-23 22c0 13 11 22 23 22s23-9 23-22z"><text:p/></draw:path><draw:path draw:style-name="gr362" draw:text-style-name="P51" svg:width="0.159cm" svg:height="0.755cm" svg:x="2.982cm" svg:y="0.09cm" svg:viewBox="0 0 160 756" svg:d="M142 751c1 1 3 4 4 5 4 0 6 0 10 0 1 0 4 0 4-5 0-1 0-2-2-3-15-15-38-39-63-84-46-82-63-185-63-286 0-186 53-296 126-371 2-1 2-2 2-3 0-4-3-4-8-4-6 0-6 0-10 2-40 35-86 94-114 183-18 55-28 123-28 193 0 98 18 211 84 310 12 15 18 22 28 33 3 5 9 12 13 15 6 6 11 10 17 15z"><text:p/></draw:path><draw:path draw:style-name="gr362" draw:text-style-name="P51" svg:width="0.209cm" svg:height="0.19cm" svg:x="3.221cm" svg:y="0.105cm" svg:viewBox="0 0 210 191" svg:d="M128 59c3-11 12-51 42-51 3 0 12 0 21 6-11 3-19 12-19 23 0 6 3 15 15 15 10 0 23-8 23-24 0-22-25-28-40-28-24 0-38 22-44 31-10-27-32-31-46-31-43 0-67 54-67 65 0 3 4 3 5 3 4 0 5-1 6-4 14-45 42-56 56-56 8 0 23 5 23 29 0 13-7 41-23 100-7 26-21 44-40 44-3 0-12 0-21-6 11-1 19-11 19-23 0-10-8-14-15-14-12 0-23 11-23 24 0 20 20 29 40 29 27 0 43-30 44-33 5 16 20 33 46 33 43 0 67-55 67-65 0-5-4-5-5-5-4 0-5 1-6 5-13 44-42 55-55 55-17 0-24-13-24-27 0-10 2-20 7-38 5-19 10-38 14-57z"><text:p/></draw:path><draw:path draw:style-name="gr362" draw:text-style-name="P51" svg:width="0.24cm" svg:height="0.016cm" svg:x="3.209cm" svg:y="0.458cm" svg:viewBox="0 0 241 17" svg:d="M0 0c80 0 161 0 241 0 0 6 0 11 0 17-80 0-161 0-241 0 0-6 0-11 0-17z"><text:p/></draw:path><draw:path draw:style-name="gr362" draw:text-style-name="P51" svg:width="0.154cm" svg:height="0.19cm" svg:x="3.252cm" svg:y="0.675cm" svg:viewBox="0 0 155 191" svg:d="M143 29c-12 0-21 9-21 18 0 6 4 13 14 13 9 0 19-7 19-24 0-19-18-36-49-36-57 0-72 43-72 61 0 33 31 40 43 42 23 4 44 9 44 31 0 12-9 47-60 47-6 0-38 0-48-23 16 3 27-9 27-21 0-10-8-15-16-15-11 0-24 9-24 28 0 24 24 41 60 41 68 0 85-52 85-70 0-15-8-26-13-31-11-12-24-14-42-18-16-4-32-6-32-25 0-12 10-37 48-37 9 0 31 2 37 19z"><text:p/></draw:path><draw:path draw:style-name="gr362" draw:text-style-name="P51" svg:width="0.16cm" svg:height="0.755cm" svg:x="3.515cm" svg:y="0.09cm" svg:viewBox="0 0 161 756" svg:d="M161 378c0-121-29-250-112-344-6-6-21-23-31-32-4-2-4-2-10-2-3 0-8 0-8 4 0 1 2 3 2 4 15 15 38 38 64 84 46 81 62 185 62 286 0 181-50 293-126 371-1 0-2 1-2 2 0 5 5 5 8 5 6 0 6 0 10-4 41-34 85-92 115-181 18-59 28-125 28-193z"><text:p/></draw:path><draw:path draw:style-name="gr362" draw:text-style-name="P51" svg:width="0.13cm" svg:height="0.195cm" svg:x="3.771cm" svg:y="-0.001cm" svg:viewBox="0 0 131 196" svg:d="M131 143c-4 0-7 0-11 0 0 6-4 24-7 26-3 1-25 1-29 1-18 0-37 0-55 0 31-26 42-34 60-49 21-17 42-36 42-63 0-36-31-58-70-58-36 0-61 26-61 53 0 15 13 17 16 17 7 0 15-5 15-16 0-5-2-16-17-16 9-21 29-27 44-27 28 0 44 23 44 47 0 25-18 45-28 56-24 24-46 47-70 71-4 2-4 2-4 11 41 0 80 0 121 0 4-18 6-36 10-53z"><text:p/></draw:path><draw:path draw:style-name="gr362" draw:text-style-name="P51" svg:width="0.28cm" svg:height="0.099cm" svg:x="4.082cm" svg:y="0.42cm" svg:viewBox="0 0 281 100" svg:d="M266 17c6 0 15 0 15-9 0-8-9-8-13-8-84 0-170 0-254 0-6 0-14 0-14 8 0 9 8 9 14 9 84 0 168 0 252 0zM268 100c4 0 13-2 13-10 0-10-9-8-15-8-84 0-168 0-252 0-6 0-14-2-14 8 0 8 8 10 14 10 84 0 170 0 254 0z"><text:p/></draw:path><draw:path draw:style-name="gr362" draw:text-style-name="P51" svg:width="0.159cm" svg:height="0.755cm" svg:x="4.58cm" svg:y="0.09cm" svg:viewBox="0 0 160 756" svg:d="M142 751c1 1 3 4 4 5 4 0 6 0 10 0 1 0 4 0 4-5 0-1 0-2-2-3-15-15-38-39-63-84-46-82-63-185-63-286 0-186 53-296 126-371 2-1 2-2 2-3 0-4-3-4-8-4-6 0-6 0-10 2-40 35-86 94-114 183-18 55-28 123-28 193 0 98 18 211 84 310 12 15 18 22 28 33 3 5 9 12 13 15 6 6 11 10 17 15z"><text:p/></draw:path><draw:path draw:style-name="gr362" draw:text-style-name="P51" svg:width="0.209cm" svg:height="0.19cm" svg:x="4.819cm" svg:y="0.105cm" svg:viewBox="0 0 210 191" svg:d="M128 59c3-11 12-51 42-51 3 0 12 0 21 6-11 3-19 12-19 23 0 6 3 15 15 15 10 0 23-8 23-24 0-22-25-28-40-28-24 0-38 22-44 31-10-27-32-31-46-31-43 0-67 54-67 65 0 3 4 3 5 3 4 0 5-1 6-4 14-45 42-56 56-56 8 0 23 5 23 29 0 13-7 41-23 100-7 26-21 44-40 44-3 0-12 0-21-6 11-1 19-11 19-23 0-10-8-14-15-14-12 0-23 11-23 24 0 20 20 29 40 29 27 0 43-30 44-33 5 16 20 33 46 33 43 0 67-55 67-65 0-5-4-5-5-5-4 0-5 1-6 5-13 44-42 55-56 55-16 0-23-13-23-27 0-10 2-20 7-38 5-19 10-38 14-57z"><text:p/></draw:path><draw:path draw:style-name="gr362" draw:text-style-name="P51" svg:width="0.24cm" svg:height="0.016cm" svg:x="4.807cm" svg:y="0.458cm" svg:viewBox="0 0 241 17" svg:d="M0 0c80 0 161 0 241 0 0 6 0 11 0 17-80 0-161 0-241 0 0-6 0-11 0-17z"><text:p/></draw:path><draw:path draw:style-name="gr362" draw:text-style-name="P51" svg:width="0.154cm" svg:height="0.19cm" svg:x="4.85cm" svg:y="0.675cm" svg:viewBox="0 0 155 191" svg:d="M143 29c-12 0-21 9-21 18 0 6 4 13 14 13 9 0 19-7 19-24 0-19-18-36-49-36-57 0-72 43-72 61 0 33 31 40 43 42 23 4 44 9 44 31 0 12-9 47-60 47-6 0-38 0-48-23 16 3 27-9 27-21 0-10-8-15-16-15-11 0-24 9-24 28 0 24 24 41 60 41 68 0 85-52 85-70 0-15-8-26-13-31-11-12-24-14-42-18-16-4-32-6-32-25 0-12 10-37 48-37 9 0 31 2 37 19z"><text:p/></draw:path><draw:path draw:style-name="gr362" draw:text-style-name="P51" svg:width="0.16cm" svg:height="0.755cm" svg:x="5.113cm" svg:y="0.09cm" svg:viewBox="0 0 161 756" svg:d="M161 378c0-121-29-250-112-344-6-6-21-23-31-32-4-2-4-2-10-2-3 0-8 0-8 4 0 1 2 3 2 4 15 15 38 38 64 84 46 81 62 185 62 286 0 181-50 293-126 371-1 0-2 1-2 2 0 5 5 5 8 5 6 0 6 0 10-4 41-34 85-92 115-181 18-59 28-125 28-193z"><text:p/></draw:path><draw:path draw:style-name="gr362" draw:text-style-name="P51" svg:width="0.13cm" svg:height="0.195cm" svg:x="5.368cm" svg:y="-0.001cm" svg:viewBox="0 0 131 196" svg:d="M131 143c-4 0-7 0-11 0 0 6-4 24-7 26-3 1-25 1-29 1-18 0-37 0-55 0 31-26 42-34 60-49 21-17 42-36 42-63 0-36-31-58-70-58-36 0-61 26-61 53 0 15 13 17 16 17 7 0 15-5 15-16 0-5-2-16-17-16 9-21 29-27 44-27 28 0 44 23 44 47 0 25-18 45-28 56-24 24-46 47-70 71-4 2-4 2-4 11 41 0 80 0 121 0 4-18 6-36 10-53z"><text:p/></draw:path></draw:g></text:span></text:p>
      <text:p text:style-name="P35" loext:marker-style-name="T3"><text:span text:style-name="T18"/></text:p>
      <text:p text:style-name="P35" loext:marker-style-name="T3"><text:span text:style-name="T18">So by differentiating it, we can get PDF.</text:span></text:p>
      <text:p text:style-name="P35" loext:marker-style-name="T3"><text:span text:style-name="T18"/></text:p>
      <text:p text:style-name="P34" loext:marker-style-name="T3"><text:span text:style-name="T15"><draw:g text:anchor-type="as-char" svg:y="-0.564cm" draw:z-index="48" draw:name="모양55" draw:style-name="gr360"><svg:title>TexMaths</svg:title><svg:desc>12§display§f_X\left(x\right)=\frac2{s^2}x§svg§600§FALSE§</svg:desc><draw:path draw:style-name="gr361" draw:text-style-name="P50" svg:width="2.394cm" svg:height="0.814cm" svg:x="-0.001cm" svg:y="0.026cm" svg:viewBox="0 0 2395 815" svg:d="M0 0c798 0 1597 0 2395 0 0 271 0 544 0 815-798 0-1597 0-2395 0 0-271 0-544 0-815z"><text:p/></draw:path><draw:path draw:style-name="gr362" draw:text-style-name="P51" svg:width="0.209cm" svg:height="0.382cm" svg:x="0cm" svg:y="0.273cm" svg:viewBox="0 0 210 383" svg:d="M132 128c12 0 24 0 36 0 9 0 13 0 13-8 0-5-4-5-12-5-12 0-23 0-35 0 4-15 6-32 10-48 1-8 7-38 10-43 3-8 10-14 20-14 1 0 12 0 21 7-20 1-23 17-23 23 0 9 7 14 15 14 11 0 23-10 23-25 0-19-19-29-36-29-14 0-42 7-54 49-2 9-4 13-14 66-10 0-20 0-29 0s-12 0-12 9c0 4 3 4 11 4 9 0 19 0 28 0-10 56-21 111-32 166-7 42-14 79-36 79-2 0-12 0-20-7 19-1 22-17 22-23 0-9-7-14-15-14-11 0-23 9-23 25 0 19 18 29 36 29 23 0 40-25 47-41 14-26 24-77 24-80 8-45 17-89 25-134z"><text:p/></draw:path><draw:path draw:style-name="gr362" draw:text-style-name="P51" svg:width="0.261cm" svg:height="0.201cm" svg:x="0.198cm" svg:y="0.43cm" svg:viewBox="0 0 262 202" svg:d="M150 89c10-10 18-18 28-28 38-37 49-49 75-50 5 0 9 0 9-6 0-4-4-5-5-5-8 0-19 1-28 1-7 0-26-1-33-1-3 0-6 1-6 7 1 1 0 4 3 4 4 0 11 1 11 7 0 5-5 10-7 12s-41 38-52 50c-9-19-20-38-30-57 0-1-1-4-1-5 0-2 6-7 16-7 2 0 6 0 6-6 0-1 0-5-5-5-6 0-13 1-19 1s-14 0-20 0c-4 0-12 0-18 0-4 0-10-1-15-1-1 0-6 0-6 7 0 4 3 4 8 4 17 0 18 2 22 8 13 28 27 54 41 82-5 6-11 11-16 17-6 4-20 18-25 24-36 36-48 48-75 49-4 0-8 0-8 6 0 1 1 5 5 5 8 0 18-2 27-2 5 0 12 0 17 0 6 0 12 2 17 2 2 0 6 0 6-6 0-5-2-5-5-5-2 0-9-1-9-7 0-5 4-9 10-16 21-19 40-40 60-59 12 24 24 47 36 71 2 2 2 2 2 4 0 1-5 6-16 7-2 0-6 0-6 6 0 1 0 5 5 5 6 0 12-2 19-2 6 0 13 0 19 0s12 0 18 0c5 0 11 2 16 2 1 0 6 0 6-8 0-3-4-3-8-3-17 0-18-4-21-9-15-31-32-62-48-93z"><text:p/></draw:path><draw:path draw:style-name="gr362" draw:text-style-name="P51" svg:width="0.096cm" svg:height="0.42cm" svg:x="0.617cm" svg:y="0.25cm" svg:viewBox="0 0 97 421" svg:d="M97 416c0-1 0-1-7-8-53-53-66-133-66-197 0-74 16-147 67-199 6-6 6-6 6-7 0-4-1-5-3-5-5 0-44 29-68 83-21 45-26 92-26 128 0 33 4 83 28 131 25 52 61 79 66 79 2 0 3-1 3-5z"><text:p/></draw:path><draw:path draw:style-name="gr362" draw:text-style-name="P51" svg:width="0.209cm" svg:height="0.19cm" svg:x="0.752cm" svg:y="0.38cm" svg:viewBox="0 0 210 191" svg:d="M128 59c3-11 12-49 41-49 3 0 14 0 22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9 2-18 7-38 5-19 10-38 14-57z"><text:p/></draw:path><draw:path draw:style-name="gr362" draw:text-style-name="P51" svg:width="0.097cm" svg:height="0.42cm" svg:x="1.004cm" svg:y="0.25cm" svg:viewBox="0 0 98 421" svg:d="M98 211c0-33-4-84-28-132-26-51-62-79-65-79s-5 2-5 5c0 1 0 1 8 9 41 41 65 108 65 197 0 72-15 145-67 198-6 6-6 6-6 7 0 4 2 5 5 5s42-29 67-81c20-47 26-94 26-129z"><text:p/></draw:path><draw:path draw:style-name="gr362" draw:text-style-name="P51" svg:width="0.28cm" svg:height="0.099cm" svg:x="1.284cm" svg:y="0.411cm" svg:viewBox="0 0 281 100" svg:d="M267 18c6 0 14 0 14-8 0-10-8-10-14-10-84 0-169 0-253 0-6 0-14 0-14 10 0 8 8 8 14 8 84 0 169 0 253 0zM267 100c6 0 14 0 14-9 0-8-8-8-14-8-84 0-169 0-253 0-6 0-14 0-14 8 0 9 8 9 14 9 84 0 169 0 253 0z"><text:p/></draw:path><draw:path draw:style-name="gr362" draw:text-style-name="P51" svg:width="0.167cm" svg:height="0.28cm" svg:x="1.865cm" svg:y="0cm" svg:viewBox="0 0 168 281" svg:d="M32 248c15-14 30-28 45-43 66-59 91-81 91-123 0-48-37-82-89-82-48 0-79 38-79 77 0 23 22 23 23 23 7 0 21-5 21-22 0-11-7-22-22-22-3 0-4 0-5 0 9-27 32-43 56-43 39 0 57 35 57 69 0 33-21 67-45 93-26 30-54 60-80 90-5 5-5 5-5 16 52 0 104 0 156 0 4-25 8-49 12-73-4 0-6 0-10 0-2 12-6 31-9 37-4 3-31 3-41 3-25 0-50 0-76 0z"><text:p/></draw:path><draw:path draw:style-name="gr362" draw:text-style-name="P51" svg:width="0.387cm" svg:height="0.016cm" svg:x="1.755cm" svg:y="0.453cm" svg:viewBox="0 0 388 17" svg:d="M0 0c130 0 258 0 388 0 0 6 0 11 0 17-130 0-258 0-388 0 0-6 0-11 0-17z"><text:p/></draw:path><draw:path draw:style-name="gr362" draw:text-style-name="P51" svg:width="0.154cm" svg:height="0.19cm" svg:x="1.778cm" svg:y="0.67cm" svg:viewBox="0 0 155 191" svg:d="M143 29c-12 0-21 9-21 18 0 6 4 13 14 13 8 0 19-7 19-24 0-19-18-36-51-36-55 0-70 43-70 61 0 33 31 40 43 42 21 4 43 9 43 31 0 12-10 47-60 47-6 0-38 0-48-23 16 3 26-9 26-21 0-10-6-15-15-15-11 0-23 9-23 28 0 24 24 41 60 41 68 0 84-52 84-70 0-15-7-26-13-31-11-12-23-14-42-18-15-4-31-6-31-25 0-12 9-37 46-37 11 0 32 2 39 19z"><text:p/></draw:path><draw:path draw:style-name="gr362" draw:text-style-name="P51" svg:width="0.13cm" svg:height="0.196cm" svg:x="1.972cm" svg:y="0.536cm" svg:viewBox="0 0 131 197" svg:d="M131 143c-4 0-6 0-10 0-1 6-3 24-8 26-3 3-25 3-29 3-18 0-36 0-54 0 31-28 41-36 59-51 21-17 42-35 42-63 0-35-31-58-69-58-37 0-62 26-62 53 0 15 13 17 16 17 7 0 15-5 15-16 0-5-1-16-17-16 10-20 29-27 44-27 28 0 44 23 44 47 0 26-18 46-28 57-24 23-46 46-70 70-4 2-4 3-4 12 41 0 82 0 122 0 3-18 6-36 9-54z"><text:p/></draw:path><draw:path draw:style-name="gr362" draw:text-style-name="P51" svg:width="0.209cm" svg:height="0.19cm" svg:x="2.206cm" svg:y="0.38cm" svg:viewBox="0 0 210 191" svg:d="M128 59c3-11 12-49 42-49 3 0 13 0 21 4-12 3-21 14-21 23 0 7 5 16 17 16 10 0 23-9 23-25 0-22-25-28-40-28-24 0-39 23-44 32-11-27-34-32-46-32-43 0-67 54-67 65 0 5 4 5 5 5 4 0 5-2 6-5 13-45 42-55 56-55 8 0 23 3 23 27 0 13-7 42-23 101-7 26-21 43-40 43-3 0-12 0-21-5 10-2 19-10 19-22s-9-15-15-15c-12 0-23 11-23 24 0 19 20 28 40 28 27 0 43-29 44-33 5 16 20 33 46 33 43 0 67-54 67-65 0-4-4-4-5-4-3 0-5 2-6 4-13 46-42 55-56 55-16 0-23-13-23-27 0-9 2-18 7-38 5-19 10-38 14-57z"><text:p/></draw:path></draw:g></text:span></text:p>
      <text:p text:style-name="P34" loext:marker-style-name="T3"><text:span text:style-name="T15"/></text:p>
      <text:p text:style-name="P34" loext:marker-style-name="T3"><text:span text:style-name="T15">Now we can get </text:span><text:span text:style-name="T15"><draw:g text:anchor-type="as-char" svg:y="-0.314cm" draw:z-index="46" draw:name="모양56" draw:style-name="gr360"><svg:title>TexMaths</svg:title><svg:desc>12§display§E\left[X\right]§svg§600§FALSE§</svg:desc><draw:path draw:style-name="gr361" draw:text-style-name="P50" svg:width="0.927cm" svg:height="0.376cm" svg:x="0.004cm" svg:y="0.021cm" svg:viewBox="0 0 928 377" svg:d="M0 0c310 0 618 0 928 0 0 126 0 251 0 377-310 0-618 0-928 0 0-126 0-251 0-377z"><text:p/></draw:path><draw:path draw:style-name="gr362" draw:text-style-name="P51" svg:width="0.304cm" svg:height="0.284cm" svg:x="-0.001cm" svg:y="0.029cm" svg:viewBox="0 0 305 285" svg:d="M282 188c0-2 1-4 2-5 0-1 0-5-6-5-3 0-4 2-4 5-28 61-44 89-116 89-20 0-40 0-61 0-6 0-7 0-9 0-5 0-6-2-6-5 0-1 0-1 2-10 10-37 19-75 29-113 14 0 27 0 42 0 36 0 36 9 36 19 0 3 0 8-4 21-1 2-1 4-1 5 0 2 1 5 6 5 2 0 4-3 6-9 7-34 16-66 24-98 0-3-2-5-5-5s-5 2-6 7c-9 32-17 42-55 42-13 0-26 0-40 0 9-35 17-68 26-102 3-15 3-16 22-16 20 0 39 0 59 0 52 0 65 12 65 47 0 10 0 11-2 22 0 2 0 5 0 7 0 1 1 6 4 6 5 0 5-2 6-11 3-24 5-49 9-73 1-11-1-11-11-11-72 0-143 0-214 0-8 0-12 0-12 8 0 5 4 5 12 5 16 0 27 0 27 7 0 2 0 3-1 10-20 75-38 149-57 222-3 16-5 20-38 20-7 0-11 0-11 8 0 5 4 5 11 5 73 0 146 0 219 0 10 0 10 0 12-7 14-30 27-60 40-90z"><text:p/></draw:path><draw:path draw:style-name="gr362" draw:text-style-name="P51" svg:width="0.057cm" svg:height="0.42cm" svg:x="0.438cm" svg:y="-0.001cm" svg:viewBox="0 0 58 421" svg:d="M58 421c0-6 0-11 0-17-14 0-28 0-41 0 0-129 0-259 0-387 13 0 27 0 41 0 0-6 0-11 0-17-20 0-39 0-58 0 0 141 0 280 0 421 19 0 38 0 58 0z"><text:p/></draw:path><draw:path draw:style-name="gr362" draw:text-style-name="P51" svg:width="0.346cm" svg:height="0.285cm" svg:x="0.515cm" svg:y="0.028cm" svg:viewBox="0 0 347 286" svg:d="M193 114c-12-29-24-56-36-84-1-4-1-4-1-5 0-2 7-11 24-12 5-1 8-1 8-8 0-5-4-5-6-5-16 0-34 1-52 1-11 0-38-1-47-1-4 0-9 0-9 8 0 5 5 5 10 5 25 0 28 4 32 13 17 40 33 79 50 118-30 31-59 63-89 94-3 2-4 4-6 5-21 23-40 29-61 30-6 1-10 1-10 8 0 1 0 5 6 5 12 0 26-1 40-1 15 0 31 1 46 1 3 0 8 0 8-8 0-4-4-5-5-5-4 0-17-1-17-13 0-6 6-14 11-18 14-15 29-30 43-45 13-14 25-29 38-42 14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362" draw:text-style-name="P51" svg:width="0.057cm" svg:height="0.42cm" svg:x="0.895cm" svg:y="-0.001cm" svg:viewBox="0 0 58 421" svg:d="M58 0c-20 0-39 0-58 0 0 6 0 11 0 17 13 0 28 0 41 0 0 128 0 258 0 387-13 0-28 0-41 0 0 6 0 11 0 17 19 0 38 0 58 0 0-141 0-280 0-421z"><text:p/></draw:path></draw:g></text:span><text:span text:style-name="T15"><text:s/>and </text:span><text:span text:style-name="T15"><draw:g text:anchor-type="as-char" svg:y="-0.314cm" draw:z-index="47" draw:name="모양57" draw:style-name="gr360"><svg:title>TexMaths</svg:title><svg:desc>12§display§Var\left(X\right)§svg§600§FALSE§</svg:desc><draw:path draw:style-name="gr361" draw:text-style-name="P50" svg:width="1.457cm" svg:height="0.376cm" svg:x="-0.001cm" svg:y="0.021cm" svg:viewBox="0 0 1458 377" svg:d="M0 0c486 0 972 0 1458 0 0 126 0 251 0 377-486 0-972 0-1458 0 0-126 0-251 0-377z"><text:p/></draw:path><draw:path draw:style-name="gr362" draw:text-style-name="P51" svg:width="0.299cm" svg:height="0.295cm" svg:x="0.001cm" svg:y="0.028cm" svg:viewBox="0 0 300 296" svg:d="M241 48c21-34 39-35 54-35 5-1 3-6 5-8 0-4-2-5-5-5-11 0-24 1-35 1-14 0-28-1-42-1-2 0-8 0-8 7 0 5 5 6 7 6 12 0 19 5 19 13 0 6-3 11-6 16-43 69-86 137-129 206-10-74-19-148-29-223 0-7 10-12 29-12 6 0 11 0 11-8 0-5-4-5-6-5-17 0-35 1-52 1-7 0-16-1-23-1-8 0-15 0-23 0-3 0-8 0-8 7 0 6 4 6 11 6 23 0 24 4 25 13 11 87 22 174 32 260 3 8 4 10 9 10 7 0 9-3 12-8 50-79 102-159 152-240z"><text:p/></draw:path><draw:path draw:style-name="gr362" draw:text-style-name="P51" svg:width="0.192cm" svg:height="0.19cm" svg:x="0.334cm" svg:y="0.129cm" svg:viewBox="0 0 193 191" svg:d="M140 28c-7-16-19-28-38-28-49 0-102 63-102 124 0 39 23 67 56 67 9 0 29-1 54-31 4 17 20 31 39 31 15 0 25-9 31-23 7-15 13-41 13-42 0-3-3-3-5-3-4 0-4 1-6 7-7 27-15 52-32 52-11 0-12-11-12-20s0-12 5-31c5-18 6-22 9-37 5-19 10-40 15-59 3-12 3-13 3-15 0-7-4-12-12-12-10 0-16 10-18 20zM113 136c-3 8-3 8-9 15-18 24-36 31-46 31-22 0-28-23-28-40 0-21 13-72 23-92 13-25 32-40 49-40 28 0 34 34 34 37 0 2-2 5-2 7-7 27-14 54-21 82z"><text:p/></draw:path><draw:path draw:style-name="gr362" draw:text-style-name="P51" svg:width="0.171cm" svg:height="0.19cm" svg:x="0.552cm" svg:y="0.129cm" svg:viewBox="0 0 172 191" svg:d="M25 161c-2 7-5 17-5 19 0 8 6 11 14 11 4 0 12-3 15-12 0-1 15-59 17-66 2-14 11-43 13-55 1-5 13-26 24-35 3-3 15-13 34-13 11 0 11 3 17 4-12 3-22 12-22 23 0 7 4 16 16 16 10 0 24-10 24-25s-14-28-35-28c-28 0-47 20-54 32-4-19-19-32-39-32-19 0-27 17-31 24-8 14-13 40-13 41 0 5 4 5 5 5 5 0 5-1 7-10 7-30 16-50 31-50 7 0 13 3 13 19 0 8-2 13-7 35-8 32-15 65-24 97z"><text:p/></draw:path><draw:path draw:style-name="gr362" draw:text-style-name="P51" svg:width="0.097cm" svg:height="0.42cm" svg:x="0.852cm" svg:y="-0.001cm" svg:viewBox="0 0 98 421" svg:d="M98 416c0-1 0-1-7-9-53-54-67-133-67-197 0-73 17-146 68-198 6-6 6-6 6-7 0-4-2-5-4-5-4 0-42 29-68 83-21 46-26 92-26 127 0 33 5 83 28 131 25 52 62 80 66 80 2 0 4-1 4-5z"><text:p/></draw:path><draw:path draw:style-name="gr362" draw:text-style-name="P51" svg:width="0.347cm" svg:height="0.285cm" svg:x="0.985cm" svg:y="0.028cm" svg:viewBox="0 0 348 286" svg:d="M193 114c-12-29-23-56-35-84-1-4-1-4-2-5 0-2 7-11 25-12 4-1 9-1 9-8 0-5-6-5-8-5-16 0-34 1-52 1-11 0-36-1-47-1-3 0-7 0-7 8 0 5 3 5 9 5 25 0 28 4 31 13 17 40 33 79 50 118-30 31-59 63-89 94-1 2-4 4-5 5-22 23-41 29-62 30-5 1-10 1-10 8 0 1 0 5 6 5 12 0 26-1 40-1 15 0 32 1 46 1 3 0 9 0 9-8 0-4-5-5-6-5-4 0-17-1-17-13 0-6 7-14 12-18 14-15 29-30 43-45 12-14 25-29 37-42 15 34 29 67 44 100 1 5 1 5 1 6 0 3-7 11-24 12-5 1-9 1-9 8 0 5 5 5 6 5 12 0 42-1 54-1 10 0 36 1 47 1 3 0 7 0 7-8 0-5-3-5-7-5-29 0-29-1-36-18-17-39-45-104-55-129 29-30 73-80 86-92 14-10 29-20 54-21 6-1 10-1 10-8 0-1 0-5-6-5-12 0-26 1-40 1-15 0-31-1-46-1-3 0-9 0-9 8 0 3 3 4 6 5 4 0 17 1 17 12 0 6-5 12-8 16-23 24-46 48-69 73z"><text:p/></draw:path><draw:path draw:style-name="gr362" draw:text-style-name="P51" svg:width="0.097cm" svg:height="0.42cm" svg:x="1.38cm" svg:y="-0.001cm" svg:viewBox="0 0 98 421" svg:d="M98 210c0-32-4-83-27-131-25-51-63-79-66-79s-5 2-5 5c0 1 0 1 8 9 41 41 65 109 65 196 0 71-15 146-67 199-6 6-6 6-6 7 0 2 2 5 5 5s42-29 67-83c22-46 26-93 26-128z"><text:p/></draw:path></draw:g></text:span><text:span text:style-name="T15"><text:s/>successively.</text:span></text:p>
      <text:p text:style-name="P34" loext:marker-style-name="T3"><text:span text:style-name="T15"/></text:p>
      <text:p text:style-name="P34" loext:marker-style-name="T3"><text:span text:style-name="T15"><draw:g text:anchor-type="as-char" svg:y="-0.639cm" draw:z-index="50" draw:name="모양58" draw:style-name="gr360"><svg:title>TexMaths</svg:title><svg:desc>12§display§E\left[X\right]=\int_0^sx\cdot\frac2{s^2}x\,dx=\int_o^s\frac2{s^2}x^2\,dx=\left[\frac2{3s^2}x^3\right]_0^s=\frac23s§svg§600§FALSE§</svg:desc><draw:path draw:style-name="gr361" draw:text-style-name="P50" svg:width="10.078cm" svg:height="1.018cm" svg:x="0.004cm" svg:y="0.019cm" svg:viewBox="0 0 10079 1019" svg:d="M0 0c3360 0 6719 0 10079 0 0 339 0 680 0 1019-3360 0-6719 0-10079 0 0-339 0-680 0-1019z"><text:p/></draw:path><draw:path draw:style-name="gr362" draw:text-style-name="P51" svg:width="0.304cm" svg:height="0.286cm" svg:x="-0.001cm" svg:y="0.347cm" svg:viewBox="0 0 305 287" svg:d="M282 188c1-2 2-5 2-6-1-1 0-5-4-5-5 0-5 3-6 5-28 63-44 91-116 91-20 0-40 0-61 0-6 0-7 0-9 0-4-1-6-1-6-4 0-2 0-3 2-10 10-38 19-77 29-115 14 0 27 0 42 0 36 0 36 9 36 19 0 4 0 8-4 22 0 1-1 2-1 3 0 3 2 5 6 5s5-2 6-8c8-33 16-66 24-99 0-2-2-4-5-4s-5 2-6 8c-8 31-17 41-55 41-13 0-26 0-40 0 9-34 17-67 26-101 3-16 4-17 22-17 21 0 40 0 60 0 51 0 64 12 64 47 0 10 0 11-1 23 0 2-1 5-1 7s1 5 4 5c5 0 6-3 6-11 3-24 6-48 9-72 1-12 0-12-11-12-71 0-143 0-214 0-8 0-12 0-12 8 0 5 4 5 12 5 16 0 28 0 28 7 0 3 0 3-2 11-20 75-38 148-57 222-3 17-5 20-38 20-7 0-11 0-11 9 0 5 4 5 11 5 73 0 146 0 219 0 10 0 10-2 14-8 13-31 25-61 38-91z"><text:p/></draw:path><draw:path draw:style-name="gr362" draw:text-style-name="P51" svg:width="0.057cm" svg:height="0.42cm" svg:x="0.438cm" svg:y="0.322cm" svg:viewBox="0 0 58 421" svg:d="M58 421c0-6 0-12 0-17-14 0-28 0-41 0 0-129 0-258 0-387 13 0 27 0 41 0 0-6 0-11 0-17-20 0-39 0-58 0 0 140 0 281 0 421 19 0 38 0 58 0z"><text:p/></draw:path><draw:path draw:style-name="gr362" draw:text-style-name="P51" svg:width="0.346cm" svg:height="0.287cm" svg:x="0.517cm" svg:y="0.346cm" svg:viewBox="0 0 347 288" svg:d="M192 115c-12-27-23-56-35-84-1-3-1-3-2-6 0-2 7-11 25-12 4 0 8-1 8-8 0-5-4-5-6-5-18 0-36 1-54 1-9 0-36-1-46-1-3 0-8 0-8 8 0 5 4 5 10 5 25 0 28 4 31 13 17 40 34 78 51 118-30 32-60 63-90 96-2 1-4 2-5 5-21 21-41 28-63 30-4 0-8 0-8 8 1 1 0 5 5 5 13 0 26-1 39-1 16 0 33 1 48 1 3 0 8 0 8-9 0-4-4-3-5-4-5 0-17-2-17-14 0-7 6-13 11-19 14-15 29-31 43-45 13-15 25-28 38-41 15 33 28 67 42 101 2 4 3 4 3 6 0 3-9 10-25 12-4 0-9 1-9 8 0 5 5 5 7 5 11 0 41-1 53-1 11 0 36 1 47 1 2 0 8 0 8-9 0-4-4-4-8-4-28 0-29-2-36-20-17-38-44-104-54-129 29-30 72-79 86-91 12-11 28-21 53-22 6 0 10 0 10-8-1-1 0-5-5-5-13 0-28 1-41 1-15 0-31-1-47-1-2 0-7 0-7 8 0 4 3 5 5 5 4 0 17 1 17 13 0 6-5 11-9 15-22 25-45 49-68 74z"><text:p/></draw:path><draw:path draw:style-name="gr362" draw:text-style-name="P51" svg:width="0.058cm" svg:height="0.42cm" svg:x="0.896cm" svg:y="0.322cm" svg:viewBox="0 0 59 421" svg:d="M59 0c-19 0-40 0-59 0 0 6 0 11 0 17 14 0 28 0 42 0 0 129 0 258 0 387-14 0-28 0-42 0 0 5 0 11 0 17 19 0 40 0 59 0 0-140 0-281 0-421z"><text:p/></draw:path><draw:path draw:style-name="gr362" draw:text-style-name="P51" svg:width="0.279cm" svg:height="0.097cm" svg:x="1.146cm" svg:y="0.481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372cm" svg:height="0.933cm" svg:x="1.591cm" svg:y="0.063cm" svg:viewBox="0 0 373 934" svg:d="M19 915c15 0 22-10 22-20 0-15-11-21-21-21s-20 6-20 21c0 21 20 39 47 39 63 0 87-98 117-220 33-134 60-267 83-402 16-89 31-174 46-228 5-20 19-74 36-74 13 0 23 7 25 9-14 0-22 10-22 21 0 14 11 20 21 20 9 0 20-6 20-20 0-23-23-40-45-40-33 0-56 46-80 132-1 5-58 216-104 490-11 64-24 135-37 193-7 30-28 110-61 110-16 0-26-10-27-10z"><text:p/></draw:path><draw:path draw:style-name="gr362" draw:text-style-name="P51" svg:width="0.117cm" svg:height="0.132cm" svg:x="2.01cm" svg:y="0.034cm" svg:viewBox="0 0 118 133" svg:d="M106 19c-8 3-12 9-12 15 0 7 6 9 9 9 4 0 15-2 15-17 0-19-22-26-40-26-46 0-54 35-54 43 0 11 6 18 11 22 7 6 12 7 32 11 6 1 25 4 25 19 0 5-2 17-15 24-11 6-25 6-29 6-12 0-29-3-36-12 10-1 17-9 17-17 0-7-6-11-12-11-9 0-17 7-17 19 0 18 18 29 47 29 55 0 65-37 65-48 0-27-30-32-41-35-3-1-10-2-12-2-11-2-16-8-16-14 0-8 5-16 12-20s18-6 23-6c6 0 22 2 28 11z"><text:p/></draw:path><draw:path draw:style-name="gr362" draw:text-style-name="P51" svg:width="0.136cm" svg:height="0.2cm" svg:x="1.817cm" svg:y="0.824cm" svg:viewBox="0 0 137 201" svg:d="M137 101c0-33-4-55-17-76-10-14-28-25-52-25-68 0-68 79-68 101 0 20 0 100 68 100 69 0 69-79 69-100zM68 193c-13 0-31-8-37-32-5-18-5-42-5-64 0-21 0-44 5-60 6-23 25-30 37-30 16 0 32 10 36 28 5 15 6 37 6 62 0 22 0 43-4 62-5 27-26 34-38 34z"><text:p/></draw:path><draw:path draw:style-name="gr362" draw:text-style-name="P51" svg:width="0.209cm" svg:height="0.19cm" svg:x="2.251cm" svg:y="0.451cm" svg:viewBox="0 0 210 191" svg:d="M128 59c4-11 14-51 42-51 3 0 12 0 22 6-12 3-20 12-20 23 0 7 4 15 15 15 10 0 23-8 23-24 0-22-24-28-38-28-26 0-40 22-45 31-11-27-33-31-45-31-45 0-69 54-69 65 0 3 4 2 5 3 4 0 5 0 6-4 14-45 42-56 56-56 9 0 23 5 23 29 0 13-7 41-23 100-7 26-21 44-39 44-3 0-13 0-22-6 11-1 21-11 21-23 0-10-10-14-16-14-13 0-24 11-24 25 0 19 22 28 40 28 27 0 43-30 44-33 5 16 20 33 46 33 43 0 67-55 67-65 0-5-4-5-5-5-4 0-5 3-5 5-14 45-43 55-56 55-17 0-23-13-23-28 0-9 2-19 6-37 5-19 10-38 14-57z"><text:p/></draw:path><draw:path draw:style-name="gr362" draw:text-style-name="P51" svg:width="0.043cm" svg:height="0.045cm" svg:x="2.61cm" svg:y="0.509cm" svg:viewBox="0 0 44 46" svg:d="M44 23c0-12-9-23-21-23s-23 11-23 23 11 23 23 23 21-11 21-23z"><text:p/></draw:path><draw:path draw:style-name="gr362" draw:text-style-name="P51" svg:width="0.167cm" svg:height="0.278cm" svg:x="2.945cm" svg:y="0.071cm" svg:viewBox="0 0 168 279" svg:d="M32 247c15-14 30-29 45-43 66-58 91-80 91-122 0-48-38-82-90-82-47 0-78 38-78 76 0 24 20 24 22 24 7 0 22-5 22-23 0-11-8-22-22-22-4 0-4 0-6 0 10-27 33-43 57-43 39 0 57 35 57 70 0 33-22 66-45 92-26 30-54 60-80 90-5 5-5 6-5 15 52 0 104 0 156 0 4-25 8-49 12-73-4 0-7 0-11 0-2 13-5 31-9 37-3 4-30 4-40 4-25 0-50 0-76 0z"><text:p/></draw:path><draw:path draw:style-name="gr362" draw:text-style-name="P51" svg:width="0.385cm" svg:height="0.016cm" svg:x="2.836cm" svg:y="0.52cm" svg:viewBox="0 0 386 17" svg:d="M0 0c128 0 258 0 386 0 0 6 0 11 0 17-128 0-258 0-386 0 0-6 0-11 0-17z"><text:p/></draw:path><draw:path draw:style-name="gr362" draw:text-style-name="P51" svg:width="0.154cm" svg:height="0.19cm" svg:x="2.857cm" svg:y="0.736cm" svg:viewBox="0 0 155 191" svg:d="M143 29c-12 1-21 9-21 19 0 6 4 12 14 12 8 0 19-7 19-23 0-19-18-37-49-37-57 0-72 43-72 62 0 33 31 39 43 41 23 5 44 10 44 33 0 10-9 46-60 46-6 0-38 0-48-23 16 3 27-10 27-21s-8-16-16-16c-11 0-24 10-24 28 0 24 24 41 60 41 68 0 85-51 85-70 0-14-8-25-13-30-11-12-24-14-42-18-16-3-32-6-32-25 0-12 10-38 48-38 9 0 31 3 37 19z"><text:p/></draw:path><draw:path draw:style-name="gr362" draw:text-style-name="P51" svg:width="0.13cm" svg:height="0.194cm" svg:x="3.052cm" svg:y="0.607cm" svg:viewBox="0 0 131 195" svg:d="M131 142c-4 0-7 0-11 0 0 7-4 23-7 27-3 1-25 1-29 1-18 0-37 0-55 0 31-27 42-34 60-49 21-17 42-36 42-63 0-36-31-58-70-58-36 0-61 25-61 53 0 15 13 17 16 17 7 0 15-5 15-16 0-6-2-16-17-16 9-21 29-27 44-27 28 0 44 23 44 47 0 25-18 45-28 56-24 24-46 47-70 71-4 2-4 2-4 10 41 0 80 0 121 0 4-18 6-36 10-53z"><text:p/></draw:path><draw:path draw:style-name="gr362" draw:text-style-name="P51" svg:width="0.209cm" svg:height="0.19cm" svg:x="3.286cm" svg:y="0.451cm" svg:viewBox="0 0 210 191" svg:d="M128 59c3-11 12-51 42-51 2 0 12 0 21 6-12 3-21 12-21 23 0 7 5 15 17 15 9 0 23-8 23-24 0-22-25-28-40-28-25 0-39 22-44 31-11-27-34-31-46-31-44 0-68 54-68 65 0 3 5 3 6 3 2 0 5 0 5-4 14-45 42-56 56-56 9 0 23 5 23 29 0 13-7 41-23 100-6 26-21 44-39 44-3 0-12 0-22-6 11-1 20-11 20-23 0-10-9-14-15-14-13 0-23 11-23 25 0 19 20 28 40 28 27 0 42-30 43-33 6 16 20 33 45 33 45 0 69-55 69-65 0-5-4-5-6-5-4 0-4 3-5 5-14 45-43 55-56 55-17 0-23-13-23-28 0-9 2-19 7-37 5-19 10-38 14-57z"><text:p/></draw:path><draw:path draw:style-name="gr362" draw:text-style-name="P51" svg:width="0.199cm" svg:height="0.296cm" svg:x="3.601cm" svg:y="0.344cm" svg:viewBox="0 0 200 297" svg:d="M200 5c-1-1 0-5-4-5-8 0-47 4-54 5-4 0-6 2-6 8 0 5 3 5 9 5 21 0 22 2 22 7 0 3-1 6-1 9-9 33-17 66-26 99-7-15-20-26-38-26-50 0-102 61-102 123 0 40 23 67 56 67 9 0 29-2 54-32 4 18 18 32 39 32 15 0 25-9 31-24 7-14 8-27 13-40 0-5-3-5-5-5-4 0-4 2-6 7-7 28-15 53-32 53-12 0-13-11-13-19 0-11 1-14 2-21 21-81 41-162 61-243zM113 242c-3 7-3 9-9 16-18 23-36 30-48 30-20 0-26-23-26-40 0-21 13-73 23-92 13-25 32-41 49-41 28 0 34 35 34 37 0 3-2 5-2 7-7 28-14 56-21 83z"><text:p/></draw:path><draw:path draw:style-name="gr362" draw:text-style-name="P51" svg:width="0.209cm" svg:height="0.19cm" svg:x="3.816cm" svg:y="0.451cm" svg:viewBox="0 0 210 191" svg:d="M128 59c3-11 12-51 42-51 3 0 12 0 21 6-11 3-19 12-19 23 0 7 3 15 15 15 10 0 23-8 23-24 0-22-25-28-40-28-24 0-39 22-44 31-11-27-32-31-46-31-43 0-67 54-67 65 0 3 4 3 5 3 4 0 5 0 6-4 13-45 42-56 56-56 8 0 23 5 23 29 0 13-7 41-23 100-7 26-21 44-40 44-3 0-12 0-21-6 10-1 19-11 19-23 0-10-9-14-15-14-12 0-23 11-23 25 0 19 20 28 40 28 27 0 43-30 44-33 5 16 20 33 46 33 43 0 67-55 67-65 0-5-4-5-5-5-4 0-5 3-6 5-13 45-42 55-56 55-16 0-23-13-23-28 0-9 2-19 7-37 5-19 10-38 14-57z"><text:p/></draw:path><draw:path draw:style-name="gr362" draw:text-style-name="P51" svg:width="0.279cm" svg:height="0.097cm" svg:x="4.186cm" svg:y="0.481cm" svg:viewBox="0 0 280 98" svg:d="M266 17c6 0 14 0 14-9 0-8-8-8-14-8-84 0-169 0-253 0-6 0-13 0-13 8 0 9 7 9 14 9 84 0 168 0 252 0zM266 98c6 0 14 0 14-8s-8-8-14-8c-84 0-168 0-252 0-7 0-14 0-14 8s7 8 13 8c84 0 169 0 253 0z"><text:p/></draw:path><draw:path draw:style-name="gr362" draw:text-style-name="P51" svg:width="0.372cm" svg:height="0.933cm" svg:x="4.631cm" svg:y="0.063cm" svg:viewBox="0 0 373 934" svg:d="M20 915c14 0 21-10 21-20 0-15-11-21-21-21s-20 6-20 21c0 21 20 39 47 39 63 0 87-98 117-220 33-134 60-267 83-402 16-89 31-174 46-228 5-20 19-74 36-74 13 0 23 7 25 9-14 0-22 10-22 21 0 14 11 20 21 20 11 0 20-6 20-20 0-23-23-40-45-40-33 0-56 46-80 132-1 5-57 216-104 490-11 64-23 135-37 193-7 30-28 110-61 110-16 0-17-6-26-10z"><text:p/></draw:path><draw:path draw:style-name="gr362" draw:text-style-name="P51" svg:width="0.117cm" svg:height="0.132cm" svg:x="5.049cm" svg:y="0.034cm" svg:viewBox="0 0 118 133" svg:d="M106 19c-8 3-12 9-12 15 0 7 6 9 9 9 4 0 15-2 15-17 0-19-22-26-40-26-46 0-54 35-54 43 0 11 6 18 11 22 7 6 12 7 32 11 7 1 25 4 25 19 0 5-2 17-15 24-11 6-25 6-29 6-12 0-29-3-36-12 10-1 17-9 17-17 0-7-6-11-12-11-9 0-17 7-17 19 0 18 19 29 47 29 55 0 65-37 65-48 0-27-30-32-41-35-3-1-10-2-12-2-11-2-16-8-16-14 0-8 5-16 12-20s18-6 23-6c6 0 22 2 28 11z"><text:p/></draw:path><draw:path draw:style-name="gr362" draw:text-style-name="P51" svg:width="0.137cm" svg:height="0.132cm" svg:x="4.86cm" svg:y="0.889cm" svg:viewBox="0 0 138 133" svg:d="M138 52c0-33-25-52-54-52-43 0-84 41-84 82 0 30 20 51 53 51 42 0 85-38 85-81zM54 125c-16 0-30-10-30-33 0-12 6-40 17-57 13-18 30-27 43-27 16 0 30 11 30 33 0 7-4 37-17 57-11 17-29 27-43 27z"><text:p/></draw:path><draw:path draw:style-name="gr362" draw:text-style-name="P51" svg:width="0.167cm" svg:height="0.278cm" svg:x="5.437cm" svg:y="0.071cm" svg:viewBox="0 0 168 279" svg:d="M32 247c16-14 30-29 46-43 65-58 90-80 90-122 0-48-37-82-89-82-48 0-79 38-79 76 0 24 22 24 23 24 7 0 21-5 21-23 0-11-7-22-21-22-4 0-5 0-6 0 9-27 32-43 56-43 39 0 57 35 57 70 0 33-21 66-44 92-27 30-54 60-81 90-5 5-5 6-5 15 53 0 104 0 157 0 4-25 7-49 11-73-4 0-6 0-10 0-2 13-6 31-9 37-4 4-31 4-40 4-25 0-51 0-77 0z"><text:p/></draw:path><draw:path draw:style-name="gr362" draw:text-style-name="P51" svg:width="0.387cm" svg:height="0.016cm" svg:x="5.328cm" svg:y="0.52cm" svg:viewBox="0 0 388 17" svg:d="M0 0c130 0 258 0 388 0 0 6 0 11 0 17-130 0-258 0-388 0 0-6 0-11 0-17z"><text:p/></draw:path><draw:path draw:style-name="gr362" draw:text-style-name="P51" svg:width="0.154cm" svg:height="0.19cm" svg:x="5.351cm" svg:y="0.736cm" svg:viewBox="0 0 155 191" svg:d="M143 29c-12 1-21 9-21 19 0 6 4 12 14 12 9 0 19-7 19-23 0-19-18-37-51-37-55 0-70 43-70 62 0 33 31 39 43 41 21 5 43 10 43 33 0 10-10 46-60 46-6 0-38 0-48-23 17 3 26-10 26-21s-6-16-15-16c-11 0-23 10-23 28 0 24 24 41 60 41 68 0 85-51 85-70 0-14-8-25-13-30-12-12-24-14-43-18-15-3-31-6-31-25 0-12 9-38 46-38 11 0 32 3 39 19z"><text:p/></draw:path><draw:path draw:style-name="gr362" draw:text-style-name="P51" svg:width="0.129cm" svg:height="0.194cm" svg:x="5.545cm" svg:y="0.607cm" svg:viewBox="0 0 130 195" svg:d="M130 142c-4 0-6 0-10 0-1 7-4 23-7 27-3 1-25 1-30 1-18 0-36 0-54 0 31-27 41-34 59-49 21-17 42-36 42-63 0-36-32-58-69-58s-61 25-61 53c0 15 12 17 16 17 7 0 15-5 15-16 0-6-2-16-18-16 10-21 29-27 43-27 30 0 45 23 45 47 0 25-18 45-28 56-24 24-47 47-71 71-2 2-2 2-2 10 41 0 80 0 121 0 3-18 6-36 9-53z"><text:p/></draw:path><draw:path draw:style-name="gr362" draw:text-style-name="P51" svg:width="0.209cm" svg:height="0.19cm" svg:x="5.778cm" svg:y="0.451cm" svg:viewBox="0 0 210 191" svg:d="M128 59c3-11 12-51 42-51 3 0 12 0 22 6-12 3-20 12-20 23 0 7 4 15 15 15 10 0 23-8 23-24 0-22-25-28-40-28-24 0-38 22-44 31-10-27-32-31-44-31-45 0-69 54-69 65 0 3 4 3 5 3 4 0 5 0 6-4 14-45 42-56 56-56 9 0 23 5 23 29 0 13-7 41-23 100-7 26-21 44-40 44-3 0-12 0-21-6 11-1 19-11 19-23 0-10-8-14-15-14-12 0-23 11-23 25 0 19 22 28 40 28 27 0 43-30 44-33 5 16 20 33 46 33 43 0 67-55 67-65 0-5-4-5-5-5-4 0-5 3-6 5-13 45-42 55-55 55-17 0-24-13-24-28 0-9 2-19 7-37 5-19 10-38 14-57z"><text:p/></draw:path><draw:path draw:style-name="gr362" draw:text-style-name="P51" svg:width="0.13cm" svg:height="0.194cm" svg:x="6.025cm" svg:y="0.265cm" svg:viewBox="0 0 131 195" svg:d="M131 142c-4 0-6 0-10 0-1 7-5 23-8 27-3 1-25 1-29 1-18 0-36 0-54 0 30-27 41-36 59-49 21-18 42-36 42-63 0-36-31-58-70-58-36 0-61 25-61 53 0 14 13 15 16 15 7 0 15-4 15-15 0-5-1-16-17-16 9-20 29-26 44-26 28 0 44 23 44 47 0 25-18 45-28 56-24 23-46 47-70 69-4 4-4 4-4 12 41 0 82 0 122 0 3-18 6-36 9-53z"><text:p/></draw:path><draw:path draw:style-name="gr362" draw:text-style-name="P51" svg:width="0.199cm" svg:height="0.296cm" svg:x="6.283cm" svg:y="0.344cm" svg:viewBox="0 0 200 297" svg:d="M200 5c-1-1 0-5-4-5-8 0-47 4-54 5-4 0-6 2-6 8 0 5 3 5 10 5 20 0 21 2 21 7 0 3-1 6-1 9-9 33-17 66-26 99-7-15-20-26-38-26-49 0-102 61-102 123 0 40 23 67 56 67 9 0 29-2 54-32 4 18 20 32 39 32 15 0 25-9 31-24 7-14 8-27 13-40 0-5-3-5-5-5-4 0-4 2-6 7-7 28-15 53-32 53-11 0-12-11-12-19 0-11 0-14 2-21 21-81 40-162 60-243zM113 242c-3 7-3 9-9 16-18 23-36 30-48 30-20 0-26-23-26-40 0-21 13-73 23-92 13-25 32-41 49-41 28 0 34 35 34 37 0 3-2 5-2 7-7 28-14 56-21 83z"><text:p/></draw:path><draw:path draw:style-name="gr362" draw:text-style-name="P51" svg:width="0.209cm" svg:height="0.19cm" svg:x="6.498cm" svg:y="0.451cm" svg:viewBox="0 0 210 191" svg:d="M128 59c3-11 12-51 42-51 3 0 12 0 22 6-12 3-20 12-20 23 0 7 4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5-42 55-55 55-17 0-24-13-24-28 0-9 2-19 7-37 5-19 10-38 14-57z"><text:p/></draw:path><draw:path draw:style-name="gr362" draw:text-style-name="P51" svg:width="0.28cm" svg:height="0.097cm" svg:x="6.868cm" svg:y="0.481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09cm" svg:height="1.008cm" svg:x="7.395cm" svg:y="0.025cm" svg:viewBox="0 0 110 1009" svg:d="M0 1009c37 0 73 0 110 0 0-8 0-16 0-23-28 0-58 0-87 0 0-322 0-642 0-963 29 0 59 0 87 0 0-7 0-16 0-23-37 0-73 0-110 0 0 336 0 673 0 1009z"><text:p/></draw:path><draw:path draw:style-name="gr362" draw:text-style-name="P51" svg:width="0.167cm" svg:height="0.278cm" svg:x="7.778cm" svg:y="0.071cm" svg:viewBox="0 0 168 279" svg:d="M32 247c15-14 30-29 45-43 66-58 91-80 91-122 0-48-38-82-90-82-47 0-78 38-78 76 0 24 20 24 22 24 7 0 21-5 21-23 0-11-7-22-21-22-4 0-5 0-6 0 9-27 32-43 57-43 39 0 57 35 57 70 0 33-22 66-45 92-27 30-54 60-81 90-4 5-4 6-4 15 52 0 104 0 156 0 4-25 8-49 12-73-4 0-7 0-11 0-2 13-5 31-9 37-3 4-30 4-40 4-25 0-50 0-76 0z"><text:p/></draw:path><draw:path draw:style-name="gr362" draw:text-style-name="P51" svg:width="0.597cm" svg:height="0.016cm" svg:x="7.563cm" svg:y="0.52cm" svg:viewBox="0 0 598 17" svg:d="M0 0c199 0 398 0 598 0 0 6 0 11 0 17-200 0-399 0-598 0 0-6 0-11 0-17z"><text:p/></draw:path><draw:path draw:style-name="gr362" draw:text-style-name="P51" svg:width="0.173cm" svg:height="0.288cm" svg:x="7.581cm" svg:y="0.644cm" svg:viewBox="0 0 174 289" svg:d="M104 132c35-11 59-41 59-74 0-35-37-58-78-58-42 0-74 25-74 58 0 13 9 21 21 21 14 0 22-9 22-21 0-22-20-22-26-22 13-20 40-25 56-25 17 0 41 8 41 47 0 4-1 28-12 48-13 20-28 21-39 21-2 1-13 1-15 1-4 2-6 2-6 5 0 5 2 5 9 5 6 0 12 0 18 0 35 0 51 29 51 71 0 56-29 69-47 69-19 0-50-7-65-32 15 2 28-7 28-23s-12-24-24-24c-10 0-23 6-23 24 0 38 38 66 85 66 51 0 89-38 89-80 0-35-26-69-70-77z"><text:p/></draw:path><draw:path draw:style-name="gr362" draw:text-style-name="P51" svg:width="0.154cm" svg:height="0.19cm" svg:x="7.796cm" svg:y="0.736cm" svg:viewBox="0 0 155 191" svg:d="M143 29c-12 1-21 9-21 19 0 6 4 12 14 12 9 0 19-7 19-23 0-19-18-37-51-37-55 0-70 43-70 62 0 33 31 39 43 41 21 5 44 10 44 33 0 10-9 46-61 46-6 0-38 0-48-23 17 3 26-10 26-21s-6-16-15-16c-11 0-23 10-23 28 0 24 24 41 60 41 68 0 85-51 85-70 0-14-8-25-13-30-12-12-24-14-42-18-16-3-32-6-32-25 0-12 9-38 46-38 11 0 33 3 39 19z"><text:p/></draw:path><draw:path draw:style-name="gr362" draw:text-style-name="P51" svg:width="0.129cm" svg:height="0.194cm" svg:x="7.99cm" svg:y="0.607cm" svg:viewBox="0 0 130 195" svg:d="M130 142c-4 0-6 0-10 0-1 7-4 23-7 27-3 1-25 1-30 1-18 0-36 0-54 0 31-27 42-34 59-49 21-17 42-36 42-63 0-36-32-58-69-58s-61 25-61 53c0 15 12 17 16 17 7 0 15-5 15-16 0-6-2-16-18-16 10-21 30-27 43-27 30 0 46 23 46 47 0 25-19 45-29 56-24 24-47 47-71 71-2 2-2 2-2 10 41 0 80 0 121 0 3-18 6-36 9-53z"><text:p/></draw:path><draw:path draw:style-name="gr362" draw:text-style-name="P51" svg:width="0.209cm" svg:height="0.19cm" svg:x="8.223cm" svg:y="0.451cm" svg:viewBox="0 0 210 191" svg:d="M128 59c4-11 14-51 42-51 3 0 12 0 22 6-12 3-20 12-20 23 0 7 4 15 15 15 10 0 23-8 23-24 0-22-25-28-38-28-26 0-40 22-45 31-11-27-33-31-45-31-45 0-69 54-69 65 0 3 4 2 5 3 4 0 5 0 6-4 14-45 42-56 56-56 9 0 23 5 23 29 0 13-7 41-23 100-7 26-21 44-39 44-3 0-13 0-22-6 11-1 21-11 21-23 0-10-10-14-16-14-13 0-24 11-24 25 0 19 22 28 40 28 27 0 43-30 44-33 5 16 20 33 46 33 43 0 67-55 67-65 0-5-4-5-5-5-4 0-5 3-5 5-14 45-43 55-56 55-17 0-24-13-24-28 0-9 3-19 7-37 5-19 10-38 14-57z"><text:p/></draw:path><draw:path draw:style-name="gr362" draw:text-style-name="P51" svg:width="0.135cm" svg:height="0.2cm" svg:x="8.468cm" svg:y="0.265cm" svg:viewBox="0 0 136 201" svg:d="M65 97c23 0 39 16 39 47 0 37-21 48-38 48-12 0-37-4-50-21 14-1 16-10 16-16 0-10-6-17-15-17s-17 6-17 18c0 27 31 45 67 45 41 0 69-27 69-57 0-23-18-46-51-53 30-11 42-32 42-50 0-24-27-41-60-41-32 0-57 16-57 40 0 9 6 15 15 15s15-7 15-15c0-9-6-15-15-16 10-12 30-16 41-16 13 0 32 6 32 33 0 12-4 25-12 35-9 10-18 12-32 12-7 1-8 1-10 1-1 0-3 1-3 3 0 5 3 5 8 5s11 0 16 0z"><text:p/></draw:path><draw:path draw:style-name="gr362" draw:text-style-name="P51" svg:width="0.111cm" svg:height="1.008cm" svg:x="8.646cm" svg:y="0.025cm" svg:viewBox="0 0 112 1009" svg:d="M89 986c-30 0-59 0-89 0 0 7 0 15 0 23 37 0 74 0 112 0 0-336 0-673 0-1009-38 0-75 0-112 0 0 7 0 16 0 23 30 0 59 0 89 0 0 321 0 641 0 963z"><text:p/></draw:path><draw:path draw:style-name="gr362" draw:text-style-name="P51" svg:width="0.118cm" svg:height="0.132cm" svg:x="8.884cm" svg:y="0cm" svg:viewBox="0 0 119 133" svg:d="M107 19c-7 3-12 9-12 15s6 9 9 9 15-2 15-17c0-19-22-26-40-26-45 0-54 34-54 43 0 11 6 18 10 22 8 6 13 7 33 11 6 1 26 4 26 19 0 5-4 17-16 24-12 6-26 6-30 6-12 0-29-3-35-12 10-1 16-9 16-17 0-7-5-11-11-11-8 0-18 6-18 19 0 18 19 29 48 29 54 0 65-37 65-49 0-26-30-32-41-34-2-1-11-2-12-2-11-2-17-8-17-16 0-6 6-14 12-18 9-4 18-6 24-6s22 2 28 11z"><text:p/></draw:path><draw:path draw:style-name="gr362" draw:text-style-name="P51" svg:width="0.136cm" svg:height="0.2cm" svg:x="8.879cm" svg:y="0.861cm" svg:viewBox="0 0 137 201" svg:d="M137 101c0-33-4-55-18-76-9-13-27-25-51-25-68 0-68 79-68 101 0 20 0 100 68 100 69 0 69-79 69-100zM68 193c-13 0-31-8-37-32-5-17-5-42-5-64 0-21 0-43 5-60 6-23 25-29 37-29 16 0 32 10 36 27 5 15 6 37 6 62 0 22 0 45-4 62-6 27-26 34-38 34z"><text:p/></draw:path><draw:path draw:style-name="gr362" draw:text-style-name="P51" svg:width="0.28cm" svg:height="0.097cm" svg:x="9.194cm" svg:y="0.481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67cm" svg:height="0.278cm" svg:x="9.687cm" svg:y="0.071cm" svg:viewBox="0 0 168 279" svg:d="M32 247c15-14 30-29 45-43 66-58 91-80 91-122 0-48-38-82-89-82-48 0-79 38-79 76 0 24 20 24 23 24 6 0 21-5 21-23 0-11-8-22-22-22-4 0-4 0-5 0 9-27 32-43 56-43 39 0 57 35 57 70 0 33-21 66-45 92-26 30-54 60-80 90-5 5-5 6-5 15 52 0 104 0 156 0 4-25 8-49 12-73-4 0-7 0-11 0-1 13-5 31-8 37-4 4-31 4-41 4-25 0-50 0-76 0z"><text:p/></draw:path><draw:path draw:style-name="gr362" draw:text-style-name="P51" svg:width="0.21cm" svg:height="0.016cm" svg:x="9.665cm" svg:y="0.52cm" svg:viewBox="0 0 211 17" svg:d="M0 0c71 0 140 0 211 0 0 6 0 11 0 17-71 0-140 0-211 0 0-6 0-11 0-17z"><text:p/></draw:path><draw:path draw:style-name="gr362" draw:text-style-name="P51" svg:width="0.174cm" svg:height="0.288cm" svg:x="9.683cm" svg:y="0.644cm" svg:viewBox="0 0 175 289" svg:d="M104 132c35-11 59-41 59-74 0-35-37-58-77-58-43 0-74 25-74 58 0 13 8 21 20 21 14 0 22-9 22-21 0-22-19-22-25-22 13-20 41-25 55-25 18 0 41 8 41 47 0 4-1 28-12 48-12 20-27 21-37 21-4 1-14 1-17 1-4 2-6 2-6 5 0 5 2 5 9 5 6 0 14 0 20 0 34 0 50 29 50 71 0 56-30 69-48 69s-49-7-65-32c16 2 28-7 28-23s-11-24-23-24c-11 0-24 6-24 24 0 38 40 66 85 66 52 0 90-38 90-80 0-35-26-69-71-77z"><text:p/></draw:path><draw:path draw:style-name="gr362" draw:text-style-name="P51" svg:width="0.155cm" svg:height="0.19cm" svg:x="9.948cm" svg:y="0.451cm" svg:viewBox="0 0 156 191" svg:d="M144 29c-12 0-20 9-20 18 0 6 3 13 13 13 8 0 19-7 19-24 0-19-18-36-50-36-56 0-71 42-71 61 0 33 31 40 43 42 22 4 43 9 43 31 0 11-9 47-60 47-6 0-38 0-48-23 16 3 27-9 27-21 0-10-6-16-16-16-11 0-24 10-24 29 0 24 24 41 61 41 69 0 84-52 84-71 0-14-7-25-13-30-11-12-23-14-42-18-14-4-31-6-31-25 0-12 9-39 47-39 10 0 31 4 38 21z"><text:p/></draw:path></draw:g></text:span></text:p>
      <text:p text:style-name="P34" loext:marker-style-name="T3"><text:span text:style-name="T15"/></text:p>
      <text:p text:style-name="P34" loext:marker-style-name="T3"><text:span text:style-name="T15"><draw:g text:anchor-type="as-char" svg:y="-0.367cm" draw:z-index="49" draw:name="모양59" draw:style-name="gr360"><svg:title>TexMaths</svg:title><svg:desc>12§display§V\left(X\right)=E\left[X^2\right]-\left(E\left[X\right]\right)§svg§600§FALSE§</svg:desc><draw:path draw:style-name="gr361" draw:text-style-name="P50" svg:width="4.791cm" svg:height="0.472cm" svg:x="-0.001cm" svg:y="0.021cm" svg:viewBox="0 0 4792 473" svg:d="M0 0c1597 0 3195 0 4792 0 0 157 0 316 0 473-1597 0-3195 0-4792 0 0-157 0-316 0-473z"><text:p/></draw:path><draw:path draw:style-name="gr362" draw:text-style-name="P51" svg:width="0.299cm" svg:height="0.295cm" svg:x="0.001cm" svg:y="0.082cm" svg:viewBox="0 0 300 296" svg:d="M241 48c21-34 39-35 54-36 5 0 4-5 5-7 0-4-1-5-5-5-11 0-23 1-35 1-14 0-27-1-42-1-2 0-7 0-7 7 0 5 4 5 6 5 12 1 19 6 19 14 0 6-3 11-6 16-43 69-86 137-129 207-10-75-19-149-29-224 0-7 10-13 30-13 6 0 10 0 10-8 0-4-3-4-6-4-17 0-35 1-52 1-7 0-16-1-23-1-8 0-15 0-23 0-3 0-8 0-8 7 0 5 4 5 11 5 23 0 24 5 25 14 11 87 23 173 34 260 1 8 2 10 8 10s8-3 11-8c50-79 102-159 152-240z"><text:p/></draw:path><draw:path draw:style-name="gr362" draw:text-style-name="P51" svg:width="0.096cm" svg:height="0.42cm" svg:x="0.43cm" svg:y="0.053cm" svg:viewBox="0 0 97 421" svg:d="M97 417c0-2 0-2-7-10-53-53-66-132-66-196 0-74 16-147 68-199 5-6 5-6 5-7 0-4-1-5-3-5-5 0-42 29-68 82-21 47-26 93-26 129 0 33 5 82 28 130 25 52 61 80 66 80 2 0 3-2 3-4z"><text:p/></draw:path><draw:path draw:style-name="gr362" draw:text-style-name="P51" svg:width="0.347cm" svg:height="0.285cm" svg:x="0.563cm" svg:y="0.082cm" svg:viewBox="0 0 348 286" svg:d="M193 114c-12-27-24-56-36-84-1-4-1-4-1-5 0-2 7-11 24-13 5 0 8 0 8-7 0-5-4-5-6-5-16 0-34 1-52 1-11 0-38-1-47-1-4 0-9 0-9 8 0 4 5 4 10 4 25 0 28 5 32 14 17 40 33 79 50 118-30 31-59 63-89 95-3 1-4 3-6 5-21 23-40 29-61 30-6 1-10 1-10 7 0 1 0 5 6 5 12 0 26-1 40-1 15 0 31 1 46 1 3 0 8 0 8-8 0-3-4-4-5-4-4 0-17-1-17-12 0-7 6-14 12-19 14-16 28-32 42-46 13-14 25-29 38-42 15 34 28 67 42 101 3 5 2 4 3 6 0 4-7 11-24 12-5 1-9 1-9 7 0 5 5 5 6 5 12 0 42-1 53-1s37 1 47 1c4 0 8 0 8-7 0-5-3-5-7-5-29 0-30-1-36-18-17-40-45-105-55-130 29-30 73-80 86-92 12-10 29-21 54-22 5 0 10 0 10-8-2-2 0-4-6-4-13 0-26 1-40 1-15 0-31-1-46-1-3 0-9 0-9 8 0 3 3 4 6 4 4 1 17 1 17 13 0 6-5 12-8 16-23 24-46 49-69 73z"><text:p/></draw:path><draw:path draw:style-name="gr362" draw:text-style-name="P51" svg:width="0.097cm" svg:height="0.42cm" svg:x="0.958cm" svg:y="0.053cm" svg:viewBox="0 0 98 421" svg:d="M98 211c0-33-4-84-27-132-25-51-63-79-66-79s-5 1-5 5c0 1 0 1 8 9 41 41 65 109 65 197 0 71-15 145-67 199-6 5-6 5-6 7s2 4 5 4 42-29 67-82c22-47 26-93 26-128z"><text:p/></draw:path><draw:path draw:style-name="gr362" draw:text-style-name="P51" svg:width="0.28cm" svg:height="0.099cm" svg:x="1.239cm" svg:y="0.212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305cm" svg:height="0.284cm" svg:x="1.677cm" svg:y="0.083cm" svg:viewBox="0 0 306 285" svg:d="M282 189c1-3 1-5 2-6 0-2 0-5-4-5s-5 2-6 5c-28 62-44 90-116 90-20 0-40 0-61 0-6 0-7 0-9 0-4 0-5-1-5-4 0-2 0-2 1-11 10-38 19-77 29-114 14 0 27 0 42 0 36 0 36 9 36 19 0 3 0 8-3 21-1 2-2 3-2 5s2 4 6 4 5-2 6-8c8-34 16-66 24-98 0-4-1-5-5-5-3 0-5 2-6 7-8 32-15 42-55 42-13 0-26 0-40 0 9-35 17-69 26-102 3-15 4-17 22-17 21 0 40 0 60 0 52 0 64 13 64 47 0 11 0 12-1 23 0 2-1 5-1 7 0 1 1 6 6 6 3 0 4-4 6-11 2-24 6-49 8-73 1-11-1-11-12-11-71 0-142 0-212 0-9 0-14 0-14 8 0 4 4 4 12 4 16 0 28 0 28 8 0 2 0 3-2 10-18 75-38 149-56 224-4 16-6 19-38 19-7 0-12 0-12 7 0 5 4 5 12 5 73 0 145 0 218 0 10 0 10 0 14-7 13-29 25-59 38-89z"><text:p/></draw:path><draw:path draw:style-name="gr362" draw:text-style-name="P51" svg:width="0.079cm" svg:height="0.504cm" svg:x="2.152cm" svg:y="0.011cm" svg:viewBox="0 0 80 505" svg:d="M0 505c26 0 54 0 80 0 0-6 0-11 0-17-21 0-42 0-63 0 0-158 0-314 0-471 21 0 42 0 63 0 0-6 0-11 0-17-26 0-54 0-80 0 0 168 0 336 0 505z"><text:p/></draw:path><draw:path draw:style-name="gr362" draw:text-style-name="P51" svg:width="0.346cm" svg:height="0.285cm" svg:x="2.254cm" svg:y="0.082cm" svg:viewBox="0 0 347 286" svg:d="M193 114c-12-27-24-56-36-84-1-4-1-4-2-5 0-2 7-11 25-13 5 0 8 0 8-7 0-5-4-5-6-5-18 0-36 1-54 1-9 0-36-1-46-1-3 0-8 0-8 8 0 4 4 4 10 4 25 0 28 5 31 14 17 40 34 79 51 118-30 31-59 63-89 95-3 1-4 3-6 5-21 23-41 29-63 30-4 1-8 1-8 7 0 1 0 5 5 5 13 0 26-1 39-1 16 0 33 1 48 1 3 0 8 0 8-8 0-3-4-3-5-4-5 0-17-1-17-12 0-7 6-14 11-19 14-16 29-32 43-46 13-14 25-29 38-42 15 34 28 67 42 101 2 5 2 4 3 6 0 4-9 11-25 12-4 1-9 1-9 7 0 5 5 5 7 5 12 0 41-1 53-1 11 0 36 1 47 1 2 0 8 0 8-7 0-5-4-5-8-5-28 0-29-1-36-18-17-40-44-105-54-130 29-30 73-80 86-92 12-10 28-21 53-22 6 0 10 0 10-8-1-2 0-4-5-4-13 0-28 1-40 1-15 0-32-1-46-1-4 0-9 0-9 8 0 3 3 4 5 4 4 1 17 1 17 13 0 6-5 12-9 16-22 24-44 49-67 73z"><text:p/></draw:path><draw:path draw:style-name="gr362" draw:text-style-name="P51" svg:width="0.13cm" svg:height="0.195cm" svg:x="2.641cm" svg:y="-0.001cm" svg:viewBox="0 0 131 196" svg:d="M131 143c-4 0-6 0-10 0-1 6-5 24-8 26s-25 2-29 2c-18 0-36 0-54 0 30-27 41-35 59-50 21-16 42-36 42-63 0-36-31-58-70-58-36 0-61 26-61 53 0 15 13 17 16 17 7 0 15-5 15-16 0-5-1-16-17-16 9-21 29-27 44-27 28 0 44 23 44 47 0 26-18 45-28 56-24 23-46 47-70 71-4 2-4 2-4 11 41 0 82 0 122 0 3-18 6-36 9-53z"><text:p/></draw:path><draw:path draw:style-name="gr362" draw:text-style-name="P51" svg:width="0.081cm" svg:height="0.504cm" svg:x="2.821cm" svg:y="0.011cm" svg:viewBox="0 0 82 505" svg:d="M82 505c0-169 0-337 0-505-28 0-54 0-82 0 0 6 0 11 0 17 22 0 43 0 65 0 0 157 0 313 0 471-22 0-43 0-65 0 0 6 0 11 0 17 28 0 54 0 82 0z"><text:p/></draw:path><draw:path draw:style-name="gr362" draw:text-style-name="P51" svg:width="0.257cm" svg:height="0.016cm" svg:x="3.117cm" svg:y="0.256cm" svg:viewBox="0 0 258 17" svg:d="M244 17c7 0 14 0 14-9 0-8-7-8-14-8-77 0-153 0-230 0-7 0-14 0-14 8 0 9 7 9 14 9 77 0 153 0 230 0z"><text:p/></draw:path><draw:path draw:style-name="gr362" draw:text-style-name="P51" svg:width="0.097cm" svg:height="0.42cm" svg:x="3.545cm" svg:y="0.053cm" svg:viewBox="0 0 98 421" svg:d="M98 417c0-2 0-2-7-10-53-53-66-132-66-196 0-74 16-147 67-199 6-6 6-6 6-7 0-4-2-5-4-5-4 0-42 29-68 82-21 47-26 93-26 129 0 33 5 82 28 130 25 52 62 80 66 80 2 0 4-2 4-4z"><text:p/></draw:path><draw:path draw:style-name="gr362" draw:text-style-name="P51" svg:width="0.305cm" svg:height="0.284cm" svg:x="3.683cm" svg:y="0.083cm" svg:viewBox="0 0 306 285" svg:d="M283 189c1-3 1-5 3-6 0-2 0-5-6-5-4 0-4 2-5 5-28 62-43 90-115 90-21 0-41 0-62 0-6 0-7 0-9 0-5 0-6-1-6-4 0-2 0-2 2-11 10-38 19-77 29-114 14 0 28 0 42 0 36 0 36 9 36 19 0 3 0 8-4 21-1 2-1 3-1 5s1 4 6 4c3 0 5-2 6-8 9-34 16-66 24-98 0-4-2-5-5-5s-4 2-6 7c-9 32-16 42-55 42-13 0-26 0-39 0 8-35 16-69 25-102 3-15 3-17 23-17 19 0 39 0 58 0 52 0 65 13 65 47 0 11 0 12-2 23 0 2 0 5 0 7 0 1 1 6 5 6s4-4 6-11c2-24 6-49 8-73 1-11-1-11-11-11-71 0-143 0-213 0-9 0-12 0-12 8 0 4 3 4 12 4 15 0 26 0 26 8 0 2 0 3-1 10-19 75-37 149-57 224-3 16-4 19-38 19-7 0-12 0-12 7 0 5 5 5 12 5 73 0 146 0 220 0 9 0 9 0 13-7 13-29 25-59 38-89z"><text:p/></draw:path><draw:path draw:style-name="gr362" draw:text-style-name="P51" svg:width="0.057cm" svg:height="0.42cm" svg:x="4.124cm" svg:y="0.053cm" svg:viewBox="0 0 58 421" svg:d="M58 421c0-5 0-11 0-17-14 0-28 0-41 0 0-129 0-259 0-387 13 0 27 0 41 0 0-6 0-11 0-17-20 0-39 0-58 0 0 141 0 280 0 421 19 0 38 0 58 0z"><text:p/></draw:path><draw:path draw:style-name="gr362" draw:text-style-name="P51" svg:width="0.347cm" svg:height="0.285cm" svg:x="4.202cm" svg:y="0.082cm" svg:viewBox="0 0 348 286" svg:d="M193 114c-12-27-23-56-35-84-1-4-1-4-2-5 0-2 7-11 25-13 4 0 9 0 9-7 0-5-5-5-6-5-18 0-36 1-54 1-11 0-36-1-47-1-3 0-7 0-7 8 0 4 3 4 9 4 25 0 28 5 31 14 17 40 33 79 50 118-30 31-59 63-89 95-1 1-4 3-5 5-20 23-41 29-62 30-5 1-10 1-10 7 0 1 0 5 6 5 12 0 26-1 40-1 15 0 32 1 46 1 3 0 9 0 9-8 0-3-5-4-6-4-4 0-17-1-17-12 0-7 7-14 12-19 14-16 29-32 43-46 12-14 25-29 37-42 15 34 29 67 44 101 1 5 1 4 2 6 0 4-8 11-25 12-5 1-9 1-9 7 0 5 5 5 6 5 12 0 42-1 54-1 11 0 36 1 47 1 3 0 7 0 7-7 0-5-3-5-7-5-27 0-29-1-36-18-17-40-44-105-54-130 28-30 72-80 87-92 12-10 27-21 52-22 6 0 10 0 10-8-2-2 0-4-6-4-12 0-26 1-40 1-15 0-31-1-46-1-3 0-8 0-8 8 0 3 2 4 5 4 4 1 17 1 17 13 0 6-5 12-8 16-23 24-46 49-69 73z"><text:p/></draw:path><draw:path draw:style-name="gr362" draw:text-style-name="P51" svg:width="0.057cm" svg:height="0.42cm" svg:x="4.582cm" svg:y="0.053cm" svg:viewBox="0 0 58 421" svg:d="M58 0c-20 0-39 0-58 0 0 6 0 11 0 17 13 0 28 0 41 0 0 128 0 258 0 387-13 0-28 0-41 0 0 6 0 12 0 17 19 0 38 0 58 0 0-141 0-280 0-421z"><text:p/></draw:path><draw:path draw:style-name="gr362" draw:text-style-name="P51" svg:width="0.097cm" svg:height="0.42cm" svg:x="4.714cm" svg:y="0.053cm" svg:viewBox="0 0 98 421" svg:d="M98 211c0-33-4-84-27-132-27-51-63-79-66-79s-5 1-5 5c0 1 0 1 8 9 41 41 65 109 65 197 0 71-15 145-67 199-6 5-6 5-6 7s2 4 5 4 42-29 67-82c22-47 26-93 26-128z"><text:p/></draw:path></draw:g></text:span></text:p>
      <text:p text:style-name="P34" loext:marker-style-name="T3"><text:span text:style-name="T15"/></text:p>
      <text:p text:style-name="P34" loext:marker-style-name="T3"><text:span text:style-name="T15"><draw:g text:anchor-type="as-char" svg:y="-0.639cm" draw:z-index="51" draw:name="모양60" draw:style-name="gr360"><svg:title>TexMaths</svg:title><svg:desc>12§display§E\left[X^2\right]=\int_0^sx\cdot\frac2{s^2}x^2\,dx=\left[\frac1{2s^2}x^4\right]_0^s=\frac12s^2§svg§600§FALSE§</svg:desc><draw:path draw:style-name="gr361" draw:text-style-name="P50" svg:width="8.059cm" svg:height="1.018cm" svg:x="0.005cm" svg:y="0.018cm" svg:viewBox="0 0 8060 1019" svg:d="M0 0c2687 0 5373 0 8060 0 0 339 0 680 0 1019-2687 0-5373 0-8060 0 0-339 0-680 0-1019z"><text:p/></draw:path><draw:path draw:style-name="gr362" draw:text-style-name="P51" svg:width="0.305cm" svg:height="0.286cm" svg:x="-0.001cm" svg:y="0.351cm" svg:viewBox="0 0 306 287" svg:d="M283 188c1-2 3-5 3-6-3-2 0-5-6-5-4 0-5 3-5 5-28 63-43 91-115 91-21 0-41 0-62 0-6 0-7 0-9 0-5-1-6-1-6-4 0-2 0-3 2-10 10-38 19-77 29-115 14 0 28 0 42 0 36 0 36 9 36 19 0 4 0 8-4 22-1 1-1 2-1 3 0 3 1 5 6 5 3 0 4-2 6-8 9-33 16-66 24-99 0-2-2-4-5-4s-4 2-6 7c-9 32-16 42-55 42-13 0-26 0-39 0 8-34 16-67 25-101 3-16 3-17 23-17 19 0 39 0 58 0 52 0 65 12 65 47 0 10 0 11-2 23 0 2 0 5 0 7s1 5 5 5 4-3 6-11c2-24 6-48 8-72 1-12-1-12-11-12-71 0-143 0-213 0-9 0-12 0-12 8 0 5 3 5 10 5 16 0 28 0 28 7 0 3 0 3-1 11-19 75-37 148-57 222-3 17-4 20-38 20-7 0-12 0-12 9 0 5 5 5 12 5 73 0 146 0 220 0 9 0 9 0 12-8 13-31 26-61 39-91z"><text:p/></draw:path><draw:path draw:style-name="gr362" draw:text-style-name="P51" svg:width="0.081cm" svg:height="0.504cm" svg:x="0.474cm" svg:y="0.279cm" svg:viewBox="0 0 82 505" svg:d="M0 505c28 0 54 0 82 0 0-6 0-12 0-17-22 0-44 0-65 0 0-157 0-314 0-471 21 0 43 0 65 0 0-6 0-11 0-17-28 0-54 0-82 0 0 168 0 336 0 505z"><text:p/></draw:path><draw:path draw:style-name="gr362" draw:text-style-name="P51" svg:width="0.347cm" svg:height="0.287cm" svg:x="0.576cm" svg:y="0.346cm" svg:viewBox="0 0 348 288" svg:d="M193 115c-12-27-23-56-35-84-1-3-1-3-2-6 0-2 7-11 25-12 4 0 9-1 9-8 0-5-6-5-8-5-16 0-34 1-52 1-11 0-38-1-47-1-3 0-9 0-9 8 0 5 5 5 10 5 26 0 29 4 32 13 17 40 33 78 50 118-30 32-59 63-89 96-1 1-4 2-5 5-22 21-41 28-62 30-6 0-10 0-10 8 2 1 0 5 6 5 12 0 26-1 40-1 15 0 31 1 46 1 3 0 8 0 8-9 0-4-4-4-5-4-4 0-17-2-17-14 0-7 6-13 12-19 14-15 28-31 42-45 13-15 25-28 38-41 15 33 29 67 44 101 1 4 1 4 1 6 0 3-7 10-24 12-5 0-9 1-9 8 0 5 5 5 6 5 12 0 42-1 54-1 10 0 36 1 47 1 3 0 7 0 7-9 0-4-3-4-7-4-29 0-29-2-36-18-17-40-45-106-55-131 29-30 73-79 86-91 14-11 29-21 54-22 6 0 10 0 10-8 0-1 0-5-6-5-12 0-26 1-40 1-15 0-31-1-46-1-3 0-9 0-9 8 0 3 3 5 6 5 4 0 17 1 17 13 0 6-5 11-8 15-23 25-46 49-69 74z"><text:p/></draw:path><draw:path draw:style-name="gr362" draw:text-style-name="P51" svg:width="0.13cm" svg:height="0.194cm" svg:x="0.966cm" svg:y="0.265cm" svg:viewBox="0 0 131 195" svg:d="M131 142c-4 0-7 0-11 0 0 7-4 23-7 26-3 2-25 2-30 2-18 0-36 0-54 0 31-27 42-36 59-49 22-18 43-36 43-63 0-36-31-58-70-58-36 0-61 25-61 53 0 14 12 15 16 15 7 0 15-4 15-15 0-5-2-16-18-16 10-20 30-27 43-27 30 0 46 24 46 48 0 25-19 45-28 56-24 23-48 47-72 69-2 3-2 4-2 12 41 0 80 0 121 0 4-18 6-36 10-53z"><text:p/></draw:path><draw:path draw:style-name="gr362" draw:text-style-name="P51" svg:width="0.079cm" svg:height="0.504cm" svg:x="1.146cm" svg:y="0.279cm" svg:viewBox="0 0 80 505" svg:d="M80 505c0-169 0-337 0-505-26 0-54 0-80 0 0 6 0 11 0 17 22 0 42 0 64 0 0 157 0 314 0 471-22 0-42 0-64 0 0 5 0 11 0 17 26 0 54 0 80 0z"><text:p/></draw:path><draw:path draw:style-name="gr362" draw:text-style-name="P51" svg:width="0.279cm" svg:height="0.097cm" svg:x="1.453cm" svg:y="0.482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372cm" svg:height="0.933cm" svg:x="1.898cm" svg:y="0.064cm" svg:viewBox="0 0 373 934" svg:d="M20 915c14 0 21-10 21-20 0-14-11-21-21-21s-20 6-20 22c0 20 20 38 47 38 63 0 87-98 117-220 33-134 60-267 83-402 16-89 31-174 46-228 5-20 19-74 36-74 13 0 23 7 25 9-14 0-22 10-22 21 0 13 11 20 21 20 11 0 20-6 20-22 0-21-23-38-45-38-33 0-56 46-80 132-1 5-57 216-104 490-11 64-23 135-37 193-7 30-28 110-61 110-16 0-17-6-26-10z"><text:p/></draw:path><draw:path draw:style-name="gr362" draw:text-style-name="P51" svg:width="0.117cm" svg:height="0.132cm" svg:x="2.317cm" svg:y="0.034cm" svg:viewBox="0 0 118 133" svg:d="M106 19c-8 3-12 9-12 15s6 9 9 9c4 0 15-2 15-17 0-19-22-26-40-26-46 0-54 34-54 43 0 11 6 18 11 22 7 6 12 7 32 11 7 1 25 4 25 19 0 5-2 17-15 24-11 6-25 6-29 6-12 0-29-3-36-12 10-1 17-9 17-17 0-7-6-11-12-11-9 0-17 6-17 19 0 18 19 29 47 29 55 0 65-37 65-48 0-27-30-33-41-35-3-1-10-2-12-2-11-2-16-8-16-14 0-8 5-16 12-20s18-6 23-6c6 0 22 2 28 11z"><text:p/></draw:path><draw:path draw:style-name="gr362" draw:text-style-name="P51" svg:width="0.136cm" svg:height="0.2cm" svg:x="2.124cm" svg:y="0.824cm" svg:viewBox="0 0 137 201" svg:d="M137 101c0-33-4-55-17-76-10-14-28-25-52-25-68 0-68 79-68 101 0 20 0 100 68 100 69 0 69-79 69-100zM68 193c-13 0-31-8-37-32-5-17-5-42-5-64 0-21 0-43 5-60 6-23 25-29 37-29 16 0 32 10 38 27 4 15 4 37 4 62 0 22 0 45-3 62-6 27-27 34-39 34z"><text:p/></draw:path><draw:path draw:style-name="gr362" draw:text-style-name="P51" svg:width="0.209cm" svg:height="0.19cm" svg:x="2.558cm" svg:y="0.451cm" svg:viewBox="0 0 210 191" svg:d="M130 59c2-11 12-51 40-51 3 0 14 0 22 6-12 3-20 12-20 23 0 7 4 15 15 15 10 0 23-8 23-24 0-22-24-28-38-28-26 0-40 22-45 31-11-27-33-31-45-31-45 0-69 54-69 65 0 3 5 3 6 3 3 0 4 0 5-4 14-45 42-56 56-56 9 0 23 5 23 29 0 13-7 41-23 100-6 26-21 44-39 44-3 0-12 0-22-6 11-1 21-11 21-23 0-10-10-14-16-14-13 0-24 11-24 25 0 19 22 28 40 28 28 0 43-30 44-33 6 16 20 33 46 33 43 0 68-55 68-65 0-5-5-5-6-5-4 0-5 3-5 5-14 45-43 55-56 55-17 0-23-13-23-28 0-9 2-19 7-37 5-19 10-38 15-57z"><text:p/></draw:path><draw:path draw:style-name="gr362" draw:text-style-name="P51" svg:width="0.045cm" svg:height="0.045cm" svg:x="2.917cm" svg:y="0.509cm" svg:viewBox="0 0 46 46" svg:d="M46 23c0-12-11-23-23-23s-23 11-23 23 11 23 23 23 23-11 23-23z"><text:p/></draw:path><draw:path draw:style-name="gr362" draw:text-style-name="P51" svg:width="0.167cm" svg:height="0.28cm" svg:x="3.252cm" svg:y="0.071cm" svg:viewBox="0 0 168 281" svg:d="M32 248c15-14 30-29 45-43 66-57 91-80 91-123 0-48-37-82-89-82-48 0-79 40-79 77 0 24 20 24 23 24 7 0 21-6 21-23 0-11-8-22-22-22-4 0-4 0-5 0 9-27 32-43 56-43 39 0 57 35 57 69s-21 67-45 93c-26 30-54 60-80 90-5 5-5 6-5 16 52 0 104 0 156 0 4-26 8-50 12-74-4 0-7 0-11 0-1 14-5 32-8 38-4 3-31 3-41 3-25 0-50 0-76 0z"><text:p/></draw:path><draw:path draw:style-name="gr362" draw:text-style-name="P51" svg:width="0.385cm" svg:height="0.016cm" svg:x="3.143cm" svg:y="0.519cm" svg:viewBox="0 0 386 17" svg:d="M0 0c128 0 258 0 386 0 0 6 0 11 0 17-128 0-258 0-386 0 0-6 0-11 0-17z"><text:p/></draw:path><draw:path draw:style-name="gr362" draw:text-style-name="P51" svg:width="0.155cm" svg:height="0.19cm" svg:x="3.164cm" svg:y="0.736cm" svg:viewBox="0 0 156 191" svg:d="M143 28c-11 1-19 10-19 19 0 6 2 12 12 12 8 0 20-7 20-23 0-19-19-36-50-36-57 0-72 42-72 61 0 33 31 39 44 42 22 4 43 9 43 31 0 11-9 47-60 47-6 0-38 0-48-23 16 3 27-9 27-21 0-10-8-16-16-16-11 0-24 10-24 29 0 24 24 41 61 41 67 0 84-52 84-71 0-14-8-25-13-30-11-12-23-14-42-18-16-4-32-6-32-25 0-12 10-39 48-39 10 0 31 4 37 20z"><text:p/></draw:path><draw:path draw:style-name="gr362" draw:text-style-name="P51" svg:width="0.13cm" svg:height="0.194cm" svg:x="3.359cm" svg:y="0.607cm" svg:viewBox="0 0 131 195" svg:d="M131 143c-4 0-6 0-10 0-1 6-5 22-8 26-3 1-25 1-29 1-18 0-36 0-54 0 30-26 41-34 59-49 21-17 42-36 42-63 0-36-31-58-70-58-36 0-61 25-61 53 0 15 13 17 16 17 7 0 15-5 15-16 0-6-1-16-17-16 9-21 29-27 44-27 28 0 44 23 44 47 0 25-18 45-28 56-24 24-46 47-70 71-4 2-4 2-4 10 41 0 82 0 122 0 3-18 6-34 9-52z"><text:p/></draw:path><draw:path draw:style-name="gr362" draw:text-style-name="P51" svg:width="0.209cm" svg:height="0.19cm" svg:x="3.593cm" svg:y="0.451cm" svg:viewBox="0 0 210 191" svg:d="M128 59c3-11 12-51 42-51 2 0 12 0 21 6-12 3-21 12-21 23 0 7 5 15 17 15 10 0 23-8 23-24 0-22-25-28-40-28-24 0-39 22-44 31-11-27-34-31-46-31-43 0-67 54-67 65 0 3 4 3 5 3 4 0 5 0 5-4 14-45 43-56 57-56 8 0 22 5 22 29 0 13-6 41-22 100-7 26-21 44-40 44-3 0-12 0-21-6 10-1 19-11 19-23 0-10-9-14-15-14-12 0-23 11-23 25 0 19 20 28 40 28 27 0 43-30 44-33 5 16 20 33 46 33 43 0 67-55 67-65 0-5-4-5-5-5-5 0-5 3-6 5-14 45-42 55-56 55-16 0-23-13-23-28 0-9 2-19 7-37 5-19 10-38 14-57z"><text:p/></draw:path><draw:path draw:style-name="gr362" draw:text-style-name="P51" svg:width="0.13cm" svg:height="0.194cm" svg:x="3.84cm" svg:y="0.265cm" svg:viewBox="0 0 131 195" svg:d="M131 142c-4 0-7 0-11 0 0 7-4 23-7 26-3 2-25 2-29 2-18 0-37 0-55 0 31-27 42-36 59-49 22-18 43-36 43-63 0-36-31-58-70-58-36 0-61 25-61 53 0 14 12 15 16 15 7 0 15-4 15-15 0-5-2-16-18-16 10-20 30-27 43-27 30 0 46 24 46 48 0 25-18 45-28 56-24 23-48 47-72 69-2 3-2 4-2 12 41 0 80 0 121 0 4-18 6-36 10-53z"><text:p/></draw:path><draw:path draw:style-name="gr362" draw:text-style-name="P51" svg:width="0.199cm" svg:height="0.296cm" svg:x="4.097cm" svg:y="0.345cm" svg:viewBox="0 0 200 297" svg:d="M200 5c-2-1 0-5-6-5s-45 4-52 5c-4 0-6 2-6 8 0 5 3 5 9 5 21 0 22 2 22 7 0 3-1 6-1 9-9 33-17 66-26 99-8-15-20-26-39-26-49 0-101 61-101 123 0 40 23 67 55 67 9 0 30-2 55-32 4 18 18 32 39 32 14 0 24-9 31-24 7-14 8-27 13-40 0-5-5-5-6-5-3 0-3 2-6 7-6 28-14 53-31 53-12 0-13-11-13-19 0-11 1-14 2-21 21-81 41-162 61-243zM113 242c-3 7-3 9-9 16-19 23-36 30-48 30-20 0-26-23-26-40 0-21 13-73 23-92 13-25 32-41 49-41 28 0 32 35 32 37 0 3 0 5-1 7-7 28-13 56-20 83z"><text:p/></draw:path><draw:path draw:style-name="gr362" draw:text-style-name="P51" svg:width="0.209cm" svg:height="0.19cm" svg:x="4.311cm" svg:y="0.451cm" svg:viewBox="0 0 210 191" svg:d="M128 59c3-11 12-51 42-51 2 0 12 0 21 6-12 3-21 12-21 23 0 7 5 15 17 15 9 0 23-8 23-24 0-22-25-28-40-28-24 0-39 22-44 31-11-27-34-31-46-31-43 0-67 54-67 65 0 3 4 3 5 3 4 0 5 0 5-4 14-45 43-56 56-56 9 0 23 5 23 29 0 13-7 41-23 100-6 26-20 44-39 44-3 0-12 0-21-6 10-1 19-11 19-23 0-10-9-14-15-14-12 0-23 11-23 25 0 19 20 28 40 28 27 0 43-30 44-33 5 16 20 33 46 33 43 0 67-55 67-65 0-5-4-5-5-5-5 0-5 3-6 5-14 45-42 55-56 55-16 0-23-13-23-28 0-9 2-19 7-37 5-19 10-38 14-57z"><text:p/></draw:path><draw:path draw:style-name="gr362" draw:text-style-name="P51" svg:width="0.279cm" svg:height="0.097cm" svg:x="4.681cm" svg:y="0.482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09cm" svg:height="1.008cm" svg:x="5.208cm" svg:y="0.025cm" svg:viewBox="0 0 110 1009" svg:d="M0 1009c37 0 73 0 110 0 0-8 0-16 0-23-28 0-58 0-87 0 0-322 0-642 0-963 29 0 59 0 87 0 0-7 0-16 0-23-37 0-73 0-110 0 0 336 0 673 0 1009z"><text:p/></draw:path><draw:path draw:style-name="gr362" draw:text-style-name="P51" svg:width="0.138cm" svg:height="0.28cm" svg:x="5.606cm" svg:y="0.071cm" svg:viewBox="0 0 139 281" svg:d="M86 11c0-10 0-11-9-11-27 28-64 28-77 28 0 4 0 8 0 13 8 0 34 0 55-11 0 73 0 145 0 218 0 15-1 19-39 19-5 0-9 0-14 0 0 4 0 9 0 14 15-2 52-2 69-2s54 0 68 2c0-5 0-10 0-14-5 0-8 0-13 0-38 0-40-3-40-19 0-79 0-158 0-237z"><text:p/></draw:path><draw:path draw:style-name="gr362" draw:text-style-name="P51" svg:width="0.597cm" svg:height="0.016cm" svg:x="5.376cm" svg:y="0.519cm" svg:viewBox="0 0 598 17" svg:d="M0 0c199 0 398 0 598 0 0 6 0 11 0 17-200 0-399 0-598 0 0-6 0-11 0-17z"><text:p/></draw:path><draw:path draw:style-name="gr362" draw:text-style-name="P51" svg:width="0.167cm" svg:height="0.28cm" svg:x="5.396cm" svg:y="0.644cm" svg:viewBox="0 0 168 281" svg:d="M32 248c15-14 30-29 45-43 66-59 91-81 91-123 0-48-37-82-89-82-48 0-79 38-79 76 0 24 22 24 23 24 7 0 21-5 21-23 0-11-7-22-22-22-3 0-4 0-5 1 9-27 32-43 56-43 39 0 57 34 57 69 0 33-21 67-45 93-26 30-54 60-80 90-5 5-5 5-5 16 53 0 104 0 157 0 4-26 7-50 11-74-4 0-6 0-10 0-2 12-6 32-9 38-4 3-31 3-41 3-25 0-50 0-76 0z"><text:p/></draw:path><draw:path draw:style-name="gr362" draw:text-style-name="P51" svg:width="0.154cm" svg:height="0.19cm" svg:x="5.609cm" svg:y="0.736cm" svg:viewBox="0 0 155 191" svg:d="M143 28c-12 1-21 10-21 19 0 6 4 12 14 12 8 0 19-7 19-23 0-19-18-36-51-36-55 0-70 42-70 61 0 33 31 39 43 42 21 4 43 9 43 31 0 11-10 47-60 47-6 0-38 0-48-23 16 3 26-9 26-21 0-10-6-16-15-16-11 0-23 10-23 29 0 24 24 41 60 41 68 0 84-52 84-71 0-14-7-25-12-30-12-12-24-14-43-18-15-4-31-6-31-25 0-12 9-39 46-39 11 0 32 4 39 20z"><text:p/></draw:path><draw:path draw:style-name="gr362" draw:text-style-name="P51" svg:width="0.129cm" svg:height="0.194cm" svg:x="5.803cm" svg:y="0.607cm" svg:viewBox="0 0 130 195" svg:d="M130 143c-4 0-6 0-10 0-1 6-4 22-8 26-2 1-24 1-29 1-18 0-36 0-54 0 31-26 41-34 59-49 21-17 42-36 42-63 0-36-32-58-69-58s-61 25-61 53c0 15 12 17 16 17 6 0 15-5 15-16 0-6-2-16-18-16 10-21 29-27 43-27 30 0 45 23 45 47 0 25-18 45-28 56-24 24-47 47-71 71-2 2-2 2-2 10 41 0 80 0 121 0 3-18 6-34 9-52z"><text:p/></draw:path><draw:path draw:style-name="gr362" draw:text-style-name="P51" svg:width="0.209cm" svg:height="0.19cm" svg:x="6.036cm" svg:y="0.451cm" svg:viewBox="0 0 210 191" svg:d="M128 59c3-11 12-51 42-51 3 0 12 0 22 6-12 3-20 12-20 23 0 7 4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5-42 55-55 55-17 0-24-13-24-28 0-9 2-19 7-37 5-19 10-38 14-57z"><text:p/></draw:path><draw:path draw:style-name="gr362" draw:text-style-name="P51" svg:width="0.144cm" svg:height="0.198cm" svg:x="6.276cm" svg:y="0.264cm" svg:viewBox="0 0 145 199" svg:d="M145 151c0-3 0-7 0-11-11 0-23 0-33 0 0-44 0-87 0-132 0-6 0-8-6-8-4 0-5 0-8 5-32 45-66 90-98 135 0 4 0 8 0 11 29 0 59 0 88 0 0 8 0 16 0 24 0 10 0 13-24 13-3 0-6 0-9 0 0 4 0 7 0 11 15-1 34-1 45-1 10 0 30 0 44 1 0-4 0-7 0-11-2 0-6 0-8 0-24 0-24-3-24-13 0-8 0-16 0-24 10 0 22 0 33 0zM89 32c0 36 0 72 0 108-27 0-52 0-78 0 26-36 51-72 78-108z"><text:p/></draw:path><draw:path draw:style-name="gr362" draw:text-style-name="P51" svg:width="0.111cm" svg:height="1.008cm" svg:x="6.459cm" svg:y="0.025cm" svg:viewBox="0 0 112 1009" svg:d="M88 986c-29 0-59 0-88 0 0 7 0 15 0 23 37 0 74 0 112 0 0-336 0-673 0-1009-38 0-75 0-112 0 0 7 0 16 0 23 29 0 59 0 88 0 0 321 0 641 0 963z"><text:p/></draw:path><draw:path draw:style-name="gr362" draw:text-style-name="P51" svg:width="0.117cm" svg:height="0.132cm" svg:x="6.697cm" svg:y="0cm" svg:viewBox="0 0 118 133" svg:d="M107 19c-9 1-13 9-13 15s6 8 10 8c3 0 14-1 14-17 0-19-21-25-39-25-47 0-55 34-55 43 0 11 7 18 11 22 7 6 13 7 33 11 6 1 26 4 26 19 0 5-4 15-16 24-12 6-26 6-30 6-12 0-29-3-35-12 10-1 16-9 16-17 0-7-5-11-11-11-10 0-18 6-18 19 0 18 19 29 48 29 54 0 64-37 64-49 0-26-29-32-40-34-4-1-11-2-12-2-11-2-17-8-17-16 0-6 6-14 12-18 9-6 18-6 23-6 7 0 22 2 29 11z"><text:p/></draw:path><draw:path draw:style-name="gr362" draw:text-style-name="P51" svg:width="0.136cm" svg:height="0.2cm" svg:x="6.692cm" svg:y="0.862cm" svg:viewBox="0 0 137 201" svg:d="M137 102c0-32-4-56-18-77-9-13-28-25-51-25-68 0-68 80-68 102 0 20 0 99 68 99 69 0 69-79 69-99zM68 193c-14 0-32-8-38-32-4-17-4-41-4-64 0-20 0-43 5-60 6-23 25-29 37-29 16 0 32 10 36 27 5 15 5 37 5 62 0 23 0 45-3 62-6 28-27 34-38 34z"><text:p/></draw:path><draw:path draw:style-name="gr362" draw:text-style-name="P51" svg:width="0.279cm" svg:height="0.097cm" svg:x="7.007cm" svg:y="0.482cm" svg:viewBox="0 0 280 98" svg:d="M265 17c7 0 15 0 15-9 0-8-8-8-14-8-84 0-169 0-253 0-6 0-13 0-13 8 0 9 7 9 14 9 84 0 167 0 251 0zM266 98c6 0 14 0 14-8s-8-8-15-8c-84 0-167 0-251 0-7 0-14 0-14 8s7 8 13 8c84 0 169 0 253 0z"><text:p/></draw:path><draw:path draw:style-name="gr362" draw:text-style-name="P51" svg:width="0.138cm" svg:height="0.28cm" svg:x="7.515cm" svg:y="0.071cm" svg:viewBox="0 0 139 281" svg:d="M86 11c0-10 0-11-9-11-25 28-63 28-77 28 0 4 0 8 0 13 8 0 34 0 55-11 0 73 0 145 0 218 0 15-1 19-38 19-5 0-9 0-13 0 0 4 0 9 0 14 14-2 49-2 67-2 17 0 54 0 68 2 0-5 0-10 0-14-5 0-8 0-13 0-37 0-40-3-40-19 0-79 0-158 0-237z"><text:p/></draw:path><draw:path draw:style-name="gr362" draw:text-style-name="P51" svg:width="0.21cm" svg:height="0.016cm" svg:x="7.478cm" svg:y="0.519cm" svg:viewBox="0 0 211 17" svg:d="M0 0c71 0 140 0 211 0 0 6 0 11 0 17-71 0-140 0-211 0 0-6 0-11 0-17z"><text:p/></draw:path><draw:path draw:style-name="gr362" draw:text-style-name="P51" svg:width="0.167cm" svg:height="0.28cm" svg:x="7.5cm" svg:y="0.644cm" svg:viewBox="0 0 168 281" svg:d="M32 248c15-14 30-29 45-43 66-59 91-81 91-123 0-48-38-82-90-82-47 0-78 38-78 76 0 24 20 24 22 24 7 0 22-5 22-23 0-11-8-22-22-22-4 0-5 0-6 1 10-27 33-43 57-43 39 0 57 34 57 69 0 33-22 67-45 93-26 30-54 60-80 90-5 5-5 5-5 16 52 0 104 0 156 0 4-26 8-50 12-74-4 0-7 0-11 0-2 12-5 32-9 38-3 3-30 3-40 3-25 0-50 0-76 0z"><text:p/></draw:path><draw:path draw:style-name="gr362" draw:text-style-name="P51" svg:width="0.155cm" svg:height="0.19cm" svg:x="7.761cm" svg:y="0.451cm" svg:viewBox="0 0 156 191" svg:d="M143 29c-11 0-19 9-19 18 0 6 2 12 12 12 8 0 20-6 20-23 0-19-18-36-50-36-57 0-72 42-72 61 0 33 31 40 44 42 22 4 43 9 43 31 0 11-9 47-60 47-6 0-38 0-48-23 16 3 27-9 27-21 0-10-8-16-16-16-11 0-24 10-24 29 0 24 24 41 61 41 69 0 84-52 84-71 0-14-7-25-13-30-11-12-23-14-42-18-14-4-32-6-32-25 0-12 10-39 48-39 10 0 31 4 37 21z"><text:p/></draw:path><draw:path draw:style-name="gr362" draw:text-style-name="P51" svg:width="0.13cm" svg:height="0.194cm" svg:x="7.956cm" svg:y="0.265cm" svg:viewBox="0 0 131 195" svg:d="M131 142c-4 0-6 0-10 0-1 7-5 23-8 26-3 2-25 2-29 2-18 0-36 0-54 0 30-27 41-36 59-49 21-18 42-36 42-63 0-36-31-58-70-58-36 0-61 25-61 53 0 14 13 15 16 15 7 0 15-4 15-15 0-5-1-16-17-16 9-20 29-27 44-27 28 0 44 24 44 48 0 25-18 45-28 56-24 23-46 47-70 69-4 3-4 4-4 12 41 0 82 0 122 0 3-18 6-36 9-53z"><text:p/></draw:path></draw:g></text:span></text:p>
      <text:p text:style-name="P34" loext:marker-style-name="T3"><text:span text:style-name="T15"/></text:p>
      <text:p text:style-name="P34" loext:marker-style-name="T3"><text:span text:style-name="T15"><draw:g text:anchor-type="as-char" svg:y="-0.572cm" draw:z-index="57" draw:name="모양61" draw:style-name="gr360"><svg:title>TexMaths</svg:title><svg:desc>12§display§\therefore V\left(X\right)=\frac12s^2-\frac49s^2=\frac1{18}s^2§svg§600§FALSE§</svg:desc><draw:path draw:style-name="gr361" draw:text-style-name="P50" svg:width="5.381cm" svg:height="0.823cm" svg:x="0.007cm" svg:y="0.018cm" svg:viewBox="0 0 5382 824" svg:d="M0 0c1794 0 3588 0 5382 0 0 275 0 550 0 824-1794 0-3588 0-5382 0 0-274 0-549 0-824z"><text:p/></draw:path><draw:path draw:style-name="gr362" draw:text-style-name="P51" svg:width="0.253cm" svg:height="0.227cm" svg:x="-0.001cm" svg:y="0.372cm" svg:viewBox="0 0 254 228" svg:d="M150 23c0-12-11-23-23-23s-23 11-23 23 11 23 23 23 23-10 23-23zM254 205c0-12-9-23-21-23s-23 11-23 23 11 23 23 23 21-11 21-23zM44 205c0-12-10-23-22-23s-22 11-22 23 10 23 22 23 22-11 22-23z"><text:p/></draw:path><draw:path draw:style-name="gr362" draw:text-style-name="P51" svg:width="0.299cm" svg:height="0.297cm" svg:x="0.408cm" svg:y="0.279cm" svg:viewBox="0 0 300 298" svg:d="M240 49c22-33 38-35 54-36 6 0 4-5 6-7 0-4-2-6-6-6-11 0-23 2-34 2-14 0-28-2-42-2-2 0-8 0-8 8 0 5 4 5 7 5 11 1 19 6 19 15 0 6-3 10-6 15-43 69-86 137-129 207-10-75-19-149-29-224 0-7 10-13 29-13 6 0 11 0 11-8 0-4-4-5-6-5-17 0-35 2-53 2-7 0-16-1-23-1s-16-1-23-1c-2 0-7 0-7 8 0 5 4 5 10 5 24 0 24 5 25 15 11 86 23 172 33 260 2 8 4 10 9 10 7 0 8-3 12-8 50-80 101-160 151-241z"><text:p/></draw:path><draw:path draw:style-name="gr362" draw:text-style-name="P51" svg:width="0.097cm" svg:height="0.42cm" svg:x="0.835cm" svg:y="0.254cm" svg:viewBox="0 0 98 421" svg:d="M98 418c0-2 0-3-7-10-53-53-66-133-66-197 0-74 16-147 67-200 6-5 6-5 6-7 0-3-2-4-4-4-4 0-42 29-68 82-21 46-26 93-26 129 0 33 5 83 28 131 25 52 62 79 66 79 2 0 4-1 4-3z"><text:p/></draw:path><draw:path draw:style-name="gr362" draw:text-style-name="P51" svg:width="0.346cm" svg:height="0.287cm" svg:x="0.97cm" svg:y="0.279cm" svg:viewBox="0 0 347 288" svg:d="M192 115c-12-27-23-56-35-84-1-3-1-3-2-5 0-3 7-10 25-13 4 0 8 0 8-7 0-6-4-6-6-6-18 0-36 2-54 2-9 0-36-2-46-2-3 0-8 0-8 10 0 3 4 3 10 3 25 0 28 5 31 15 17 39 34 78 51 117-30 31-59 63-89 95-3 1-4 2-6 5-21 23-41 29-63 30-4 1-8 1-8 8 0 1 0 5 5 5 13 0 26-1 39-1 16 0 33 1 48 1 3 0 8 0 8-8 0-4-4-4-5-5-5 0-17-1-17-12 0-7 6-15 11-19 14-16 29-32 43-46 13-14 25-29 38-42 15 34 28 67 42 101 2 5 2 3 3 6 0 3-9 11-25 12-4 1-9 1-9 8 0 5 5 5 7 5 11 0 41-1 53-1 11 0 36 1 47 1 2 0 8 0 8-7 0-6-4-6-8-6-28 0-29-1-36-18-17-40-44-105-54-131 29-29 72-79 86-91 12-10 28-21 53-22 6 0 10 0 10-8-1-1 0-5-5-5-13 0-28 2-41 2-15 0-31-2-47-2-2 0-7 0-7 10 0 2 3 3 5 3 4 1 17 1 17 13 0 6-5 12-9 16-22 24-45 49-68 73z"><text:p/></draw:path><draw:path draw:style-name="gr362" draw:text-style-name="P51" svg:width="0.096cm" svg:height="0.42cm" svg:x="1.365cm" svg:y="0.254cm" svg:viewBox="0 0 97 421" svg:d="M97 211c0-33-5-84-27-132-26-51-62-79-66-79-3 0-4 1-4 4 0 2 0 2 7 10 42 41 66 108 66 197 0 72-15 145-68 199-5 5-5 6-5 8s1 3 4 3c4 0 42-29 67-81 21-47 26-94 26-129z"><text:p/></draw:path><draw:path draw:style-name="gr362" draw:text-style-name="P51" svg:width="0.279cm" svg:height="0.099cm" svg:x="1.646cm" svg:y="0.414cm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362" draw:text-style-name="P51" svg:width="0.138cm" svg:height="0.28cm" svg:x="2.155cm" svg:y="0.003cm" svg:viewBox="0 0 139 281" svg:d="M86 11c0-10 0-11-9-11-27 26-63 26-77 26 0 5 0 9 0 14 8 0 34 0 55-11 0 73 0 145 0 218 0 16-1 21-38 21-5 0-10 0-15 0 0 3 0 8 0 13 16-1 52-1 69-1s54 0 68 1c0-5 0-10 0-13-5 0-8 0-13 0-38 0-40-5-40-21 0-79 0-157 0-236z"><text:p/></draw:path><draw:path draw:style-name="gr362" draw:text-style-name="P51" svg:width="0.21cm" svg:height="0.016cm" svg:x="2.117cm" svg:y="0.453cm" svg:viewBox="0 0 211 17" svg:d="M0 0c71 0 140 0 211 0 0 6 0 11 0 17-71 0-140 0-211 0 0-6 0-11 0-17z"><text:p/></draw:path><draw:path draw:style-name="gr362" draw:text-style-name="P51" svg:width="0.167cm" svg:height="0.28cm" svg:x="2.139cm" svg:y="0.575cm" svg:viewBox="0 0 168 281" svg:d="M32 248c15-14 30-28 45-43 66-57 91-80 91-122 0-49-38-83-90-83-47 0-78 40-78 77 0 24 20 24 22 24 7 0 21-6 21-23 0-11-7-22-21-22-4 0-5 0-6 0 9-27 32-43 57-43 39 0 57 35 57 70 0 33-22 66-45 92-27 30-54 60-81 90-4 5-4 6-4 16 52 0 104 0 156 0 4-25 8-49 12-73-4 0-7 0-11 0-2 13-5 31-9 37-3 3-30 3-40 3-25 0-50 0-76 0z"><text:p/></draw:path><draw:path draw:style-name="gr362" draw:text-style-name="P51" svg:width="0.154cm" svg:height="0.19cm" svg:x="2.401cm" svg:y="0.384cm" svg:viewBox="0 0 155 191" svg:d="M143 29c-12 0-21 9-21 19 0 6 4 12 14 12 8 0 19-7 19-24 0-18-18-36-49-36-57 0-72 43-72 61 0 34 31 40 43 42 23 5 44 10 44 33 0 10-9 45-60 45-6 0-38 0-48-21 16 2 27-11 27-23 0-10-8-15-16-15-11 0-24 9-24 28 0 24 24 41 60 41 68 0 85-51 85-70 0-15-8-25-13-31-11-12-24-13-42-17-16-3-32-7-32-26 0-12 10-37 48-37 9 0 31 2 37 19z"><text:p/></draw:path><draw:path draw:style-name="gr362" draw:text-style-name="P51" svg:width="0.13cm" svg:height="0.195cm" svg:x="2.595cm" svg:y="0.198cm" svg:viewBox="0 0 131 196" svg:d="M131 143c-4 0-7 0-11 0 0 6-4 24-7 26-3 1-25 1-29 1-18 0-37 0-55 0 31-26 42-34 60-49 21-17 42-36 42-63 0-36-31-58-70-58-36 0-61 25-61 53 0 15 13 17 16 17 7 0 15-5 15-16 0-6-2-16-17-16 9-21 29-27 44-27 28 0 44 23 44 47 0 25-18 45-28 56-24 24-46 47-70 71-4 2-4 2-4 11 41 0 80 0 121 0 4-18 6-36 10-53z"><text:p/></draw:path><draw:path draw:style-name="gr362" draw:text-style-name="P51" svg:width="0.257cm" svg:height="0.016cm" svg:x="2.893cm" svg:y="0.453cm" svg:viewBox="0 0 258 17" svg:d="M244 17c7 0 14 0 14-9 0-8-7-8-14-8-76 0-153 0-228 0-8 0-16 0-16 8 0 9 8 9 16 9 75 0 152 0 228 0z"><text:p/></draw:path><draw:path draw:style-name="gr362" draw:text-style-name="P51" svg:width="0.185cm" svg:height="0.285cm" svg:x="3.343cm" svg:y="0cm" svg:viewBox="0 0 186 286" svg:d="M112 216c0 12 0 24 0 36 0 16-2 20-33 20-2 0-6 0-8 0 0 4 0 9 0 14 17-2 38-2 56-2 17 0 41 0 58 2 0-5 0-10 0-14-3 0-6 0-9 0-31 0-32-4-32-20 0-12 0-24 0-36 14 0 28 0 42 0 0-5 0-10 0-13-14 0-28 0-42 0 0-64 0-129 0-192 0-9 0-11-6-11-5 0-6 0-10 5-43 66-85 132-128 198 0 3 0 8 0 13 37 0 74 0 112 0zM114 203c-35 0-68 0-103 0 35-53 68-105 103-157 0 52 0 104 0 157z"><text:p/></draw:path><draw:path draw:style-name="gr362" draw:text-style-name="P51" svg:width="0.209cm" svg:height="0.016cm" svg:x="3.331cm" svg:y="0.453cm" svg:viewBox="0 0 210 17" svg:d="M0 0c70 0 140 0 210 0 0 6 0 11 0 17-70 0-140 0-210 0 0-6 0-11 0-17z"><text:p/></draw:path><draw:path draw:style-name="gr362" draw:text-style-name="P51" svg:width="0.173cm" svg:height="0.289cm" svg:x="3.349cm" svg:y="0.575cm" svg:viewBox="0 0 174 290" svg:d="M137 148c0 3 0 8 0 13 0 98-45 117-69 117-7 0-30-1-42-14 20 0 23-13 23-20 0-14-11-20-20-20-6 0-19 4-19 21 0 29 22 45 58 45 54 0 106-57 106-147 0-114-48-143-85-143-24 0-45 8-63 26-16 20-26 38-26 69 0 53 36 95 84 95 25 0 43-18 53-42zM84 180c-6 0-26 0-40-26-7-16-7-38-7-58 0-23 0-43 10-59 11-20 26-26 42-26 19 0 32 14 39 33 6 14 8 40 8 59 0 36-15 77-52 77z"><text:p/></draw:path><draw:path draw:style-name="gr362" draw:text-style-name="P51" svg:width="0.154cm" svg:height="0.19cm" svg:x="3.614cm" svg:y="0.384cm" svg:viewBox="0 0 155 191" svg:d="M143 29c-12 0-21 9-21 19 0 6 4 12 14 12 9 0 19-7 19-24 0-18-18-36-51-36-55 0-70 43-70 61 0 34 31 40 43 42 21 5 44 10 44 33 0 10-9 45-61 45-5 0-37 0-48-21 17 2 28-11 28-23 0-10-8-15-16-15-12 0-24 9-24 28 0 24 24 41 60 41 68 0 85-51 85-70 0-15-8-25-13-31-12-12-24-13-42-17-16-3-32-7-32-26 0-12 9-37 46-37 11 0 33 2 39 19z"><text:p/></draw:path><draw:path draw:style-name="gr362" draw:text-style-name="P51" svg:width="0.13cm" svg:height="0.195cm" svg:x="3.809cm" svg:y="0.198cm" svg:viewBox="0 0 131 196" svg:d="M131 143c-4 0-7 0-11 0-1 6-4 24-7 26-3 1-25 1-30 1-18 0-36 0-54 0 31-26 42-34 59-49 22-17 43-36 43-63 0-36-33-58-70-58s-61 25-61 53c0 15 12 17 16 17 7 0 15-5 15-16 0-6-2-16-18-16 10-21 30-27 43-27 30 0 46 23 46 47 0 25-19 45-28 56-24 24-48 47-72 71-2 2-2 2-2 11 41 0 80 0 121 0 4-18 6-36 10-53z"><text:p/></draw:path><draw:path draw:style-name="gr362" draw:text-style-name="P51" svg:width="0.28cm" svg:height="0.099cm" svg:x="4.12cm" svg:y="0.414cm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362" draw:text-style-name="P51" svg:width="0.138cm" svg:height="0.28cm" svg:x="4.735cm" svg:y="0.003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362" draw:text-style-name="P51" svg:width="0.42cm" svg:height="0.016cm" svg:x="4.592cm" svg:y="0.453cm" svg:viewBox="0 0 421 17" svg:d="M0 0c140 0 281 0 421 0 0 6 0 11 0 17-140 0-281 0-421 0 0-6 0-11 0-17z"><text:p/></draw:path><draw:path draw:style-name="gr362" draw:text-style-name="P51" svg:width="0.138cm" svg:height="0.28cm" svg:x="4.63cm" svg:y="0.575cm" svg:viewBox="0 0 139 281" svg:d="M86 12c0-11 0-12-9-12-27 28-64 28-77 28 0 4 0 8 0 13 8 0 34 0 55-11 0 73 0 145 0 218 0 15-1 20-39 20-5 0-9 0-14 0 0 3 0 8 0 13 15-1 52-1 69-1s53 0 68 1c0-5 0-10 0-13-5 0-8 0-13 0-38 0-40-4-40-20 0-79 0-157 0-236z"><text:p/></draw:path><draw:path draw:style-name="gr362" draw:text-style-name="P51" svg:width="0.174cm" svg:height="0.289cm" svg:x="4.821cm" svg:y="0.575cm" svg:viewBox="0 0 175 290" svg:d="M52 89c-21-13-22-28-22-35 0-25 28-43 58-43s57 21 57 53c0 24-17 44-42 58-17-10-35-22-51-33zM113 128c30-15 50-37 50-64 0-40-37-64-75-64-42 0-77 31-77 71 0 7 1 26 19 47 5 4 20 15 31 22-25 12-61 35-61 77 0 45 43 73 88 73 46 0 87-34 87-80 0-14-5-34-20-52-9-8-16-13-42-30zM71 146c17 11 35 22 51 33 12 8 32 20 32 47 0 31-32 52-66 52-36 0-66-26-66-61 0-24 13-51 49-71z"><text:p/></draw:path><draw:path draw:style-name="gr362" draw:text-style-name="P51" svg:width="0.155cm" svg:height="0.19cm" svg:x="5.086cm" svg:y="0.384cm" svg:viewBox="0 0 156 191" svg:d="M143 29c-11 0-19 9-19 19 0 6 3 12 13 12 8 0 19-7 19-24 0-18-18-36-50-36-57 0-72 43-72 61 0 34 31 40 44 42 22 5 43 10 43 33 0 10-9 45-60 45-6 0-38 0-48-21 16 2 27-11 27-23 0-10-8-15-16-15-11 0-24 9-24 28 0 24 24 41 61 41 69 0 84-51 84-70 0-15-7-25-13-31-11-12-23-13-42-17-14-3-31-7-31-26 0-12 9-37 47-37 10 0 31 2 37 19z"><text:p/></draw:path><draw:path draw:style-name="gr362" draw:text-style-name="P51" svg:width="0.13cm" svg:height="0.195cm" svg:x="5.28cm" svg:y="0.198cm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6 9-53z"><text:p/></draw:path></draw:g></text:span></text:p>
      <text:p text:style-name="P27" loext:marker-style-name="T4"><text:span text:style-name="T4">Problem </text:span><text:span text:style-name="T5">7</text:span></text:p>
      <text:p text:style-name="P11"/>
      <text:p text:style-name="P36" loext:marker-style-name="T4"><text:span text:style-name="T12">Part (</text:span><text:span text:style-name="T14">a</text:span><text:span text:style-name="T12">)</text:span></text:p>
      <text:p text:style-name="P36" loext:marker-style-name="T4"><text:span text:style-name="T12"/></text:p>
      <text:p text:style-name="P28" loext:marker-style-name="T3"><text:span text:style-name="T8">Answer:</text:span><text:span text:style-name="T3"> </text:span></text:p>
      <text:p text:style-name="P21" loext:marker-style-name="T3"/>
      <table:table table:name="표12" table:style-name="표12">
        <table:table-column table:style-name="표12.A"/>
        <table:table-row table:style-name="표12.1">
          <table:table-cell table:style-name="표12.A1" office:value-type="string">
            <text:p text:style-name="P30" loext:marker-style-name="T3"><draw:g text:anchor-type="as-char" svg:y="-0.572cm" draw:z-index="61" draw:name="모양62" draw:style-name="gr360"><svg:title>TexMaths</svg:title><svg:desc>12§display§\frac4W§svg§600§FALSE§</svg:desc><draw:path draw:style-name="gr361" draw:text-style-name="P50" svg:width="0.411cm" svg:height="0.823cm" svg:x="0.022cm" svg:y="0.019cm" svg:viewBox="0 0 412 824" svg:d="M0 0c137 0 275 0 412 0 0 275 0 550 0 824-137 0-275 0-412 0 0-274 0-549 0-824z"><text:p/></draw:path><draw:path draw:style-name="gr362" draw:text-style-name="P51" svg:width="0.186cm" svg:height="0.285cm" svg:x="0.134cm" svg:y="0.001cm" svg:viewBox="0 0 187 286" svg:d="M112 216c0 12 0 24 0 36 0 16 0 20-32 20-3 0-6 0-9 0 0 4 0 9 0 14 18-2 39-2 57-2 17 0 40 0 57 2 0-5 0-10 0-14-4 0-6 0-9 0-31 0-32-4-32-20 0-12 0-24 0-36 14 0 29 0 43 0 0-5 0-10 0-13-14 0-29 0-43 0 0-64 0-129 0-192 0-9 0-11-6-11-4 0-5 0-8 5-44 66-87 132-130 198 0 3 0 8 0 13 37 0 74 0 112 0zM115 203c-35 0-68 0-103 0 35-53 68-105 103-157 0 52 0 104 0 157z"><text:p/></draw:path><draw:path draw:style-name="gr362" draw:text-style-name="P51" svg:width="0.454cm" svg:height="0.016cm" svg:x="0cm" svg:y="0.455cm" svg:viewBox="0 0 455 17" svg:d="M0 0c151 0 304 0 455 0 0 6 0 11 0 17-151 0-304 0-455 0 0-6 0-11 0-17z"><text:p/></draw:path><draw:path draw:style-name="gr362" draw:text-style-name="P51" svg:width="0.417cm" svg:height="0.297cm" svg:x="0.023cm" svg:y="0.57cm" svg:viewBox="0 0 418 298" svg:d="M362 49c10-18 21-33 47-36 4 0 9 0 9-8 0-1-3-5-6-5-10 0-22 1-33 1-14 0-30-1-43-1-2 0-8 0-8 8 0 5 3 5 7 5 9 1 24 4 24 17 0 5-3 8-5 14-37 66-76 132-114 198-5-69-10-139-14-208 0-9-2-20 28-21 6 0 11 0 11-8 0-4-5-5-6-5-17 0-33 1-50 1-10 0-35-1-45-1-2 0-8 0-8 8 0 5 5 5 11 5 18 0 21 3 21 11 2 11 3 22 4 32-36 63-72 124-107 186-6-72-11-142-17-213 0-5 0-15 33-16 5 0 8 0 8-8 0-5-3-4-5-5-16 0-34 1-52 1-15 0-29-1-44-1-2 0-8 0-8 8 0 5 4 5 11 5 21 0 21 4 23 16 6 86 12 171 18 258 1 7 1 11 7 11 5 0 6-3 9-9 41-72 83-144 125-215 5 71 10 142 16 213 0 8 1 11 6 11 6 0 8-5 11-9 45-80 91-159 136-240z"><text:p/></draw:path></draw:g></text:p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1" loext:marker-style-name="T3"/>
      <text:p text:style-name="P40" loext:marker-style-name="T3"><text:span text:style-name="T20">Because the fly has the same probability of landing at every point, the probability is </text:span><text:span text:style-name="T20"><draw:g text:anchor-type="as-char" svg:y="-0.282cm" draw:z-index="60" draw:name="모양63" draw:style-name="gr360"><svg:title>TexMaths</svg:title><svg:desc>12§display§4§svg§600§FALSE§</svg:desc><draw:path draw:style-name="gr361" draw:text-style-name="P50" svg:width="0.152cm" svg:height="0.238cm" svg:x="0.01cm" svg:y="0.021cm" svg:viewBox="0 0 153 239" svg:d="M0 0c51 0 102 0 153 0 0 80 0 159 0 239-51 0-102 0-153 0 0-80 0-159 0-239z"><text:p/></draw:path><draw:path draw:style-name="gr362" draw:text-style-name="P51" svg:width="0.183cm" svg:height="0.281cm" svg:x="0.001cm" svg:y="0cm" svg:viewBox="0 0 184 282" svg:d="M110 213c0 13 0 25 0 37 0 14-1 19-31 19-4 0-6 0-8 0 0 4 0 8 0 13 16-1 38-1 55-1s40 0 57 1c0-5 0-9 0-13-2 0-6 0-8 0-32 0-33-5-33-19 0-12 0-24 0-37 15 0 28 0 42 0 0-4 0-9 0-14-14 0-27 0-42 0 0-62 0-125 0-188 0-9 0-11-7-11-4 0-5 0-8 5-42 64-85 130-127 194 0 5 0 10 0 14 37 0 74 0 110 0zM112 199c-33 0-67 0-100 0 33-51 67-102 100-154 0 52 0 103 0 154z"><text:p/></draw:path></draw:g></text:span><text:span text:style-name="T20"><text:s/>for left-and-right diameters divided by </text:span><text:span text:style-name="T20"><draw:g text:anchor-type="as-char" svg:y="-0.295cm" draw:z-index="59" draw:name="모양64" draw:style-name="gr360"><svg:title>TexMaths</svg:title><svg:desc>12§display§W§svg§600§FALSE§</svg:desc><draw:path draw:style-name="gr361" draw:text-style-name="P50" svg:width="0.394cm" svg:height="0.251cm" svg:x="0.001cm" svg:y="0.019cm" svg:viewBox="0 0 395 252" svg:d="M0 0c132 0 264 0 395 0 0 84 0 168 0 252-131 0-263 0-395 0 0-84 0-168 0-252z"><text:p/></draw:path><draw:path draw:style-name="gr362" draw:text-style-name="P51" svg:width="0.415cm" svg:height="0.295cm" svg:x="0.002cm" svg:y="0cm" svg:viewBox="0 0 416 296" svg:d="M361 49c10-19 20-33 46-36 4 0 9 0 9-8 0-3-2-5-5-5-11 0-22 1-32 1-15 0-30-1-45-1-2 0-7 0-7 8 0 5 4 5 6 5 10 0 25 4 25 17 0 4-2 7-6 13-37 66-74 131-112 197-5-69-10-138-16-208-1-8-1-19 29-19 7 0 12 0 12-8 0-5-5-5-7-5-17 0-34 1-50 1-9 0-34-1-44-1-2 0-8 0-8 8 0 5 5 5 11 5 17 0 20 3 21 11 0 11 1 22 2 32-35 62-70 123-105 184-6-71-12-141-17-212 0-5 0-15 33-15 3 0 8 0 8-8 0-5-5-5-6-5-17 0-34 1-51 1-15 0-30-1-44-1-2 0-8 0-8 8 0 5 4 5 11 5 21 0 21 4 23 16 6 85 12 170 18 256 1 7 1 11 7 11 4 0 6-3 9-9 41-71 82-143 124-214 4 71 9 141 15 212 1 8 3 11 7 11 5 0 8-5 9-9 47-79 92-158 138-238z"><text:p/></draw:path></draw:g></text:span><text:span text:style-name="T20">.</text:span></text:p>
      <text:p text:style-name="P41" loext:marker-style-name="T3"><text:span text:style-name="T12">Part (</text:span><text:span text:style-name="T14">b</text:span><text:span text:style-name="T12">)</text:span></text:p>
      <text:p text:style-name="P36" loext:marker-style-name="T4"><text:span text:style-name="T12"/></text:p>
      <text:p text:style-name="P36" loext:marker-style-name="T3"><text:span text:style-name="T8">Answer:</text:span><text:span text:style-name="T3"> </text:span></text:p>
      <text:p text:style-name="P22" loext:marker-style-name="T3"/>
      <table:table table:name="표5" table:style-name="표5">
        <table:table-column table:style-name="표5.A"/>
        <table:table-row table:style-name="표5.1">
          <table:table-cell table:style-name="표5.A1" office:value-type="string">
            <text:p text:style-name="P31" loext:marker-style-name="T3"/>
            <text:p text:style-name="P31" loext:marker-style-name="T3"><draw:g text:anchor-type="as-char" svg:y="-0.474cm" draw:z-index="69" draw:name="모양65" draw:style-name="gr360"><svg:title>TexMaths</svg:title><svg:desc>12§display§F_X\left(x\right)=\frac xW§svg§600§FALSE§</svg:desc><draw:path draw:style-name="gr361" draw:text-style-name="P50" svg:width="2.254cm" svg:height="0.723cm" svg:x="0.005cm" svg:y="0.021cm" svg:viewBox="0 0 2255 724" svg:d="M0 0c752 0 1503 0 2255 0 0 241 0 483 0 724-752 0-1503 0-2255 0 0-241 0-483 0-724z"><text:p/></draw:path><draw:path draw:style-name="gr362" draw:text-style-name="P51" svg:width="0.299cm" svg:height="0.285cm" svg:x="-0.001cm" svg:y="0.184cm" svg:viewBox="0 0 300 286" svg:d="M112 149c14 0 27 0 42 0 31 0 34 7 34 19 0 3 0 8-3 20 0 3-1 3-1 5 0 4 2 6 4 6 5 0 5-2 8-10 7-31 15-61 22-91 1-5 1-6 1-7-1-1-1-4-4-4-5 0-5 2-6 9-10 32-19 41-55 41-14 0-26 0-39 0 10-36 18-72 28-108 3-15 3-16 23-16 18 0 37 0 55 0 51 0 61 13 61 46 0 9 0 12-1 22 0 6 0 8 0 9s1 5 4 5c5 0 5-3 6-11 3-24 6-49 9-73 1-11-1-11-12-11-69 0-138 0-206 0-9 0-12 0-12 8 0 5 3 5 10 5 16 0 28 0 28 7 0 2 0 3-1 11-19 74-37 148-57 222-3 17-4 20-38 20-7 0-12 0-12 7 0 6 6 6 7 6 12 0 43-2 55-2 15 0 50 2 63 2 5 0 9 0 9-8 0-4-1-4-2-5-1 0-2 0-12 0s-12 0-22-1c-13-1-14-2-14-8 0-2 0-4 2-10 9-36 17-71 26-105z"><text:p/></draw:path><draw:path draw:style-name="gr362" draw:text-style-name="P51" svg:width="0.259cm" svg:height="0.2cm" svg:x="0.269cm" svg:y="0.333cm" svg:viewBox="0 0 260 201" svg:d="M150 89c10-10 18-18 28-28 38-37 49-49 75-50 4 0 7 0 7-6 0-4-2-5-3-5-9 0-20 1-28 1s-26-1-35-1c-2 0-6 1-6 7 2 1 0 4 5 4 3 0 10 1 10 7 0 5-4 10-7 12s-40 40-51 50c-9-19-20-38-30-57 0-1-1-4-1-5s6-6 16-7c2 0 6 0 6-6-2-1 0-5-5-5-6 0-15 1-21 1-7 0-12 0-19 0-5 0-12 0-17 0-4 0-10-1-15-1-3 0-6 0-6 7 0 4 3 4 8 4 17 0 18 3 22 9 13 27 27 54 41 81-6 6-11 10-17 16-5 6-19 20-24 24-36 36-48 48-76 50-3 1-7 1-7 7 0 1 1 3 5 3 8 0 18-1 27-1 5 0 12 0 17 0 5 1 12 1 17 1 1 0 6 0 6-6 0-3-4-4-5-4-3 0-9-2-9-8 0-4 3-8 10-14 21-20 40-40 60-59 12 23 24 46 36 70 2 2 2 2 2 3 0 3-5 8-16 8-2 1-6 1-6 7 1 1 0 3 5 3 6 0 13-1 19-1s13 0 19 0c5 0 12 0 18 0 5 1 11 1 16 1 1 0 6 0 6-6 0-4-4-4-9-4-16 0-18-3-21-9-16-31-31-62-47-93z"><text:p/></draw:path><draw:path draw:style-name="gr362" draw:text-style-name="P51" svg:width="0.097cm" svg:height="0.418cm" svg:x="0.686cm" svg:y="0.154cm" svg:viewBox="0 0 98 419" svg:d="M98 416c0-1 0-3-7-10-53-51-66-130-66-195 0-73 16-146 67-199 6-5 6-6 6-7 0-4-1-5-4-5-4 0-42 29-66 83-22 45-28 92-28 128 0 32 5 84 29 131 25 50 61 77 65 77 3 0 4-1 4-3z"><text:p/></draw:path><draw:path draw:style-name="gr362" draw:text-style-name="P51" svg:width="0.209cm" svg:height="0.19cm" svg:x="0.82cm" svg:y="0.286cm" svg:viewBox="0 0 210 191" svg:d="M130 60c2-12 12-50 40-50 3 0 14 0 22 6-12 1-20 12-20 22 0 6 4 15 15 15 10 0 23-7 23-24 0-23-24-29-38-29-26 0-40 23-45 32-11-27-33-32-45-32-45 0-69 55-69 65 0 5 5 5 6 5 3 0 4-2 5-5 14-45 42-55 56-55 9 0 23 3 23 28 0 14-7 41-23 100-6 26-21 44-39 44-3 0-12 0-22-6 11-2 21-11 21-23 0-10-10-14-16-14-13 0-24 11-24 24 0 19 22 28 40 28 28 0 43-29 44-32 6 16 20 32 46 32 44 0 68-54 68-65 0-4-5-4-6-4-4 0-5 1-5 5-14 44-43 55-56 55-17 0-23-14-23-27 0-10 2-20 7-38 5-19 10-38 15-57z"><text:p/></draw:path><draw:path draw:style-name="gr362" draw:text-style-name="P51" svg:width="0.097cm" svg:height="0.418cm" svg:x="1.074cm" svg:y="0.154cm" svg:viewBox="0 0 98 419" svg:d="M98 211c0-34-4-84-28-132-26-51-62-79-65-79s-5 2-5 5c0 1 0 2 8 9 41 42 65 108 65 197 0 72-15 146-67 198-6 4-6 6-6 7 0 2 2 3 5 3s42-28 66-80c21-47 27-93 27-128z"><text:p/></draw:path><draw:path draw:style-name="gr362" draw:text-style-name="P51" svg:width="0.28cm" svg:height="0.097cm" svg:x="1.353cm" svg:y="0.318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62" draw:text-style-name="P51" svg:width="0.209cm" svg:height="0.19cm" svg:x="1.944cm" svg:y="0cm" svg:viewBox="0 0 210 191" svg:d="M130 59c2-11 12-49 40-49 3 0 14 0 22 4-12 3-20 14-20 23 0 7 4 16 15 16 10 0 23-9 23-25 0-22-24-28-38-28-26 0-40 23-45 32-11-27-33-32-45-32-45 0-69 54-69 65 0 5 5 5 6 5 3 0 4-2 5-5 14-46 42-55 56-55 9 0 23 3 23 27 0 13-7 42-23 101-6 26-21 43-39 43-3 0-12 0-22-5 11-2 21-11 21-23s-10-15-16-15c-13 0-24 12-24 25 0 19 22 28 40 28 28 0 43-30 44-33 6 16 20 33 46 33 44 0 68-54 68-65 0-5-5-5-6-5-4 0-5 2-5 5-14 45-43 55-56 55-17 0-23-13-23-28 0-9 2-18 7-37s10-38 15-57z"><text:p/></draw:path><draw:path draw:style-name="gr362" draw:text-style-name="P51" svg:width="0.456cm" svg:height="0.016cm" svg:x="1.824cm" svg:y="0.357cm" svg:viewBox="0 0 457 17" svg:d="M0 0c152 0 305 0 457 0 0 6 0 11 0 17-152 0-305 0-457 0 0-6 0-11 0-17z"><text:p/></draw:path><draw:path draw:style-name="gr362" draw:text-style-name="P51" svg:width="0.418cm" svg:height="0.295cm" svg:x="1.848cm" svg:y="0.472cm" svg:viewBox="0 0 419 296" svg:d="M363 48c10-18 21-34 47-36 4 0 9 0 9-8 0-2-3-4-6-4-10 0-22 1-33 1-14 0-30-1-43-1-2 0-8 0-8 7 0 5 3 5 6 5 10 1 25 5 25 17 0 5-3 8-5 14-38 66-76 132-114 198-5-70-11-139-16-209-1-8-1-19 29-20 7 0 12 0 12-8 0-4-5-4-7-4-17 0-34 1-50 1-10 0-35-1-45-1-2 0-8 0-8 8 0 4 5 4 10 4 19 0 21 4 22 11 2 11 2 21 3 32-36 62-71 124-107 186-5-72-11-143-16-213 0-5 0-15 33-16 3 0 8 0 8-8 0-4-5-4-6-4-17 0-35 1-51 1-15 0-30-1-45-1-2 0-7 0-7 7 0 5 4 5 10 5 21 0 21 5 22 16 6 86 14 171 20 257 0 7 1 11 7 11 5 0 6-2 9-8 41-72 83-144 124-215 5 71 11 142 16 212 1 9 2 11 7 11 4 0 8-5 9-8 47-81 93-160 139-240z"><text:p/></draw:path></draw:g></text:p>
            <text:p text:style-name="P31" loext:marker-style-name="T3"/>
            <text:p text:style-name="P31" loext:marker-style-name="T3"><draw:g text:anchor-type="as-char" svg:y="-0.566cm" draw:z-index="70" draw:name="모양66" draw:style-name="gr360"><svg:title>TexMaths</svg:title><svg:desc>12§display§f_X\left(x\right)=\frac1W§svg§600§FALSE§</svg:desc><draw:path draw:style-name="gr361" draw:text-style-name="P50" svg:width="2.19cm" svg:height="0.82cm" svg:x="-0.001cm" svg:y="0.02cm" svg:viewBox="0 0 2191 821" svg:d="M0 0c731 0 1460 0 2191 0 0 274 0 547 0 821-731 0-1460 0-2191 0 0-274 0-547 0-821z"><text:p/></draw:path><draw:path draw:style-name="gr362" draw:text-style-name="P51" svg:width="0.209cm" svg:height="0.382cm" svg:x="0cm" svg:y="0.268cm" svg:viewBox="0 0 210 383" svg:d="M132 129c12 0 24 0 36 0 8 0 13 0 13-9 0-5-5-5-12-5-12 0-23 0-35 0 4-15 6-32 10-48 1-8 7-38 10-43 3-8 10-14 20-14 1 0 12 0 20 7-19 1-22 17-22 23 0 9 7 14 15 14 11 0 23-10 23-25 0-19-19-29-36-29-14 0-42 7-54 49-2 9-4 13-14 66-10 0-20 0-29 0s-12 0-12 9c0 5 3 5 11 5 9 0 19 0 28 0-10 55-21 110-32 167-7 40-14 79-36 79-2 0-12 0-20-9 19-1 22-15 22-22 0-10-7-15-15-15-11 0-23 10-23 25 0 20 18 29 36 29 23 0 40-24 47-41 14-26 24-76 24-80 8-45 17-89 25-133z"><text:p/></draw:path><draw:path draw:style-name="gr362" draw:text-style-name="P51" svg:width="0.261cm" svg:height="0.201cm" svg:x="0.198cm" svg:y="0.427cm" svg:viewBox="0 0 262 202" svg:d="M150 89c10-10 18-18 28-28 38-37 49-49 75-50 5 0 9 0 9-6 0-4-4-5-5-5-9 0-19 1-28 1-7 0-26-1-33-1-3 0-6 1-6 7 1 1 0 4 3 4 4 0 11 1 11 7 0 5-5 10-7 12-3 2-41 38-52 50-9-19-20-38-30-57 0-1-1-4-1-5 0-2 6-6 16-7 2 0 6 0 6-6 0-1 0-5-5-5-6 0-13 1-19 1s-14 0-20 0c-4 0-12 0-18 0-4 0-10-1-15-1-1 0-6 0-6 7 0 4 3 4 8 4 17 0 18 3 22 8 13 28 27 54 41 82-5 6-11 11-16 17-6 5-20 18-25 24-36 36-48 48-75 49-4 0-8 0-8 7 0 1 1 4 5 4 8 0 18-1 27-1 5 0 12 0 17 0 6 0 12 1 17 1 2 0 6 0 6-6 0-5-2-5-5-5-2 0-9-1-9-7 0-5 4-9 10-16 21-19 40-38 60-57 12 22 24 45 36 69 2 3 2 3 2 4s-5 6-16 7c-2 0-6 0-6 7 1 1 0 4 5 4 6 0 12-1 19-1 6 0 13 0 19 0s12 0 18 0c5 0 11 1 16 1 1 0 6 0 6-6 0-5-4-5-9-5-16 0-18-4-21-8-16-32-31-63-47-94z"><text:p/></draw:path><draw:path draw:style-name="gr362" draw:text-style-name="P51" svg:width="0.096cm" svg:height="0.421cm" svg:x="0.617cm" svg:y="0.25cm" svg:viewBox="0 0 97 422" svg:d="M97 418c0-1 0-2-7-9-53-53-66-134-66-198 0-73 16-147 67-199 6-6 6-6 6-7 0-4-1-5-3-5-5 0-44 29-68 83-21 46-26 92-26 128 0 33 4 83 28 131 25 52 61 80 66 80 2 0 3-1 3-4z"><text:p/></draw:path><draw:path draw:style-name="gr362" draw:text-style-name="P51" svg:width="0.208cm" svg:height="0.19cm" svg:x="0.751cm" svg:y="0.378cm" svg:viewBox="0 0 209 191" svg:d="M128 59c3-11 12-49 41-49 3 0 13 0 22 6-12 1-21 12-21 21 0 7 5 16 17 16 9 0 22-9 22-25 0-22-24-28-39-28-25 0-39 23-44 32-11-27-34-32-46-32-44 0-68 55-68 65 0 5 5 5 6 5 2 0 5-2 5-5 14-45 42-55 56-55 9 0 23 3 23 27 0 13-7 42-23 101-6 27-21 43-39 43-3 0-12 0-22-4 11-3 20-11 20-23s-9-15-15-15c-13 0-23 11-23 24 0 20 20 28 40 28 27 0 42-29 43-31 6 15 20 31 45 31 45 0 69-54 69-65 0-3-5-3-6-3-4 0-4 1-5 4-14 45-43 54-56 54-17 0-23-13-23-27 0-9 2-18 7-37 5-20 10-39 14-58z"><text:p/></draw:path><draw:path draw:style-name="gr362" draw:text-style-name="P51" svg:width="0.097cm" svg:height="0.421cm" svg:x="1.003cm" svg:y="0.25cm" svg:viewBox="0 0 98 422" svg:d="M98 211c0-33-4-84-28-132-26-51-62-79-65-79s-5 2-5 5c0 1 0 1 8 9 41 41 65 109 65 197 0 73-15 146-67 200-6 5-6 6-6 7 0 3 2 4 5 4s42-29 67-82c20-47 26-94 26-129z"><text:p/></draw:path><draw:path draw:style-name="gr362" draw:text-style-name="P51" svg:width="0.28cm" svg:height="0.098cm" svg:x="1.283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62" draw:text-style-name="P51" svg:width="0.138cm" svg:height="0.28cm" svg:x="1.915cm" svg:y="-0.001cm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362" draw:text-style-name="P51" svg:width="0.456cm" svg:height="0.016cm" svg:x="1.754cm" svg:y="0.45cm" svg:viewBox="0 0 457 17" svg:d="M0 0c152 0 305 0 457 0 0 6 0 11 0 17-152 0-305 0-457 0 0-6 0-11 0-17z"><text:p/></draw:path><draw:path draw:style-name="gr362" draw:text-style-name="P51" svg:width="0.417cm" svg:height="0.297cm" svg:x="1.778cm" svg:y="0.565cm" svg:viewBox="0 0 418 298" svg:d="M362 49c11-18 22-33 48-36 4 0 8 0 8-8 0-1-2-5-5-5-10 0-22 1-33 1-14 0-30-1-43-1-3 0-8 0-8 8 0 5 3 5 6 5 11 1 25 4 25 17 0 5-2 8-6 14-38 67-76 133-114 199-5-70-11-140-16-209 0-9-1-20 30-21 8 0 12 0 12-8 0-4-4-5-7-5-17 0-35 1-51 1-10 0-34-1-44-1-3 0-8 0-8 8 0 5 4 5 10 5 19 0 21 3 22 11 2 11 2 22 3 32-36 63-71 124-107 187-5-72-11-143-16-214 0-5 0-15 33-16 3 0 8 0 8-8 0-5-5-5-6-5-17 0-35 1-51 1s-30-1-45-1c-2 0-7 0-7 8 0 5 4 5 10 5 21 0 21 4 22 16 6 86 14 172 20 258 0 7 0 11 6 11s7-2 10-10c41-72 83-143 124-215 5 71 11 142 16 214 1 9 1 11 7 11 5 0 7-5 9-8 46-81 93-160 138-241z"><text:p/></draw:path></draw:g></text:p>
            <text:p text:style-name="P31" loext:marker-style-name="T3"/>
            <text:p text:style-name="P31" loext:marker-style-name="T3"><draw:g text:anchor-type="as-char" svg:y="-0.572cm" draw:z-index="71" draw:name="모양67" draw:style-name="gr360"><svg:title>TexMaths</svg:title><svg:desc>12§display§E\left[X\right]=\frac{0+W}2=\frac W2§svg§600§FALSE§</svg:desc><draw:path draw:style-name="gr361" draw:text-style-name="P50" svg:width="3.892cm" svg:height="0.816cm" svg:x="0.004cm" svg:y="0.021cm" svg:viewBox="0 0 3893 817" svg:d="M0 0c1298 0 2595 0 3893 0 0 272 0 545 0 817-1298 0-2595 0-3893 0 0-272 0-545 0-817z"><text:p/></draw:path><draw:path draw:style-name="gr362" draw:text-style-name="P51" svg:width="0.304cm" svg:height="0.284cm" svg:x="-0.001cm" svg:y="0.287cm" svg:viewBox="0 0 305 285" svg:d="M282 187c1-1 2-5 2-6-1-1 0-3-4-3-5 0-5 2-6 4-28 63-44 90-116 90-20 0-40 0-61 0-6 0-7 0-9 0-5 0-6-1-6-5 0-1 0-1 2-9 10-38 19-77 29-114 14 0 27 0 42 0 36 0 36 8 36 19 0 3 0 7-4 21 0 2-1 3-1 4 0 3 2 5 6 5s5-2 6-8c8-34 16-66 24-99 0-3-2-4-5-4s-5 2-6 7c-8 32-17 42-55 42-13 0-26 0-40 0 9-34 17-69 26-102 3-15 3-17 22-17 20 0 40 0 59 0 52 0 65 13 65 47 0 11 0 12-2 23 0 2 0 4 0 7 0 1 1 6 4 6 5 0 6-4 6-11 3-24 6-49 9-73 1-11 0-11-11-11-71 0-143 0-214 0-8 0-12 0-12 8 0 4 4 4 12 4 16 0 28 0 28 8 0 2 0 3-2 10-20 74-38 149-57 223-3 16-5 19-38 19-7 0-11 0-11 9 0 4 4 4 11 4 73 0 146 0 219 0 10 0 10 0 14-7 13-31 25-61 38-91z"><text:p/></draw:path><draw:path draw:style-name="gr362" draw:text-style-name="P51" svg:width="0.057cm" svg:height="0.42cm" svg:x="0.438cm" svg:y="0.257cm" svg:viewBox="0 0 58 421" svg:d="M58 421c0-6 0-12 0-17-14 0-28 0-41 0 0-129 0-258 0-387 13 0 27 0 41 0 0-6 0-11 0-17-20 0-39 0-58 0 0 140 0 281 0 421 19 0 38 0 58 0z"><text:p/></draw:path><draw:path draw:style-name="gr362" draw:text-style-name="P51" svg:width="0.347cm" svg:height="0.286cm" svg:x="0.516cm" svg:y="0.286cm" svg:viewBox="0 0 348 287" svg:d="M193 114c-12-28-23-56-35-84-1-4-1-4-2-5 0-3 7-11 25-13 4 0 9 0 9-7 0-5-5-5-6-5-18 0-36 1-54 1-10 0-36-1-47-1-3 0-7 0-7 8 0 4 3 4 9 4 25 0 28 5 31 14 17 40 34 78 51 118-30 31-60 62-90 95-1 1-4 2-5 5-20 22-41 28-62 29-5 2-10 2-10 9 0 1 0 5 6 5 13 0 26-2 40-2 15 0 32 2 46 2 3 0 9 0 9-9 0-3-5-5-6-5-4 0-17-1-17-13 0-6 7-13 12-18 14-15 29-31 43-45 12-15 25-29 37-42 15 33 29 67 44 100 1 5 2 5 2 6 0 4-8 11-25 12-5 2-9 2-9 9 0 5 5 5 6 5 12 0 42-2 54-2 11 0 36 2 47 2 3 0 7 0 7-9 0-5-3-5-7-5-27 0-29-1-36-18-17-39-44-105-54-130 28-29 72-79 87-91 12-10 27-21 52-22 6 0 10 0 10-8-2-2 0-4-6-4-12 0-26 1-40 1-15 0-31-1-46-1-3 0-8 0-8 8 0 3 2 4 5 4 4 1 17 1 17 13 0 6-5 12-8 16-23 24-46 49-69 73z"><text:p/></draw:path><draw:path draw:style-name="gr362" draw:text-style-name="P51" svg:width="0.057cm" svg:height="0.42cm" svg:x="0.896cm" svg:y="0.257cm" svg:viewBox="0 0 58 421" svg:d="M58 0c-20 0-39 0-58 0 0 6 0 11 0 17 13 0 28 0 41 0 0 129 0 258 0 387-13 0-28 0-41 0 0 5 0 11 0 17 19 0 38 0 58 0 0-140 0-281 0-421z"><text:p/></draw:path><draw:path draw:style-name="gr362" draw:text-style-name="P51" svg:width="0.28cm" svg:height="0.097cm" svg:x="1.145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77cm" svg:height="0.289cm" svg:x="1.633cm" svg:y="0.007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39-30 53-49 53z"><text:p/></draw:path><draw:path draw:style-name="gr362" draw:text-style-name="P51" svg:width="0.28cm" svg:height="0.28cm" svg:x="1.945cm" svg:y="0.04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362" draw:text-style-name="P51" svg:width="0.418cm" svg:height="0.296cm" svg:x="2.365cm" svg:y="0cm" svg:viewBox="0 0 419 297" svg:d="M364 49c10-19 20-33 46-36 5 0 9 0 9-8 0-1-1-5-5-5-11 0-22 1-32 1-15 0-30-1-45-1-2 0-7 0-7 8 0 5 4 5 6 5 10 0 25 4 25 17 0 5-2 7-6 13-38 66-75 132-114 199-5-69-11-139-15-208 0-9-2-21 30-21 7 0 10 0 10-8 0-4-4-5-6-5-16 0-34 1-51 1-10 0-35-1-45-1-2 0-8 0-8 8 0 5 5 5 11 5 18 0 21 3 23 11 1 11 1 22 2 32-36 63-71 124-107 186-6-72-11-142-17-213 0-5 0-16 33-16 5 0 8 0 8-8 0-5-3-4-5-5-16 0-34 1-52 1-15 0-30-1-45-1-1 0-7 0-7 8 0 5 4 5 11 5 20 0 21 4 23 16 6 85 12 170 18 256 1 9 1 12 7 12 5 0 6-3 9-9 42-72 83-143 125-215 5 71 11 142 16 212 0 10 1 12 6 12 6 0 8-4 11-8 45-80 92-159 138-240z"><text:p/></draw:path><draw:path draw:style-name="gr362" draw:text-style-name="P51" svg:width="1.181cm" svg:height="0.016cm" svg:x="1.617cm" svg:y="0.457cm" svg:viewBox="0 0 1182 17" svg:d="M0 0c394 0 787 0 1182 0 0 6 0 11 0 17-395 0-788 0-1182 0 0-6 0-11 0-17z"><text:p/></draw:path><draw:path draw:style-name="gr362" draw:text-style-name="P51" svg:width="0.168cm" svg:height="0.28cm" svg:x="2.122cm" svg:y="0.579cm" svg:viewBox="0 0 169 281" svg:d="M32 248c16-14 30-28 46-43 65-59 91-81 91-123 0-48-38-82-90-82-48 0-79 38-79 77 0 23 22 23 23 23 7 0 21-5 21-22 0-11-7-23-21-23-4 0-5 0-6 1 9-27 32-43 56-43 39 0 58 34 58 69 0 33-22 67-45 93-27 30-54 60-81 90-5 5-5 5-5 16 53 0 104 0 157 0 4-26 9-49 12-73-3 0-7 0-11 0-2 12-4 31-9 37-3 3-31 3-40 3-25 0-51 0-77 0z"><text:p/></draw:path><draw:path draw:style-name="gr362" draw:text-style-name="P51" svg:width="0.279cm" svg:height="0.097cm" svg:x="2.99cm" svg:y="0.416cm" svg:viewBox="0 0 280 98" svg:d="M266 17c6 0 14 0 14-9 0-8-8-8-14-8-84 0-169 0-253 0-5 0-13 0-13 8 0 9 8 9 14 9 84 0 168 0 252 0zM266 98c6 0 14 0 14-8s-8-8-14-8c-84 0-168 0-252 0-6 0-14 0-14 8s8 8 13 8c84 0 169 0 253 0z"><text:p/></draw:path><draw:path draw:style-name="gr362" draw:text-style-name="P51" svg:width="0.418cm" svg:height="0.296cm" svg:x="3.484cm" svg:y="0cm" svg:viewBox="0 0 419 297" svg:d="M364 49c10-19 21-33 48-36 3 0 7 0 7-8 0-1-1-5-5-5-10 0-22 1-32 1-15 0-30-1-44-1-3 0-8 0-8 8 0 5 4 5 6 5 11 0 25 4 25 17 0 5-2 7-6 13-38 66-75 132-114 199-5-69-11-139-15-208 0-9-2-21 30-21 7 0 12 0 12-8 0-4-5-5-8-5-16 0-34 1-51 1-10 0-34-1-43-1-4 0-9 0-9 8 0 5 4 5 10 5 19 0 21 3 23 11 1 11 1 22 2 32-36 63-71 124-107 186-5-72-11-142-15-213 0-5 0-16 31-16 5 0 9 0 9-8 0-5-4-5-6-5-16 0-34 1-51 1-16 0-30-1-45-1-2 0-8 0-8 8 0 5 5 5 11 5 21 0 21 4 23 16 6 85 13 170 19 256 0 9 0 12 6 12s7-3 11-9c40-72 82-143 123-215 5 71 11 142 16 212 1 10 1 12 7 12 5 0 7-4 10-8 45-80 92-159 138-240z"><text:p/></draw:path><draw:path draw:style-name="gr362" draw:text-style-name="P51" svg:width="0.456cm" svg:height="0.016cm" svg:x="3.461cm" svg:y="0.457cm" svg:viewBox="0 0 457 17" svg:d="M0 0c152 0 305 0 457 0 0 6 0 11 0 17-152 0-305 0-457 0 0-6 0-11 0-17z"><text:p/></draw:path><draw:path draw:style-name="gr362" draw:text-style-name="P51" svg:width="0.167cm" svg:height="0.28cm" svg:x="3.605cm" svg:y="0.579cm" svg:viewBox="0 0 168 281" svg:d="M32 248c16-14 30-28 46-43 65-59 90-81 90-123 0-48-37-82-89-82-48 0-79 38-79 77 0 23 22 23 23 23 7 0 21-5 21-22 0-11-7-23-22-23-3 0-4 0-5 1 9-27 32-43 56-43 39 0 57 34 57 69 0 33-21 67-44 93-27 30-54 60-81 90-5 5-5 5-5 16 53 0 104 0 157 0 4-26 7-49 11-73-4 0-6 0-10 0-2 12-6 31-9 37-4 3-31 3-40 3-25 0-51 0-77 0z"><text:p/></draw:path></draw:g></text:p>
            <text:p text:style-name="P31" loext:marker-style-name="T3"/>
            <text:p text:style-name="P31" loext:marker-style-name="T3"><draw:g text:anchor-type="as-char" svg:y="-0.631cm" draw:z-index="72" draw:name="모양68" draw:style-name="gr360"><svg:title>TexMaths</svg:title><svg:desc>12§display§V\left(X\right)=\frac{W\left(W+2\right)}{12}=\frac{W^2+2W}{12}§svg§600§FALSE§</svg:desc><draw:path draw:style-name="gr361" draw:text-style-name="P50" svg:width="6.22cm" svg:height="0.878cm" svg:x="0cm" svg:y="0.021cm" svg:viewBox="0 0 6221 879" svg:d="M0 0c2074 0 4147 0 6221 0 0 293 0 587 0 879-2074 0-4147 0-6221 0 0-292 0-586 0-879z"><text:p/></draw:path><draw:path draw:style-name="gr362" draw:text-style-name="P51" svg:width="0.299cm" svg:height="0.296cm" svg:x="0.002cm" svg:y="0.347cm" svg:viewBox="0 0 300 297" svg:d="M241 48c21-32 39-34 54-35 5 0 4-5 5-7 0-4-2-6-5-6-11 0-24 1-35 1-14 0-28-1-42-1-2 0-8 0-8 8 0 5 5 5 7 5 11 1 19 5 19 15 0 6-3 10-6 15-43 69-86 137-129 205-10-74-19-147-29-222 0-7 10-13 29-13 6 0 11 0 11-8 0-4-4-5-6-5-17 0-35 1-52 1-8 0-16 0-24 0-7 0-16-1-23-1-2 0-7 0-7 8 0 5 4 5 10 5 24 0 24 4 26 15 11 86 22 174 32 260 2 8 4 9 9 9 7 0 8-2 12-7 50-80 102-162 152-242z"><text:p/></draw:path><draw:path draw:style-name="gr362" draw:text-style-name="P51" svg:width="0.097cm" svg:height="0.42cm" svg:x="0.43cm" svg:y="0.319cm" svg:viewBox="0 0 98 421" svg:d="M98 416c0-1 0-1-7-8-53-54-66-133-66-198 0-73 16-146 67-199 6-5 6-6 6-7 0-3-1-4-4-4-4 0-42 29-66 82-22 46-28 93-28 128 0 34 5 84 29 132 25 51 61 79 65 79 3 0 4-1 4-5z"><text:p/></draw:path><draw:path draw:style-name="gr362" draw:text-style-name="P51" svg:width="0.346cm" svg:height="0.287cm" svg:x="0.564cm" svg:y="0.347cm" svg:viewBox="0 0 347 288" svg:d="M193 115c-12-27-24-56-36-84-1-3-2-5-2-6 0-2 7-9 25-12 5 0 8 0 8-7 0-6-4-6-6-6-16 0-36 1-52 1-11 0-38-1-48-1-3 0-8 0-8 8 0 5 5 5 10 5 25 0 28 5 31 13 17 40 34 78 51 118-30 32-59 64-89 96-3 1-4 4-6 5-21 22-41 28-61 30-6 1-10 1-10 8 0 1 0 5 5 5 13 0 27-1 39-1 16 0 33 1 48 1 3 0 8 0 8-9 0-3-4-4-5-4-4 0-17-2-17-13 0-6 6-14 11-18 14-16 29-30 43-46 13-14 25-28 38-42 15 34 28 67 42 101 3 4 3 4 3 6 0 3-9 10-24 12-5 1-9 1-9 8 0 5 4 5 6 5 12 0 41-1 53-1 11 0 36 1 47 1 4 0 8 0 8-9 0-4-4-4-7-4-29 0-30-2-37-18-16-40-44-106-54-131 29-29 73-79 86-91 12-10 29-21 54-22 5 0 9 0 9-8-1-1 0-5-5-5-13 0-26 1-40 1-15 0-32-1-46-1-3 0-9 0-9 8 0 4 3 5 5 5 4 1 17 1 17 13 0 6-5 12-7 16-23 24-46 49-69 73z"><text:p/></draw:path><draw:path draw:style-name="gr362" draw:text-style-name="P51" svg:width="0.097cm" svg:height="0.42cm" svg:x="0.959cm" svg:y="0.319cm" svg:viewBox="0 0 98 421" svg:d="M98 210c0-32-4-84-28-131-26-51-62-79-65-79-4 0-5 1-5 4 0 1 0 2 8 9 41 42 65 109 65 197 0 72-15 146-67 199-6 6-6 6-6 7 0 4 1 5 5 5 3 0 42-29 66-83 21-45 27-92 27-128z"><text:p/></draw:path><draw:path draw:style-name="gr362" draw:text-style-name="P51" svg:width="0.28cm" svg:height="0.097cm" svg:x="1.24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418cm" svg:height="0.295cm" svg:x="1.735cm" svg:y="0.063cm" svg:viewBox="0 0 419 296" svg:d="M364 49c9-19 20-35 46-36 4-1 9-1 9-8 0-3-3-5-6-5-10 0-22 1-33 1-14 0-30-1-43-1-2 0-8 0-8 7 0 5 3 6 6 6 11 0 25 4 25 16 0 5-2 8-5 14-38 66-75 132-114 198-5-69-11-139-15-209-2-8-2-19 28-19 8 0 12 0 12-8 0-5-4-5-6-5-18 0-34 1-51 1-10 0-35-1-45-1-2 0-8 0-8 8 0 5 5 5 11 5 18 0 20 3 21 10 2 11 2 23 3 33-36 62-71 124-107 185-5-71-11-143-16-213 0-5 0-15 33-15 3 0 8 0 8-8 0-5-5-5-6-5-17 0-35 1-51 1-15 0-30-1-45-1-2 0-7 0-7 7 0 6 4 6 11 6 20 0 20 4 21 16 6 85 14 171 20 256 0 9 1 11 7 11 5 0 6-2 9-8 41-72 83-143 124-215 5 71 11 142 16 212 1 10 2 11 7 11 6 0 8-3 9-7 47-80 93-159 140-240z"><text:p/></draw:path><draw:path draw:style-name="gr362" draw:text-style-name="P51" svg:width="0.097cm" svg:height="0.42cm" svg:x="2.28cm" svg:y="0.034cm" svg:viewBox="0 0 98 421" svg:d="M98 417c0-1 0-2-7-9-53-53-66-132-66-197 0-73 16-146 67-199 6-5 6-6 6-7 0-4-1-5-4-5-4 0-42 29-66 83-22 45-28 92-28 128 0 33 5 84 29 131 25 53 61 79 65 79 3 0 4-1 4-4z"><text:p/></draw:path><draw:path draw:style-name="gr362" draw:text-style-name="P51" svg:width="0.418cm" svg:height="0.295cm" svg:x="2.427cm" svg:y="0.063cm" svg:viewBox="0 0 419 296" svg:d="M364 49c9-19 20-35 46-36 4-1 9-1 9-8 0-3-3-5-6-5-10 0-22 1-33 1-14 0-30-1-43-1-2 0-8 0-8 7 0 5 3 6 6 6 11 0 25 4 25 16 0 5-2 8-5 14-38 66-75 132-114 198-5-69-11-139-15-209-2-8-2-19 28-19 8 0 12 0 12-8 0-5-4-5-7-5-17 0-33 1-50 1-10 0-35-1-45-1-2 0-8 0-8 8 0 5 5 5 10 5 19 0 21 3 22 10 2 11 2 23 3 33-36 62-71 124-107 185-5-71-11-143-16-213 0-5 0-15 33-15 3 0 8 0 8-8 0-5-5-5-6-5-17 0-35 1-51 1-15 0-30-1-45-1-2 0-7 0-7 7 0 6 4 6 10 6 21 0 21 4 22 16 6 85 14 171 20 256 0 9 1 11 6 11 6 0 7-2 10-8 41-72 83-143 124-215 5 71 11 142 16 212 1 10 2 11 7 11s8-3 9-7c47-80 93-159 140-240z"><text:p/></draw:path><draw:path draw:style-name="gr362" draw:text-style-name="P51" svg:width="0.279cm" svg:height="0.28cm" svg:x="2.977cm" svg:y="0.103cm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362" draw:text-style-name="P51" svg:width="0.167cm" svg:height="0.28cm" svg:x="3.396cm" svg:y="0.07cm" svg:viewBox="0 0 168 281" svg:d="M32 248c15-14 30-30 45-44 66-58 91-80 91-122 0-48-37-82-89-82-48 0-79 38-79 76 0 24 22 24 23 24 7 0 21-5 21-23 0-11-7-22-22-22-3 0-4 0-5 0 9-26 32-42 56-42 39 0 57 34 57 69 0 33-21 67-45 92-26 30-54 61-80 91-5 4-5 5-5 16 52 0 104 0 156 0 4-24 8-49 12-73-4 0-6 0-10 0-2 12-6 31-9 37-4 3-31 3-41 3-25 0-50 0-76 0z"><text:p/></draw:path><draw:path draw:style-name="gr362" draw:text-style-name="P51" svg:width="0.097cm" svg:height="0.42cm" svg:x="3.61cm" svg:y="0.034cm" svg:viewBox="0 0 98 421" svg:d="M98 211c0-33-4-84-27-132-27-51-63-79-66-79s-5 2-5 5c0 1 0 2 8 9 41 42 65 108 65 197 0 72-15 146-67 199-6 5-6 6-6 7 0 3 2 4 5 4s42-28 67-82c22-46 26-93 26-128z"><text:p/></draw:path><draw:path draw:style-name="gr362" draw:text-style-name="P51" svg:width="2.038cm" svg:height="0.016cm" svg:x="1.711cm" svg:y="0.52cm" svg:viewBox="0 0 2039 17" svg:d="M0 0c679 0 1360 0 2039 0 0 6 0 11 0 17-679 0-1360 0-2039 0 0-6 0-11 0-17z"><text:p/></draw:path><draw:path draw:style-name="gr362" draw:text-style-name="P51" svg:width="0.138cm" svg:height="0.28cm" svg:x="2.557cm" svg:y="0.641cm" svg:viewBox="0 0 139 281" svg:d="M86 11c0-10 0-11-9-11-27 28-64 28-77 28 0 4 0 8 0 13 8 0 34 0 55-12 0 73 0 145 0 218 0 16-1 20-38 20-5 0-10 0-15 0 0 5 0 9 0 14 16-2 52-2 69-2s54 0 68 2c0-5 0-9 0-14-5 0-8 0-13 0-38 0-40-4-40-20 0-79 0-157 0-236z"><text:p/></draw:path><draw:path draw:style-name="gr362" draw:text-style-name="P51" svg:width="0.167cm" svg:height="0.28cm" svg:x="2.752cm" svg:y="0.641cm" svg:viewBox="0 0 168 281" svg:d="M32 248c16-14 30-28 46-43 65-59 90-81 90-123 0-48-37-82-89-82-48 0-79 38-79 77 0 23 22 23 23 23 7 0 21-5 21-22 0-11-7-22-22-22-3 0-4 0-5 0 9-27 32-43 56-43 39 0 57 34 57 69 0 33-21 67-44 93-27 30-54 60-81 90-5 5-5 6-5 16 53 0 104 0 157 0 4-24 7-49 11-73-4 0-6 0-10 0-2 12-6 31-9 37-4 3-31 3-40 3-25 0-51 0-77 0z"><text:p/></draw:path><draw:path draw:style-name="gr362" draw:text-style-name="P51" svg:width="0.28cm" svg:height="0.097cm" svg:x="3.941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418cm" svg:height="0.295cm" svg:x="4.437cm" svg:y="0.063cm" svg:viewBox="0 0 419 296" svg:d="M364 49c10-19 20-35 46-36 5-1 9-1 9-8 0-3-1-5-5-5-11 0-22 1-32 1-15 0-30-1-45-1-2 0-7 0-7 7 0 5 4 6 6 6 10 0 25 4 25 16 0 5-2 8-6 14-38 66-75 132-114 198-5-69-11-139-15-209 0-8-2-19 30-19 7 0 10 0 10-8 0-5-4-5-6-5-16 0-34 1-51 1-10 0-35-1-45-1-2 0-8 0-8 8 0 5 5 5 11 5 18 0 21 3 23 10 1 11 1 23 2 33-36 62-71 124-107 185-6-71-11-143-17-213 0-5 0-15 33-15 5 0 8 0 8-8 0-5-3-4-5-5-18 0-34 1-52 1-15 0-30-1-45-1-1 0-7 0-7 7 0 6 4 6 11 6 20 0 21 4 21 16 6 85 14 171 20 256 1 9 1 11 7 11 5 0 6-2 9-8 42-72 83-143 125-215 5 71 11 142 16 212 0 10 1 11 6 11 6 0 8-3 11-7 45-80 92-159 138-240z"><text:p/></draw:path><draw:path draw:style-name="gr362" draw:text-style-name="P51" svg:width="0.13cm" svg:height="0.195cm" svg:x="4.889cm" svg:y="0cm" svg:viewBox="0 0 131 196" svg:d="M131 142c-4 0-7 0-11 0 0 7-4 24-7 27-3 1-25 1-29 1-18 0-37 0-55 0 31-27 42-34 60-49 21-17 42-36 42-63 0-36-31-58-70-58-36 0-61 25-61 53 0 15 13 17 16 17 7 0 15-5 15-16 0-6-2-16-17-16 9-21 29-27 42-27 30 0 46 23 46 47 0 25-18 45-28 56-24 24-48 47-72 71-2 2-2 2-2 11 41 0 80 0 121 0 4-18 6-36 10-54z"><text:p/></draw:path><draw:path draw:style-name="gr362" draw:text-style-name="P51" svg:width="0.28cm" svg:height="0.28cm" svg:x="5.177cm" svg:y="0.103cm" svg:viewBox="0 0 281 281" svg:d="M149 149c39 0 78 0 117 0 6 0 15 0 15-9 0-8-9-8-15-8-39 0-78 0-117 0 0-40 0-78 0-118 0-6 0-14-9-14-8 0-8 8-8 14 0 40 0 78 0 118-40 0-79 0-119 0-5 0-13 0-13 8 0 9 8 9 13 9 40 0 79 0 119 0 0 39 0 78 0 117 0 6 0 15 8 15 9 0 9-9 9-15 0-39 0-78 0-117z"><text:p/></draw:path><draw:path draw:style-name="gr362" draw:text-style-name="P51" svg:width="0.167cm" svg:height="0.28cm" svg:x="5.596cm" svg:y="0.07cm" svg:viewBox="0 0 168 281" svg:d="M32 248c15-14 30-30 45-44 66-58 91-80 91-122 0-48-37-82-89-82-48 0-79 38-79 76 0 24 22 24 23 24 7 0 21-5 21-23 0-11-7-22-22-22-3 0-4 0-5 0 9-26 32-42 56-42 39 0 57 34 57 69 0 33-21 67-44 92-27 30-54 61-81 91-5 4-5 5-5 16 53 0 104 0 157 0 4-24 7-49 11-73-4 0-6 0-10 0-2 12-6 31-9 37-4 3-31 3-41 3-25 0-50 0-76 0z"><text:p/></draw:path><draw:path draw:style-name="gr362" draw:text-style-name="P51" svg:width="0.418cm" svg:height="0.295cm" svg:x="5.81cm" svg:y="0.063cm" svg:viewBox="0 0 419 296" svg:d="M364 49c9-19 20-35 46-36 4-1 9-1 9-8 0-3-3-5-6-5-10 0-22 1-33 1-14 0-30-1-43-1-2 0-8 0-8 7 0 5 3 6 6 6 11 0 25 4 25 16 0 5-2 8-5 14-38 66-75 132-114 198-5-69-11-139-15-209-2-8-2-19 28-19 8 0 12 0 12-8 0-5-4-5-7-5-17 0-33 1-50 1-11 0-35-1-45-1-2 0-8 0-8 8 0 5 5 5 10 5 19 0 21 3 22 10 2 11 2 23 3 33-36 62-71 124-107 185-5-71-11-143-16-213 0-5 0-15 33-15 3 0 8 0 8-8 0-5-5-5-6-5-17 0-35 1-51 1-15 0-30-1-45-1-2 0-7 0-7 7 0 6 4 6 10 6 21 0 21 4 22 16 6 85 14 171 20 256 0 9 1 11 6 11 6 0 7-2 10-8 41-72 83-143 124-215 5 71 11 142 16 212 1 10 2 11 7 11s8-3 9-7c47-80 93-159 140-240z"><text:p/></draw:path><draw:path draw:style-name="gr362" draw:text-style-name="P51" svg:width="1.828cm" svg:height="0.016cm" svg:x="4.414cm" svg:y="0.52cm" svg:viewBox="0 0 1829 17" svg:d="M0 0c610 0 1219 0 1829 0 0 6 0 11 0 17-610 0-1219 0-1829 0 0-6 0-11 0-17z"><text:p/></draw:path><draw:path draw:style-name="gr362" draw:text-style-name="P51" svg:width="0.138cm" svg:height="0.28cm" svg:x="5.154cm" svg:y="0.641cm" svg:viewBox="0 0 139 281" svg:d="M86 11c0-10 0-11-9-11-25 28-63 28-77 28 0 4 0 8 0 13 8 0 34 0 55-12 0 73 0 145 0 218 0 16-1 20-38 20-5 0-9 0-13 0 0 5 0 9 0 14 14-2 50-2 67-2 18 0 54 0 68 2 0-5 0-9 0-14-5 0-8 0-13 0-37 0-40-4-40-20 0-79 0-157 0-236z"><text:p/></draw:path><draw:path draw:style-name="gr362" draw:text-style-name="P51" svg:width="0.168cm" svg:height="0.28cm" svg:x="5.349cm" svg:y="0.641cm" svg:viewBox="0 0 169 281" svg:d="M34 248c14-14 30-28 44-43 66-59 91-81 91-123 0-48-38-82-90-82-48 0-79 38-79 77 0 23 22 23 23 23 7 0 21-5 21-22 0-11-7-22-21-22-4 0-5 0-6 0 9-27 32-43 57-43 39 0 57 34 57 69 0 33-22 67-45 93-27 30-54 60-81 90-5 5-5 6-5 16 53 0 104 0 157 0 4-24 9-49 12-73-3 0-7 0-11 0-2 12-4 31-9 37-3 3-31 3-40 3-25 0-50 0-75 0z"><text:p/></draw:path></draw:g></text:p>
            <text:p text:style-name="P31" loext:marker-style-name="T3"/>
          </table:table-cell>
        </table:table-row>
      </table:table>
      <text:p text:style-name="P22" loext:marker-style-name="T3"/>
      <text:p text:style-name="P22" loext:marker-style-name="T3"/>
      <text:p text:style-name="P36" loext:marker-style-name="T8"><text:span text:style-name="T8">Explanation:</text:span></text:p>
      <text:p text:style-name="P22" loext:marker-style-name="T3"/>
      <text:p text:style-name="P37" loext:marker-style-name="T3"><text:span text:style-name="T15">CDF is a distance from spider—</text:span><text:span text:style-name="T19">same as explanation of Part(a).</text:span></text:p>
      <text:p text:style-name="P37" loext:marker-style-name="T3"><text:span text:style-name="T15">For CDF </text:span><text:span text:style-name="T15"><draw:g text:anchor-type="as-char" svg:y="-0.314cm" draw:z-index="62" draw:name="모양65" draw:style-name="gr360"><svg:title>TexMaths</svg:title><svg:desc>12§display§F_X\left(x\right)§svg§600§FALSE§</svg:desc><draw:path draw:style-name="gr361" draw:text-style-name="P50" svg:width="1.144cm" svg:height="0.376cm" svg:x="0.006cm" svg:y="0.023cm" svg:viewBox="0 0 1145 377" svg:d="M0 0c382 0 763 0 1145 0 0 126 0 251 0 377-382 0-763 0-1145 0 0-126 0-251 0-377z"><text:p/></draw:path><draw:path draw:style-name="gr362" draw:text-style-name="P51" svg:width="0.298cm" svg:height="0.284cm" svg:x="0.001cm" svg:y="0.031cm" svg:viewBox="0 0 299 285" svg:d="M112 149c13 0 27 0 41 0 31 0 34 7 34 19 0 3 0 9-3 21 0 2-1 3-1 5 0 3 2 4 4 4 5 0 5-1 8-8 7-31 14-61 22-91 2-5 2-6 2-8 0-1-2-4-5-4-5 0-5 2-6 9-10 33-19 40-55 40-14 0-26 0-39 0 10-36 18-71 28-107 3-15 3-16 23-16 18 0 37 0 55 0 51 0 61 13 61 46 0 10 0 12-1 23 0 6 0 6 0 7 0 2 1 6 5 6s4-2 6-11c2-24 4-49 8-73 1-11-1-11-12-11-70 0-138 0-207 0-8 0-12 0-12 8 0 5 4 5 12 5 16 0 27 0 27 7 0 2 0 3-1 10-20 75-38 149-57 222-3 16-5 20-38 20-7 0-11 0-11 8 0 5 5 5 6 5 12 0 43-1 55-1 15 0 49 1 63 1 5 0 9 0 9-9 0-2-1-2-2-3s-2-1-12-1-12 0-22 0c-13-2-14-4-14-9 0-1 0-3 2-9 9-35 18-70 27-105z"><text:p/></draw:path><draw:path draw:style-name="gr362" draw:text-style-name="P51" svg:width="0.26cm" svg:height="0.201cm" svg:x="0.27cm" svg:y="0.179cm" svg:viewBox="0 0 261 202" svg:d="M150 89c10-10 18-18 28-28 37-37 49-49 75-50 4 0 8 0 8-6 0-4-3-4-4-5-8 0-19 1-28 1-8 0-26-1-34-1-3 0-6 1-6 7 1 1 0 4 4 4 3 0 10 1 10 7 0 5-4 10-7 12s-40 39-51 51c-9-20-20-39-30-58 0-1-1-4-1-5 0-2 5-7 16-7 2 0 6 0 6-6 0-1 0-5-5-5-6 0-14 1-20 1-8 0-13 0-20 0-5 0-12 0-17 0-4 0-10-1-15-1-3 0-7 0-7 7 0 4 4 4 9 4 17 0 18 2 22 8 13 28 27 54 41 82-6 5-11 11-17 17-6 5-19 18-24 24-36 36-49 48-76 49-3 0-7 0-7 6 0 1 1 5 5 5 8 0 18-1 26-1 6 0 13 0 18 0s12 1 17 1c1 0 6 0 6-6 0-5-4-5-5-5-3 0-9-1-9-7 0-5 3-9 10-16 21-20 40-39 61-59 12 23 22 47 34 71 3 3 2 3 3 4 0 1-6 6-16 7-2 0-7 0-7 6 0 1 1 5 6 5 6 0 13-1 19-1s13 0 19 0c5 0 12 0 17 0 6 0 12 1 17 1 1 0 6 0 6-7 0-4-4-4-8-4-17 0-20-3-22-8-16-32-31-63-47-94z"><text:p/></draw:path><draw:path draw:style-name="gr362" draw:text-style-name="P51" svg:width="0.096cm" svg:height="0.42cm" svg:x="0.687cm" svg:y="0.001cm" svg:viewBox="0 0 97 421" svg:d="M97 416c0-1 0-1-7-9-52-54-66-133-66-197 0-73 17-146 68-198 5-6 5-6 5-7 0-4-1-5-3-5-5 0-42 29-68 83-21 46-26 92-26 127 0 33 5 83 28 131 25 52 61 80 66 80 2 0 3-1 3-5z"><text:p/></draw:path><draw:path draw:style-name="gr362" draw:text-style-name="P51" svg:width="0.209cm" svg:height="0.19cm" svg:x="0.821cm" svg:y="0.131cm" svg:viewBox="0 0 210 191" svg:d="M129 59c2-11 12-49 42-49 1 0 12 0 20 4-12 3-20 14-20 23 0 7 4 16 16 16 9 0 23-9 23-25 0-22-25-28-39-28-24 0-40 23-45 32-11-27-34-32-46-32-43 0-67 54-67 65 0 5 4 5 5 5 4 0 5-1 6-5 14-45 42-55 56-55 8 0 23 3 23 27 0 13-7 42-23 101-7 27-21 44-40 44-3 0-12 0-21-5 10-3 19-11 19-23s-9-15-15-15c-12 0-23 11-23 24 0 20 20 28 40 28 27 0 43-30 44-32 5 15 20 32 46 32 43 0 67-54 67-65 0-3-4-3-5-3-5 0-5 1-6 3-14 46-42 56-56 56-16 0-23-14-23-28 0-10 2-18 7-37 5-20 10-39 15-58z"><text:p/></draw:path><draw:path draw:style-name="gr362" draw:text-style-name="P51" svg:width="0.097cm" svg:height="0.42cm" svg:x="1.073cm" svg:y="0.001cm" svg:viewBox="0 0 98 421" svg:d="M98 210c0-32-4-83-27-131-25-51-63-79-66-79s-5 2-5 5c0 1 0 1 8 9 41 41 65 109 65 196 0 71-15 146-67 199-6 6-6 6-6 7 0 2 2 5 5 5s42-29 67-83c22-46 26-93 26-128z"><text:p/></draw:path></draw:g></text:span><text:span text:style-name="T15">,</text:span></text:p>
      <text:p text:style-name="P37" loext:marker-style-name="T3"><text:span text:style-name="T15"/></text:p>
      <text:p text:style-name="P38" loext:marker-style-name="T3"><text:span text:style-name="T15"><draw:g text:anchor-type="as-char" svg:y="-0.474cm" draw:z-index="63" draw:name="모양69" draw:style-name="gr360"><svg:title>TexMaths</svg:title><svg:desc>12§display§F_X\left(x\right)=\frac xW§svg§600§FALSE§</svg:desc><draw:path draw:style-name="gr361" draw:text-style-name="P50" svg:width="2.254cm" svg:height="0.723cm" svg:x="0.005cm" svg:y="0.021cm" svg:viewBox="0 0 2255 724" svg:d="M0 0c752 0 1503 0 2255 0 0 241 0 483 0 724-752 0-1503 0-2255 0 0-241 0-483 0-724z"><text:p/></draw:path><draw:path draw:style-name="gr362" draw:text-style-name="P51" svg:width="0.299cm" svg:height="0.285cm" svg:x="-0.001cm" svg:y="0.184cm" svg:viewBox="0 0 300 286" svg:d="M112 149c14 0 27 0 42 0 31 0 34 7 34 19 0 3 0 8-3 20 0 3-1 3-1 5 0 4 2 6 4 6 5 0 5-2 8-10 7-31 15-61 22-91 1-5 1-6 1-7-1-1-1-4-4-4-5 0-5 2-6 9-10 32-19 41-55 41-14 0-26 0-39 0 10-36 18-72 28-108 3-15 3-16 23-16 18 0 37 0 55 0 51 0 61 13 61 46 0 9 0 12-1 22 0 6 0 8 0 9s1 5 4 5c5 0 5-3 6-11 3-24 6-49 9-73 1-11-1-11-12-11-69 0-138 0-206 0-9 0-12 0-12 8 0 5 3 5 10 5 16 0 28 0 28 7 0 2 0 3-1 11-19 74-37 148-57 222-3 17-4 20-38 20-7 0-12 0-12 7 0 6 6 6 7 6 12 0 43-2 55-2 15 0 50 2 63 2 5 0 9 0 9-8 0-4-1-4-2-5-1 0-2 0-12 0s-12 0-22-1c-13-1-14-2-14-8 0-2 0-4 2-10 9-36 17-71 26-105z"><text:p/></draw:path><draw:path draw:style-name="gr362" draw:text-style-name="P51" svg:width="0.259cm" svg:height="0.2cm" svg:x="0.269cm" svg:y="0.333cm" svg:viewBox="0 0 260 201" svg:d="M150 89c10-10 18-18 28-28 38-37 49-49 75-50 4 0 7 0 7-6 0-4-2-5-3-5-9 0-20 1-28 1s-26-1-35-1c-2 0-6 1-6 7 2 1 0 4 5 4 3 0 10 1 10 7 0 5-4 10-7 12s-40 40-51 50c-9-19-20-38-30-57 0-1-1-4-1-5s6-6 16-7c2 0 6 0 6-6-2-1 0-5-5-5-6 0-15 1-21 1-7 0-12 0-19 0-5 0-12 0-17 0-4 0-10-1-15-1-3 0-6 0-6 7 0 4 3 4 8 4 17 0 18 3 22 9 13 27 27 54 41 81-6 6-11 10-17 16-5 6-19 20-24 24-36 36-48 48-76 50-3 1-7 1-7 7 0 1 1 3 5 3 8 0 18-1 27-1 5 0 12 0 17 0 5 1 12 1 17 1 1 0 6 0 6-6 0-3-4-4-5-4-3 0-9-2-9-8 0-4 3-8 10-14 21-20 40-40 60-59 12 23 24 46 36 70 2 2 2 2 2 3 0 3-5 8-16 8-2 1-6 1-6 7 1 1 0 3 5 3 6 0 13-1 19-1s13 0 19 0c5 0 12 0 18 0 5 1 11 1 16 1 1 0 6 0 6-6 0-4-4-4-9-4-16 0-18-3-21-9-16-31-31-62-47-93z"><text:p/></draw:path><draw:path draw:style-name="gr362" draw:text-style-name="P51" svg:width="0.097cm" svg:height="0.418cm" svg:x="0.686cm" svg:y="0.154cm" svg:viewBox="0 0 98 419" svg:d="M98 416c0-1 0-3-7-10-53-51-66-130-66-195 0-73 16-146 67-199 6-5 6-6 6-7 0-4-1-5-4-5-4 0-42 29-66 83-22 45-28 92-28 128 0 32 5 84 29 131 25 50 61 77 65 77 3 0 4-1 4-3z"><text:p/></draw:path><draw:path draw:style-name="gr362" draw:text-style-name="P51" svg:width="0.209cm" svg:height="0.19cm" svg:x="0.82cm" svg:y="0.286cm" svg:viewBox="0 0 210 191" svg:d="M130 60c2-12 12-50 40-50 3 0 14 0 22 6-12 1-20 12-20 22 0 6 4 15 15 15 10 0 23-7 23-24 0-23-24-29-38-29-26 0-40 23-45 32-11-27-33-32-45-32-45 0-69 55-69 65 0 5 5 5 6 5 3 0 4-2 5-5 14-45 42-55 56-55 9 0 23 3 23 28 0 14-7 41-23 100-6 26-21 44-39 44-3 0-12 0-22-6 11-2 21-11 21-23 0-10-10-14-16-14-13 0-24 11-24 24 0 19 22 28 40 28 28 0 43-29 44-32 6 16 20 32 46 32 44 0 68-54 68-65 0-4-5-4-6-4-4 0-5 1-5 5-14 44-43 55-56 55-17 0-23-14-23-27 0-10 2-20 7-38 5-19 10-38 15-57z"><text:p/></draw:path><draw:path draw:style-name="gr362" draw:text-style-name="P51" svg:width="0.097cm" svg:height="0.418cm" svg:x="1.074cm" svg:y="0.154cm" svg:viewBox="0 0 98 419" svg:d="M98 211c0-34-4-84-28-132-26-51-62-79-65-79s-5 2-5 5c0 1 0 2 8 9 41 42 65 108 65 197 0 72-15 146-67 198-6 4-6 6-6 7 0 2 2 3 5 3s42-28 66-80c21-47 27-93 27-128z"><text:p/></draw:path><draw:path draw:style-name="gr362" draw:text-style-name="P51" svg:width="0.28cm" svg:height="0.097cm" svg:x="1.353cm" svg:y="0.318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62" draw:text-style-name="P51" svg:width="0.209cm" svg:height="0.19cm" svg:x="1.944cm" svg:y="0cm" svg:viewBox="0 0 210 191" svg:d="M130 59c2-11 12-49 40-49 3 0 14 0 22 4-12 3-20 14-20 23 0 7 4 16 15 16 10 0 23-9 23-25 0-22-24-28-38-28-26 0-40 23-45 32-11-27-33-32-45-32-45 0-69 54-69 65 0 5 5 5 6 5 3 0 4-2 5-5 14-46 42-55 56-55 9 0 23 3 23 27 0 13-7 42-23 101-6 26-21 43-39 43-3 0-12 0-22-5 11-2 21-11 21-23s-10-15-16-15c-13 0-24 12-24 25 0 19 22 28 40 28 28 0 43-30 44-33 6 16 20 33 46 33 44 0 68-54 68-65 0-5-5-5-6-5-4 0-5 2-5 5-14 45-43 55-56 55-17 0-23-13-23-28 0-9 2-18 7-37s10-38 15-57z"><text:p/></draw:path><draw:path draw:style-name="gr362" draw:text-style-name="P51" svg:width="0.456cm" svg:height="0.016cm" svg:x="1.824cm" svg:y="0.357cm" svg:viewBox="0 0 457 17" svg:d="M0 0c152 0 305 0 457 0 0 6 0 11 0 17-152 0-305 0-457 0 0-6 0-11 0-17z"><text:p/></draw:path><draw:path draw:style-name="gr362" draw:text-style-name="P51" svg:width="0.418cm" svg:height="0.295cm" svg:x="1.848cm" svg:y="0.472cm" svg:viewBox="0 0 419 296" svg:d="M363 48c10-18 21-34 47-36 4 0 9 0 9-8 0-2-3-4-6-4-10 0-22 1-33 1-14 0-30-1-43-1-2 0-8 0-8 7 0 5 3 5 6 5 10 1 25 5 25 17 0 5-3 8-5 14-38 66-76 132-114 198-5-70-11-139-16-209-1-8-1-19 29-20 7 0 12 0 12-8 0-4-5-4-7-4-17 0-34 1-50 1-10 0-35-1-45-1-2 0-8 0-8 8 0 4 5 4 10 4 19 0 21 4 22 11 2 11 2 21 3 32-36 62-71 124-107 186-5-72-11-143-16-213 0-5 0-15 33-16 3 0 8 0 8-8 0-4-5-4-6-4-17 0-35 1-51 1-15 0-30-1-45-1-2 0-7 0-7 7 0 5 4 5 10 5 21 0 21 5 22 16 6 86 14 171 20 257 0 7 1 11 7 11 5 0 6-2 9-8 41-72 83-144 124-215 5 71 11 142 16 212 1 9 2 11 7 11 4 0 8-5 9-8 47-81 93-160 139-240z"><text:p/></draw:path></draw:g></text:span></text:p>
      <text:p text:style-name="P39" loext:marker-style-name="T3"><text:span text:style-name="T15"/></text:p>
      <text:p text:style-name="P39" loext:marker-style-name="T3"><text:span text:style-name="T15">Differentiate to get a PDF </text:span><text:span text:style-name="T15"><draw:g text:anchor-type="as-char" svg:y="-0.314cm" draw:z-index="64" draw:name="모양70" draw:style-name="gr360"><svg:title>TexMaths</svg:title><svg:desc>12§display§f_X\left(x\right)§svg§600§FALSE§</svg:desc><draw:path draw:style-name="gr361" draw:text-style-name="P50" svg:width="1.076cm" svg:height="0.376cm" svg:x="-0.001cm" svg:y="0.021cm" svg:viewBox="0 0 1077 377" svg:d="M0 0c360 0 718 0 1077 0 0 126 0 251 0 377-359 0-717 0-1077 0 0-126 0-251 0-377z"><text:p/></draw:path><draw:path draw:style-name="gr362" draw:text-style-name="P51" svg:width="0.209cm" svg:height="0.381cm" svg:x="0cm" svg:y="0.018cm" svg:viewBox="0 0 210 382" svg:d="M132 129c12 0 24 0 36 0 8 0 13 0 13-9 0-5-5-5-12-5-12 0-23 0-35 0 3-16 6-32 9-48 2-8 8-38 10-43 4-8 11-14 20-14 2 0 13 0 21 7-19 1-23 17-23 23 0 9 8 14 16 14 11 0 23-10 23-25 0-19-19-29-37-29-15 0-41 7-53 49-3 9-4 14-15 66-9 0-19 0-28 0s-12 0-12 9c0 5 3 5 11 5 9 0 17 0 27 0-11 55-20 109-31 164-7 41-14 80-36 80-2 0-13 0-20-8 19-1 22-16 22-22 0-10-7-15-15-15-11 0-23 10-23 25 0 20 18 29 36 29 23 0 40-25 47-41 14-26 24-77 24-80 8-43 16-88 25-132z"><text:p/></draw:path><draw:path draw:style-name="gr362" draw:text-style-name="P51" svg:width="0.259cm" svg:height="0.201cm" svg:x="0.198cm" svg:y="0.177cm" svg:viewBox="0 0 260 202" svg:d="M150 89c9-10 18-18 27-28 38-37 50-49 76-50 3 0 7 0 7-6 0-4-2-5-4-5-8 0-19 1-27 1s-26-1-35-1c-2 0-6 1-6 7 1 1 0 4 5 4 2 0 10 1 10 7 0 5-4 10-8 12-2 2-39 39-50 51-10-20-20-39-30-58 0-1-1-4-1-5 0-2 6-7 15-7 3 0 6 0 6-6 0-1 0-5-4-5-6 0-15 1-21 1-7 0-12 0-19 0-5 0-12 0-17 0-4 0-10-1-15-1-3 0-6 0-6 7 0 4 3 4 8 4 17 0 18 2 22 8 13 28 27 54 40 82-6 5-10 11-16 17-5 5-20 18-24 24-36 36-48 48-76 49-3 0-7 0-7 6 0 1 1 5 5 5 8 0 18-1 27-1 5 0 12 0 17 0 6 0 12 1 17 1 1 0 6 0 6-6 0-5-4-5-5-5-3 0-9-1-9-7 0-5 3-9 10-16 21-20 40-39 60-59 12 23 23 47 35 71 2 3 1 3 2 4 0 1-6 6-15 7-3 0-7 0-7 6 0 1 1 5 6 5 6 0 13-1 19-1s13 0 19 0c5 0 12 0 18 0 5 0 11 1 16 1 1 0 6 0 6-7 0-4-4-4-9-4-17 0-19-3-21-8-16-32-32-63-47-94z"><text:p/></draw:path><draw:path draw:style-name="gr362" draw:text-style-name="P51" svg:width="0.096cm" svg:height="0.42cm" svg:x="0.614cm" svg:y="-0.001cm" svg:viewBox="0 0 97 421" svg:d="M97 416c0-1 0-1-6-9-53-54-67-133-67-197 0-73 17-146 68-198 5-6 5-6 5-7 0-4-1-5-4-5-4 0-41 29-67 83-21 46-26 92-26 127 0 33 5 83 28 131 25 52 61 80 65 80 3 0 4-1 4-5z"><text:p/></draw:path><draw:path draw:style-name="gr362" draw:text-style-name="P51" svg:width="0.209cm" svg:height="0.19cm" svg:x="0.748cm" svg:y="0.129cm" svg:viewBox="0 0 210 191" svg:d="M128 59c3-11 12-49 42-49 3 0 12 0 21 4-12 3-21 14-21 23 0 7 5 16 17 16 10 0 23-9 23-25 0-22-25-28-40-28-24 0-39 23-44 32-11-27-33-32-46-32-43 0-67 54-67 65 0 5 4 5 5 5 4 0 5-1 6-5 14-45 42-55 56-55 7 0 23 3 23 27 0 13-7 42-23 101-7 27-21 44-40 44-3 0-12 0-21-5 11-3 19-11 19-23s-8-15-15-15c-12 0-23 11-23 24 0 20 22 28 40 28 27 0 43-30 44-32 5 15 20 32 45 32 44 0 68-54 68-65 0-3-4-3-5-3-5 0-5 1-6 3-13 46-42 56-57 56s-22-14-22-28c0-10 2-18 7-37 5-20 9-39 14-58z"><text:p/></draw:path><draw:path draw:style-name="gr362" draw:text-style-name="P51" svg:width="0.097cm" svg:height="0.42cm" svg:x="1cm" svg:y="-0.001cm" svg:viewBox="0 0 98 421" svg:d="M98 210c0-32-5-83-27-131-25-51-63-79-66-79s-5 2-5 5c0 1 0 1 8 9 41 41 65 109 65 196 0 71-15 146-67 199-6 6-6 6-6 7 0 2 2 5 5 5s42-29 67-83c21-46 26-93 26-128z"><text:p/></draw:path></draw:g></text:span><text:span text:style-name="T15">.</text:span></text:p>
      <text:p text:style-name="P39" loext:marker-style-name="T3"><text:span text:style-name="T15"/></text:p>
      <text:p text:style-name="P39" loext:marker-style-name="T3"><text:span text:style-name="T15"><draw:g text:anchor-type="as-char" svg:y="-0.566cm" draw:z-index="65" draw:name="모양71" draw:style-name="gr360"><svg:title>TexMaths</svg:title><svg:desc>12§display§f_X\left(x\right)=\frac1W§svg§600§FALSE§</svg:desc><draw:path draw:style-name="gr361" draw:text-style-name="P50" svg:width="2.19cm" svg:height="0.82cm" svg:x="-0.001cm" svg:y="0.02cm" svg:viewBox="0 0 2191 821" svg:d="M0 0c731 0 1460 0 2191 0 0 274 0 547 0 821-731 0-1460 0-2191 0 0-274 0-547 0-821z"><text:p/></draw:path><draw:path draw:style-name="gr362" draw:text-style-name="P51" svg:width="0.209cm" svg:height="0.382cm" svg:x="0cm" svg:y="0.268cm" svg:viewBox="0 0 210 383" svg:d="M132 129c12 0 24 0 36 0 8 0 13 0 13-9 0-5-5-5-12-5-12 0-23 0-35 0 4-15 6-32 10-48 1-8 7-38 10-43 3-8 10-14 20-14 1 0 12 0 20 7-19 1-22 17-22 23 0 9 7 14 15 14 11 0 23-10 23-25 0-19-19-29-36-29-14 0-42 7-54 49-2 9-4 13-14 66-10 0-20 0-29 0s-12 0-12 9c0 5 3 5 11 5 9 0 19 0 28 0-10 55-21 110-32 167-7 40-14 79-36 79-2 0-12 0-20-9 19-1 22-15 22-22 0-10-7-15-15-15-11 0-23 10-23 25 0 20 18 29 36 29 23 0 40-24 47-41 14-26 24-76 24-80 8-45 17-89 25-133z"><text:p/></draw:path><draw:path draw:style-name="gr362" draw:text-style-name="P51" svg:width="0.261cm" svg:height="0.201cm" svg:x="0.198cm" svg:y="0.427cm" svg:viewBox="0 0 262 202" svg:d="M150 89c10-10 18-18 28-28 38-37 49-49 75-50 5 0 9 0 9-6 0-4-4-5-5-5-9 0-19 1-28 1-7 0-26-1-33-1-3 0-6 1-6 7 1 1 0 4 3 4 4 0 11 1 11 7 0 5-5 10-7 12-3 2-41 38-52 50-9-19-20-38-30-57 0-1-1-4-1-5 0-2 6-6 16-7 2 0 6 0 6-6 0-1 0-5-5-5-6 0-13 1-19 1s-14 0-20 0c-4 0-12 0-18 0-4 0-10-1-15-1-1 0-6 0-6 7 0 4 3 4 8 4 17 0 18 3 22 8 13 28 27 54 41 82-5 6-11 11-16 17-6 5-20 18-25 24-36 36-48 48-75 49-4 0-8 0-8 7 0 1 1 4 5 4 8 0 18-1 27-1 5 0 12 0 17 0 6 0 12 1 17 1 2 0 6 0 6-6 0-5-2-5-5-5-2 0-9-1-9-7 0-5 4-9 10-16 21-19 40-38 60-57 12 22 24 45 36 69 2 3 2 3 2 4s-5 6-16 7c-2 0-6 0-6 7 1 1 0 4 5 4 6 0 12-1 19-1 6 0 13 0 19 0s12 0 18 0c5 0 11 1 16 1 1 0 6 0 6-6 0-5-4-5-9-5-16 0-18-4-21-8-16-32-31-63-47-94z"><text:p/></draw:path><draw:path draw:style-name="gr362" draw:text-style-name="P51" svg:width="0.096cm" svg:height="0.421cm" svg:x="0.617cm" svg:y="0.25cm" svg:viewBox="0 0 97 422" svg:d="M97 418c0-1 0-2-7-9-53-53-66-134-66-198 0-73 16-147 67-199 6-6 6-6 6-7 0-4-1-5-3-5-5 0-44 29-68 83-21 46-26 92-26 128 0 33 4 83 28 131 25 52 61 80 66 80 2 0 3-1 3-4z"><text:p/></draw:path><draw:path draw:style-name="gr362" draw:text-style-name="P51" svg:width="0.208cm" svg:height="0.19cm" svg:x="0.751cm" svg:y="0.378cm" svg:viewBox="0 0 209 191" svg:d="M128 59c3-11 12-49 41-49 3 0 13 0 22 6-12 1-21 12-21 21 0 7 5 16 17 16 9 0 22-9 22-25 0-22-24-28-39-28-25 0-39 23-44 32-11-27-34-32-46-32-44 0-68 55-68 65 0 5 5 5 6 5 2 0 5-2 5-5 14-45 42-55 56-55 9 0 23 3 23 27 0 13-7 42-23 101-6 27-21 43-39 43-3 0-12 0-22-4 11-3 20-11 20-23s-9-15-15-15c-13 0-23 11-23 24 0 20 20 28 40 28 27 0 42-29 43-31 6 15 20 31 45 31 45 0 69-54 69-65 0-3-5-3-6-3-4 0-4 1-5 4-14 45-43 54-56 54-17 0-23-13-23-27 0-9 2-18 7-37 5-20 10-39 14-58z"><text:p/></draw:path><draw:path draw:style-name="gr362" draw:text-style-name="P51" svg:width="0.097cm" svg:height="0.421cm" svg:x="1.003cm" svg:y="0.25cm" svg:viewBox="0 0 98 422" svg:d="M98 211c0-33-4-84-28-132-26-51-62-79-65-79s-5 2-5 5c0 1 0 1 8 9 41 41 65 109 65 197 0 73-15 146-67 200-6 5-6 6-6 7 0 3 2 4 5 4s42-29 67-82c20-47 26-94 26-129z"><text:p/></draw:path><draw:path draw:style-name="gr362" draw:text-style-name="P51" svg:width="0.28cm" svg:height="0.098cm" svg:x="1.283cm" svg:y="0.41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62" draw:text-style-name="P51" svg:width="0.138cm" svg:height="0.28cm" svg:x="1.915cm" svg:y="-0.001cm" svg:viewBox="0 0 139 281" svg:d="M86 11c0-10 0-11-9-11-27 28-64 28-77 28 0 4 0 8 0 13 8 0 34 0 55-12 0 73 0 145 0 219 0 15-1 20-39 20-5 0-9 0-14 0 0 4 0 8 0 13 15-1 52-1 69-1s54 0 68 1c0-5 0-9 0-13-5 0-8 0-13 0-38 0-40-5-40-20 0-80 0-158 0-237z"><text:p/></draw:path><draw:path draw:style-name="gr362" draw:text-style-name="P51" svg:width="0.456cm" svg:height="0.016cm" svg:x="1.754cm" svg:y="0.45cm" svg:viewBox="0 0 457 17" svg:d="M0 0c152 0 305 0 457 0 0 6 0 11 0 17-152 0-305 0-457 0 0-6 0-11 0-17z"><text:p/></draw:path><draw:path draw:style-name="gr362" draw:text-style-name="P51" svg:width="0.417cm" svg:height="0.297cm" svg:x="1.778cm" svg:y="0.565cm" svg:viewBox="0 0 418 298" svg:d="M362 49c11-18 22-33 48-36 4 0 8 0 8-8 0-1-2-5-5-5-10 0-22 1-33 1-14 0-30-1-43-1-3 0-8 0-8 8 0 5 3 5 6 5 11 1 25 4 25 17 0 5-2 8-6 14-38 67-76 133-114 199-5-70-11-140-16-209 0-9-1-20 30-21 8 0 12 0 12-8 0-4-4-5-7-5-17 0-35 1-51 1-10 0-34-1-44-1-3 0-8 0-8 8 0 5 4 5 10 5 19 0 21 3 22 11 2 11 2 22 3 32-36 63-71 124-107 187-5-72-11-143-16-214 0-5 0-15 33-16 3 0 8 0 8-8 0-5-5-5-6-5-17 0-35 1-51 1s-30-1-45-1c-2 0-7 0-7 8 0 5 4 5 10 5 21 0 21 4 22 16 6 86 14 172 20 258 0 7 0 11 6 11s7-2 10-10c41-72 83-143 124-215 5 71 11 142 16 214 1 9 1 11 7 11 5 0 7-5 9-8 46-81 93-160 138-241z"><text:p/></draw:path></draw:g></text:span></text:p>
      <text:p text:style-name="P39" loext:marker-style-name="T3"><text:span text:style-name="T15"/></text:p>
      <text:p text:style-name="P39" loext:marker-style-name="T3"><text:span text:style-name="T15">Knowing that </text:span><text:span text:style-name="T15"><draw:g text:anchor-type="as-char" svg:y="-0.314cm" draw:z-index="66" draw:name="모양72" draw:style-name="gr360"><svg:title>TexMaths</svg:title><svg:desc>12§display§X\sim Unif\left(0,W\right)§svg§600§FALSE§</svg:desc><draw:path draw:style-name="gr361" draw:text-style-name="P50" svg:width="3.093cm" svg:height="0.375cm" svg:x="0.01cm" svg:y="0.022cm" svg:viewBox="0 0 3094 376" svg:d="M0 0c1032 0 2062 0 3094 0 0 125 0 251 0 376-1032 0-2062 0-3094 0 0-125 0-251 0-376z"><text:p/></draw:path><draw:path draw:style-name="gr362" draw:text-style-name="P51" svg:width="0.347cm" svg:height="0.286cm" svg:x="-0.001cm" svg:y="0.028cm" svg:viewBox="0 0 348 287" svg:d="M193 115c-12-28-23-56-35-84-1-3-2-5-2-6 0-2 7-9 25-12 4 0 9 0 9-7 0-6-5-6-6-6-18 0-36 1-54 1-10 0-36-1-47-1-3 0-7 0-7 8 0 5 3 5 9 5 25 0 28 5 31 13 17 40 34 79 51 118-30 31-60 64-90 95-1 1-4 3-5 4-20 23-41 30-62 31-5 0-10 0-10 8 2 3 0 5 6 5 13 0 26-2 40-2 15 0 32 2 46 2 4 0 9 0 9-9 0-4-4-3-5-4-5-1-18-1-18-13 0-7 7-13 12-19 14-15 29-30 43-45 12-14 25-28 37-41 15 34 29 66 44 100 1 4 1 4 2 5 0 3-8 11-25 13-5 0-9 0-9 7 0 6 5 6 8 6 10 0 40-2 52-2 11 0 36 2 47 2 3 0 7 0 7-8 0-5-3-5-7-5-27-1-29-2-36-19-17-39-44-104-54-129 28-29 72-79 87-91 12-10 27-21 52-22 6 0 10 0 10-8-2-1 0-5-6-5-12 0-26 1-40 1-15 0-31-1-46-1-3 0-8 0-8 8 0 4 2 5 5 5 4 1 17 1 17 13 0 6-5 12-8 16-23 24-46 48-69 73z"><text:p/></draw:path><draw:path draw:style-name="gr362" draw:text-style-name="P51" svg:width="0.28cm" svg:height="0.098cm" svg:x="0.511cm" svg:y="0.161cm" svg:viewBox="0 0 281 99" svg:d="M281 14c0-9-3-14-6-14s-6 4-6 11c-1 41-30 64-59 64-26 0-47-19-67-37-22-19-45-38-72-38-47 0-71 47-71 84 0 15 4 10 5 15 5 0 6-9 6-10 2-47 33-65 60-65 26 0 47 18 67 36 22 19 43 39 72 39 46 0 71-47 71-85z"><text:p/></draw:path><draw:path draw:style-name="gr362" draw:text-style-name="P51" svg:width="0.291cm" svg:height="0.295cm" svg:x="0.961cm" svg:y="0.028cm" svg:viewBox="0 0 292 296" svg:d="M239 44c5-16 12-30 45-31 3 0 8 0 8-8-3-1 0-5-6-5-14 0-28 1-42 1-15 0-30-1-45-1-2 0-7 0-7 8 0 5 4 5 7 5 24 1 29 10 29 19 0 2-1 8-1 9-13 49-25 100-39 150-14 55-62 91-104 91-29 0-52-18-52-54 0-1 0-14 5-31 13-55 28-110 41-165 4-14 5-19 35-19 12 0 14 0 14-8 0-5-3-5-6-5-11 0-42 1-54 1s-42-1-54-1c-3 0-8 0-8 8 0 5 5 5 12 5 1 0 9 0 17 1 7 2 10 2 10 8 0 2-4 19-7 28-3 13-6 25-9 38-4 17-24 96-26 104-2 12-2 18-2 23 0 52 38 81 82 81 54 0 105-47 120-102 12-51 25-100 37-150z"><text:p/></draw:path><draw:path draw:style-name="gr362" draw:text-style-name="P51" svg:width="0.228cm" svg:height="0.189cm" svg:x="1.278cm" svg:y="0.13cm" svg:viewBox="0 0 229 190" svg:d="M25 161c-1 6-3 16-3 18 0 7 6 11 12 11 4 0 13-2 15-11 0-1 6-22 9-31 3-13 6-27 9-39 3-9 5-18 7-27 2-7 5-19 5-22 6-13 29-52 69-52 19 0 22 16 22 30 0 27-20 80-27 99-4 10-4 14-4 19 0 19 15 34 35 34 40 0 55-61 55-65s-3-4-5-4c-4 0-4 2-7 8-8 28-21 53-43 53-6 0-10-5-10-15 0-11 4-20 8-30 8-22 26-68 26-93 0-27-18-44-49-44-37 0-58 26-65 36-2-23-20-36-40-36-19 0-27 16-31 24-7 14-13 39-13 41 0 4 5 4 6 4 4 0 4 0 7-10 7-30 16-51 30-51 9 0 13 6 13 21 0 8-1 13-7 35-8 32-15 65-24 97z"><text:p/></draw:path><draw:path draw:style-name="gr362" draw:text-style-name="P51" svg:width="0.111cm" svg:height="0.28cm" svg:x="1.531cm" svg:y="0.037cm" svg:viewBox="0 0 112 281" svg:d="M108 16c0-9-6-16-16-16-12 0-22 11-22 23 0 7 6 14 15 14 10 0 23-9 23-21zM76 173c4-12 4-13 9-24 4-8 5-14 5-23 0-18-13-33-34-33-39 0-56 61-56 64 0 4 4 3 5 4 5 0 5-1 7-7 12-40 29-53 43-53 3 0 10 0 10 14 0 9-3 17-5 22-2 11-22 60-29 77-3 11-9 24-9 34 0 19 14 33 34 33 40 0 56-60 56-65 0-3-4-3-5-3-5 0-5 1-6 7-9 26-22 53-43 53-8 0-11-5-11-15s2-16 12-42c6-14 11-28 17-43z"><text:p/></draw:path><draw:path draw:style-name="gr362" draw:text-style-name="P51" svg:width="0.209cm" svg:height="0.38cm" svg:x="1.686cm" svg:y="0.019cm" svg:viewBox="0 0 210 381" svg:d="M132 129c12 0 24 0 36 0 8 0 13 0 13-10 0-4-5-4-12-4-12 0-23 0-35 0 4-16 6-32 10-48 1-9 7-38 10-44 3-7 10-15 19-15 2 0 13 0 21 9-19 1-22 15-22 23 0 9 7 14 15 14 11 0 23-10 23-25 0-19-19-29-37-29-13 0-41 7-53 49-2 9-4 14-14 66-10 0-20 0-29 0s-13 0-13 8c0 6 4 6 12 6 9 0 18 0 27 0-11 55-20 109-31 164-7 41-14 80-36 80-2 0-13 0-20-9 19-1 22-15 22-23 0-9-7-14-15-14-11 0-23 10-23 25 0 19 18 29 36 29 23 0 40-24 47-41 14-26 24-77 24-80 8-44 17-88 25-131z"><text:p/></draw:path><draw:path draw:style-name="gr362" draw:text-style-name="P51" svg:width="0.097cm" svg:height="0.419cm" svg:x="2.026cm" svg:y="0cm" svg:viewBox="0 0 98 420" svg:d="M98 415c0-2 0-2-7-9-53-53-66-132-66-196 0-73 16-146 67-199 6-5 6-5 6-7 0-3-2-4-4-4-4 0-42 29-68 82-21 47-26 93-26 128 0 32 5 83 28 130 26 52 62 80 66 80 2 0 4-2 4-5z"><text:p/></draw:path><draw:path draw:style-name="gr362" draw:text-style-name="P51" svg:width="0.177cm" svg:height="0.287cm" svg:x="2.166cm" svg:y="0.035cm" svg:viewBox="0 0 178 288" svg:d="M178 145c0-32-3-67-17-97-21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362" draw:text-style-name="P51" svg:width="0.048cm" svg:height="0.125cm" svg:x="2.396cm" svg:y="0.269cm" svg:viewBox="0 0 49 126" svg:d="M49 44c0-27-11-44-26-44s-23 11-23 23c0 11 8 23 23 23 5 0 9-3 14-6 1-2 1-2 3-2 0 3 0 0 0 6 0 32-15 57-29 71-4 4-4 5-4 6 0 4 1 5 4 5 5 0 38-32 38-82z"><text:p/></draw:path><draw:path draw:style-name="gr362" draw:text-style-name="P51" svg:width="0.418cm" svg:height="0.295cm" svg:x="2.57cm" svg:y="0.028cm" svg:viewBox="0 0 419 296" svg:d="M364 49c10-18 20-33 46-36 5 0 9 0 9-8 0-1-1-5-5-5-11 0-22 1-32 1-15 0-30-1-45-1-2 0-7 0-7 8 0 5 4 5 6 5 10 1 25 4 25 17 0 5-2 8-6 13-38 66-75 132-114 197-5-68-11-138-15-206 0-9-2-20 30-21 7 0 10 0 10-8 0-4-4-5-6-5-16 0-34 1-51 1-10 0-35-1-45-1-2 0-7 0-7 8 0 5 4 5 10 5 18 0 21 3 23 11 1 11 1 22 2 32-36 62-71 123-107 184-6-69-11-140-17-211 0-5 0-15 33-16 5 0 9 0 9-8 0-5-3-4-6-5-16 0-34 1-52 1-15 0-30-1-44-1-2 0-8 0-8 8 0 5 4 5 11 5 21 0 21 4 23 16 6 85 12 171 18 256 1 7 1 11 7 11 5 0 6-3 9-9 42-71 83-143 125-214 5 71 11 141 16 212 0 8 1 11 6 11 6 0 8-4 11-8 45-79 92-159 138-239z"><text:p/></draw:path><draw:path draw:style-name="gr362" draw:text-style-name="P51" svg:width="0.097cm" svg:height="0.419cm" svg:x="3.027cm" svg:y="0cm" svg:viewBox="0 0 98 420" svg:d="M98 210c0-32-4-84-27-131-25-51-61-79-66-79-3 0-5 1-5 4 0 2 0 2 8 10 42 41 66 109 66 196 0 71-15 145-68 199-6 4-6 4-6 6 0 3 2 5 5 5 5 0 42-29 67-82 22-47 26-94 26-128z"><text:p/></draw:path></draw:g></text:span><text:span text:style-name="T15">, we can get expectation and variance.</text:span></text:p>
      <text:p text:style-name="P39" loext:marker-style-name="T3"><text:span text:style-name="T15"/></text:p>
      <text:p text:style-name="P39" loext:marker-style-name="T3"><text:span text:style-name="T15"><draw:g text:anchor-type="as-char" svg:y="-0.572cm" draw:z-index="67" draw:name="모양73" draw:style-name="gr360"><svg:title>TexMaths</svg:title><svg:desc>12§display§E\left[X\right]=\frac{0+W}2=\frac W2§svg§600§FALSE§</svg:desc><draw:path draw:style-name="gr361" draw:text-style-name="P50" svg:width="3.892cm" svg:height="0.816cm" svg:x="0.004cm" svg:y="0.021cm" svg:viewBox="0 0 3893 817" svg:d="M0 0c1298 0 2595 0 3893 0 0 272 0 545 0 817-1298 0-2595 0-3893 0 0-272 0-545 0-817z"><text:p/></draw:path><draw:path draw:style-name="gr362" draw:text-style-name="P51" svg:width="0.304cm" svg:height="0.284cm" svg:x="-0.001cm" svg:y="0.287cm" svg:viewBox="0 0 305 285" svg:d="M282 187c1-1 2-5 2-6-1-1 0-3-4-3-5 0-5 2-6 4-28 63-44 90-116 90-20 0-40 0-61 0-6 0-7 0-9 0-5 0-6-1-6-5 0-1 0-1 2-9 10-38 19-77 29-114 14 0 27 0 42 0 36 0 36 8 36 19 0 3 0 7-4 21 0 2-1 3-1 4 0 3 2 5 6 5s5-2 6-8c8-34 16-66 24-99 0-3-2-4-5-4s-5 2-6 7c-8 32-17 42-55 42-13 0-26 0-40 0 9-34 17-69 26-102 3-15 3-17 22-17 20 0 40 0 59 0 52 0 65 13 65 47 0 11 0 12-2 23 0 2 0 4 0 7 0 1 1 6 4 6 5 0 6-4 6-11 3-24 6-49 9-73 1-11 0-11-11-11-71 0-143 0-214 0-8 0-12 0-12 8 0 4 4 4 12 4 16 0 28 0 28 8 0 2 0 3-2 10-20 74-38 149-57 223-3 16-5 19-38 19-7 0-11 0-11 9 0 4 4 4 11 4 73 0 146 0 219 0 10 0 10 0 14-7 13-31 25-61 38-91z"><text:p/></draw:path><draw:path draw:style-name="gr362" draw:text-style-name="P51" svg:width="0.057cm" svg:height="0.42cm" svg:x="0.438cm" svg:y="0.257cm" svg:viewBox="0 0 58 421" svg:d="M58 421c0-6 0-12 0-17-14 0-28 0-41 0 0-129 0-258 0-387 13 0 27 0 41 0 0-6 0-11 0-17-20 0-39 0-58 0 0 140 0 281 0 421 19 0 38 0 58 0z"><text:p/></draw:path><draw:path draw:style-name="gr362" draw:text-style-name="P51" svg:width="0.347cm" svg:height="0.286cm" svg:x="0.516cm" svg:y="0.286cm" svg:viewBox="0 0 348 287" svg:d="M193 114c-12-28-23-56-35-84-1-4-1-4-2-5 0-3 7-11 25-13 4 0 9 0 9-7 0-5-5-5-6-5-18 0-36 1-54 1-10 0-36-1-47-1-3 0-7 0-7 8 0 4 3 4 9 4 25 0 28 5 31 14 17 40 34 78 51 118-30 31-60 62-90 95-1 1-4 2-5 5-20 22-41 28-62 29-5 2-10 2-10 9 0 1 0 5 6 5 13 0 26-2 40-2 15 0 32 2 46 2 3 0 9 0 9-9 0-3-5-5-6-5-4 0-17-1-17-13 0-6 7-13 12-18 14-15 29-31 43-45 12-15 25-29 37-42 15 33 29 67 44 100 1 5 2 5 2 6 0 4-8 11-25 12-5 2-9 2-9 9 0 5 5 5 6 5 12 0 42-2 54-2 11 0 36 2 47 2 3 0 7 0 7-9 0-5-3-5-7-5-27 0-29-1-36-18-17-39-44-105-54-130 28-29 72-79 87-91 12-10 27-21 52-22 6 0 10 0 10-8-2-2 0-4-6-4-12 0-26 1-40 1-15 0-31-1-46-1-3 0-8 0-8 8 0 3 2 4 5 4 4 1 17 1 17 13 0 6-5 12-8 16-23 24-46 49-69 73z"><text:p/></draw:path><draw:path draw:style-name="gr362" draw:text-style-name="P51" svg:width="0.057cm" svg:height="0.42cm" svg:x="0.896cm" svg:y="0.257cm" svg:viewBox="0 0 58 421" svg:d="M58 0c-20 0-39 0-58 0 0 6 0 11 0 17 13 0 28 0 41 0 0 129 0 258 0 387-13 0-28 0-41 0 0 5 0 11 0 17 19 0 38 0 58 0 0-140 0-281 0-421z"><text:p/></draw:path><draw:path draw:style-name="gr362" draw:text-style-name="P51" svg:width="0.28cm" svg:height="0.097cm" svg:x="1.145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177cm" svg:height="0.289cm" svg:x="1.633cm" svg:y="0.007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39-30 53-49 53z"><text:p/></draw:path><draw:path draw:style-name="gr362" draw:text-style-name="P51" svg:width="0.28cm" svg:height="0.28cm" svg:x="1.945cm" svg:y="0.04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362" draw:text-style-name="P51" svg:width="0.418cm" svg:height="0.296cm" svg:x="2.365cm" svg:y="0cm" svg:viewBox="0 0 419 297" svg:d="M364 49c10-19 20-33 46-36 5 0 9 0 9-8 0-1-1-5-5-5-11 0-22 1-32 1-15 0-30-1-45-1-2 0-7 0-7 8 0 5 4 5 6 5 10 0 25 4 25 17 0 5-2 7-6 13-38 66-75 132-114 199-5-69-11-139-15-208 0-9-2-21 30-21 7 0 10 0 10-8 0-4-4-5-6-5-16 0-34 1-51 1-10 0-35-1-45-1-2 0-8 0-8 8 0 5 5 5 11 5 18 0 21 3 23 11 1 11 1 22 2 32-36 63-71 124-107 186-6-72-11-142-17-213 0-5 0-16 33-16 5 0 8 0 8-8 0-5-3-4-5-5-16 0-34 1-52 1-15 0-30-1-45-1-1 0-7 0-7 8 0 5 4 5 11 5 20 0 21 4 23 16 6 85 12 170 18 256 1 9 1 12 7 12 5 0 6-3 9-9 42-72 83-143 125-215 5 71 11 142 16 212 0 10 1 12 6 12 6 0 8-4 11-8 45-80 92-159 138-240z"><text:p/></draw:path><draw:path draw:style-name="gr362" draw:text-style-name="P51" svg:width="1.181cm" svg:height="0.016cm" svg:x="1.617cm" svg:y="0.457cm" svg:viewBox="0 0 1182 17" svg:d="M0 0c394 0 787 0 1182 0 0 6 0 11 0 17-395 0-788 0-1182 0 0-6 0-11 0-17z"><text:p/></draw:path><draw:path draw:style-name="gr362" draw:text-style-name="P51" svg:width="0.168cm" svg:height="0.28cm" svg:x="2.122cm" svg:y="0.579cm" svg:viewBox="0 0 169 281" svg:d="M32 248c16-14 30-28 46-43 65-59 91-81 91-123 0-48-38-82-90-82-48 0-79 38-79 77 0 23 22 23 23 23 7 0 21-5 21-22 0-11-7-23-21-23-4 0-5 0-6 1 9-27 32-43 56-43 39 0 58 34 58 69 0 33-22 67-45 93-27 30-54 60-81 90-5 5-5 5-5 16 53 0 104 0 157 0 4-26 9-49 12-73-3 0-7 0-11 0-2 12-4 31-9 37-3 3-31 3-40 3-25 0-51 0-77 0z"><text:p/></draw:path><draw:path draw:style-name="gr362" draw:text-style-name="P51" svg:width="0.279cm" svg:height="0.097cm" svg:x="2.99cm" svg:y="0.416cm" svg:viewBox="0 0 280 98" svg:d="M266 17c6 0 14 0 14-9 0-8-8-8-14-8-84 0-169 0-253 0-5 0-13 0-13 8 0 9 8 9 14 9 84 0 168 0 252 0zM266 98c6 0 14 0 14-8s-8-8-14-8c-84 0-168 0-252 0-6 0-14 0-14 8s8 8 13 8c84 0 169 0 253 0z"><text:p/></draw:path><draw:path draw:style-name="gr362" draw:text-style-name="P51" svg:width="0.418cm" svg:height="0.296cm" svg:x="3.484cm" svg:y="0cm" svg:viewBox="0 0 419 297" svg:d="M364 49c10-19 21-33 48-36 3 0 7 0 7-8 0-1-1-5-5-5-10 0-22 1-32 1-15 0-30-1-44-1-3 0-8 0-8 8 0 5 4 5 6 5 11 0 25 4 25 17 0 5-2 7-6 13-38 66-75 132-114 199-5-69-11-139-15-208 0-9-2-21 30-21 7 0 12 0 12-8 0-4-5-5-8-5-16 0-34 1-51 1-10 0-34-1-43-1-4 0-9 0-9 8 0 5 4 5 10 5 19 0 21 3 23 11 1 11 1 22 2 32-36 63-71 124-107 186-5-72-11-142-15-213 0-5 0-16 31-16 5 0 9 0 9-8 0-5-4-5-6-5-16 0-34 1-51 1-16 0-30-1-45-1-2 0-8 0-8 8 0 5 5 5 11 5 21 0 21 4 23 16 6 85 13 170 19 256 0 9 0 12 6 12s7-3 11-9c40-72 82-143 123-215 5 71 11 142 16 212 1 10 1 12 7 12 5 0 7-4 10-8 45-80 92-159 138-240z"><text:p/></draw:path><draw:path draw:style-name="gr362" draw:text-style-name="P51" svg:width="0.456cm" svg:height="0.016cm" svg:x="3.461cm" svg:y="0.457cm" svg:viewBox="0 0 457 17" svg:d="M0 0c152 0 305 0 457 0 0 6 0 11 0 17-152 0-305 0-457 0 0-6 0-11 0-17z"><text:p/></draw:path><draw:path draw:style-name="gr362" draw:text-style-name="P51" svg:width="0.167cm" svg:height="0.28cm" svg:x="3.605cm" svg:y="0.579cm" svg:viewBox="0 0 168 281" svg:d="M32 248c16-14 30-28 46-43 65-59 90-81 90-123 0-48-37-82-89-82-48 0-79 38-79 77 0 23 22 23 23 23 7 0 21-5 21-22 0-11-7-23-22-23-3 0-4 0-5 1 9-27 32-43 56-43 39 0 57 34 57 69 0 33-21 67-44 93-27 30-54 60-81 90-5 5-5 5-5 16 53 0 104 0 157 0 4-26 7-49 11-73-4 0-6 0-10 0-2 12-6 31-9 37-4 3-31 3-40 3-25 0-51 0-77 0z"><text:p/></draw:path></draw:g></text:span><text:span text:style-name="T15">,</text:span></text:p>
      <text:p text:style-name="P39" loext:marker-style-name="T3"><text:span text:style-name="T15"/></text:p>
      <text:p text:style-name="P39" loext:marker-style-name="T3"><text:span text:style-name="T15"><draw:g text:anchor-type="as-char" svg:y="-0.631cm" draw:z-index="68" draw:name="모양74" draw:style-name="gr360"><svg:title>TexMaths</svg:title><svg:desc>12§display§V\left(X\right)=\frac{W\left(W+2\right)}{12}=\frac{W^2+2W}{12}§svg§600§FALSE§</svg:desc><draw:path draw:style-name="gr361" draw:text-style-name="P50" svg:width="6.22cm" svg:height="0.878cm" svg:x="0cm" svg:y="0.021cm" svg:viewBox="0 0 6221 879" svg:d="M0 0c2074 0 4147 0 6221 0 0 293 0 587 0 879-2074 0-4147 0-6221 0 0-292 0-586 0-879z"><text:p/></draw:path><draw:path draw:style-name="gr362" draw:text-style-name="P51" svg:width="0.299cm" svg:height="0.296cm" svg:x="0.002cm" svg:y="0.347cm" svg:viewBox="0 0 300 297" svg:d="M241 48c21-32 39-34 54-35 5 0 4-5 5-7 0-4-2-6-5-6-11 0-24 1-35 1-14 0-28-1-42-1-2 0-8 0-8 8 0 5 5 5 7 5 11 1 19 5 19 15 0 6-3 10-6 15-43 69-86 137-129 205-10-74-19-147-29-222 0-7 10-13 29-13 6 0 11 0 11-8 0-4-4-5-6-5-17 0-35 1-52 1-8 0-16 0-24 0-7 0-16-1-23-1-2 0-7 0-7 8 0 5 4 5 10 5 24 0 24 4 26 15 11 86 22 174 32 260 2 8 4 9 9 9 7 0 8-2 12-7 50-80 102-162 152-242z"><text:p/></draw:path><draw:path draw:style-name="gr362" draw:text-style-name="P51" svg:width="0.097cm" svg:height="0.42cm" svg:x="0.43cm" svg:y="0.319cm" svg:viewBox="0 0 98 421" svg:d="M98 416c0-1 0-1-7-8-53-54-66-133-66-198 0-73 16-146 67-199 6-5 6-6 6-7 0-3-1-4-4-4-4 0-42 29-66 82-22 46-28 93-28 128 0 34 5 84 29 132 25 51 61 79 65 79 3 0 4-1 4-5z"><text:p/></draw:path><draw:path draw:style-name="gr362" draw:text-style-name="P51" svg:width="0.346cm" svg:height="0.287cm" svg:x="0.564cm" svg:y="0.347cm" svg:viewBox="0 0 347 288" svg:d="M193 115c-12-27-24-56-36-84-1-3-2-5-2-6 0-2 7-9 25-12 5 0 8 0 8-7 0-6-4-6-6-6-16 0-36 1-52 1-11 0-38-1-48-1-3 0-8 0-8 8 0 5 5 5 10 5 25 0 28 5 31 13 17 40 34 78 51 118-30 32-59 64-89 96-3 1-4 4-6 5-21 22-41 28-61 30-6 1-10 1-10 8 0 1 0 5 5 5 13 0 27-1 39-1 16 0 33 1 48 1 3 0 8 0 8-9 0-3-4-4-5-4-4 0-17-2-17-13 0-6 6-14 11-18 14-16 29-30 43-46 13-14 25-28 38-42 15 34 28 67 42 101 3 4 3 4 3 6 0 3-9 10-24 12-5 1-9 1-9 8 0 5 4 5 6 5 12 0 41-1 53-1 11 0 36 1 47 1 4 0 8 0 8-9 0-4-4-4-7-4-29 0-30-2-37-18-16-40-44-106-54-131 29-29 73-79 86-91 12-10 29-21 54-22 5 0 9 0 9-8-1-1 0-5-5-5-13 0-26 1-40 1-15 0-32-1-46-1-3 0-9 0-9 8 0 4 3 5 5 5 4 1 17 1 17 13 0 6-5 12-7 16-23 24-46 49-69 73z"><text:p/></draw:path><draw:path draw:style-name="gr362" draw:text-style-name="P51" svg:width="0.097cm" svg:height="0.42cm" svg:x="0.959cm" svg:y="0.319cm" svg:viewBox="0 0 98 421" svg:d="M98 210c0-32-4-84-28-131-26-51-62-79-65-79-4 0-5 1-5 4 0 1 0 2 8 9 41 42 65 109 65 197 0 72-15 146-67 199-6 6-6 6-6 7 0 4 1 5 5 5 3 0 42-29 66-83 21-45 27-92 27-128z"><text:p/></draw:path><draw:path draw:style-name="gr362" draw:text-style-name="P51" svg:width="0.28cm" svg:height="0.097cm" svg:x="1.24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418cm" svg:height="0.295cm" svg:x="1.735cm" svg:y="0.063cm" svg:viewBox="0 0 419 296" svg:d="M364 49c9-19 20-35 46-36 4-1 9-1 9-8 0-3-3-5-6-5-10 0-22 1-33 1-14 0-30-1-43-1-2 0-8 0-8 7 0 5 3 6 6 6 11 0 25 4 25 16 0 5-2 8-5 14-38 66-75 132-114 198-5-69-11-139-15-209-2-8-2-19 28-19 8 0 12 0 12-8 0-5-4-5-6-5-18 0-34 1-51 1-10 0-35-1-45-1-2 0-8 0-8 8 0 5 5 5 11 5 18 0 20 3 21 10 2 11 2 23 3 33-36 62-71 124-107 185-5-71-11-143-16-213 0-5 0-15 33-15 3 0 8 0 8-8 0-5-5-5-6-5-17 0-35 1-51 1-15 0-30-1-45-1-2 0-7 0-7 7 0 6 4 6 11 6 20 0 20 4 21 16 6 85 14 171 20 256 0 9 1 11 7 11 5 0 6-2 9-8 41-72 83-143 124-215 5 71 11 142 16 212 1 10 2 11 7 11 6 0 8-3 9-7 47-80 93-159 140-240z"><text:p/></draw:path><draw:path draw:style-name="gr362" draw:text-style-name="P51" svg:width="0.097cm" svg:height="0.42cm" svg:x="2.28cm" svg:y="0.034cm" svg:viewBox="0 0 98 421" svg:d="M98 417c0-1 0-2-7-9-53-53-66-132-66-197 0-73 16-146 67-199 6-5 6-6 6-7 0-4-1-5-4-5-4 0-42 29-66 83-22 45-28 92-28 128 0 33 5 84 29 131 25 53 61 79 65 79 3 0 4-1 4-4z"><text:p/></draw:path><draw:path draw:style-name="gr362" draw:text-style-name="P51" svg:width="0.418cm" svg:height="0.295cm" svg:x="2.427cm" svg:y="0.063cm" svg:viewBox="0 0 419 296" svg:d="M364 49c9-19 20-35 46-36 4-1 9-1 9-8 0-3-3-5-6-5-10 0-22 1-33 1-14 0-30-1-43-1-2 0-8 0-8 7 0 5 3 6 6 6 11 0 25 4 25 16 0 5-2 8-5 14-38 66-75 132-114 198-5-69-11-139-15-209-2-8-2-19 28-19 8 0 12 0 12-8 0-5-4-5-7-5-17 0-33 1-50 1-10 0-35-1-45-1-2 0-8 0-8 8 0 5 5 5 10 5 19 0 21 3 22 10 2 11 2 23 3 33-36 62-71 124-107 185-5-71-11-143-16-213 0-5 0-15 33-15 3 0 8 0 8-8 0-5-5-5-6-5-17 0-35 1-51 1-15 0-30-1-45-1-2 0-7 0-7 7 0 6 4 6 10 6 21 0 21 4 22 16 6 85 14 171 20 256 0 9 1 11 6 11 6 0 7-2 10-8 41-72 83-143 124-215 5 71 11 142 16 212 1 10 2 11 7 11s8-3 9-7c47-80 93-159 140-240z"><text:p/></draw:path><draw:path draw:style-name="gr362" draw:text-style-name="P51" svg:width="0.279cm" svg:height="0.28cm" svg:x="2.977cm" svg:y="0.103cm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362" draw:text-style-name="P51" svg:width="0.167cm" svg:height="0.28cm" svg:x="3.396cm" svg:y="0.07cm" svg:viewBox="0 0 168 281" svg:d="M32 248c15-14 30-30 45-44 66-58 91-80 91-122 0-48-37-82-89-82-48 0-79 38-79 76 0 24 22 24 23 24 7 0 21-5 21-23 0-11-7-22-22-22-3 0-4 0-5 0 9-26 32-42 56-42 39 0 57 34 57 69 0 33-21 67-45 92-26 30-54 61-80 91-5 4-5 5-5 16 52 0 104 0 156 0 4-24 8-49 12-73-4 0-6 0-10 0-2 12-6 31-9 37-4 3-31 3-41 3-25 0-50 0-76 0z"><text:p/></draw:path><draw:path draw:style-name="gr362" draw:text-style-name="P51" svg:width="0.097cm" svg:height="0.42cm" svg:x="3.61cm" svg:y="0.034cm" svg:viewBox="0 0 98 421" svg:d="M98 211c0-33-4-84-27-132-27-51-63-79-66-79s-5 2-5 5c0 1 0 2 8 9 41 42 65 108 65 197 0 72-15 146-67 199-6 5-6 6-6 7 0 3 2 4 5 4s42-28 67-82c22-46 26-93 26-128z"><text:p/></draw:path><draw:path draw:style-name="gr362" draw:text-style-name="P51" svg:width="2.038cm" svg:height="0.016cm" svg:x="1.711cm" svg:y="0.52cm" svg:viewBox="0 0 2039 17" svg:d="M0 0c679 0 1360 0 2039 0 0 6 0 11 0 17-679 0-1360 0-2039 0 0-6 0-11 0-17z"><text:p/></draw:path><draw:path draw:style-name="gr362" draw:text-style-name="P51" svg:width="0.138cm" svg:height="0.28cm" svg:x="2.557cm" svg:y="0.641cm" svg:viewBox="0 0 139 281" svg:d="M86 11c0-10 0-11-9-11-27 28-64 28-77 28 0 4 0 8 0 13 8 0 34 0 55-12 0 73 0 145 0 218 0 16-1 20-38 20-5 0-10 0-15 0 0 5 0 9 0 14 16-2 52-2 69-2s54 0 68 2c0-5 0-9 0-14-5 0-8 0-13 0-38 0-40-4-40-20 0-79 0-157 0-236z"><text:p/></draw:path><draw:path draw:style-name="gr362" draw:text-style-name="P51" svg:width="0.167cm" svg:height="0.28cm" svg:x="2.752cm" svg:y="0.641cm" svg:viewBox="0 0 168 281" svg:d="M32 248c16-14 30-28 46-43 65-59 90-81 90-123 0-48-37-82-89-82-48 0-79 38-79 77 0 23 22 23 23 23 7 0 21-5 21-22 0-11-7-22-22-22-3 0-4 0-5 0 9-27 32-43 56-43 39 0 57 34 57 69 0 33-21 67-44 93-27 30-54 60-81 90-5 5-5 6-5 16 53 0 104 0 157 0 4-24 7-49 11-73-4 0-6 0-10 0-2 12-6 31-9 37-4 3-31 3-40 3-25 0-51 0-77 0z"><text:p/></draw:path><draw:path draw:style-name="gr362" draw:text-style-name="P51" svg:width="0.28cm" svg:height="0.097cm" svg:x="3.941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362" draw:text-style-name="P51" svg:width="0.418cm" svg:height="0.295cm" svg:x="4.437cm" svg:y="0.063cm" svg:viewBox="0 0 419 296" svg:d="M364 49c10-19 20-35 46-36 5-1 9-1 9-8 0-3-1-5-5-5-11 0-22 1-32 1-15 0-30-1-45-1-2 0-7 0-7 7 0 5 4 6 6 6 10 0 25 4 25 16 0 5-2 8-6 14-38 66-75 132-114 198-5-69-11-139-15-209 0-8-2-19 30-19 7 0 10 0 10-8 0-5-4-5-6-5-16 0-34 1-51 1-10 0-35-1-45-1-2 0-8 0-8 8 0 5 5 5 11 5 18 0 21 3 23 10 1 11 1 23 2 33-36 62-71 124-107 185-6-71-11-143-17-213 0-5 0-15 33-15 5 0 8 0 8-8 0-5-3-4-5-5-18 0-34 1-52 1-15 0-30-1-45-1-1 0-7 0-7 7 0 6 4 6 11 6 20 0 21 4 21 16 6 85 14 171 20 256 1 9 1 11 7 11 5 0 6-2 9-8 42-72 83-143 125-215 5 71 11 142 16 212 0 10 1 11 6 11 6 0 8-3 11-7 45-80 92-159 138-240z"><text:p/></draw:path><draw:path draw:style-name="gr362" draw:text-style-name="P51" svg:width="0.13cm" svg:height="0.195cm" svg:x="4.889cm" svg:y="0cm" svg:viewBox="0 0 131 196" svg:d="M131 142c-4 0-7 0-11 0 0 7-4 24-7 27-3 1-25 1-29 1-18 0-37 0-55 0 31-27 42-34 60-49 21-17 42-36 42-63 0-36-31-58-70-58-36 0-61 25-61 53 0 15 13 17 16 17 7 0 15-5 15-16 0-6-2-16-17-16 9-21 29-27 42-27 30 0 46 23 46 47 0 25-18 45-28 56-24 24-48 47-72 71-2 2-2 2-2 11 41 0 80 0 121 0 4-18 6-36 10-54z"><text:p/></draw:path><draw:path draw:style-name="gr362" draw:text-style-name="P51" svg:width="0.28cm" svg:height="0.28cm" svg:x="5.177cm" svg:y="0.103cm" svg:viewBox="0 0 281 281" svg:d="M149 149c39 0 78 0 117 0 6 0 15 0 15-9 0-8-9-8-15-8-39 0-78 0-117 0 0-40 0-78 0-118 0-6 0-14-9-14-8 0-8 8-8 14 0 40 0 78 0 118-40 0-79 0-119 0-5 0-13 0-13 8 0 9 8 9 13 9 40 0 79 0 119 0 0 39 0 78 0 117 0 6 0 15 8 15 9 0 9-9 9-15 0-39 0-78 0-117z"><text:p/></draw:path><draw:path draw:style-name="gr362" draw:text-style-name="P51" svg:width="0.167cm" svg:height="0.28cm" svg:x="5.596cm" svg:y="0.07cm" svg:viewBox="0 0 168 281" svg:d="M32 248c15-14 30-30 45-44 66-58 91-80 91-122 0-48-37-82-89-82-48 0-79 38-79 76 0 24 22 24 23 24 7 0 21-5 21-23 0-11-7-22-22-22-3 0-4 0-5 0 9-26 32-42 56-42 39 0 57 34 57 69 0 33-21 67-44 92-27 30-54 61-81 91-5 4-5 5-5 16 53 0 104 0 157 0 4-24 7-49 11-73-4 0-6 0-10 0-2 12-6 31-9 37-4 3-31 3-41 3-25 0-50 0-76 0z"><text:p/></draw:path><draw:path draw:style-name="gr362" draw:text-style-name="P51" svg:width="0.418cm" svg:height="0.295cm" svg:x="5.81cm" svg:y="0.063cm" svg:viewBox="0 0 419 296" svg:d="M364 49c9-19 20-35 46-36 4-1 9-1 9-8 0-3-3-5-6-5-10 0-22 1-33 1-14 0-30-1-43-1-2 0-8 0-8 7 0 5 3 6 6 6 11 0 25 4 25 16 0 5-2 8-5 14-38 66-75 132-114 198-5-69-11-139-15-209-2-8-2-19 28-19 8 0 12 0 12-8 0-5-4-5-7-5-17 0-33 1-50 1-11 0-35-1-45-1-2 0-8 0-8 8 0 5 5 5 10 5 19 0 21 3 22 10 2 11 2 23 3 33-36 62-71 124-107 185-5-71-11-143-16-213 0-5 0-15 33-15 3 0 8 0 8-8 0-5-5-5-6-5-17 0-35 1-51 1-15 0-30-1-45-1-2 0-7 0-7 7 0 6 4 6 10 6 21 0 21 4 22 16 6 85 14 171 20 256 0 9 1 11 6 11 6 0 7-2 10-8 41-72 83-143 124-215 5 71 11 142 16 212 1 10 2 11 7 11s8-3 9-7c47-80 93-159 140-240z"><text:p/></draw:path><draw:path draw:style-name="gr362" draw:text-style-name="P51" svg:width="1.828cm" svg:height="0.016cm" svg:x="4.414cm" svg:y="0.52cm" svg:viewBox="0 0 1829 17" svg:d="M0 0c610 0 1219 0 1829 0 0 6 0 11 0 17-610 0-1219 0-1829 0 0-6 0-11 0-17z"><text:p/></draw:path><draw:path draw:style-name="gr362" draw:text-style-name="P51" svg:width="0.138cm" svg:height="0.28cm" svg:x="5.154cm" svg:y="0.641cm" svg:viewBox="0 0 139 281" svg:d="M86 11c0-10 0-11-9-11-25 28-63 28-77 28 0 4 0 8 0 13 8 0 34 0 55-12 0 73 0 145 0 218 0 16-1 20-38 20-5 0-9 0-13 0 0 5 0 9 0 14 14-2 50-2 67-2 18 0 54 0 68 2 0-5 0-9 0-14-5 0-8 0-13 0-37 0-40-4-40-20 0-79 0-157 0-236z"><text:p/></draw:path><draw:path draw:style-name="gr362" draw:text-style-name="P51" svg:width="0.168cm" svg:height="0.28cm" svg:x="5.349cm" svg:y="0.641cm" svg:viewBox="0 0 169 281" svg:d="M34 248c14-14 30-28 44-43 66-59 91-81 91-123 0-48-38-82-90-82-48 0-79 38-79 77 0 23 22 23 23 23 7 0 21-5 21-22 0-11-7-22-21-22-4 0-5 0-6 0 9-27 32-43 57-43 39 0 57 34 57 69 0 33-22 67-45 93-27 30-54 60-81 90-5 5-5 6-5 16 53 0 104 0 157 0 4-24 9-49 12-73-3 0-7 0-11 0-2 12-4 31-9 37-3 3-31 3-40 3-25 0-50 0-75 0z"><text:p/></draw:path></draw:g></text:span></text:p>
      <text:p text:style-name="P27" loext:marker-style-name="T4"><text:span text:style-name="T4">Problem </text:span><text:span text:style-name="T5">8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14" table:style-name="표14">
        <table:table-column table:style-name="표14.A"/>
        <table:table-row table:style-name="표14.1">
          <table:table-cell table:style-name="표14.A1" office:value-type="string">
            <text:p text:style-name="P44"/>
            <text:p text:style-name="P44"><draw:g text:anchor-type="as-char" svg:y="-0.288cm" draw:z-index="80" draw:style-name="gr1"><svg:title>TexMaths</svg:title><svg:desc>12§display§0.85§svg§600§FALSE§</svg:desc><draw:path draw:style-name="gr363" draw:text-style-name="P50" svg:width="0.682cm" svg:height="0.244cm" svg:x="0.006cm" svg:y="0.021cm" svg:viewBox="0 0 683 245" svg:d="M0 0c228 0 455 0 683 0 0 82 0 163 0 245-228 0-455 0-683 0 0-82 0-163 0-245z"><text:p/></draw:path><draw:path draw:style-name="gr364" draw:text-style-name="P51" svg:width="0.175cm" svg:height="0.287cm" svg:x="0.001cm" svg:y="0cm" svg:viewBox="0 0 176 288" svg:d="M176 145c0-34-1-67-16-98-20-40-54-47-71-47-25 0-57 11-73 50-15 29-16 61-16 95 0 30 1 68 18 101 19 33 49 42 70 42 22 0 55-9 73-49 14-29 15-62 15-94zM88 278c-16 0-41-10-48-50-5-25-5-64-5-88 0-26 0-55 3-76 8-51 40-54 50-54 14 0 42 7 50 49 4 23 4 55 4 81 0 30 0 59-5 87-6 39-30 51-49 51z"><text:p/></draw:path><draw:path draw:style-name="gr365" draw:text-style-name="P51" svg:width="0.043cm" svg:height="0.043cm" svg:x="0.231cm" svg:y="0.234cm" svg:viewBox="0 0 44 44" svg:d="M44 23c0-12-10-23-22-23s-22 11-22 23 10 21 22 21 22-9 22-21z"><text:p/></draw:path><draw:path draw:style-name="gr366" draw:text-style-name="P51" svg:width="0.173cm" svg:height="0.287cm" svg:x="0.33cm" svg:y="0cm" svg:viewBox="0 0 174 288" svg:d="M50 87c-19-11-20-26-20-33 0-26 26-43 56-43 32 0 58 21 58 51 0 24-16 45-41 59-18-12-35-23-53-34zM112 127c31-14 51-37 51-65 0-38-37-62-75-62-42 0-77 31-77 70 0 8 1 27 19 46 4 5 19 16 30 23-24 11-60 35-60 76 0 45 42 73 86 73 48 0 88-35 88-81 0-14-5-33-20-51-9-9-15-11-42-29zM70 145c16 11 34 22 51 32 12 8 33 21 33 46 0 31-33 53-66 53-36 0-68-27-68-61 0-24 14-51 50-70z"><text:p/></draw:path><draw:path draw:style-name="gr367" draw:text-style-name="P51" svg:width="0.167cm" svg:height="0.287cm" svg:x="0.542cm" svg:y="0cm" svg:viewBox="0 0 168 288" svg:d="M168 194c0-49-35-91-80-91-21 0-39 7-53 22 0-28 0-55 0-82 8 3 21 5 36 5 51 0 80-38 80-43 0-3-1-5-3-5s-2 0-4 1c-8 4-29 12-58 12-16 0-36-2-55-12-3-1-5-1-6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text:p>
            <text:p text:style-name="P44"/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8" loext:marker-style-name="T3"><text:span text:style-name="T16"/></text:p>
      <text:p text:style-name="P47" loext:marker-style-name="T3"><text:span text:style-name="T16">L</text:span><text:span text:style-name="T15">et </text:span><text:span text:style-name="T15"><draw:g text:anchor-type="as-char" svg:y="-0.286cm" draw:z-index="79" draw:style-name="gr1"><svg:title>TexMaths</svg:title><svg:desc>12§display§X§svg§600§FALSE§</svg:desc><draw:path draw:style-name="gr201" draw:text-style-name="P50" svg:width="0.313cm" svg:height="0.241cm" svg:x="0.012cm" svg:y="0.022cm" svg:viewBox="0 0 314 242" svg:d="M0 0c105 0 209 0 314 0 0 80 0 162 0 242-105 0-209 0-314 0 0-80 0-162 0-242z"><text:p/></draw:path><draw:path draw:style-name="gr202" draw:text-style-name="P51" svg:width="0.345cm" svg:height="0.285cm" svg:x="0.001cm" svg:y="0cm" svg:viewBox="0 0 346 286" svg:d="M192 114c-12-28-22-55-34-83-2-3-2-3-2-6 0-2 8-11 23-12 5-1 9-1 9-8 0-5-5-5-6-5-16 0-34 1-52 1-11 0-37-1-47-1-2 0-8 0-8 8 0 5 4 5 9 5 27 0 29 4 33 13 15 39 32 78 49 118-30 31-60 62-89 94-2 1-4 3-5 4-21 23-41 29-62 30-5 2-10 2-10 9 0 1 0 5 6 5 13 0 26-2 40-2 15 0 32 2 47 2 2 0 7 0 7-9 0-3-4-5-5-5-4 0-17-1-17-13 0-6 6-13 12-18 13-14 28-30 42-45 12-14 26-28 39-42 13 33 27 67 41 100 2 5 2 5 2 6 0 4-8 11-24 12-5 2-8 2-8 9 0 5 4 5 6 5 12 0 40-2 52-2 11 0 37 2 47 2 3 0 9 0 9-9 0-5-5-5-9-5-27 0-28-1-36-18-15-39-44-104-54-128 29-30 74-80 87-91 12-11 27-21 53-22 6-1 9-1 9-8 0-1 0-5-6-5-12 0-26 1-38 1-16 0-33-1-47-1-2 0-8 0-8 8 0 3 2 4 4 5 4 0 17 1 17 13 0 6-5 11-7 15-23 24-46 48-69 73z"><text:p/></draw:path></draw:g></text:span><text:span text:style-name="T15"><text:s/>a count of failures per week.</text:span></text:p>
      <text:p text:style-name="P47" loext:marker-style-name="T3"><text:span text:style-name="T15"/></text:p>
      <text:p text:style-name="P42" loext:marker-style-name="T3"><draw:g text:anchor-type="as-char" svg:y="-0.61cm" draw:z-index="75" draw:style-name="gr1"><svg:title>TexMaths</svg:title><svg:desc>12§display§X\sim Poi\left(\frac3{20}\right)=Poi\left(0.15\right)§svg§600§FALSE§</svg:desc><draw:path draw:style-name="gr256" draw:text-style-name="P50" svg:width="5.141cm" svg:height="0.966cm" svg:x="0.01cm" svg:y="0.022cm" svg:viewBox="0 0 5142 967" svg:d="M0 0c1714 0 3428 0 5142 0 0 323 0 644 0 967-1714 0-3428 0-5142 0 0-323 0-644 0-967z"><text:p/></draw:path><draw:path draw:style-name="gr257" draw:text-style-name="P51" svg:width="0.346cm" svg:height="0.286cm" svg:x="0.001cm" svg:y="0.325cm" svg:viewBox="0 0 347 287" svg:d="M193 114c-12-28-24-56-36-84-1-4-1-4-2-5 0-2 7-11 25-13 5 0 8 0 8-7 0-5-4-5-6-5-18 0-36 1-52 1-11 0-38-1-48-1-3 0-8 0-8 8 0 4 4 4 10 4 25 0 28 5 31 14 17 40 34 78 51 118-30 31-59 62-89 95-3 1-4 2-6 4-21 23-41 30-63 32-4 0-8 0-8 8 1 1 0 4 5 4 13 0 26-2 39-2 16 0 33 2 48 2 3 0 8 0 8-9 0-3-4-2-5-3-4-2-17-2-17-14 0-7 6-14 11-19 14-15 29-31 43-45 13-15 25-28 38-41 15 32 28 66 42 99 3 5 2 4 3 6 0 4-9 11-24 14-5 0-9 0-9 7 0 5 4 5 6 5 12 0 41-2 53-2 11 0 36 2 47 2 4 0 8 0 8-8 0-4-4-4-8-4-28-2-29-3-36-20-16-39-44-104-54-129 29-30 73-80 86-92 12-10 28-20 54-22 5 0 9 0 9-8-1-2 0-4-5-4-13 0-26 1-40 1-15 0-32-1-46-1-3 0-9 0-9 8 0 3 3 4 5 4 4 1 17 2 17 13 0 6-5 12-7 16-23 24-46 49-69 73z"><text:p/></draw:path><draw:path draw:style-name="gr258" draw:text-style-name="P51" svg:width="0.28cm" svg:height="0.097cm" svg:x="0.512cm" svg:y="0.457cm" svg:viewBox="0 0 281 98" svg:d="M281 13c0-9-3-13-6-13-1 0-5 2-6 11-1 41-29 63-59 63-26 0-47-18-67-36-22-19-43-38-72-38-46 0-71 46-71 84 0 13 5 13 6 13 5 0 6-8 6-9 1-46 32-65 59-65 26 0 47 18 67 36 22 20 43 39 72 39 47 0 71-46 71-85z"><text:p/></draw:path><draw:path draw:style-name="gr259" draw:text-style-name="P51" svg:width="0.299cm" svg:height="0.286cm" svg:x="0.951cm" svg:y="0.325cm" svg:viewBox="0 0 300 287" svg:d="M110 155c24 0 48 0 72 0 60 0 118-45 118-91 0-33-28-64-83-64-45 0-91 0-137 0-7 0-12 0-12 7 0 5 4 5 12 5 6 0 14 1 18 1 8 1 10 3 10 7 0 2-1 3-2 8-20 75-38 151-57 226-3 17-5 21-38 21-7 0-11 0-11 7 0 5 5 5 6 5 12 0 42-2 53-2 9 0 19 2 27 2 10 0 18 0 28 0 2 0 8 0 8-9 0-3-3-3-12-3-15 0-27 0-27-9 0-2 1-5 1-7 8-35 18-70 26-104zM140 29c4-15 5-17 23-17 13 0 28 0 41 0 35 0 58 12 58 41 0 17-9 53-26 68-21 19-46 22-64 22-21 0-40 0-60 0 9-39 19-76 28-114z"><text:p/></draw:path><draw:path draw:style-name="gr260" draw:text-style-name="P51" svg:width="0.18cm" svg:height="0.19cm" svg:x="1.28cm" svg:y="0.425cm" svg:viewBox="0 0 181 191" svg:d="M181 72c0-44-30-72-68-72-57 0-113 60-113 120 0 42 29 71 68 71 56 0 113-58 113-119zM68 182c-18 0-37-13-37-46 0-21 11-66 25-88 21-32 45-38 57-38 24 0 37 20 37 45 0 17-8 60-24 88-16 25-38 39-58 39z"><text:p/></draw:path><draw:path draw:style-name="gr261" draw:text-style-name="P51" svg:width="0.111cm" svg:height="0.282cm" svg:x="1.479cm" svg:y="0.333cm" svg:viewBox="0 0 112 283" svg:d="M108 16c0-9-6-16-16-16s-22 11-22 23c0 8 6 15 15 15 10 0 23-9 23-22zM76 174c6-12 6-13 9-24 4-8 6-14 6-23 0-19-14-35-35-35-39 0-56 61-56 65 0 5 5 5 6 5 4 0 4-1 6-7 12-40 29-53 43-53 4 0 11 0 11 13 0 10-4 18-5 22-3 12-23 60-30 78-3 12-9 25-9 34 0 20 14 34 34 34 40 0 56-61 56-65 0-3-4-3-5-3-5 0-5 1-6 7-9 26-22 53-43 53-8 0-11-5-11-15 0-11 3-17 13-42 5-15 11-30 16-44z"><text:p/></draw:path><draw:path draw:style-name="gr262" draw:text-style-name="P51" svg:width="0.207cm" svg:height="1.009cm" svg:x="1.771cm" svg:y="0.001cm" svg:viewBox="0 0 208 1010" svg:d="M208 1005c0-1-2-3-3-4-15-15-43-43-72-88-67-110-98-246-98-407 0-114 15-260 85-385 32-60 67-95 86-113 3-2 2-2 2-3 0-5-5-5-10-5-6 0-6 0-12 6-142 130-186 321-186 499 0 164 38 331 145 457 9 11 24 27 42 43 5 5 5 5 11 5 5 0 10 0 10-5z"><text:p/></draw:path><draw:path draw:style-name="gr263" draw:text-style-name="P51" svg:width="0.174cm" svg:height="0.289cm" svg:x="2.167cm" svg:y="0.046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4 0 38 40 67 85 67 52 0 90-38 90-81 0-35-26-67-71-77z"><text:p/></draw:path><draw:path draw:style-name="gr264" draw:text-style-name="P51" svg:width="0.42cm" svg:height="0.016cm" svg:x="2.045cm" svg:y="0.498cm" svg:viewBox="0 0 421 17" svg:d="M0 0c140 0 281 0 421 0 0 6 0 11 0 17-140 0-281 0-421 0 0-6 0-11 0-17z"><text:p/></draw:path><draw:path draw:style-name="gr265" draw:text-style-name="P51" svg:width="0.167cm" svg:height="0.28cm" svg:x="2.065cm" svg:y="0.618cm" svg:viewBox="0 0 168 281" svg:d="M32 248c16-14 30-29 46-43 65-58 90-80 90-122 0-48-37-83-89-83-48 0-79 40-79 77 0 24 22 24 23 24 7 0 21-5 21-23 0-11-7-22-21-22-4 0-5 0-6 0 9-27 32-43 56-43 39 0 57 35 57 70 0 33-21 66-44 92-27 30-54 60-81 90-5 5-5 6-5 16 53 0 104 0 157 0 4-26 7-50 11-74-4 0-6 0-10 0-2 14-6 32-9 39-4 2-31 2-40 2-25 0-51 0-77 0z"><text:p/></draw:path><draw:path draw:style-name="gr266" draw:text-style-name="P51" svg:width="0.177cm" svg:height="0.289cm" svg:x="2.272cm" svg:y="0.618cm" svg:viewBox="0 0 178 290" svg:d="M178 146c0-33-3-67-17-98-19-41-54-48-72-48-25 0-57 12-73 50-14 30-16 63-16 96 0 31 1 70 19 102 18 34 49 42 70 42 23 0 55-8 73-49 13-29 16-61 16-95zM89 281c-17 0-42-10-49-51-5-25-5-63-5-88 0-28 0-56 3-78 9-51 40-54 51-54 13 0 42 8 49 49 5 24 5 56 5 83 0 31 0 59-5 86-6 41-30 53-49 53z"><text:p/></draw:path><draw:path draw:style-name="gr267" draw:text-style-name="P51" svg:width="0.205cm" svg:height="1.009cm" svg:x="2.532cm" svg:y="0.001cm" svg:viewBox="0 0 206 1010" svg:d="M206 506c0-165-37-332-144-458-8-11-25-28-42-43-4-5-6-5-12-5-4 0-8 0-8 5 0 1 1 3 2 3 15 16 44 44 71 89 69 109 99 246 99 408 0 113-15 259-84 384-34 60-69 94-87 112-1 1-1 3-1 4 0 5 4 5 8 5 6 0 8 0 14-6 141-130 184-322 184-498z"><text:p/></draw:path><draw:path draw:style-name="gr268" draw:text-style-name="P51" svg:width="0.28cm" svg:height="0.097cm" svg:x="2.966cm" svg:y="0.457cm" svg:viewBox="0 0 281 98" svg:d="M266 17c6 0 15 0 15-9 0-8-9-8-15-8-84 0-168 0-252 0-6 0-14 0-14 8 0 9 8 9 14 9 84 0 168 0 252 0zM266 98c6 0 15 0 15-8s-9-8-15-8c-84 0-168 0-252 0-6 0-14 0-14 8s8 8 14 8c84 0 168 0 252 0z"><text:p/></draw:path><draw:path draw:style-name="gr269" draw:text-style-name="P51" svg:width="0.299cm" svg:height="0.286cm" svg:x="3.406cm" svg:y="0.325cm" svg:viewBox="0 0 300 287" svg:d="M110 155c24 0 48 0 72 0 60 0 118-45 118-91 0-33-28-64-83-64-45 0-91 0-137 0-7 0-12 0-12 7 0 5 4 5 12 5 6 0 14 1 18 1 8 1 10 3 10 7 0 2-1 3-2 8-20 75-38 151-57 226-3 17-5 21-38 21-7 0-11 0-11 7 0 5 5 5 6 5 12 0 42-2 53-2 9 0 19 2 27 2 10 0 18 0 28 0 2 0 8 0 8-9 0-3-3-3-12-3-15 0-27 0-27-9 0-2 1-5 1-7 8-35 18-70 26-104zM140 29c4-15 5-17 23-17 13 0 28 0 41 0 35 0 58 12 58 41 0 17-9 53-26 68-21 19-46 22-64 22-21 0-40 0-60 0 9-39 19-76 28-114z"><text:p/></draw:path><draw:path draw:style-name="gr270" draw:text-style-name="P51" svg:width="0.18cm" svg:height="0.19cm" svg:x="3.735cm" svg:y="0.425cm" svg:viewBox="0 0 181 191" svg:d="M181 72c0-44-30-72-68-72-57 0-113 60-113 120 0 42 29 71 68 71 56 0 113-58 113-119zM68 182c-18 0-37-13-37-46 0-21 11-66 25-88 21-32 45-38 57-38 24 0 37 20 37 45 0 17-8 60-24 88-16 25-38 39-58 39z"><text:p/></draw:path><draw:path draw:style-name="gr271" draw:text-style-name="P51" svg:width="0.111cm" svg:height="0.282cm" svg:x="3.934cm" svg:y="0.333cm" svg:viewBox="0 0 112 283" svg:d="M108 16c0-9-6-16-16-16s-22 11-22 23c0 8 6 15 15 15 10 0 23-9 23-22zM76 174c6-12 6-13 9-24 4-8 6-14 6-23 0-19-14-35-35-35-39 0-56 61-56 65 0 5 5 5 6 5 4 0 4-1 6-7 12-40 29-53 43-53 4 0 11 0 11 13 0 10-4 18-5 22-3 12-23 60-30 78-3 12-9 25-9 34 0 20 14 34 34 34 40 0 56-61 56-65 0-3-4-3-5-3-5 0-5 1-6 7-9 26-22 53-43 53-8 0-11-5-11-15 0-11 3-17 13-42 5-15 11-30 16-44z"><text:p/></draw:path><draw:path draw:style-name="gr272" draw:text-style-name="P51" svg:width="0.096cm" svg:height="0.42cm" svg:x="4.18cm" svg:y="0.296cm" svg:viewBox="0 0 97 421" svg:d="M97 417c0-1 0-2-7-9-53-53-66-133-66-197 0-73 16-147 68-199 5-6 5-6 5-7 0-4-1-5-3-5-5 0-44 29-68 83-21 45-26 92-26 128 0 32 4 84 28 131 25 51 61 79 66 79 2 0 3-1 3-4z"><text:p/></draw:path><draw:path draw:style-name="gr273" draw:text-style-name="P51" svg:width="0.177cm" svg:height="0.288cm" svg:x="4.318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49 50 5 24 5 56 5 82 0 31 0 60-5 88-6 39-30 51-49 51z"><text:p/></draw:path><draw:path draw:style-name="gr274" draw:text-style-name="P51" svg:width="0.045cm" svg:height="0.043cm" svg:x="4.548cm" svg:y="0.565cm" svg:viewBox="0 0 46 44" svg:d="M46 23c0-12-11-23-23-23s-23 11-23 23 11 21 23 21 23-9 23-21z"><text:p/></draw:path><draw:path draw:style-name="gr275" draw:text-style-name="P51" svg:width="0.138cm" svg:height="0.278cm" svg:x="4.667cm" svg:y="0.333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276" draw:text-style-name="P51" svg:width="0.167cm" svg:height="0.288cm" svg:x="4.862cm" svg:y="0.333cm" svg:viewBox="0 0 168 289" svg:d="M168 195c0-50-35-92-79-92-21 0-39 7-54 22 0-28 0-55 0-83 8 4 23 6 36 6 51 0 81-38 81-44 0-3-1-4-4-4-2 0-2 0-4 1-8 4-29 12-58 12-16 0-36-3-55-12-3-1-3-1-5-1-4 0-4 4-4 10 0 42 0 82 0 124 0 9 0 11 6 11 2 0 3-1 4-3 5-6 21-29 56-29 21 0 32 19 36 26 6 16 7 32 7 53 0 15 0 41-10 59-11 15-26 26-45 26-32 0-56-22-63-47 1 0 3 1 7 1 15 0 22-10 22-20 0-11-7-22-22-22-6 0-20 4-20 23 0 36 29 77 77 77s91-41 91-94z"><text:p/></draw:path><draw:path draw:style-name="gr277" draw:text-style-name="P51" svg:width="0.097cm" svg:height="0.42cm" svg:x="5.075cm" svg:y="0.296cm" svg:viewBox="0 0 98 421" svg:d="M98 211c0-34-4-84-27-132-27-51-63-79-66-79s-5 1-5 5c0 1 0 1 8 9 41 41 65 108 65 197 0 72-15 146-67 199-6 5-6 6-6 7 0 3 2 4 5 4s42-29 67-82c22-46 26-93 26-128z"><text:p/></draw:path></draw:g></text:p>
      <text:p text:style-name="P40" loext:marker-style-name="T3"/>
      <text:p text:style-name="P42" loext:marker-style-name="T3"><draw:g text:anchor-type="as-char" svg:y="-0.633cm" draw:z-index="76" draw:style-name="gr1"><svg:title>TexMaths</svg:title><svg:desc>12§display§f_X\left(x\right) = \frac{0.15e^{-0.15x}}{x!}§svg§600§FALSE§</svg:desc><draw:path draw:style-name="gr235" draw:text-style-name="P50" svg:width="3.759cm" svg:height="0.882cm" svg:x="0.001cm" svg:y="0.022cm" svg:viewBox="0 0 3760 883" svg:d="M0 0c1254 0 2506 0 3760 0 0 294 0 589 0 883-1254 0-2506 0-3760 0 0-294 0-589 0-883z"><text:p/></draw:path><draw:path draw:style-name="gr236" draw:text-style-name="P51" svg:width="0.209cm" svg:height="0.382cm" svg:x="0.002cm" svg:y="0.339cm" svg:viewBox="0 0 210 383" svg:d="M132 128c12 0 24 0 36 0 8 0 13 0 13-8 0-5-5-5-12-5-12 0-23 0-35 0 4-15 6-32 10-48 1-8 7-38 10-44 3-7 10-15 20-15 1 0 12 0 20 9-19 1-22 15-22 23 0 9 7 14 15 14 11 0 23-10 23-25 0-19-19-29-36-29-14 0-41 7-54 49-2 9-4 13-14 66-10 0-20 0-29 0s-12 0-12 9c0 4 3 4 11 4 9 0 19 0 28 0-10 55-21 111-32 166-7 41-14 79-36 79-2 0-12 0-20-7 19-1 22-17 22-23 0-10-7-14-15-14-11 0-23 9-23 25 0 19 18 29 36 29 23 0 40-26 47-41 14-27 24-78 24-81 8-44 17-88 25-133z"><text:p/></draw:path><draw:path draw:style-name="gr237" draw:text-style-name="P51" svg:width="0.259cm" svg:height="0.2cm" svg:x="0.201cm" svg:y="0.496cm" svg:viewBox="0 0 260 201" svg:d="M149 89c9-10 18-18 27-28 39-37 50-49 77-50 4 0 7 0 7-6 0-4-3-5-4-5-9 0-18 1-28 1-7 0-26-1-34-1-2 0-6 1-6 6 0 1 0 5 4 5s11 1 11 7c0 5-5 10-7 12-3 2-41 38-52 50-10-19-20-39-30-58 0-2-1-3-1-4 0-2 6-7 15-7 3 0 6 0 6-7-1-2 0-4-4-4-6 0-14 1-20 1s-13 0-19 0c-5 0-12 0-18 0-5-1-11-1-15-1-2 0-6 0-6 6 0 5 3 5 8 5 17 0 18 2 22 8 13 28 27 54 40 82-4 6-10 11-15 17-6 4-21 17-25 23-36 36-48 48-75 50-5 0-7 0-7 6 0 1 0 4 4 4 8 0 18-1 27-1 5 0 12 0 17 0 6 0 12 1 17 1 2 0 7 0 7-6 0-4-4-4-6-4s-10-2-10-8c0-4 5-8 11-15 21-19 40-40 60-59 12 24 24 47 36 71 1 2 1 2 1 3 0 2-4 6-15 8-3 0-6 0-6 6 0 1 0 4 5 4 6 0 12-1 19-1 6 0 13 0 19 0s13 0 18 0 11 1 16 1c1 0 6 0 6-7 0-3-4-3-9-3-17 0-18-4-20-9-16-31-33-62-48-93z"><text:p/></draw:path><draw:path draw:style-name="gr238" draw:text-style-name="P51" svg:width="0.096cm" svg:height="0.42cm" svg:x="0.619cm" svg:y="0.318cm" svg:viewBox="0 0 97 421" svg:d="M97 416c0-1 0-1-7-8-53-54-66-133-66-198 0-73 16-146 68-199 5-5 5-6 5-7 0-3-1-4-3-4-5 0-42 29-68 82-21 46-26 93-26 128 0 33 5 84 28 132 25 51 61 79 66 79 2 0 3-1 3-5z"><text:p/></draw:path><draw:path draw:style-name="gr239" draw:text-style-name="P51" svg:width="0.209cm" svg:height="0.19cm" svg:x="0.753cm" svg:y="0.448cm" svg:viewBox="0 0 210 191" svg:d="M128 59c3-11 12-49 42-49 2 0 12 0 21 4-12 3-21 14-21 23 0 7 5 16 17 16 9 0 23-9 23-25 0-22-25-28-40-28-24 0-39 23-44 32-11-27-34-32-46-32-43 0-67 54-67 65 0 5 4 5 5 5 4 0 5-2 5-5 14-45 43-55 56-55 9 0 23 3 23 27 0 13-7 42-23 101-6 26-20 43-39 43-3 0-12 0-21-5 10-2 19-11 19-23s-9-14-15-14c-13 0-23 11-23 24 0 19 20 28 40 28 27 0 43-30 44-33 5 16 19 33 46 33 43 0 67-54 67-65 0-5-4-5-5-5-5 0-5 3-6 5-14 45-43 55-56 55-16 0-23-13-23-28 0-9 2-18 7-37s10-38 14-57z"><text:p/></draw:path><draw:path draw:style-name="gr240" draw:text-style-name="P51" svg:width="0.097cm" svg:height="0.42cm" svg:x="1.005cm" svg:y="0.318cm" svg:viewBox="0 0 98 421" svg:d="M98 210c0-33-4-83-27-131-25-51-63-79-66-79s-5 1-5 4c0 1 0 2 8 10 41 41 65 108 65 196 0 72-15 146-67 199-6 6-6 6-6 7 0 4 2 5 5 5s42-29 67-83c22-45 26-92 26-128z"><text:p/></draw:path><draw:path draw:style-name="gr241" draw:text-style-name="P51" svg:width="0.28cm" svg:height="0.097cm" svg:x="1.286cm" svg:y="0.478cm" svg:viewBox="0 0 281 98" svg:d="M266 17c6 0 15 0 15-9 0-8-9-8-15-8-84 0-168 0-252 0-6 0-14 0-14 8 0 9 8 9 14 9 84 0 168 0 252 0zM266 98c6 0 15 0 15-8s-9-8-15-8c-84 0-168 0-252 0-6 0-14 0-14 8s8 8 14 8c84 0 168 0 252 0z"><text:p/></draw:path><draw:path draw:style-name="gr242" draw:text-style-name="P51" svg:width="0.177cm" svg:height="0.288cm" svg:x="1.774cm" svg:y="0.069cm" svg:viewBox="0 0 178 289" svg:d="M178 145c0-33-3-67-17-98-19-40-54-47-72-47-25 0-55 11-73 50-14 29-16 62-16 95 0 32 2 70 19 102 18 34 49 42 70 42 23 0 55-8 73-48 13-29 16-62 16-96zM89 281c-17 0-41-11-49-52-5-25-5-64-5-89 0-26 0-54 3-76 9-51 40-54 51-54 14 0 42 7 49 49 5 23 5 55 5 81 0 33 0 60-5 88-6 39-30 53-49 53z"><text:p/></draw:path><draw:path draw:style-name="gr243" draw:text-style-name="P51" svg:width="0.045cm" svg:height="0.043cm" svg:x="2.003cm" svg:y="0.305cm" svg:viewBox="0 0 46 44" svg:d="M46 22c0-12-11-22-23-22s-23 10-23 22 11 22 23 22 23-10 23-22z"><text:p/></draw:path><draw:path draw:style-name="gr244" draw:text-style-name="P51" svg:width="0.138cm" svg:height="0.28cm" svg:x="2.122cm" svg:y="0.069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245" draw:text-style-name="P51" svg:width="0.167cm" svg:height="0.288cm" svg:x="2.316cm" svg:y="0.069cm" svg:viewBox="0 0 168 289" svg:d="M168 195c0-50-35-92-80-92-20 0-39 7-53 22 0-28 0-54 0-82 8 3 21 5 36 5 51 0 81-38 81-43 0-3-2-5-4-5s-2 0-4 1c-8 4-29 12-58 12-16 0-36-2-55-12-3-1-5-1-6-1-3 0-3 4-3 11 0 42 0 83 0 124 0 8 0 11 6 11 2 0 3-1 4-3 5-8 21-30 56-30 21 0 32 19 36 26 6 16 7 32 7 54 0 14 0 40-10 58-11 15-26 27-45 27-32 0-56-23-63-48 1 1 3 1 7 1 15 0 22-10 22-20 0-11-7-20-22-20-6 0-20 2-20 21 0 36 29 77 77 77s91-40 91-94z"><text:p/></draw:path><draw:path draw:style-name="gr246" draw:text-style-name="P51" svg:width="0.161cm" svg:height="0.19cm" svg:x="2.525cm" svg:y="0.164cm" svg:viewBox="0 0 162 191" svg:d="M60 89c12 0 43-1 65-10 29-13 31-38 31-44 0-18-16-35-46-35-46 0-110 41-110 114 0 43 25 77 66 77 61 0 96-46 96-51 0-2-2-5-5-5-2 0-2 0-6 4-32 42-79 42-84 42-32 0-36-36-36-49 0-5 0-18 6-43 7 0 16 0 23 0zM40 79c16-63 60-71 70-71 21 0 32 12 32 27 0 44-68 44-84 44-6 0-12 0-18 0z"><text:p/></draw:path><draw:path draw:style-name="gr247" draw:text-style-name="P51" svg:width="0.199cm" svg:height="0.013cm" svg:x="2.734cm" svg:y="0.116cm" svg:viewBox="0 0 200 14" svg:d="M188 14c5 0 12 0 12-7s-7-7-12-7c-58 0-117 0-176 0-5 0-12 0-12 7s7 7 12 7c59 0 118 0 176 0z"><text:p/></draw:path><draw:path draw:style-name="gr248" draw:text-style-name="P51" svg:width="0.136cm" svg:height="0.2cm" svg:x="2.981cm" svg:y="0.001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249" draw:text-style-name="P51" svg:width="0.033cm" svg:height="0.033cm" svg:x="3.167cm" svg:y="0.162cm" svg:viewBox="0 0 34 34" svg:d="M34 17c0-10-9-17-17-17-10 0-17 8-17 17 0 11 8 17 17 17s17-8 17-17z"><text:p/></draw:path><draw:path draw:style-name="gr250" draw:text-style-name="P51" svg:width="0.106cm" svg:height="0.194cm" svg:x="3.267cm" svg:y="0.001cm" svg:viewBox="0 0 107 195" svg:d="M66 8c0-8 0-8-8-8-20 19-46 19-58 19 0 4 0 7 0 11 7 0 26 0 42-8 0 50 0 99 0 149 0 10 0 15-29 15-3 0-8 0-12 0 0 2 0 6 0 9 6 0 42-1 53-1 10 0 47 1 53 1 0-3 0-7 0-9-4 0-7 0-11 0-30 0-30-5-30-15 0-53 0-109 0-163z"><text:p/></draw:path><draw:path draw:style-name="gr251" draw:text-style-name="P51" svg:width="0.13cm" svg:height="0.2cm" svg:x="3.42cm" svg:y="0.001cm" svg:viewBox="0 0 131 201" svg:d="M28 31c15 4 24 4 28 4 39 0 62-27 62-30 0-4-2-5-3-5s-1 0-2 1c-7 3-23 9-46 9-7 0-24 0-42-9-3-1-3-1-5-1-3 0-3 4-3 8 0 29 0 58 0 87 0 6 0 8 5 8 2 0 3 0 6-3 13-17 31-18 40-18 18 0 27 13 28 15 5 10 7 22 7 38 0 9 0 27-9 40-8 11-20 17-34 17-19 0-40-10-47-30 11 1 17-6 17-15 0-12-11-14-14-14-2 0-16 0-16 16 0 26 25 52 60 52 37 0 71-27 71-64 0-34-25-64-63-64-12 0-27 3-40 15 0-20 0-38 0-57z"><text:p/></draw:path><draw:path draw:style-name="gr252" draw:text-style-name="P51" svg:width="0.156cm" svg:height="0.132cm" svg:x="3.585cm" svg:y="0.067cm" svg:viewBox="0 0 157 133" svg:d="M59 98c-3 11-12 27-28 27-1 0-9 0-15-5 12-4 13-14 13-16 0-6-6-10-12-10-9 0-17 7-17 18 0 14 16 21 31 21 13 0 25-8 33-21 7 15 22 21 34 21 35 0 53-37 53-45 0-4-3-3-5-4-4 0-4 1-6 5-6 20-24 36-40 36-12 0-18-9-18-19 0-8 7-35 15-68 6-22 19-30 29-30 1 0 10 0 16 4-9 4-12 11-12 17s3 11 10 11c6 0 17-6 17-18 0-17-18-22-30-22-15 0-26 10-33 20-5-12-20-20-35-20-34 0-53 36-53 46 0 3 5 3 6 3 4 0 4-1 5-5 7-24 26-36 41-36 9 0 18 5 18 20 0 6-4 20-8 31-3 13-6 26-9 39z"><text:p/></draw:path><draw:path draw:style-name="gr253" draw:text-style-name="P51" svg:width="2.023cm" svg:height="0.016cm" svg:x="1.759cm" svg:y="0.52cm" svg:viewBox="0 0 2024 17" svg:d="M0 0c674 0 1350 0 2024 0 0 6 0 11 0 17-674 0-1350 0-2024 0 0-6 0-11 0-17z"><text:p/></draw:path><draw:path draw:style-name="gr254" draw:text-style-name="P51" svg:width="0.209cm" svg:height="0.19cm" svg:x="2.603cm" svg:y="0.737cm" svg:viewBox="0 0 210 191" svg:d="M128 59c3-11 12-49 42-49 2 0 12 0 21 4-12 3-21 14-21 23 0 7 5 15 17 15 9 0 23-8 23-24 0-22-25-28-40-28-24 0-39 22-44 31-11-27-34-31-46-31-43 0-67 54-67 65 0 3 4 3 5 3 4 0 5 0 5-4 14-45 42-54 56-54 9 0 23 3 23 27 0 13-7 41-23 101-6 25-21 43-39 43-3 0-12 0-22-5 11-2 20-12 20-23 0-12-9-15-15-15-13 0-23 11-23 25 0 19 20 28 40 28 27 0 43-30 44-33 5 16 19 33 46 33 43 0 67-54 67-65 0-5-4-5-5-5-5 0-5 3-6 5-14 45-43 55-56 55-16 0-23-13-23-28 0-9 2-19 7-37 5-19 10-38 14-57z"><text:p/></draw:path><draw:path draw:style-name="gr255" draw:text-style-name="P51" svg:width="0.045cm" svg:height="0.3cm" svg:x="2.867cm" svg:y="0.621cm" svg:viewBox="0 0 46 301" svg:d="M29 213c6-63 11-128 17-191 0-15-12-22-23-22s-23 7-23 22c6 63 11 127 17 190 1 6 1 10 6 10s6-1 6-9zM46 278c0-12-11-21-23-21s-23 8-23 21c0 12 11 23 23 23s23-10 23-23z"><text:p/></draw:path></draw:g></text:p>
      <text:p text:style-name="P40" loext:marker-style-name="T3"/>
      <text:p text:style-name="P43"><draw:g text:anchor-type="as-char" svg:y="-0.316cm" draw:z-index="77" draw:style-name="gr1"><svg:title>TexMaths</svg:title><svg:desc>12§display§f_X\left(0\right)=0.15§svg§600§FALSE§</svg:desc><draw:path draw:style-name="gr224" draw:text-style-name="P50" svg:width="2.382cm" svg:height="0.377cm" svg:x="0cm" svg:y="0.022cm" svg:viewBox="0 0 2383 378" svg:d="M0 0c794 0 1589 0 2383 0 0 126 0 252 0 378-794 0-1589 0-2383 0 0-126 0-252 0-378z"><text:p/></draw:path><draw:path draw:style-name="gr225" draw:text-style-name="P51" svg:width="0.209cm" svg:height="0.382cm" svg:x="0.001cm" svg:y="0.018cm" svg:viewBox="0 0 210 383" svg:d="M132 129c12 0 24 0 36 0 8 0 13 0 13-9 0-5-5-5-12-5-12 0-23 0-35 0 4-15 6-32 10-48 1-8 7-38 10-43 3-8 10-14 20-14 1 0 12 0 20 7-19 1-22 17-22 23 0 9 7 14 15 14 11 0 23-10 23-25 0-19-19-29-36-29-14 0-41 7-54 49-2 9-4 13-14 66-10 0-20 0-29 0s-12 0-12 9c0 5 3 5 11 5 9 0 19 0 28 0-10 55-21 110-32 165-7 41-14 80-36 80-2 0-12 0-20-8 19-1 22-17 22-23 0-9-7-14-15-14-11 0-23 10-23 25 0 20 18 29 36 29 23 0 40-25 47-41 14-26 24-77 24-80 8-45 17-89 25-133z"><text:p/></draw:path><draw:path draw:style-name="gr226" draw:text-style-name="P51" svg:width="0.259cm" svg:height="0.201cm" svg:x="0.2cm" svg:y="0.178cm" svg:viewBox="0 0 260 202" svg:d="M149 89c9-10 18-18 27-28 39-37 50-49 77-50 4 0 7 0 7-6 0-4-3-5-4-5-9 0-20 1-28 1-7 0-26-1-34-1-2 0-6 1-6 7 2 1 0 4 4 4s11 1 11 7c0 5-5 10-7 12-3 2-41 38-52 50-10-19-20-38-30-57 0-1-1-4-1-5 0-2 6-7 15-7 3 0 6 0 6-6 0-1 0-5-4-5-6 0-14 1-20 1s-13 0-19 0c-5 0-12 0-18 0-5 0-11-1-15-1-2 0-6 0-6 7 0 4 3 4 8 4 17 0 18 2 22 8 13 28 27 54 40 82-4 6-10 11-15 17-6 5-21 18-25 24-36 36-48 48-75 49-5 0-7 0-7 6 0 1 0 5 4 5 8 0 18-1 27-1 5 0 12 0 17 0 6 0 12 1 17 1 2 0 7 0 7-6 0-5-4-5-6-5s-10-1-10-7c0-5 5-9 11-16 21-19 40-39 60-59 12 24 24 47 36 71 1 3 1 3 1 4s-4 6-15 7c-3 0-6 0-6 6 0 1 0 5 5 5 6 0 13-1 19-1 7 0 13 0 19 0s13 0 18 0 11 1 16 1c1 0 6 0 6-7 0-4-4-4-9-4-17 0-18-4-20-8-16-32-33-63-48-94z"><text:p/></draw:path><draw:path draw:style-name="gr227" draw:text-style-name="P51" svg:width="0.096cm" svg:height="0.421cm" svg:x="0.618cm" svg:y="0cm" svg:viewBox="0 0 97 422" svg:d="M97 417c0-1 0-1-7-9-53-54-66-133-66-197 0-74 16-147 68-199 5-6 5-6 5-7 0-4-1-5-3-5-5 0-44 29-68 83-21 46-26 92-26 128 0 33 4 83 28 131 25 52 61 80 66 80 2 0 3-2 3-5z"><text:p/></draw:path><draw:path draw:style-name="gr228" draw:text-style-name="P51" svg:width="0.177cm" svg:height="0.288cm" svg:x="0.756cm" svg:y="0.035cm" svg:viewBox="0 0 178 289" svg:d="M178 145c0-33-3-67-17-98-19-41-54-47-72-47-25 0-55 11-73 49-14 30-16 63-16 96 0 32 2 70 19 101 18 35 49 43 70 43 23 0 55-8 73-49 13-29 16-61 16-95zM89 280c-17 0-41-11-49-51-5-25-5-64-5-88 0-28 0-56 3-79 9-49 40-54 51-54 14 0 42 9 49 50 5 24 5 56 5 83 0 31 0 60-5 86-6 41-30 53-49 53z"><text:p/></draw:path><draw:path draw:style-name="gr229" draw:text-style-name="P51" svg:width="0.097cm" svg:height="0.421cm" svg:x="0.974cm" svg:y="0cm" svg:viewBox="0 0 98 422" svg:d="M98 211c0-33-4-84-28-132-26-51-62-79-65-79s-5 2-5 5c0 1 0 1 8 9 41 41 65 109 65 197 0 71-15 146-67 199-6 6-6 6-6 7 0 2 2 5 5 5s42-29 67-83c20-46 26-93 26-128z"><text:p/></draw:path><draw:path draw:style-name="gr230" draw:text-style-name="P51" svg:width="0.28cm" svg:height="0.099cm" svg:x="1.255cm" svg:y="0.161cm" svg:viewBox="0 0 281 100" svg:d="M266 18c6 0 15 0 15-10 0-8-9-8-15-8-84 0-168 0-252 0-6 0-14 0-14 8 0 10 8 10 14 10 84 0 168 0 252 0zM266 100c6 0 15 1 15-9 0-8-9-9-15-9-84 0-168 0-252 0-6 0-14 1-14 9 0 10 8 9 14 9 84 0 168 0 252 0z"><text:p/></draw:path><draw:path draw:style-name="gr231" draw:text-style-name="P51" svg:width="0.177cm" svg:height="0.288cm" svg:x="1.693cm" svg:y="0.035cm" svg:viewBox="0 0 178 289" svg:d="M178 145c0-33-3-67-17-98-19-41-54-47-72-47-25 0-57 11-73 49-14 30-16 63-16 96 0 32 1 70 19 101 18 35 48 43 70 43 23 0 54-8 73-49 13-29 16-61 16-95zM89 280c-17 0-42-11-49-51-5-25-5-64-5-88 0-28 0-56 3-79 8-49 40-54 51-54 13 0 41 9 49 50 5 24 5 56 5 83 0 31 0 60-5 86-7 41-31 53-49 53z"><text:p/></draw:path><draw:path draw:style-name="gr232" draw:text-style-name="P51" svg:width="0.043cm" svg:height="0.043cm" svg:x="1.923cm" svg:y="0.272cm" svg:viewBox="0 0 44 44" svg:d="M44 23c0-13-8-23-21-23-12 0-23 11-23 23 0 13 11 21 23 21 13 0 21-9 21-21z"><text:p/></draw:path><draw:path draw:style-name="gr233" draw:text-style-name="P51" svg:width="0.138cm" svg:height="0.279cm" svg:x="2.042cm" svg:y="0.035cm" svg:viewBox="0 0 139 280" svg:d="M86 11c0-11 0-11-9-11-27 26-64 26-77 26 0 5 0 9 0 14 8 0 32 0 55-11 0 72 0 145 0 217 0 16-1 21-39 21-5 0-9 0-14 0 0 4 0 8 0 13 15-1 52-1 69-1s53 0 68 1c0-5 0-9 0-13-5 0-9 0-14 0-37 0-39-5-39-21 0-78 0-157 0-235z"><text:p/></draw:path><draw:path draw:style-name="gr234" draw:text-style-name="P51" svg:width="0.167cm" svg:height="0.288cm" svg:x="2.236cm" svg:y="0.035cm" svg:viewBox="0 0 168 289" svg:d="M168 196c0-51-35-93-80-93-21 0-39 7-54 22 0-28 0-55 0-83 8 4 22 6 36 6 51 0 81-38 81-43 0-4-1-5-3-5s-2 0-4 1c-8 4-29 12-58 12-16 0-36-3-56-12-4-1-4-1-5-1-3 0-3 4-3 10 0 42 0 82 0 125 0 8 0 10 4 10s5-1 6-3c5-6 21-29 54-29 23 0 33 19 36 26 8 16 9 33 9 53 0 15 0 41-11 58-10 17-25 27-46 27-30 0-54-22-61-46 1 0 3 0 7 0 14 0 21-10 21-21 0-9-7-20-21-20-6 0-20 3-20 23 0 36 29 76 76 76 49 0 92-40 92-93z"><text:p/></draw:path></draw:g></text:p>
      <text:p text:style-name="P43"/>
      <text:p text:style-name="P43"><draw:g text:anchor-type="as-char" svg:y="-0.314cm" draw:z-index="78" draw:style-name="gr1"><svg:title>TexMaths</svg:title><svg:desc>12§display§\therefore P\left(X \geq 1\right) = 1-f_X\left(0\right)=0.85§svg§600§FALSE§</svg:desc><draw:path draw:style-name="gr203" draw:text-style-name="P50" svg:width="5.951cm" svg:height="0.375cm" svg:x="0.009cm" svg:y="0.022cm" svg:viewBox="0 0 5952 376" svg:d="M0 0c1983 0 3968 0 5952 0 0 125 0 251 0 376-1984 0-3969 0-5952 0 0-125 0-251 0-376z"><text:p/></draw:path><draw:path draw:style-name="gr204" draw:text-style-name="P51" svg:width="0.253cm" svg:height="0.225cm" svg:x="0.001cm" svg:y="0.12cm" svg:viewBox="0 0 254 226" svg:d="M150 23c0-13-11-23-23-23s-23 10-23 23c0 12 11 21 23 21s23-9 23-21zM254 204c0-12-9-21-21-21s-23 9-23 21c0 11 11 22 23 22s21-11 21-22zM44 204c0-12-10-21-22-21s-22 9-22 21c0 11 10 22 22 22s22-11 22-22z"><text:p/></draw:path><draw:path draw:style-name="gr205" draw:text-style-name="P51" svg:width="0.3cm" svg:height="0.286cm" svg:x="0.403cm" svg:y="0.028cm" svg:viewBox="0 0 301 287" svg:d="M110 155c24 0 48 0 72 0 60 0 119-44 119-91 0-33-27-64-83-64-45 0-91 0-136 0-9 0-14 0-14 8 0 5 4 5 12 5 6 0 14 1 20 1 6 2 8 3 8 8 0 1 0 2-1 7-19 74-37 150-57 225-4 16-4 20-38 20-7 0-12 0-12 7 0 6 5 6 6 6 12 0 42-2 54-2 8 0 18 1 26 1 10 0 20 1 28 1 4 0 8 0 8-9 0-4-3-4-12-4-15 0-26 0-26-8 0-3 0-5 1-8 9-34 17-68 25-103zM142 30c3-16 4-17 22-17 14 0 27 0 40 0 36 0 58 12 58 41 0 17-9 53-26 67-20 20-45 23-64 23-20 0-40 0-59 0 9-38 19-75 29-114z"><text:p/></draw:path><draw:path draw:style-name="gr206" draw:text-style-name="P51" svg:width="0.096cm" svg:height="0.419cm" svg:x="0.828cm" svg:y="0cm" svg:viewBox="0 0 97 420" svg:d="M97 415c0-2 0-2-7-9-53-53-66-132-66-196 0-73 16-146 68-199 5-5 5-5 5-7 0-3-1-4-3-4-5 0-42 29-68 82-21 47-26 93-26 128 0 32 5 83 28 130 25 52 61 80 66 80 2 0 3-2 3-5z"><text:p/></draw:path><draw:path draw:style-name="gr207" draw:text-style-name="P51" svg:width="0.347cm" svg:height="0.286cm" svg:x="0.961cm" svg:y="0.028cm" svg:viewBox="0 0 348 287" svg:d="M193 115c-12-28-24-56-36-84-1-3-1-5-1-6 0-2 7-9 24-12 5 0 8 0 8-7 0-6-4-6-6-6-16 0-34 1-52 1-11 0-38-1-47-1-4 0-9 0-9 8 0 5 5 5 10 5 25 0 28 5 32 13 17 40 33 79 50 118-30 31-59 64-89 95-3 1-4 3-6 4-21 23-40 30-61 31-6 0-10 0-10 8 2 3 0 5 6 5 12 0 26-2 40-2 15 0 31 2 46 2 3 0 8 0 8-9 0-4-4-4-5-4-4-1-17-1-17-13 0-7 6-13 12-19 14-15 28-30 42-45 13-14 25-28 38-41 15 34 28 66 42 100 3 4 2 4 3 5 0 3-7 11-24 13-5 0-9 0-9 7 0 6 5 6 6 6 12 0 42-2 53-2s37 2 47 2c4 0 8 0 8-8 0-5-3-5-7-5-29-1-30-2-36-19-17-39-45-104-55-129 29-29 73-79 86-91 12-10 29-21 54-22 5 0 10 0 10-8-2-1 0-5-6-5-13 0-26 1-40 1-15 0-31-1-46-1-3 0-9 0-9 8 0 4 3 5 6 5 4 1 17 1 17 13 0 6-5 12-8 16-23 24-46 48-69 73z"><text:p/></draw:path><draw:path draw:style-name="gr208" draw:text-style-name="P51" svg:width="0.257cm" svg:height="0.322cm" svg:x="1.484cm" svg:y="0.048cm" svg:viewBox="0 0 258 323" svg:d="M250 131c6-2 8-5 8-10 0-3-2-6-8-9-78-37-155-74-233-110-6-2-7-2-9-2-4 0-8 4-8 8 0 5 4 8 8 10 74 35 148 69 221 103-73 35-147 70-221 104-8 3-8 6-8 9 0 4 4 9 8 9 2 0 3 0 8-4 78-36 156-72 234-108zM242 323c8 0 16 0 16-8s-10-8-16-8c-75 0-151 0-226 0-8 0-16 0-16 8s7 8 14 8c76 0 153 0 228 0z"><text:p/></draw:path><draw:path draw:style-name="gr209" draw:text-style-name="P51" svg:width="0.138cm" svg:height="0.279cm" svg:x="1.932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210" draw:text-style-name="P51" svg:width="0.096cm" svg:height="0.419cm" svg:x="2.13cm" svg:y="0cm" svg:viewBox="0 0 97 420" svg:d="M97 210c0-32-5-84-27-131-26-51-62-79-66-79-3 0-4 1-4 4 0 2 0 2 7 10 42 41 66 109 66 196 0 71-15 145-68 199-5 4-5 4-5 6 0 3 1 5 4 5 4 0 42-29 67-82 21-47 26-94 26-128z"><text:p/></draw:path><draw:path draw:style-name="gr211" draw:text-style-name="P51" svg:width="0.28cm" svg:height="0.098cm" svg:x="2.409cm" svg:y="0.161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212" draw:text-style-name="P51" svg:width="0.138cm" svg:height="0.279cm" svg:x="2.869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213" draw:text-style-name="P51" svg:width="0.256cm" svg:height="0.016cm" svg:x="3.17cm" svg:y="0.202cm" svg:viewBox="0 0 257 17" svg:d="M242 17c8 0 15 0 15-9 0-8-7-8-15-8-75 0-152 0-228 0-7 0-14 0-14 8 0 9 7 9 14 9 76 0 153 0 228 0z"><text:p/></draw:path><draw:path draw:style-name="gr214" draw:text-style-name="P51" svg:width="0.209cm" svg:height="0.38cm" svg:x="3.579cm" svg:y="0.019cm" svg:viewBox="0 0 210 381" svg:d="M132 129c12 0 24 0 36 0 8 0 13 0 13-10 0-4-5-4-12-4-12 0-23 0-35 0 3-16 6-32 9-48 2-9 8-38 11-44 3-7 10-15 19-15 2 0 13 0 21 9-19 1-22 15-22 23 0 9 7 14 15 14 11 0 23-10 23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215" draw:text-style-name="P51" svg:width="0.259cm" svg:height="0.2cm" svg:x="3.777cm" svg:y="0.178cm" svg:viewBox="0 0 260 201" svg:d="M150 88c10-10 18-18 28-28 38-37 49-48 75-50 4 0 7 0 7-6 0-4-2-4-3-4-9 0-19 1-28 1-8 0-26-1-35-1-2 0-6 0-6 6 2 1 0 4 5 4 3 1 10 1 10 8 0 4-4 8-7 12-3 1-40 39-51 49-9-19-20-38-30-57 0-2-1-3-1-4 0-2 6-7 16-8 2 0 6 0 6-6-2-2 0-4-5-4-6 0-15 0-21 0-7 0-12 1-19 1-5 0-12 0-17-1-4 0-10 0-15 0-3 0-6 0-6 6 0 4 3 4 8 4 17 0 18 3 22 9 13 27 27 53 41 81-6 5-11 11-17 17-5 6-19 19-24 24-36 36-48 48-76 49-3 0-7 0-7 7 0 1 1 4 5 4 8 0 18-1 27-1 5 0 12 0 17 0 5 1 12 1 17 1 1 0 6 0 6-6 0-5-4-5-5-5-3 0-9-1-9-7 0-5 3-9 10-15 21-20 40-39 60-59 12 23 23 46 35 70 3 3 1 3 3 4 0 2-5 6-16 7-2 0-6 0-6 7 1 1 0 4 5 4 6 0 13-1 19-1s13 0 19 0c5 0 12 0 18 0 5 1 11 1 16 1 1 0 6 0 6-6 0-5-4-5-9-5-16 0-18-4-21-8-16-32-31-63-47-94z"><text:p/></draw:path><draw:path draw:style-name="gr216" draw:text-style-name="P51" svg:width="0.097cm" svg:height="0.419cm" svg:x="4.195cm" svg:y="0cm" svg:viewBox="0 0 98 420" svg:d="M98 415c0-2 0-2-7-9-53-53-66-132-66-196 0-73 16-146 67-199 6-5 6-5 6-7 0-3-1-4-4-4-4 0-42 29-66 82-22 47-28 93-28 128 0 32 5 83 29 130 25 52 61 80 65 80 3 0 4-2 4-5z"><text:p/></draw:path><draw:path draw:style-name="gr217" draw:text-style-name="P51" svg:width="0.177cm" svg:height="0.287cm" svg:x="4.334cm" svg:y="0.035cm" svg:viewBox="0 0 178 288" svg:d="M178 145c0-32-3-67-17-97-19-41-54-48-72-48-25 0-57 11-73 50-14 29-16 63-16 95 0 33 1 69 19 101 18 34 49 42 70 42 23 0 54-8 73-48 13-30 16-61 16-95zM89 280c-17 0-42-11-49-52-5-24-5-62-5-87 0-27 0-54 3-77 9-51 40-54 51-54 13 0 42 7 49 49 5 24 5 55 5 82 0 32 0 60-5 86-6 40-30 53-49 53z"><text:p/></draw:path><draw:path draw:style-name="gr218" draw:text-style-name="P51" svg:width="0.097cm" svg:height="0.419cm" svg:x="4.552cm" svg:y="0cm" svg:viewBox="0 0 98 420" svg:d="M98 210c0-32-4-84-28-131-26-51-62-79-65-79-4 0-5 1-5 4 0 2 0 2 8 10 41 41 65 109 65 196 0 71-15 145-67 199-6 4-6 4-6 6 0 3 1 5 5 5 3 0 42-29 66-82 21-47 27-94 27-128z"><text:p/></draw:path><draw:path draw:style-name="gr219" draw:text-style-name="P51" svg:width="0.28cm" svg:height="0.098cm" svg:x="4.83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20" draw:text-style-name="P51" svg:width="0.177cm" svg:height="0.287cm" svg:x="5.271cm" svg:y="0.035cm" svg:viewBox="0 0 178 288" svg:d="M178 145c0-32-3-67-17-97-19-41-54-48-72-48-25 0-57 11-73 50-14 29-16 63-16 95 0 33 1 69 19 101 18 34 48 42 70 42 23 0 54-8 73-48 13-30 16-61 16-95zM89 280c-17 0-42-11-49-52-5-24-5-62-5-87 0-27 0-54 3-77 9-51 40-54 51-54 13 0 41 7 49 49 5 24 5 55 5 82 0 32 0 60-5 86-6 40-30 53-49 53z"><text:p/></draw:path><draw:path draw:style-name="gr221" draw:text-style-name="P51" svg:width="0.043cm" svg:height="0.045cm" svg:x="5.501cm" svg:y="0.269cm" svg:viewBox="0 0 44 46" svg:d="M44 23c0-12-9-23-21-23s-23 11-23 23 11 23 23 23 21-11 21-23z"><text:p/></draw:path><draw:path draw:style-name="gr222" draw:text-style-name="P51" svg:width="0.174cm" svg:height="0.287cm" svg:x="5.6cm" svg:y="0.035cm" svg:viewBox="0 0 175 288" svg:d="M52 89c-20-13-22-28-22-35 0-25 28-43 58-43 31 0 57 21 57 53 0 23-17 43-42 59-17-12-35-23-51-34zM113 129c30-16 51-38 51-65 0-40-38-64-76-64-42 0-76 31-76 71 0 7 0 26 18 46 5 6 20 15 31 22-25 12-61 36-61 77 0 45 43 72 88 72 48 0 87-34 87-78 0-15-5-35-20-51-9-10-15-14-42-30zM71 145c17 11 35 22 51 34 12 7 33 21 33 45 0 31-33 52-67 52-36 0-66-25-66-60 0-24 13-50 49-71z"><text:p/></draw:path><draw:path draw:style-name="gr223" draw:text-style-name="P51" svg:width="0.167cm" svg:height="0.287cm" svg:x="5.815cm" svg:y="0.035cm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/draw:g></text:p>
      <text:p text:style-name="P27" loext:marker-style-name="T4"><text:span text:style-name="T4">Problem </text:span><text:span text:style-name="T5">9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16" table:style-name="표16">
        <table:table-column table:style-name="표16.A"/>
        <table:table-row table:style-name="표16.1">
          <table:table-cell table:style-name="표16.A1" office:value-type="string">
            <text:p text:style-name="P33" loext:marker-style-name="T3"/>
            <text:p text:style-name="P33" loext:marker-style-name="T3"><draw:g text:anchor-type="as-char" svg:y="-0.293cm" draw:z-index="87" draw:style-name="gr1"><svg:title>TexMaths</svg:title><svg:desc>12§display§0.7330§svg§600§FALSE§</svg:desc><draw:path draw:style-name="gr368" draw:text-style-name="P50" svg:width="1.109cm" svg:height="0.249cm" svg:x="0.006cm" svg:y="0.023cm" svg:viewBox="0 0 1110 250" svg:d="M0 0c369 0 740 0 1110 0 0 83 0 167 0 250-370 0-741 0-1110 0 0-83 0-167 0-250z"><text:p/></draw:path><draw:path draw:style-name="gr369" draw:text-style-name="P51" svg:width="0.177cm" svg:height="0.288cm" svg:x="0.001cm" svg:y="0.006cm" svg:viewBox="0 0 178 289" svg:d="M178 146c0-34-3-68-17-99-19-41-54-47-72-47-25 0-57 11-73 49-14 30-16 63-16 97 0 30 1 68 19 99 18 35 48 44 70 44 23 0 54-10 73-50 13-28 16-61 16-93zM89 279c-17 0-42-11-49-50-5-26-5-65-5-88 0-28 0-56 3-78 9-50 40-55 51-55 13 0 41 9 49 50 5 24 5 56 5 83 0 30 0 59-5 85-7 41-31 53-49 53z"><text:p/></draw:path><draw:path draw:style-name="gr370" draw:text-style-name="P51" svg:width="0.043cm" svg:height="0.044cm" svg:x="0.231cm" svg:y="0.24cm" svg:viewBox="0 0 44 45" svg:d="M44 23c0-13-9-23-21-23-13 0-23 10-23 23 0 12 10 22 23 22 12 0 21-10 21-22z"><text:p/></draw:path><draw:path draw:style-name="gr371" draw:text-style-name="P51" svg:width="0.18cm" svg:height="0.293cm" svg:x="0.336cm" svg:y="0.001cm" svg:viewBox="0 0 181 294" svg:d="M178 29c3-6 3-6 3-16-35 0-68 0-103 0-50 0-52-5-54-13-4 0-6 0-10 0-4 29-9 58-14 87 4 0 7 0 11 0 1-6 5-33 11-39 2-2 34-2 40-2 29 0 59 0 88 0-5 7-38 53-48 67-37 55-52 114-52 158 0 3-1 23 20 23 19 0 20-20 20-23 0-8 0-15 0-22 0-24 1-47 4-70 2-9 8-44 26-71 19-26 38-53 58-79z"><text:p/></draw:path><draw:path draw:style-name="gr372" draw:text-style-name="P51" svg:width="0.174cm" svg:height="0.288cm" svg:x="0.541cm" svg:y="0.006cm" svg:viewBox="0 0 175 289" svg:d="M104 132c35-12 59-41 59-74 0-35-37-58-78-58-42 0-74 25-74 57 0 14 9 22 21 22 14 0 22-9 22-21 0-22-19-22-26-22 13-20 40-26 56-26 17 0 41 9 41 48 0 5-1 29-12 48-13 19-28 22-37 22-4 0-15 1-17 1-4 0-6 1-6 5s2 4 9 4c6 0 14 0 20 0 33 0 49 28 49 69 0 58-29 70-47 70s-50-8-65-33c15 3 28-7 28-23 0-15-11-24-24-24-10 0-23 6-23 26 0 38 38 66 85 66 52 0 90-39 90-82 0-35-27-66-71-75z"><text:p/></draw:path><draw:path draw:style-name="gr373" draw:text-style-name="P51" svg:width="0.174cm" svg:height="0.288cm" svg:x="0.749cm" svg:y="0.006cm" svg:viewBox="0 0 175 289" svg:d="M104 132c35-12 60-41 60-74 0-35-37-58-78-58-42 0-74 25-74 57 0 14 10 22 22 22 13 0 21-9 21-21 0-22-20-22-26-22 13-20 41-26 56-26 17 0 40 9 40 48 0 5 0 29-12 48s-27 22-37 22c-4 0-14 1-16 1-4 0-7 1-7 5s3 4 11 4c6 0 12 0 18 0 34 0 50 28 50 69 0 58-29 70-48 70-18 0-49-8-64-33 15 3 28-7 28-23 0-15-12-24-24-24-10 0-24 6-24 26 0 38 40 66 85 66 52 0 90-39 90-82 0-35-26-66-71-75z"><text:p/></draw:path><draw:path draw:style-name="gr374" draw:text-style-name="P51" svg:width="0.177cm" svg:height="0.288cm" svg:x="0.959cm" svg:y="0.006cm" svg:viewBox="0 0 178 289" svg:d="M178 146c0-34-3-68-17-99-19-41-54-47-72-47-25 0-57 11-73 49-14 30-16 63-16 97 0 30 1 68 19 99 18 35 48 44 70 44 23 0 54-10 73-50 13-28 16-61 16-93zM89 279c-17 0-42-11-49-50-5-26-5-65-5-88 0-28 0-56 3-78 9-50 40-55 51-55 13 0 41 9 49 50 5 24 5 56 5 83 0 30 0 59-5 85-7 41-31 53-49 53z"><text:p/></draw:path></draw:g></text:p>
            <text:p text:style-name="P33" loext:marker-style-name="T3"/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8" loext:marker-style-name="T3"><text:span text:style-name="T16"/></text:p>
      <text:p text:style-name="P49" loext:marker-style-name="T3"><text:span text:style-name="T16">F</text:span><text:span text:style-name="T15">or </text:span><text:span text:style-name="T15"><draw:g text:anchor-type="as-char" svg:y="-0.61cm" draw:z-index="81" draw:style-name="gr1"><svg:title>TexMaths</svg:title><svg:desc>12§display§X\sim Bin\left(100,\,\frac12\right)\sim N\left(50,\,5^2\right)§svg§600§FALSE§</svg:desc><draw:path draw:style-name="gr172" draw:text-style-name="P50" svg:width="5.951cm" svg:height="0.966cm" svg:x="0.01cm" svg:y="0.022cm" svg:viewBox="0 0 5952 967" svg:d="M0 0c1983 0 3968 0 5952 0 0 323 0 644 0 967-1984 0-3969 0-5952 0 0-323 0-644 0-967z"><text:p/></draw:path><draw:path draw:style-name="gr173" draw:text-style-name="P51" svg:width="0.346cm" svg:height="0.286cm" svg:x="0.001cm" svg:y="0.325cm" svg:viewBox="0 0 347 287" svg:d="M193 114c-12-28-24-56-36-84-1-4-1-4-2-5 0-2 7-11 25-13 5 0 8 0 8-7 0-5-4-5-6-5-18 0-36 1-52 1-11 0-38-1-48-1-3 0-8 0-8 8 0 4 4 4 10 4 25 0 28 5 31 14 17 40 34 78 51 118-30 31-59 62-89 95-3 1-4 2-6 4-21 23-41 30-63 32-4 0-8 0-8 8 1 1 0 4 5 4 13 0 26-2 39-2 16 0 33 2 48 2 3 0 8 0 8-9 0-3-4-2-5-3-4-2-17-2-17-14 0-7 6-14 11-19 14-15 29-31 43-45 13-15 25-28 38-41 15 32 28 66 42 99 3 5 2 4 3 6 0 4-9 11-24 14-5 0-9 0-9 7 0 5 4 5 6 5 12 0 41-2 53-2 11 0 36 2 47 2 4 0 8 0 8-8 0-4-4-4-8-4-28-2-29-3-36-20-17-39-44-104-54-129 29-30 73-80 86-92 12-10 28-20 54-22 5 0 9 0 9-8-1-2 0-4-5-4-13 0-26 1-40 1-15 0-32-1-46-1-3 0-9 0-9 8 0 3 3 4 5 4 4 1 17 2 17 13 0 6-5 12-7 16-23 24-46 49-69 73z"><text:p/></draw:path><draw:path draw:style-name="gr174" draw:text-style-name="P51" svg:width="0.28cm" svg:height="0.097cm" svg:x="0.512cm" svg:y="0.457cm" svg:viewBox="0 0 281 98" svg:d="M281 13c0-9-3-13-6-13-1 0-5 2-6 11-1 41-29 63-59 63-26 0-47-18-67-36-22-19-43-38-72-38-46 0-71 46-71 84 0 13 5 13 6 13 5 0 6-8 6-9 1-46 32-65 59-65 26 0 47 18 67 36 22 20 43 39 72 39 47 0 71-46 71-85z"><text:p/></draw:path><draw:path draw:style-name="gr175" draw:text-style-name="P51" svg:width="0.3cm" svg:height="0.286cm" svg:x="0.951cm" svg:y="0.325cm" svg:viewBox="0 0 301 287" svg:d="M50 254c-4 17-6 21-38 21-7 0-12 0-12 8 0 4 4 4 12 4 50 0 100 0 150 0 67 0 116-50 116-90 0-32-24-55-64-60 43-9 87-40 87-79 0-32-27-58-78-58-47 0-95 0-141 0-9 0-14 0-14 8 0 4 5 4 12 4 2 0 10 0 17 1s11 1 11 7c0 2 0 3-1 8-19 75-37 151-57 226zM114 133c8-35 18-69 26-104 4-15 4-17 22-17s37 0 55 0c37 0 46 25 46 44 0 38-36 77-88 77-20 0-41 0-61 0zM95 275c-6 0-7 0-10-2-3 0-5 0-5-3 0-1 0-3 2-10 9-39 20-79 30-117 26 0 52 0 79 0 41 0 48 31 48 49 0 42-37 83-87 83-19 0-38 0-57 0z"><text:p/></draw:path><draw:path draw:style-name="gr176" draw:text-style-name="P51" svg:width="0.111cm" svg:height="0.282cm" svg:x="1.287cm" svg:y="0.333cm" svg:viewBox="0 0 112 283" svg:d="M107 16c0-9-6-16-16-16-11 0-23 11-23 23 0 8 6 15 17 15 10 0 22-9 22-22zM76 174c4-12 4-13 8-24 4-8 6-14 6-23 0-19-13-35-35-35-39 0-55 61-55 65 0 5 4 5 5 5 5 0 5-1 7-7 11-40 28-53 42-53 4 0 11 0 11 13 0 10-4 18-5 22-4 12-23 60-29 78-5 12-9 25-9 34 0 20 14 34 34 34 40 0 56-61 56-65 0-3-5-3-6-3-4 0-4 1-6 7-8 26-22 53-44 53-7 0-9-5-9-15 0-11 2-17 12-42 6-15 11-30 17-44z"><text:p/></draw:path><draw:path draw:style-name="gr177" draw:text-style-name="P51" svg:width="0.227cm" svg:height="0.19cm" svg:x="1.432cm" svg:y="0.425cm" svg:viewBox="0 0 228 191" svg:d="M25 162c-1 6-5 15-5 18 0 7 6 11 14 11 4 0 12-3 15-11 0-1 5-22 7-31 4-13 6-25 10-39 2-9 5-19 7-28 1-8 5-20 6-21 6-13 28-51 69-51 19 0 22 15 22 30 0 25-20 79-27 97-4 9-5 15-5 20 0 19 16 34 35 34 39 0 55-61 55-65s-4-4-5-4c-3 0-3 2-6 8-8 28-23 52-43 52-7 0-10-5-10-14 0-11 4-21 8-30 8-23 25-68 25-92 0-29-18-46-48-46-39 0-59 28-66 37-3-24-19-37-39-37-19 0-27 17-32 24-6 14-12 40-12 41 0 5 4 5 5 5 5 0 5-2 7-10 7-30 16-50 31-50 9 0 13 6 13 19 0 9-1 13-7 36-8 32-15 65-24 97z"><text:p/></draw:path><draw:path draw:style-name="gr178" draw:text-style-name="P51" svg:width="0.207cm" svg:height="1.009cm" svg:x="1.831cm" svg:y="0.001cm" svg:viewBox="0 0 208 1010" svg:d="M208 1005c0-1-2-3-2-4-15-15-44-43-72-88-68-110-99-246-99-407 0-114 15-260 85-385 34-60 68-95 86-113 2-2 2-2 2-3 0-5-3-5-9-5s-7 0-13 6c-142 130-186 321-186 499 0 164 38 331 145 457 9 11 24 27 42 43 5 5 6 5 12 5s9 0 9-5z"><text:p/></draw:path><draw:path draw:style-name="gr179" draw:text-style-name="P51" svg:width="0.138cm" svg:height="0.278cm" svg:x="2.091cm" svg:y="0.333cm" svg:viewBox="0 0 139 279" svg:d="M86 11c0-11 0-11-9-11-27 26-64 26-77 26 0 5 0 9 0 14 8 0 34 0 55-11 0 73 0 145 0 218 0 14-1 20-39 20-5 0-9 0-14 0 0 4 0 8 0 12 15-1 52-1 69-1s54 0 68 1c0-4 0-8 0-12-5 0-8 0-13 0-38 0-40-4-40-20 0-79 0-157 0-236z"><text:p/></draw:path><draw:path draw:style-name="gr180" draw:text-style-name="P51" svg:width="0.177cm" svg:height="0.288cm" svg:x="2.281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49 50 5 24 5 56 5 82 0 31 0 60-5 88-6 39-30 51-49 51z"><text:p/></draw:path><draw:path draw:style-name="gr181" draw:text-style-name="P51" svg:width="0.177cm" svg:height="0.288cm" svg:x="2.492cm" svg:y="0.333cm" svg:viewBox="0 0 178 289" svg:d="M178 145c0-33-3-67-17-98-19-41-54-47-72-47-25 0-57 11-73 49-14 30-16 63-16 96 0 31 1 70 19 102 18 34 48 42 70 42 23 0 54-8 73-49 13-29 16-61 16-95zM89 279c-17 0-42-9-49-50-5-25-5-64-5-89 0-27 0-55 3-78 9-50 40-54 51-54 13 0 41 9 49 50 5 24 5 56 5 82 0 31 0 60-5 88-6 39-30 51-49 51z"><text:p/></draw:path><draw:path draw:style-name="gr182" draw:text-style-name="P51" svg:width="0.048cm" svg:height="0.125cm" svg:x="2.722cm" svg:y="0.565cm" svg:viewBox="0 0 49 126" svg:d="M49 44c0-27-11-44-26-44s-23 11-23 23c0 11 8 21 23 21 5 0 11-1 14-4 1-2 1-2 3-2 0 3 1 0 1 6 0 32-16 57-29 71-5 5-5 5-5 6 0 4 3 5 4 5 5 0 38-32 38-82z"><text:p/></draw:path><draw:path draw:style-name="gr183" draw:text-style-name="P51" svg:width="0.138cm" svg:height="0.28cm" svg:x="3.031cm" svg:y="0.046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84" draw:text-style-name="P51" svg:width="0.21cm" svg:height="0.016cm" svg:x="2.993cm" svg:y="0.498cm" svg:viewBox="0 0 211 17" svg:d="M0 0c71 0 140 0 211 0 0 6 0 11 0 17-71 0-140 0-211 0 0-6 0-11 0-17z"><text:p/></draw:path><draw:path draw:style-name="gr185" draw:text-style-name="P51" svg:width="0.168cm" svg:height="0.28cm" svg:x="3.014cm" svg:y="0.618cm" svg:viewBox="0 0 169 281" svg:d="M32 248c16-14 30-29 46-43 66-58 91-80 91-122 0-48-38-83-90-83-48 0-79 40-79 77 0 24 22 24 23 24 7 0 21-5 21-23 0-11-7-22-21-22-4 0-5 0-6 0 9-27 32-43 57-43 39 0 57 35 57 70 0 33-22 66-45 92-27 30-54 60-81 90-5 5-5 6-5 16 53 0 104 0 157 0 4-26 9-50 12-74-3 0-7 0-11 0-2 14-4 32-9 39-3 2-31 2-40 2-25 0-51 0-77 0z"><text:p/></draw:path><draw:path draw:style-name="gr186" draw:text-style-name="P51" svg:width="0.207cm" svg:height="1.009cm" svg:x="3.269cm" svg:y="0.001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draw:path draw:style-name="gr187" draw:text-style-name="P51" svg:width="0.281cm" svg:height="0.097cm" svg:x="3.705cm" svg:y="0.457cm" svg:viewBox="0 0 282 98" svg:d="M282 13c0-9-2-13-6-13-2 0-6 2-6 11-2 41-30 63-59 63-27 0-47-18-68-36-22-19-43-38-72-38-46 0-71 46-71 84 0 13 4 8 6 13 5 0 6-8 6-9 2-46 34-65 59-65 26 0 47 18 68 36 21 20 43 39 72 39 46 0 71-46 71-85z"><text:p/></draw:path><draw:path draw:style-name="gr188" draw:text-style-name="P51" svg:width="0.353cm" svg:height="0.286cm" svg:x="4.144cm" svg:y="0.325cm" svg:viewBox="0 0 354 287" svg:d="M302 43c4-17 11-29 45-31 2 0 7 0 7-8-1-2 0-4-5-4-14 0-29 1-43 1s-29-1-42-1c-4 0-8 0-8 8 0 4 4 4 8 4 24 1 28 10 28 19 0 1 0 7-2 9-15 62-31 125-46 188-32-73-63-148-94-221-2-7-4-7-13-7-19 0-37 0-57 0-8 0-12 0-12 8 0 4 4 4 12 4 2 0 29 0 29 5-19 75-38 150-57 225-4 17-11 31-45 33-3 0-7 0-7 8 0 2 1 4 5 4 13 0 29-2 42-2 14 0 30 2 43 2 2 0 8 0 8-9 0-3-3-3-8-3-25-2-28-11-28-20 0-2 0-4 2-9 18-75 37-148 55-222 2 2 2 2 5 7 34 83 69 166 104 248 2 8 5 8 8 8 5 0 5-2 6-9 21-79 40-157 60-235z"><text:p/></draw:path><draw:path draw:style-name="gr189" draw:text-style-name="P51" svg:width="0.109cm" svg:height="0.504cm" svg:x="4.646cm" svg:y="0.254cm" svg:viewBox="0 0 110 505" svg:d="M110 501c0-2-1-3-1-5-19-20-48-54-66-123-9-37-13-82-13-120 0-111 26-188 77-243 3-4 3-5 3-6 0-4-3-4-4-4-6 0-29 25-35 31-43 52-71 127-71 221 0 60 11 145 66 216 5 4 32 37 40 37 1 0 4 0 4-4z"><text:p/></draw:path><draw:path draw:style-name="gr190" draw:text-style-name="P51" svg:width="0.167cm" svg:height="0.288cm" svg:x="4.797cm" svg:y="0.333cm" svg:viewBox="0 0 168 289" svg:d="M168 195c0-50-35-92-80-92-21 0-39 7-53 22 0-28 0-55 0-83 8 4 21 6 35 6 52 0 81-38 81-44 0-3-1-4-3-4s-2 0-4 1c-8 4-29 12-58 12-16 0-36-3-56-12-2-1-4-1-5-1-3 0-3 4-3 10 0 42 0 82 0 124 0 9 0 11 6 11 2 0 3-1 4-3 5-6 21-29 54-29 23 0 33 19 36 26 8 16 9 32 9 53 0 15 0 41-11 59-10 15-25 26-44 26-32 0-56-22-63-47 1 0 3 1 7 1 15 0 21-10 21-20 0-11-6-22-21-22-6 0-20 4-20 23 0 36 29 77 76 77 49 0 92-41 92-94z"><text:p/></draw:path><draw:path draw:style-name="gr191" draw:text-style-name="P51" svg:width="0.175cm" svg:height="0.288cm" svg:x="5.003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192" draw:text-style-name="P51" svg:width="0.048cm" svg:height="0.125cm" svg:x="5.234cm" svg:y="0.565cm" svg:viewBox="0 0 49 126" svg:d="M49 44c0-27-11-44-27-44-14 0-22 11-22 23 0 11 8 21 22 21 6 0 10-1 15-4 1-2 1-2 1-2 2 0 2 0 2 6 0 32-15 57-29 71-5 5-5 5-5 6 0 4 2 5 5 5 5 0 38-32 38-82z"><text:p/></draw:path><draw:path draw:style-name="gr193" draw:text-style-name="P51" svg:width="0.167cm" svg:height="0.288cm" svg:x="5.476cm" svg:y="0.333cm" svg:viewBox="0 0 168 289" svg:d="M168 195c0-50-35-92-80-92-21 0-39 7-53 22 0-28 0-55 0-83 8 4 21 6 36 6 51 0 80-38 80-44 0-3-1-4-3-4s-2 0-4 1c-8 4-29 12-58 12-16 0-36-3-56-12-2-1-4-1-5-1-3 0-3 4-3 10 0 42 0 82 0 124 0 9 0 11 6 11 2 0 3-1 4-3 5-6 21-29 56-29 21 0 32 19 34 26 8 16 9 32 9 53 0 15 0 41-11 59-10 15-25 26-44 26-32 0-56-22-63-47 1 0 3 1 7 1 15 0 22-10 22-20 0-11-7-22-22-22-6 0-20 4-20 23 0 36 29 77 76 77 49 0 92-41 92-94z"><text:p/></draw:path><draw:path draw:style-name="gr194" draw:text-style-name="P51" svg:width="0.13cm" svg:height="0.194cm" svg:x="5.684cm" svg:y="0.243cm" svg:viewBox="0 0 131 195" svg:d="M131 143c-4 0-6 0-10 0-1 6-3 24-8 26-3 2-24 2-29 2-18 0-36 0-54 0 31-27 41-35 59-50 21-17 42-35 42-63 0-36-31-58-69-58-37 0-62 26-62 53 0 15 13 17 16 17 7 0 16-5 16-16 0-5-2-16-18-16 10-21 29-27 44-27 30 0 44 23 44 47 0 26-18 46-28 56-24 24-46 47-70 71-4 2-4 3-4 10 41 0 82 0 122 0 3-18 6-34 9-52z"><text:p/></draw:path><draw:path draw:style-name="gr195" draw:text-style-name="P51" svg:width="0.109cm" svg:height="0.504cm" svg:x="5.873cm" svg:y="0.254cm" svg:viewBox="0 0 110 505" svg:d="M110 253c0-60-10-145-66-216-4-5-31-37-39-37-1 0-5 1-5 4 0 2 1 3 2 4 21 22 48 57 65 124 10 37 15 81 15 120 0 43-5 86-16 127-16 59-41 92-62 116-4 4-4 5-4 6 0 3 4 4 5 4 7 0 30-25 35-31 43-52 70-127 70-221z"><text:p/></draw:path></draw:g></text:span><text:span text:style-name="T15"><text:s/>that the result of roulette is odd(1) or even(0)</text:span></text:p>
      <text:p text:style-name="P48" loext:marker-style-name="T3"><text:span text:style-name="T16"/></text:p>
      <text:p text:style-name="P48" loext:marker-style-name="T3"><text:span text:style-name="T21">Probability that roulette is fair(same as that for whether our choice is “fair”) :</text:span></text:p>
      <text:p text:style-name="P48" loext:marker-style-name="T3"/>
      <text:p text:style-name="P48" loext:marker-style-name="T3"><draw:g text:anchor-type="as-char" svg:y="-0.314cm" draw:z-index="82" draw:style-name="gr1"><svg:title>TexMaths</svg:title><svg:desc>12§display§P\left(X\leq55\right)=P\left(Z\leq1\right)\approx0.8413§svg§600§FALSE§</svg:desc><draw:path draw:style-name="gr150" draw:text-style-name="P50" svg:width="6.144cm" svg:height="0.375cm" svg:x="0.006cm" svg:y="0.022cm" svg:viewBox="0 0 6145 376" svg:d="M0 0c2048 0 4097 0 6145 0 0 125 0 251 0 376-2048 0-4097 0-6145 0 0-125 0-251 0-376z"><text:p/></draw:path><draw:path draw:style-name="gr151" draw:text-style-name="P51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152" draw:text-style-name="P51" svg:width="0.096cm" svg:height="0.419cm" svg:x="0.426cm" svg:y="0cm" svg:viewBox="0 0 97 420" svg:d="M97 415c0-2 0-2-7-9-53-53-66-132-66-196 0-73 16-146 68-199 5-5 5-5 5-7 0-3-1-4-3-4-5 0-42 29-68 82-21 47-26 93-26 128 0 32 5 83 28 130 25 52 61 80 66 80 2 0 3-2 3-5z"><text:p/></draw:path><draw:path draw:style-name="gr153" draw:text-style-name="P51" svg:width="0.347cm" svg:height="0.286cm" svg:x="0.559cm" svg:y="0.028cm" svg:viewBox="0 0 348 287" svg:d="M193 115c-12-28-24-56-36-84-1-3-1-5-1-6 0-2 7-9 24-12 5 0 8 0 8-7 0-6-4-6-6-6-16 0-34 1-52 1-11 0-38-1-47-1-4 0-9 0-9 8 0 5 5 5 10 5 25 0 29 5 32 13 17 40 33 79 50 118-30 31-59 64-89 95-3 1-4 3-6 4-21 23-40 30-61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2-10 29-21 54-22 5 0 10 0 10-8-2-1 0-5-6-5-13 0-26 1-40 1-15 0-31-1-46-1-3 0-9 0-9 8 0 4 3 5 6 5 4 1 17 1 17 13 0 6-5 12-8 16-23 24-46 48-69 73z"><text:p/></draw:path><draw:path draw:style-name="gr154" draw:text-style-name="P51" svg:width="0.257cm" svg:height="0.322cm" svg:x="1.082cm" svg:y="0.048cm" svg:viewBox="0 0 258 323" svg:d="M250 18c4-2 8-5 8-10 0-4-4-8-8-8-3 0-6 1-9 2-78 36-155 73-233 110-7 3-8 7-8 9 0 5 2 8 8 10 78 36 155 72 233 108 6 4 7 4 9 4 4 0 8-5 8-9s-2-7-10-9c-73-34-146-69-219-104 73-34 147-68 221-103zM242 323c8 0 16 0 16-8s-10-8-16-8c-75 0-151 0-226 0-8 0-16 0-16 8s7 8 14 8c76 0 153 0 228 0z"><text:p/></draw:path><draw:path draw:style-name="gr155" draw:text-style-name="P51" svg:width="0.167cm" svg:height="0.287cm" svg:x="1.513cm" svg:y="0.035cm" svg:viewBox="0 0 168 288" svg:d="M168 196c0-51-34-93-79-93-21 0-39 8-54 22 0-28 0-55 0-82 8 3 23 6 36 6 51 0 81-38 81-44 0-3-1-5-4-5-2 0-2 0-4 1-8 5-29 13-56 13-17 0-38-3-57-12-3-1-3-1-5-1-4 0-4 4-4 10 0 42 0 83 0 125 0 7 0 11 6 11 3 0 3-2 6-4 4-7 20-30 54-30 21 0 32 19 36 28 7 15 7 31 7 53 0 14 0 38-10 56-11 16-26 26-45 26-30 0-54-21-62-46 2 1 3 1 8 1 13 0 20-10 20-21 0-9-7-19-20-19-6 0-22 3-22 21 0 36 30 76 77 76 49 0 91-39 91-92z"><text:p/></draw:path><draw:path draw:style-name="gr156" draw:text-style-name="P51" svg:width="0.167cm" svg:height="0.287cm" svg:x="1.724cm" svg:y="0.035cm" svg:viewBox="0 0 168 288" svg:d="M168 196c0-51-35-93-80-93-20 0-39 8-53 22 0-28 0-55 0-82 8 3 21 6 36 6 51 0 80-38 80-44 0-3-1-5-3-5s-2 0-4 1c-8 5-29 13-58 13-16 0-36-3-55-12-3-1-5-1-6-1-3 0-3 4-3 10 0 42 0 83 0 125 0 7 0 11 6 11 2 0 3-2 4-4 5-7 21-30 56-30 21 0 32 19 36 28 6 15 7 31 7 53 0 14 0 38-11 56-10 16-25 26-44 26-32 0-56-21-63-46 1 1 3 1 7 1 15 0 22-10 22-21 0-9-7-19-22-19-6 0-20 3-20 21 0 36 29 76 77 76s91-39 91-92z"><text:p/></draw:path><draw:path draw:style-name="gr157" draw:text-style-name="P51" svg:width="0.097cm" svg:height="0.419cm" svg:x="1.938cm" svg:y="0cm" svg:viewBox="0 0 98 420" svg:d="M98 210c0-32-4-84-28-131-26-51-62-79-65-79s-5 1-5 4c0 2 0 2 8 10 41 41 65 109 65 196 0 71-15 145-67 199-6 4-6 4-6 6 0 3 2 5 5 5s42-29 67-82c20-47 26-94 26-128z"><text:p/></draw:path><draw:path draw:style-name="gr158" draw:text-style-name="P51" svg:width="0.28cm" svg:height="0.098cm" svg:x="2.218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59" draw:text-style-name="P51" svg:width="0.3cm" svg:height="0.286cm" svg:x="2.656cm" svg:y="0.028cm" svg:viewBox="0 0 301 287" svg:d="M112 155c24 0 46 0 70 0 60 0 119-44 119-91 0-33-27-64-83-64-45 0-91 0-136 0-9 0-12 0-12 8 0 5 3 5 12 5 4 0 13 1 18 1 6 2 9 3 9 8 0 1-1 2-2 7-19 74-37 150-57 225-3 16-4 20-38 20-7 0-12 0-12 7 0 6 5 6 7 6 11 0 41-2 53-2 10 0 18 1 28 1 8 0 18 1 27 1 3 0 9 0 9-9 0-4-5-4-12-4-16 0-28 0-28-8 0-3 1-5 1-8 9-34 18-68 27-103zM142 30c3-16 4-17 22-17 14 0 28 0 41 0 35 0 57 12 57 41 0 17-9 53-24 67-22 20-47 23-65 23-21 0-40 0-60 0 9-38 19-75 29-114z"><text:p/></draw:path><draw:path draw:style-name="gr160" draw:text-style-name="P51" svg:width="0.096cm" svg:height="0.419cm" svg:x="3.08cm" svg:y="0cm" svg:viewBox="0 0 97 420" svg:d="M97 415c0-2 0-2-7-9-52-53-66-132-66-196 0-73 17-146 68-199 5-5 5-5 5-7 0-3-1-4-3-4-5 0-42 29-68 82-21 47-26 93-26 128 0 32 5 83 28 130 25 52 61 80 66 80 2 0 3-2 3-5z"><text:p/></draw:path><draw:path draw:style-name="gr161" draw:text-style-name="P51" svg:width="0.28cm" svg:height="0.286cm" svg:x="3.226cm" svg:y="0.028cm" svg:viewBox="0 0 281 287" svg:d="M280 11c0-3 1-4 1-6 0-5-3-5-11-5-59 0-119 0-178 0-10 0-10 1-13 8-7 26-15 51-23 76-1 3-1 4-1 6 0 1 0 5 5 5 4 0 5-2 5-4 17-50 38-78 104-78 23 0 46 0 69 0-78 88-158 176-236 262-1 3-2 6-2 7 0 5 4 5 11 5 61 0 122 0 183 0 10 0 11-1 14-9 9-30 20-62 30-92 0-1 1-4 1-6s-3-5-6-5c-5 0-4 2-6 11-19 56-40 87-112 87-24 0-48 0-72 0 79-87 157-174 237-262z"><text:p/></draw:path><draw:path draw:style-name="gr162" draw:text-style-name="P51" svg:width="0.256cm" svg:height="0.322cm" svg:x="3.673cm" svg:y="0.048cm" svg:viewBox="0 0 257 323" svg:d="M250 18c3-2 7-5 7-10 0-4-4-8-9-8-2 0-6 1-7 2-78 36-155 73-233 110-7 3-8 7-8 9 0 5 2 8 8 10 78 36 155 72 233 108 5 4 6 4 7 4 5 0 9-5 9-9s-1-7-9-9c-73-34-147-69-220-104 74-34 147-68 222-103zM242 323c8 0 15 0 15-8s-9-8-15-8c-75 0-152 0-228 0-6 0-14 0-14 8s7 8 14 8c76 0 153 0 228 0z"><text:p/></draw:path><draw:path draw:style-name="gr163" draw:text-style-name="P51" svg:width="0.138cm" svg:height="0.279cm" svg:x="4.12cm" svg:y="0.035cm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164" draw:text-style-name="P51" svg:width="0.097cm" svg:height="0.419cm" svg:x="4.317cm" svg:y="0cm" svg:viewBox="0 0 98 420" svg:d="M98 210c0-32-4-84-28-131-26-51-62-79-65-79-4 0-5 1-5 4 0 2 0 2 8 10 41 41 65 109 65 196 0 71-15 145-67 199-6 4-6 4-6 6 0 3 1 5 5 5 3 0 42-29 66-82 21-47 27-94 27-128z"><text:p/></draw:path><draw:path draw:style-name="gr165" draw:text-style-name="P51" svg:width="0.28cm" svg:height="0.179cm" svg:x="4.598cm" svg:y="0.112cm" svg:viewBox="0 0 281 180" svg:d="M281 13c0-8-4-12-6-12-1 0-6 1-6 11-1 29-31 47-59 47-24 0-46-13-67-28-23-15-46-31-73-31-39 0-70 30-70 69 0 9 2 13 5 13 5 0 6-9 6-10 2-35 37-48 59-48 25 0 45 13 67 28 23 15 45 30 73 30 40 0 71-30 71-69zM281 112c0-12-5-13-6-13s-6 2-6 12c-1 28-31 45-59 45-24 0-46-13-67-27-23-15-46-30-73-30-39 0-70 30-70 68 0 10 2 13 5 13 5 0 6-8 6-11 2-34 37-46 59-46 25 0 45 12 67 27 23 15 45 30 73 30 41 0 71-31 71-68z"><text:p/></draw:path><draw:path draw:style-name="gr166" draw:text-style-name="P51" svg:width="0.177cm" svg:height="0.287cm" svg:x="5.036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167" draw:text-style-name="P51" svg:width="0.043cm" svg:height="0.045cm" svg:x="5.266cm" svg:y="0.269cm" svg:viewBox="0 0 44 46" svg:d="M44 23c0-12-9-23-21-23-13 0-23 11-23 23s10 23 23 23c12 0 21-11 21-23z"><text:p/></draw:path><draw:path draw:style-name="gr168" draw:text-style-name="P51" svg:width="0.174cm" svg:height="0.287cm" svg:x="5.365cm" svg:y="0.035cm" svg:viewBox="0 0 175 288" svg:d="M52 89c-21-13-22-28-22-35 0-25 28-43 58-43 31 0 57 21 57 53 0 23-17 43-42 59-17-12-35-23-51-34zM113 129c30-16 50-38 50-65 0-40-37-64-75-64-42 0-76 31-76 71 0 7 0 26 18 46 5 6 20 15 31 22-25 12-61 36-61 77 0 45 43 72 88 72 48 0 87-34 87-78 0-15-5-35-20-51-9-10-16-14-42-30zM71 145c17 11 35 22 51 34 12 7 32 21 32 45 0 31-32 52-66 52-36 0-66-25-66-60 0-24 13-50 49-71z"><text:p/></draw:path><draw:path draw:style-name="gr169" draw:text-style-name="P51" svg:width="0.186cm" svg:height="0.283cm" svg:x="5.57cm" svg:y="0.031cm" svg:viewBox="0 0 187 284" svg:d="M112 214c0 12 0 24 0 36 0 16 0 20-32 20-3 0-6 0-9 0 0 5 0 10 0 14 18-3 39-3 57-3 17 0 40 0 57 3 0-4 0-9 0-14-3 0-6 0-9 0-31 0-32-4-32-20 0-12 0-24 0-36 14 0 29 0 43 0 0-4 0-8 0-12-14 0-29 0-43 0 0-64 0-127 0-191 0-9 0-11-6-11-4 0-5 0-8 5-44 65-87 131-130 197 0 4 0 8 0 12 37 0 74 0 112 0zM114 202c-34 0-68 0-102 0 34-53 68-106 102-158 0 52 0 105 0 158z"><text:p/></draw:path><draw:path draw:style-name="gr170" draw:text-style-name="P51" svg:width="0.138cm" svg:height="0.279cm" svg:x="5.806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171" draw:text-style-name="P51" svg:width="0.174cm" svg:height="0.287cm" svg:x="5.997cm" svg:y="0.035cm" svg:viewBox="0 0 175 288" svg:d="M104 132c35-11 60-41 60-73 0-35-37-59-78-59-43 0-74 25-74 58 0 14 8 21 22 21 12 0 21-8 21-21 0-21-20-21-26-21 13-20 41-26 55-26 18 0 41 9 41 47 0 6-1 30-12 48-12 20-27 21-37 21-4 2-14 2-17 2-3 1-6 1-6 6 0 4 3 4 11 4 6 0 12 0 18 0 34 0 50 28 50 70 0 55-29 67-48 67-18 0-49-7-65-31 16 3 29-7 29-23 0-14-12-22-24-22-11 0-24 6-24 22 0 39 40 66 85 66 52 0 90-38 90-79 0-35-26-67-71-77z"><text:p/></draw:path></draw:g></text:p>
      <text:p text:style-name="P49" loext:marker-style-name="T3"><text:span text:style-name="T21"/></text:p>
      <text:p text:style-name="P49" loext:marker-style-name="T3"><text:span text:style-name="T15">※Notice that I don’t have an idea that the problem intended only for more than 55 </text:span><text:span text:style-name="T15"><draw:g text:anchor-type="as-char" svg:y="-0.295cm" draw:z-index="83" draw:style-name="gr1"><svg:title>TexMaths</svg:title><svg:desc>12§display§odds§svg§600§FALSE§</svg:desc><draw:path draw:style-name="gr145" draw:text-style-name="P50" svg:width="0.775cm" svg:height="0.251cm" svg:x="0.006cm" svg:y="0.021cm" svg:viewBox="0 0 776 252" svg:d="M0 0c258 0 518 0 776 0 0 84 0 168 0 252-258 0-518 0-776 0 0-84 0-168 0-252z"><text:p/></draw:path><draw:path draw:style-name="gr146" draw:text-style-name="P51" svg:width="0.18cm" svg:height="0.189cm" svg:x="0.001cm" svg:y="0.106cm" svg:viewBox="0 0 181 190" svg:d="M181 71c0-43-30-71-68-71-57 0-113 60-113 120 0 40 29 70 68 70 56 0 113-57 113-119zM68 180c-18 0-37-13-37-44 0-21 11-66 25-88 21-32 45-38 57-38 24 0 37 20 37 45 0 16-8 60-24 88-16 23-38 37-58 37z"><text:p/></draw:path><draw:path draw:style-name="gr147" draw:text-style-name="P51" svg:width="0.2cm" svg:height="0.295cm" svg:x="0.205cm" svg:y="0cm" svg:viewBox="0 0 201 296" svg:d="M201 5c-3-1 0-5-5-5-7 0-47 4-54 5-4 0-6 2-6 8 0 5 3 5 11 5 20 0 20 2 20 7-1 3-1 6-1 9-9 32-17 66-25 99-8-15-20-27-39-27-49 0-102 61-102 122 0 40 24 68 56 68 9 0 29-2 56-32 2 17 18 32 37 32 16 0 25-10 31-23 7-16 13-41 13-42 0-4-3-4-4-4-5 0-5 1-6 7-8 28-15 52-33 52-11 0-12-11-12-19 0-10 0-13 3-21 19-80 39-161 60-241zM113 240c-1 9-1 9-9 16-18 24-36 30-46 30-22 0-28-23-28-40 0-20 13-72 23-91 13-24 32-40 49-40 28 0 34 34 34 36 0 3-1 5-1 8-8 27-15 55-22 81z"><text:p/></draw:path><draw:path draw:style-name="gr148" draw:text-style-name="P51" svg:width="0.2cm" svg:height="0.295cm" svg:x="0.424cm" svg:y="0cm" svg:viewBox="0 0 201 296" svg:d="M201 5c-3-1 0-5-6-5s-46 4-53 5c-4 0-6 2-6 8 0 5 3 5 9 5 21 0 22 2 22 7-1 3-1 6-1 9-9 32-17 66-25 99-9-15-21-27-40-27-49 0-101 61-101 122 0 40 23 68 56 68 9 0 29-2 54-32 4 17 19 32 39 32 14 0 25-10 31-23 7-16 13-41 13-42 0-4-3-4-6-4s-3 1-4 7c-8 28-16 52-33 52-12 0-13-11-13-19 0-10 1-13 2-21 21-80 41-161 62-241zM113 240c-3 9-3 9-9 16-18 24-36 30-48 30-20 0-26-23-26-40 0-20 13-72 23-91 13-24 32-40 49-40 28 0 34 34 34 36 0 3-1 5-1 8-8 27-15 55-22 81z"><text:p/></draw:path><draw:path draw:style-name="gr149" draw:text-style-name="P51" svg:width="0.154cm" svg:height="0.189cm" svg:x="0.648cm" svg:y="0.106cm" svg:viewBox="0 0 155 190" svg:d="M143 29c-12 0-20 9-20 19 0 6 3 12 13 12 9 0 19-7 19-24 0-18-18-36-51-36-55 0-70 43-70 61 0 34 31 40 43 42 21 5 44 9 44 33 0 11-11 44-61 44-6 0-38 0-48-21 17 1 26-10 26-22 0-10-6-14-15-14-11 0-23 8-23 26 0 24 24 41 60 41 69 0 85-49 85-69 0-15-8-26-13-31-12-12-24-13-42-17-16-3-32-7-32-25 0-13 9-38 46-38 11 0 33 2 39 19z"><text:p/></draw:path></draw:g></text:span><text:span text:style-name="T15"><text:s/>is unfair—not about even. I solved this problem as just what it saying.</text:span></text:p>
      <text:p text:style-name="P49" loext:marker-style-name="T3"><text:span text:style-name="T15"/></text:p>
      <text:p text:style-name="P49" loext:marker-style-name="T3"><text:span text:style-name="T15">Probability that we make the wrong decision:</text:span></text:p>
      <text:p text:style-name="P49" loext:marker-style-name="T3"><text:span text:style-name="T15"/></text:p>
      <text:p text:style-name="P49" loext:marker-style-name="T3"><text:span text:style-name="T15">sup </text:span><text:span text:style-name="T15"><draw:g text:anchor-type="as-char" svg:y="-0.3cm" draw:z-index="84" draw:style-name="gr1"><svg:title>TexMaths</svg:title><svg:desc>12§display§A§svg§600§FALSE§</svg:desc><draw:path draw:style-name="gr143" draw:text-style-name="P50" svg:width="0.257cm" svg:height="0.255cm" svg:x="0.008cm" svg:y="0.022cm" svg:viewBox="0 0 258 256" svg:d="M0 0c86 0 172 0 258 0 0 85 0 171 0 256-86 0-172 0-258 0 0-85 0-171 0-256z"><text:p/></draw:path><draw:path draw:style-name="gr144" draw:text-style-name="P51" svg:width="0.286cm" svg:height="0.298cm" svg:x="0.001cm" svg:y="0cm" svg:viewBox="0 0 287 299" svg:d="M61 251c-17 28-33 34-51 35-6 0-10 0-10 9 0 2 2 4 6 4 11 0 24-1 36-1 13 0 29 1 42 1 2 0 7 0 7-8 0-5-3-5-6-5-9-1-20-3-20-14 0-5 3-10 6-16 11-18 21-36 32-54 35 0 70 0 105 0 0 9 6 66 6 71 0 12-22 13-30 13-6 0-10 0-10 9 0 4 5 4 6 4 17 0 35-1 52-1 10 0 37 1 48 1 2 0 7 0 7-8 0-5-4-5-10-5-26 0-26-2-27-14-9-88-17-175-26-262-1-9-1-10-8-10-6 0-8 2-11 7-48 82-96 163-144 244zM112 189c26-45 54-92 80-138 5 46 10 93 14 138-31 0-63 0-94 0z"><text:p/></draw:path></draw:g></text:span><text:span text:style-name="T15"><text:s/>is an Event that the roulette is fair</text:span></text:p>
      <text:p text:style-name="P49" loext:marker-style-name="T3"><text:span text:style-name="T15">sup </text:span><text:span text:style-name="T15"><draw:g text:anchor-type="as-char" svg:y="-0.286cm" draw:z-index="85" draw:style-name="gr1"><svg:title>TexMaths</svg:title><svg:desc>12§display§B§svg§600§FALSE§</svg:desc><draw:path draw:style-name="gr141" draw:text-style-name="P50" svg:width="0.273cm" svg:height="0.243cm" svg:x="0.004cm" svg:y="0.022cm" svg:viewBox="0 0 274 244" svg:d="M0 0c91 0 183 0 274 0 0 82 0 162 0 244-91 0-183 0-274 0 0-82 0-162 0-244z"><text:p/></draw:path><draw:path draw:style-name="gr142" draw:text-style-name="P51" svg:width="0.298cm" svg:height="0.286cm" svg:x="0cm" svg:y="0cm" svg:viewBox="0 0 299 287" svg:d="M49 254c-4 16-5 20-38 20-7 0-11 0-11 8 0 5 4 5 11 5 50 0 99 0 149 0 67 0 117-49 117-91 0-30-24-54-65-59 43-9 87-39 87-79 0-32-27-58-78-58-46 0-94 0-141 0-8 0-12 0-12 8 0 5 4 5 12 5 5 0 9 0 16 1 7 0 11 2 11 6 0 3 0 4-2 9-19 75-37 150-56 225zM113 133c8-35 17-69 26-104 3-15 5-16 23-16s36 0 53 0c38 0 46 24 46 43 0 38-36 77-87 77-21 0-41 0-61 0zM93 274c-6 0-6 0-8 0-5-2-6-2-6-5 0-1 0-1 2-10 10-38 20-78 29-116 26 0 53 0 79 0 41 0 48 31 48 49 0 41-37 82-86 82-19 0-38 0-58 0z"><text:p/></draw:path></draw:g></text:span><text:span text:style-name="T15"><text:s/>is an Event that our choice is “fair”</text:span></text:p>
      <text:p text:style-name="P49" loext:marker-style-name="T3"><text:span text:style-name="T15"/></text:p>
      <text:p text:style-name="P49" loext:marker-style-name="T3"><text:span text:style-name="T15">For LTP:</text:span></text:p>
      <text:p text:style-name="P49" loext:marker-style-name="T3"><text:span text:style-name="T15"/></text:p>
      <text:p text:style-name="P49" loext:marker-style-name="T3"><text:span text:style-name="T15"><draw:g text:anchor-type="as-char" svg:y="-0.483cm" draw:z-index="86" draw:style-name="gr1"><svg:title>TexMaths</svg:title><svg:desc>12§display§P\left(E\right)=P\left(A\cap B)+P\left(A^C\cap B^C\right)=0.8413^2+\left(1-0.8413\right)^2 \approx 0.7330§svg§600§FALSE§</svg:desc><draw:path draw:style-name="gr93" draw:text-style-name="P50" svg:width="13.086cm" svg:height="0.713cm" svg:x="0.006cm" svg:y="0.021cm" svg:viewBox="0 0 13087 714" svg:d="M0 0c4362 0 8725 0 13087 0 0 238 0 476 0 714-4362 0-8725 0-13087 0 0-238 0-476 0-714z"><text:p/></draw:path><draw:path draw:style-name="gr94" draw:text-style-name="P51" svg:width="0.3cm" svg:height="0.286cm" svg:x="0.001cm" svg:y="0.198cm" svg:viewBox="0 0 301 287" svg:d="M110 155c24 0 48 0 72 0 60 0 119-44 119-91 0-33-27-64-83-64-45 0-91 0-136 0-9 0-14 0-14 7 0 6 5 6 14 6 4 0 12 0 18 0 6 1 8 3 8 7 0 2 0 3-1 9-19 76-37 150-57 226-4 17-4 19-38 19-7 0-12 0-12 8 0 5 5 5 6 5 12 0 42-1 54-1 8 0 18 1 26 1 10 0 20 0 28 0 4 0 8 0 8-8 0-5-3-5-12-5-15 0-26 0-26-7 0-3 0-5 1-7 9-35 17-70 25-105zM142 29c3-15 4-16 22-16 14 0 27 0 40 0 36 0 58 11 58 40 0 17-9 53-24 68-22 20-47 22-66 22-20 0-40 0-59 0 9-38 19-76 29-114z"><text:p/></draw:path><draw:path draw:style-name="gr95" draw:text-style-name="P51" svg:width="0.096cm" svg:height="0.42cm" svg:x="0.426cm" svg:y="0.169cm" svg:viewBox="0 0 97 421" svg:d="M97 417c0-2 0-2-7-10-53-51-66-132-66-196 0-73 17-146 68-199 5-5 5-6 5-7 0-4-1-5-3-5-5 0-42 29-68 83-21 46-26 92-26 128 0 33 5 83 28 131 25 51 61 79 66 79 2 0 3-2 3-4z"><text:p/></draw:path><draw:path draw:style-name="gr96" draw:text-style-name="P51" svg:width="0.305cm" svg:height="0.285cm" svg:x="0.564cm" svg:y="0.199cm" svg:viewBox="0 0 306 286" svg:d="M282 189c1-3 1-5 2-6 0-2 0-5-4-5s-5 2-6 5c-27 62-42 90-114 90-21 0-42 0-63 0-6 0-6 0-9 0-4 0-5-1-5-4 0-1 0-2 2-9 10-39 19-77 29-116 13 0 28 0 41 0 36 0 36 9 36 19 0 3 0 9-3 21-1 2-1 3-1 5s1 4 5 4 5-2 7-8c9-34 16-66 24-98 0-3-2-5-6-5-3 0-5 2-6 7-8 32-15 42-55 42-13 0-26 0-40 0 9-34 17-69 26-102 4-15 4-16 22-16 21 0 40 0 60 0 52 0 64 12 64 47 0 10 0 11-1 22 0 2 0 6 0 8 0 1 1 5 5 5s4-2 6-11c2-24 6-49 8-73 1-11-1-11-12-11-71 0-142 0-212 0-9 0-14 0-14 8 0 5 4 5 12 5 16 0 28 0 28 7 0 2 0 3-2 10-18 75-38 149-56 224-4 16-4 19-38 19-7 0-12 0-12 8 0 5 4 5 12 5 73 0 145 0 218 0 10 0 11 0 14-7 13-30 25-60 38-90z"><text:p/></draw:path><draw:path draw:style-name="gr97" draw:text-style-name="P51" svg:width="0.097cm" svg:height="0.42cm" svg:x="0.907cm" svg:y="0.169cm" svg:viewBox="0 0 98 421" svg:d="M98 211c0-33-4-84-27-132-25-51-63-79-66-79s-5 2-5 5c0 1 0 2 8 9 41 42 66 109 66 197 0 73-15 146-68 199-6 5-6 5-6 7s2 4 5 4 42-29 67-81c22-47 26-94 26-129z"><text:p/></draw:path><draw:path draw:style-name="gr98" draw:text-style-name="P51" svg:width="0.28cm" svg:height="0.098cm" svg:x="1.188cm" svg:y="0.3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9" draw:text-style-name="P51" svg:width="0.3cm" svg:height="0.286cm" svg:x="1.627cm" svg:y="0.198cm" svg:viewBox="0 0 301 287" svg:d="M110 155c24 0 48 0 72 0 60 0 119-44 119-91 0-33-29-64-84-64-45 0-91 0-137 0-7 0-12 0-12 7 0 6 4 6 12 6 6 0 14 0 18 0 8 1 10 3 10 7 0 2 0 3-1 9-19 76-39 150-58 226-3 17-5 19-38 19-7 0-11 0-11 8 0 5 5 5 6 5 12 0 42-1 54-1 8 0 18 1 26 1 10 0 18 0 28 0 2 0 8 0 8-8 0-5-3-5-12-5-15 0-27 0-27-7 0-3 1-5 1-7 8-35 18-70 26-105zM140 29c5-15 5-16 23-16 13 0 28 0 41 0 35 0 58 11 58 40 0 17-9 53-26 68-20 20-46 22-64 22-21 0-40 0-60 0 9-38 19-76 28-114z"><text:p/></draw:path><draw:path draw:style-name="gr100" draw:text-style-name="P51" svg:width="0.159cm" svg:height="0.756cm" svg:x="2.085cm" svg:y="0cm" svg:viewBox="0 0 160 757" svg:d="M142 752c1 1 3 5 4 5 4 0 6 0 10 0 1 0 4 0 4-5 0-1 0-2-2-3-15-15-38-39-63-84-46-82-63-186-63-285 0-188 53-298 126-373 2-1 2-1 2-2 0-5-3-5-8-5-6 0-7 0-10 4-40 34-86 92-114 181-18 57-28 124-28 194 0 98 18 211 84 310 12 16 18 22 28 33 3 5 9 12 13 16 6 5 11 9 17 14z"><text:p/></draw:path><draw:path draw:style-name="gr101" draw:text-style-name="P51" svg:width="0.288cm" svg:height="0.301cm" svg:x="2.276cm" svg:y="0.182cm" svg:viewBox="0 0 289 302" svg:d="M60 254c-17 28-32 33-52 34-4 2-8 2-8 10 0 2 2 4 5 4 12 0 25-2 37-2 13 0 28 2 42 2 2 0 7 0 7-8 0-4-3-6-6-6-9 0-20-3-20-14 0-5 2-10 6-16 11-18 21-36 32-54 35 0 71 0 106 0 1 10 7 66 7 71 0 12-23 13-31 13-6 0-10 0-10 10 0 4 5 4 6 4 17 0 35-2 53-2 11 0 37 2 48 2 2 0 7 0 7-9 0-5-5-5-9-5-27 0-27-2-28-14-8-88-18-175-26-263 0-9 0-11-8-11-7 0-8 4-10 7-50 82-99 164-148 247zM112 191c27-47 55-92 82-138 5 46 9 91 14 138-33 0-64 0-96 0z"><text:p/></draw:path><draw:path draw:style-name="gr102" draw:text-style-name="P51" svg:width="0.234cm" svg:height="0.26cm" svg:x="2.694cm" svg:y="0.233cm" svg:viewBox="0 0 235 261" svg:d="M235 91c0-63-65-91-117-91-56 0-118 29-118 91 0 51 0 102 0 154 0 9 0 16 8 16 9 0 9-7 9-16 0-52 0-102 0-152 0-63 69-76 101-76 19 0 45 3 68 18 32 20 32 47 32 59 0 50 0 101 0 151 0 9 0 16 9 16 8 0 8-7 8-16 0-52 0-103 0-154z"><text:p/></draw:path><draw:path draw:style-name="gr103" draw:text-style-name="P51" svg:width="0.3cm" svg:height="0.286cm" svg:x="3.063cm" svg:y="0.198cm" svg:viewBox="0 0 301 287" svg:d="M50 255c-4 17-4 19-38 19-7 0-12 0-12 10 0 3 4 3 12 3 50 0 100 0 150 0 67 0 116-49 116-90 0-31-24-55-64-60 43-8 87-38 87-79 0-32-27-58-78-58-47 0-95 0-141 0-9 0-12 0-12 8 0 5 3 5 10 5 2 0 10 0 17 0 7 1 11 1 11 7 0 2 0 3-1 9-19 76-37 150-57 226zM114 133c8-34 18-69 26-104 4-15 4-16 23-16 18 0 36 0 54 0 37 0 46 24 46 43 0 38-36 77-88 77-20 0-41 0-61 0zM95 274c-6 0-7 0-10 0s-5-1-5-4c0-1 0-2 2-9 9-40 20-80 30-118 26 0 52 0 79 0 41 0 49 31 49 49 0 41-38 82-88 82-19 0-38 0-57 0z"><text:p/></draw:path><draw:path draw:style-name="gr104" draw:text-style-name="P51" svg:width="0.096cm" svg:height="0.42cm" svg:x="3.411cm" svg:y="0.169cm" svg:viewBox="0 0 97 421" svg:d="M97 211c0-33-5-84-27-132-26-51-62-79-66-79-3 0-4 2-4 5 0 1 0 2 7 9 42 42 66 109 66 197 0 73-15 146-68 199-5 5-5 5-5 7s1 4 4 4c4 0 42-29 67-81 21-47 26-94 26-129z"><text:p/></draw:path><draw:path draw:style-name="gr105" draw:text-style-name="P51" svg:width="0.28cm" svg:height="0.279cm" svg:x="3.668cm" svg:y="0.239cm" svg:viewBox="0 0 281 280" svg:d="M149 149c39 0 78 0 117 0 6 0 15 0 15-8 0-9-9-9-15-9-39 0-78 0-117 0 0-39 0-79 0-119 0-5 0-13-9-13-8 0-8 8-8 13 0 40 0 80 0 119-40 0-78 0-118 0-6 0-14 0-14 9 0 8 8 8 14 8 40 0 78 0 118 0 0 38 0 78 0 118 0 6 0 13 8 13 9 0 9-7 9-13 0-40 0-80 0-118z"><text:p/></draw:path><draw:path draw:style-name="gr106" draw:text-style-name="P51" svg:width="0.3cm" svg:height="0.286cm" svg:x="4.083cm" svg:y="0.198cm" svg:viewBox="0 0 301 287" svg:d="M110 155c24 0 48 0 72 0 60 0 119-44 119-91 0-33-27-64-83-64-45 0-91 0-136 0-9 0-14 0-14 7 0 6 4 6 12 6 6 0 14 0 20 0 6 1 8 3 8 7 0 2 0 3-1 9-19 76-37 150-57 226-4 17-4 19-38 19-7 0-12 0-12 8 0 5 5 5 6 5 12 0 42-1 54-1 8 0 18 1 26 1 10 0 20 0 28 0 4 0 8 0 8-8 0-5-3-5-12-5-15 0-26 0-26-7 0-3 0-5 1-7 9-35 17-70 25-105zM142 29c3-15 4-16 22-16 14 0 27 0 40 0 36 0 58 11 58 40 0 17-9 53-26 68-20 20-45 22-64 22-20 0-40 0-59 0 9-38 19-76 29-114z"><text:p/></draw:path><draw:path draw:style-name="gr107" draw:text-style-name="P51" svg:width="0.109cm" svg:height="0.504cm" svg:x="4.53cm" svg:y="0.126cm" svg:viewBox="0 0 110 505" svg:d="M110 500c0-1-1-3-1-4-20-20-48-54-66-122-9-39-13-82-13-120 0-112 26-189 77-244 3-4 2-4 3-5 0-5-3-5-4-5-6 0-29 25-35 32-43 51-71 127-71 220 0 60 11 145 66 215 5 5 31 38 40 38 1 0 4 0 4-5z"><text:p/></draw:path><draw:path draw:style-name="gr108" draw:text-style-name="P51" svg:width="0.288cm" svg:height="0.301cm" svg:x="4.674cm" svg:y="0.182cm" svg:viewBox="0 0 289 302" svg:d="M61 254c-17 28-33 33-51 34-6 2-10 2-10 10 0 2 2 4 6 4 11 0 24-2 36-2 14 0 29 2 42 2 2 0 8 0 8-8 0-4-3-6-7-6-9 0-19-3-19-14 0-5 2-10 6-16 11-18 20-36 31-54 36 0 71 0 107 0 0 10 6 66 6 71 0 12-22 13-30 13-6 0-11 0-11 10 0 4 4 2 6 4 18 0 36-2 53-2 11 0 37 2 48 2 2 0 7 0 7-9 0-5-3-5-9-5-27 0-27-2-28-14-8-88-17-175-25-263-1-9-1-11-9-11-6 0-8 4-10 7-50 82-98 164-147 247zM112 191c27-47 55-92 82-138 5 46 9 91 14 138-33 0-64 0-96 0z"><text:p/></draw:path><draw:path draw:style-name="gr109" draw:text-style-name="P51" svg:width="0.227cm" svg:height="0.212cm" svg:x="4.996cm" svg:y="0.103cm" svg:viewBox="0 0 228 213" svg:d="M228 4c0-2-1-4-4-4-2 0-3 0-6 4-7 7-14 15-21 22-3-3-19-26-55-26-72 0-142 64-142 130 0 48 37 83 90 83 17 0 44-3 74-29 24-19 30-45 30-47 0-5-3-5-4-5-4 0-5 3-5 5-12 41-54 66-90 66-31 0-66-17-66-64 0-8 2-55 36-92 20-23 51-36 80-36 34 0 54 24 54 57 0 9-1 10-1 13s4 3 5 3c5 0 5-1 7-6 6-25 12-49 18-74z"><text:p/></draw:path><draw:path draw:style-name="gr110" draw:text-style-name="P51" svg:width="0.234cm" svg:height="0.26cm" svg:x="5.376cm" svg:y="0.233cm" svg:viewBox="0 0 235 261" svg:d="M235 91c0-63-65-91-117-91-56 0-118 29-118 91 0 51 0 102 0 154 0 9 0 16 8 16 9 0 9-7 9-16 0-52 0-102 0-152 0-63 69-76 101-76 19 0 45 3 68 18 32 20 32 47 32 59 0 50 0 101 0 151 0 9 0 16 9 16 8 0 8-7 8-16 0-52 0-103 0-154z"><text:p/></draw:path><draw:path draw:style-name="gr111" draw:text-style-name="P51" svg:width="0.3cm" svg:height="0.286cm" svg:x="5.745cm" svg:y="0.198cm" svg:viewBox="0 0 301 287" svg:d="M50 255c-4 17-6 19-38 19-7 0-12 0-12 10 0 3 4 3 12 3 50 0 100 0 150 0 67 0 116-49 116-90 0-31-24-55-64-60 43-8 87-38 87-79 0-32-27-58-78-58-47 0-95 0-141 0-9 0-14 0-14 8 0 5 5 5 12 5 2 0 10 0 17 0 7 1 11 1 11 7 0 2 0 3-1 9-19 76-37 150-57 226zM114 133c8-34 17-69 25-104 5-15 5-16 23-16s37 0 55 0c37 0 46 24 46 43 0 38-36 77-88 77-20 0-41 0-61 0zM95 274c-6 0-7 0-10 0s-5-1-5-4c0-1 0-2 2-9 9-40 20-80 30-118 26 0 52 0 79 0 41 0 48 31 48 49 0 41-37 82-87 82-19 0-38 0-57 0z"><text:p/></draw:path><draw:path draw:style-name="gr112" draw:text-style-name="P51" svg:width="0.227cm" svg:height="0.212cm" svg:x="6.09cm" svg:y="0.103cm" svg:viewBox="0 0 228 213" svg:d="M228 4c0-2-1-4-4-4-2 0-2 0-6 4-7 7-14 15-21 22-3-3-19-26-55-26-72 0-142 64-142 130 0 48 37 83 90 83 17 0 44-3 76-29 22-19 28-45 28-47 0-5-3-5-4-5-4 0-5 3-5 5-12 41-54 66-90 66-31 0-66-17-66-64 0-8 2-55 36-92 20-23 51-36 80-36 34 0 54 24 54 57 0 9-1 10-1 13s4 3 5 3c5 0 5-1 7-6 6-25 12-49 18-74z"><text:p/></draw:path><draw:path draw:style-name="gr113" draw:text-style-name="P51" svg:width="0.109cm" svg:height="0.504cm" svg:x="6.37cm" svg:y="0.126cm" svg:viewBox="0 0 110 505" svg:d="M110 254c0-61-10-146-66-217-3-5-31-37-38-37-2 0-6 1-6 5 0 1 1 2 2 3 21 22 48 57 66 124 10 39 14 82 14 120 0 44-4 87-15 128-17 57-42 91-62 115-5 4-4 4-5 5 0 4 4 5 6 5 6 0 29-27 34-33 43-50 70-125 70-218z"><text:p/></draw:path><draw:path draw:style-name="gr114" draw:text-style-name="P51" svg:width="0.28cm" svg:height="0.098cm" svg:x="6.685cm" svg:y="0.3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15" draw:text-style-name="P51" svg:width="0.177cm" svg:height="0.289cm" svg:x="7.123cm" svg:y="0.205cm" svg:viewBox="0 0 178 290" svg:d="M178 145c0-33-3-67-17-98-19-41-54-47-72-47-25 0-55 11-73 50-14 29-16 62-16 95 0 32 2 70 19 103 18 33 49 42 70 42 23 0 55-9 73-50 13-29 16-61 16-95zM89 280c-17 0-41-10-49-50-5-26-5-64-5-89 0-28 0-56 3-79 9-49 40-54 51-54 14 0 42 9 50 51 4 23 4 55 4 82 0 31 0 60-5 87-6 40-30 52-49 52z"><text:p/></draw:path><draw:path draw:style-name="gr116" draw:text-style-name="P51" svg:width="0.045cm" svg:height="0.043cm" svg:x="7.353cm" svg:y="0.438cm" svg:viewBox="0 0 46 44" svg:d="M46 23c0-12-11-23-23-23s-23 11-23 23 11 21 23 21 23-9 23-21z"><text:p/></draw:path><draw:path draw:style-name="gr117" draw:text-style-name="P51" svg:width="0.173cm" svg:height="0.289cm" svg:x="7.453cm" svg:y="0.205cm" svg:viewBox="0 0 174 290" svg:d="M50 88c-19-12-20-27-20-34 0-26 26-43 56-43 32 0 59 21 59 51 0 25-17 45-42 59-18-10-35-22-53-33zM112 127c31-15 51-37 51-65 0-38-37-62-75-62-42 0-77 31-77 70 0 8 1 26 19 47 4 4 19 15 30 22-24 12-60 36-60 77 0 46 42 74 86 74 48 0 88-35 88-81 0-14-4-34-20-52-8-8-15-13-42-30zM70 145c18 11 34 22 52 33 11 8 32 21 32 47 0 31-32 53-66 53-36 0-68-26-68-62 0-24 14-50 50-71z"><text:p/></draw:path><draw:path draw:style-name="gr118" draw:text-style-name="P51" svg:width="0.186cm" svg:height="0.284cm" svg:x="7.657cm" svg:y="0.199cm" svg:viewBox="0 0 187 285" svg:d="M113 215c0 12 0 24 0 37 0 16-1 20-33 20-2 0-6 0-8 0 0 3 0 8 0 13 17-1 38-1 56-1 17 0 41 0 58 1 0-5 0-10 0-13-2 0-6 0-8 0-32 0-33-4-33-20 0-13 0-25 0-37 15 0 28 0 42 0 0-5 0-8 0-12-14 0-27 0-42 0 0-65 0-128 0-192 0-9 0-11-7-11-4 0-5 0-8 5-44 66-87 132-130 198 0 4 0 7 0 12 37 0 76 0 113 0zM115 203c-35 0-68 0-103 0 35-53 68-104 103-157 0 53 0 104 0 157z"><text:p/></draw:path><draw:path draw:style-name="gr119" draw:text-style-name="P51" svg:width="0.138cm" svg:height="0.279cm" svg:x="7.894cm" svg:y="0.205cm" svg:viewBox="0 0 139 280" svg:d="M86 11c0-11 0-11-9-11-27 26-64 26-77 26 0 5 0 9 0 14 8 0 32 0 55-11 0 73 0 145 0 219 0 14-1 19-39 19-5 0-9 0-14 0 0 3 0 8 0 13 15-1 52-1 69-1s53 0 68 1c0-5 0-10 0-13-5 0-9 0-14 0-37 0-39-4-39-19 0-80 0-158 0-237z"><text:p/></draw:path><draw:path draw:style-name="gr120" draw:text-style-name="P51" svg:width="0.174cm" svg:height="0.289cm" svg:x="8.085cm" svg:y="0.205cm" svg:viewBox="0 0 175 290" svg:d="M104 132c35-12 59-41 59-74 0-35-37-58-78-58-42 0-74 25-74 56 0 15 9 23 21 23 14 0 22-9 22-21 0-22-19-22-26-22 13-20 40-25 56-25 17 0 41 8 41 47 0 4-1 29-12 48-13 20-28 21-37 21-4 0-15 2-17 2-4 0-6 1-6 4 0 5 2 5 9 5 6 0 14 0 20 0 33 0 49 29 49 70 0 58-29 70-47 70s-50-8-65-32c15 2 28-7 28-24 0-14-11-23-24-23-10 0-23 6-23 25 0 38 38 66 85 66 52 0 90-39 90-82 0-34-27-67-71-76z"><text:p/></draw:path><draw:path draw:style-name="gr121" draw:text-style-name="P51" svg:width="0.13cm" svg:height="0.195cm" svg:x="8.296cm" svg:y="0.116cm" svg:viewBox="0 0 131 196" svg:d="M131 142c-4 0-6 0-10 0-1 6-5 24-8 26-3 3-25 3-29 3-18 0-36 0-54 0 30-28 41-36 59-51 21-17 42-35 42-64 0-34-31-56-70-56-36 0-61 25-61 52 0 15 13 16 16 16 7 0 15-4 15-15 0-5-1-16-17-16 9-20 29-27 44-27 28 0 44 24 44 46 0 27-18 47-28 58-24 23-46 46-70 70-4 2-4 3-4 12 41 0 82 0 122 0 3-18 6-36 9-54z"><text:p/></draw:path><draw:path draw:style-name="gr122" draw:text-style-name="P51" svg:width="0.28cm" svg:height="0.279cm" svg:x="8.584cm" svg:y="0.239cm" svg:viewBox="0 0 281 280" svg:d="M149 149c39 0 78 0 117 0 6 0 15 0 15-8 0-9-9-9-15-9-39 0-78 0-117 0 0-39 0-79 0-119 0-5 0-13-9-13-8 0-8 8-8 13 0 40 0 80 0 119-40 0-78 0-118 0-6 0-14 0-14 9 0 8 8 8 14 8 40 0 78 0 118 0 0 38 0 78 0 118 0 6 0 13 8 13 9 0 9-7 9-13 0-40 0-80 0-118z"><text:p/></draw:path><draw:path draw:style-name="gr123" draw:text-style-name="P51" svg:width="0.096cm" svg:height="0.42cm" svg:x="9.025cm" svg:y="0.169cm" svg:viewBox="0 0 97 421" svg:d="M97 417c0-2 0-2-7-10-53-51-66-132-66-196 0-73 16-146 68-199 5-5 5-6 5-7 0-4-1-5-3-5-5 0-42 29-68 83-21 46-26 92-26 128 0 33 5 83 28 131 25 51 61 79 66 79 2 0 3-2 3-4z"><text:p/></draw:path><draw:path draw:style-name="gr124" draw:text-style-name="P51" svg:width="0.138cm" svg:height="0.279cm" svg:x="9.184cm" svg:y="0.205cm" svg:viewBox="0 0 139 280" svg:d="M86 11c0-11 0-11-9-11-27 26-64 26-77 26 0 5 0 9 0 14 8 0 34 0 55-11 0 73 0 145 0 219 0 14-1 19-39 19-5 0-9 0-14 0 0 3 0 8 0 13 15-1 52-1 69-1s54 0 68 1c0-5 0-10 0-13-5 0-8 0-13 0-38 0-40-4-40-19 0-80 0-158 0-237z"><text:p/></draw:path><draw:path draw:style-name="gr125" draw:text-style-name="P51" svg:width="0.256cm" svg:height="0.016cm" svg:x="9.487cm" svg:y="0.371cm" svg:viewBox="0 0 257 17" svg:d="M242 17c8 0 15 0 15-9 0-8-7-8-15-8-75 0-152 0-228 0-7 0-14 0-14 8 0 9 7 9 14 9 76 0 153 0 228 0z"><text:p/></draw:path><draw:path draw:style-name="gr126" draw:text-style-name="P51" svg:width="0.175cm" svg:height="0.289cm" svg:x="9.89cm" svg:y="0.205cm" svg:viewBox="0 0 176 290" svg:d="M176 145c0-33-1-67-16-98-20-41-54-47-71-47-25 0-57 11-73 50-15 29-16 62-16 95 0 32 1 70 18 103 18 33 49 42 70 42 22 0 55-9 73-50 14-29 15-61 15-95zM88 280c-16 0-41-10-48-50-5-26-5-64-5-89 0-28 0-56 2-79 9-49 41-54 51-54 14 0 42 9 50 51 4 23 4 55 4 82 0 31 0 60-5 87-6 40-30 52-49 52z"><text:p/></draw:path><draw:path draw:style-name="gr127" draw:text-style-name="P51" svg:width="0.043cm" svg:height="0.043cm" svg:x="10.12cm" svg:y="0.438cm" svg:viewBox="0 0 44 44" svg:d="M44 23c0-12-10-23-22-23-14 0-22 11-22 23s8 21 22 21c12 0 22-9 22-21z"><text:p/></draw:path><draw:path draw:style-name="gr128" draw:text-style-name="P51" svg:width="0.174cm" svg:height="0.289cm" svg:x="10.219cm" svg:y="0.205cm" svg:viewBox="0 0 175 290" svg:d="M50 88c-19-12-20-27-20-34 0-26 28-43 58-43s57 21 57 51c0 25-17 45-42 59-18-10-35-22-53-33zM113 127c30-15 50-37 50-65 0-38-37-62-75-62-42 0-77 31-77 70 0 8 1 26 19 47 5 4 20 15 30 22-24 12-60 36-60 77 0 46 43 74 88 74 46 0 87-35 87-81 0-14-5-34-20-52-9-8-16-13-42-30zM71 145c17 11 35 22 51 33 12 8 32 21 32 47 0 31-32 53-66 53-36 0-68-26-68-62 0-24 15-50 51-71z"><text:p/></draw:path><draw:path draw:style-name="gr129" draw:text-style-name="P51" svg:width="0.185cm" svg:height="0.284cm" svg:x="10.424cm" svg:y="0.199cm" svg:viewBox="0 0 186 285" svg:d="M112 215c0 12 0 24 0 37 0 16-2 20-33 20-2 0-6 0-8 0 0 3 0 8 0 13 17-1 39-1 57-1 17 0 40 0 57 1 0-5 0-10 0-13-3 0-6 0-9 0-31 0-32-4-32-20 0-13 0-25 0-37 14 0 28 0 42 0 0-5 0-8 0-12-14 0-28 0-42 0 0-65 0-128 0-192 0-9 0-11-6-11-5 0-6 0-8 5-44 66-87 132-130 198 0 4 0 7 0 12 37 0 74 0 112 0zM114 203c-34 0-68 0-102 0 34-53 68-104 102-157 0 53 0 104 0 157z"><text:p/></draw:path><draw:path draw:style-name="gr130" draw:text-style-name="P51" svg:width="0.138cm" svg:height="0.279cm" svg:x="10.66cm" svg:y="0.205cm" svg:viewBox="0 0 139 280" svg:d="M86 11c0-11 0-11-9-11-27 26-64 26-77 26 0 5 0 9 0 14 8 0 34 0 55-11 0 73 0 145 0 219 0 14-1 19-39 19-5 0-9 0-14 0 0 3 0 8 0 13 15-1 52-1 69-1s54 0 68 1c0-5 0-10 0-13-5 0-8 0-13 0-38 0-40-4-40-19 0-80 0-158 0-237z"><text:p/></draw:path><draw:path draw:style-name="gr131" draw:text-style-name="P51" svg:width="0.174cm" svg:height="0.289cm" svg:x="10.851cm" svg:y="0.205cm" svg:viewBox="0 0 175 290" svg:d="M104 132c35-12 59-41 59-74 0-35-37-58-77-58-43 0-74 25-74 56 0 15 8 23 20 23 14 0 22-9 22-21 0-22-19-22-25-22 12-20 41-25 55-25 18 0 41 8 41 47 0 4-1 29-12 48-12 20-27 21-37 21-4 0-14 2-17 2-4 0-6 1-6 4 0 5 2 5 9 5 6 0 14 0 20 0 34 0 50 29 50 70 0 58-30 70-48 70s-50-8-65-32c15 2 28-7 28-24 0-14-11-23-23-23-11 0-24 6-24 25 0 38 40 66 85 66 52 0 90-39 90-82 0-34-26-67-71-76z"><text:p/></draw:path><draw:path draw:style-name="gr132" draw:text-style-name="P51" svg:width="0.097cm" svg:height="0.42cm" svg:x="11.068cm" svg:y="0.169cm" svg:viewBox="0 0 98 421" svg:d="M98 211c0-33-4-84-28-132-26-51-62-79-65-79-4 0-5 2-5 5 0 1 0 2 8 9 41 42 65 109 65 197 0 73-15 146-67 199-6 5-6 5-6 7s1 4 5 4c3 0 42-29 66-81 21-47 27-94 27-129z"><text:p/></draw:path><draw:path draw:style-name="gr133" draw:text-style-name="P51" svg:width="0.13cm" svg:height="0.195cm" svg:x="11.227cm" svg:y="0.078cm" svg:viewBox="0 0 131 196" svg:d="M131 142c-4 0-6 0-10 0-1 7-5 24-8 27-3 2-25 2-29 2-18 0-36 0-54 0 30-28 41-36 59-50 21-18 42-36 42-63 0-36-31-58-70-58-36 0-61 25-61 53 0 14 13 17 16 17 7 0 15-5 15-16 0-6-1-16-17-16 9-21 29-27 44-27 28 0 44 23 44 47 0 25-18 45-28 56-24 23-46 46-70 70-4 3-4 3-4 12 41 0 82 0 122 0 3-18 6-36 9-54z"><text:p/></draw:path><draw:path draw:style-name="gr134" draw:text-style-name="P51" svg:width="0.281cm" svg:height="0.179cm" svg:x="11.538cm" svg:y="0.281cm" svg:viewBox="0 0 282 180" svg:d="M282 13c0-9-4-13-6-13s-6 2-6 12c-2 29-31 46-59 46-24 0-45-14-67-28-23-14-46-30-73-30-40 0-71 30-71 68 0 10 4 14 6 14 5 0 6-9 6-10 2-36 37-48 59-48 24 0 45 12 67 28 23 14 46 30 73 30 40 0 71-30 71-69zM282 112c0-12-4-9-6-13-2 0-6 2-6 10-2 30-31 47-59 47-24 0-45-13-67-27-23-16-46-30-73-30-40 0-71 30-71 68 0 10 4 12 6 12 5 0 6-7 6-10 2-34 37-48 59-48 24 0 45 14 67 28 23 16 46 31 73 31 40 0 71-31 71-68z"><text:p/></draw:path><draw:path draw:style-name="gr135" draw:text-style-name="P51" svg:width="0.177cm" svg:height="0.289cm" svg:x="11.977cm" svg:y="0.205cm" svg:viewBox="0 0 178 290" svg:d="M178 145c0-33-3-67-18-98-20-41-54-47-71-47-25 0-57 11-73 50-15 29-16 62-16 95 0 32 1 70 18 103 19 33 49 42 70 42 22 0 55-9 74-50 13-29 16-61 16-95zM88 280c-16 0-41-10-48-50-5-26-5-64-5-89 0-28 0-56 3-79 8-49 40-54 50-54 14 0 42 9 50 51 4 23 4 55 4 82 0 31 0 60-5 87-6 40-30 52-49 52z"><text:p/></draw:path><draw:path draw:style-name="gr136" draw:text-style-name="P51" svg:width="0.043cm" svg:height="0.043cm" svg:x="12.207cm" svg:y="0.438cm" svg:viewBox="0 0 44 44" svg:d="M44 23c0-12-10-23-22-23-14 0-22 11-22 23s8 21 22 21c12 0 22-9 22-21z"><text:p/></draw:path><draw:path draw:style-name="gr137" draw:text-style-name="P51" svg:width="0.18cm" svg:height="0.293cm" svg:x="12.312cm" svg:y="0.199cm" svg:viewBox="0 0 181 294" svg:d="M176 29c5-5 5-6 5-16-35 0-68 0-103 0-52 0-52-5-54-13-4 0-7 0-11 0-5 29-8 59-13 88 4 0 7 0 11 0 1-7 5-34 9-39 4-3 36-3 42-3 29 0 59 0 88 0-5 7-38 53-48 67-37 56-52 115-52 159 0 3 0 22 20 22 19 0 19-19 19-22 0-8 0-15 0-22 0-23 1-47 5-70 2-9 8-45 26-72 19-26 37-53 56-79z"><text:p/></draw:path><draw:path draw:style-name="gr138" draw:text-style-name="P51" svg:width="0.174cm" svg:height="0.289cm" svg:x="12.517cm" svg:y="0.205cm" svg:viewBox="0 0 175 290" svg:d="M104 132c35-12 59-41 59-74 0-35-37-58-78-58-42 0-74 25-74 56 0 15 9 23 21 23 14 0 22-9 22-21 0-22-20-22-26-22 13-20 40-25 56-25 17 0 41 8 41 47 0 4-1 29-12 48-13 20-28 21-37 21-4 0-15 2-17 2-4 0-6 1-6 4 0 5 2 5 9 5 6 0 14 0 20 0 33 0 49 29 49 70 0 58-29 70-47 70-19 0-50-8-65-32 15 2 28-7 28-24 0-14-11-23-24-23-10 0-23 6-23 25 0 38 38 66 85 66 52 0 90-39 90-82 0-34-27-67-71-76z"><text:p/></draw:path><draw:path draw:style-name="gr139" draw:text-style-name="P51" svg:width="0.174cm" svg:height="0.289cm" svg:x="12.727cm" svg:y="0.205cm" svg:viewBox="0 0 175 290" svg:d="M106 132c33-12 58-41 58-74 0-35-37-58-78-58-42 0-74 25-74 56 0 15 10 23 22 23 13 0 21-9 21-21 0-22-20-22-26-22 13-20 41-25 56-25 17 0 40 8 40 47 0 4 0 29-11 48-13 20-28 21-38 21-4 0-14 2-16 2-4 0-7 1-7 4 0 5 3 5 11 5 6 0 12 0 18 0 34 0 50 29 50 70 0 58-29 70-48 70-18 0-49-8-64-32 15 2 28-7 28-24 0-14-12-23-24-23-10 0-24 6-24 25 0 38 40 66 85 66 52 0 90-39 90-82 0-34-26-67-69-76z"><text:p/></draw:path><draw:path draw:style-name="gr140" draw:text-style-name="P51" svg:width="0.177cm" svg:height="0.289cm" svg:x="12.937cm" svg:y="0.205cm" svg:viewBox="0 0 178 290" svg:d="M178 145c0-33-3-67-17-98-19-41-54-47-72-47-25 0-57 11-73 50-14 29-16 62-16 95 0 32 1 70 19 103s49 42 70 42c23 0 55-9 73-50 13-29 16-61 16-95zM89 280c-17 0-42-10-49-50-5-26-5-64-5-89 0-28 0-56 3-79 9-49 40-54 51-54 13 0 42 9 49 51 5 23 5 55 5 82 0 31 0 60-5 87-6 40-30 52-49 52z"><text:p/></draw:path></draw:g></text:span></text:p>
      <text:p text:style-name="P27" loext:marker-style-name="T4"><text:span text:style-name="T4">Problem </text:span><text:span text:style-name="T5">10</text:span></text:p>
      <text:p text:style-name="P21" loext:marker-style-name="T3"/>
      <text:p text:style-name="P28" loext:marker-style-name="T3"><text:span text:style-name="T8">Answer:</text:span><text:span text:style-name="T3"> </text:span></text:p>
      <text:p text:style-name="P21" loext:marker-style-name="T3"/>
      <table:table table:name="표18" table:style-name="표18">
        <table:table-column table:style-name="표18.A"/>
        <table:table-row table:style-name="표18.1">
          <table:table-cell table:style-name="표18.A1" office:value-type="string">
            <text:p text:style-name="P33" loext:marker-style-name="T3"/>
            <text:p text:style-name="P33" loext:marker-style-name="T3"><draw:g text:anchor-type="as-char" svg:y="-0.288cm" draw:z-index="92" draw:style-name="gr1"><svg:title>TexMaths</svg:title><svg:desc>12§display§0.9998§svg§600§FALSE§</svg:desc><draw:path draw:style-name="gr375" draw:text-style-name="P50" svg:width="1.107cm" svg:height="0.244cm" svg:x="0.006cm" svg:y="0.021cm" svg:viewBox="0 0 1108 245" svg:d="M0 0c370 0 738 0 1108 0 0 82 0 163 0 245-370 0-738 0-1108 0 0-82 0-163 0-245z"><text:p/></draw:path><draw:path draw:style-name="gr376" draw:text-style-name="P51" svg:width="0.175cm" svg:height="0.287cm" svg:x="0.001cm" svg:y="0cm" svg:viewBox="0 0 176 288" svg:d="M176 145c0-34-1-67-16-98-20-40-53-47-71-47-25 0-57 11-73 50-15 29-16 61-16 95 0 30 1 68 18 101 19 33 49 42 70 42 22 0 55-9 73-49 14-29 15-62 15-94zM88 278c-16 0-41-10-48-50-5-25-5-64-5-88 0-26 0-55 3-76 8-51 40-54 50-54 14 0 42 7 50 49 4 23 4 55 4 81 0 30 0 59-5 87-6 39-30 51-49 51z"><text:p/></draw:path><draw:path draw:style-name="gr377" draw:text-style-name="P51" svg:width="0.043cm" svg:height="0.043cm" svg:x="0.231cm" svg:y="0.234cm" svg:viewBox="0 0 44 44" svg:d="M44 23c0-12-10-23-22-23s-22 11-22 23 10 21 22 21 22-9 22-21z"><text:p/></draw:path><draw:path draw:style-name="gr378" draw:text-style-name="P51" svg:width="0.173cm" svg:height="0.287cm" svg:x="0.33cm" svg:y="0cm" svg:viewBox="0 0 174 288" svg:d="M137 145c0 5 0 10 0 13 0 98-45 118-69 118-7 0-30-2-40-15 18 0 21-13 21-20 0-12-11-19-19-19-7 0-19 5-19 20 0 29 23 46 57 46 56 0 106-58 106-147 0-112-48-141-85-141-23 0-45 7-63 26-16 20-26 38-26 69 0 51 37 92 84 92 25 0 43-18 53-42zM84 177c-6 0-25 0-38-26-9-14-9-36-9-56 0-23 0-42 10-58 11-21 27-26 42-26 19 0 33 14 41 32 4 15 6 41 6 60 0 35-15 74-52 74z"><text:p/></draw:path><draw:path draw:style-name="gr379" draw:text-style-name="P51" svg:width="0.174cm" svg:height="0.287cm" svg:x="0.54cm" svg:y="0cm" svg:viewBox="0 0 175 288" svg:d="M137 145c0 5 0 10 0 13 0 98-43 118-67 118-8 0-30-2-42-15 19 0 21-13 21-20 0-12-9-19-19-19-6 0-19 5-19 20 0 29 23 46 59 46 54 0 105-58 105-147 0-112-48-141-86-141-23 0-43 7-61 26-18 20-28 38-28 69 0 51 37 92 84 92 26 0 43-18 53-42zM85 177c-7 0-26 0-39-26-8-14-8-36-8-56 0-23 0-42 9-58 12-21 27-26 42-26 20 0 33 14 41 32 4 15 7 41 7 60 0 35-15 74-52 74z"><text:p/></draw:path><draw:path draw:style-name="gr380" draw:text-style-name="P51" svg:width="0.173cm" svg:height="0.287cm" svg:x="0.75cm" svg:y="0cm" svg:viewBox="0 0 174 288" svg:d="M137 145c0 5 0 10 0 13 0 98-45 118-69 118-7 0-30-2-40-15 18 0 21-13 21-20 0-12-11-19-19-19-7 0-19 5-19 20 0 29 23 46 57 46 56 0 106-58 106-147 0-112-48-141-85-141-23 0-45 7-63 26-16 20-26 38-26 69 0 51 37 92 84 92 25 0 43-18 53-42zM84 177c-6 0-25 0-38-26-9-14-9-36-9-56 0-23 0-42 10-58 11-21 27-26 42-26 19 0 33 14 41 32 4 15 6 41 6 60 0 35-15 74-52 74z"><text:p/></draw:path><draw:path draw:style-name="gr381" draw:text-style-name="P51" svg:width="0.174cm" svg:height="0.287cm" svg:x="0.96cm" svg:y="0cm" svg:viewBox="0 0 175 288" svg:d="M52 87c-20-11-22-26-22-33 0-26 28-43 58-43 31 0 57 21 57 51 0 24-17 45-42 59-17-12-35-23-51-34zM113 127c30-14 51-37 51-65 0-38-38-62-76-62-42 0-76 31-76 70 0 8 1 27 18 46 5 5 20 16 31 23-24 11-61 35-61 76 0 45 43 73 88 73 48 0 87-35 87-81 0-14-5-33-20-51-9-9-15-11-42-29zM71 145c17 11 35 22 51 32 12 8 32 21 32 46 0 31-32 53-66 53-36 0-66-27-66-61 0-24 13-51 49-70z"><text:p/></draw:path></draw:g></text:p>
            <text:p text:style-name="P33" loext:marker-style-name="T3"/>
          </table:table-cell>
        </table:table-row>
      </table:table>
      <text:p text:style-name="P21" loext:marker-style-name="T3"/>
      <text:p text:style-name="P21" loext:marker-style-name="T3"/>
      <text:p text:style-name="P28" loext:marker-style-name="T8"><text:span text:style-name="T8">Explanation:</text:span></text:p>
      <text:p text:style-name="P28" loext:marker-style-name="T3"><text:span text:style-name="T16"/></text:p>
      <text:p text:style-name="P49" loext:marker-style-name="T3"><text:span text:style-name="T16">R</text:span><text:span text:style-name="T15">V </text:span><text:span text:style-name="T15"><draw:g text:anchor-type="as-char" svg:y="-0.314cm" draw:z-index="89" draw:style-name="gr1"><svg:title>TexMaths</svg:title><svg:desc>12§display§X\sim Exp\left(0.1\right)§svg§600§FALSE§</svg:desc><draw:path draw:style-name="gr40" draw:text-style-name="P50" svg:width="2.583cm" svg:height="0.376cm" svg:x="0.01cm" svg:y="0.023cm" svg:viewBox="0 0 2584 377" svg:d="M0 0c862 0 1722 0 2584 0 0 126 0 251 0 377-862 0-1722 0-2584 0 0-126 0-251 0-377z"><text:p/></draw:path><draw:path draw:style-name="gr41" draw:text-style-name="P51" svg:width="0.346cm" svg:height="0.285cm" svg:x="0.001cm" svg:y="0.03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5 12-4 1-9 1-9 8 0 5 5 5 7 5 12 0 41-1 53-1 11 0 36 1 47 1 2 0 8 0 8-8 0-5-4-5-8-5-28 0-29-1-36-18-17-39-44-104-54-129 29-30 73-80 86-92 12-10 28-20 53-21 6-1 10-1 10-8 0-1 0-5-5-5-13 0-28 1-40 1-15 0-32-1-46-1-4 0-9 0-9 8 0 3 3 4 5 5 4 0 17 1 17 12 0 6-5 12-7 16-23 24-46 48-69 73z"><text:p/></draw:path><draw:path draw:style-name="gr42" draw:text-style-name="P51" svg:width="0.28cm" svg:height="0.099cm" svg:x="0.512cm" svg:y="0.162cm" svg:viewBox="0 0 281 100" svg:d="M281 14c0-9-3-13-6-13s-5 3-6 11c-1 41-29 64-59 64-26 0-47-18-67-36-22-20-43-40-72-40-47 0-71 47-71 85 0 14 5 14 6 14 4 0 6-9 6-10 1-46 32-65 59-65 26 0 47 18 67 36 22 19 43 40 72 40 46 0 71-47 71-86z"><text:p/></draw:path><draw:path draw:style-name="gr43" draw:text-style-name="P51" svg:width="0.304cm" svg:height="0.284cm" svg:x="0.95cm" svg:y="0.031cm" svg:viewBox="0 0 305 285" svg:d="M282 188c1-2 1-4 2-5 0-1 0-5-6-5-3 0-3 2-4 5-28 61-44 89-116 89-20 0-40 0-61 0-6 0-7 0-9 0-5 0-6-2-6-5 0-1 0-1 2-10 10-37 19-75 29-113 14 0 27 0 42 0 36 0 36 9 36 19 0 3 0 8-4 21-1 2-1 4-1 5 0 2 2 5 6 5s5-3 6-9c8-34 16-66 24-98 0-3-2-5-5-5s-5 2-6 7c-9 32-17 42-55 42-13 0-26 0-40 0 9-35 17-68 26-102 3-15 3-16 22-16 20 0 40 0 59 0 52 0 65 12 65 47 0 10 0 11-2 22 0 2 0 5 0 7 0 1 1 6 4 6 5 0 5-2 6-11 3-24 6-49 9-73 1-11 0-11-11-11-71 0-143 0-214 0-8 0-12 0-12 8 0 5 4 5 12 5 16 0 27 0 27 7 0 2 0 3-1 10-20 75-38 149-57 222-3 16-5 20-38 20-7 0-11 0-11 8 0 5 4 5 11 5 73 0 146 0 219 0 10 0 10 0 14-7 13-30 25-60 38-90z"><text:p/></draw:path><draw:path draw:style-name="gr44" draw:text-style-name="P51" svg:width="0.209cm" svg:height="0.19cm" svg:x="1.281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1-3 19-11 19-23s-8-15-15-15c-12 0-23 11-23 24 0 20 20 28 40 28 27 0 43-30 44-32 5 15 20 32 46 32 43 0 67-54 67-65 0-3-4-3-5-3-4 0-5 1-6 3-13 46-42 56-56 56-16 0-23-14-23-28 0-10 2-18 7-37 5-20 10-39 14-58z"><text:p/></draw:path><draw:path draw:style-name="gr45" draw:text-style-name="P51" svg:width="0.22cm" svg:height="0.266cm" svg:x="1.495cm" svg:y="0.131cm" svg:viewBox="0 0 221 267" svg:d="M32 237c-2 14-3 17-22 17-5 0-10 0-10 8 0 4 2 5 6 5 11 0 24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46" draw:text-style-name="P51" svg:width="0.096cm" svg:height="0.42cm" svg:x="1.833cm" svg:y="0.001cm" svg:viewBox="0 0 97 421" svg:d="M97 416c0-1 0-1-7-9-53-54-66-133-66-197 0-73 16-146 67-198 6-6 6-6 6-7 0-4-1-5-3-5-5 0-44 29-68 83-21 46-26 92-26 127 0 33 4 83 28 131 25 52 61 80 66 80 2 0 3-1 3-5z"><text:p/></draw:path><draw:path draw:style-name="gr47" draw:text-style-name="P51" svg:width="0.177cm" svg:height="0.287cm" svg:x="1.971cm" svg:y="0.037cm" svg:viewBox="0 0 178 288" svg:d="M178 145c0-33-3-67-17-98-19-41-54-47-72-47-25 0-57 11-73 49-14 30-16 63-16 96 0 32 2 70 19 100 18 35 49 43 70 43 23 0 55-8 73-49 13-27 16-60 16-94zM89 279c-17 0-42-11-49-51-5-24-5-63-5-87 0-28 0-56 3-78 9-50 40-55 51-55 13 0 42 9 49 50 5 24 5 56 5 83 0 31 0 60-5 86-6 40-30 52-49 52z"><text:p/></draw:path><draw:path draw:style-name="gr48" draw:text-style-name="P51" svg:width="0.043cm" svg:height="0.043cm" svg:x="2.202cm" svg:y="0.271cm" svg:viewBox="0 0 44 44" svg:d="M44 23c0-13-9-23-21-23s-23 10-23 23c0 12 11 21 23 21s21-9 21-21z"><text:p/></draw:path><draw:path draw:style-name="gr49" draw:text-style-name="P51" svg:width="0.138cm" svg:height="0.278cm" svg:x="2.32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50" draw:text-style-name="P51" svg:width="0.097cm" svg:height="0.42cm" svg:x="2.517cm" svg:y="0.001cm" svg:viewBox="0 0 98 421" svg:d="M98 210c0-32-4-83-27-131-25-51-63-79-66-79s-5 2-5 5c0 1 0 1 8 9 41 41 65 109 65 196 0 71-15 146-67 199-6 6-6 6-6 7 0 2 2 5 5 5s42-29 67-83c22-46 26-93 26-128z"><text:p/></draw:path></draw:g></text:span><text:span text:style-name="T15"><text:s/>is the days of recently crash-free day.</text:span></text:p>
      <text:p text:style-name="P49" loext:marker-style-name="T3"><text:span text:style-name="T15"/></text:p>
      <text:p text:style-name="P49" loext:marker-style-name="T3"><draw:g text:anchor-type="as-char" svg:y="-0.369cm" draw:z-index="90" draw:style-name="gr1"><svg:title>TexMaths</svg:title><svg:desc>12§display§f_X\left(x\right)=-0.1e^{-0.1x}§svg§600§FALSE§</svg:desc><draw:path draw:style-name="gr23" draw:text-style-name="P50" svg:width="3.619cm" svg:height="0.431cm" svg:x="0cm" svg:y="0.023cm" svg:viewBox="0 0 3620 432" svg:d="M0 0c1207 0 2413 0 3620 0 0 144 0 288 0 432-1207 0-2413 0-3620 0 0-144 0-288 0-432z"><text:p/></draw:path><draw:path draw:style-name="gr24" draw:text-style-name="P51" svg:width="0.209cm" svg:height="0.382cm" svg:x="0.001cm" svg:y="0.074cm" svg:viewBox="0 0 210 383" svg:d="M132 128c12 0 24 0 36 0 8 0 13 0 13-8 0-5-5-5-12-5-12 0-23 0-35 0 4-15 6-32 10-48 1-8 7-38 10-44 3-7 10-13 20-13 1 0 12 0 20 7-19 1-22 15-22 23 0 9 7 14 15 14 11 0 23-10 23-25 0-19-19-29-36-29-14 0-41 7-54 49-2 9-4 13-14 66-10 0-20 0-29 0s-12 0-12 9c0 4 3 4 11 4 9 0 19 0 28 0-10 56-21 111-32 166-7 41-14 79-36 79-2 0-12 0-20-7 19-1 22-17 22-23 0-9-7-14-15-14-11 0-23 8-23 25 0 19 18 29 36 29 23 0 40-25 47-41 14-26 24-78 24-80 8-45 17-89 25-134z"><text:p/></draw:path><draw:path draw:style-name="gr25" draw:text-style-name="P51" svg:width="0.259cm" svg:height="0.201cm" svg:x="0.2cm" svg:y="0.233cm" svg:viewBox="0 0 260 202" svg:d="M149 89c9-10 18-18 27-28 39-37 50-49 77-50 4 0 7 0 7-6 0-4-3-5-4-5-9 0-18 1-28 1-7 0-26-1-34-1-2 0-6 1-6 6 0 1 0 5 4 5s11 1 11 7c0 5-5 10-7 12-3 2-41 38-52 50-10-19-20-39-30-58 0-2-1-3-1-4 0-2 6-7 15-7 3 0 6 0 6-7-1-2 0-4-4-4-6 0-14 1-20 1s-13 0-19 0c-5 0-12 0-18 0-5-1-11-1-15-1-2 0-6 0-6 6 0 5 3 5 8 5 17 0 18 2 22 8 13 28 27 54 40 82-4 6-10 11-15 17-6 4-21 18-25 24-36 36-48 48-75 49-5 0-7 0-7 6 0 1 0 5 4 5 8 0 18-1 27-1 5 0 12 0 17 0 6 0 12 1 17 1 2 0 7 0 7-6 0-5-4-5-6-5s-10-1-10-7c0-5 5-9 11-16 21-19 40-40 60-59 12 24 24 47 36 71 1 3 1 3 1 4s-4 6-15 7c-3 0-6 0-6 6 0 1 0 5 5 5 6 0 13-1 19-1 7 0 13 0 19 0s13 0 18 0 11 1 16 1c1 0 6 0 6-7 0-4-4-4-9-4-17 0-18-4-20-8-16-32-33-63-48-94z"><text:p/></draw:path><draw:path draw:style-name="gr26" draw:text-style-name="P51" svg:width="0.096cm" svg:height="0.421cm" svg:x="0.618cm" svg:y="0.055cm" svg:viewBox="0 0 97 422" svg:d="M97 417c0-1 0-1-7-9-53-54-66-133-66-198 0-73 16-146 68-199 5-5 5-5 5-6 0-4-1-5-3-5-5 0-42 29-68 82-21 46-26 93-26 128 0 34 5 84 28 132 25 52 61 80 66 80 2 0 3-2 3-5z"><text:p/></draw:path><draw:path draw:style-name="gr27" draw:text-style-name="P51" svg:width="0.209cm" svg:height="0.19cm" svg:x="0.752cm" svg:y="0.184cm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6-15-16c-12 0-23 12-23 25 0 20 20 28 40 28 27 0 43-30 44-32 5 15 20 32 46 32 43 0 67-54 67-65 0-5-4-5-5-5-5 0-5 3-6 5-14 46-42 55-56 55-16 0-23-13-23-27 0-10 2-18 7-38 5-19 10-38 14-57z"><text:p/></draw:path><draw:path draw:style-name="gr28" draw:text-style-name="P51" svg:width="0.097cm" svg:height="0.421cm" svg:x="1.004cm" svg:y="0.055cm" svg:viewBox="0 0 98 422" svg:d="M98 210c0-32-4-83-27-131-25-51-63-79-66-79s-5 1-5 5c0 1 0 1 8 9 41 41 65 108 65 196 0 72-15 147-67 200-6 6-6 6-6 7 0 2 2 5 5 5s42-29 67-83c22-46 26-93 26-129z"><text:p/></draw:path><draw:path draw:style-name="gr29" draw:text-style-name="P51" svg:width="0.28cm" svg:height="0.097cm" svg:x="1.285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30" draw:text-style-name="P51" svg:width="0.256cm" svg:height="0.016cm" svg:x="1.742cm" svg:y="0.257cm" svg:viewBox="0 0 257 17" svg:d="M242 17c8 0 15 0 15-9 0-8-7-8-15-8-75 0-152 0-228 0-7 0-14 0-14 8 0 9 7 9 14 9 76 0 153 0 228 0z"><text:p/></draw:path><draw:path draw:style-name="gr31" draw:text-style-name="P51" svg:width="0.177cm" svg:height="0.29cm" svg:x="2.051cm" svg:y="0.09cm" svg:viewBox="0 0 178 291" svg:d="M178 147c0-34-2-68-17-99-19-41-54-48-71-48-26 0-56 12-74 50-14 29-16 63-16 97 0 31 2 69 19 100 18 35 49 44 70 44 23 0 55-10 73-50 14-28 16-61 16-94zM89 281c-17 0-41-11-49-50-4-26-4-65-4-89 0-28 0-56 2-78 9-51 40-54 51-54 14 0 42 7 50 49 4 24 4 56 4 83 0 31 0 60-5 86-6 41-30 53-49 53z"><text:p/></draw:path><draw:path draw:style-name="gr32" draw:text-style-name="P51" svg:width="0.043cm" svg:height="0.043cm" svg:x="2.282cm" svg:y="0.326cm" svg:viewBox="0 0 44 44" svg:d="M44 23c0-13-10-23-22-23s-22 11-22 23c0 13 10 21 22 21s22-9 22-21z"><text:p/></draw:path><draw:path draw:style-name="gr33" draw:text-style-name="P51" svg:width="0.138cm" svg:height="0.28cm" svg:x="2.4cm" svg:y="0.09cm" svg:viewBox="0 0 139 281" svg:d="M86 12c0-11 0-12-9-12-27 28-64 28-77 28 0 4 0 8 0 13 8 0 34 0 55-11 0 72 0 145 0 217 0 16-1 21-38 21-5 0-10 0-15 0 0 5 0 8 0 13 16-1 52-1 69-1s54 0 68 1c0-5 0-8 0-13-5 0-8 0-13 0-38 0-40-5-40-21 0-78 0-157 0-235z"><text:p/></draw:path><draw:path draw:style-name="gr34" draw:text-style-name="P51" svg:width="0.161cm" svg:height="0.19cm" svg:x="2.593cm" svg:y="0.184cm" svg:viewBox="0 0 162 191" svg:d="M59 89c13 0 44-1 65-10 30-13 31-37 31-43 0-19-16-36-45-36-46 0-110 41-110 114 0 43 25 77 66 77 60 0 96-44 96-49 0-4-2-6-5-6-2 0-3 1-6 5-33 40-79 40-84 40-33 0-37-34-37-48 0-6 0-19 7-44 7 0 15 0 22 0zM40 79c16-63 60-69 70-69 20 0 32 12 32 26 0 43-68 43-86 43-6 0-10 0-16 0z"><text:p/></draw:path><draw:path draw:style-name="gr35" draw:text-style-name="P51" svg:width="0.198cm" svg:height="0.013cm" svg:x="2.802cm" svg:y="0.115cm" svg:viewBox="0 0 199 14" svg:d="M187 14c5 0 12 0 12-7s-7-7-12-7c-59 0-116 0-175 0-5 0-12 0-12 7s6 7 12 7c59 0 116 0 175 0z"><text:p/></draw:path><draw:path draw:style-name="gr36" draw:text-style-name="P51" svg:width="0.136cm" svg:height="0.201cm" svg:x="3.049cm" svg:y="0.001cm" svg:viewBox="0 0 137 202" svg:d="M137 102c0-32-4-55-18-77-9-13-28-25-51-25-68 0-68 80-68 102s0 100 68 100c69 0 69-78 69-100zM68 193c-14 0-32-7-38-31-4-18-4-42-4-64 0-21 0-44 5-60 6-24 25-30 37-30 16 0 32 10 36 27 5 17 5 37 5 63 0 22 0 44-3 63-6 26-26 32-38 32z"><text:p/></draw:path><draw:path draw:style-name="gr37" draw:text-style-name="P51" svg:width="0.034cm" svg:height="0.033cm" svg:x="3.234cm" svg:y="0.162cm" svg:viewBox="0 0 35 34" svg:d="M35 17c0-11-10-17-17-17-10 0-18 8-18 17 0 11 10 17 17 17 11 0 18-8 18-17z"><text:p/></draw:path><draw:path draw:style-name="gr38" draw:text-style-name="P51" svg:width="0.107cm" svg:height="0.195cm" svg:x="3.333cm" svg:y="0.001cm" svg:viewBox="0 0 108 196" svg:d="M67 8c0-8-1-8-9-8-18 19-46 19-58 19 0 4 0 7 0 11 7 0 26 0 43-8 0 50 0 99 0 150 0 9 0 13-30 13-3 0-7 0-11 0 0 4 0 7 0 11 5 0 42-1 53-1 9 0 46 1 53 1 0-4 0-7 0-11-4 0-8 0-12 0-29 0-29-4-29-13 0-54 0-110 0-164z"><text:p/></draw:path><draw:path draw:style-name="gr39" draw:text-style-name="P51" svg:width="0.157cm" svg:height="0.132cm" svg:x="3.483cm" svg:y="0.067cm" svg:viewBox="0 0 158 133" svg:d="M60 98c-4 11-13 27-28 27-1 0-10 0-16-5 12-4 13-14 13-16 0-7-5-10-12-10-9 0-17 7-17 18 0 14 17 21 31 21 13 0 25-8 34-21 6 15 23 21 35 21 33 0 51-37 51-45 0-4-3-4-5-4-3 0-4 1-4 5-8 20-24 36-41 36-12 0-18-9-18-19 0-9 7-35 15-68 6-22 20-30 29-30 5 2 10 0 16 4-10 2-13 11-13 17s4 11 12 11c7 0 16-6 16-18 0-17-19-22-31-22-14 0-26 10-32 20-6-12-19-20-36-20-33 0-52 36-52 46 0 3 4 3 5 3 4 0 4-1 6-5 7-24 25-36 40-36 10 0 18 5 18 20 0 6-4 20-6 31-4 13-6 26-10 39z"><text:p/></draw:path></draw:g><text:span text:style-name="T15"><text:s text:c="3"/></text:span><draw:g text:anchor-type="as-char" svg:y="-0.369cm" draw:z-index="91" draw:style-name="gr1"><svg:title>TexMaths</svg:title><svg:desc>12§display§\therefore F_X\left(x\right)=e^{-0.1x}§svg§600§FALSE§</svg:desc><draw:path draw:style-name="gr9" draw:text-style-name="P50" svg:width="3.214cm" svg:height="0.43cm" svg:x="0.009cm" svg:y="0.023cm" svg:viewBox="0 0 3215 431" svg:d="M0 0c1072 0 2144 0 3215 0 0 144 0 287 0 431-1071 0-2143 0-3215 0 0-144 0-287 0-431z"><text:p/></draw:path><draw:path draw:style-name="gr10" draw:text-style-name="P51" svg:width="0.255cm" svg:height="0.226cm" svg:x="0.001cm" svg:y="0.175cm" svg:viewBox="0 0 256 227" svg:d="M150 23c0-12-11-23-23-23s-21 11-21 23 9 23 21 23 23-11 23-23zM256 205c0-12-11-22-23-22s-23 10-23 22 11 22 23 22 23-10 23-22zM44 205c0-12-10-22-22-22-14 0-22 10-22 22s8 22 22 22c12 0 22-10 22-22z"><text:p/></draw:path><draw:path draw:style-name="gr11" draw:text-style-name="P51" svg:width="0.299cm" svg:height="0.284cm" svg:x="0.402cm" svg:y="0.085cm" svg:viewBox="0 0 300 285" svg:d="M112 149c13 0 27 0 40 0 33 0 36 7 36 19 0 3 0 9-3 21-1 2-1 3-1 4 0 4 2 5 4 5 5 0 5-1 8-8 7-31 15-62 22-92 2-4 2-6 2-7s-2-5-5-5c-5 0-5 3-6 10-10 32-19 40-55 40-14 0-26 0-39 0 10-36 18-71 28-107 3-15 3-17 23-17 18 0 37 0 55 0 51 0 61 14 61 47 0 9 0 11-1 23 0 6 0 6 0 7 0 2 1 5 5 5s4-3 6-10c2-24 6-49 8-73 1-11-1-11-12-11-68 0-138 0-206 0-9 0-12 0-12 8 0 4 3 4 10 4 16 0 28 0 28 8 0 2 0 3-1 10-19 74-37 149-57 223-3 15-4 18-38 18-7 0-12 0-12 9 0 5 6 5 7 5 12 0 43-2 55-2 15 0 50 2 63 2 3 0 9 0 9-9 0-2-1-2-2-3-1-2-2-2-12-2s-12 0-23 0c-12-2-13-3-13-8 0-1 0-4 2-10 9-34 17-69 26-104z"><text:p/></draw:path><draw:path draw:style-name="gr12" draw:text-style-name="P51" svg:width="0.259cm" svg:height="0.201cm" svg:x="0.672cm" svg:y="0.233cm" svg:viewBox="0 0 260 202" svg:d="M150 89c10-10 18-18 28-28 37-37 49-49 75-50 4 0 7 0 7-6 0-4-2-5-3-5-9 0-19 1-28 1-8 0-26-1-35-1-2 0-6 1-6 6 0 1 0 5 5 5 3 0 10 1 10 7 0 5-4 10-7 12s-40 38-51 50c-9-19-20-39-30-58 0-2-1-3-1-4 0-2 6-7 16-7 2 0 6 0 6-7-2-2 0-4-5-4-6 0-15 1-21 1-7 0-12 0-19 0-5 0-12 0-17 0-4-1-10-1-15-1-3 0-7 0-7 6 0 5 4 5 9 5 17 0 18 2 22 8 13 28 27 54 41 82-6 5-11 11-17 17-5 4-19 18-24 24-36 36-49 48-76 49-3 0-7 0-7 6 0 1 1 5 5 5 8 0 18-1 26-1 6 0 13 0 18 0s12 1 17 1c1 0 6 0 6-6 0-5-4-5-5-5-3 0-9-1-9-7 0-5 3-9 10-16 21-20 40-40 60-59 12 23 23 47 35 71 3 3 3 3 3 4s-6 6-16 7c-2 0-7 0-7 6 0 1 1 5 6 5 6 0 13-1 19-1s13 0 19 0c5 0 12 0 18 0 5 0 11 1 16 1 1 0 6 0 6-7 0-4-4-4-9-4-16 0-19-4-21-8-16-32-31-63-47-94z"><text:p/></draw:path><draw:path draw:style-name="gr13" draw:text-style-name="P51" svg:width="0.097cm" svg:height="0.419cm" svg:x="1.089cm" svg:y="0.055cm" svg:viewBox="0 0 98 420" svg:d="M98 416c0-2 0-2-7-9-53-54-66-133-66-197 0-73 16-146 67-199 6-5 6-5 6-6 0-4-2-5-4-5-4 0-42 29-68 82-21 46-26 93-26 128 0 34 5 83 28 131 26 52 62 79 66 79 2 0 4-1 4-4z"><text:p/></draw:path><draw:path draw:style-name="gr14" draw:text-style-name="P51" svg:width="0.209cm" svg:height="0.19cm" svg:x="1.224cm" svg:y="0.184cm" svg:viewBox="0 0 210 191" svg:d="M128 59c4-11 14-49 42-49 3 0 12 0 22 4-12 3-20 14-20 23 0 7 4 16 15 16 10 0 23-9 23-25 0-22-25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4-13-24-27 0-10 3-18 7-38 5-19 10-38 14-57z"><text:p/></draw:path><draw:path draw:style-name="gr15" draw:text-style-name="P51" svg:width="0.096cm" svg:height="0.419cm" svg:x="1.477cm" svg:y="0.055cm" svg:viewBox="0 0 97 420" svg:d="M97 210c0-32-3-83-27-131-26-51-62-79-66-79-3 0-4 1-4 5 0 1 0 1 8 9 41 41 65 108 65 196 0 71-15 145-68 198-5 6-5 6-5 8s1 4 4 4c4 0 43-29 67-83 21-45 26-91 26-127z"><text:p/></draw:path><draw:path draw:style-name="gr16" draw:text-style-name="P51" svg:width="0.279cm" svg:height="0.097cm" svg:x="1.757cm" svg:y="0.215cm" svg:viewBox="0 0 280 98" svg:d="M265 17c7 0 15 0 15-9 0-8-8-8-14-8-84 0-169 0-253 0-6 0-13 0-13 8 0 9 7 9 14 9 84 0 167 0 251 0zM266 98c6 0 14 0 14-8s-8-8-15-8c-84 0-167 0-251 0-7 0-14 0-14 8s7 8 13 8c84 0 169 0 253 0z"><text:p/></draw:path><draw:path draw:style-name="gr17" draw:text-style-name="P51" svg:width="0.161cm" svg:height="0.19cm" svg:x="2.197cm" svg:y="0.184cm" svg:viewBox="0 0 162 191" svg:d="M60 89c12 0 43-1 64-10 30-13 32-37 32-43 0-19-17-36-46-36-46 0-110 41-110 114 0 43 25 77 66 77 60 0 96-44 96-49 0-4-2-6-5-6-2 0-3 1-6 5-33 40-79 40-84 40-33 0-37-34-37-48 0-6 1-19 7-44 7 0 16 0 23 0zM40 79c16-63 60-69 70-69 21 0 32 12 32 26 0 43-68 43-86 43-6 0-10 0-16 0z"><text:p/></draw:path><draw:path draw:style-name="gr18" draw:text-style-name="P51" svg:width="0.198cm" svg:height="0.013cm" svg:x="2.406cm" svg:y="0.115cm" svg:viewBox="0 0 199 14" svg:d="M187 14c5 0 12 0 12-7s-6-7-12-7c-59 0-116 0-175 0-5 0-12 0-12 7s7 7 12 7c59 0 116 0 175 0z"><text:p/></draw:path><draw:path draw:style-name="gr19" draw:text-style-name="P51" svg:width="0.136cm" svg:height="0.201cm" svg:x="2.653cm" svg:y="0.001cm" svg:viewBox="0 0 137 202" svg:d="M137 102c0-32-4-55-18-77-9-13-28-25-51-25-68 0-68 80-68 102s0 100 68 100c69 0 69-78 69-100zM68 193c-14 0-32-7-37-31-5-18-5-42-5-64 0-21 0-44 5-60 6-24 25-30 37-30 16 0 32 10 36 27 5 17 5 37 5 63 0 22 0 44-3 63-6 26-26 32-38 32z"><text:p/></draw:path><draw:path draw:style-name="gr20" draw:text-style-name="P51" svg:width="0.033cm" svg:height="0.033cm" svg:x="2.839cm" svg:y="0.162cm" svg:viewBox="0 0 34 34" svg:d="M34 17c0-11-10-17-17-17-10 0-17 8-17 17 0 11 8 17 17 17s17-8 17-17z"><text:p/></draw:path><draw:path draw:style-name="gr21" draw:text-style-name="P51" svg:width="0.107cm" svg:height="0.195cm" svg:x="2.938cm" svg:y="0.001cm" svg:viewBox="0 0 108 196" svg:d="M67 8c0-8-1-8-9-8-18 19-46 19-58 19 0 4 0 7 0 11 7 0 26 0 43-8 0 50 0 99 0 150 0 9 0 13-30 13-3 0-7 0-11 0 0 4 0 7 0 11 5 0 42-1 53-1 9 0 46 1 53 1 0-4 0-7 0-11-4 0-8 0-12 0-29 0-29-4-29-13 0-56 0-110 0-164z"><text:p/></draw:path><draw:path draw:style-name="gr22" draw:text-style-name="P51" svg:width="0.157cm" svg:height="0.132cm" svg:x="3.088cm" svg:y="0.067cm" svg:viewBox="0 0 158 133" svg:d="M60 98c-4 11-13 27-28 27-1 0-10 0-16-5 12-4 13-14 13-16 0-7-5-10-12-10-9 0-17 7-17 18 0 14 17 21 31 21 13 0 25-8 34-21 6 15 23 21 35 21 33 0 51-37 51-45 0-4-3-4-5-4-3 0-4 1-4 5-8 20-24 36-41 36-12 0-18-9-18-19 0-9 7-35 15-68 6-22 20-30 29-30 5 2 10 0 16 4-10 2-13 11-13 17s4 11 12 11c7 0 16-6 16-18 0-17-19-22-31-22-14 0-26 10-32 20-6-12-19-20-36-20-33 0-52 36-52 46 0 3 4 3 5 3 4 0 5-1 6-5 7-24 25-36 40-36 10 0 18 5 18 20 0 6-4 20-6 31-4 13-6 26-10 39z"><text:p/></draw:path></draw:g></text:p>
      <text:p text:style-name="P49" loext:marker-style-name="T3"><text:span text:style-name="T15"/></text:p>
      <text:p text:style-name="P48" loext:marker-style-name="T3"><text:span text:style-name="T21"><draw:g text:anchor-type="as-char" svg:y="-0.369cm" draw:z-index="88" draw:style-name="gr1"><svg:title>TexMaths</svg:title><svg:desc>12§display§P\left(X\geq88\right)=1-F_X\left(88\right)=1-e^{-0.1\cdot88}\approx0.9998§svg§600§FALSE§</svg:desc><draw:path draw:style-name="gr51" draw:text-style-name="P50" svg:width="9.107cm" svg:height="0.43cm" svg:x="0.006cm" svg:y="0.023cm" svg:viewBox="0 0 9108 431" svg:d="M0 0c3036 0 6072 0 9108 0 0 144 0 287 0 431-3036 0-6072 0-9108 0 0-144 0-287 0-431z"><text:p/></draw:path><draw:path draw:style-name="gr52" draw:text-style-name="P51" svg:width="0.3cm" svg:height="0.285cm" svg:x="0.001cm" svg:y="0.084cm" svg:viewBox="0 0 301 286" svg:d="M112 154c24 0 46 0 70 0 60 0 119-44 119-92 0-32-27-62-83-62-45 0-91 0-136 0-9 0-12 0-12 7 0 5 3 5 12 5 4 0 13 1 18 1 6 1 9 3 9 7 0 2-1 3-2 8-19 75-37 151-57 225-3 16-4 20-38 20-7 0-12 0-12 8 0 5 6 5 7 5 11 0 41-1 53-1 10 0 18 0 28 0 8 0 18 1 27 1 3 0 9 0 9-9 0-4-5-4-12-4-16 0-28 0-28-8 0-2 1-4 1-7 9-35 18-69 27-104zM142 29c3-16 4-17 22-17 14 0 28 0 41 0 35 0 58 12 58 41 0 17-10 53-25 68-22 18-47 22-65 22-21 0-40 0-60 0 9-39 19-76 29-114z"><text:p/></draw:path><draw:path draw:style-name="gr53" draw:text-style-name="P51" svg:width="0.097cm" svg:height="0.419cm" svg:x="0.426cm" svg:y="0.055cm" svg:viewBox="0 0 98 420" svg:d="M98 416c0-2 0-2-7-9-53-54-67-133-67-197 0-73 17-146 68-199 6-5 6-5 6-6 0-4-2-5-4-5-4 0-42 29-68 82-21 46-26 93-26 128 0 34 5 83 28 131 25 52 62 79 66 79 2 0 4-1 4-4z"><text:p/></draw:path><draw:path draw:style-name="gr54" draw:text-style-name="P51" svg:width="0.347cm" svg:height="0.285cm" svg:x="0.559cm" svg:y="0.084cm" svg:viewBox="0 0 348 286" svg:d="M193 114c-12-29-23-56-35-84-1-4-1-4-2-5 0-3 7-11 25-13 4 0 9 0 9-7 0-5-5-5-6-5-18 0-36 1-54 1-11 0-36-1-47-1-3 0-7 0-7 8 0 4 3 4 9 4 25 0 28 5 31 14 17 39 33 77 50 117-30 31-59 64-89 96-1 1-4 2-5 5-20 21-41 27-62 29-5 1-10 1-10 8 0 1 0 5 6 5 12 0 26-1 40-1 15 0 32 1 46 1 3 0 9 0 9-9 0-3-5-4-6-4-4 0-17-2-17-14 0-6 7-12 12-16 14-16 29-32 43-46 12-14 25-29 37-42 15 34 29 67 44 100 1 4 2 4 2 6 0 3-8 10-25 12-5 1-9 1-9 8 0 5 5 5 6 5 12 0 42-1 54-1 11 0 36 1 47 1 3 0 7 0 7-9 0-4-3-4-7-4-27 0-29-2-36-18-17-39-44-105-54-130 28-29 72-79 87-91 12-10 27-21 52-22 6 0 10 0 10-8-2-2 0-4-6-4-12 0-26 1-40 1-15 0-31-1-46-1-3 0-8 0-8 8 0 3 2 4 5 4 4 1 17 1 17 13 0 6-5 12-8 16-23 24-46 48-69 73z"><text:p/></draw:path><draw:path draw:style-name="gr55" draw:text-style-name="P51" svg:width="0.257cm" svg:height="0.323cm" svg:x="1.082cm" svg:y="0.102cm" svg:viewBox="0 0 258 324" svg:d="M250 131c6-3 8-5 8-9s-1-7-8-9c-78-37-155-73-233-111-5-2-7-2-9-2-4 0-8 4-8 8 0 5 4 8 8 10 75 35 148 68 222 103-73 35-147 70-220 105-9 3-10 7-10 9 0 5 5 9 8 9 2 0 3 0 9-3 78-37 155-74 233-110zM244 324c7 0 14 0 14-8 0-9-8-9-16-9-75 0-151 0-226 0-6 0-16 0-16 9 0 8 8 8 16 8 75 0 152 0 228 0z"><text:p/></draw:path><draw:path draw:style-name="gr56" draw:text-style-name="P51" svg:width="0.174cm" svg:height="0.288cm" svg:x="1.51cm" svg:y="0.09cm" svg:viewBox="0 0 175 289" svg:d="M50 89c-19-13-20-28-20-35 0-25 28-43 58-43s57 21 57 53c0 24-17 44-42 58-18-12-35-22-53-33zM113 128c30-15 50-37 50-64 0-40-37-64-75-64-42 0-77 31-77 71 0 7 1 26 19 47 5 4 20 15 30 23-24 12-60 34-60 76 0 44 43 72 88 72 46 0 87-34 87-79 0-14-5-33-20-51-9-9-16-14-42-31zM71 147c17 10 35 21 51 32 12 8 32 20 32 47 0 30-32 51-66 51-36 0-68-25-68-60 0-24 15-51 51-70z"><text:p/></draw:path><draw:path draw:style-name="gr57" draw:text-style-name="P51" svg:width="0.173cm" svg:height="0.288cm" svg:x="1.722cm" svg:y="0.09cm" svg:viewBox="0 0 174 289" svg:d="M50 89c-19-13-20-28-20-35 0-25 26-43 56-43 32 0 58 21 58 53 0 24-16 44-41 58-18-12-35-22-53-33zM112 128c31-15 51-37 51-64 0-40-37-64-75-64-42 0-77 31-77 71 0 7 1 26 19 47 4 4 19 15 30 23-24 12-60 34-60 76 0 44 42 72 86 72 48 0 88-34 88-79 0-14-4-33-20-51-8-9-15-14-42-31zM70 147c18 10 34 21 52 32 11 8 32 20 32 47 0 30-32 51-66 51-38 0-68-25-68-60 0-24 14-51 50-70z"><text:p/></draw:path><draw:path draw:style-name="gr58" draw:text-style-name="P51" svg:width="0.096cm" svg:height="0.419cm" svg:x="1.939cm" svg:y="0.055cm" svg:viewBox="0 0 97 420" svg:d="M97 210c0-32-5-83-27-131-26-51-62-79-66-79-3 0-4 1-4 5 0 1 0 1 7 9 42 41 66 108 66 196 0 71-15 145-68 198-5 6-5 6-5 8s1 4 4 4c4 0 42-29 67-83 21-45 26-91 26-127z"><text:p/></draw:path><draw:path draw:style-name="gr59" draw:text-style-name="P51" svg:width="0.28cm" svg:height="0.097cm" svg:x="2.218cm" svg:y="0.215cm" svg:viewBox="0 0 281 98" svg:d="M266 17c8 0 15 0 15-9 0-8-7-8-13-8-84 0-170 0-254 0-6 0-14 0-14 8 0 9 8 9 14 9 84 0 168 0 252 0zM268 98c6 0 13 0 13-8s-7-8-15-8c-84 0-168 0-252 0-6 0-14 0-14 8s8 8 14 8c84 0 170 0 254 0z"><text:p/></draw:path><draw:path draw:style-name="gr60" draw:text-style-name="P51" svg:width="0.138cm" svg:height="0.279cm" svg:x="2.678cm" svg:y="0.09cm" svg:viewBox="0 0 139 280" svg:d="M86 12c0-11 0-12-9-12-27 28-64 28-77 28 0 4 0 8 0 13 8 0 34 0 55-11 0 72 0 144 0 217 0 15-1 20-39 20-5 0-9 0-14 0 0 4 0 9 0 13 15-1 52-1 69-1s54 0 68 1c0-4 0-9 0-13-5 0-8 0-13 0-38 0-40-5-40-20 0-79 0-157 0-235z"><text:p/></draw:path><draw:path draw:style-name="gr61" draw:text-style-name="P51" svg:width="0.256cm" svg:height="0.016cm" svg:x="2.98cm" svg:y="0.256cm" svg:viewBox="0 0 257 17" svg:d="M242 17c8 0 15 0 15-9 0-8-7-8-15-8-75 0-152 0-228 0-7 0-14 0-14 8 0 9 7 9 14 9 76 0 153 0 228 0z"><text:p/></draw:path><draw:path draw:style-name="gr62" draw:text-style-name="P51" svg:width="0.299cm" svg:height="0.284cm" svg:x="3.382cm" svg:y="0.085cm" svg:viewBox="0 0 300 285" svg:d="M112 149c14 0 27 0 42 0 31 0 34 7 34 19 0 3 0 9-3 21 0 2-1 3-1 4 0 4 2 5 4 5 5 0 5-1 8-8 7-31 15-62 22-92 2-4 2-6 2-7s-2-5-5-5c-5 0-5 3-6 10-10 32-19 40-55 40-14 0-26 0-39 0 10-36 18-71 28-107 3-15 3-17 23-17 18 0 37 0 55 0 51 0 61 14 61 47 0 9 0 11-1 23 0 6 0 6 0 7 0 2 1 5 5 5s4-3 6-10c2-24 6-49 8-73 1-11-1-11-12-11-68 0-138 0-206 0-9 0-12 0-12 8 0 4 3 4 10 4 16 0 28 0 28 8 0 2 0 3-1 10-19 74-37 149-57 223-3 15-4 18-38 18-7 0-12 0-12 9 0 5 6 5 7 5 12 0 43-2 55-2 15 0 50 2 63 2 3 0 9 0 9-9 0-2-1-2-2-3-1-2-2-2-12-2s-12 0-23 0c-12-2-13-3-13-8 0-1 0-4 2-10 9-34 17-69 26-104z"><text:p/></draw:path><draw:path draw:style-name="gr63" draw:text-style-name="P51" svg:width="0.259cm" svg:height="0.201cm" svg:x="3.652cm" svg:y="0.233cm" svg:viewBox="0 0 260 202" svg:d="M150 89c10-10 18-18 28-28 38-37 49-49 75-50 4 0 7 0 7-6 0-4-2-5-3-5-9 0-19 1-28 1-8 0-26-1-35-1-2 0-6 1-6 6 0 1 0 5 5 5 3 0 10 1 10 7 0 5-4 10-7 12s-40 38-51 50c-9-19-20-39-30-58 0-2-1-3-1-4 0-2 6-7 16-7 2 0 6 0 6-7-2-2 0-4-5-4-6 0-15 1-21 1-7 0-12 0-19 0-5 0-12 0-17 0-4-1-10-1-15-1-3 0-6 0-6 6 0 5 3 5 8 5 17 0 18 2 22 8 13 28 27 54 41 82-6 5-11 11-17 17-5 4-19 18-24 24-36 36-48 48-76 49-3 0-7 0-7 6 0 1 1 5 5 5 8 0 18-1 27-1 5 0 12 0 17 0s12 1 17 1c1 0 6 0 6-6 0-5-4-5-5-5-3 0-9-1-9-7 0-5 3-9 10-16 21-20 40-40 60-59 12 23 24 47 36 71 2 3 2 3 2 4s-5 6-16 7c-2 0-6 0-6 6 0 1 0 5 5 5 6 0 13-1 19-1s13 0 19 0c5 0 12 0 18 0 5 0 11 1 16 1 1 0 6 0 6-7 0-4-4-4-9-4-16 0-18-4-21-8-16-32-31-63-47-94z"><text:p/></draw:path><draw:path draw:style-name="gr64" draw:text-style-name="P51" svg:width="0.097cm" svg:height="0.419cm" svg:x="4.07cm" svg:y="0.055cm" svg:viewBox="0 0 98 420" svg:d="M98 416c0-2 0-2-7-9-53-54-66-133-66-197 0-73 16-146 67-199 6-5 6-5 6-6 0-4-1-5-4-5-4 0-42 29-66 82-22 46-28 93-28 128 0 34 5 83 29 131 25 52 61 79 65 79 3 0 4-1 4-4z"><text:p/></draw:path><draw:path draw:style-name="gr65" draw:text-style-name="P51" svg:width="0.174cm" svg:height="0.288cm" svg:x="4.21cm" svg:y="0.09cm" svg:viewBox="0 0 175 289" svg:d="M52 89c-21-13-22-28-22-35 0-25 28-43 58-43s57 21 57 53c0 24-17 44-42 58-17-12-35-22-51-33zM113 128c30-15 50-37 50-64 0-40-37-64-75-64-42 0-76 31-76 71 0 7 0 26 18 47 5 4 20 15 31 23-25 12-61 34-61 76 0 44 43 72 88 72 48 0 87-34 87-79 0-14-5-33-20-51-9-9-16-14-42-31zM71 147c17 10 35 21 51 32 12 8 32 20 32 47 0 30-32 51-66 51-36 0-66-25-66-60 0-24 13-51 49-70z"><text:p/></draw:path><draw:path draw:style-name="gr66" draw:text-style-name="P51" svg:width="0.174cm" svg:height="0.288cm" svg:x="4.422cm" svg:y="0.09cm" svg:viewBox="0 0 175 289" svg:d="M50 89c-19-13-20-28-20-35 0-25 28-43 58-43s57 21 57 53c0 24-17 44-42 58-18-12-35-22-53-33zM113 128c30-15 50-37 50-64 0-40-37-64-75-64-42 0-77 31-77 71 0 7 1 26 19 47 5 4 20 15 30 23-24 12-60 34-60 76 0 44 43 72 88 72 46 0 87-34 87-79 0-14-5-33-21-51-8-9-15-14-41-31zM70 147c18 10 34 21 52 32 12 8 32 20 32 47 0 30-32 51-66 51-36 0-68-25-68-60 0-24 15-51 50-70z"><text:p/></draw:path><draw:path draw:style-name="gr67" draw:text-style-name="P51" svg:width="0.096cm" svg:height="0.419cm" svg:x="4.638cm" svg:y="0.055cm" svg:viewBox="0 0 97 420" svg:d="M97 210c0-32-5-83-27-131-26-51-62-79-66-79-3 0-4 1-4 5 0 1 0 1 7 9 42 41 66 108 66 196 0 71-15 145-68 198-5 6-5 6-5 8s1 4 4 4c4 0 42-29 67-83 21-45 26-91 26-127z"><text:p/></draw:path><draw:path draw:style-name="gr68" draw:text-style-name="P51" svg:width="0.279cm" svg:height="0.097cm" svg:x="4.918cm" svg:y="0.215cm" svg:viewBox="0 0 280 98" svg:d="M265 17c7 0 15 0 15-9 0-8-8-8-14-8-84 0-169 0-253 0-6 0-13 0-13 8 0 9 7 9 14 9 84 0 167 0 251 0zM266 98c6 0 14 0 14-8s-8-8-15-8c-84 0-167 0-251 0-7 0-14 0-14 8s7 8 13 8c84 0 169 0 253 0z"><text:p/></draw:path><draw:path draw:style-name="gr69" draw:text-style-name="P51" svg:width="0.138cm" svg:height="0.279cm" svg:x="5.377cm" svg:y="0.09cm" svg:viewBox="0 0 139 280" svg:d="M86 12c0-11 0-12-9-12-27 28-64 28-77 28 0 4 0 8 0 13 8 0 34 0 55-11 0 72 0 144 0 217 0 15-1 20-38 20-5 0-10 0-15 0 0 4 0 9 0 13 16-1 52-1 69-1s54 0 68 1c0-4 0-9 0-13-5 0-8 0-13 0-38 0-40-5-40-20 0-79 0-157 0-235z"><text:p/></draw:path><draw:path draw:style-name="gr70" draw:text-style-name="P51" svg:width="0.257cm" svg:height="0.016cm" svg:x="5.679cm" svg:y="0.256cm" svg:viewBox="0 0 258 17" svg:d="M242 17c8 0 16 0 16-9 0-8-8-8-16-8-75 0-152 0-228 0-7 0-14 0-14 8 0 9 7 9 14 9 76 0 153 0 228 0z"><text:p/></draw:path><draw:path draw:style-name="gr71" draw:text-style-name="P51" svg:width="0.161cm" svg:height="0.19cm" svg:x="6.085cm" svg:y="0.184cm" svg:viewBox="0 0 162 191" svg:d="M60 89c12 0 43-1 65-10 29-13 31-37 31-43 0-19-16-36-46-36-46 0-110 41-110 114 0 43 25 77 66 77 61 0 96-44 96-49 0-4-2-6-5-6-2 0-2 1-6 5-32 40-79 40-84 40-32 0-36-34-36-48 0-6 0-19 6-44 7 0 16 0 23 0zM40 79c16-63 60-69 70-69 21 0 32 12 32 26 0 43-68 43-84 43-6 0-12 0-18 0z"><text:p/></draw:path><draw:path draw:style-name="gr72" draw:text-style-name="P51" svg:width="0.199cm" svg:height="0.013cm" svg:x="6.294cm" svg:y="0.115cm" svg:viewBox="0 0 200 14" svg:d="M188 14c5 0 12 0 12-7s-7-7-12-7c-58 0-117 0-176 0-5 0-12 0-12 7s7 7 12 7c59 0 118 0 176 0z"><text:p/></draw:path><draw:path draw:style-name="gr73" draw:text-style-name="P51" svg:width="0.136cm" svg:height="0.201cm" svg:x="6.541cm" svg:y="0.001cm" svg:viewBox="0 0 137 202" svg:d="M137 102c0-32-4-55-17-77-10-13-28-25-52-25-68 0-68 80-68 102s0 100 68 100c69 0 69-78 69-100zM68 193c-13 0-31-7-37-31-3-18-3-42-3-64 0-21 0-44 3-60 6-24 25-30 37-30 17 0 32 10 38 27 4 17 4 37 4 63 0 22 0 44-3 63-6 26-27 32-39 32z"><text:p/></draw:path><draw:path draw:style-name="gr74" draw:text-style-name="P51" svg:width="0.033cm" svg:height="0.033cm" svg:x="6.727cm" svg:y="0.162cm" svg:viewBox="0 0 34 34" svg:d="M34 17c0-11-9-17-17-17-10 0-17 8-17 17 0 11 8 17 17 17s17-8 17-17z"><text:p/></draw:path><draw:path draw:style-name="gr75" draw:text-style-name="P51" svg:width="0.106cm" svg:height="0.195cm" svg:x="6.826cm" svg:y="0.001cm" svg:viewBox="0 0 107 196" svg:d="M66 8c0-8 0-8-8-8-20 19-46 19-58 19 0 4 0 7 0 11 7 0 26 0 42-8 0 50 0 99 0 150 0 9 0 13-29 13-3 0-8 0-12 0 0 4 0 7 0 11 6 0 42-1 53-1 10 0 47 1 53 1 0-4 0-7 0-11-4 0-7 0-11 0-30 0-30-4-30-13 0-56 0-110 0-164z"><text:p/></draw:path><draw:path draw:style-name="gr76" draw:text-style-name="P51" svg:width="0.033cm" svg:height="0.033cm" svg:x="6.996cm" svg:y="0.107cm" svg:viewBox="0 0 34 34" svg:d="M34 17c0-11-10-17-17-17-10 0-17 7-17 17 0 9 8 17 17 17s17-9 17-17z"><text:p/></draw:path><draw:path draw:style-name="gr77" draw:text-style-name="P51" svg:width="0.135cm" svg:height="0.201cm" svg:x="7.078cm" svg:y="0.001cm" svg:viewBox="0 0 136 202" svg:d="M89 90c23-12 37-25 37-46 0-28-30-44-58-44-32 0-60 22-60 49 0 15 8 24 12 30 6 6 8 7 26 18-17 7-46 23-46 54 0 33 34 51 67 51 37 0 69-24 69-55 0-20-12-37-29-47-4-3-15-8-18-10zM41 61c-9-3-17-12-17-23 0-19 22-30 43-30 23 0 43 15 43 36 0 27-30 40-31 40-1-1-1-1-3-2-12-8-23-14-35-21zM55 102c13 7 27 16 40 24 8 4 23 13 23 30 0 23-24 36-50 36-27 0-50-17-50-41 0-21 16-38 37-49z"><text:p/></draw:path><draw:path draw:style-name="gr78" draw:text-style-name="P51" svg:width="0.135cm" svg:height="0.201cm" svg:x="7.246cm" svg:y="0.001cm" svg:viewBox="0 0 136 202" svg:d="M89 90c23-12 37-25 37-46 0-28-29-44-58-44-32 0-60 22-60 49 0 15 8 24 12 30 6 6 8 7 26 18-17 7-46 23-46 54 0 33 34 51 67 51 37 0 69-24 69-55 0-20-12-37-29-47-4-3-15-8-18-10zM41 61c-9-3-17-12-17-23 0-19 22-30 43-30 23 0 43 15 43 36 0 27-30 40-31 40-1-1-1-1-2-2-12-8-24-14-36-21zM55 102c13 7 28 16 41 24 7 4 22 13 22 30 0 23-24 36-50 36-27 0-50-17-50-41 0-21 16-38 37-49z"><text:p/></draw:path><draw:path draw:style-name="gr79" draw:text-style-name="P51" svg:width="0.281cm" svg:height="0.178cm" svg:x="7.56cm" svg:y="0.168cm" svg:viewBox="0 0 282 179" svg:d="M282 13c0-9-4-13-6-13s-6 1-6 11c-2 30-31 47-59 47-25 0-45-14-67-28-23-16-46-30-73-30-40 0-71 30-71 68 0 10 4 12 6 12 5 0 6-7 6-9 2-35 37-48 59-48 24 0 45 13 67 27 23 16 46 32 73 32 40 0 71-30 71-69zM282 112c0-14-4-10-6-14-2 0-6 3-6 11-2 29-31 47-59 47-25 0-45-13-67-28-23-15-46-31-73-31-40 0-71 30-71 70 0 8 4 12 6 12 5 0 6-8 6-10 2-34 37-48 59-48 24 0 45 14 67 28 23 16 46 30 73 30 40 0 71-31 71-67z"><text:p/></draw:path><draw:path draw:style-name="gr80" draw:text-style-name="P51" svg:width="0.177cm" svg:height="0.288cm" svg:x="7.998cm" svg:y="0.09cm" svg:viewBox="0 0 178 289" svg:d="M178 147c0-34-2-68-17-99-19-41-54-48-71-48-25 0-56 12-74 50-14 29-16 63-16 97 0 31 2 69 19 100 18 34 49 42 70 42 23 0 55-9 73-48 14-28 16-61 16-94zM89 280c-16 0-41-11-49-49-4-26-4-65-4-89 0-28 0-56 2-78 9-51 40-54 51-54 14 0 42 7 50 49 4 24 4 56 4 83 0 31 0 60-5 86-6 40-30 52-49 52z"><text:p/></draw:path><draw:path draw:style-name="gr81" draw:text-style-name="P51" svg:width="0.043cm" svg:height="0.043cm" svg:x="8.229cm" svg:y="0.325cm" svg:viewBox="0 0 44 44" svg:d="M44 23c0-13-10-23-22-23s-22 10-22 23c0 12 10 21 22 21s22-9 22-21z"><text:p/></draw:path><draw:path draw:style-name="gr82" draw:text-style-name="P51" svg:width="0.174cm" svg:height="0.288cm" svg:x="8.328cm" svg:y="0.09cm" svg:viewBox="0 0 175 289" svg:d="M137 148c0 3 0 8 0 13 0 97-45 116-69 116-7 0-30-1-40-15 18 0 21-11 21-18 0-13-11-19-19-19-7 0-19 3-19 20 0 26 23 44 57 44 56 0 107-56 107-146 0-114-49-143-86-143-23 0-45 8-63 28-16 18-26 36-26 67 0 53 37 95 84 95 26 0 43-18 53-42zM84 180c-6 0-25 0-38-27-9-16-9-37-9-57 0-23 0-43 10-59 11-20 27-26 42-26 19 0 33 14 41 33 4 14 6 40 6 59 0 36-15 77-52 77z"><text:p/></draw:path><draw:path draw:style-name="gr83" draw:text-style-name="P51" svg:width="0.173cm" svg:height="0.288cm" svg:x="8.539cm" svg:y="0.09cm" svg:viewBox="0 0 174 289" svg:d="M137 148c0 3 0 8 0 13 0 97-45 116-69 116-7 0-30-1-42-15 20 0 23-11 23-18 0-13-11-19-20-19-6 0-19 3-19 20 0 26 22 44 58 44 54 0 106-56 106-146 0-114-48-143-85-143-24 0-45 8-63 28-16 18-26 36-26 67 0 53 36 95 84 95 25 0 43-18 53-42zM84 180c-6 0-26 0-40-27-7-16-7-37-7-57 0-23 0-43 10-59 11-20 26-26 42-26 19 0 32 14 39 33 6 14 8 40 8 59 0 36-15 77-52 77z"><text:p/></draw:path><draw:path draw:style-name="gr84" draw:text-style-name="P51" svg:width="0.174cm" svg:height="0.288cm" svg:x="8.749cm" svg:y="0.09cm" svg:viewBox="0 0 175 289" svg:d="M137 148c0 3 0 8 0 13 0 97-43 116-67 116-8 0-30-1-42-15 19 0 21-11 21-18 0-13-9-19-19-19-6 0-19 3-19 20 0 26 23 44 59 44 54 0 105-56 105-146 0-114-48-143-86-143-23 0-43 8-61 28-18 18-28 36-28 67 0 53 37 95 85 95 25 0 42-18 52-42zM85 180c-7 0-26 0-39-27-8-16-8-37-8-57 0-23 0-43 9-59 12-20 27-26 42-26 20 0 33 14 41 33 4 14 7 40 7 59 0 36-15 77-52 77z"><text:p/></draw:path><draw:path draw:style-name="gr85" draw:text-style-name="P51" svg:width="0.174cm" svg:height="0.288cm" svg:x="8.96cm" svg:y="0.09cm" svg:viewBox="0 0 175 289" svg:d="M50 89c-19-13-20-28-20-35 0-25 28-43 58-43s57 21 57 53c0 24-17 44-42 58-18-12-35-22-53-33zM113 128c30-15 50-37 50-64 0-40-37-64-75-64-42 0-77 31-77 71 0 7 1 26 19 47 5 4 20 15 31 23-25 12-61 34-61 76 0 44 43 72 88 72 46 0 87-34 87-79 0-14-5-33-20-51-9-9-16-14-42-31zM71 147c17 10 35 21 51 32 12 8 32 20 32 47 0 30-32 51-66 51-36 0-66-25-66-60 0-24 13-51 49-70z"><text:p/></draw:path></draw:g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Perpetua" svg:font-family="Perpetua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1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false" style:font-name-asian="Calibri1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맑은 고딕1" style:font-family-asian="'맑은 고딕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Header_20_Char" style:display-name="Header Char" style:family="text" style:parent-style-name="Default_20_Paragraph_20_Font_20__28_WW_29_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size-complex="12pt"/>
    </style:style>
    <style:style style:name="Footer_20_Char" style:display-name="Footer Char" style:family="text" style:parent-style-name="Default_20_Paragraph_20_Font_20__28_WW_29_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4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31T01:20:00</meta:creation-date>
    <meta:initial-creator>Alex Tsun</meta:initial-creator>
    <dc:language>ko-KR</dc:language>
    <meta:print-date>2017-12-31T19:52:00</meta:print-date>
    <dc:date>2023-10-25T01:38:51.765000000</dc:date>
    <meta:editing-cycles>32</meta:editing-cycles>
    <meta:editing-duration>PT20H33M56S</meta:editing-duration>
    <meta:generator>LibreOffice/7.6.2.1$Windows_X86_64 LibreOffice_project/56f7684011345957bbf33a7ee678afaf4d2ba333</meta:generator>
    <meta:document-statistic meta:table-count="18" meta:image-count="0" meta:object-count="0" meta:page-count="14" meta:paragraph-count="151" meta:word-count="356" meta:character-count="2005" meta:non-whitespace-character-count="1696"/>
    <meta:user-defined meta:name="AppVersion">15.0000</meta:user-defined>
    <meta:template xlink:type="simple" xlink:actuate="onRequest" xlink:title="Normal.dotm" xlink:href=""/>
  </office:meta>
</office:document-meta>
</file>